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1cm"/>
    </style:style>
    <style:style style:name="co2" style:family="table-column">
      <style:table-column-properties fo:break-before="auto" style:column-width="15.3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zwa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Kaucja paleta Polbruk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Kaucja paleta</text:p>
          </table:table-cell>
        </table:table-row>
        <table:table-row table:style-name="ro1">
          <table:table-cell office:value-type="float" office:value="3842">
            <text:p>3842</text:p>
          </table:table-cell>
          <table:table-cell office:value-type="string">
            <text:p>Avanti</text:p>
          </table:table-cell>
        </table:table-row>
        <table:table-row table:style-name="ro1">
          <table:table-cell office:value-type="float" office:value="3844">
            <text:p>3844</text:p>
          </table:table-cell>
          <table:table-cell office:value-type="string">
            <text:p>Ideo</text:p>
          </table:table-cell>
        </table:table-row>
        <table:table-row table:style-name="ro2">
          <table:table-cell office:value-type="float" office:value="3845">
            <text:p>3845</text:p>
          </table:table-cell>
          <table:table-cell office:value-type="string">
            <text:p>Nostalite Prima</text:p>
          </table:table-cell>
        </table:table-row>
        <table:table-row table:style-name="ro2">
          <table:table-cell office:value-type="float" office:value="3847">
            <text:p>3847</text:p>
          </table:table-cell>
          <table:table-cell office:value-type="string">
            <text:p>Carmino</text:p>
          </table:table-cell>
        </table:table-row>
        <table:table-row table:style-name="ro2">
          <table:table-cell office:value-type="float" office:value="3848">
            <text:p>3848</text:p>
          </table:table-cell>
          <table:table-cell office:value-type="string">
            <text:p>Obrzeże Endo</text:p>
          </table:table-cell>
        </table:table-row>
        <table:table-row table:style-name="ro2">
          <table:table-cell office:value-type="float" office:value="3849">
            <text:p>3849</text:p>
          </table:table-cell>
          <table:table-cell office:value-type="string">
            <text:p>Aura Polbruk</text:p>
          </table:table-cell>
        </table:table-row>
        <table:table-row table:style-name="ro1">
          <table:table-cell office:value-type="float" office:value="3857">
            <text:p>3857</text:p>
          </table:table-cell>
          <table:table-cell office:value-type="string">
            <text:p>Obrzeże trawnikowe 6x20x100 cm</text:p>
          </table:table-cell>
        </table:table-row>
        <table:table-row table:style-name="ro2">
          <table:table-cell office:value-type="float" office:value="4499">
            <text:p>4499</text:p>
          </table:table-cell>
          <table:table-cell office:value-type="string">
            <text:p>Multicomplex</text:p>
          </table:table-cell>
        </table:table-row>
        <table:table-row table:style-name="ro2">
          <table:table-cell office:value-type="float" office:value="4500">
            <text:p>4500</text:p>
          </table:table-cell>
          <table:table-cell office:value-type="string">
            <text:p>Greengo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string">
            <text:p>Prostokąt Polbruk 4cm</text:p>
          </table:table-cell>
        </table:table-row>
        <table:table-row table:style-name="ro1">
          <table:table-cell office:value-type="float" office:value="4503">
            <text:p>4503</text:p>
          </table:table-cell>
          <table:table-cell office:value-type="string">
            <text:p>Petra</text:p>
          </table:table-cell>
        </table:table-row>
        <table:table-row table:style-name="ro1">
          <table:table-cell office:value-type="float" office:value="4505">
            <text:p>4505</text:p>
          </table:table-cell>
          <table:table-cell office:value-type="string">
            <text:p>Płytka chodnikowa 35x35x5</text:p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string">
            <text:p>Trento</text:p>
          </table:table-cell>
        </table:table-row>
        <table:table-row table:style-name="ro1">
          <table:table-cell office:value-type="float" office:value="4507">
            <text:p>4507</text:p>
          </table:table-cell>
          <table:table-cell office:value-type="string">
            <text:p>Granito</text:p>
          </table:table-cell>
        </table:table-row>
        <table:table-row table:style-name="ro2">
          <table:table-cell office:value-type="float" office:value="4509">
            <text:p>4509</text:p>
          </table:table-cell>
          <table:table-cell office:value-type="string">
            <text:p>Nostalite 6cm</text:p>
          </table:table-cell>
        </table:table-row>
        <table:table-row table:style-name="ro1">
          <table:table-cell office:value-type="float" office:value="4511">
            <text:p>4511</text:p>
          </table:table-cell>
          <table:table-cell office:value-type="string">
            <text:p>Palisada Ring 25cm</text:p>
          </table:table-cell>
        </table:table-row>
        <table:table-row table:style-name="ro1">
          <table:table-cell office:value-type="float" office:value="4512">
            <text:p>4512</text:p>
          </table:table-cell>
          <table:table-cell office:value-type="string">
            <text:p>Obrzeże Modern</text:p>
          </table:table-cell>
        </table:table-row>
        <table:table-row table:style-name="ro1">
          <table:table-cell office:value-type="float" office:value="4513">
            <text:p>4513</text:p>
          </table:table-cell>
          <table:table-cell office:value-type="string">
            <text:p>Palisada Zen 30cm</text:p>
          </table:table-cell>
        </table:table-row>
        <table:table-row table:style-name="ro1">
          <table:table-cell office:value-type="float" office:value="4514">
            <text:p>4514</text:p>
          </table:table-cell>
          <table:table-cell office:value-type="string">
            <text:p>Palisada Łamana 8x8x30</text:p>
          </table:table-cell>
        </table:table-row>
        <table:table-row table:style-name="ro2">
          <table:table-cell office:value-type="float" office:value="4515">
            <text:p>4515</text:p>
          </table:table-cell>
          <table:table-cell office:value-type="string">
            <text:p>Obrzeże Palinea</text:p>
          </table:table-cell>
        </table:table-row>
        <table:table-row table:style-name="ro1">
          <table:table-cell office:value-type="float" office:value="4516">
            <text:p>4516</text:p>
          </table:table-cell>
          <table:table-cell office:value-type="string">
            <text:p>Obrzeże Canto - 18cm</text:p>
          </table:table-cell>
        </table:table-row>
        <table:table-row table:style-name="ro1">
          <table:table-cell office:value-type="float" office:value="4517">
            <text:p>4517</text:p>
          </table:table-cell>
          <table:table-cell office:value-type="string">
            <text:p>Obrzeże Canto Trapez - 30 cm</text:p>
          </table:table-cell>
        </table:table-row>
        <table:table-row table:style-name="ro2">
          <table:table-cell office:value-type="float" office:value="4518">
            <text:p>4518</text:p>
          </table:table-cell>
          <table:table-cell office:value-type="string">
            <text:p>Obrzeże chodnikowe 8x30x100 - Polbruk</text:p>
          </table:table-cell>
        </table:table-row>
        <table:table-row table:style-name="ro1">
          <table:table-cell office:value-type="float" office:value="4519">
            <text:p>4519</text:p>
          </table:table-cell>
          <table:table-cell office:value-type="string">
            <text:p>Gazon Mini Luna</text:p>
          </table:table-cell>
        </table:table-row>
        <table:table-row table:style-name="ro1">
          <table:table-cell office:value-type="float" office:value="4521">
            <text:p>4521</text:p>
          </table:table-cell>
          <table:table-cell office:value-type="string">
            <text:p>Murek Grando 60x15 2stronny</text:p>
          </table:table-cell>
        </table:table-row>
        <table:table-row table:style-name="ro2">
          <table:table-cell office:value-type="float" office:value="4522">
            <text:p>4522</text:p>
          </table:table-cell>
          <table:table-cell office:value-type="string">
            <text:p>Ogrodzenie Antara II - el.słupkowy - Polbruk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string">
            <text:p>Płyta Meba - 8cm</text:p>
          </table:table-cell>
        </table:table-row>
        <table:table-row table:style-name="ro2">
          <table:table-cell office:value-type="float" office:value="4524">
            <text:p>4524</text:p>
          </table:table-cell>
          <table:table-cell office:value-type="string">
            <text:p>Ekol 8cm Polbruk</text:p>
          </table:table-cell>
        </table:table-row>
        <table:table-row table:style-name="ro2">
          <table:table-cell office:value-type="float" office:value="4525">
            <text:p>4525</text:p>
          </table:table-cell>
          <table:table-cell office:value-type="string">
            <text:p>Focus Polbruk 35x35x5</text:p>
          </table:table-cell>
        </table:table-row>
        <table:table-row table:style-name="ro1">
          <table:table-cell office:value-type="float" office:value="4527">
            <text:p>4527</text:p>
          </table:table-cell>
          <table:table-cell office:value-type="string">
            <text:p>Płyta chodnikowa 50x50x7cm</text:p>
          </table:table-cell>
        </table:table-row>
        <table:table-row table:style-name="ro1">
          <table:table-cell office:value-type="float" office:value="4571">
            <text:p>4571</text:p>
          </table:table-cell>
          <table:table-cell office:value-type="string">
            <text:p>Lira 50x25x4cm</text:p>
          </table:table-cell>
        </table:table-row>
        <table:table-row table:style-name="ro2">
          <table:table-cell office:value-type="float" office:value="4609">
            <text:p>4609</text:p>
          </table:table-cell>
          <table:table-cell office:value-type="string">
            <text:p>Tetka 6cm</text:p>
          </table:table-cell>
        </table:table-row>
        <table:table-row table:style-name="ro1">
          <table:table-cell office:value-type="float" office:value="4624">
            <text:p>4624</text:p>
          </table:table-cell>
          <table:table-cell office:value-type="string">
            <text:p>Krawężnik drogowy 12x25x100</text:p>
          </table:table-cell>
        </table:table-row>
        <table:table-row table:style-name="ro1">
          <table:table-cell office:value-type="float" office:value="4630">
            <text:p>4630</text:p>
          </table:table-cell>
          <table:table-cell office:value-type="string">
            <text:p>Lira 100x25x4cm</text:p>
          </table:table-cell>
        </table:table-row>
        <table:table-row table:style-name="ro1">
          <table:table-cell office:value-type="float" office:value="4631">
            <text:p>4631</text:p>
          </table:table-cell>
          <table:table-cell office:value-type="string">
            <text:p>Lira 75x25x4cm</text:p>
          </table:table-cell>
        </table:table-row>
        <table:table-row table:style-name="ro1">
          <table:table-cell office:value-type="float" office:value="4632">
            <text:p>4632</text:p>
          </table:table-cell>
          <table:table-cell office:value-type="string">
            <text:p>Magna 50x75x8cm</text:p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string">
            <text:p>Murek Grando 30x15 3stronny Polbruk</text:p>
          </table:table-cell>
        </table:table-row>
        <table:table-row table:style-name="ro1">
          <table:table-cell office:value-type="float" office:value="4635">
            <text:p>4635</text:p>
          </table:table-cell>
          <table:table-cell office:value-type="string">
            <text:p>Stopień Grando Łamany 40x100x15</text:p>
          </table:table-cell>
        </table:table-row>
        <table:table-row table:style-name="ro1">
          <table:table-cell office:value-type="float" office:value="4636">
            <text:p>4636</text:p>
          </table:table-cell>
          <table:table-cell office:value-type="string">
            <text:p>Napoli 6cm</text:p>
          </table:table-cell>
        </table:table-row>
        <table:table-row table:style-name="ro2">
          <table:table-cell office:value-type="float" office:value="4734">
            <text:p>4734</text:p>
          </table:table-cell>
          <table:table-cell office:value-type="string">
            <text:p>Prostokąt Polbruk 8cm</text:p>
          </table:table-cell>
        </table:table-row>
        <table:table-row table:style-name="ro1">
          <table:table-cell office:value-type="float" office:value="4748">
            <text:p>4748</text:p>
          </table:table-cell>
          <table:table-cell office:value-type="string">
            <text:p>Pustak GU+GA łupany 38x22x16</text:p>
          </table:table-cell>
        </table:table-row>
        <table:table-row table:style-name="ro1">
          <table:table-cell office:value-type="float" office:value="4759">
            <text:p>4759</text:p>
          </table:table-cell>
          <table:table-cell office:value-type="string">
            <text:p>Urbanika</text:p>
          </table:table-cell>
        </table:table-row>
        <table:table-row table:style-name="ro1">
          <table:table-cell office:value-type="float" office:value="4762">
            <text:p>4762</text:p>
          </table:table-cell>
          <table:table-cell office:value-type="string">
            <text:p>Urbanika 60</text:p>
          </table:table-cell>
        </table:table-row>
        <table:table-row table:style-name="ro2">
          <table:table-cell office:value-type="float" office:value="4763">
            <text:p>4763</text:p>
          </table:table-cell>
          <table:table-cell office:value-type="string">
            <text:p>Lumia świecąca</text:p>
          </table:table-cell>
        </table:table-row>
        <table:table-row table:style-name="ro2">
          <table:table-cell office:value-type="float" office:value="4765">
            <text:p>4765</text:p>
          </table:table-cell>
          <table:table-cell office:value-type="string">
            <text:p>Extrano</text:p>
          </table:table-cell>
        </table:table-row>
        <table:table-row table:style-name="ro2">
          <table:table-cell office:value-type="float" office:value="4766">
            <text:p>4766</text:p>
          </table:table-cell>
          <table:table-cell office:value-type="string">
            <text:p>Metrik</text:p>
          </table:table-cell>
        </table:table-row>
        <table:table-row table:style-name="ro1">
          <table:table-cell office:value-type="float" office:value="4767">
            <text:p>4767</text:p>
          </table:table-cell>
          <table:table-cell office:value-type="string">
            <text:p>Linea Trawertyn 100x25x4cm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string">
            <text:p>Palisada Hestra 100cm</text:p>
          </table:table-cell>
        </table:table-row>
        <table:table-row table:style-name="ro1">
          <table:table-cell office:value-type="float" office:value="4797">
            <text:p>4797</text:p>
          </table:table-cell>
          <table:table-cell office:value-type="string">
            <text:p>Łącznik ogrodzeniowy ŁSO</text:p>
          </table:table-cell>
        </table:table-row>
        <table:table-row table:style-name="ro2">
          <table:table-cell office:value-type="float" office:value="4804">
            <text:p>4804</text:p>
          </table:table-cell>
          <table:table-cell office:value-type="string">
            <text:p>Pustak murkowy GMD Joniec 38x38x16</text:p>
          </table:table-cell>
        </table:table-row>
        <table:table-row table:style-name="ro1">
          <table:table-cell office:value-type="float" office:value="4809">
            <text:p>4809</text:p>
          </table:table-cell>
          <table:table-cell office:value-type="string">
            <text:p>Pustak słupkowy GUD+GAD Joniec 38x38x16</text:p>
          </table:table-cell>
        </table:table-row>
        <table:table-row table:style-name="ro2">
          <table:table-cell office:value-type="float" office:value="4811">
            <text:p>4811</text:p>
          </table:table-cell>
          <table:table-cell office:value-type="string">
            <text:p>Pustak murkowy GMDM Joniec 38x38x8</text:p>
          </table:table-cell>
        </table:table-row>
        <table:table-row table:style-name="ro1">
          <table:table-cell office:value-type="float" office:value="4845">
            <text:p>4845</text:p>
          </table:table-cell>
          <table:table-cell office:value-type="string">
            <text:p>ROMA Classic BRDM Joniec</text:p>
          </table:table-cell>
        </table:table-row>
        <table:table-row table:style-name="ro1">
          <table:table-cell office:value-type="float" office:value="4846">
            <text:p>4846</text:p>
          </table:table-cell>
          <table:table-cell office:value-type="string">
            <text:p>ROMA Classic BRSM Joniec</text:p>
          </table:table-cell>
        </table:table-row>
        <table:table-row table:style-name="ro1">
          <table:table-cell office:value-type="float" office:value="4847">
            <text:p>4847</text:p>
          </table:table-cell>
          <table:table-cell office:value-type="string">
            <text:p>ROMA Classic BRMM Joniec</text:p>
          </table:table-cell>
        </table:table-row>
        <table:table-row table:style-name="ro1">
          <table:table-cell office:value-type="float" office:value="4853">
            <text:p>4853</text:p>
          </table:table-cell>
          <table:table-cell office:value-type="string">
            <text:p>Daszek CSBNR Joniec 45x28x6</text:p>
          </table:table-cell>
        </table:table-row>
        <table:table-row table:style-name="ro1">
          <table:table-cell office:value-type="float" office:value="4854">
            <text:p>4854</text:p>
          </table:table-cell>
          <table:table-cell office:value-type="string">
            <text:p>Daszek CBG Joniec 24x28x6</text:p>
          </table:table-cell>
        </table:table-row>
        <table:table-row table:style-name="ro1">
          <table:table-cell office:value-type="float" office:value="4857">
            <text:p>4857</text:p>
          </table:table-cell>
          <table:table-cell office:value-type="string">
            <text:p>Daszek CPGS Joniec 43x27x6</text:p>
          </table:table-cell>
        </table:table-row>
        <table:table-row table:style-name="ro1">
          <table:table-cell office:value-type="float" office:value="4858">
            <text:p>4858</text:p>
          </table:table-cell>
          <table:table-cell office:value-type="string">
            <text:p>Daszek CPGM Joniec 50x27x6</text:p>
          </table:table-cell>
        </table:table-row>
        <table:table-row table:style-name="ro1">
          <table:table-cell office:value-type="float" office:value="4908">
            <text:p>4908</text:p>
          </table:table-cell>
          <table:table-cell office:value-type="string">
            <text:p>Daszek ROMA CRDM Joniec 36x36x5</text:p>
          </table:table-cell>
        </table:table-row>
        <table:table-row table:style-name="ro1">
          <table:table-cell office:value-type="float" office:value="4909">
            <text:p>4909</text:p>
          </table:table-cell>
          <table:table-cell office:value-type="string">
            <text:p>Daszek ROMA CRSM Joniec 50x20x20</text:p>
          </table:table-cell>
        </table:table-row>
        <table:table-row table:style-name="ro1">
          <table:table-cell office:value-type="float" office:value="4910">
            <text:p>4910</text:p>
          </table:table-cell>
          <table:table-cell office:value-type="string">
            <text:p>Daszek ROMA CRMM Joniec</text:p>
          </table:table-cell>
        </table:table-row>
        <table:table-row table:style-name="ro1">
          <table:table-cell office:value-type="float" office:value="5866">
            <text:p>5866</text:p>
          </table:table-cell>
          <table:table-cell office:value-type="string">
            <text:p>RIBENA 60x60x4 kolor</text:p>
          </table:table-cell>
        </table:table-row>
        <table:table-row table:style-name="ro1">
          <table:table-cell office:value-type="float" office:value="6549">
            <text:p>6549</text:p>
          </table:table-cell>
          <table:table-cell office:value-type="string">
            <text:p>Avanti - brązowy płukany</text:p>
          </table:table-cell>
        </table:table-row>
        <table:table-row table:style-name="ro1">
          <table:table-cell office:value-type="float" office:value="6550">
            <text:p>6550</text:p>
          </table:table-cell>
          <table:table-cell office:value-type="string">
            <text:p>Avanti - ciemnoszary płukany</text:p>
          </table:table-cell>
        </table:table-row>
        <table:table-row table:style-name="ro1">
          <table:table-cell office:value-type="float" office:value="6551">
            <text:p>6551</text:p>
          </table:table-cell>
          <table:table-cell office:value-type="string">
            <text:p>Avanti - czerwony płukany</text:p>
          </table:table-cell>
        </table:table-row>
        <table:table-row table:style-name="ro1">
          <table:table-cell office:value-type="float" office:value="6552">
            <text:p>6552</text:p>
          </table:table-cell>
          <table:table-cell office:value-type="string">
            <text:p>Avanti - grafitowy płukany</text:p>
          </table:table-cell>
        </table:table-row>
        <table:table-row table:style-name="ro1">
          <table:table-cell office:value-type="float" office:value="6572">
            <text:p>6572</text:p>
          </table:table-cell>
          <table:table-cell office:value-type="string">
            <text:p>Avanti - szary płukany</text:p>
          </table:table-cell>
        </table:table-row>
        <table:table-row table:style-name="ro1">
          <table:table-cell office:value-type="float" office:value="6573">
            <text:p>6573</text:p>
          </table:table-cell>
          <table:table-cell office:value-type="string">
            <text:p>Avanti - żółty płukany</text:p>
          </table:table-cell>
        </table:table-row>
        <table:table-row table:style-name="ro2">
          <table:table-cell office:value-type="float" office:value="6700">
            <text:p>6700</text:p>
          </table:table-cell>
          <table:table-cell office:value-type="string">
            <text:p>Multicomplex - latte</text:p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string">
            <text:p>Multicomplex - nerino</text:p>
          </table:table-cell>
        </table:table-row>
        <table:table-row table:style-name="ro1">
          <table:table-cell office:value-type="float" office:value="6713">
            <text:p>6713</text:p>
          </table:table-cell>
          <table:table-cell office:value-type="string">
            <text:p>Ideo - szary</text:p>
          </table:table-cell>
        </table:table-row>
        <table:table-row table:style-name="ro1">
          <table:table-cell office:value-type="float" office:value="6714">
            <text:p>6714</text:p>
          </table:table-cell>
          <table:table-cell office:value-type="string">
            <text:p>Ideo - grafitowy</text:p>
          </table:table-cell>
        </table:table-row>
        <table:table-row table:style-name="ro2">
          <table:table-cell office:value-type="float" office:value="6715">
            <text:p>6715</text:p>
          </table:table-cell>
          <table:table-cell office:value-type="string">
            <text:p>Ideo - hawaii</text:p>
          </table:table-cell>
        </table:table-row>
        <table:table-row table:style-name="ro1">
          <table:table-cell office:value-type="float" office:value="6717">
            <text:p>6717</text:p>
          </table:table-cell>
          <table:table-cell office:value-type="string">
            <text:p>Ideo - latte</text:p>
          </table:table-cell>
        </table:table-row>
        <table:table-row table:style-name="ro2">
          <table:table-cell office:value-type="float" office:value="6718">
            <text:p>6718</text:p>
          </table:table-cell>
          <table:table-cell office:value-type="string">
            <text:p>Ideo - nerino</text:p>
          </table:table-cell>
        </table:table-row>
        <table:table-row table:style-name="ro2">
          <table:table-cell office:value-type="float" office:value="6719">
            <text:p>6719</text:p>
          </table:table-cell>
          <table:table-cell office:value-type="string">
            <text:p>Ideo - onyx</text:p>
          </table:table-cell>
        </table:table-row>
        <table:table-row table:style-name="ro2">
          <table:table-cell office:value-type="float" office:value="6720">
            <text:p>6720</text:p>
          </table:table-cell>
          <table:table-cell office:value-type="string">
            <text:p>Ideo - bianka_d</text:p>
          </table:table-cell>
        </table:table-row>
        <table:table-row table:style-name="ro1">
          <table:table-cell office:value-type="float" office:value="6722">
            <text:p>6722</text:p>
          </table:table-cell>
          <table:table-cell office:value-type="string">
            <text:p>Ideo - ritmo_d</text:p>
          </table:table-cell>
        </table:table-row>
        <table:table-row table:style-name="ro2">
          <table:table-cell office:value-type="float" office:value="6728">
            <text:p>6728</text:p>
          </table:table-cell>
          <table:table-cell office:value-type="string">
            <text:p>Obrzeże Endo - brązowy</text:p>
          </table:table-cell>
        </table:table-row>
        <table:table-row table:style-name="ro2">
          <table:table-cell office:value-type="float" office:value="6730">
            <text:p>6730</text:p>
          </table:table-cell>
          <table:table-cell office:value-type="string">
            <text:p>Obrzeże Endo - grafitowy</text:p>
          </table:table-cell>
        </table:table-row>
        <table:table-row table:style-name="ro2">
          <table:table-cell office:value-type="float" office:value="6731">
            <text:p>6731</text:p>
          </table:table-cell>
          <table:table-cell office:value-type="string">
            <text:p>Obrzeże Endo - szary</text:p>
          </table:table-cell>
        </table:table-row>
        <table:table-row table:style-name="ro2">
          <table:table-cell office:value-type="float" office:value="6734">
            <text:p>6734</text:p>
          </table:table-cell>
          <table:table-cell office:value-type="string">
            <text:p>Nostalite Prima - galia</text:p>
          </table:table-cell>
        </table:table-row>
        <table:table-row table:style-name="ro2">
          <table:table-cell office:value-type="float" office:value="6740">
            <text:p>6740</text:p>
          </table:table-cell>
          <table:table-cell office:value-type="string">
            <text:p>Carmino - gładka, brązowy</text:p>
          </table:table-cell>
        </table:table-row>
        <table:table-row table:style-name="ro2">
          <table:table-cell office:value-type="float" office:value="6742">
            <text:p>6742</text:p>
          </table:table-cell>
          <table:table-cell office:value-type="string">
            <text:p>Carmino - gładka, grafitowy</text:p>
          </table:table-cell>
        </table:table-row>
        <table:table-row table:style-name="ro2">
          <table:table-cell office:value-type="float" office:value="6743">
            <text:p>6743</text:p>
          </table:table-cell>
          <table:table-cell office:value-type="string">
            <text:p>Carmino - gładka, hawaii</text:p>
          </table:table-cell>
        </table:table-row>
        <table:table-row table:style-name="ro2">
          <table:table-cell office:value-type="float" office:value="6745">
            <text:p>6745</text:p>
          </table:table-cell>
          <table:table-cell office:value-type="string">
            <text:p>Carmino - gładka, latte</text:p>
          </table:table-cell>
        </table:table-row>
        <table:table-row table:style-name="ro2">
          <table:table-cell office:value-type="float" office:value="6746">
            <text:p>6746</text:p>
          </table:table-cell>
          <table:table-cell office:value-type="string">
            <text:p>Carmino - gładka, szary</text:p>
          </table:table-cell>
        </table:table-row>
        <table:table-row table:style-name="ro2">
          <table:table-cell office:value-type="float" office:value="6750">
            <text:p>6750</text:p>
          </table:table-cell>
          <table:table-cell office:value-type="string">
            <text:p>Carmino - postarzana, grafitowy</text:p>
          </table:table-cell>
        </table:table-row>
        <table:table-row table:style-name="ro2">
          <table:table-cell office:value-type="float" office:value="6751">
            <text:p>6751</text:p>
          </table:table-cell>
          <table:table-cell office:value-type="string">
            <text:p>Carmino - postarzana, hawaii</text:p>
          </table:table-cell>
        </table:table-row>
        <table:table-row table:style-name="ro2">
          <table:table-cell office:value-type="float" office:value="6753">
            <text:p>6753</text:p>
          </table:table-cell>
          <table:table-cell office:value-type="string">
            <text:p>Carmino - postarzana, latte</text:p>
          </table:table-cell>
        </table:table-row>
        <table:table-row table:style-name="ro1">
          <table:table-cell office:value-type="float" office:value="6756">
            <text:p>6756</text:p>
          </table:table-cell>
          <table:table-cell office:value-type="string">
            <text:p>Obrzeże trawnikowe 6x20x100 cm - brązowy</text:p>
          </table:table-cell>
        </table:table-row>
        <table:table-row table:style-name="ro1">
          <table:table-cell office:value-type="float" office:value="6757">
            <text:p>6757</text:p>
          </table:table-cell>
          <table:table-cell office:value-type="string">
            <text:p>Obrzeże trawnikowe 6x20x100 cm - czerwony</text:p>
          </table:table-cell>
        </table:table-row>
        <table:table-row table:style-name="ro1">
          <table:table-cell office:value-type="float" office:value="6758">
            <text:p>6758</text:p>
          </table:table-cell>
          <table:table-cell office:value-type="string">
            <text:p>Obrzeże trawnikowe 6x20x100 cm - grafitowy</text:p>
          </table:table-cell>
        </table:table-row>
        <table:table-row table:style-name="ro1">
          <table:table-cell office:value-type="float" office:value="6759">
            <text:p>6759</text:p>
          </table:table-cell>
          <table:table-cell office:value-type="string">
            <text:p>Obrzeże trawnikowe 6x20x100 cm - szary</text:p>
          </table:table-cell>
        </table:table-row>
        <table:table-row table:style-name="ro2">
          <table:table-cell office:value-type="float" office:value="6765">
            <text:p>6765</text:p>
          </table:table-cell>
          <table:table-cell office:value-type="string">
            <text:p>Aura Polbruk - dim</text:p>
          </table:table-cell>
        </table:table-row>
        <table:table-row table:style-name="ro2">
          <table:table-cell office:value-type="float" office:value="6771">
            <text:p>6771</text:p>
          </table:table-cell>
          <table:table-cell office:value-type="string">
            <text:p>Tetka 8cm</text:p>
          </table:table-cell>
        </table:table-row>
        <table:table-row table:style-name="ro2">
          <table:table-cell office:value-type="float" office:value="6772">
            <text:p>6772</text:p>
          </table:table-cell>
          <table:table-cell office:value-type="string">
            <text:p>Tetka 8cm - czerwony, faza</text:p>
          </table:table-cell>
        </table:table-row>
        <table:table-row table:style-name="ro2">
          <table:table-cell office:value-type="float" office:value="6773">
            <text:p>6773</text:p>
          </table:table-cell>
          <table:table-cell office:value-type="string">
            <text:p>Tetka 8cm - grafitowy, faza</text:p>
          </table:table-cell>
        </table:table-row>
        <table:table-row table:style-name="ro2">
          <table:table-cell office:value-type="float" office:value="6774">
            <text:p>6774</text:p>
          </table:table-cell>
          <table:table-cell office:value-type="string">
            <text:p>Tetka 8cm - szary, faza</text:p>
          </table:table-cell>
        </table:table-row>
        <table:table-row table:style-name="ro2">
          <table:table-cell office:value-type="float" office:value="6775">
            <text:p>6775</text:p>
          </table:table-cell>
          <table:table-cell office:value-type="string">
            <text:p>Tetka 8cm - czerwony, brak fazy</text:p>
          </table:table-cell>
        </table:table-row>
        <table:table-row table:style-name="ro2">
          <table:table-cell office:value-type="float" office:value="6776">
            <text:p>6776</text:p>
          </table:table-cell>
          <table:table-cell office:value-type="string">
            <text:p>Tetka 8cm - grafitowy, brak fazy</text:p>
          </table:table-cell>
        </table:table-row>
        <table:table-row table:style-name="ro2">
          <table:table-cell office:value-type="float" office:value="6777">
            <text:p>6777</text:p>
          </table:table-cell>
          <table:table-cell office:value-type="string">
            <text:p>Tetka 8cm - szary, brak fazy</text:p>
          </table:table-cell>
        </table:table-row>
        <table:table-row table:style-name="ro2">
          <table:table-cell office:value-type="float" office:value="6781">
            <text:p>6781</text:p>
          </table:table-cell>
          <table:table-cell office:value-type="string">
            <text:p>Petra - alpen</text:p>
          </table:table-cell>
        </table:table-row>
        <table:table-row table:style-name="ro2">
          <table:table-cell office:value-type="float" office:value="6782">
            <text:p>6782</text:p>
          </table:table-cell>
          <table:table-cell office:value-type="string">
            <text:p>Petra - onyx</text:p>
          </table:table-cell>
        </table:table-row>
        <table:table-row table:style-name="ro2">
          <table:table-cell office:value-type="float" office:value="6783">
            <text:p>6783</text:p>
          </table:table-cell>
          <table:table-cell office:value-type="string">
            <text:p>Petra - sahara</text:p>
          </table:table-cell>
        </table:table-row>
        <table:table-row table:style-name="ro2">
          <table:table-cell office:value-type="float" office:value="6784">
            <text:p>6784</text:p>
          </table:table-cell>
          <table:table-cell office:value-type="string">
            <text:p>Prostokąt Polbruk 4cm - czerwony</text:p>
          </table:table-cell>
        </table:table-row>
        <table:table-row table:style-name="ro2">
          <table:table-cell office:value-type="float" office:value="6785">
            <text:p>6785</text:p>
          </table:table-cell>
          <table:table-cell office:value-type="string">
            <text:p>Prostokąt Polbruk 4cm - grafitowy</text:p>
          </table:table-cell>
        </table:table-row>
        <table:table-row table:style-name="ro2">
          <table:table-cell office:value-type="float" office:value="6786">
            <text:p>6786</text:p>
          </table:table-cell>
          <table:table-cell office:value-type="string">
            <text:p>Prostokąt Polbruk 4cm - oliwkowy</text:p>
          </table:table-cell>
        </table:table-row>
        <table:table-row table:style-name="ro2">
          <table:table-cell office:value-type="float" office:value="6787">
            <text:p>6787</text:p>
          </table:table-cell>
          <table:table-cell office:value-type="string">
            <text:p>Prostokąt Polbruk 4cm - szary</text:p>
          </table:table-cell>
        </table:table-row>
        <table:table-row table:style-name="ro1">
          <table:table-cell office:value-type="float" office:value="6792">
            <text:p>6792</text:p>
          </table:table-cell>
          <table:table-cell office:value-type="string">
            <text:p>Prostokąt 6cm</text:p>
          </table:table-cell>
        </table:table-row>
        <table:table-row table:style-name="ro1">
          <table:table-cell office:value-type="float" office:value="6793">
            <text:p>6793</text:p>
          </table:table-cell>
          <table:table-cell office:value-type="string">
            <text:p>Prostokąt 6cm - czerwony</text:p>
          </table:table-cell>
        </table:table-row>
        <table:table-row table:style-name="ro1">
          <table:table-cell office:value-type="float" office:value="6794">
            <text:p>6794</text:p>
          </table:table-cell>
          <table:table-cell office:value-type="string">
            <text:p>Prostokąt 6cm - grafitowy</text:p>
          </table:table-cell>
        </table:table-row>
        <table:table-row table:style-name="ro1">
          <table:table-cell office:value-type="float" office:value="6795">
            <text:p>6795</text:p>
          </table:table-cell>
          <table:table-cell office:value-type="string">
            <text:p>Prostokąt 6cm - oliwkowy</text:p>
          </table:table-cell>
        </table:table-row>
        <table:table-row table:style-name="ro1">
          <table:table-cell office:value-type="float" office:value="6796">
            <text:p>6796</text:p>
          </table:table-cell>
          <table:table-cell office:value-type="string">
            <text:p>Prostokąt 6cm - szary</text:p>
          </table:table-cell>
        </table:table-row>
        <table:table-row table:style-name="ro1">
          <table:table-cell office:value-type="float" office:value="6798">
            <text:p>6798</text:p>
          </table:table-cell>
          <table:table-cell office:value-type="string">
            <text:p>Granito - grafitowy</text:p>
          </table:table-cell>
        </table:table-row>
        <table:table-row table:style-name="ro2">
          <table:table-cell office:value-type="float" office:value="6799">
            <text:p>6799</text:p>
          </table:table-cell>
          <table:table-cell office:value-type="string">
            <text:p>Granito - hawaii</text:p>
          </table:table-cell>
        </table:table-row>
        <table:table-row table:style-name="ro1">
          <table:table-cell office:value-type="float" office:value="6801">
            <text:p>6801</text:p>
          </table:table-cell>
          <table:table-cell office:value-type="string">
            <text:p>Granito - latte</text:p>
          </table:table-cell>
        </table:table-row>
        <table:table-row table:style-name="ro1">
          <table:table-cell office:value-type="float" office:value="6802">
            <text:p>6802</text:p>
          </table:table-cell>
          <table:table-cell office:value-type="string">
            <text:p>Granito - szary</text:p>
          </table:table-cell>
        </table:table-row>
        <table:table-row table:style-name="ro1">
          <table:table-cell office:value-type="float" office:value="6836">
            <text:p>6836</text:p>
          </table:table-cell>
          <table:table-cell office:value-type="string">
            <text:p>Płytka chodnikowa 35x35x5 - szary</text:p>
          </table:table-cell>
        </table:table-row>
        <table:table-row table:style-name="ro1">
          <table:table-cell office:value-type="float" office:value="6837">
            <text:p>6837</text:p>
          </table:table-cell>
          <table:table-cell office:value-type="string">
            <text:p>Płytka chodnikowa 35x35x5 - grafitowy</text:p>
          </table:table-cell>
        </table:table-row>
        <table:table-row table:style-name="ro1">
          <table:table-cell office:value-type="float" office:value="6838">
            <text:p>6838</text:p>
          </table:table-cell>
          <table:table-cell office:value-type="string">
            <text:p>Płytka chodnikowa 35x35x5 - czerwony</text:p>
          </table:table-cell>
        </table:table-row>
        <table:table-row table:style-name="ro1">
          <table:table-cell office:value-type="float" office:value="6841">
            <text:p>6841</text:p>
          </table:table-cell>
          <table:table-cell office:value-type="string">
            <text:p>Płytka chodnikowa 35x35x5 - grafitowy płukany</text:p>
          </table:table-cell>
        </table:table-row>
        <table:table-row table:style-name="ro1">
          <table:table-cell office:value-type="float" office:value="6842">
            <text:p>6842</text:p>
          </table:table-cell>
          <table:table-cell office:value-type="string">
            <text:p>Płytka chodnikowa 35x35x5 - szary płukany</text:p>
          </table:table-cell>
        </table:table-row>
        <table:table-row table:style-name="ro1">
          <table:table-cell office:value-type="float" office:value="6846">
            <text:p>6846</text:p>
          </table:table-cell>
          <table:table-cell office:value-type="string">
            <text:p>Napoli 6cm - grafitowy płukany</text:p>
          </table:table-cell>
        </table:table-row>
        <table:table-row table:style-name="ro1">
          <table:table-cell office:value-type="float" office:value="6847">
            <text:p>6847</text:p>
          </table:table-cell>
          <table:table-cell office:value-type="string">
            <text:p>Napoli 6cm - szary płukany</text:p>
          </table:table-cell>
        </table:table-row>
        <table:table-row table:style-name="ro2">
          <table:table-cell office:value-type="float" office:value="6848">
            <text:p>6848</text:p>
          </table:table-cell>
          <table:table-cell office:value-type="string">
            <text:p>Napoli 6cm - nerino</text:p>
          </table:table-cell>
        </table:table-row>
        <table:table-row table:style-name="ro1">
          <table:table-cell office:value-type="float" office:value="6849">
            <text:p>6849</text:p>
          </table:table-cell>
          <table:table-cell office:value-type="string">
            <text:p>Napoli 6cm - szary</text:p>
          </table:table-cell>
        </table:table-row>
        <table:table-row table:style-name="ro1">
          <table:table-cell office:value-type="float" office:value="6850">
            <text:p>6850</text:p>
          </table:table-cell>
          <table:table-cell office:value-type="string">
            <text:p>Napoli 6cm - grafitowy</text:p>
          </table:table-cell>
        </table:table-row>
        <table:table-row table:style-name="ro2">
          <table:table-cell office:value-type="float" office:value="6851">
            <text:p>6851</text:p>
          </table:table-cell>
          <table:table-cell office:value-type="string">
            <text:p>Trento - żółty płukany</text:p>
          </table:table-cell>
        </table:table-row>
        <table:table-row table:style-name="ro2">
          <table:table-cell office:value-type="float" office:value="6852">
            <text:p>6852</text:p>
          </table:table-cell>
          <table:table-cell office:value-type="string">
            <text:p>Trento - szary płukany</text:p>
          </table:table-cell>
        </table:table-row>
        <table:table-row table:style-name="ro2">
          <table:table-cell office:value-type="float" office:value="6853">
            <text:p>6853</text:p>
          </table:table-cell>
          <table:table-cell office:value-type="string">
            <text:p>Trento - grafitowy płukany</text:p>
          </table:table-cell>
        </table:table-row>
        <table:table-row table:style-name="ro2">
          <table:table-cell office:value-type="float" office:value="6854">
            <text:p>6854</text:p>
          </table:table-cell>
          <table:table-cell office:value-type="string">
            <text:p>Trento - brązowy płukany</text:p>
          </table:table-cell>
        </table:table-row>
        <table:table-row table:style-name="ro2">
          <table:table-cell office:value-type="float" office:value="6855">
            <text:p>6855</text:p>
          </table:table-cell>
          <table:table-cell office:value-type="string">
            <text:p>Trento - brązowy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string">
            <text:p>Trento - grafitowy</text:p>
          </table:table-cell>
        </table:table-row>
        <table:table-row table:style-name="ro2">
          <table:table-cell office:value-type="float" office:value="6857">
            <text:p>6857</text:p>
          </table:table-cell>
          <table:table-cell office:value-type="string">
            <text:p>Trento - szary</text:p>
          </table:table-cell>
        </table:table-row>
        <table:table-row table:style-name="ro2">
          <table:table-cell office:value-type="float" office:value="6858">
            <text:p>6858</text:p>
          </table:table-cell>
          <table:table-cell office:value-type="string">
            <text:p>Trento - nerino</text:p>
          </table:table-cell>
        </table:table-row>
        <table:table-row table:style-name="ro2">
          <table:table-cell office:value-type="float" office:value="6859">
            <text:p>6859</text:p>
          </table:table-cell>
          <table:table-cell office:value-type="string">
            <text:p>Trento - hawaii</text:p>
          </table:table-cell>
        </table:table-row>
        <table:table-row table:style-name="ro1">
          <table:table-cell office:value-type="float" office:value="6864">
            <text:p>6864</text:p>
          </table:table-cell>
          <table:table-cell office:value-type="string">
            <text:p>Obrzeże Modern - brązowy</text:p>
          </table:table-cell>
        </table:table-row>
        <table:table-row table:style-name="ro1">
          <table:table-cell office:value-type="float" office:value="6865">
            <text:p>6865</text:p>
          </table:table-cell>
          <table:table-cell office:value-type="string">
            <text:p>Obrzeże Modern - grafitowy</text:p>
          </table:table-cell>
        </table:table-row>
        <table:table-row table:style-name="ro1">
          <table:table-cell office:value-type="float" office:value="6866">
            <text:p>6866</text:p>
          </table:table-cell>
          <table:table-cell office:value-type="string">
            <text:p>Obrzeże Modern - stalowy</text:p>
          </table:table-cell>
        </table:table-row>
        <table:table-row table:style-name="ro2">
          <table:table-cell office:value-type="float" office:value="6875">
            <text:p>6875</text:p>
          </table:table-cell>
          <table:table-cell office:value-type="string">
            <text:p>Nostalite 6cm - brązowy</text:p>
          </table:table-cell>
        </table:table-row>
        <table:table-row table:style-name="ro2">
          <table:table-cell office:value-type="float" office:value="6876">
            <text:p>6876</text:p>
          </table:table-cell>
          <table:table-cell office:value-type="string">
            <text:p>Nostalite 6cm - czerwony</text:p>
          </table:table-cell>
        </table:table-row>
        <table:table-row table:style-name="ro2">
          <table:table-cell office:value-type="float" office:value="6877">
            <text:p>6877</text:p>
          </table:table-cell>
          <table:table-cell office:value-type="string">
            <text:p>Nostalite 6cm - grafitowy</text:p>
          </table:table-cell>
        </table:table-row>
        <table:table-row table:style-name="ro2">
          <table:table-cell office:value-type="float" office:value="6878">
            <text:p>6878</text:p>
          </table:table-cell>
          <table:table-cell office:value-type="string">
            <text:p>Nostalite 6cm - szary</text:p>
          </table:table-cell>
        </table:table-row>
        <table:table-row table:style-name="ro2">
          <table:table-cell office:value-type="float" office:value="6879">
            <text:p>6879</text:p>
          </table:table-cell>
          <table:table-cell office:value-type="string">
            <text:p>Nostalite 6cm - żółty</text:p>
          </table:table-cell>
        </table:table-row>
        <table:table-row table:style-name="ro2">
          <table:table-cell office:value-type="float" office:value="6881">
            <text:p>6881</text:p>
          </table:table-cell>
          <table:table-cell office:value-type="string">
            <text:p>Nostalite 4cm</text:p>
          </table:table-cell>
        </table:table-row>
        <table:table-row table:style-name="ro2">
          <table:table-cell office:value-type="float" office:value="6883">
            <text:p>6883</text:p>
          </table:table-cell>
          <table:table-cell office:value-type="string">
            <text:p>Nostalite 4cm - czerwony</text:p>
          </table:table-cell>
        </table:table-row>
        <table:table-row table:style-name="ro2">
          <table:table-cell office:value-type="float" office:value="6884">
            <text:p>6884</text:p>
          </table:table-cell>
          <table:table-cell office:value-type="string">
            <text:p>Nostalite 4cm - grafitowy</text:p>
          </table:table-cell>
        </table:table-row>
        <table:table-row table:style-name="ro2">
          <table:table-cell office:value-type="float" office:value="6885">
            <text:p>6885</text:p>
          </table:table-cell>
          <table:table-cell office:value-type="string">
            <text:p>Nostalite 4cm - szary</text:p>
          </table:table-cell>
        </table:table-row>
        <table:table-row table:style-name="ro2">
          <table:table-cell office:value-type="float" office:value="6886">
            <text:p>6886</text:p>
          </table:table-cell>
          <table:table-cell office:value-type="string">
            <text:p>Nostalite 4cm - żółty</text:p>
          </table:table-cell>
        </table:table-row>
        <table:table-row table:style-name="ro1">
          <table:table-cell office:value-type="float" office:value="6892">
            <text:p>6892</text:p>
          </table:table-cell>
          <table:table-cell office:value-type="string">
            <text:p>Palisada Ring 25cm - brązowy utwardzany</text:p>
          </table:table-cell>
        </table:table-row>
        <table:table-row table:style-name="ro1">
          <table:table-cell office:value-type="float" office:value="6893">
            <text:p>6893</text:p>
          </table:table-cell>
          <table:table-cell office:value-type="string">
            <text:p>Palisada Ring 25cm - czerwony utwardzany</text:p>
          </table:table-cell>
        </table:table-row>
        <table:table-row table:style-name="ro1">
          <table:table-cell office:value-type="float" office:value="6894">
            <text:p>6894</text:p>
          </table:table-cell>
          <table:table-cell office:value-type="string">
            <text:p>Palisada Ring 25cm - grafitowy utwardzany</text:p>
          </table:table-cell>
        </table:table-row>
        <table:table-row table:style-name="ro1">
          <table:table-cell office:value-type="float" office:value="6895">
            <text:p>6895</text:p>
          </table:table-cell>
          <table:table-cell office:value-type="string">
            <text:p>Palisada Ring 25cm - szary utwardzany</text:p>
          </table:table-cell>
        </table:table-row>
        <table:table-row table:style-name="ro1">
          <table:table-cell office:value-type="float" office:value="6897">
            <text:p>6897</text:p>
          </table:table-cell>
          <table:table-cell office:value-type="string">
            <text:p>Palisada Ring 40cm</text:p>
          </table:table-cell>
        </table:table-row>
        <table:table-row table:style-name="ro1">
          <table:table-cell office:value-type="float" office:value="6898">
            <text:p>6898</text:p>
          </table:table-cell>
          <table:table-cell office:value-type="string">
            <text:p>Palisada Ring 40cm - brązowy utwardzany</text:p>
          </table:table-cell>
        </table:table-row>
        <table:table-row table:style-name="ro1">
          <table:table-cell office:value-type="float" office:value="6900">
            <text:p>6900</text:p>
          </table:table-cell>
          <table:table-cell office:value-type="string">
            <text:p>Palisada Ring 40cm - grafitowy utwardzany</text:p>
          </table:table-cell>
        </table:table-row>
        <table:table-row table:style-name="ro1">
          <table:table-cell office:value-type="float" office:value="6901">
            <text:p>6901</text:p>
          </table:table-cell>
          <table:table-cell office:value-type="string">
            <text:p>Palisada Ring 40cm - szary utwardzany</text:p>
          </table:table-cell>
        </table:table-row>
        <table:table-row table:style-name="ro1">
          <table:table-cell office:value-type="float" office:value="6904">
            <text:p>6904</text:p>
          </table:table-cell>
          <table:table-cell office:value-type="string">
            <text:p>Palisada Zen 30cm - brązowy utwardzany</text:p>
          </table:table-cell>
        </table:table-row>
        <table:table-row table:style-name="ro1">
          <table:table-cell office:value-type="float" office:value="6905">
            <text:p>6905</text:p>
          </table:table-cell>
          <table:table-cell office:value-type="string">
            <text:p>Palisada Zen 30cm - czerwony utwardzany</text:p>
          </table:table-cell>
        </table:table-row>
        <table:table-row table:style-name="ro1">
          <table:table-cell office:value-type="float" office:value="6906">
            <text:p>6906</text:p>
          </table:table-cell>
          <table:table-cell office:value-type="string">
            <text:p>Palisada Zen 30cm - grafitowy utwardzany</text:p>
          </table:table-cell>
        </table:table-row>
        <table:table-row table:style-name="ro1">
          <table:table-cell office:value-type="float" office:value="6907">
            <text:p>6907</text:p>
          </table:table-cell>
          <table:table-cell office:value-type="string">
            <text:p>Palisada Zen 30cm - szary utwardzany</text:p>
          </table:table-cell>
        </table:table-row>
        <table:table-row table:style-name="ro1">
          <table:table-cell office:value-type="float" office:value="6910">
            <text:p>6910</text:p>
          </table:table-cell>
          <table:table-cell office:value-type="string">
            <text:p>Palisada Zen 30cm</text:p>
          </table:table-cell>
        </table:table-row>
        <table:table-row table:style-name="ro1">
          <table:table-cell office:value-type="float" office:value="6911">
            <text:p>6911</text:p>
          </table:table-cell>
          <table:table-cell office:value-type="string">
            <text:p>Palisada Zen 30cm - brązowy utwardzany</text:p>
          </table:table-cell>
        </table:table-row>
        <table:table-row table:style-name="ro1">
          <table:table-cell office:value-type="float" office:value="6913">
            <text:p>6913</text:p>
          </table:table-cell>
          <table:table-cell office:value-type="string">
            <text:p>Palisada Zen 30cm - grafitowy utwardzany</text:p>
          </table:table-cell>
        </table:table-row>
        <table:table-row table:style-name="ro1">
          <table:table-cell office:value-type="float" office:value="6914">
            <text:p>6914</text:p>
          </table:table-cell>
          <table:table-cell office:value-type="string">
            <text:p>Palisada Zen 30cm - szary utwardzany</text:p>
          </table:table-cell>
        </table:table-row>
        <table:table-row table:style-name="ro1">
          <table:table-cell office:value-type="float" office:value="6949">
            <text:p>6949</text:p>
          </table:table-cell>
          <table:table-cell office:value-type="string">
            <text:p>Palisada Łamana 8x8x30 - grafit łamany</text:p>
          </table:table-cell>
        </table:table-row>
        <table:table-row table:style-name="ro2">
          <table:table-cell office:value-type="float" office:value="6950">
            <text:p>6950</text:p>
          </table:table-cell>
          <table:table-cell office:value-type="string">
            <text:p>Palisada Łamana 8x8x30 - paloma łamany</text:p>
          </table:table-cell>
        </table:table-row>
        <table:table-row table:style-name="ro1">
          <table:table-cell office:value-type="float" office:value="6951">
            <text:p>6951</text:p>
          </table:table-cell>
          <table:table-cell office:value-type="string">
            <text:p>Palisada Łamana 8x8x30 - piaskowy łamany</text:p>
          </table:table-cell>
        </table:table-row>
        <table:table-row table:style-name="ro1">
          <table:table-cell office:value-type="float" office:value="6952">
            <text:p>6952</text:p>
          </table:table-cell>
          <table:table-cell office:value-type="string">
            <text:p>Palisada Łamana 8x8x50</text:p>
          </table:table-cell>
        </table:table-row>
        <table:table-row table:style-name="ro1">
          <table:table-cell office:value-type="float" office:value="6953">
            <text:p>6953</text:p>
          </table:table-cell>
          <table:table-cell office:value-type="string">
            <text:p>Palisada Łamana 8x8x50 - grafit łamany</text:p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string">
            <text:p>Palisada Łamana 8x8x50 - paloma łamany</text:p>
          </table:table-cell>
        </table:table-row>
        <table:table-row table:style-name="ro1">
          <table:table-cell office:value-type="float" office:value="6955">
            <text:p>6955</text:p>
          </table:table-cell>
          <table:table-cell office:value-type="string">
            <text:p>Palisada Łamana 8x8x50 - piaskowy łamany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string">
            <text:p>Obrzeże Palinea - brązowy utwardzany</text:p>
          </table:table-cell>
        </table:table-row>
        <table:table-row table:style-name="ro2">
          <table:table-cell office:value-type="float" office:value="6965">
            <text:p>6965</text:p>
          </table:table-cell>
          <table:table-cell office:value-type="string">
            <text:p>Obrzeże Palinea - grafitowy utwardzany</text:p>
          </table:table-cell>
        </table:table-row>
        <table:table-row table:style-name="ro2">
          <table:table-cell office:value-type="float" office:value="6966">
            <text:p>6966</text:p>
          </table:table-cell>
          <table:table-cell office:value-type="string">
            <text:p>Obrzeże Palinea - szary utwardzany</text:p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string">
            <text:p>Obrzeże chodnikowe 8x30x100 - Polbruk - czerwony</text:p>
          </table:table-cell>
        </table:table-row>
        <table:table-row table:style-name="ro2">
          <table:table-cell office:value-type="float" office:value="6972">
            <text:p>6972</text:p>
          </table:table-cell>
          <table:table-cell office:value-type="string">
            <text:p>Obrzeże chodnikowe 8x30x100 - Polbruk - grafitowy</text:p>
          </table:table-cell>
        </table:table-row>
        <table:table-row table:style-name="ro2">
          <table:table-cell office:value-type="float" office:value="6973">
            <text:p>6973</text:p>
          </table:table-cell>
          <table:table-cell office:value-type="string">
            <text:p>Obrzeże chodnikowe 8x30x100 - Polbruk - szary</text:p>
          </table:table-cell>
        </table:table-row>
        <table:table-row table:style-name="ro1">
          <table:table-cell office:value-type="float" office:value="6977">
            <text:p>6977</text:p>
          </table:table-cell>
          <table:table-cell office:value-type="string">
            <text:p>Obrzeże Canto Trapez - 30 cm - brązowy</text:p>
          </table:table-cell>
        </table:table-row>
        <table:table-row table:style-name="ro1">
          <table:table-cell office:value-type="float" office:value="6979">
            <text:p>6979</text:p>
          </table:table-cell>
          <table:table-cell office:value-type="string">
            <text:p>Obrzeże Canto Trapez - 30 cm - grafitowy</text:p>
          </table:table-cell>
        </table:table-row>
        <table:table-row table:style-name="ro1">
          <table:table-cell office:value-type="float" office:value="6980">
            <text:p>6980</text:p>
          </table:table-cell>
          <table:table-cell office:value-type="string">
            <text:p>Obrzeże Canto Trapez - 30 cm - szary</text:p>
          </table:table-cell>
        </table:table-row>
        <table:table-row table:style-name="ro1">
          <table:table-cell office:value-type="float" office:value="6983">
            <text:p>6983</text:p>
          </table:table-cell>
          <table:table-cell office:value-type="string">
            <text:p>Obrzeże Canto - 18cm - gładka, brązowy</text:p>
          </table:table-cell>
        </table:table-row>
        <table:table-row table:style-name="ro1">
          <table:table-cell office:value-type="float" office:value="6984">
            <text:p>6984</text:p>
          </table:table-cell>
          <table:table-cell office:value-type="string">
            <text:p>Obrzeże Canto - 18cm - gładka, grafitowy</text:p>
          </table:table-cell>
        </table:table-row>
        <table:table-row table:style-name="ro1">
          <table:table-cell office:value-type="float" office:value="6985">
            <text:p>6985</text:p>
          </table:table-cell>
          <table:table-cell office:value-type="string">
            <text:p>Obrzeże Canto - 18cm - gładka, szary</text:p>
          </table:table-cell>
        </table:table-row>
        <table:table-row table:style-name="ro1">
          <table:table-cell office:value-type="float" office:value="6986">
            <text:p>6986</text:p>
          </table:table-cell>
          <table:table-cell office:value-type="string">
            <text:p>Obrzeże Canto - 18cm - postarzana, brązowy</text:p>
          </table:table-cell>
        </table:table-row>
        <table:table-row table:style-name="ro1">
          <table:table-cell office:value-type="float" office:value="6987">
            <text:p>6987</text:p>
          </table:table-cell>
          <table:table-cell office:value-type="string">
            <text:p>Obrzeże Canto - 18cm - postarzana, grafitowy</text:p>
          </table:table-cell>
        </table:table-row>
        <table:table-row table:style-name="ro1">
          <table:table-cell office:value-type="float" office:value="6988">
            <text:p>6988</text:p>
          </table:table-cell>
          <table:table-cell office:value-type="string">
            <text:p>Obrzeże Canto - 18cm - postarzana, szary</text:p>
          </table:table-cell>
        </table:table-row>
        <table:table-row table:style-name="ro1">
          <table:table-cell office:value-type="float" office:value="6992">
            <text:p>6992</text:p>
          </table:table-cell>
          <table:table-cell office:value-type="string">
            <text:p>Murek Grando 60x15 2stronny - grafit łamany</text:p>
          </table:table-cell>
        </table:table-row>
        <table:table-row table:style-name="ro2">
          <table:table-cell office:value-type="float" office:value="6993">
            <text:p>6993</text:p>
          </table:table-cell>
          <table:table-cell office:value-type="string">
            <text:p>Murek Grando 60x15 2stronny - paloma łamany</text:p>
          </table:table-cell>
        </table:table-row>
        <table:table-row table:style-name="ro1">
          <table:table-cell office:value-type="float" office:value="6994">
            <text:p>6994</text:p>
          </table:table-cell>
          <table:table-cell office:value-type="string">
            <text:p>Murek Grando 60x15 2stronny - piaskowy łamany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office:value-type="string">
            <text:p>Murek Grando 30x15 3stronny Polbruk - grafit łamany</text:p>
          </table:table-cell>
        </table:table-row>
        <table:table-row table:style-name="ro2">
          <table:table-cell office:value-type="float" office:value="7001">
            <text:p>7001</text:p>
          </table:table-cell>
          <table:table-cell office:value-type="string">
            <text:p>Murek Grando 30x15 3stronny Polbruk - paloma łamany</text:p>
          </table:table-cell>
        </table:table-row>
        <table:table-row table:style-name="ro2">
          <table:table-cell office:value-type="float" office:value="7002">
            <text:p>7002</text:p>
          </table:table-cell>
          <table:table-cell office:value-type="string">
            <text:p>Murek Grando 30x15 3stronny Polbruk - piaskowy łamany</text:p>
          </table:table-cell>
        </table:table-row>
        <table:table-row table:style-name="ro1">
          <table:table-cell office:value-type="float" office:value="7003">
            <text:p>7003</text:p>
          </table:table-cell>
          <table:table-cell office:value-type="string">
            <text:p>Gazon Mini Luna - brązowy utwardzany</text:p>
          </table:table-cell>
        </table:table-row>
        <table:table-row table:style-name="ro1">
          <table:table-cell office:value-type="float" office:value="7004">
            <text:p>7004</text:p>
          </table:table-cell>
          <table:table-cell office:value-type="string">
            <text:p>Gazon Mini Luna - czerwony utwardzany</text:p>
          </table:table-cell>
        </table:table-row>
        <table:table-row table:style-name="ro1">
          <table:table-cell office:value-type="float" office:value="7005">
            <text:p>7005</text:p>
          </table:table-cell>
          <table:table-cell office:value-type="string">
            <text:p>Gazon Mini Luna - grafitowy utwardzany</text:p>
          </table:table-cell>
        </table:table-row>
        <table:table-row table:style-name="ro1">
          <table:table-cell office:value-type="float" office:value="7006">
            <text:p>7006</text:p>
          </table:table-cell>
          <table:table-cell office:value-type="string">
            <text:p>Gazon Mini Luna - szary utwardzany</text:p>
          </table:table-cell>
        </table:table-row>
        <table:table-row table:style-name="ro2">
          <table:table-cell office:value-type="float" office:value="7019">
            <text:p>7019</text:p>
          </table:table-cell>
          <table:table-cell office:value-type="string">
            <text:p>Focus Polbruk 35x35x5 - oliwkowy specjalny</text:p>
          </table:table-cell>
        </table:table-row>
        <table:table-row table:style-name="ro2">
          <table:table-cell office:value-type="float" office:value="7021">
            <text:p>7021</text:p>
          </table:table-cell>
          <table:table-cell office:value-type="string">
            <text:p>Focus Polbruk 35x35x5 - żółty specjalny</text:p>
          </table:table-cell>
        </table:table-row>
        <table:table-row table:style-name="ro2">
          <table:table-cell office:value-type="float" office:value="7024">
            <text:p>7024</text:p>
          </table:table-cell>
          <table:table-cell office:value-type="string">
            <text:p>Płyta Meba - 8cm - szary</text:p>
          </table:table-cell>
        </table:table-row>
        <table:table-row table:style-name="ro2">
          <table:table-cell office:value-type="float" office:value="7025">
            <text:p>7025</text:p>
          </table:table-cell>
          <table:table-cell office:value-type="string">
            <text:p>Ażur Meba 10cm</text:p>
          </table:table-cell>
        </table:table-row>
        <table:table-row table:style-name="ro2">
          <table:table-cell office:value-type="float" office:value="7026">
            <text:p>7026</text:p>
          </table:table-cell>
          <table:table-cell office:value-type="string">
            <text:p>Ażur Meba 10cm - szary</text:p>
          </table:table-cell>
        </table:table-row>
        <table:table-row table:style-name="ro1">
          <table:table-cell office:value-type="float" office:value="7027">
            <text:p>7027</text:p>
          </table:table-cell>
          <table:table-cell office:value-type="string">
            <text:p>Focus 20x10x8</text:p>
          </table:table-cell>
        </table:table-row>
        <table:table-row table:style-name="ro1">
          <table:table-cell office:value-type="float" office:value="7028">
            <text:p>7028</text:p>
          </table:table-cell>
          <table:table-cell office:value-type="string">
            <text:p>Focus 20x10x8 - czerwony specjalny</text:p>
          </table:table-cell>
        </table:table-row>
        <table:table-row table:style-name="ro1">
          <table:table-cell office:value-type="float" office:value="7029">
            <text:p>7029</text:p>
          </table:table-cell>
          <table:table-cell office:value-type="string">
            <text:p>Focus 20x10x8 - grafitowy specjalny</text:p>
          </table:table-cell>
        </table:table-row>
        <table:table-row table:style-name="ro1">
          <table:table-cell office:value-type="float" office:value="7030">
            <text:p>7030</text:p>
          </table:table-cell>
          <table:table-cell office:value-type="string">
            <text:p>Focus 20x10x8 - oliwkowy specjalny</text:p>
          </table:table-cell>
        </table:table-row>
        <table:table-row table:style-name="ro1">
          <table:table-cell office:value-type="float" office:value="7031">
            <text:p>7031</text:p>
          </table:table-cell>
          <table:table-cell office:value-type="string">
            <text:p>Focus 20x10x8 - szary specjalny</text:p>
          </table:table-cell>
        </table:table-row>
        <table:table-row table:style-name="ro1">
          <table:table-cell office:value-type="float" office:value="7032">
            <text:p>7032</text:p>
          </table:table-cell>
          <table:table-cell office:value-type="string">
            <text:p>Focus 20x10x8 - żółty specjalny</text:p>
          </table:table-cell>
        </table:table-row>
        <table:table-row table:style-name="ro2">
          <table:table-cell office:value-type="float" office:value="7033">
            <text:p>7033</text:p>
          </table:table-cell>
          <table:table-cell office:value-type="string">
            <text:p>Focus Polbruk 20x20x6</text:p>
          </table:table-cell>
        </table:table-row>
        <table:table-row table:style-name="ro2">
          <table:table-cell office:value-type="float" office:value="7036">
            <text:p>7036</text:p>
          </table:table-cell>
          <table:table-cell office:value-type="string">
            <text:p>Focus Polbruk 20x20x6 - oliwkowy specjalny</text:p>
          </table:table-cell>
        </table:table-row>
        <table:table-row table:style-name="ro2">
          <table:table-cell office:value-type="float" office:value="7038">
            <text:p>7038</text:p>
          </table:table-cell>
          <table:table-cell office:value-type="string">
            <text:p>Focus Polbruk 20x20x6 - żółty specjalny</text:p>
          </table:table-cell>
        </table:table-row>
        <table:table-row table:style-name="ro2">
          <table:table-cell office:value-type="float" office:value="7044">
            <text:p>7044</text:p>
          </table:table-cell>
          <table:table-cell office:value-type="string">
            <text:p>Ekol 8cm Polbruk - grafitowy</text:p>
          </table:table-cell>
        </table:table-row>
        <table:table-row table:style-name="ro2">
          <table:table-cell office:value-type="float" office:value="7045">
            <text:p>7045</text:p>
          </table:table-cell>
          <table:table-cell office:value-type="string">
            <text:p>Ekol 8cm Polbruk - szary</text:p>
          </table:table-cell>
        </table:table-row>
        <table:table-row table:style-name="ro2">
          <table:table-cell office:value-type="float" office:value="7062">
            <text:p>7062</text:p>
          </table:table-cell>
          <table:table-cell office:value-type="string">
            <text:p>Ogrodzenie Antara II - el.słupkowy - Polbruk - grafit łamany</text:p>
          </table:table-cell>
        </table:table-row>
        <table:table-row table:style-name="ro2">
          <table:table-cell office:value-type="float" office:value="7063">
            <text:p>7063</text:p>
          </table:table-cell>
          <table:table-cell office:value-type="string">
            <text:p>Ogrodzenie Antara II - el.słupkowy - Polbruk - latte łamany</text:p>
          </table:table-cell>
        </table:table-row>
        <table:table-row table:style-name="ro2">
          <table:table-cell office:value-type="float" office:value="7064">
            <text:p>7064</text:p>
          </table:table-cell>
          <table:table-cell office:value-type="string">
            <text:p>Ogrodzenie Antara II - el.słupkowy - Polbruk - nerino łamany</text:p>
          </table:table-cell>
        </table:table-row>
        <table:table-row table:style-name="ro2">
          <table:table-cell office:value-type="float" office:value="7065">
            <text:p>7065</text:p>
          </table:table-cell>
          <table:table-cell office:value-type="string">
            <text:p>Ogrodzenie Antara II - el.słupkowy - Polbruk - paloma łamany</text:p>
          </table:table-cell>
        </table:table-row>
        <table:table-row table:style-name="ro2">
          <table:table-cell office:value-type="float" office:value="7068">
            <text:p>7068</text:p>
          </table:table-cell>
          <table:table-cell office:value-type="string">
            <text:p>Pustak murkowy Antara II - 20x40x18</text:p>
          </table:table-cell>
        </table:table-row>
        <table:table-row table:style-name="ro2">
          <table:table-cell office:value-type="float" office:value="7069">
            <text:p>7069</text:p>
          </table:table-cell>
          <table:table-cell office:value-type="string">
            <text:p>Pustak murkowy Antara II - 20x40x18 - grafit łamany</text:p>
          </table:table-cell>
        </table:table-row>
        <table:table-row table:style-name="ro2">
          <table:table-cell office:value-type="float" office:value="7070">
            <text:p>7070</text:p>
          </table:table-cell>
          <table:table-cell office:value-type="string">
            <text:p>Pustak murkowy Antara II - 20x40x18 - latte łamany</text:p>
          </table:table-cell>
        </table:table-row>
        <table:table-row table:style-name="ro2">
          <table:table-cell office:value-type="float" office:value="7071">
            <text:p>7071</text:p>
          </table:table-cell>
          <table:table-cell office:value-type="string">
            <text:p>Pustak murkowy Antara II - 20x40x18 - nerino łamany</text:p>
          </table:table-cell>
        </table:table-row>
        <table:table-row table:style-name="ro2">
          <table:table-cell office:value-type="float" office:value="7072">
            <text:p>7072</text:p>
          </table:table-cell>
          <table:table-cell office:value-type="string">
            <text:p>Pustak murkowy Antara II - 20x40x18 - paloma łamany</text:p>
          </table:table-cell>
        </table:table-row>
        <table:table-row table:style-name="ro2">
          <table:table-cell office:value-type="float" office:value="7074">
            <text:p>7074</text:p>
          </table:table-cell>
          <table:table-cell office:value-type="string">
            <text:p>Daszek płaski Antara II 28x22,5x5,5</text:p>
          </table:table-cell>
        </table:table-row>
        <table:table-row table:style-name="ro2">
          <table:table-cell office:value-type="float" office:value="7075">
            <text:p>7075</text:p>
          </table:table-cell>
          <table:table-cell office:value-type="string">
            <text:p>Daszek płaski Antara II 28x22,5x5,5 - grafit łamany</text:p>
          </table:table-cell>
        </table:table-row>
        <table:table-row table:style-name="ro2">
          <table:table-cell office:value-type="float" office:value="7076">
            <text:p>7076</text:p>
          </table:table-cell>
          <table:table-cell office:value-type="string">
            <text:p>Daszek płaski Antara II 28x22,5x5,5 - latte łamany</text:p>
          </table:table-cell>
        </table:table-row>
        <table:table-row table:style-name="ro2">
          <table:table-cell office:value-type="float" office:value="7077">
            <text:p>7077</text:p>
          </table:table-cell>
          <table:table-cell office:value-type="string">
            <text:p>Daszek płaski Antara II 28x22,5x5,5 - nerino łamany</text:p>
          </table:table-cell>
        </table:table-row>
        <table:table-row table:style-name="ro2">
          <table:table-cell office:value-type="float" office:value="7078">
            <text:p>7078</text:p>
          </table:table-cell>
          <table:table-cell office:value-type="string">
            <text:p>Daszek płaski Antara II 28x22,5x5,5 - paloma łamany</text:p>
          </table:table-cell>
        </table:table-row>
        <table:table-row table:style-name="ro2">
          <table:table-cell office:value-type="float" office:value="7081">
            <text:p>7081</text:p>
          </table:table-cell>
          <table:table-cell office:value-type="string">
            <text:p>Daszek dwuspadowy Antara II 28x22,5x7</text:p>
          </table:table-cell>
        </table:table-row>
        <table:table-row table:style-name="ro2">
          <table:table-cell office:value-type="float" office:value="7082">
            <text:p>7082</text:p>
          </table:table-cell>
          <table:table-cell office:value-type="string">
            <text:p>Daszek dwuspadowy Antara II 28x22,5x7 - grafit łamany</text:p>
          </table:table-cell>
        </table:table-row>
        <table:table-row table:style-name="ro2">
          <table:table-cell office:value-type="float" office:value="7083">
            <text:p>7083</text:p>
          </table:table-cell>
          <table:table-cell office:value-type="string">
            <text:p>Daszek dwuspadowy Antara II 28x22,5x7 - latte łamany</text:p>
          </table:table-cell>
        </table:table-row>
        <table:table-row table:style-name="ro2">
          <table:table-cell office:value-type="float" office:value="7084">
            <text:p>7084</text:p>
          </table:table-cell>
          <table:table-cell office:value-type="string">
            <text:p>Daszek dwuspadowy Antara II 28x22,5x7 - nerino łamany</text:p>
          </table:table-cell>
        </table:table-row>
        <table:table-row table:style-name="ro2">
          <table:table-cell office:value-type="float" office:value="7085">
            <text:p>7085</text:p>
          </table:table-cell>
          <table:table-cell office:value-type="string">
            <text:p>Daszek dwuspadowy Antara II 28x22,5x7 - paloma łamany</text:p>
          </table:table-cell>
        </table:table-row>
        <table:table-row table:style-name="ro1">
          <table:table-cell office:value-type="float" office:value="7196">
            <text:p>7196</text:p>
          </table:table-cell>
          <table:table-cell office:value-type="string">
            <text:p>ROMA Classic BRSM Joniec - gagat</text:p>
          </table:table-cell>
        </table:table-row>
        <table:table-row table:style-name="ro1">
          <table:table-cell office:value-type="float" office:value="7198">
            <text:p>7198</text:p>
          </table:table-cell>
          <table:table-cell office:value-type="string">
            <text:p>ROMA Classic BRSM Joniec - topaz</text:p>
          </table:table-cell>
        </table:table-row>
        <table:table-row table:style-name="ro1">
          <table:table-cell office:value-type="float" office:value="7202">
            <text:p>7202</text:p>
          </table:table-cell>
          <table:table-cell office:value-type="string">
            <text:p>Napoli 4cm</text:p>
          </table:table-cell>
        </table:table-row>
        <table:table-row table:style-name="ro1">
          <table:table-cell office:value-type="float" office:value="7204">
            <text:p>7204</text:p>
          </table:table-cell>
          <table:table-cell office:value-type="string">
            <text:p>Napoli 4cm - grafitowy płukany</text:p>
          </table:table-cell>
        </table:table-row>
        <table:table-row table:style-name="ro1">
          <table:table-cell office:value-type="float" office:value="7205">
            <text:p>7205</text:p>
          </table:table-cell>
          <table:table-cell office:value-type="string">
            <text:p>Napoli 4cm - szary płukany</text:p>
          </table:table-cell>
        </table:table-row>
        <table:table-row table:style-name="ro2">
          <table:table-cell office:value-type="float" office:value="7215">
            <text:p>7215</text:p>
          </table:table-cell>
          <table:table-cell office:value-type="string">
            <text:p>ROMA Classic BRSM Joniec - onyx_c</text:p>
          </table:table-cell>
        </table:table-row>
        <table:table-row table:style-name="ro1">
          <table:table-cell office:value-type="float" office:value="7278">
            <text:p>7278</text:p>
          </table:table-cell>
          <table:table-cell office:value-type="string">
            <text:p>Linea Trawertyn 100x25x4cm - trawertyn beżowy</text:p>
          </table:table-cell>
        </table:table-row>
        <table:table-row table:style-name="ro1">
          <table:table-cell office:value-type="float" office:value="7279">
            <text:p>7279</text:p>
          </table:table-cell>
          <table:table-cell office:value-type="string">
            <text:p>Linea Trawertyn 100x25x4cm - trawertyn jasnoszary</text:p>
          </table:table-cell>
        </table:table-row>
        <table:table-row table:style-name="ro1">
          <table:table-cell office:value-type="float" office:value="7282">
            <text:p>7282</text:p>
          </table:table-cell>
          <table:table-cell office:value-type="string">
            <text:p>Linea Trawertyn 50x25x4 cm</text:p>
          </table:table-cell>
        </table:table-row>
        <table:table-row table:style-name="ro1">
          <table:table-cell office:value-type="float" office:value="7285">
            <text:p>7285</text:p>
          </table:table-cell>
          <table:table-cell office:value-type="string">
            <text:p>Linea Trawertyn 75x25x4cm</text:p>
          </table:table-cell>
        </table:table-row>
        <table:table-row table:style-name="ro1">
          <table:table-cell office:value-type="float" office:value="7287">
            <text:p>7287</text:p>
          </table:table-cell>
          <table:table-cell office:value-type="string">
            <text:p>Linea Trawertyn 75x25x4cm - trawertyn jasnoszary</text:p>
          </table:table-cell>
        </table:table-row>
        <table:table-row table:style-name="ro1">
          <table:table-cell office:value-type="float" office:value="7316">
            <text:p>7316</text:p>
          </table:table-cell>
          <table:table-cell office:value-type="string">
            <text:p>Lira 100x25x4cm - deska beżowy</text:p>
          </table:table-cell>
        </table:table-row>
        <table:table-row table:style-name="ro1">
          <table:table-cell office:value-type="float" office:value="7317">
            <text:p>7317</text:p>
          </table:table-cell>
          <table:table-cell office:value-type="string">
            <text:p>Lira 100x25x4cm - deska brązowy</text:p>
          </table:table-cell>
        </table:table-row>
        <table:table-row table:style-name="ro1">
          <table:table-cell office:value-type="float" office:value="7320">
            <text:p>7320</text:p>
          </table:table-cell>
          <table:table-cell office:value-type="string">
            <text:p>Lira 75x25x4cm - deska beżowy</text:p>
          </table:table-cell>
        </table:table-row>
        <table:table-row table:style-name="ro1">
          <table:table-cell office:value-type="float" office:value="7321">
            <text:p>7321</text:p>
          </table:table-cell>
          <table:table-cell office:value-type="string">
            <text:p>Lira 75x25x4cm - deska brązowy</text:p>
          </table:table-cell>
        </table:table-row>
        <table:table-row table:style-name="ro1">
          <table:table-cell office:value-type="float" office:value="7322">
            <text:p>7322</text:p>
          </table:table-cell>
          <table:table-cell office:value-type="string">
            <text:p>Lira 50x25x4cm - deska beżowy</text:p>
          </table:table-cell>
        </table:table-row>
        <table:table-row table:style-name="ro1">
          <table:table-cell office:value-type="float" office:value="7323">
            <text:p>7323</text:p>
          </table:table-cell>
          <table:table-cell office:value-type="string">
            <text:p>Lira 50x25x4cm - deska brązowy</text:p>
          </table:table-cell>
        </table:table-row>
        <table:table-row table:style-name="ro2">
          <table:table-cell office:value-type="float" office:value="7325">
            <text:p>7325</text:p>
          </table:table-cell>
          <table:table-cell office:value-type="string">
            <text:p>Exa</text:p>
          </table:table-cell>
        </table:table-row>
        <table:table-row table:style-name="ro1">
          <table:table-cell office:value-type="float" office:value="7331">
            <text:p>7331</text:p>
          </table:table-cell>
          <table:table-cell office:value-type="string">
            <text:p>Westa</text:p>
          </table:table-cell>
        </table:table-row>
        <table:table-row table:style-name="ro1">
          <table:table-cell office:value-type="float" office:value="7334">
            <text:p>7334</text:p>
          </table:table-cell>
          <table:table-cell office:value-type="string">
            <text:p>Westa - grafitowy płukany</text:p>
          </table:table-cell>
        </table:table-row>
        <table:table-row table:style-name="ro1">
          <table:table-cell office:value-type="float" office:value="7335">
            <text:p>7335</text:p>
          </table:table-cell>
          <table:table-cell office:value-type="string">
            <text:p>Westa - szary płukany</text:p>
          </table:table-cell>
        </table:table-row>
        <table:table-row table:style-name="ro2">
          <table:table-cell office:value-type="float" office:value="7340">
            <text:p>7340</text:p>
          </table:table-cell>
          <table:table-cell office:value-type="string">
            <text:p>Metrik - bazaltowy</text:p>
          </table:table-cell>
        </table:table-row>
        <table:table-row table:style-name="ro2">
          <table:table-cell office:value-type="float" office:value="7341">
            <text:p>7341</text:p>
          </table:table-cell>
          <table:table-cell office:value-type="string">
            <text:p>Metrik - biały</text:p>
          </table:table-cell>
        </table:table-row>
        <table:table-row table:style-name="ro2">
          <table:table-cell office:value-type="float" office:value="7342">
            <text:p>7342</text:p>
          </table:table-cell>
          <table:table-cell office:value-type="string">
            <text:p>Metrik - nerino</text:p>
          </table:table-cell>
        </table:table-row>
        <table:table-row table:style-name="ro2">
          <table:table-cell office:value-type="float" office:value="7343">
            <text:p>7343</text:p>
          </table:table-cell>
          <table:table-cell office:value-type="string">
            <text:p>Metrik - stalowy</text:p>
          </table:table-cell>
        </table:table-row>
        <table:table-row table:style-name="ro2">
          <table:table-cell office:value-type="float" office:value="7346">
            <text:p>7346</text:p>
          </table:table-cell>
          <table:table-cell office:value-type="string">
            <text:p>Oland II</text:p>
          </table:table-cell>
        </table:table-row>
        <table:table-row table:style-name="ro2">
          <table:table-cell office:value-type="float" office:value="7349">
            <text:p>7349</text:p>
          </table:table-cell>
          <table:table-cell office:value-type="string">
            <text:p>Oland II - bazaltowy</text:p>
          </table:table-cell>
        </table:table-row>
        <table:table-row table:style-name="ro2">
          <table:table-cell office:value-type="float" office:value="7350">
            <text:p>7350</text:p>
          </table:table-cell>
          <table:table-cell office:value-type="string">
            <text:p>Oland II - biały</text:p>
          </table:table-cell>
        </table:table-row>
        <table:table-row table:style-name="ro2">
          <table:table-cell office:value-type="float" office:value="7351">
            <text:p>7351</text:p>
          </table:table-cell>
          <table:table-cell office:value-type="string">
            <text:p>Oland II - nerino</text:p>
          </table:table-cell>
        </table:table-row>
        <table:table-row table:style-name="ro2">
          <table:table-cell office:value-type="float" office:value="7352">
            <text:p>7352</text:p>
          </table:table-cell>
          <table:table-cell office:value-type="string">
            <text:p>Oland II - stalowy</text:p>
          </table:table-cell>
        </table:table-row>
        <table:table-row table:style-name="ro2">
          <table:table-cell office:value-type="float" office:value="7358">
            <text:p>7358</text:p>
          </table:table-cell>
          <table:table-cell office:value-type="string">
            <text:p>Lamell</text:p>
          </table:table-cell>
        </table:table-row>
        <table:table-row table:style-name="ro2">
          <table:table-cell office:value-type="float" office:value="7361">
            <text:p>7361</text:p>
          </table:table-cell>
          <table:table-cell office:value-type="string">
            <text:p>Lamell - ritmo_d</text:p>
          </table:table-cell>
        </table:table-row>
        <table:table-row table:style-name="ro2">
          <table:table-cell office:value-type="float" office:value="7362">
            <text:p>7362</text:p>
          </table:table-cell>
          <table:table-cell office:value-type="string">
            <text:p>Lamell - stalowy</text:p>
          </table:table-cell>
        </table:table-row>
        <table:table-row table:style-name="ro2">
          <table:table-cell office:value-type="float" office:value="7363">
            <text:p>7363</text:p>
          </table:table-cell>
          <table:table-cell office:value-type="string">
            <text:p>Lamell - nerino</text:p>
          </table:table-cell>
        </table:table-row>
        <table:table-row table:style-name="ro2">
          <table:table-cell office:value-type="float" office:value="7365">
            <text:p>7365</text:p>
          </table:table-cell>
          <table:table-cell office:value-type="string">
            <text:p>Lamell - latte</text:p>
          </table:table-cell>
        </table:table-row>
        <table:table-row table:style-name="ro2">
          <table:table-cell office:value-type="float" office:value="7378">
            <text:p>7378</text:p>
          </table:table-cell>
          <table:table-cell office:value-type="string">
            <text:p>Lumia świecąca - bazaltowy fluorescencyjny</text:p>
          </table:table-cell>
        </table:table-row>
        <table:table-row table:style-name="ro2">
          <table:table-cell office:value-type="float" office:value="7379">
            <text:p>7379</text:p>
          </table:table-cell>
          <table:table-cell office:value-type="string">
            <text:p>Lumia świecąca - biały fluorescencyjny</text:p>
          </table:table-cell>
        </table:table-row>
        <table:table-row table:style-name="ro2">
          <table:table-cell office:value-type="float" office:value="7380">
            <text:p>7380</text:p>
          </table:table-cell>
          <table:table-cell office:value-type="string">
            <text:p>Lumia świecąca - stalowy fluorescencyjny</text:p>
          </table:table-cell>
        </table:table-row>
        <table:table-row table:style-name="ro2">
          <table:table-cell office:value-type="float" office:value="7385">
            <text:p>7385</text:p>
          </table:table-cell>
          <table:table-cell office:value-type="string">
            <text:p>Complex</text:p>
          </table:table-cell>
        </table:table-row>
        <table:table-row table:style-name="ro2">
          <table:table-cell office:value-type="float" office:value="7387">
            <text:p>7387</text:p>
          </table:table-cell>
          <table:table-cell office:value-type="string">
            <text:p>Complex - grafitowy płukany</text:p>
          </table:table-cell>
        </table:table-row>
        <table:table-row table:style-name="ro2">
          <table:table-cell office:value-type="float" office:value="7388">
            <text:p>7388</text:p>
          </table:table-cell>
          <table:table-cell office:value-type="string">
            <text:p>Complex - szary płukany</text:p>
          </table:table-cell>
        </table:table-row>
        <table:table-row table:style-name="ro2">
          <table:table-cell office:value-type="float" office:value="7389">
            <text:p>7389</text:p>
          </table:table-cell>
          <table:table-cell office:value-type="string">
            <text:p>Complex - żółty płukany</text:p>
          </table:table-cell>
        </table:table-row>
        <table:table-row table:style-name="ro1">
          <table:table-cell office:value-type="float" office:value="7410">
            <text:p>7410</text:p>
          </table:table-cell>
          <table:table-cell office:value-type="string">
            <text:p>Urbanika - grafitowy, 20x30</text:p>
          </table:table-cell>
        </table:table-row>
        <table:table-row table:style-name="ro1">
          <table:table-cell office:value-type="float" office:value="7411">
            <text:p>7411</text:p>
          </table:table-cell>
          <table:table-cell office:value-type="string">
            <text:p>Urbanika - grafitowy, 25x30</text:p>
          </table:table-cell>
        </table:table-row>
        <table:table-row table:style-name="ro2">
          <table:table-cell office:value-type="float" office:value="7412">
            <text:p>7412</text:p>
          </table:table-cell>
          <table:table-cell office:value-type="string">
            <text:p>Urbanika - nerino, 20x30</text:p>
          </table:table-cell>
        </table:table-row>
        <table:table-row table:style-name="ro2">
          <table:table-cell office:value-type="float" office:value="7413">
            <text:p>7413</text:p>
          </table:table-cell>
          <table:table-cell office:value-type="string">
            <text:p>Urbanika - nerino, 25x30</text:p>
          </table:table-cell>
        </table:table-row>
        <table:table-row table:style-name="ro1">
          <table:table-cell office:value-type="float" office:value="7414">
            <text:p>7414</text:p>
          </table:table-cell>
          <table:table-cell office:value-type="string">
            <text:p>Urbanika - szary płukany, 20x30</text:p>
          </table:table-cell>
        </table:table-row>
        <table:table-row table:style-name="ro1">
          <table:table-cell office:value-type="float" office:value="7415">
            <text:p>7415</text:p>
          </table:table-cell>
          <table:table-cell office:value-type="string">
            <text:p>Urbanika - szary płukany, 25x30</text:p>
          </table:table-cell>
        </table:table-row>
        <table:table-row table:style-name="ro2">
          <table:table-cell office:value-type="float" office:value="7416">
            <text:p>7416</text:p>
          </table:table-cell>
          <table:table-cell office:value-type="string">
            <text:p>Urbanika - onyx, 20x30</text:p>
          </table:table-cell>
        </table:table-row>
        <table:table-row table:style-name="ro2">
          <table:table-cell office:value-type="float" office:value="7417">
            <text:p>7417</text:p>
          </table:table-cell>
          <table:table-cell office:value-type="string">
            <text:p>Urbanika - onyx, 25x30</text:p>
          </table:table-cell>
        </table:table-row>
        <table:table-row table:style-name="ro1">
          <table:table-cell office:value-type="float" office:value="7418">
            <text:p>7418</text:p>
          </table:table-cell>
          <table:table-cell office:value-type="string">
            <text:p>Urbanika - szary, 20x30</text:p>
          </table:table-cell>
        </table:table-row>
        <table:table-row table:style-name="ro1">
          <table:table-cell office:value-type="float" office:value="7419">
            <text:p>7419</text:p>
          </table:table-cell>
          <table:table-cell office:value-type="string">
            <text:p>Urbanika - szary, 25x30</text:p>
          </table:table-cell>
        </table:table-row>
        <table:table-row table:style-name="ro1">
          <table:table-cell office:value-type="float" office:value="7422">
            <text:p>7422</text:p>
          </table:table-cell>
          <table:table-cell office:value-type="string">
            <text:p>Urbanika - grafitowy płukany, 25x30</text:p>
          </table:table-cell>
        </table:table-row>
        <table:table-row table:style-name="ro1">
          <table:table-cell office:value-type="float" office:value="7423">
            <text:p>7423</text:p>
          </table:table-cell>
          <table:table-cell office:value-type="string">
            <text:p>Urbanika - grafitowy płukany, 20x30</text:p>
          </table:table-cell>
        </table:table-row>
        <table:table-row table:style-name="ro1">
          <table:table-cell office:value-type="float" office:value="7428">
            <text:p>7428</text:p>
          </table:table-cell>
          <table:table-cell office:value-type="string">
            <text:p>Urbanika 15x30</text:p>
          </table:table-cell>
        </table:table-row>
        <table:table-row table:style-name="ro1">
          <table:table-cell office:value-type="float" office:value="7432">
            <text:p>7432</text:p>
          </table:table-cell>
          <table:table-cell office:value-type="string">
            <text:p>Urbanika 15x30 - grafitowy płukany</text:p>
          </table:table-cell>
        </table:table-row>
        <table:table-row table:style-name="ro1">
          <table:table-cell office:value-type="float" office:value="7433">
            <text:p>7433</text:p>
          </table:table-cell>
          <table:table-cell office:value-type="string">
            <text:p>Urbanika 15x30 - grafitowy</text:p>
          </table:table-cell>
        </table:table-row>
        <table:table-row table:style-name="ro2">
          <table:table-cell office:value-type="float" office:value="7435">
            <text:p>7435</text:p>
          </table:table-cell>
          <table:table-cell office:value-type="string">
            <text:p>Urbanika 15x30 - nerino</text:p>
          </table:table-cell>
        </table:table-row>
        <table:table-row table:style-name="ro1">
          <table:table-cell office:value-type="float" office:value="7438">
            <text:p>7438</text:p>
          </table:table-cell>
          <table:table-cell office:value-type="string">
            <text:p>Urbanika 15x30 - szary płukany</text:p>
          </table:table-cell>
        </table:table-row>
        <table:table-row table:style-name="ro2">
          <table:table-cell office:value-type="float" office:value="7440">
            <text:p>7440</text:p>
          </table:table-cell>
          <table:table-cell office:value-type="string">
            <text:p>Urbanika 15x30 - onyx</text:p>
          </table:table-cell>
        </table:table-row>
        <table:table-row table:style-name="ro1">
          <table:table-cell office:value-type="float" office:value="7442">
            <text:p>7442</text:p>
          </table:table-cell>
          <table:table-cell office:value-type="string">
            <text:p>Urbanika 15x30 - szary</text:p>
          </table:table-cell>
        </table:table-row>
        <table:table-row table:style-name="ro1">
          <table:table-cell office:value-type="float" office:value="7445">
            <text:p>7445</text:p>
          </table:table-cell>
          <table:table-cell office:value-type="string">
            <text:p>Urbanika 60 - grafitowy płukany</text:p>
          </table:table-cell>
        </table:table-row>
        <table:table-row table:style-name="ro1">
          <table:table-cell office:value-type="float" office:value="7446">
            <text:p>7446</text:p>
          </table:table-cell>
          <table:table-cell office:value-type="string">
            <text:p>Urbanika 60 - szary płukany</text:p>
          </table:table-cell>
        </table:table-row>
        <table:table-row table:style-name="ro2">
          <table:table-cell office:value-type="float" office:value="7447">
            <text:p>7447</text:p>
          </table:table-cell>
          <table:table-cell office:value-type="string">
            <text:p>Urbanika 60 - inez</text:p>
          </table:table-cell>
        </table:table-row>
        <table:table-row table:style-name="ro1">
          <table:table-cell office:value-type="float" office:value="7448">
            <text:p>7448</text:p>
          </table:table-cell>
          <table:table-cell office:value-type="string">
            <text:p>Urbanika 60 - ardo</text:p>
          </table:table-cell>
        </table:table-row>
        <table:table-row table:style-name="ro2">
          <table:table-cell office:value-type="float" office:value="7449">
            <text:p>7449</text:p>
          </table:table-cell>
          <table:table-cell office:value-type="string">
            <text:p>Urbanika 60 - onyx</text:p>
          </table:table-cell>
        </table:table-row>
        <table:table-row table:style-name="ro2">
          <table:table-cell office:value-type="float" office:value="7450">
            <text:p>7450</text:p>
          </table:table-cell>
          <table:table-cell office:value-type="string">
            <text:p>Urbanika 60 - nerino</text:p>
          </table:table-cell>
        </table:table-row>
        <table:table-row table:style-name="ro1">
          <table:table-cell office:value-type="float" office:value="7452">
            <text:p>7452</text:p>
          </table:table-cell>
          <table:table-cell office:value-type="string">
            <text:p>Urbanika 60 - szary</text:p>
          </table:table-cell>
        </table:table-row>
        <table:table-row table:style-name="ro1">
          <table:table-cell office:value-type="float" office:value="7453">
            <text:p>7453</text:p>
          </table:table-cell>
          <table:table-cell office:value-type="string">
            <text:p>Urbanika 60 - grafitowy</text:p>
          </table:table-cell>
        </table:table-row>
        <table:table-row table:style-name="ro1">
          <table:table-cell office:value-type="float" office:value="7457">
            <text:p>7457</text:p>
          </table:table-cell>
          <table:table-cell office:value-type="string">
            <text:p>Magna 50x75x8cm - stalowy</text:p>
          </table:table-cell>
        </table:table-row>
        <table:table-row table:style-name="ro1">
          <table:table-cell office:value-type="float" office:value="7458">
            <text:p>7458</text:p>
          </table:table-cell>
          <table:table-cell office:value-type="string">
            <text:p>Magna 50x75x8cm - latte</text:p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string">
            <text:p>Magna 50x75x8cm - nerino</text:p>
          </table:table-cell>
        </table:table-row>
        <table:table-row table:style-name="ro1">
          <table:table-cell office:value-type="float" office:value="7462">
            <text:p>7462</text:p>
          </table:table-cell>
          <table:table-cell office:value-type="string">
            <text:p>Magna 50x75x10cm</text:p>
          </table:table-cell>
        </table:table-row>
        <table:table-row table:style-name="ro2">
          <table:table-cell office:value-type="float" office:value="7465">
            <text:p>7465</text:p>
          </table:table-cell>
          <table:table-cell office:value-type="string">
            <text:p>Magna 50x75x10cm - nerino</text:p>
          </table:table-cell>
        </table:table-row>
        <table:table-row table:style-name="ro1">
          <table:table-cell office:value-type="float" office:value="7466">
            <text:p>7466</text:p>
          </table:table-cell>
          <table:table-cell office:value-type="string">
            <text:p>Magna 100x75x8cm</text:p>
          </table:table-cell>
        </table:table-row>
        <table:table-row table:style-name="ro1">
          <table:table-cell office:value-type="float" office:value="7467">
            <text:p>7467</text:p>
          </table:table-cell>
          <table:table-cell office:value-type="string">
            <text:p>Magna 100x75x8cm - stalowy</text:p>
          </table:table-cell>
        </table:table-row>
        <table:table-row table:style-name="ro1">
          <table:table-cell office:value-type="float" office:value="7468">
            <text:p>7468</text:p>
          </table:table-cell>
          <table:table-cell office:value-type="string">
            <text:p>Magna 100x75x8cm - latte</text:p>
          </table:table-cell>
        </table:table-row>
        <table:table-row table:style-name="ro2">
          <table:table-cell office:value-type="float" office:value="7469">
            <text:p>7469</text:p>
          </table:table-cell>
          <table:table-cell office:value-type="string">
            <text:p>Magna 100x75x8cm - nerino</text:p>
          </table:table-cell>
        </table:table-row>
        <table:table-row table:style-name="ro2">
          <table:table-cell office:value-type="float" office:value="7476">
            <text:p>7476</text:p>
          </table:table-cell>
          <table:table-cell office:value-type="string">
            <text:p>Extrano - bazaltowy</text:p>
          </table:table-cell>
        </table:table-row>
        <table:table-row table:style-name="ro2">
          <table:table-cell office:value-type="float" office:value="7477">
            <text:p>7477</text:p>
          </table:table-cell>
          <table:table-cell office:value-type="string">
            <text:p>Extrano - biały</text:p>
          </table:table-cell>
        </table:table-row>
        <table:table-row table:style-name="ro2">
          <table:table-cell office:value-type="float" office:value="7478">
            <text:p>7478</text:p>
          </table:table-cell>
          <table:table-cell office:value-type="string">
            <text:p>Extrano - nerino</text:p>
          </table:table-cell>
        </table:table-row>
        <table:table-row table:style-name="ro2">
          <table:table-cell office:value-type="float" office:value="7479">
            <text:p>7479</text:p>
          </table:table-cell>
          <table:table-cell office:value-type="string">
            <text:p>Extrano - stalowy</text:p>
          </table:table-cell>
        </table:table-row>
        <table:table-row table:style-name="ro1">
          <table:table-cell office:value-type="float" office:value="7490">
            <text:p>7490</text:p>
          </table:table-cell>
          <table:table-cell office:value-type="string">
            <text:p>Obrzeże Lingo 50x10x28</text:p>
          </table:table-cell>
        </table:table-row>
        <table:table-row table:style-name="ro1">
          <table:table-cell office:value-type="float" office:value="7494">
            <text:p>7494</text:p>
          </table:table-cell>
          <table:table-cell office:value-type="string">
            <text:p>Obrzeże Lingo 50x10x28 - beżowy</text:p>
          </table:table-cell>
        </table:table-row>
        <table:table-row table:style-name="ro1">
          <table:table-cell office:value-type="float" office:value="7495">
            <text:p>7495</text:p>
          </table:table-cell>
          <table:table-cell office:value-type="string">
            <text:p>Obrzeże Lingo 50x10x28 - grafitowy</text:p>
          </table:table-cell>
        </table:table-row>
        <table:table-row table:style-name="ro1">
          <table:table-cell office:value-type="float" office:value="7496">
            <text:p>7496</text:p>
          </table:table-cell>
          <table:table-cell office:value-type="string">
            <text:p>Obrzeże Lingo 50x10x28 - stalowy</text:p>
          </table:table-cell>
        </table:table-row>
        <table:table-row table:style-name="ro1">
          <table:table-cell office:value-type="float" office:value="7503">
            <text:p>7503</text:p>
          </table:table-cell>
          <table:table-cell office:value-type="string">
            <text:p>Obrzeże Flesz 6x20x30</text:p>
          </table:table-cell>
        </table:table-row>
        <table:table-row table:style-name="ro1">
          <table:table-cell office:value-type="float" office:value="7505">
            <text:p>7505</text:p>
          </table:table-cell>
          <table:table-cell office:value-type="string">
            <text:p>Obrzeże Flesz 6x20x30 - grafitowy</text:p>
          </table:table-cell>
        </table:table-row>
        <table:table-row table:style-name="ro1">
          <table:table-cell office:value-type="float" office:value="7506">
            <text:p>7506</text:p>
          </table:table-cell>
          <table:table-cell office:value-type="string">
            <text:p>Obrzeże Flesz 6x20x30 - stalowy</text:p>
          </table:table-cell>
        </table:table-row>
        <table:table-row table:style-name="ro2">
          <table:table-cell office:value-type="float" office:value="7525">
            <text:p>7525</text:p>
          </table:table-cell>
          <table:table-cell office:value-type="string">
            <text:p>Palisada Hestra 100cm - grafitowy utwardzany</text:p>
          </table:table-cell>
        </table:table-row>
        <table:table-row table:style-name="ro2">
          <table:table-cell office:value-type="float" office:value="7526">
            <text:p>7526</text:p>
          </table:table-cell>
          <table:table-cell office:value-type="string">
            <text:p>Palisada Hestra 100cm - szary utwardzany</text:p>
          </table:table-cell>
        </table:table-row>
        <table:table-row table:style-name="ro1">
          <table:table-cell office:value-type="float" office:value="7532">
            <text:p>7532</text:p>
          </table:table-cell>
          <table:table-cell office:value-type="string">
            <text:p>Palisada Zen 40cm</text:p>
          </table:table-cell>
        </table:table-row>
        <table:table-row table:style-name="ro1">
          <table:table-cell office:value-type="float" office:value="7533">
            <text:p>7533</text:p>
          </table:table-cell>
          <table:table-cell office:value-type="string">
            <text:p>Palisada Zen 40cm - brązowy utwardzany</text:p>
          </table:table-cell>
        </table:table-row>
        <table:table-row table:style-name="ro1">
          <table:table-cell office:value-type="float" office:value="7534">
            <text:p>7534</text:p>
          </table:table-cell>
          <table:table-cell office:value-type="string">
            <text:p>Palisada Zen 40cm - grafitowy utwardzany</text:p>
          </table:table-cell>
        </table:table-row>
        <table:table-row table:style-name="ro1">
          <table:table-cell office:value-type="float" office:value="7535">
            <text:p>7535</text:p>
          </table:table-cell>
          <table:table-cell office:value-type="string">
            <text:p>Palisada Zen 40cm - szary utwardzany</text:p>
          </table:table-cell>
        </table:table-row>
        <table:table-row table:style-name="ro1">
          <table:table-cell office:value-type="float" office:value="7536">
            <text:p>7536</text:p>
          </table:table-cell>
          <table:table-cell office:value-type="string">
            <text:p>Palisada Zen 60cm</text:p>
          </table:table-cell>
        </table:table-row>
        <table:table-row table:style-name="ro1">
          <table:table-cell office:value-type="float" office:value="7537">
            <text:p>7537</text:p>
          </table:table-cell>
          <table:table-cell office:value-type="string">
            <text:p>Palisada Zen 60cm - brązowy utwardzany</text:p>
          </table:table-cell>
        </table:table-row>
        <table:table-row table:style-name="ro1">
          <table:table-cell office:value-type="float" office:value="7538">
            <text:p>7538</text:p>
          </table:table-cell>
          <table:table-cell office:value-type="string">
            <text:p>Palisada Zen 60cm - grafitowy utwardzany</text:p>
          </table:table-cell>
        </table:table-row>
        <table:table-row table:style-name="ro1">
          <table:table-cell office:value-type="float" office:value="7539">
            <text:p>7539</text:p>
          </table:table-cell>
          <table:table-cell office:value-type="string">
            <text:p>Palisada Zen 60cm - szary utwardzany</text:p>
          </table:table-cell>
        </table:table-row>
        <table:table-row table:style-name="ro1">
          <table:table-cell office:value-type="float" office:value="7541">
            <text:p>7541</text:p>
          </table:table-cell>
          <table:table-cell office:value-type="string">
            <text:p>Palisada Zen 80cm</text:p>
          </table:table-cell>
        </table:table-row>
        <table:table-row table:style-name="ro1">
          <table:table-cell office:value-type="float" office:value="7542">
            <text:p>7542</text:p>
          </table:table-cell>
          <table:table-cell office:value-type="string">
            <text:p>Palisada Zen 80cm - brązowy utwardzany</text:p>
          </table:table-cell>
        </table:table-row>
        <table:table-row table:style-name="ro1">
          <table:table-cell office:value-type="float" office:value="7543">
            <text:p>7543</text:p>
          </table:table-cell>
          <table:table-cell office:value-type="string">
            <text:p>Palisada Zen 80cm - grafitowy utwardzany</text:p>
          </table:table-cell>
        </table:table-row>
        <table:table-row table:style-name="ro1">
          <table:table-cell office:value-type="float" office:value="7544">
            <text:p>7544</text:p>
          </table:table-cell>
          <table:table-cell office:value-type="string">
            <text:p>Palisada Zen 80cm - szary utwardzany</text:p>
          </table:table-cell>
        </table:table-row>
        <table:table-row table:style-name="ro1">
          <table:table-cell office:value-type="float" office:value="7545">
            <text:p>7545</text:p>
          </table:table-cell>
          <table:table-cell office:value-type="string">
            <text:p>Palisada Zen 100cm</text:p>
          </table:table-cell>
        </table:table-row>
        <table:table-row table:style-name="ro1">
          <table:table-cell office:value-type="float" office:value="7546">
            <text:p>7546</text:p>
          </table:table-cell>
          <table:table-cell office:value-type="string">
            <text:p>Palisada Zen 100cm - brązowy utwardzany</text:p>
          </table:table-cell>
        </table:table-row>
        <table:table-row table:style-name="ro1">
          <table:table-cell office:value-type="float" office:value="7547">
            <text:p>7547</text:p>
          </table:table-cell>
          <table:table-cell office:value-type="string">
            <text:p>Palisada Zen 100cm - grafitowy utwardzany</text:p>
          </table:table-cell>
        </table:table-row>
        <table:table-row table:style-name="ro1">
          <table:table-cell office:value-type="float" office:value="7548">
            <text:p>7548</text:p>
          </table:table-cell>
          <table:table-cell office:value-type="string">
            <text:p>Palisada Zen 100cm - szary utwardzany</text:p>
          </table:table-cell>
        </table:table-row>
        <table:table-row table:style-name="ro1">
          <table:table-cell office:value-type="float" office:value="7551">
            <text:p>7551</text:p>
          </table:table-cell>
          <table:table-cell office:value-type="string">
            <text:p>Palisada Zen 120cm</text:p>
          </table:table-cell>
        </table:table-row>
        <table:table-row table:style-name="ro1">
          <table:table-cell office:value-type="float" office:value="7552">
            <text:p>7552</text:p>
          </table:table-cell>
          <table:table-cell office:value-type="string">
            <text:p>Palisada Zen 120cm - brązowy utwardzany</text:p>
          </table:table-cell>
        </table:table-row>
        <table:table-row table:style-name="ro1">
          <table:table-cell office:value-type="float" office:value="7553">
            <text:p>7553</text:p>
          </table:table-cell>
          <table:table-cell office:value-type="string">
            <text:p>Palisada Zen 120cm - grafitowy utwardzany</text:p>
          </table:table-cell>
        </table:table-row>
        <table:table-row table:style-name="ro1">
          <table:table-cell office:value-type="float" office:value="7554">
            <text:p>7554</text:p>
          </table:table-cell>
          <table:table-cell office:value-type="string">
            <text:p>Palisada Zen 120cm - szary utwardzany</text:p>
          </table:table-cell>
        </table:table-row>
        <table:table-row table:style-name="ro1">
          <table:table-cell office:value-type="float" office:value="7555">
            <text:p>7555</text:p>
          </table:table-cell>
          <table:table-cell office:value-type="string">
            <text:p>Stopień Linea 15x40x100</text:p>
          </table:table-cell>
        </table:table-row>
        <table:table-row table:style-name="ro1">
          <table:table-cell office:value-type="float" office:value="7560">
            <text:p>7560</text:p>
          </table:table-cell>
          <table:table-cell office:value-type="string">
            <text:p>Stopień Linea 15x40x100 - trawertyn jasnoszary</text:p>
          </table:table-cell>
        </table:table-row>
        <table:table-row table:style-name="ro1">
          <table:table-cell office:value-type="float" office:value="7561">
            <text:p>7561</text:p>
          </table:table-cell>
          <table:table-cell office:value-type="string">
            <text:p>Stopień Lira 15x40x100</text:p>
          </table:table-cell>
        </table:table-row>
        <table:table-row table:style-name="ro1">
          <table:table-cell office:value-type="float" office:value="7565">
            <text:p>7565</text:p>
          </table:table-cell>
          <table:table-cell office:value-type="string">
            <text:p>Stopień Lira 15x40x100 - deska brązowy</text:p>
          </table:table-cell>
        </table:table-row>
        <table:table-row table:style-name="ro2">
          <table:table-cell office:value-type="float" office:value="7577">
            <text:p>7577</text:p>
          </table:table-cell>
          <table:table-cell office:value-type="string">
            <text:p>Stopień Grando Łamany 40x100x15 - hawaii łamany</text:p>
          </table:table-cell>
        </table:table-row>
        <table:table-row table:style-name="ro1">
          <table:table-cell office:value-type="float" office:value="7578">
            <text:p>7578</text:p>
          </table:table-cell>
          <table:table-cell office:value-type="string">
            <text:p>Stopień Grando Łamany 40x100x15 - latte łamany</text:p>
          </table:table-cell>
        </table:table-row>
        <table:table-row table:style-name="ro2">
          <table:table-cell office:value-type="float" office:value="7579">
            <text:p>7579</text:p>
          </table:table-cell>
          <table:table-cell office:value-type="string">
            <text:p>Stopień Grando Łamany 40x100x15 - nerino łamany</text:p>
          </table:table-cell>
        </table:table-row>
        <table:table-row table:style-name="ro1">
          <table:table-cell office:value-type="float" office:value="7580">
            <text:p>7580</text:p>
          </table:table-cell>
          <table:table-cell office:value-type="string">
            <text:p>Stopień Grando Gładki 40x100x15</text:p>
          </table:table-cell>
        </table:table-row>
        <table:table-row table:style-name="ro2">
          <table:table-cell office:value-type="float" office:value="7581">
            <text:p>7581</text:p>
          </table:table-cell>
          <table:table-cell office:value-type="string">
            <text:p>Stopień Grando Gładki 40x100x15 - hawaii</text:p>
          </table:table-cell>
        </table:table-row>
        <table:table-row table:style-name="ro1">
          <table:table-cell office:value-type="float" office:value="7582">
            <text:p>7582</text:p>
          </table:table-cell>
          <table:table-cell office:value-type="string">
            <text:p>Stopień Grando Gładki 40x100x15 - latte</text:p>
          </table:table-cell>
        </table:table-row>
        <table:table-row table:style-name="ro2">
          <table:table-cell office:value-type="float" office:value="7583">
            <text:p>7583</text:p>
          </table:table-cell>
          <table:table-cell office:value-type="string">
            <text:p>Stopień Grando Gładki 40x100x15 - nerino</text:p>
          </table:table-cell>
        </table:table-row>
        <table:table-row table:style-name="ro2">
          <table:table-cell office:value-type="float" office:value="7587">
            <text:p>7587</text:p>
          </table:table-cell>
          <table:table-cell office:value-type="string">
            <text:p>Pustak Neo</text:p>
          </table:table-cell>
        </table:table-row>
        <table:table-row table:style-name="ro2">
          <table:table-cell office:value-type="float" office:value="7589">
            <text:p>7589</text:p>
          </table:table-cell>
          <table:table-cell office:value-type="string">
            <text:p>Pustak Neo - grafitowy</text:p>
          </table:table-cell>
        </table:table-row>
        <table:table-row table:style-name="ro2">
          <table:table-cell office:value-type="float" office:value="7590">
            <text:p>7590</text:p>
          </table:table-cell>
          <table:table-cell office:value-type="string">
            <text:p>Pustak Neo - stalowy</text:p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string">
            <text:p>Daszek Neo</text:p>
          </table:table-cell>
        </table:table-row>
        <table:table-row table:style-name="ro2">
          <table:table-cell office:value-type="float" office:value="7596">
            <text:p>7596</text:p>
          </table:table-cell>
          <table:table-cell office:value-type="string">
            <text:p>Daszek Neo - grafitowy</text:p>
          </table:table-cell>
        </table:table-row>
        <table:table-row table:style-name="ro2">
          <table:table-cell office:value-type="float" office:value="7597">
            <text:p>7597</text:p>
          </table:table-cell>
          <table:table-cell office:value-type="string">
            <text:p>Daszek Neo - stalowy</text:p>
          </table:table-cell>
        </table:table-row>
        <table:table-row table:style-name="ro2">
          <table:table-cell office:value-type="float" office:value="7621">
            <text:p>7621</text:p>
          </table:table-cell>
          <table:table-cell office:value-type="string">
            <text:p>Murek Albero</text:p>
          </table:table-cell>
        </table:table-row>
        <table:table-row table:style-name="ro2">
          <table:table-cell office:value-type="float" office:value="7625">
            <text:p>7625</text:p>
          </table:table-cell>
          <table:table-cell office:value-type="string">
            <text:p>Murek Albero - alpen albero</text:p>
          </table:table-cell>
        </table:table-row>
        <table:table-row table:style-name="ro2">
          <table:table-cell office:value-type="float" office:value="7626">
            <text:p>7626</text:p>
          </table:table-cell>
          <table:table-cell office:value-type="string">
            <text:p>Murek Albero - brenta albero</text:p>
          </table:table-cell>
        </table:table-row>
        <table:table-row table:style-name="ro1">
          <table:table-cell office:value-type="float" office:value="7632">
            <text:p>7632</text:p>
          </table:table-cell>
          <table:table-cell office:value-type="string">
            <text:p>Murek / Donica TIGELA</text:p>
          </table:table-cell>
        </table:table-row>
        <table:table-row table:style-name="ro1">
          <table:table-cell office:value-type="float" office:value="7633">
            <text:p>7633</text:p>
          </table:table-cell>
          <table:table-cell office:value-type="string">
            <text:p>Murek / Donica TIGELA - grafitowy</text:p>
          </table:table-cell>
        </table:table-row>
        <table:table-row table:style-name="ro1">
          <table:table-cell office:value-type="float" office:value="7634">
            <text:p>7634</text:p>
          </table:table-cell>
          <table:table-cell office:value-type="string">
            <text:p>Murek / Donica TIGELA - stalowy</text:p>
          </table:table-cell>
        </table:table-row>
        <table:table-row table:style-name="ro1">
          <table:table-cell office:value-type="float" office:value="7747">
            <text:p>7747</text:p>
          </table:table-cell>
          <table:table-cell office:value-type="string">
            <text:p>Obrzeże chodnikowe 8x25x100</text:p>
          </table:table-cell>
        </table:table-row>
        <table:table-row table:style-name="ro1">
          <table:table-cell office:value-type="float" office:value="7748">
            <text:p>7748</text:p>
          </table:table-cell>
          <table:table-cell office:value-type="string">
            <text:p>Obrzeże chodnikowe 8x25x100 - czerwony</text:p>
          </table:table-cell>
        </table:table-row>
        <table:table-row table:style-name="ro1">
          <table:table-cell office:value-type="float" office:value="7749">
            <text:p>7749</text:p>
          </table:table-cell>
          <table:table-cell office:value-type="string">
            <text:p>Obrzeże chodnikowe 8x25x100 - grafitowy</text:p>
          </table:table-cell>
        </table:table-row>
        <table:table-row table:style-name="ro1">
          <table:table-cell office:value-type="float" office:value="7750">
            <text:p>7750</text:p>
          </table:table-cell>
          <table:table-cell office:value-type="string">
            <text:p>Obrzeże chodnikowe 8x25x100 - szary</text:p>
          </table:table-cell>
        </table:table-row>
        <table:table-row table:style-name="ro2">
          <table:table-cell office:value-type="float" office:value="7757">
            <text:p>7757</text:p>
          </table:table-cell>
          <table:table-cell office:value-type="string">
            <text:p>Prostokąt Polbruk 8cm - czerwony</text:p>
          </table:table-cell>
        </table:table-row>
        <table:table-row table:style-name="ro2">
          <table:table-cell office:value-type="float" office:value="7758">
            <text:p>7758</text:p>
          </table:table-cell>
          <table:table-cell office:value-type="string">
            <text:p>Prostokąt Polbruk 8cm - grafitowy</text:p>
          </table:table-cell>
        </table:table-row>
        <table:table-row table:style-name="ro2">
          <table:table-cell office:value-type="float" office:value="7760">
            <text:p>7760</text:p>
          </table:table-cell>
          <table:table-cell office:value-type="string">
            <text:p>Prostokąt Polbruk 8cm - szary</text:p>
          </table:table-cell>
        </table:table-row>
        <table:table-row table:style-name="ro1">
          <table:table-cell office:value-type="float" office:value="7765">
            <text:p>7765</text:p>
          </table:table-cell>
          <table:table-cell office:value-type="string">
            <text:p>Płyta chodnikowa 50x50x7cm - szary</text:p>
          </table:table-cell>
        </table:table-row>
        <table:table-row table:style-name="ro2">
          <table:table-cell office:value-type="float" office:value="7777">
            <text:p>7777</text:p>
          </table:table-cell>
          <table:table-cell office:value-type="string">
            <text:p>Tetka 6cm - czerwony</text:p>
          </table:table-cell>
        </table:table-row>
        <table:table-row table:style-name="ro2">
          <table:table-cell office:value-type="float" office:value="7778">
            <text:p>7778</text:p>
          </table:table-cell>
          <table:table-cell office:value-type="string">
            <text:p>Tetka 6cm - grafitowy</text:p>
          </table:table-cell>
        </table:table-row>
        <table:table-row table:style-name="ro2">
          <table:table-cell office:value-type="float" office:value="7779">
            <text:p>7779</text:p>
          </table:table-cell>
          <table:table-cell office:value-type="string">
            <text:p>Tetka 6cm - szary</text:p>
          </table:table-cell>
        </table:table-row>
        <table:table-row table:style-name="ro1">
          <table:table-cell office:value-type="float" office:value="7781">
            <text:p>7781</text:p>
          </table:table-cell>
          <table:table-cell office:value-type="string">
            <text:p>Krawężnik drogowy 12x25x100 - szary</text:p>
          </table:table-cell>
        </table:table-row>
        <table:table-row table:style-name="ro1">
          <table:table-cell office:value-type="float" office:value="7783">
            <text:p>7783</text:p>
          </table:table-cell>
          <table:table-cell office:value-type="string">
            <text:p>Krawężnik drogowy 15x25x100</text:p>
          </table:table-cell>
        </table:table-row>
        <table:table-row table:style-name="ro1">
          <table:table-cell office:value-type="float" office:value="7784">
            <text:p>7784</text:p>
          </table:table-cell>
          <table:table-cell office:value-type="string">
            <text:p>Krawężnik drogowy 15x25x100 - szary</text:p>
          </table:table-cell>
        </table:table-row>
        <table:table-row table:style-name="ro1">
          <table:table-cell office:value-type="float" office:value="7785">
            <text:p>7785</text:p>
          </table:table-cell>
          <table:table-cell office:value-type="string">
            <text:p>Krawężnik drogowy 15x30x100</text:p>
          </table:table-cell>
        </table:table-row>
        <table:table-row table:style-name="ro1">
          <table:table-cell office:value-type="float" office:value="7786">
            <text:p>7786</text:p>
          </table:table-cell>
          <table:table-cell office:value-type="string">
            <text:p>Krawężnik drogowy 15x30x100 - szary</text:p>
          </table:table-cell>
        </table:table-row>
        <table:table-row table:style-name="ro2">
          <table:table-cell office:value-type="float" office:value="8776">
            <text:p>8776</text:p>
          </table:table-cell>
          <table:table-cell office:value-type="string">
            <text:p>Exa - taupe</text:p>
          </table:table-cell>
        </table:table-row>
        <table:table-row table:style-name="ro2">
          <table:table-cell office:value-type="float" office:value="8987">
            <text:p>8987</text:p>
          </table:table-cell>
          <table:table-cell office:value-type="string">
            <text:p>Pustak GU+GA łupany 38x22x16 - onyx łupany</text:p>
          </table:table-cell>
        </table:table-row>
        <table:table-row table:style-name="ro1">
          <table:table-cell office:value-type="float" office:value="8989">
            <text:p>8989</text:p>
          </table:table-cell>
          <table:table-cell office:value-type="string">
            <text:p>Pustak GU+GA łupany 38x22x16 - alaska łupany</text:p>
          </table:table-cell>
        </table:table-row>
        <table:table-row table:style-name="ro1">
          <table:table-cell office:value-type="float" office:value="8990">
            <text:p>8990</text:p>
          </table:table-cell>
          <table:table-cell office:value-type="string">
            <text:p>Pustak GU+GA łupany 38x22x16 - bronzyt łupany</text:p>
          </table:table-cell>
        </table:table-row>
        <table:table-row table:style-name="ro1">
          <table:table-cell office:value-type="float" office:value="8992">
            <text:p>8992</text:p>
          </table:table-cell>
          <table:table-cell office:value-type="string">
            <text:p>Pustak GU+GA łupany 38x22x16 - czarny łupany</text:p>
          </table:table-cell>
        </table:table-row>
        <table:table-row table:style-name="ro1">
          <table:table-cell office:value-type="float" office:value="8993">
            <text:p>8993</text:p>
          </table:table-cell>
          <table:table-cell office:value-type="string">
            <text:p>Pustak GU+GA łupany 38x22x16 - getyt łupany</text:p>
          </table:table-cell>
        </table:table-row>
        <table:table-row table:style-name="ro1">
          <table:table-cell office:value-type="float" office:value="8997">
            <text:p>8997</text:p>
          </table:table-cell>
          <table:table-cell office:value-type="string">
            <text:p>Pustak GU+GA łupany 38x22x16 - piaskowy łupany</text:p>
          </table:table-cell>
        </table:table-row>
        <table:table-row table:style-name="ro1">
          <table:table-cell office:value-type="float" office:value="8998">
            <text:p>8998</text:p>
          </table:table-cell>
          <table:table-cell office:value-type="string">
            <text:p>Pustak GU+GA łupany 38x22x16 - piryt łupany</text:p>
          </table:table-cell>
        </table:table-row>
        <table:table-row table:style-name="ro2">
          <table:table-cell office:value-type="float" office:value="8999">
            <text:p>8999</text:p>
          </table:table-cell>
          <table:table-cell office:value-type="string">
            <text:p>Pustak GU+GA łupany 38x22x16 - silver łupany</text:p>
          </table:table-cell>
        </table:table-row>
        <table:table-row table:style-name="ro2">
          <table:table-cell office:value-type="float" office:value="9000">
            <text:p>9000</text:p>
          </table:table-cell>
          <table:table-cell office:value-type="string">
            <text:p>Pustak GU+GA łupany 38x22x16 - vera łupany</text:p>
          </table:table-cell>
        </table:table-row>
        <table:table-row table:style-name="ro2">
          <table:table-cell office:value-type="float" office:value="9044">
            <text:p>9044</text:p>
          </table:table-cell>
          <table:table-cell office:value-type="string">
            <text:p>Pustak murkowy GM Joniec 38x22x16</text:p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string">
            <text:p>Pustak murkowy GM Joniec 38x22x16 - onyx łupany</text:p>
          </table:table-cell>
        </table:table-row>
        <table:table-row table:style-name="ro2">
          <table:table-cell office:value-type="float" office:value="9047">
            <text:p>9047</text:p>
          </table:table-cell>
          <table:table-cell office:value-type="string">
            <text:p>Pustak murkowy GM Joniec 38x22x16 - alaska łupany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string">
            <text:p>Pustak murkowy GM Joniec 38x22x16 - bronzyt łupany</text:p>
          </table:table-cell>
        </table:table-row>
        <table:table-row table:style-name="ro2">
          <table:table-cell office:value-type="float" office:value="9050">
            <text:p>9050</text:p>
          </table:table-cell>
          <table:table-cell office:value-type="string">
            <text:p>Pustak murkowy GM Joniec 38x22x16 - czarny łupany</text:p>
          </table:table-cell>
        </table:table-row>
        <table:table-row table:style-name="ro2">
          <table:table-cell office:value-type="float" office:value="9051">
            <text:p>9051</text:p>
          </table:table-cell>
          <table:table-cell office:value-type="string">
            <text:p>Pustak murkowy GM Joniec 38x22x16 - getyt łupany</text:p>
          </table:table-cell>
        </table:table-row>
        <table:table-row table:style-name="ro2">
          <table:table-cell office:value-type="float" office:value="9055">
            <text:p>9055</text:p>
          </table:table-cell>
          <table:table-cell office:value-type="string">
            <text:p>Pustak murkowy GM Joniec 38x22x16 - piaskowy łupany</text:p>
          </table:table-cell>
        </table:table-row>
        <table:table-row table:style-name="ro2">
          <table:table-cell office:value-type="float" office:value="9056">
            <text:p>9056</text:p>
          </table:table-cell>
          <table:table-cell office:value-type="string">
            <text:p>Pustak murkowy GM Joniec 38x22x16 - piryt łupany</text:p>
          </table:table-cell>
        </table:table-row>
        <table:table-row table:style-name="ro2">
          <table:table-cell office:value-type="float" office:value="9057">
            <text:p>9057</text:p>
          </table:table-cell>
          <table:table-cell office:value-type="string">
            <text:p>Pustak murkowy GM Joniec 38x22x16 - silver łupany</text:p>
          </table:table-cell>
        </table:table-row>
        <table:table-row table:style-name="ro2">
          <table:table-cell office:value-type="float" office:value="9058">
            <text:p>9058</text:p>
          </table:table-cell>
          <table:table-cell office:value-type="string">
            <text:p>Pustak murkowy GM Joniec 38x22x16 - vera łupany</text:p>
          </table:table-cell>
        </table:table-row>
        <table:table-row table:style-name="ro1">
          <table:table-cell office:value-type="float" office:value="9140">
            <text:p>9140</text:p>
          </table:table-cell>
          <table:table-cell office:value-type="string">
            <text:p>Pustak słupkowy GU+GAM Joniec 38x22x8</text:p>
          </table:table-cell>
        </table:table-row>
        <table:table-row table:style-name="ro2">
          <table:table-cell office:value-type="float" office:value="9141">
            <text:p>9141</text:p>
          </table:table-cell>
          <table:table-cell office:value-type="string">
            <text:p>Pustak słupkowy GU+GAM Joniec 38x22x8 - onyx łupany</text:p>
          </table:table-cell>
        </table:table-row>
        <table:table-row table:style-name="ro1">
          <table:table-cell office:value-type="float" office:value="9146">
            <text:p>9146</text:p>
          </table:table-cell>
          <table:table-cell office:value-type="string">
            <text:p>Pustak słupkowy GU+GAM Joniec 38x22x8 - czarny łupany</text:p>
          </table:table-cell>
        </table:table-row>
        <table:table-row table:style-name="ro1">
          <table:table-cell office:value-type="float" office:value="9152">
            <text:p>9152</text:p>
          </table:table-cell>
          <table:table-cell office:value-type="string">
            <text:p>Pustak słupkowy GU+GAM Joniec 38x22x8 - piryt łupany</text:p>
          </table:table-cell>
        </table:table-row>
        <table:table-row table:style-name="ro2">
          <table:table-cell office:value-type="float" office:value="9168">
            <text:p>9168</text:p>
          </table:table-cell>
          <table:table-cell office:value-type="string">
            <text:p>Pustak murkowy GMM Joniec 38x22x8</text:p>
          </table:table-cell>
        </table:table-row>
        <table:table-row table:style-name="ro2">
          <table:table-cell office:value-type="float" office:value="9169">
            <text:p>9169</text:p>
          </table:table-cell>
          <table:table-cell office:value-type="string">
            <text:p>Pustak murkowy GMM Joniec 38x22x8 - onyx łupany</text:p>
          </table:table-cell>
        </table:table-row>
        <table:table-row table:style-name="ro2">
          <table:table-cell office:value-type="float" office:value="9170">
            <text:p>9170</text:p>
          </table:table-cell>
          <table:table-cell office:value-type="string">
            <text:p>Pustak murkowy GMM Joniec 38x22x8 - czarny łupany</text:p>
          </table:table-cell>
        </table:table-row>
        <table:table-row table:style-name="ro2">
          <table:table-cell office:value-type="float" office:value="9171">
            <text:p>9171</text:p>
          </table:table-cell>
          <table:table-cell office:value-type="string">
            <text:p>Pustak murkowy GMM Joniec 38x22x8 - piryt łupany</text:p>
          </table:table-cell>
        </table:table-row>
        <table:table-row table:style-name="ro1">
          <table:table-cell office:value-type="float" office:value="9197">
            <text:p>9197</text:p>
          </table:table-cell>
          <table:table-cell office:value-type="string">
            <text:p>Daszek CSBNR Joniec 45x28x6 - brązowy ciemny</text:p>
          </table:table-cell>
        </table:table-row>
        <table:table-row table:style-name="ro1">
          <table:table-cell office:value-type="float" office:value="9198">
            <text:p>9198</text:p>
          </table:table-cell>
          <table:table-cell office:value-type="string">
            <text:p>Daszek CSBNR Joniec 45x28x6 - brązowy jasny</text:p>
          </table:table-cell>
        </table:table-row>
        <table:table-row table:style-name="ro1">
          <table:table-cell office:value-type="float" office:value="9199">
            <text:p>9199</text:p>
          </table:table-cell>
          <table:table-cell office:value-type="string">
            <text:p>Daszek CSBNR Joniec 45x28x6 - czarny gładki</text:p>
          </table:table-cell>
        </table:table-row>
        <table:table-row table:style-name="ro1">
          <table:table-cell office:value-type="float" office:value="9200">
            <text:p>9200</text:p>
          </table:table-cell>
          <table:table-cell office:value-type="string">
            <text:p>Daszek CSBNR Joniec 45x28x6 - kremowy gładki</text:p>
          </table:table-cell>
        </table:table-row>
        <table:table-row table:style-name="ro1">
          <table:table-cell office:value-type="float" office:value="9201">
            <text:p>9201</text:p>
          </table:table-cell>
          <table:table-cell office:value-type="string">
            <text:p>Daszek CSBNR Joniec 45x28x6 - piaskowy gładki</text:p>
          </table:table-cell>
        </table:table-row>
        <table:table-row table:style-name="ro1">
          <table:table-cell office:value-type="float" office:value="9207">
            <text:p>9207</text:p>
          </table:table-cell>
          <table:table-cell office:value-type="string">
            <text:p>Daszek CBG Joniec 24x28x6 - czarny gładki</text:p>
          </table:table-cell>
        </table:table-row>
        <table:table-row table:style-name="ro1">
          <table:table-cell office:value-type="float" office:value="9208">
            <text:p>9208</text:p>
          </table:table-cell>
          <table:table-cell office:value-type="string">
            <text:p>Daszek CBG Joniec 24x28x6 - kremowy gładki</text:p>
          </table:table-cell>
        </table:table-row>
        <table:table-row table:style-name="ro1">
          <table:table-cell office:value-type="float" office:value="9209">
            <text:p>9209</text:p>
          </table:table-cell>
          <table:table-cell office:value-type="string">
            <text:p>Daszek CBG Joniec 24x28x6 - piaskowy gładki</text:p>
          </table:table-cell>
        </table:table-row>
        <table:table-row table:style-name="ro1">
          <table:table-cell office:value-type="float" office:value="9212">
            <text:p>9212</text:p>
          </table:table-cell>
          <table:table-cell office:value-type="string">
            <text:p>Daszek CBG Joniec 24x28x6 - brązowy ciemny</text:p>
          </table:table-cell>
        </table:table-row>
        <table:table-row table:style-name="ro1">
          <table:table-cell office:value-type="float" office:value="9213">
            <text:p>9213</text:p>
          </table:table-cell>
          <table:table-cell office:value-type="string">
            <text:p>Daszek CBG Joniec 24x28x6 - brązowy jasny</text:p>
          </table:table-cell>
        </table:table-row>
        <table:table-row table:style-name="ro1">
          <table:table-cell office:value-type="float" office:value="9222">
            <text:p>9222</text:p>
          </table:table-cell>
          <table:table-cell office:value-type="string">
            <text:p>Daszek CPGS Joniec 43x27x6 - bronzyt_</text:p>
          </table:table-cell>
        </table:table-row>
        <table:table-row table:style-name="ro1">
          <table:table-cell office:value-type="float" office:value="9223">
            <text:p>9223</text:p>
          </table:table-cell>
          <table:table-cell office:value-type="string">
            <text:p>Daszek CPGS Joniec 43x27x6 - czarny_</text:p>
          </table:table-cell>
        </table:table-row>
        <table:table-row table:style-name="ro1">
          <table:table-cell office:value-type="float" office:value="9224">
            <text:p>9224</text:p>
          </table:table-cell>
          <table:table-cell office:value-type="string">
            <text:p>Daszek CPGS Joniec 43x27x6 - getyt_</text:p>
          </table:table-cell>
        </table:table-row>
        <table:table-row table:style-name="ro2">
          <table:table-cell office:value-type="float" office:value="9225">
            <text:p>9225</text:p>
          </table:table-cell>
          <table:table-cell office:value-type="string">
            <text:p>Daszek CPGS Joniec 43x27x6 - onyx_</text:p>
          </table:table-cell>
        </table:table-row>
        <table:table-row table:style-name="ro1">
          <table:table-cell office:value-type="float" office:value="9226">
            <text:p>9226</text:p>
          </table:table-cell>
          <table:table-cell office:value-type="string">
            <text:p>Daszek CPGS Joniec 43x27x6 - piryt_</text:p>
          </table:table-cell>
        </table:table-row>
        <table:table-row table:style-name="ro2">
          <table:table-cell office:value-type="float" office:value="9227">
            <text:p>9227</text:p>
          </table:table-cell>
          <table:table-cell office:value-type="string">
            <text:p>Daszek CPGS Joniec 43x27x6 - silver_</text:p>
          </table:table-cell>
        </table:table-row>
        <table:table-row table:style-name="ro2">
          <table:table-cell office:value-type="float" office:value="9228">
            <text:p>9228</text:p>
          </table:table-cell>
          <table:table-cell office:value-type="string">
            <text:p>Daszek CPGS Joniec 43x27x6 - vera_</text:p>
          </table:table-cell>
        </table:table-row>
        <table:table-row table:style-name="ro1">
          <table:table-cell office:value-type="float" office:value="9233">
            <text:p>9233</text:p>
          </table:table-cell>
          <table:table-cell office:value-type="string">
            <text:p>Daszek CPGM Joniec 50x27x6 - bronzyt_</text:p>
          </table:table-cell>
        </table:table-row>
        <table:table-row table:style-name="ro1">
          <table:table-cell office:value-type="float" office:value="9234">
            <text:p>9234</text:p>
          </table:table-cell>
          <table:table-cell office:value-type="string">
            <text:p>Daszek CPGM Joniec 50x27x6 - czarny_</text:p>
          </table:table-cell>
        </table:table-row>
        <table:table-row table:style-name="ro1">
          <table:table-cell office:value-type="float" office:value="9235">
            <text:p>9235</text:p>
          </table:table-cell>
          <table:table-cell office:value-type="string">
            <text:p>Daszek CPGM Joniec 50x27x6 - getyt_</text:p>
          </table:table-cell>
        </table:table-row>
        <table:table-row table:style-name="ro2">
          <table:table-cell office:value-type="float" office:value="9236">
            <text:p>9236</text:p>
          </table:table-cell>
          <table:table-cell office:value-type="string">
            <text:p>Daszek CPGM Joniec 50x27x6 - onyx_</text:p>
          </table:table-cell>
        </table:table-row>
        <table:table-row table:style-name="ro1">
          <table:table-cell office:value-type="float" office:value="9237">
            <text:p>9237</text:p>
          </table:table-cell>
          <table:table-cell office:value-type="string">
            <text:p>Daszek CPGM Joniec 50x27x6 - piryt_</text:p>
          </table:table-cell>
        </table:table-row>
        <table:table-row table:style-name="ro2">
          <table:table-cell office:value-type="float" office:value="9238">
            <text:p>9238</text:p>
          </table:table-cell>
          <table:table-cell office:value-type="string">
            <text:p>Daszek CPGM Joniec 50x27x6 - silver_</text:p>
          </table:table-cell>
        </table:table-row>
        <table:table-row table:style-name="ro2">
          <table:table-cell office:value-type="float" office:value="9256">
            <text:p>9256</text:p>
          </table:table-cell>
          <table:table-cell office:value-type="string">
            <text:p>Pustak słupkowy GUD+GAD Joniec 38x38x16 - onyx łupany</text:p>
          </table:table-cell>
        </table:table-row>
        <table:table-row table:style-name="ro1">
          <table:table-cell office:value-type="float" office:value="9258">
            <text:p>9258</text:p>
          </table:table-cell>
          <table:table-cell office:value-type="string">
            <text:p>Pustak słupkowy GUD+GAD Joniec 38x38x16 - alaska łupany</text:p>
          </table:table-cell>
        </table:table-row>
        <table:table-row table:style-name="ro1">
          <table:table-cell office:value-type="float" office:value="9259">
            <text:p>9259</text:p>
          </table:table-cell>
          <table:table-cell office:value-type="string">
            <text:p>Pustak słupkowy GUD+GAD Joniec 38x38x16 - bronzyt łupany</text:p>
          </table:table-cell>
        </table:table-row>
        <table:table-row table:style-name="ro1">
          <table:table-cell office:value-type="float" office:value="9261">
            <text:p>9261</text:p>
          </table:table-cell>
          <table:table-cell office:value-type="string">
            <text:p>Pustak słupkowy GUD+GAD Joniec 38x38x16 - czarny łupany</text:p>
          </table:table-cell>
        </table:table-row>
        <table:table-row table:style-name="ro1">
          <table:table-cell office:value-type="float" office:value="9262">
            <text:p>9262</text:p>
          </table:table-cell>
          <table:table-cell office:value-type="string">
            <text:p>Pustak słupkowy GUD+GAD Joniec 38x38x16 - getyt łupany</text:p>
          </table:table-cell>
        </table:table-row>
        <table:table-row table:style-name="ro1">
          <table:table-cell office:value-type="float" office:value="9266">
            <text:p>9266</text:p>
          </table:table-cell>
          <table:table-cell office:value-type="string">
            <text:p>Pustak słupkowy GUD+GAD Joniec 38x38x16 - piaskowy łupany</text:p>
          </table:table-cell>
        </table:table-row>
        <table:table-row table:style-name="ro1">
          <table:table-cell office:value-type="float" office:value="9267">
            <text:p>9267</text:p>
          </table:table-cell>
          <table:table-cell office:value-type="string">
            <text:p>Pustak słupkowy GUD+GAD Joniec 38x38x16 - piryt łupany</text:p>
          </table:table-cell>
        </table:table-row>
        <table:table-row table:style-name="ro2">
          <table:table-cell office:value-type="float" office:value="9268">
            <text:p>9268</text:p>
          </table:table-cell>
          <table:table-cell office:value-type="string">
            <text:p>Pustak słupkowy GUD+GAD Joniec 38x38x16 - silver łupany</text:p>
          </table:table-cell>
        </table:table-row>
        <table:table-row table:style-name="ro2">
          <table:table-cell office:value-type="float" office:value="9269">
            <text:p>9269</text:p>
          </table:table-cell>
          <table:table-cell office:value-type="string">
            <text:p>Pustak słupkowy GUD+GAD Joniec 38x38x16 - vera łupany</text:p>
          </table:table-cell>
        </table:table-row>
        <table:table-row table:style-name="ro2">
          <table:table-cell office:value-type="float" office:value="9273">
            <text:p>9273</text:p>
          </table:table-cell>
          <table:table-cell office:value-type="string">
            <text:p>Pustak murkowy GMD Joniec 38x38x16 - onyx łupany</text:p>
          </table:table-cell>
        </table:table-row>
        <table:table-row table:style-name="ro2">
          <table:table-cell office:value-type="float" office:value="9275">
            <text:p>9275</text:p>
          </table:table-cell>
          <table:table-cell office:value-type="string">
            <text:p>Pustak murkowy GMD Joniec 38x38x16 - alaska łupany</text:p>
          </table:table-cell>
        </table:table-row>
        <table:table-row table:style-name="ro2">
          <table:table-cell office:value-type="float" office:value="9276">
            <text:p>9276</text:p>
          </table:table-cell>
          <table:table-cell office:value-type="string">
            <text:p>Pustak murkowy GMD Joniec 38x38x16 - bronzyt łupany</text:p>
          </table:table-cell>
        </table:table-row>
        <table:table-row table:style-name="ro2">
          <table:table-cell office:value-type="float" office:value="9278">
            <text:p>9278</text:p>
          </table:table-cell>
          <table:table-cell office:value-type="string">
            <text:p>Pustak murkowy GMD Joniec 38x38x16 - czarny łupany</text:p>
          </table:table-cell>
        </table:table-row>
        <table:table-row table:style-name="ro2">
          <table:table-cell office:value-type="float" office:value="9279">
            <text:p>9279</text:p>
          </table:table-cell>
          <table:table-cell office:value-type="string">
            <text:p>Pustak murkowy GMD Joniec 38x38x16 - getyt łupany</text:p>
          </table:table-cell>
        </table:table-row>
        <table:table-row table:style-name="ro2">
          <table:table-cell office:value-type="float" office:value="9283">
            <text:p>9283</text:p>
          </table:table-cell>
          <table:table-cell office:value-type="string">
            <text:p>Pustak murkowy GMD Joniec 38x38x16 - piaskowy łupany</text:p>
          </table:table-cell>
        </table:table-row>
        <table:table-row table:style-name="ro2">
          <table:table-cell office:value-type="float" office:value="9284">
            <text:p>9284</text:p>
          </table:table-cell>
          <table:table-cell office:value-type="string">
            <text:p>Pustak murkowy GMD Joniec 38x38x16 - piryt łupany</text:p>
          </table:table-cell>
        </table:table-row>
        <table:table-row table:style-name="ro2">
          <table:table-cell office:value-type="float" office:value="9285">
            <text:p>9285</text:p>
          </table:table-cell>
          <table:table-cell office:value-type="string">
            <text:p>Pustak murkowy GMD Joniec 38x38x16 - silver łupany</text:p>
          </table:table-cell>
        </table:table-row>
        <table:table-row table:style-name="ro2">
          <table:table-cell office:value-type="float" office:value="9286">
            <text:p>9286</text:p>
          </table:table-cell>
          <table:table-cell office:value-type="string">
            <text:p>Pustak murkowy GMD Joniec 38x38x16 - vera łupany</text:p>
          </table:table-cell>
        </table:table-row>
        <table:table-row table:style-name="ro1">
          <table:table-cell office:value-type="float" office:value="9289">
            <text:p>9289</text:p>
          </table:table-cell>
          <table:table-cell office:value-type="string">
            <text:p>Pustak słupkowy GUD+GADM Joniec 38x38x8</text:p>
          </table:table-cell>
        </table:table-row>
        <table:table-row table:style-name="ro2">
          <table:table-cell office:value-type="float" office:value="9318">
            <text:p>9318</text:p>
          </table:table-cell>
          <table:table-cell office:value-type="string">
            <text:p>Pustak słupkowy GUD+GADM Joniec 38x38x8 - onyx łupany</text:p>
          </table:table-cell>
        </table:table-row>
        <table:table-row table:style-name="ro1">
          <table:table-cell office:value-type="float" office:value="9319">
            <text:p>9319</text:p>
          </table:table-cell>
          <table:table-cell office:value-type="string">
            <text:p>Pustak słupkowy GUD+GADM Joniec 38x38x8 - czarny łupany</text:p>
          </table:table-cell>
        </table:table-row>
        <table:table-row table:style-name="ro1">
          <table:table-cell office:value-type="float" office:value="9320">
            <text:p>9320</text:p>
          </table:table-cell>
          <table:table-cell office:value-type="string">
            <text:p>Pustak słupkowy GUD+GADM Joniec 38x38x8 - piryt łupany</text:p>
          </table:table-cell>
        </table:table-row>
        <table:table-row table:style-name="ro2">
          <table:table-cell office:value-type="float" office:value="9329">
            <text:p>9329</text:p>
          </table:table-cell>
          <table:table-cell office:value-type="string">
            <text:p>Pustak murkowy GMDM Joniec 38x38x8 - onyx łupany</text:p>
          </table:table-cell>
        </table:table-row>
        <table:table-row table:style-name="ro2">
          <table:table-cell office:value-type="float" office:value="9330">
            <text:p>9330</text:p>
          </table:table-cell>
          <table:table-cell office:value-type="string">
            <text:p>Pustak murkowy GMDM Joniec 38x38x8 - czarny łupany</text:p>
          </table:table-cell>
        </table:table-row>
        <table:table-row table:style-name="ro2">
          <table:table-cell office:value-type="float" office:value="9331">
            <text:p>9331</text:p>
          </table:table-cell>
          <table:table-cell office:value-type="string">
            <text:p>Pustak murkowy GMDM Joniec 38x38x8 - piryt łupany</text:p>
          </table:table-cell>
        </table:table-row>
        <table:table-row table:style-name="ro1">
          <table:table-cell office:value-type="float" office:value="9333">
            <text:p>9333</text:p>
          </table:table-cell>
          <table:table-cell office:value-type="string">
            <text:p>Daszek CSDR Joniec 47x47x7</text:p>
          </table:table-cell>
        </table:table-row>
        <table:table-row table:style-name="ro1">
          <table:table-cell office:value-type="float" office:value="9334">
            <text:p>9334</text:p>
          </table:table-cell>
          <table:table-cell office:value-type="string">
            <text:p>Daszek CSDR Joniec 47x47x7 - brązowy ciemny</text:p>
          </table:table-cell>
        </table:table-row>
        <table:table-row table:style-name="ro1">
          <table:table-cell office:value-type="float" office:value="9335">
            <text:p>9335</text:p>
          </table:table-cell>
          <table:table-cell office:value-type="string">
            <text:p>Daszek CSDR Joniec 47x47x7 - brązowy jasny</text:p>
          </table:table-cell>
        </table:table-row>
        <table:table-row table:style-name="ro1">
          <table:table-cell office:value-type="float" office:value="9336">
            <text:p>9336</text:p>
          </table:table-cell>
          <table:table-cell office:value-type="string">
            <text:p>Daszek CSDR Joniec 47x47x7 - czarny gładki</text:p>
          </table:table-cell>
        </table:table-row>
        <table:table-row table:style-name="ro1">
          <table:table-cell office:value-type="float" office:value="9337">
            <text:p>9337</text:p>
          </table:table-cell>
          <table:table-cell office:value-type="string">
            <text:p>Daszek CSDR Joniec 47x47x7 - kremowy gładki</text:p>
          </table:table-cell>
        </table:table-row>
        <table:table-row table:style-name="ro1">
          <table:table-cell office:value-type="float" office:value="9338">
            <text:p>9338</text:p>
          </table:table-cell>
          <table:table-cell office:value-type="string">
            <text:p>Daszek CSDR Joniec 47x47x7 - piaskowy gładki</text:p>
          </table:table-cell>
        </table:table-row>
        <table:table-row table:style-name="ro1">
          <table:table-cell office:value-type="float" office:value="9344">
            <text:p>9344</text:p>
          </table:table-cell>
          <table:table-cell office:value-type="string">
            <text:p>Daszek CPDD Joniec 47x47x7</text:p>
          </table:table-cell>
        </table:table-row>
        <table:table-row table:style-name="ro1">
          <table:table-cell office:value-type="float" office:value="9345">
            <text:p>9345</text:p>
          </table:table-cell>
          <table:table-cell office:value-type="string">
            <text:p>Daszek CPDD Joniec 47x47x7 - brązowy ciemny</text:p>
          </table:table-cell>
        </table:table-row>
        <table:table-row table:style-name="ro1">
          <table:table-cell office:value-type="float" office:value="9346">
            <text:p>9346</text:p>
          </table:table-cell>
          <table:table-cell office:value-type="string">
            <text:p>Daszek CPDD Joniec 47x47x7 - brązowy jasny</text:p>
          </table:table-cell>
        </table:table-row>
        <table:table-row table:style-name="ro1">
          <table:table-cell office:value-type="float" office:value="9347">
            <text:p>9347</text:p>
          </table:table-cell>
          <table:table-cell office:value-type="string">
            <text:p>Daszek CPDD Joniec 47x47x7 - czarny gładki</text:p>
          </table:table-cell>
        </table:table-row>
        <table:table-row table:style-name="ro1">
          <table:table-cell office:value-type="float" office:value="9349">
            <text:p>9349</text:p>
          </table:table-cell>
          <table:table-cell office:value-type="string">
            <text:p>Daszek CPDD Joniec 47x47x7 - piaskowy gładki</text:p>
          </table:table-cell>
        </table:table-row>
        <table:table-row table:style-name="ro1">
          <table:table-cell office:value-type="float" office:value="9356">
            <text:p>9356</text:p>
          </table:table-cell>
          <table:table-cell office:value-type="string">
            <text:p>Daszek CPGSD Joniec 43x43x6</text:p>
          </table:table-cell>
        </table:table-row>
        <table:table-row table:style-name="ro1">
          <table:table-cell office:value-type="float" office:value="9357">
            <text:p>9357</text:p>
          </table:table-cell>
          <table:table-cell office:value-type="string">
            <text:p>Daszek CPGSD Joniec 43x43x6 - bronzyt_</text:p>
          </table:table-cell>
        </table:table-row>
        <table:table-row table:style-name="ro1">
          <table:table-cell office:value-type="float" office:value="9358">
            <text:p>9358</text:p>
          </table:table-cell>
          <table:table-cell office:value-type="string">
            <text:p>Daszek CPGSD Joniec 43x43x6 - czarny_</text:p>
          </table:table-cell>
        </table:table-row>
        <table:table-row table:style-name="ro1">
          <table:table-cell office:value-type="float" office:value="9359">
            <text:p>9359</text:p>
          </table:table-cell>
          <table:table-cell office:value-type="string">
            <text:p>Daszek CPGSD Joniec 43x43x6 - getyt_</text:p>
          </table:table-cell>
        </table:table-row>
        <table:table-row table:style-name="ro2">
          <table:table-cell office:value-type="float" office:value="9360">
            <text:p>9360</text:p>
          </table:table-cell>
          <table:table-cell office:value-type="string">
            <text:p>Daszek CPGSD Joniec 43x43x6 - onyx_</text:p>
          </table:table-cell>
        </table:table-row>
        <table:table-row table:style-name="ro1">
          <table:table-cell office:value-type="float" office:value="9361">
            <text:p>9361</text:p>
          </table:table-cell>
          <table:table-cell office:value-type="string">
            <text:p>Daszek CPGSD Joniec 43x43x6 - piryt_</text:p>
          </table:table-cell>
        </table:table-row>
        <table:table-row table:style-name="ro2">
          <table:table-cell office:value-type="float" office:value="9362">
            <text:p>9362</text:p>
          </table:table-cell>
          <table:table-cell office:value-type="string">
            <text:p>Daszek CPGSD Joniec 43x43x6 - silver_</text:p>
          </table:table-cell>
        </table:table-row>
        <table:table-row table:style-name="ro2">
          <table:table-cell office:value-type="float" office:value="9363">
            <text:p>9363</text:p>
          </table:table-cell>
          <table:table-cell office:value-type="string">
            <text:p>Daszek CPGSD Joniec 43x43x6 - vera_</text:p>
          </table:table-cell>
        </table:table-row>
        <table:table-row table:style-name="ro1">
          <table:table-cell office:value-type="float" office:value="9366">
            <text:p>9366</text:p>
          </table:table-cell>
          <table:table-cell office:value-type="string">
            <text:p>Daszek CPGMD Joniec 50x43x6</text:p>
          </table:table-cell>
        </table:table-row>
        <table:table-row table:style-name="ro1">
          <table:table-cell office:value-type="float" office:value="9367">
            <text:p>9367</text:p>
          </table:table-cell>
          <table:table-cell office:value-type="string">
            <text:p>Daszek CPGMD Joniec 50x43x6 - bronzyt_</text:p>
          </table:table-cell>
        </table:table-row>
        <table:table-row table:style-name="ro1">
          <table:table-cell office:value-type="float" office:value="9368">
            <text:p>9368</text:p>
          </table:table-cell>
          <table:table-cell office:value-type="string">
            <text:p>Daszek CPGMD Joniec 50x43x6 - czarny_</text:p>
          </table:table-cell>
        </table:table-row>
        <table:table-row table:style-name="ro1">
          <table:table-cell office:value-type="float" office:value="9369">
            <text:p>9369</text:p>
          </table:table-cell>
          <table:table-cell office:value-type="string">
            <text:p>Daszek CPGMD Joniec 50x43x6 - getyt_</text:p>
          </table:table-cell>
        </table:table-row>
        <table:table-row table:style-name="ro2">
          <table:table-cell office:value-type="float" office:value="9370">
            <text:p>9370</text:p>
          </table:table-cell>
          <table:table-cell office:value-type="string">
            <text:p>Daszek CPGMD Joniec 50x43x6 - onyx_</text:p>
          </table:table-cell>
        </table:table-row>
        <table:table-row table:style-name="ro1">
          <table:table-cell office:value-type="float" office:value="9371">
            <text:p>9371</text:p>
          </table:table-cell>
          <table:table-cell office:value-type="string">
            <text:p>Daszek CPGMD Joniec 50x43x6 - piryt_</text:p>
          </table:table-cell>
        </table:table-row>
        <table:table-row table:style-name="ro2">
          <table:table-cell office:value-type="float" office:value="9372">
            <text:p>9372</text:p>
          </table:table-cell>
          <table:table-cell office:value-type="string">
            <text:p>Daszek CPGMD Joniec 50x43x6 - silver_</text:p>
          </table:table-cell>
        </table:table-row>
        <table:table-row table:style-name="ro1">
          <table:table-cell office:value-type="float" office:value="9562">
            <text:p>9562</text:p>
          </table:table-cell>
          <table:table-cell office:value-type="string">
            <text:p>Pustak słupkowy GTS38 Joniec 38x38x15,8</text:p>
          </table:table-cell>
        </table:table-row>
        <table:table-row table:style-name="ro1">
          <table:table-cell office:value-type="float" office:value="9602">
            <text:p>9602</text:p>
          </table:table-cell>
          <table:table-cell office:value-type="string">
            <text:p>Pustak słupkowy GTS38 Joniec 38x38x15,8 - czarny łupany</text:p>
          </table:table-cell>
        </table:table-row>
        <table:table-row table:style-name="ro2">
          <table:table-cell office:value-type="float" office:value="9604">
            <text:p>9604</text:p>
          </table:table-cell>
          <table:table-cell office:value-type="string">
            <text:p>Pustak słupkowy GTS38 Joniec 38x38x15,8 - silver łupany</text:p>
          </table:table-cell>
        </table:table-row>
        <table:table-row table:style-name="ro2">
          <table:table-cell office:value-type="float" office:value="9610">
            <text:p>9610</text:p>
          </table:table-cell>
          <table:table-cell office:value-type="string">
            <text:p>Pustak murkowy GTM38 Joniec 38x38x15,8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string">
            <text:p>Pustak murkowy GTM38 Joniec 38x38x15,8 - czarny łupany</text:p>
          </table:table-cell>
        </table:table-row>
        <table:table-row table:style-name="ro2">
          <table:table-cell office:value-type="float" office:value="9614">
            <text:p>9614</text:p>
          </table:table-cell>
          <table:table-cell office:value-type="string">
            <text:p>Pustak murkowy GTM38 Joniec 38x38x15,8 - silver łupany</text:p>
          </table:table-cell>
        </table:table-row>
        <table:table-row table:style-name="ro2">
          <table:table-cell office:value-type="float" office:value="9620">
            <text:p>9620</text:p>
          </table:table-cell>
          <table:table-cell office:value-type="string">
            <text:p>Pustak murkowy GTP Joniec 38x4,5x15,8</text:p>
          </table:table-cell>
        </table:table-row>
        <table:table-row table:style-name="ro2">
          <table:table-cell office:value-type="float" office:value="9621">
            <text:p>9621</text:p>
          </table:table-cell>
          <table:table-cell office:value-type="string">
            <text:p>Pustak murkowy GTP Joniec 38x4,5x15,8 - silver łupany</text:p>
          </table:table-cell>
        </table:table-row>
        <table:table-row table:style-name="ro2">
          <table:table-cell office:value-type="float" office:value="9623">
            <text:p>9623</text:p>
          </table:table-cell>
          <table:table-cell office:value-type="string">
            <text:p>Pustak murkowy GTP Joniec 38x4,5x15,8 - czarny łupany</text:p>
          </table:table-cell>
        </table:table-row>
        <table:table-row table:style-name="ro1">
          <table:table-cell office:value-type="float" office:value="9849">
            <text:p>9849</text:p>
          </table:table-cell>
          <table:table-cell office:value-type="string">
            <text:p>Daszek słupkowy CPGTS43 Joniec</text:p>
          </table:table-cell>
        </table:table-row>
        <table:table-row table:style-name="ro2">
          <table:table-cell office:value-type="float" office:value="9850">
            <text:p>9850</text:p>
          </table:table-cell>
          <table:table-cell office:value-type="string">
            <text:p>Daszek słupkowy CPGTS43 Joniec - silver łupany</text:p>
          </table:table-cell>
        </table:table-row>
        <table:table-row table:style-name="ro1">
          <table:table-cell office:value-type="float" office:value="9852">
            <text:p>9852</text:p>
          </table:table-cell>
          <table:table-cell office:value-type="string">
            <text:p>Daszek słupkowy CPGTS43 Joniec - czarny łupany</text:p>
          </table:table-cell>
        </table:table-row>
        <table:table-row table:style-name="ro2">
          <table:table-cell office:value-type="float" office:value="9862">
            <text:p>9862</text:p>
          </table:table-cell>
          <table:table-cell office:value-type="string">
            <text:p>Daszek murkowy CPGTM27 Joniec</text:p>
          </table:table-cell>
        </table:table-row>
        <table:table-row table:style-name="ro2">
          <table:table-cell office:value-type="float" office:value="9865">
            <text:p>9865</text:p>
          </table:table-cell>
          <table:table-cell office:value-type="string">
            <text:p>Daszek murkowy CPGTM27 Joniec - czarny łupany</text:p>
          </table:table-cell>
        </table:table-row>
        <table:table-row table:style-name="ro2">
          <table:table-cell office:value-type="float" office:value="9866">
            <text:p>9866</text:p>
          </table:table-cell>
          <table:table-cell office:value-type="string">
            <text:p>Daszek murkowy CPGTM27 Joniec - silver łupany</text:p>
          </table:table-cell>
        </table:table-row>
        <table:table-row table:style-name="ro2">
          <table:table-cell office:value-type="float" office:value="9870">
            <text:p>9870</text:p>
          </table:table-cell>
          <table:table-cell office:value-type="string">
            <text:p>Daszek murkowy CPGTM43 Joniec</text:p>
          </table:table-cell>
        </table:table-row>
        <table:table-row table:style-name="ro2">
          <table:table-cell office:value-type="float" office:value="9873">
            <text:p>9873</text:p>
          </table:table-cell>
          <table:table-cell office:value-type="string">
            <text:p>Daszek murkowy CPGTM43 Joniec - czarny łupany</text:p>
          </table:table-cell>
        </table:table-row>
        <table:table-row table:style-name="ro2">
          <table:table-cell office:value-type="float" office:value="9874">
            <text:p>9874</text:p>
          </table:table-cell>
          <table:table-cell office:value-type="string">
            <text:p>Daszek murkowy CPGTM43 Joniec - silver łupany</text:p>
          </table:table-cell>
        </table:table-row>
        <table:table-row table:style-name="ro2">
          <table:table-cell office:value-type="float" office:value="9882">
            <text:p>9882</text:p>
          </table:table-cell>
          <table:table-cell office:value-type="string">
            <text:p>Kaucja paleta Kost-Bet</text:p>
          </table:table-cell>
        </table:table-row>
        <table:table-row table:style-name="ro1">
          <table:table-cell office:value-type="float" office:value="10493">
            <text:p>10493</text:p>
          </table:table-cell>
          <table:table-cell office:value-type="string">
            <text:p>ROMA Classic BRDM Joniec - gagat</text:p>
          </table:table-cell>
        </table:table-row>
        <table:table-row table:style-name="ro2">
          <table:table-cell office:value-type="float" office:value="10494">
            <text:p>10494</text:p>
          </table:table-cell>
          <table:table-cell office:value-type="string">
            <text:p>ROMA Classic BRDM Joniec - onyx_c</text:p>
          </table:table-cell>
        </table:table-row>
        <table:table-row table:style-name="ro1">
          <table:table-cell office:value-type="float" office:value="10495">
            <text:p>10495</text:p>
          </table:table-cell>
          <table:table-cell office:value-type="string">
            <text:p>ROMA Classic BRDM Joniec - topaz</text:p>
          </table:table-cell>
        </table:table-row>
        <table:table-row table:style-name="ro1">
          <table:table-cell office:value-type="float" office:value="10500">
            <text:p>10500</text:p>
          </table:table-cell>
          <table:table-cell office:value-type="string">
            <text:p>ROMA Classic BRMM Joniec - gagat</text:p>
          </table:table-cell>
        </table:table-row>
        <table:table-row table:style-name="ro2">
          <table:table-cell office:value-type="float" office:value="10501">
            <text:p>10501</text:p>
          </table:table-cell>
          <table:table-cell office:value-type="string">
            <text:p>ROMA Classic BRMM Joniec - onyx</text:p>
          </table:table-cell>
        </table:table-row>
        <table:table-row table:style-name="ro1">
          <table:table-cell office:value-type="float" office:value="10502">
            <text:p>10502</text:p>
          </table:table-cell>
          <table:table-cell office:value-type="string">
            <text:p>ROMA Classic BRMM Joniec - topaz</text:p>
          </table:table-cell>
        </table:table-row>
        <table:table-row table:style-name="ro1">
          <table:table-cell office:value-type="float" office:value="10508">
            <text:p>10508</text:p>
          </table:table-cell>
          <table:table-cell office:value-type="string">
            <text:p>Daszek ROMA CRDM Joniec 36x36x5 - gagat_d</text:p>
          </table:table-cell>
        </table:table-row>
        <table:table-row table:style-name="ro2">
          <table:table-cell office:value-type="float" office:value="10509">
            <text:p>10509</text:p>
          </table:table-cell>
          <table:table-cell office:value-type="string">
            <text:p>Daszek ROMA CRDM Joniec 36x36x5 - onyx_d</text:p>
          </table:table-cell>
        </table:table-row>
        <table:table-row table:style-name="ro1">
          <table:table-cell office:value-type="float" office:value="10510">
            <text:p>10510</text:p>
          </table:table-cell>
          <table:table-cell office:value-type="string">
            <text:p>Daszek ROMA CRDM Joniec 36x36x5 - topaz_d</text:p>
          </table:table-cell>
        </table:table-row>
        <table:table-row table:style-name="ro1">
          <table:table-cell office:value-type="float" office:value="10516">
            <text:p>10516</text:p>
          </table:table-cell>
          <table:table-cell office:value-type="string">
            <text:p>Daszek ROMA CRSM Joniec 50x20x20 - gagat_d</text:p>
          </table:table-cell>
        </table:table-row>
        <table:table-row table:style-name="ro2">
          <table:table-cell office:value-type="float" office:value="10517">
            <text:p>10517</text:p>
          </table:table-cell>
          <table:table-cell office:value-type="string">
            <text:p>Daszek ROMA CRSM Joniec 50x20x20 - onyx_d</text:p>
          </table:table-cell>
        </table:table-row>
        <table:table-row table:style-name="ro1">
          <table:table-cell office:value-type="float" office:value="10518">
            <text:p>10518</text:p>
          </table:table-cell>
          <table:table-cell office:value-type="string">
            <text:p>Daszek ROMA CRSM Joniec 50x20x20 - topaz_d</text:p>
          </table:table-cell>
        </table:table-row>
        <table:table-row table:style-name="ro1">
          <table:table-cell office:value-type="float" office:value="10521">
            <text:p>10521</text:p>
          </table:table-cell>
          <table:table-cell office:value-type="string">
            <text:p>Daszek ROMA CRMM Joniec - gagat_d</text:p>
          </table:table-cell>
        </table:table-row>
        <table:table-row table:style-name="ro2">
          <table:table-cell office:value-type="float" office:value="10522">
            <text:p>10522</text:p>
          </table:table-cell>
          <table:table-cell office:value-type="string">
            <text:p>Daszek ROMA CRMM Joniec - onyx_d</text:p>
          </table:table-cell>
        </table:table-row>
        <table:table-row table:style-name="ro1">
          <table:table-cell office:value-type="float" office:value="10523">
            <text:p>10523</text:p>
          </table:table-cell>
          <table:table-cell office:value-type="string">
            <text:p>Daszek ROMA CRMM Joniec - topaz_d</text:p>
          </table:table-cell>
        </table:table-row>
        <table:table-row table:style-name="ro1">
          <table:table-cell office:value-type="float" office:value="14374">
            <text:p>14374</text:p>
          </table:table-cell>
          <table:table-cell office:value-type="string">
            <text:p>Kaucja paleta Joniec</text:p>
          </table:table-cell>
        </table:table-row>
        <table:table-row table:style-name="ro1">
          <table:table-cell office:value-type="float" office:value="14375">
            <text:p>14375</text:p>
          </table:table-cell>
          <table:table-cell office:value-type="string">
            <text:p>Kaucja paleta Libet</text:p>
          </table:table-cell>
        </table:table-row>
        <table:table-row table:style-name="ro2">
          <table:table-cell office:value-type="float" office:value="16239">
            <text:p>16239</text:p>
          </table:table-cell>
          <table:table-cell office:value-type="string">
            <text:p>Roma Horizon BH20 Joniec</text:p>
          </table:table-cell>
        </table:table-row>
        <table:table-row table:style-name="ro2">
          <table:table-cell office:value-type="float" office:value="16253">
            <text:p>16253</text:p>
          </table:table-cell>
          <table:table-cell office:value-type="string">
            <text:p>Roma Horizon BH20 Joniec - grafit_h</text:p>
          </table:table-cell>
        </table:table-row>
        <table:table-row table:style-name="ro2">
          <table:table-cell office:value-type="float" office:value="16254">
            <text:p>16254</text:p>
          </table:table-cell>
          <table:table-cell office:value-type="string">
            <text:p>Roma Horizon BH20 Joniec - marengo_h</text:p>
          </table:table-cell>
        </table:table-row>
        <table:table-row table:style-name="ro2">
          <table:table-cell office:value-type="float" office:value="16255">
            <text:p>16255</text:p>
          </table:table-cell>
          <table:table-cell office:value-type="string">
            <text:p>Roma Horizon BH20 Joniec - onyx_h</text:p>
          </table:table-cell>
        </table:table-row>
        <table:table-row table:style-name="ro2">
          <table:table-cell office:value-type="float" office:value="16256">
            <text:p>16256</text:p>
          </table:table-cell>
          <table:table-cell office:value-type="string">
            <text:p>Roma Horizon BH20 Joniec - piryt_h</text:p>
          </table:table-cell>
        </table:table-row>
        <table:table-row table:style-name="ro2">
          <table:table-cell office:value-type="float" office:value="16257">
            <text:p>16257</text:p>
          </table:table-cell>
          <table:table-cell office:value-type="string">
            <text:p>Roma Horizon BH20 Joniec - platinum_h</text:p>
          </table:table-cell>
        </table:table-row>
        <table:table-row table:style-name="ro1">
          <table:table-cell office:value-type="float" office:value="16647">
            <text:p>16647</text:p>
          </table:table-cell>
          <table:table-cell office:value-type="string">
            <text:p>Pustak BH28 Joniec 50x28x20</text:p>
          </table:table-cell>
        </table:table-row>
        <table:table-row table:style-name="ro1">
          <table:table-cell office:value-type="float" office:value="16648">
            <text:p>16648</text:p>
          </table:table-cell>
          <table:table-cell office:value-type="string">
            <text:p>Daszek CH20 Joniec 50x20x5</text:p>
          </table:table-cell>
        </table:table-row>
        <table:table-row table:style-name="ro1">
          <table:table-cell office:value-type="float" office:value="16649">
            <text:p>16649</text:p>
          </table:table-cell>
          <table:table-cell office:value-type="string">
            <text:p>Daszek CH28 Joniec 50x28x5</text:p>
          </table:table-cell>
        </table:table-row>
        <table:table-row table:style-name="ro1">
          <table:table-cell office:value-type="float" office:value="16650">
            <text:p>16650</text:p>
          </table:table-cell>
          <table:table-cell office:value-type="string">
            <text:p>Roma Perfect RP20 Joniec</text:p>
          </table:table-cell>
        </table:table-row>
        <table:table-row table:style-name="ro1">
          <table:table-cell office:value-type="float" office:value="16652">
            <text:p>16652</text:p>
          </table:table-cell>
          <table:table-cell office:value-type="string">
            <text:p>Roma Perfect CRP20 Joniec</text:p>
          </table:table-cell>
        </table:table-row>
        <table:table-row table:style-name="ro2">
          <table:table-cell office:value-type="float" office:value="16654">
            <text:p>16654</text:p>
          </table:table-cell>
          <table:table-cell office:value-type="string">
            <text:p>Modyń BŃ Joniec</text:p>
          </table:table-cell>
        </table:table-row>
        <table:table-row table:style-name="ro2">
          <table:table-cell office:value-type="float" office:value="16655">
            <text:p>16655</text:p>
          </table:table-cell>
          <table:table-cell office:value-type="string">
            <text:p>Modyń CPB Joniec</text:p>
          </table:table-cell>
        </table:table-row>
        <table:table-row table:style-name="ro1">
          <table:table-cell office:value-type="float" office:value="16656">
            <text:p>16656</text:p>
          </table:table-cell>
          <table:table-cell office:value-type="string">
            <text:p>Tom T10 Joniec 9,5x39x19</text:p>
          </table:table-cell>
        </table:table-row>
        <table:table-row table:style-name="ro1">
          <table:table-cell office:value-type="float" office:value="16657">
            <text:p>16657</text:p>
          </table:table-cell>
          <table:table-cell office:value-type="string">
            <text:p>Tom T10N Joniec</text:p>
          </table:table-cell>
        </table:table-row>
        <table:table-row table:style-name="ro1">
          <table:table-cell office:value-type="float" office:value="16658">
            <text:p>16658</text:p>
          </table:table-cell>
          <table:table-cell office:value-type="string">
            <text:p>Tom T20 Joniec 19,5x39x19</text:p>
          </table:table-cell>
        </table:table-row>
        <table:table-row table:style-name="ro1">
          <table:table-cell office:value-type="float" office:value="16659">
            <text:p>16659</text:p>
          </table:table-cell>
          <table:table-cell office:value-type="string">
            <text:p>Tom T20N Joniec 19,5x39x19</text:p>
          </table:table-cell>
        </table:table-row>
        <table:table-row table:style-name="ro1">
          <table:table-cell office:value-type="float" office:value="16660">
            <text:p>16660</text:p>
          </table:table-cell>
          <table:table-cell office:value-type="string">
            <text:p>Piano PP Joniec</text:p>
          </table:table-cell>
        </table:table-row>
        <table:table-row table:style-name="ro1">
          <table:table-cell office:value-type="float" office:value="16661">
            <text:p>16661</text:p>
          </table:table-cell>
          <table:table-cell office:value-type="string">
            <text:p>Rio RIO10 Joniec</text:p>
          </table:table-cell>
        </table:table-row>
        <table:table-row table:style-name="ro1">
          <table:table-cell office:value-type="float" office:value="16662">
            <text:p>16662</text:p>
          </table:table-cell>
          <table:table-cell office:value-type="string">
            <text:p>Rio RIO20 Joniec</text:p>
          </table:table-cell>
        </table:table-row>
        <table:table-row table:style-name="ro1">
          <table:table-cell office:value-type="float" office:value="16663">
            <text:p>16663</text:p>
          </table:table-cell>
          <table:table-cell office:value-type="string">
            <text:p>Rio CR Joniec</text:p>
          </table:table-cell>
        </table:table-row>
        <table:table-row table:style-name="ro2">
          <table:table-cell office:value-type="float" office:value="16664">
            <text:p>16664</text:p>
          </table:table-cell>
          <table:table-cell office:value-type="string">
            <text:p>Moonoflor DM Joniec</text:p>
          </table:table-cell>
        </table:table-row>
        <table:table-row table:style-name="ro2">
          <table:table-cell office:value-type="float" office:value="16665">
            <text:p>16665</text:p>
          </table:table-cell>
          <table:table-cell office:value-type="string">
            <text:p>Moonoflor DMP Joniec</text:p>
          </table:table-cell>
        </table:table-row>
        <table:table-row table:style-name="ro2">
          <table:table-cell office:value-type="float" office:value="16666">
            <text:p>16666</text:p>
          </table:table-cell>
          <table:table-cell office:value-type="string">
            <text:p>Proflor DK40 Joniec</text:p>
          </table:table-cell>
        </table:table-row>
        <table:table-row table:style-name="ro1">
          <table:table-cell office:value-type="float" office:value="16667">
            <text:p>16667</text:p>
          </table:table-cell>
          <table:table-cell office:value-type="string">
            <text:p>Mogielica 20MN Joniec</text:p>
          </table:table-cell>
        </table:table-row>
        <table:table-row table:style-name="ro1">
          <table:table-cell office:value-type="float" office:value="16668">
            <text:p>16668</text:p>
          </table:table-cell>
          <table:table-cell office:value-type="string">
            <text:p>Mogielica 30MN Joniec</text:p>
          </table:table-cell>
        </table:table-row>
        <table:table-row table:style-name="ro1">
          <table:table-cell office:value-type="float" office:value="16669">
            <text:p>16669</text:p>
          </table:table-cell>
          <table:table-cell office:value-type="string">
            <text:p>Mogielica 56MN Joniec</text:p>
          </table:table-cell>
        </table:table-row>
        <table:table-row table:style-name="ro1">
          <table:table-cell office:value-type="float" office:value="16670">
            <text:p>16670</text:p>
          </table:table-cell>
          <table:table-cell office:value-type="string">
            <text:p>Mogielica 60MP Joniec</text:p>
          </table:table-cell>
        </table:table-row>
        <table:table-row table:style-name="ro1">
          <table:table-cell office:value-type="float" office:value="16671">
            <text:p>16671</text:p>
          </table:table-cell>
          <table:table-cell office:value-type="string">
            <text:p>Stone PL19 Joniec</text:p>
          </table:table-cell>
        </table:table-row>
        <table:table-row table:style-name="ro1">
          <table:table-cell office:value-type="float" office:value="16672">
            <text:p>16672</text:p>
          </table:table-cell>
          <table:table-cell office:value-type="string">
            <text:p>Palisada Stone PL34 Joniec</text:p>
          </table:table-cell>
        </table:table-row>
        <table:table-row table:style-name="ro1">
          <table:table-cell office:value-type="float" office:value="16673">
            <text:p>16673</text:p>
          </table:table-cell>
          <table:table-cell office:value-type="string">
            <text:p>Palisada Stone PL50 Joniec</text:p>
          </table:table-cell>
        </table:table-row>
        <table:table-row table:style-name="ro1">
          <table:table-cell office:value-type="float" office:value="16674">
            <text:p>16674</text:p>
          </table:table-cell>
          <table:table-cell office:value-type="string">
            <text:p>Palisada Stone PLL Joniec</text:p>
          </table:table-cell>
        </table:table-row>
        <table:table-row table:style-name="ro1">
          <table:table-cell office:value-type="float" office:value="16675">
            <text:p>16675</text:p>
          </table:table-cell>
          <table:table-cell office:value-type="string">
            <text:p>Palisada Stone PLM Joniec</text:p>
          </table:table-cell>
        </table:table-row>
        <table:table-row table:style-name="ro1">
          <table:table-cell office:value-type="float" office:value="16676">
            <text:p>16676</text:p>
          </table:table-cell>
          <table:table-cell office:value-type="string">
            <text:p>DX20/249 Joniec</text:p>
          </table:table-cell>
        </table:table-row>
        <table:table-row table:style-name="ro1">
          <table:table-cell office:value-type="float" office:value="16677">
            <text:p>16677</text:p>
          </table:table-cell>
          <table:table-cell office:value-type="string">
            <text:p>DX30/247 Joniec</text:p>
          </table:table-cell>
        </table:table-row>
        <table:table-row table:style-name="ro1">
          <table:table-cell office:value-type="float" office:value="16678">
            <text:p>16678</text:p>
          </table:table-cell>
          <table:table-cell office:value-type="string">
            <text:p>DOPL20/247 Joniec</text:p>
          </table:table-cell>
        </table:table-row>
        <table:table-row table:style-name="ro1">
          <table:table-cell office:value-type="float" office:value="16679">
            <text:p>16679</text:p>
          </table:table-cell>
          <table:table-cell office:value-type="string">
            <text:p>DOPL25/247 Joniec</text:p>
          </table:table-cell>
        </table:table-row>
        <table:table-row table:style-name="ro1">
          <table:table-cell office:value-type="float" office:value="16680">
            <text:p>16680</text:p>
          </table:table-cell>
          <table:table-cell office:value-type="string">
            <text:p>DOX20/249 Joniec</text:p>
          </table:table-cell>
        </table:table-row>
        <table:table-row table:style-name="ro1">
          <table:table-cell office:value-type="float" office:value="16681">
            <text:p>16681</text:p>
          </table:table-cell>
          <table:table-cell office:value-type="string">
            <text:p>DOX20/200 Joniec</text:p>
          </table:table-cell>
        </table:table-row>
        <table:table-row table:style-name="ro1">
          <table:table-cell office:value-type="float" office:value="16682">
            <text:p>16682</text:p>
          </table:table-cell>
          <table:table-cell office:value-type="string">
            <text:p>DOX20/247 Joniec</text:p>
          </table:table-cell>
        </table:table-row>
        <table:table-row table:style-name="ro1">
          <table:table-cell office:value-type="float" office:value="16683">
            <text:p>16683</text:p>
          </table:table-cell>
          <table:table-cell office:value-type="string">
            <text:p>ŁDP20 Joniec</text:p>
          </table:table-cell>
        </table:table-row>
        <table:table-row table:style-name="ro1">
          <table:table-cell office:value-type="float" office:value="16684">
            <text:p>16684</text:p>
          </table:table-cell>
          <table:table-cell office:value-type="string">
            <text:p>ŁDN20 Joniec</text:p>
          </table:table-cell>
        </table:table-row>
        <table:table-row table:style-name="ro1">
          <table:table-cell office:value-type="float" office:value="16685">
            <text:p>16685</text:p>
          </table:table-cell>
          <table:table-cell office:value-type="string">
            <text:p>ŁDP25 Joniec</text:p>
          </table:table-cell>
        </table:table-row>
        <table:table-row table:style-name="ro1">
          <table:table-cell office:value-type="float" office:value="16686">
            <text:p>16686</text:p>
          </table:table-cell>
          <table:table-cell office:value-type="string">
            <text:p>ŁDN25 Joniec</text:p>
          </table:table-cell>
        </table:table-row>
        <table:table-row table:style-name="ro1">
          <table:table-cell office:value-type="float" office:value="16687">
            <text:p>16687</text:p>
          </table:table-cell>
          <table:table-cell office:value-type="string">
            <text:p>ŁDP30 Joniec</text:p>
          </table:table-cell>
        </table:table-row>
        <table:table-row table:style-name="ro1">
          <table:table-cell office:value-type="float" office:value="16688">
            <text:p>16688</text:p>
          </table:table-cell>
          <table:table-cell office:value-type="string">
            <text:p>ŁDN30 Joniec</text:p>
          </table:table-cell>
        </table:table-row>
        <table:table-row table:style-name="ro1">
          <table:table-cell office:value-type="float" office:value="16689">
            <text:p>16689</text:p>
          </table:table-cell>
          <table:table-cell office:value-type="string">
            <text:p>Stopa ST Joniec</text:p>
          </table:table-cell>
        </table:table-row>
        <table:table-row table:style-name="ro1">
          <table:table-cell office:value-type="float" office:value="16690">
            <text:p>16690</text:p>
          </table:table-cell>
          <table:table-cell office:value-type="string">
            <text:p>Panel COMO 202 Joniec</text:p>
          </table:table-cell>
        </table:table-row>
        <table:table-row table:style-name="ro1">
          <table:table-cell office:value-type="float" office:value="16691">
            <text:p>16691</text:p>
          </table:table-cell>
          <table:table-cell office:value-type="string">
            <text:p>Panel COMO 254 Joniec</text:p>
          </table:table-cell>
        </table:table-row>
        <table:table-row table:style-name="ro1">
          <table:table-cell office:value-type="float" office:value="16692">
            <text:p>16692</text:p>
          </table:table-cell>
          <table:table-cell office:value-type="string">
            <text:p>Panel VERO 202 Joniec</text:p>
          </table:table-cell>
        </table:table-row>
        <table:table-row table:style-name="ro1">
          <table:table-cell office:value-type="float" office:value="16693">
            <text:p>16693</text:p>
          </table:table-cell>
          <table:table-cell office:value-type="string">
            <text:p>Panel VERO 254 Joniec</text:p>
          </table:table-cell>
        </table:table-row>
        <table:table-row table:style-name="ro1">
          <table:table-cell office:value-type="float" office:value="16694">
            <text:p>16694</text:p>
          </table:table-cell>
          <table:table-cell office:value-type="string">
            <text:p>Profil Joniec</text:p>
          </table:table-cell>
        </table:table-row>
        <table:table-row table:style-name="ro1">
          <table:table-cell office:value-type="float" office:value="16695">
            <text:p>16695</text:p>
          </table:table-cell>
          <table:table-cell office:value-type="string">
            <text:p>Listwa boczna COMO/VERONA Joniec</text:p>
          </table:table-cell>
        </table:table-row>
        <table:table-row table:style-name="ro1">
          <table:table-cell office:value-type="float" office:value="16696">
            <text:p>16696</text:p>
          </table:table-cell>
          <table:table-cell office:value-type="string">
            <text:p>Panel OPTIMA Classic Joniec</text:p>
          </table:table-cell>
        </table:table-row>
        <table:table-row table:style-name="ro2">
          <table:table-cell office:value-type="float" office:value="16697">
            <text:p>16697</text:p>
          </table:table-cell>
          <table:table-cell office:value-type="string">
            <text:p>Panel OPTIMA Balance Joniec</text:p>
          </table:table-cell>
        </table:table-row>
        <table:table-row table:style-name="ro2">
          <table:table-cell office:value-type="float" office:value="16698">
            <text:p>16698</text:p>
          </table:table-cell>
          <table:table-cell office:value-type="string">
            <text:p>Panel OPTIMA Prestige Joniec</text:p>
          </table:table-cell>
        </table:table-row>
        <table:table-row table:style-name="ro1">
          <table:table-cell office:value-type="float" office:value="16699">
            <text:p>16699</text:p>
          </table:table-cell>
          <table:table-cell office:value-type="string">
            <text:p>Panel OPTIMA MAX Joniec</text:p>
          </table:table-cell>
        </table:table-row>
        <table:table-row table:style-name="ro1">
          <table:table-cell office:value-type="float" office:value="16700">
            <text:p>16700</text:p>
          </table:table-cell>
          <table:table-cell office:value-type="string">
            <text:p>Furtka COMO Joniec</text:p>
          </table:table-cell>
        </table:table-row>
        <table:table-row table:style-name="ro1">
          <table:table-cell office:value-type="float" office:value="16701">
            <text:p>16701</text:p>
          </table:table-cell>
          <table:table-cell office:value-type="string">
            <text:p>Furtka VERO Joniec</text:p>
          </table:table-cell>
        </table:table-row>
        <table:table-row table:style-name="ro1">
          <table:table-cell office:value-type="float" office:value="16702">
            <text:p>16702</text:p>
          </table:table-cell>
          <table:table-cell office:value-type="string">
            <text:p>Brama COMO dwuskrzydłowa Joniec</text:p>
          </table:table-cell>
        </table:table-row>
        <table:table-row table:style-name="ro1">
          <table:table-cell office:value-type="float" office:value="16703">
            <text:p>16703</text:p>
          </table:table-cell>
          <table:table-cell office:value-type="string">
            <text:p>Brama VERO dwuskrzydłowa Joniec</text:p>
          </table:table-cell>
        </table:table-row>
        <table:table-row table:style-name="ro1">
          <table:table-cell office:value-type="float" office:value="16704">
            <text:p>16704</text:p>
          </table:table-cell>
          <table:table-cell office:value-type="string">
            <text:p>Brama COMO przesuwna Joniec</text:p>
          </table:table-cell>
        </table:table-row>
        <table:table-row table:style-name="ro1">
          <table:table-cell office:value-type="float" office:value="16705">
            <text:p>16705</text:p>
          </table:table-cell>
          <table:table-cell office:value-type="string">
            <text:p>Brama VERO przesuwna Joniec</text:p>
          </table:table-cell>
        </table:table-row>
        <table:table-row table:style-name="ro1">
          <table:table-cell office:value-type="float" office:value="16706">
            <text:p>16706</text:p>
          </table:table-cell>
          <table:table-cell office:value-type="string">
            <text:p>Panel LUCCA Joniec</text:p>
          </table:table-cell>
        </table:table-row>
        <table:table-row table:style-name="ro1">
          <table:table-cell office:value-type="float" office:value="16707">
            <text:p>16707</text:p>
          </table:table-cell>
          <table:table-cell office:value-type="string">
            <text:p>Panel ECONOMY Joniec</text:p>
          </table:table-cell>
        </table:table-row>
        <table:table-row table:style-name="ro1">
          <table:table-cell office:value-type="float" office:value="16708">
            <text:p>16708</text:p>
          </table:table-cell>
          <table:table-cell office:value-type="string">
            <text:p>Skrzynka SDZ Joniec</text:p>
          </table:table-cell>
        </table:table-row>
        <table:table-row table:style-name="ro1">
          <table:table-cell office:value-type="float" office:value="16709">
            <text:p>16709</text:p>
          </table:table-cell>
          <table:table-cell office:value-type="string">
            <text:p>Skrzynka SMZ Joniec</text:p>
          </table:table-cell>
        </table:table-row>
        <table:table-row table:style-name="ro1">
          <table:table-cell office:value-type="float" office:value="16710">
            <text:p>16710</text:p>
          </table:table-cell>
          <table:table-cell office:value-type="string">
            <text:p>Skrzynka SDG Joniec</text:p>
          </table:table-cell>
        </table:table-row>
        <table:table-row table:style-name="ro1">
          <table:table-cell office:value-type="float" office:value="16711">
            <text:p>16711</text:p>
          </table:table-cell>
          <table:table-cell office:value-type="string">
            <text:p>Skrzynka SMG Joniec</text:p>
          </table:table-cell>
        </table:table-row>
        <table:table-row table:style-name="ro1">
          <table:table-cell office:value-type="float" office:value="16712">
            <text:p>16712</text:p>
          </table:table-cell>
          <table:table-cell office:value-type="string">
            <text:p>Skrzynka SDDA Joniec</text:p>
          </table:table-cell>
        </table:table-row>
        <table:table-row table:style-name="ro1">
          <table:table-cell office:value-type="float" office:value="16713">
            <text:p>16713</text:p>
          </table:table-cell>
          <table:table-cell office:value-type="string">
            <text:p>Skrzynka SMDA Joniec</text:p>
          </table:table-cell>
        </table:table-row>
        <table:table-row table:style-name="ro1">
          <table:table-cell office:value-type="float" office:value="16714">
            <text:p>16714</text:p>
          </table:table-cell>
          <table:table-cell office:value-type="string">
            <text:p>Farba do malowanie i renowacji powierzchni betonowych Joniec</text:p>
          </table:table-cell>
        </table:table-row>
        <table:table-row table:style-name="ro1">
          <table:table-cell office:value-type="float" office:value="16715">
            <text:p>16715</text:p>
          </table:table-cell>
          <table:table-cell office:value-type="string">
            <text:p>Impregnat do ogrodzeń PROTECT Joniec</text:p>
          </table:table-cell>
        </table:table-row>
        <table:table-row table:style-name="ro1">
          <table:table-cell office:value-type="float" office:value="16716">
            <text:p>16716</text:p>
          </table:table-cell>
          <table:table-cell office:value-type="string">
            <text:p>Impregnat do ogrodzeń hydrofobowy Joniec</text:p>
          </table:table-cell>
        </table:table-row>
        <table:table-row table:style-name="ro1">
          <table:table-cell office:value-type="float" office:value="16717">
            <text:p>16717</text:p>
          </table:table-cell>
          <table:table-cell office:value-type="string">
            <text:p>Impregnat do ogrodzeń koloryzujący Joniec</text:p>
          </table:table-cell>
        </table:table-row>
        <table:table-row table:style-name="ro1">
          <table:table-cell office:value-type="float" office:value="16718">
            <text:p>16718</text:p>
          </table:table-cell>
          <table:table-cell office:value-type="string">
            <text:p>Klej uszczelniacz do bloczków Joniec</text:p>
          </table:table-cell>
        </table:table-row>
        <table:table-row table:style-name="ro1">
          <table:table-cell office:value-type="float" office:value="16719">
            <text:p>16719</text:p>
          </table:table-cell>
          <table:table-cell office:value-type="string">
            <text:p>Klej uszczelniacz do bloczków w folii Joniec</text:p>
          </table:table-cell>
        </table:table-row>
        <table:table-row table:style-name="ro1">
          <table:table-cell office:value-type="float" office:value="16720">
            <text:p>16720</text:p>
          </table:table-cell>
          <table:table-cell office:value-type="string">
            <text:p>Preparat do usuwania wykwitów Joniec</text:p>
          </table:table-cell>
        </table:table-row>
        <table:table-row table:style-name="ro1">
          <table:table-cell office:value-type="float" office:value="16721">
            <text:p>16721</text:p>
          </table:table-cell>
          <table:table-cell office:value-type="string">
            <text:p>Preparat LBN przeciwskurczowa domieszka do betonu Joniec</text:p>
          </table:table-cell>
        </table:table-row>
        <table:table-row table:style-name="ro1">
          <table:table-cell office:value-type="float" office:value="16722">
            <text:p>16722</text:p>
          </table:table-cell>
          <table:table-cell office:value-type="string">
            <text:p>Kotwa chemiczna Joniec</text:p>
          </table:table-cell>
        </table:table-row>
        <table:table-row table:style-name="ro1">
          <table:table-cell office:value-type="float" office:value="16723">
            <text:p>16723</text:p>
          </table:table-cell>
          <table:table-cell office:value-type="string">
            <text:p>Folia IZOHAN do izolacji poziomej Joniec</text:p>
          </table:table-cell>
        </table:table-row>
        <table:table-row table:style-name="ro1">
          <table:table-cell office:value-type="float" office:value="16740">
            <text:p>16740</text:p>
          </table:table-cell>
          <table:table-cell office:value-type="string">
            <text:p>Akropolis 4 mikrofaza</text:p>
          </table:table-cell>
        </table:table-row>
        <table:table-row table:style-name="ro1">
          <table:table-cell office:value-type="float" office:value="16741">
            <text:p>16741</text:p>
          </table:table-cell>
          <table:table-cell office:value-type="string">
            <text:p>Akropolis 6 mikrofaza</text:p>
          </table:table-cell>
        </table:table-row>
        <table:table-row table:style-name="ro1">
          <table:table-cell office:value-type="float" office:value="16742">
            <text:p>16742</text:p>
          </table:table-cell>
          <table:table-cell office:value-type="string">
            <text:p>Akropolis 8 mikrofaza</text:p>
          </table:table-cell>
        </table:table-row>
        <table:table-row table:style-name="ro1">
          <table:table-cell office:value-type="float" office:value="16743">
            <text:p>16743</text:p>
          </table:table-cell>
          <table:table-cell office:value-type="string">
            <text:p>Akropolis 6</text:p>
          </table:table-cell>
        </table:table-row>
        <table:table-row table:style-name="ro1">
          <table:table-cell office:value-type="float" office:value="16744">
            <text:p>16744</text:p>
          </table:table-cell>
          <table:table-cell office:value-type="string">
            <text:p>Akropolis 8</text:p>
          </table:table-cell>
        </table:table-row>
        <table:table-row table:style-name="ro1">
          <table:table-cell office:value-type="float" office:value="16745">
            <text:p>16745</text:p>
          </table:table-cell>
          <table:table-cell office:value-type="string">
            <text:p>Granit duży</text:p>
          </table:table-cell>
        </table:table-row>
        <table:table-row table:style-name="ro1">
          <table:table-cell office:value-type="float" office:value="16746">
            <text:p>16746</text:p>
          </table:table-cell>
          <table:table-cell office:value-type="string">
            <text:p>Granit duży strukturalny</text:p>
          </table:table-cell>
        </table:table-row>
        <table:table-row table:style-name="ro1">
          <table:table-cell office:value-type="float" office:value="16747">
            <text:p>16747</text:p>
          </table:table-cell>
          <table:table-cell office:value-type="string">
            <text:p>Granit mały 6</text:p>
          </table:table-cell>
        </table:table-row>
        <table:table-row table:style-name="ro1">
          <table:table-cell office:value-type="float" office:value="16748">
            <text:p>16748</text:p>
          </table:table-cell>
          <table:table-cell office:value-type="string">
            <text:p>Granit mały 8</text:p>
          </table:table-cell>
        </table:table-row>
        <table:table-row table:style-name="ro1">
          <table:table-cell office:value-type="float" office:value="16749">
            <text:p>16749</text:p>
          </table:table-cell>
          <table:table-cell office:value-type="string">
            <text:p>N-1 4</text:p>
          </table:table-cell>
        </table:table-row>
        <table:table-row table:style-name="ro1">
          <table:table-cell office:value-type="float" office:value="16750">
            <text:p>16750</text:p>
          </table:table-cell>
          <table:table-cell office:value-type="string">
            <text:p>N-1 6</text:p>
          </table:table-cell>
        </table:table-row>
        <table:table-row table:style-name="ro1">
          <table:table-cell office:value-type="float" office:value="16751">
            <text:p>16751</text:p>
          </table:table-cell>
          <table:table-cell office:value-type="string">
            <text:p>N-1 8</text:p>
          </table:table-cell>
        </table:table-row>
        <table:table-row table:style-name="ro2">
          <table:table-cell office:value-type="float" office:value="16752">
            <text:p>16752</text:p>
          </table:table-cell>
          <table:table-cell office:value-type="string">
            <text:p>Rossano 6</text:p>
          </table:table-cell>
        </table:table-row>
        <table:table-row table:style-name="ro2">
          <table:table-cell office:value-type="float" office:value="16753">
            <text:p>16753</text:p>
          </table:table-cell>
          <table:table-cell office:value-type="string">
            <text:p>Rossano 8</text:p>
          </table:table-cell>
        </table:table-row>
        <table:table-row table:style-name="ro2">
          <table:table-cell office:value-type="float" office:value="16754">
            <text:p>16754</text:p>
          </table:table-cell>
          <table:table-cell office:value-type="string">
            <text:p>Rossano 6 STRUKTURALNE</text:p>
          </table:table-cell>
        </table:table-row>
        <table:table-row table:style-name="ro1">
          <table:table-cell office:value-type="float" office:value="16755">
            <text:p>16755</text:p>
          </table:table-cell>
          <table:table-cell office:value-type="string">
            <text:p>Siena 6</text:p>
          </table:table-cell>
        </table:table-row>
        <table:table-row table:style-name="ro1">
          <table:table-cell office:value-type="float" office:value="16756">
            <text:p>16756</text:p>
          </table:table-cell>
          <table:table-cell office:value-type="string">
            <text:p>W-2</text:p>
          </table:table-cell>
        </table:table-row>
        <table:table-row table:style-name="ro1">
          <table:table-cell office:value-type="float" office:value="16757">
            <text:p>16757</text:p>
          </table:table-cell>
          <table:table-cell office:value-type="string">
            <text:p>W-1 8</text:p>
          </table:table-cell>
        </table:table-row>
        <table:table-row table:style-name="ro1">
          <table:table-cell office:value-type="float" office:value="16758">
            <text:p>16758</text:p>
          </table:table-cell>
          <table:table-cell office:value-type="string">
            <text:p>Rio</text:p>
          </table:table-cell>
        </table:table-row>
        <table:table-row table:style-name="ro1">
          <table:table-cell office:value-type="float" office:value="16759">
            <text:p>16759</text:p>
          </table:table-cell>
          <table:table-cell office:value-type="string">
            <text:p>Gardena 6</text:p>
          </table:table-cell>
        </table:table-row>
        <table:table-row table:style-name="ro2">
          <table:table-cell office:value-type="float" office:value="16760">
            <text:p>16760</text:p>
          </table:table-cell>
          <table:table-cell office:value-type="string">
            <text:p>Bravia</text:p>
          </table:table-cell>
        </table:table-row>
        <table:table-row table:style-name="ro2">
          <table:table-cell office:value-type="float" office:value="16761">
            <text:p>16761</text:p>
          </table:table-cell>
          <table:table-cell office:value-type="string">
            <text:p>Slavia</text:p>
          </table:table-cell>
        </table:table-row>
        <table:table-row table:style-name="ro1">
          <table:table-cell office:value-type="float" office:value="16762">
            <text:p>16762</text:p>
          </table:table-cell>
          <table:table-cell office:value-type="string">
            <text:p>Via Stelle 7</text:p>
          </table:table-cell>
        </table:table-row>
        <table:table-row table:style-name="ro2">
          <table:table-cell office:value-type="float" office:value="16763">
            <text:p>16763</text:p>
          </table:table-cell>
          <table:table-cell office:value-type="string">
            <text:p>Grosseto gładka</text:p>
          </table:table-cell>
        </table:table-row>
        <table:table-row table:style-name="ro2">
          <table:table-cell office:value-type="float" office:value="16764">
            <text:p>16764</text:p>
          </table:table-cell>
          <table:table-cell office:value-type="string">
            <text:p>Grosseto strukturalna</text:p>
          </table:table-cell>
        </table:table-row>
        <table:table-row table:style-name="ro2">
          <table:table-cell office:value-type="float" office:value="16765">
            <text:p>16765</text:p>
          </table:table-cell>
          <table:table-cell office:value-type="string">
            <text:p>Grosseto decore</text:p>
          </table:table-cell>
        </table:table-row>
        <table:table-row table:style-name="ro1">
          <table:table-cell office:value-type="float" office:value="16766">
            <text:p>16766</text:p>
          </table:table-cell>
          <table:table-cell office:value-type="string">
            <text:p>Bergamo</text:p>
          </table:table-cell>
        </table:table-row>
        <table:table-row table:style-name="ro2">
          <table:table-cell office:value-type="float" office:value="16767">
            <text:p>16767</text:p>
          </table:table-cell>
          <table:table-cell office:value-type="string">
            <text:p>Esperia</text:p>
          </table:table-cell>
        </table:table-row>
        <table:table-row table:style-name="ro2">
          <table:table-cell office:value-type="float" office:value="16768">
            <text:p>16768</text:p>
          </table:table-cell>
          <table:table-cell office:value-type="string">
            <text:p>Esperia Trawertyn</text:p>
          </table:table-cell>
        </table:table-row>
        <table:table-row table:style-name="ro1">
          <table:table-cell office:value-type="float" office:value="16769">
            <text:p>16769</text:p>
          </table:table-cell>
          <table:table-cell office:value-type="string">
            <text:p>Toronto</text:p>
          </table:table-cell>
        </table:table-row>
        <table:table-row table:style-name="ro2">
          <table:table-cell office:value-type="float" office:value="16770">
            <text:p>16770</text:p>
          </table:table-cell>
          <table:table-cell office:value-type="string">
            <text:p>Aprilia gładka</text:p>
          </table:table-cell>
        </table:table-row>
        <table:table-row table:style-name="ro2">
          <table:table-cell office:value-type="float" office:value="16771">
            <text:p>16771</text:p>
          </table:table-cell>
          <table:table-cell office:value-type="string">
            <text:p>Aprilia strukturalna</text:p>
          </table:table-cell>
        </table:table-row>
        <table:table-row table:style-name="ro2">
          <table:table-cell office:value-type="float" office:value="16772">
            <text:p>16772</text:p>
          </table:table-cell>
          <table:table-cell office:value-type="string">
            <text:p>Aprilia falista</text:p>
          </table:table-cell>
        </table:table-row>
        <table:table-row table:style-name="ro1">
          <table:table-cell office:value-type="float" office:value="16773">
            <text:p>16773</text:p>
          </table:table-cell>
          <table:table-cell office:value-type="string">
            <text:p>Latina</text:p>
          </table:table-cell>
        </table:table-row>
        <table:table-row table:style-name="ro2">
          <table:table-cell office:value-type="float" office:value="16774">
            <text:p>16774</text:p>
          </table:table-cell>
          <table:table-cell office:value-type="string">
            <text:p>Eko Kwadrat</text:p>
          </table:table-cell>
        </table:table-row>
        <table:table-row table:style-name="ro2">
          <table:table-cell office:value-type="float" office:value="16775">
            <text:p>16775</text:p>
          </table:table-cell>
          <table:table-cell office:value-type="string">
            <text:p>Eko Prostokąt</text:p>
          </table:table-cell>
        </table:table-row>
        <table:table-row table:style-name="ro1">
          <table:table-cell office:value-type="float" office:value="16776">
            <text:p>16776</text:p>
          </table:table-cell>
          <table:table-cell office:value-type="string">
            <text:p>Florencja</text:p>
          </table:table-cell>
        </table:table-row>
        <table:table-row table:style-name="ro2">
          <table:table-cell office:value-type="float" office:value="16777">
            <text:p>16777</text:p>
          </table:table-cell>
          <table:table-cell office:value-type="string">
            <text:p>Arkonada</text:p>
          </table:table-cell>
        </table:table-row>
        <table:table-row table:style-name="ro2">
          <table:table-cell office:value-type="float" office:value="16778">
            <text:p>16778</text:p>
          </table:table-cell>
          <table:table-cell office:value-type="string">
            <text:p>Arkonada połówki</text:p>
          </table:table-cell>
        </table:table-row>
        <table:table-row table:style-name="ro1">
          <table:table-cell office:value-type="float" office:value="16779">
            <text:p>16779</text:p>
          </table:table-cell>
          <table:table-cell office:value-type="string">
            <text:p>Ravenna</text:p>
          </table:table-cell>
        </table:table-row>
        <table:table-row table:style-name="ro1">
          <table:table-cell office:value-type="float" office:value="16780">
            <text:p>16780</text:p>
          </table:table-cell>
          <table:table-cell office:value-type="string">
            <text:p>Dakota</text:p>
          </table:table-cell>
        </table:table-row>
        <table:table-row table:style-name="ro1">
          <table:table-cell office:value-type="float" office:value="16781">
            <text:p>16781</text:p>
          </table:table-cell>
          <table:table-cell office:value-type="string">
            <text:p>Kalifornia 6 MIKROFAZA</text:p>
          </table:table-cell>
        </table:table-row>
        <table:table-row table:style-name="ro1">
          <table:table-cell office:value-type="float" office:value="16782">
            <text:p>16782</text:p>
          </table:table-cell>
          <table:table-cell office:value-type="string">
            <text:p>Kalifornia 8 MIKROFAZA</text:p>
          </table:table-cell>
        </table:table-row>
        <table:table-row table:style-name="ro1">
          <table:table-cell office:value-type="float" office:value="16783">
            <text:p>16783</text:p>
          </table:table-cell>
          <table:table-cell office:value-type="string">
            <text:p>Kalifornia 6</text:p>
          </table:table-cell>
        </table:table-row>
        <table:table-row table:style-name="ro1">
          <table:table-cell office:value-type="float" office:value="16784">
            <text:p>16784</text:p>
          </table:table-cell>
          <table:table-cell office:value-type="string">
            <text:p>Palisada Royal 10x20x25</text:p>
          </table:table-cell>
        </table:table-row>
        <table:table-row table:style-name="ro1">
          <table:table-cell office:value-type="float" office:value="16785">
            <text:p>16785</text:p>
          </table:table-cell>
          <table:table-cell office:value-type="string">
            <text:p>Palisada Royal 10x20x50</text:p>
          </table:table-cell>
        </table:table-row>
        <table:table-row table:style-name="ro1">
          <table:table-cell office:value-type="float" office:value="16786">
            <text:p>16786</text:p>
          </table:table-cell>
          <table:table-cell office:value-type="string">
            <text:p>Palisada okrągła 30x11</text:p>
          </table:table-cell>
        </table:table-row>
        <table:table-row table:style-name="ro1">
          <table:table-cell office:value-type="float" office:value="16787">
            <text:p>16787</text:p>
          </table:table-cell>
          <table:table-cell office:value-type="string">
            <text:p>Palisada okrągła 40x11</text:p>
          </table:table-cell>
        </table:table-row>
        <table:table-row table:style-name="ro1">
          <table:table-cell office:value-type="float" office:value="16788">
            <text:p>16788</text:p>
          </table:table-cell>
          <table:table-cell office:value-type="string">
            <text:p>Palisada kwadratowa 40x11,8x11,8</text:p>
          </table:table-cell>
        </table:table-row>
        <table:table-row table:style-name="ro1">
          <table:table-cell office:value-type="float" office:value="16789">
            <text:p>16789</text:p>
          </table:table-cell>
          <table:table-cell office:value-type="string">
            <text:p>Palisada prostokątna 10x16x40</text:p>
          </table:table-cell>
        </table:table-row>
        <table:table-row table:style-name="ro1">
          <table:table-cell office:value-type="float" office:value="16790">
            <text:p>16790</text:p>
          </table:table-cell>
          <table:table-cell office:value-type="string">
            <text:p>Opornik 10x10x18</text:p>
          </table:table-cell>
        </table:table-row>
        <table:table-row table:style-name="ro1">
          <table:table-cell office:value-type="float" office:value="16791">
            <text:p>16791</text:p>
          </table:table-cell>
          <table:table-cell office:value-type="string">
            <text:p>Obrzeże dekoracyjne</text:p>
          </table:table-cell>
        </table:table-row>
        <table:table-row table:style-name="ro1">
          <table:table-cell office:value-type="float" office:value="16792">
            <text:p>16792</text:p>
          </table:table-cell>
          <table:table-cell office:value-type="string">
            <text:p>Obrzeże 6x20x75</text:p>
          </table:table-cell>
        </table:table-row>
        <table:table-row table:style-name="ro1">
          <table:table-cell office:value-type="float" office:value="16793">
            <text:p>16793</text:p>
          </table:table-cell>
          <table:table-cell office:value-type="string">
            <text:p>Obrzeże 6x20x100</text:p>
          </table:table-cell>
        </table:table-row>
        <table:table-row table:style-name="ro1">
          <table:table-cell office:value-type="float" office:value="16794">
            <text:p>16794</text:p>
          </table:table-cell>
          <table:table-cell office:value-type="string">
            <text:p>Obrzeże 8x25x100</text:p>
          </table:table-cell>
        </table:table-row>
        <table:table-row table:style-name="ro1">
          <table:table-cell office:value-type="float" office:value="16795">
            <text:p>16795</text:p>
          </table:table-cell>
          <table:table-cell office:value-type="string">
            <text:p>Obrzeże 8x30x100</text:p>
          </table:table-cell>
        </table:table-row>
        <table:table-row table:style-name="ro1">
          <table:table-cell office:value-type="float" office:value="16796">
            <text:p>16796</text:p>
          </table:table-cell>
          <table:table-cell office:value-type="string">
            <text:p>Daszek 30P 30x24x5</text:p>
          </table:table-cell>
        </table:table-row>
        <table:table-row table:style-name="ro1">
          <table:table-cell office:value-type="float" office:value="16797">
            <text:p>16797</text:p>
          </table:table-cell>
          <table:table-cell office:value-type="string">
            <text:p>Daszek 48S 48x24x4</text:p>
          </table:table-cell>
        </table:table-row>
        <table:table-row table:style-name="ro1">
          <table:table-cell office:value-type="float" office:value="16798">
            <text:p>16798</text:p>
          </table:table-cell>
          <table:table-cell office:value-type="string">
            <text:p>Daszek czterospadowy 48x48x4,5</text:p>
          </table:table-cell>
        </table:table-row>
        <table:table-row table:style-name="ro1">
          <table:table-cell office:value-type="float" office:value="16799">
            <text:p>16799</text:p>
          </table:table-cell>
          <table:table-cell office:value-type="string">
            <text:p>Daszek czterospadowy łupany 44x44x4,5</text:p>
          </table:table-cell>
        </table:table-row>
        <table:table-row table:style-name="ro1">
          <table:table-cell office:value-type="float" office:value="16800">
            <text:p>16800</text:p>
          </table:table-cell>
          <table:table-cell office:value-type="string">
            <text:p>Gazon 34,5x27,8x20</text:p>
          </table:table-cell>
        </table:table-row>
        <table:table-row table:style-name="ro1">
          <table:table-cell office:value-type="float" office:value="16801">
            <text:p>16801</text:p>
          </table:table-cell>
          <table:table-cell office:value-type="string">
            <text:p>Gazon 50x39,5x30</text:p>
          </table:table-cell>
        </table:table-row>
        <table:table-row table:style-name="ro1">
          <table:table-cell office:value-type="float" office:value="16802">
            <text:p>16802</text:p>
          </table:table-cell>
          <table:table-cell office:value-type="string">
            <text:p>Gazon prostokątny 60x40x25</text:p>
          </table:table-cell>
        </table:table-row>
        <table:table-row table:style-name="ro1">
          <table:table-cell office:value-type="float" office:value="16803">
            <text:p>16803</text:p>
          </table:table-cell>
          <table:table-cell office:value-type="string">
            <text:p>Ażur mały 30x40x8</text:p>
          </table:table-cell>
        </table:table-row>
        <table:table-row table:style-name="ro1">
          <table:table-cell office:value-type="float" office:value="16804">
            <text:p>16804</text:p>
          </table:table-cell>
          <table:table-cell office:value-type="string">
            <text:p>Ażur duży 40x60x8</text:p>
          </table:table-cell>
        </table:table-row>
        <table:table-row table:style-name="ro1">
          <table:table-cell office:value-type="float" office:value="16812">
            <text:p>16812</text:p>
          </table:table-cell>
          <table:table-cell office:value-type="string">
            <text:p>Kostka H-1 4</text:p>
          </table:table-cell>
        </table:table-row>
        <table:table-row table:style-name="ro1">
          <table:table-cell office:value-type="float" office:value="16813">
            <text:p>16813</text:p>
          </table:table-cell>
          <table:table-cell office:value-type="string">
            <text:p>Kostka H-1 6</text:p>
          </table:table-cell>
        </table:table-row>
        <table:table-row table:style-name="ro1">
          <table:table-cell office:value-type="float" office:value="16814">
            <text:p>16814</text:p>
          </table:table-cell>
          <table:table-cell office:value-type="string">
            <text:p>Kostka H-1 8</text:p>
          </table:table-cell>
        </table:table-row>
        <table:table-row table:style-name="ro1">
          <table:table-cell office:value-type="float" office:value="16815">
            <text:p>16815</text:p>
          </table:table-cell>
          <table:table-cell office:value-type="string">
            <text:p>Kostka H-1 6 BEZ FAZY</text:p>
          </table:table-cell>
        </table:table-row>
        <table:table-row table:style-name="ro1">
          <table:table-cell office:value-type="float" office:value="16816">
            <text:p>16816</text:p>
          </table:table-cell>
          <table:table-cell office:value-type="string">
            <text:p>Kostka H-1 8 BEZ FAZY</text:p>
          </table:table-cell>
        </table:table-row>
        <table:table-row table:style-name="ro1">
          <table:table-cell office:value-type="float" office:value="16817">
            <text:p>16817</text:p>
          </table:table-cell>
          <table:table-cell office:value-type="string">
            <text:p>Kostka H1 integracyjna 8</text:p>
          </table:table-cell>
        </table:table-row>
        <table:table-row table:style-name="ro1">
          <table:table-cell office:value-type="float" office:value="16818">
            <text:p>16818</text:p>
          </table:table-cell>
          <table:table-cell office:value-type="string">
            <text:p>Kostka B-1 6</text:p>
          </table:table-cell>
        </table:table-row>
        <table:table-row table:style-name="ro1">
          <table:table-cell office:value-type="float" office:value="16819">
            <text:p>16819</text:p>
          </table:table-cell>
          <table:table-cell office:value-type="string">
            <text:p>Kostka B-1 6 POŁÓWKI</text:p>
          </table:table-cell>
        </table:table-row>
        <table:table-row table:style-name="ro1">
          <table:table-cell office:value-type="float" office:value="16820">
            <text:p>16820</text:p>
          </table:table-cell>
          <table:table-cell office:value-type="string">
            <text:p>Kostka B-1 8</text:p>
          </table:table-cell>
        </table:table-row>
        <table:table-row table:style-name="ro1">
          <table:table-cell office:value-type="float" office:value="16822">
            <text:p>16822</text:p>
          </table:table-cell>
          <table:table-cell office:value-type="string">
            <text:p>Kostka B-1 8 POŁÓWKI</text:p>
          </table:table-cell>
        </table:table-row>
        <table:table-row table:style-name="ro1">
          <table:table-cell office:value-type="float" office:value="16823">
            <text:p>16823</text:p>
          </table:table-cell>
          <table:table-cell office:value-type="string">
            <text:p>Kostka B-1 10</text:p>
          </table:table-cell>
        </table:table-row>
        <table:table-row table:style-name="ro1">
          <table:table-cell office:value-type="float" office:value="16824">
            <text:p>16824</text:p>
          </table:table-cell>
          <table:table-cell office:value-type="string">
            <text:p>Kostka B-1 8 MIKROFAZA</text:p>
          </table:table-cell>
        </table:table-row>
        <table:table-row table:style-name="ro1">
          <table:table-cell office:value-type="float" office:value="16825">
            <text:p>16825</text:p>
          </table:table-cell>
          <table:table-cell office:value-type="string">
            <text:p>Kostka B-1 6 BEZ FAZY</text:p>
          </table:table-cell>
        </table:table-row>
        <table:table-row table:style-name="ro1">
          <table:table-cell office:value-type="float" office:value="16827">
            <text:p>16827</text:p>
          </table:table-cell>
          <table:table-cell office:value-type="string">
            <text:p>Kostka B-1 8 BEZ FAZY POŁÓWKI</text:p>
          </table:table-cell>
        </table:table-row>
        <table:table-row table:style-name="ro1">
          <table:table-cell office:value-type="float" office:value="16828">
            <text:p>16828</text:p>
          </table:table-cell>
          <table:table-cell office:value-type="string">
            <text:p>Kostka B-1 8 BEZ FAZY</text:p>
          </table:table-cell>
        </table:table-row>
        <table:table-row table:style-name="ro1">
          <table:table-cell office:value-type="float" office:value="16829">
            <text:p>16829</text:p>
          </table:table-cell>
          <table:table-cell office:value-type="string">
            <text:p>Kostka B-1 10 BEZ FAZY</text:p>
          </table:table-cell>
        </table:table-row>
        <table:table-row table:style-name="ro1">
          <table:table-cell office:value-type="float" office:value="16830">
            <text:p>16830</text:p>
          </table:table-cell>
          <table:table-cell office:value-type="string">
            <text:p>Krawężnik prosty 12x25x100</text:p>
          </table:table-cell>
        </table:table-row>
        <table:table-row table:style-name="ro1">
          <table:table-cell office:value-type="float" office:value="16831">
            <text:p>16831</text:p>
          </table:table-cell>
          <table:table-cell office:value-type="string">
            <text:p>Krawężnik prosty 15x30x100</text:p>
          </table:table-cell>
        </table:table-row>
        <table:table-row table:style-name="ro1">
          <table:table-cell office:value-type="float" office:value="16832">
            <text:p>16832</text:p>
          </table:table-cell>
          <table:table-cell office:value-type="string">
            <text:p>Krawężnik prosty 15x30x50 POŁÓWKI</text:p>
          </table:table-cell>
        </table:table-row>
        <table:table-row table:style-name="ro1">
          <table:table-cell office:value-type="float" office:value="16833">
            <text:p>16833</text:p>
          </table:table-cell>
          <table:table-cell office:value-type="string">
            <text:p>Krawężnik prosty 20x30X100</text:p>
          </table:table-cell>
        </table:table-row>
        <table:table-row table:style-name="ro1">
          <table:table-cell office:value-type="float" office:value="16834">
            <text:p>16834</text:p>
          </table:table-cell>
          <table:table-cell office:value-type="string">
            <text:p>Krawężnik najazdowy 15x22x100</text:p>
          </table:table-cell>
        </table:table-row>
        <table:table-row table:style-name="ro1">
          <table:table-cell office:value-type="float" office:value="16835">
            <text:p>16835</text:p>
          </table:table-cell>
          <table:table-cell office:value-type="string">
            <text:p>Krawężnik najazdowy 20x22x100</text:p>
          </table:table-cell>
        </table:table-row>
        <table:table-row table:style-name="ro1">
          <table:table-cell office:value-type="float" office:value="16836">
            <text:p>16836</text:p>
          </table:table-cell>
          <table:table-cell office:value-type="string">
            <text:p>Krawężnik łukowy 15x30x78 R-0.5</text:p>
          </table:table-cell>
        </table:table-row>
        <table:table-row table:style-name="ro1">
          <table:table-cell office:value-type="float" office:value="16837">
            <text:p>16837</text:p>
          </table:table-cell>
          <table:table-cell office:value-type="string">
            <text:p>Krawężnik łukowy 15x30x78 R-1</text:p>
          </table:table-cell>
        </table:table-row>
        <table:table-row table:style-name="ro1">
          <table:table-cell office:value-type="float" office:value="16838">
            <text:p>16838</text:p>
          </table:table-cell>
          <table:table-cell office:value-type="string">
            <text:p>Krawężnik łukowy 15x30x78 R-3</text:p>
          </table:table-cell>
        </table:table-row>
        <table:table-row table:style-name="ro1">
          <table:table-cell office:value-type="float" office:value="16839">
            <text:p>16839</text:p>
          </table:table-cell>
          <table:table-cell office:value-type="string">
            <text:p>Krawężnik łukowy 15x30x78 R-5</text:p>
          </table:table-cell>
        </table:table-row>
        <table:table-row table:style-name="ro1">
          <table:table-cell office:value-type="float" office:value="16840">
            <text:p>16840</text:p>
          </table:table-cell>
          <table:table-cell office:value-type="string">
            <text:p>Obrzeże 12x25x100</text:p>
          </table:table-cell>
        </table:table-row>
        <table:table-row table:style-name="ro1">
          <table:table-cell office:value-type="float" office:value="16842">
            <text:p>16842</text:p>
          </table:table-cell>
          <table:table-cell office:value-type="string">
            <text:p>Płyta chodnikowa 35x35x6</text:p>
          </table:table-cell>
        </table:table-row>
        <table:table-row table:style-name="ro1">
          <table:table-cell office:value-type="float" office:value="16843">
            <text:p>16843</text:p>
          </table:table-cell>
          <table:table-cell office:value-type="string">
            <text:p>Płyta chodnikowa 50x50x7</text:p>
          </table:table-cell>
        </table:table-row>
        <table:table-row table:style-name="ro1">
          <table:table-cell office:value-type="float" office:value="16844">
            <text:p>16844</text:p>
          </table:table-cell>
          <table:table-cell office:value-type="string">
            <text:p>Korytko ściekowe 33x30x10</text:p>
          </table:table-cell>
        </table:table-row>
        <table:table-row table:style-name="ro1">
          <table:table-cell office:value-type="float" office:value="16845">
            <text:p>16845</text:p>
          </table:table-cell>
          <table:table-cell office:value-type="string">
            <text:p>Korytko ściekowe 35x50x20/18 SKOŚNE</text:p>
          </table:table-cell>
        </table:table-row>
        <table:table-row table:style-name="ro1">
          <table:table-cell office:value-type="float" office:value="16846">
            <text:p>16846</text:p>
          </table:table-cell>
          <table:table-cell office:value-type="string">
            <text:p>Korytko ściekowe 50x60x15</text:p>
          </table:table-cell>
        </table:table-row>
        <table:table-row table:style-name="ro1">
          <table:table-cell office:value-type="float" office:value="16847">
            <text:p>16847</text:p>
          </table:table-cell>
          <table:table-cell office:value-type="string">
            <text:p>Bloczek betonowy 24x38x12</text:p>
          </table:table-cell>
        </table:table-row>
        <table:table-row table:style-name="ro1">
          <table:table-cell office:value-type="float" office:value="16848">
            <text:p>16848</text:p>
          </table:table-cell>
          <table:table-cell office:value-type="string">
            <text:p>Bloczek drogowy 40x20x14</text:p>
          </table:table-cell>
        </table:table-row>
        <table:table-row table:style-name="ro1">
          <table:table-cell office:value-type="float" office:value="16849">
            <text:p>16849</text:p>
          </table:table-cell>
          <table:table-cell office:value-type="string">
            <text:p>Stopnie łupane MURO 105x33,3x15</text:p>
          </table:table-cell>
        </table:table-row>
        <table:table-row table:style-name="ro1">
          <table:table-cell office:value-type="float" office:value="16850">
            <text:p>16850</text:p>
          </table:table-cell>
          <table:table-cell office:value-type="string">
            <text:p>Stopnie łupane MURO 105x50x15</text:p>
          </table:table-cell>
        </table:table-row>
        <table:table-row table:style-name="ro1">
          <table:table-cell office:value-type="float" office:value="16851">
            <text:p>16851</text:p>
          </table:table-cell>
          <table:table-cell office:value-type="string">
            <text:p>Stopnie łupane MURO 100x34x7</text:p>
          </table:table-cell>
        </table:table-row>
        <table:table-row table:style-name="ro1">
          <table:table-cell office:value-type="float" office:value="16852">
            <text:p>16852</text:p>
          </table:table-cell>
          <table:table-cell office:value-type="string">
            <text:p>Stopnie łupane MURO 120x35x15</text:p>
          </table:table-cell>
        </table:table-row>
        <table:table-row table:style-name="ro1">
          <table:table-cell office:value-type="float" office:value="16853">
            <text:p>16853</text:p>
          </table:table-cell>
          <table:table-cell office:value-type="string">
            <text:p>Stopnie łupane MURO 120x50x15</text:p>
          </table:table-cell>
        </table:table-row>
        <table:table-row table:style-name="ro1">
          <table:table-cell office:value-type="float" office:value="16854">
            <text:p>16854</text:p>
          </table:table-cell>
          <table:table-cell office:value-type="string">
            <text:p>Palisada MURO 35x10x15</text:p>
          </table:table-cell>
        </table:table-row>
        <table:table-row table:style-name="ro1">
          <table:table-cell office:value-type="float" office:value="16855">
            <text:p>16855</text:p>
          </table:table-cell>
          <table:table-cell office:value-type="string">
            <text:p>Palisada MURO 35x11,5x15</text:p>
          </table:table-cell>
        </table:table-row>
        <table:table-row table:style-name="ro1">
          <table:table-cell office:value-type="float" office:value="16856">
            <text:p>16856</text:p>
          </table:table-cell>
          <table:table-cell office:value-type="string">
            <text:p>Palisada MURO 35x13x15</text:p>
          </table:table-cell>
        </table:table-row>
        <table:table-row table:style-name="ro1">
          <table:table-cell office:value-type="float" office:value="16857">
            <text:p>16857</text:p>
          </table:table-cell>
          <table:table-cell office:value-type="string">
            <text:p>Palisada MURO 115x13x15</text:p>
          </table:table-cell>
        </table:table-row>
        <table:table-row table:style-name="ro1">
          <table:table-cell office:value-type="float" office:value="16858">
            <text:p>16858</text:p>
          </table:table-cell>
          <table:table-cell office:value-type="string">
            <text:p>Palisada MURO 52x11,5x15</text:p>
          </table:table-cell>
        </table:table-row>
        <table:table-row table:style-name="ro1">
          <table:table-cell office:value-type="float" office:value="16859">
            <text:p>16859</text:p>
          </table:table-cell>
          <table:table-cell office:value-type="string">
            <text:p>Palisada MURO 52x13x15</text:p>
          </table:table-cell>
        </table:table-row>
        <table:table-row table:style-name="ro1">
          <table:table-cell office:value-type="float" office:value="16860">
            <text:p>16860</text:p>
          </table:table-cell>
          <table:table-cell office:value-type="string">
            <text:p>Palisada MURO 100x13x15</text:p>
          </table:table-cell>
        </table:table-row>
        <table:table-row table:style-name="ro1">
          <table:table-cell office:value-type="float" office:value="16861">
            <text:p>16861</text:p>
          </table:table-cell>
          <table:table-cell office:value-type="string">
            <text:p>Palisada MURO 30x13x15</text:p>
          </table:table-cell>
        </table:table-row>
        <table:table-row table:style-name="ro1">
          <table:table-cell office:value-type="float" office:value="16862">
            <text:p>16862</text:p>
          </table:table-cell>
          <table:table-cell office:value-type="string">
            <text:p>Palisada MURO 60x13x15</text:p>
          </table:table-cell>
        </table:table-row>
        <table:table-row table:style-name="ro1">
          <table:table-cell office:value-type="float" office:value="16863">
            <text:p>16863</text:p>
          </table:table-cell>
          <table:table-cell office:value-type="string">
            <text:p>Palisada MURO 30x13x22,5</text:p>
          </table:table-cell>
        </table:table-row>
        <table:table-row table:style-name="ro1">
          <table:table-cell office:value-type="float" office:value="16864">
            <text:p>16864</text:p>
          </table:table-cell>
          <table:table-cell office:value-type="string">
            <text:p>Palisada MURO 60x13x22,5</text:p>
          </table:table-cell>
        </table:table-row>
        <table:table-row table:style-name="ro1">
          <table:table-cell office:value-type="float" office:value="16865">
            <text:p>16865</text:p>
          </table:table-cell>
          <table:table-cell office:value-type="string">
            <text:p>Palisada MURO 115x13x22,5</text:p>
          </table:table-cell>
        </table:table-row>
        <table:table-row table:style-name="ro1">
          <table:table-cell office:value-type="float" office:value="16866">
            <text:p>16866</text:p>
          </table:table-cell>
          <table:table-cell office:value-type="string">
            <text:p>Palisada MURO 35x7,5x7,5</text:p>
          </table:table-cell>
        </table:table-row>
        <table:table-row table:style-name="ro1">
          <table:table-cell office:value-type="float" office:value="16867">
            <text:p>16867</text:p>
          </table:table-cell>
          <table:table-cell office:value-type="string">
            <text:p>Ogrodzenie MURO 16 P22</text:p>
          </table:table-cell>
        </table:table-row>
        <table:table-row table:style-name="ro1">
          <table:table-cell office:value-type="float" office:value="16868">
            <text:p>16868</text:p>
          </table:table-cell>
          <table:table-cell office:value-type="string">
            <text:p>Ogrodzenie MURO 16 S22</text:p>
          </table:table-cell>
        </table:table-row>
        <table:table-row table:style-name="ro1">
          <table:table-cell office:value-type="float" office:value="16869">
            <text:p>16869</text:p>
          </table:table-cell>
          <table:table-cell office:value-type="string">
            <text:p>Ogrodzenie MURO 16 P38</text:p>
          </table:table-cell>
        </table:table-row>
        <table:table-row table:style-name="ro1">
          <table:table-cell office:value-type="float" office:value="16870">
            <text:p>16870</text:p>
          </table:table-cell>
          <table:table-cell office:value-type="string">
            <text:p>Ogrodzenie MURO 16 S38</text:p>
          </table:table-cell>
        </table:table-row>
        <table:table-row table:style-name="ro1">
          <table:table-cell office:value-type="float" office:value="16871">
            <text:p>16871</text:p>
          </table:table-cell>
          <table:table-cell office:value-type="string">
            <text:p>Ogrodzenie MURO 12 P22</text:p>
          </table:table-cell>
        </table:table-row>
        <table:table-row table:style-name="ro1">
          <table:table-cell office:value-type="float" office:value="16872">
            <text:p>16872</text:p>
          </table:table-cell>
          <table:table-cell office:value-type="string">
            <text:p>Ogrodzenie MURO 12 S22</text:p>
          </table:table-cell>
        </table:table-row>
        <table:table-row table:style-name="ro1">
          <table:table-cell office:value-type="float" office:value="16873">
            <text:p>16873</text:p>
          </table:table-cell>
          <table:table-cell office:value-type="string">
            <text:p>Ogrodzenie MURO 12 P38</text:p>
          </table:table-cell>
        </table:table-row>
        <table:table-row table:style-name="ro1">
          <table:table-cell office:value-type="float" office:value="16874">
            <text:p>16874</text:p>
          </table:table-cell>
          <table:table-cell office:value-type="string">
            <text:p>Ogrodzenie MURO 12 S38</text:p>
          </table:table-cell>
        </table:table-row>
        <table:table-row table:style-name="ro1">
          <table:table-cell office:value-type="float" office:value="16875">
            <text:p>16875</text:p>
          </table:table-cell>
          <table:table-cell office:value-type="string">
            <text:p>Ogrodzenie MURO 8 P22</text:p>
          </table:table-cell>
        </table:table-row>
        <table:table-row table:style-name="ro1">
          <table:table-cell office:value-type="float" office:value="16876">
            <text:p>16876</text:p>
          </table:table-cell>
          <table:table-cell office:value-type="string">
            <text:p>Ogrodzenie MURO 8 S22</text:p>
          </table:table-cell>
        </table:table-row>
        <table:table-row table:style-name="ro1">
          <table:table-cell office:value-type="float" office:value="16877">
            <text:p>16877</text:p>
          </table:table-cell>
          <table:table-cell office:value-type="string">
            <text:p>Ogrodzenie MURO 8 P38</text:p>
          </table:table-cell>
        </table:table-row>
        <table:table-row table:style-name="ro1">
          <table:table-cell office:value-type="float" office:value="16878">
            <text:p>16878</text:p>
          </table:table-cell>
          <table:table-cell office:value-type="string">
            <text:p>Ogrodzenie MURO 8 S38</text:p>
          </table:table-cell>
        </table:table-row>
        <table:table-row table:style-name="ro1">
          <table:table-cell office:value-type="float" office:value="16879">
            <text:p>16879</text:p>
          </table:table-cell>
          <table:table-cell office:value-type="string">
            <text:p>Płytka elewacyjna łupana 16</text:p>
          </table:table-cell>
        </table:table-row>
        <table:table-row table:style-name="ro1">
          <table:table-cell office:value-type="float" office:value="16880">
            <text:p>16880</text:p>
          </table:table-cell>
          <table:table-cell office:value-type="string">
            <text:p>Płytka elewacyjna łupana 12</text:p>
          </table:table-cell>
        </table:table-row>
        <table:table-row table:style-name="ro1">
          <table:table-cell office:value-type="float" office:value="16881">
            <text:p>16881</text:p>
          </table:table-cell>
          <table:table-cell office:value-type="string">
            <text:p>Płytka elewacyjna łupana 8</text:p>
          </table:table-cell>
        </table:table-row>
        <table:table-row table:style-name="ro1">
          <table:table-cell office:value-type="float" office:value="16882">
            <text:p>16882</text:p>
          </table:table-cell>
          <table:table-cell office:value-type="string">
            <text:p>Bloczek dekoracyjny 19x13x15</text:p>
          </table:table-cell>
        </table:table-row>
        <table:table-row table:style-name="ro1">
          <table:table-cell office:value-type="float" office:value="16883">
            <text:p>16883</text:p>
          </table:table-cell>
          <table:table-cell office:value-type="string">
            <text:p>Bloczek dekoracyjny 19x13x7,5</text:p>
          </table:table-cell>
        </table:table-row>
        <table:table-row table:style-name="ro1">
          <table:table-cell office:value-type="float" office:value="16884">
            <text:p>16884</text:p>
          </table:table-cell>
          <table:table-cell office:value-type="string">
            <text:p>Bloczek dekoracyjny 19x15x15</text:p>
          </table:table-cell>
        </table:table-row>
        <table:table-row table:style-name="ro1">
          <table:table-cell office:value-type="float" office:value="16885">
            <text:p>16885</text:p>
          </table:table-cell>
          <table:table-cell office:value-type="string">
            <text:p>Bloczek dekoracyjny 19x15x22,5</text:p>
          </table:table-cell>
        </table:table-row>
        <table:table-row table:style-name="ro1">
          <table:table-cell office:value-type="float" office:value="16886">
            <text:p>16886</text:p>
          </table:table-cell>
          <table:table-cell office:value-type="string">
            <text:p>Bloczek dekoracyjny 19x15x7,5</text:p>
          </table:table-cell>
        </table:table-row>
        <table:table-row table:style-name="ro1">
          <table:table-cell office:value-type="float" office:value="16887">
            <text:p>16887</text:p>
          </table:table-cell>
          <table:table-cell office:value-type="string">
            <text:p>Bloczek dekoracyjny 32x13x15</text:p>
          </table:table-cell>
        </table:table-row>
        <table:table-row table:style-name="ro1">
          <table:table-cell office:value-type="float" office:value="16888">
            <text:p>16888</text:p>
          </table:table-cell>
          <table:table-cell office:value-type="string">
            <text:p>Bloczek dekoracyjny 32x13x7,5</text:p>
          </table:table-cell>
        </table:table-row>
        <table:table-row table:style-name="ro1">
          <table:table-cell office:value-type="float" office:value="16889">
            <text:p>16889</text:p>
          </table:table-cell>
          <table:table-cell office:value-type="string">
            <text:p>Bloczek dekoracyjny 32x15x15</text:p>
          </table:table-cell>
        </table:table-row>
        <table:table-row table:style-name="ro1">
          <table:table-cell office:value-type="float" office:value="16890">
            <text:p>16890</text:p>
          </table:table-cell>
          <table:table-cell office:value-type="string">
            <text:p>Bloczek dekoracyjny 32x15x22,5</text:p>
          </table:table-cell>
        </table:table-row>
        <table:table-row table:style-name="ro1">
          <table:table-cell office:value-type="float" office:value="16891">
            <text:p>16891</text:p>
          </table:table-cell>
          <table:table-cell office:value-type="string">
            <text:p>Bloczek dekoracyjny 32x15x7,5</text:p>
          </table:table-cell>
        </table:table-row>
        <table:table-row table:style-name="ro1">
          <table:table-cell office:value-type="float" office:value="16892">
            <text:p>16892</text:p>
          </table:table-cell>
          <table:table-cell office:value-type="string">
            <text:p>Cegła łupana 11,5x23x7,5</text:p>
          </table:table-cell>
        </table:table-row>
        <table:table-row table:style-name="ro2">
          <table:table-cell office:value-type="float" office:value="16893">
            <text:p>16893</text:p>
          </table:table-cell>
          <table:table-cell office:value-type="string">
            <text:p>Okapnik 2-stronnie łupany 100x31x7</text:p>
          </table:table-cell>
        </table:table-row>
        <table:table-row table:style-name="ro2">
          <table:table-cell office:value-type="float" office:value="16894">
            <text:p>16894</text:p>
          </table:table-cell>
          <table:table-cell office:value-type="string">
            <text:p>Okapnik 4-stronnie łupany 46x31x7</text:p>
          </table:table-cell>
        </table:table-row>
        <table:table-row table:style-name="ro2">
          <table:table-cell office:value-type="float" office:value="16895">
            <text:p>16895</text:p>
          </table:table-cell>
          <table:table-cell office:value-type="string">
            <text:p>Okapnik 4-stronnie łupany 84x23x7</text:p>
          </table:table-cell>
        </table:table-row>
        <table:table-row table:style-name="ro2">
          <table:table-cell office:value-type="float" office:value="16896">
            <text:p>16896</text:p>
          </table:table-cell>
          <table:table-cell office:value-type="string">
            <text:p>Okapnik 4-stronnie łupany 84x31x7</text:p>
          </table:table-cell>
        </table:table-row>
        <table:table-row table:style-name="ro2">
          <table:table-cell office:value-type="float" office:value="16897">
            <text:p>16897</text:p>
          </table:table-cell>
          <table:table-cell office:value-type="string">
            <text:p>Okapnik 4-stronnie łupany 84x46x7</text:p>
          </table:table-cell>
        </table:table-row>
        <table:table-row table:style-name="ro2">
          <table:table-cell office:value-type="float" office:value="16898">
            <text:p>16898</text:p>
          </table:table-cell>
          <table:table-cell office:value-type="string">
            <text:p>Okapnik 2-stronnie łupany 98x23x7</text:p>
          </table:table-cell>
        </table:table-row>
        <table:table-row table:style-name="ro2">
          <table:table-cell office:value-type="float" office:value="16899">
            <text:p>16899</text:p>
          </table:table-cell>
          <table:table-cell office:value-type="string">
            <text:p>Okapnik 2-stronnie łupany 98x46x7</text:p>
          </table:table-cell>
        </table:table-row>
        <table:table-row table:style-name="ro1">
          <table:table-cell office:value-type="float" office:value="16900">
            <text:p>16900</text:p>
          </table:table-cell>
          <table:table-cell office:value-type="string">
            <text:p>Ogrodzenie SLIM 3D</text:p>
          </table:table-cell>
        </table:table-row>
        <table:table-row table:style-name="ro1">
          <table:table-cell office:value-type="float" office:value="16901">
            <text:p>16901</text:p>
          </table:table-cell>
          <table:table-cell office:value-type="string">
            <text:p>Ogrodzenie SLIM</text:p>
          </table:table-cell>
        </table:table-row>
        <table:table-row table:style-name="ro1">
          <table:table-cell office:value-type="float" office:value="16902">
            <text:p>16902</text:p>
          </table:table-cell>
          <table:table-cell office:value-type="string">
            <text:p>Ogrodzenie P25</text:p>
          </table:table-cell>
        </table:table-row>
        <table:table-row table:style-name="ro1">
          <table:table-cell office:value-type="float" office:value="16903">
            <text:p>16903</text:p>
          </table:table-cell>
          <table:table-cell office:value-type="string">
            <text:p>Ogrodzenie P50</text:p>
          </table:table-cell>
        </table:table-row>
        <table:table-row table:style-name="ro1">
          <table:table-cell office:value-type="float" office:value="16904">
            <text:p>16904</text:p>
          </table:table-cell>
          <table:table-cell office:value-type="string">
            <text:p>Ogrodzenie ROYAL S50</text:p>
          </table:table-cell>
        </table:table-row>
        <table:table-row table:style-name="ro1">
          <table:table-cell office:value-type="float" office:value="16905">
            <text:p>16905</text:p>
          </table:table-cell>
          <table:table-cell office:value-type="string">
            <text:p>Ogrodzenie LONG 100x20x30</text:p>
          </table:table-cell>
        </table:table-row>
        <table:table-row table:style-name="ro1">
          <table:table-cell office:value-type="float" office:value="16906">
            <text:p>16906</text:p>
          </table:table-cell>
          <table:table-cell office:value-type="string">
            <text:p>Daszek SLIM 3D</text:p>
          </table:table-cell>
        </table:table-row>
        <table:table-row table:style-name="ro1">
          <table:table-cell office:value-type="float" office:value="16907">
            <text:p>16907</text:p>
          </table:table-cell>
          <table:table-cell office:value-type="string">
            <text:p>Daszek gładki ROYAL SLIM 60x25x12</text:p>
          </table:table-cell>
        </table:table-row>
        <table:table-row table:style-name="ro1">
          <table:table-cell office:value-type="float" office:value="16908">
            <text:p>16908</text:p>
          </table:table-cell>
          <table:table-cell office:value-type="string">
            <text:p>Daszek ROYAL 50P</text:p>
          </table:table-cell>
        </table:table-row>
        <table:table-row table:style-name="ro1">
          <table:table-cell office:value-type="float" office:value="16909">
            <text:p>16909</text:p>
          </table:table-cell>
          <table:table-cell office:value-type="string">
            <text:p>Daszek ROYAL 50S</text:p>
          </table:table-cell>
        </table:table-row>
        <table:table-row table:style-name="ro1">
          <table:table-cell office:value-type="float" office:value="16910">
            <text:p>16910</text:p>
          </table:table-cell>
          <table:table-cell office:value-type="string">
            <text:p>Daszek LONG 100x20x10</text:p>
          </table:table-cell>
        </table:table-row>
        <table:table-row table:style-name="ro1">
          <table:table-cell office:value-type="float" office:value="16911">
            <text:p>16911</text:p>
          </table:table-cell>
          <table:table-cell office:value-type="string">
            <text:p>Stopień gładki ROYAL 100x37x7</text:p>
          </table:table-cell>
        </table:table-row>
        <table:table-row table:style-name="ro1">
          <table:table-cell office:value-type="float" office:value="16912">
            <text:p>16912</text:p>
          </table:table-cell>
          <table:table-cell office:value-type="string">
            <text:p>Stopień strukturalny ROYAL 120x35x15</text:p>
          </table:table-cell>
        </table:table-row>
        <table:table-row table:style-name="ro1">
          <table:table-cell office:value-type="float" office:value="16913">
            <text:p>16913</text:p>
          </table:table-cell>
          <table:table-cell office:value-type="string">
            <text:p>Płyta tarasowa VISION-BET 40x40x4</text:p>
          </table:table-cell>
        </table:table-row>
        <table:table-row table:style-name="ro1">
          <table:table-cell office:value-type="float" office:value="16914">
            <text:p>16914</text:p>
          </table:table-cell>
          <table:table-cell office:value-type="string">
            <text:p>Płyta tarasowa VISION-BET 60x60x4</text:p>
          </table:table-cell>
        </table:table-row>
        <table:table-row table:style-name="ro1">
          <table:table-cell office:value-type="float" office:value="16915">
            <text:p>16915</text:p>
          </table:table-cell>
          <table:table-cell office:value-type="string">
            <text:p>Płyta tarasowa VISION-BET 80x40x4</text:p>
          </table:table-cell>
        </table:table-row>
        <table:table-row table:style-name="ro1">
          <table:table-cell office:value-type="float" office:value="16916">
            <text:p>16916</text:p>
          </table:table-cell>
          <table:table-cell office:value-type="string">
            <text:p>Płyta tarasowa VISION-BET DESKA NATURO 100x20x6</text:p>
          </table:table-cell>
        </table:table-row>
        <table:table-row table:style-name="ro1">
          <table:table-cell office:value-type="float" office:value="16917">
            <text:p>16917</text:p>
          </table:table-cell>
          <table:table-cell office:value-type="string">
            <text:p>RIBENA 40x40x4</text:p>
          </table:table-cell>
        </table:table-row>
        <table:table-row table:style-name="ro1">
          <table:table-cell office:value-type="float" office:value="16919">
            <text:p>16919</text:p>
          </table:table-cell>
          <table:table-cell office:value-type="string">
            <text:p>RIBENA 60x40x4</text:p>
          </table:table-cell>
        </table:table-row>
        <table:table-row table:style-name="ro1">
          <table:table-cell office:value-type="float" office:value="16920">
            <text:p>16920</text:p>
          </table:table-cell>
          <table:table-cell office:value-type="string">
            <text:p>Płyta tarasowa RIBENA 100x80x5</text:p>
          </table:table-cell>
        </table:table-row>
        <table:table-row table:style-name="ro1">
          <table:table-cell office:value-type="float" office:value="16921">
            <text:p>16921</text:p>
          </table:table-cell>
          <table:table-cell office:value-type="string">
            <text:p>Płyta tarasowa RIBENA 80x80x5</text:p>
          </table:table-cell>
        </table:table-row>
        <table:table-row table:style-name="ro1">
          <table:table-cell office:value-type="float" office:value="16922">
            <text:p>16922</text:p>
          </table:table-cell>
          <table:table-cell office:value-type="string">
            <text:p>RIBENA 60x60x4</text:p>
          </table:table-cell>
        </table:table-row>
        <table:table-row table:style-name="ro1">
          <table:table-cell office:value-type="float" office:value="16923">
            <text:p>16923</text:p>
          </table:table-cell>
          <table:table-cell office:value-type="string">
            <text:p>RIBENA 80x40x4</text:p>
          </table:table-cell>
        </table:table-row>
        <table:table-row table:style-name="ro1">
          <table:table-cell office:value-type="float" office:value="16924">
            <text:p>16924</text:p>
          </table:table-cell>
          <table:table-cell office:value-type="string">
            <text:p>RIBENA 80x60x4</text:p>
          </table:table-cell>
        </table:table-row>
        <table:table-row table:style-name="ro1">
          <table:table-cell office:value-type="float" office:value="16925">
            <text:p>16925</text:p>
          </table:table-cell>
          <table:table-cell office:value-type="string">
            <text:p>RIBENA 80x40x8</text:p>
          </table:table-cell>
        </table:table-row>
        <table:table-row table:style-name="ro1">
          <table:table-cell office:value-type="float" office:value="16926">
            <text:p>16926</text:p>
          </table:table-cell>
          <table:table-cell office:value-type="string">
            <text:p>SANIDA</text:p>
          </table:table-cell>
        </table:table-row>
        <table:table-row table:style-name="ro1">
          <table:table-cell office:value-type="float" office:value="16927">
            <text:p>16927</text:p>
          </table:table-cell>
          <table:table-cell office:value-type="string">
            <text:p>TIRANO 80x60x4</text:p>
          </table:table-cell>
        </table:table-row>
        <table:table-row table:style-name="ro1">
          <table:table-cell office:value-type="float" office:value="16928">
            <text:p>16928</text:p>
          </table:table-cell>
          <table:table-cell office:value-type="string">
            <text:p>TIRANO 60x30x4</text:p>
          </table:table-cell>
        </table:table-row>
        <table:table-row table:style-name="ro1">
          <table:table-cell office:value-type="float" office:value="16929">
            <text:p>16929</text:p>
          </table:table-cell>
          <table:table-cell office:value-type="string">
            <text:p>TIRANO 80x80x5</text:p>
          </table:table-cell>
        </table:table-row>
        <table:table-row table:style-name="ro1">
          <table:table-cell office:value-type="float" office:value="16930">
            <text:p>16930</text:p>
          </table:table-cell>
          <table:table-cell office:value-type="string">
            <text:p>TIRANO 100x80x5</text:p>
          </table:table-cell>
        </table:table-row>
        <table:table-row table:style-name="ro1">
          <table:table-cell office:value-type="float" office:value="16931">
            <text:p>16931</text:p>
          </table:table-cell>
          <table:table-cell office:value-type="string">
            <text:p>TIRANO 60x40x4</text:p>
          </table:table-cell>
        </table:table-row>
        <table:table-row table:style-name="ro1">
          <table:table-cell office:value-type="float" office:value="16932">
            <text:p>16932</text:p>
          </table:table-cell>
          <table:table-cell office:value-type="string">
            <text:p>TIRANO 40x40x4</text:p>
          </table:table-cell>
        </table:table-row>
        <table:table-row table:style-name="ro1">
          <table:table-cell office:value-type="float" office:value="16933">
            <text:p>16933</text:p>
          </table:table-cell>
          <table:table-cell office:value-type="string">
            <text:p>TIRANO 80x40x4</text:p>
          </table:table-cell>
        </table:table-row>
        <table:table-row table:style-name="ro1">
          <table:table-cell office:value-type="float" office:value="16934">
            <text:p>16934</text:p>
          </table:table-cell>
          <table:table-cell office:value-type="string">
            <text:p>TIRANO 60x60x4</text:p>
          </table:table-cell>
        </table:table-row>
        <table:table-row table:style-name="ro1">
          <table:table-cell office:value-type="float" office:value="16935">
            <text:p>16935</text:p>
          </table:table-cell>
          <table:table-cell office:value-type="string">
            <text:p>DESKA NATURO STRUKTURA</text:p>
          </table:table-cell>
        </table:table-row>
        <table:table-row table:style-name="ro1">
          <table:table-cell office:value-type="float" office:value="16937">
            <text:p>16937</text:p>
          </table:table-cell>
          <table:table-cell office:value-type="string">
            <text:p>Płyta tarasowa GRANO 60x30x4</text:p>
          </table:table-cell>
        </table:table-row>
        <table:table-row table:style-name="ro1">
          <table:table-cell office:value-type="float" office:value="16938">
            <text:p>16938</text:p>
          </table:table-cell>
          <table:table-cell office:value-type="string">
            <text:p>Płyta tarasowa GRANO 80x60x4</text:p>
          </table:table-cell>
        </table:table-row>
        <table:table-row table:style-name="ro1">
          <table:table-cell office:value-type="float" office:value="16940">
            <text:p>16940</text:p>
          </table:table-cell>
          <table:table-cell office:value-type="string">
            <text:p>Płyta tarasowa GRANO 60x40x4</text:p>
          </table:table-cell>
        </table:table-row>
        <table:table-row table:style-name="ro1">
          <table:table-cell office:value-type="float" office:value="16941">
            <text:p>16941</text:p>
          </table:table-cell>
          <table:table-cell office:value-type="string">
            <text:p>GRANO 40x40x4</text:p>
          </table:table-cell>
        </table:table-row>
        <table:table-row table:style-name="ro1">
          <table:table-cell office:value-type="float" office:value="16942">
            <text:p>16942</text:p>
          </table:table-cell>
          <table:table-cell office:value-type="string">
            <text:p>GRANO 80x40x4</text:p>
          </table:table-cell>
        </table:table-row>
        <table:table-row table:style-name="ro1">
          <table:table-cell office:value-type="float" office:value="16943">
            <text:p>16943</text:p>
          </table:table-cell>
          <table:table-cell office:value-type="string">
            <text:p>GRANO 60x60x4</text:p>
          </table:table-cell>
        </table:table-row>
        <table:table-row table:style-name="ro1">
          <table:table-cell office:value-type="float" office:value="16944">
            <text:p>16944</text:p>
          </table:table-cell>
          <table:table-cell office:value-type="string">
            <text:p>LASTRO 60x60x3,6</text:p>
          </table:table-cell>
        </table:table-row>
        <table:table-row table:style-name="ro2">
          <table:table-cell office:value-type="float" office:value="16945">
            <text:p>16945</text:p>
          </table:table-cell>
          <table:table-cell office:value-type="string">
            <text:p>Eko DECO</text:p>
          </table:table-cell>
        </table:table-row>
        <table:table-row table:style-name="ro1">
          <table:table-cell office:value-type="float" office:value="16946">
            <text:p>16946</text:p>
          </table:table-cell>
          <table:table-cell office:value-type="string">
            <text:p>Obrzeże palisadowe Kwadrat</text:p>
          </table:table-cell>
        </table:table-row>
        <table:table-row table:style-name="ro1">
          <table:table-cell office:value-type="float" office:value="16947">
            <text:p>16947</text:p>
          </table:table-cell>
          <table:table-cell office:value-type="string">
            <text:p>Obrzeże dekoracyjne ROYAL</text:p>
          </table:table-cell>
        </table:table-row>
        <table:table-row table:style-name="ro1">
          <table:table-cell office:value-type="float" office:value="16948">
            <text:p>16948</text:p>
          </table:table-cell>
          <table:table-cell office:value-type="string">
            <text:p>Ogrodzenie MEDIUM 80x20x25</text:p>
          </table:table-cell>
        </table:table-row>
        <table:table-row table:style-name="ro1">
          <table:table-cell office:value-type="float" office:value="16949">
            <text:p>16949</text:p>
          </table:table-cell>
          <table:table-cell office:value-type="string">
            <text:p>Daszek MEDIUM 80x20x8</text:p>
          </table:table-cell>
        </table:table-row>
        <table:table-row table:style-name="ro1">
          <table:table-cell office:value-type="float" office:value="16954">
            <text:p>16954</text:p>
          </table:table-cell>
          <table:table-cell office:value-type="string">
            <text:p>Ażur duży 40x60x10</text:p>
          </table:table-cell>
        </table:table-row>
        <table:table-row table:style-name="ro1">
          <table:table-cell office:value-type="float" office:value="16955">
            <text:p>16955</text:p>
          </table:table-cell>
          <table:table-cell office:value-type="string">
            <text:p>Krawężnik prosty 20x30x50 POŁÓWKI</text:p>
          </table:table-cell>
        </table:table-row>
        <table:table-row table:style-name="ro1">
          <table:table-cell office:value-type="float" office:value="16956">
            <text:p>16956</text:p>
          </table:table-cell>
          <table:table-cell office:value-type="string">
            <text:p>Krawężnik skośny 22/30x15x100</text:p>
          </table:table-cell>
        </table:table-row>
        <table:table-row table:style-name="ro1">
          <table:table-cell office:value-type="float" office:value="16957">
            <text:p>16957</text:p>
          </table:table-cell>
          <table:table-cell office:value-type="string">
            <text:p>Krawężnik skośny 22/30x20x100</text:p>
          </table:table-cell>
        </table:table-row>
        <table:table-row table:style-name="ro1">
          <table:table-cell office:value-type="float" office:value="16958">
            <text:p>16958</text:p>
          </table:table-cell>
          <table:table-cell office:value-type="string">
            <text:p>DEKO 80x80x5 KOST-BET</text:p>
          </table:table-cell>
        </table:table-row>
        <table:table-row table:style-name="ro1">
          <table:table-cell office:value-type="float" office:value="16959">
            <text:p>16959</text:p>
          </table:table-cell>
          <table:table-cell office:value-type="string">
            <text:p>DEKO 60x60x4 KOST-BET</text:p>
          </table:table-cell>
        </table:table-row>
        <table:table-row table:style-name="ro1">
          <table:table-cell office:value-type="float" office:value="16960">
            <text:p>16960</text:p>
          </table:table-cell>
          <table:table-cell office:value-type="string">
            <text:p>MARMO 80x80x5</text:p>
          </table:table-cell>
        </table:table-row>
        <table:table-row table:style-name="ro1">
          <table:table-cell office:value-type="float" office:value="16961">
            <text:p>16961</text:p>
          </table:table-cell>
          <table:table-cell office:value-type="string">
            <text:p>MARMO 100x80x5</text:p>
          </table:table-cell>
        </table:table-row>
        <table:table-row table:style-name="ro1">
          <table:table-cell office:value-type="float" office:value="16962">
            <text:p>16962</text:p>
          </table:table-cell>
          <table:table-cell office:value-type="string">
            <text:p>NATURO 80x40x4 KOST-BET</text:p>
          </table:table-cell>
        </table:table-row>
        <table:table-row table:style-name="ro1">
          <table:table-cell office:value-type="float" office:value="16963">
            <text:p>16963</text:p>
          </table:table-cell>
          <table:table-cell office:value-type="string">
            <text:p>PRIMO 100x80x5</text:p>
          </table:table-cell>
        </table:table-row>
        <table:table-row table:style-name="ro1">
          <table:table-cell office:value-type="float" office:value="16964">
            <text:p>16964</text:p>
          </table:table-cell>
          <table:table-cell office:value-type="string">
            <text:p>PRIMO 80x80x5</text:p>
          </table:table-cell>
        </table:table-row>
        <table:table-row table:style-name="ro2">
          <table:table-cell office:value-type="float" office:value="17161">
            <text:p>17161</text:p>
          </table:table-cell>
          <table:table-cell office:value-type="string">
            <text:p>Daszek CH20 Joniec 50x20x5 - grafit_h</text:p>
          </table:table-cell>
        </table:table-row>
        <table:table-row table:style-name="ro2">
          <table:table-cell office:value-type="float" office:value="17162">
            <text:p>17162</text:p>
          </table:table-cell>
          <table:table-cell office:value-type="string">
            <text:p>Daszek CH20 Joniec 50x20x5 - marengo_h</text:p>
          </table:table-cell>
        </table:table-row>
        <table:table-row table:style-name="ro2">
          <table:table-cell office:value-type="float" office:value="17163">
            <text:p>17163</text:p>
          </table:table-cell>
          <table:table-cell office:value-type="string">
            <text:p>Daszek CH20 Joniec 50x20x5 - onyx_h</text:p>
          </table:table-cell>
        </table:table-row>
        <table:table-row table:style-name="ro2">
          <table:table-cell office:value-type="float" office:value="17164">
            <text:p>17164</text:p>
          </table:table-cell>
          <table:table-cell office:value-type="string">
            <text:p>Daszek CH20 Joniec 50x20x5 - piryt_h</text:p>
          </table:table-cell>
        </table:table-row>
        <table:table-row table:style-name="ro2">
          <table:table-cell office:value-type="float" office:value="17165">
            <text:p>17165</text:p>
          </table:table-cell>
          <table:table-cell office:value-type="string">
            <text:p>Daszek CH20 Joniec 50x20x5 - platinum_h</text:p>
          </table:table-cell>
        </table:table-row>
        <table:table-row table:style-name="ro2">
          <table:table-cell office:value-type="float" office:value="17168">
            <text:p>17168</text:p>
          </table:table-cell>
          <table:table-cell office:value-type="string">
            <text:p>Pustak BH28 Joniec 50x28x20 - grafit_h</text:p>
          </table:table-cell>
        </table:table-row>
        <table:table-row table:style-name="ro2">
          <table:table-cell office:value-type="float" office:value="17169">
            <text:p>17169</text:p>
          </table:table-cell>
          <table:table-cell office:value-type="string">
            <text:p>Pustak BH28 Joniec 50x28x20 - marengo_h</text:p>
          </table:table-cell>
        </table:table-row>
        <table:table-row table:style-name="ro2">
          <table:table-cell office:value-type="float" office:value="17170">
            <text:p>17170</text:p>
          </table:table-cell>
          <table:table-cell office:value-type="string">
            <text:p>Pustak BH28 Joniec 50x28x20 - onyx_h</text:p>
          </table:table-cell>
        </table:table-row>
        <table:table-row table:style-name="ro2">
          <table:table-cell office:value-type="float" office:value="17171">
            <text:p>17171</text:p>
          </table:table-cell>
          <table:table-cell office:value-type="string">
            <text:p>Pustak BH28 Joniec 50x28x20 - piryt_h</text:p>
          </table:table-cell>
        </table:table-row>
        <table:table-row table:style-name="ro2">
          <table:table-cell office:value-type="float" office:value="17172">
            <text:p>17172</text:p>
          </table:table-cell>
          <table:table-cell office:value-type="string">
            <text:p>Pustak BH28 Joniec 50x28x20 - platinum_h</text:p>
          </table:table-cell>
        </table:table-row>
        <table:table-row table:style-name="ro1">
          <table:table-cell office:value-type="float" office:value="17193">
            <text:p>17193</text:p>
          </table:table-cell>
          <table:table-cell office:value-type="string">
            <text:p>Roma Perfect CRP20 Joniec - beryl</text:p>
          </table:table-cell>
        </table:table-row>
        <table:table-row table:style-name="ro1">
          <table:table-cell office:value-type="float" office:value="17194">
            <text:p>17194</text:p>
          </table:table-cell>
          <table:table-cell office:value-type="string">
            <text:p>Roma Perfect CRP20 Joniec - dioryt</text:p>
          </table:table-cell>
        </table:table-row>
        <table:table-row table:style-name="ro2">
          <table:table-cell office:value-type="float" office:value="17195">
            <text:p>17195</text:p>
          </table:table-cell>
          <table:table-cell office:value-type="string">
            <text:p>Roma Perfect CRP20 Joniec - milos</text:p>
          </table:table-cell>
        </table:table-row>
        <table:table-row table:style-name="ro1">
          <table:table-cell office:value-type="float" office:value="17196">
            <text:p>17196</text:p>
          </table:table-cell>
          <table:table-cell office:value-type="string">
            <text:p>Roma Perfect CRP20 Joniec - morion</text:p>
          </table:table-cell>
        </table:table-row>
        <table:table-row table:style-name="ro1">
          <table:table-cell office:value-type="float" office:value="17202">
            <text:p>17202</text:p>
          </table:table-cell>
          <table:table-cell office:value-type="string">
            <text:p>Roma Perfect RP20 Joniec - beryl</text:p>
          </table:table-cell>
        </table:table-row>
        <table:table-row table:style-name="ro1">
          <table:table-cell office:value-type="float" office:value="17203">
            <text:p>17203</text:p>
          </table:table-cell>
          <table:table-cell office:value-type="string">
            <text:p>Roma Perfect RP20 Joniec - dioryt</text:p>
          </table:table-cell>
        </table:table-row>
        <table:table-row table:style-name="ro2">
          <table:table-cell office:value-type="float" office:value="17204">
            <text:p>17204</text:p>
          </table:table-cell>
          <table:table-cell office:value-type="string">
            <text:p>Roma Perfect RP20 Joniec - milos</text:p>
          </table:table-cell>
        </table:table-row>
        <table:table-row table:style-name="ro1">
          <table:table-cell office:value-type="float" office:value="17205">
            <text:p>17205</text:p>
          </table:table-cell>
          <table:table-cell office:value-type="string">
            <text:p>Roma Perfect RP20 Joniec - morion</text:p>
          </table:table-cell>
        </table:table-row>
        <table:table-row table:style-name="ro2">
          <table:table-cell office:value-type="float" office:value="17211">
            <text:p>17211</text:p>
          </table:table-cell>
          <table:table-cell office:value-type="string">
            <text:p>Daszek CH28 Joniec 50x28x5 - grafit_h</text:p>
          </table:table-cell>
        </table:table-row>
        <table:table-row table:style-name="ro2">
          <table:table-cell office:value-type="float" office:value="17212">
            <text:p>17212</text:p>
          </table:table-cell>
          <table:table-cell office:value-type="string">
            <text:p>Daszek CH28 Joniec 50x28x5 - marengo_h</text:p>
          </table:table-cell>
        </table:table-row>
        <table:table-row table:style-name="ro2">
          <table:table-cell office:value-type="float" office:value="17213">
            <text:p>17213</text:p>
          </table:table-cell>
          <table:table-cell office:value-type="string">
            <text:p>Daszek CH28 Joniec 50x28x5 - onyx_h</text:p>
          </table:table-cell>
        </table:table-row>
        <table:table-row table:style-name="ro2">
          <table:table-cell office:value-type="float" office:value="17214">
            <text:p>17214</text:p>
          </table:table-cell>
          <table:table-cell office:value-type="string">
            <text:p>Daszek CH28 Joniec 50x28x5 - piryt_h</text:p>
          </table:table-cell>
        </table:table-row>
        <table:table-row table:style-name="ro2">
          <table:table-cell office:value-type="float" office:value="17215">
            <text:p>17215</text:p>
          </table:table-cell>
          <table:table-cell office:value-type="string">
            <text:p>Daszek CH28 Joniec 50x28x5 - platinum_h</text:p>
          </table:table-cell>
        </table:table-row>
        <table:table-row table:style-name="ro2">
          <table:table-cell office:value-type="float" office:value="17240">
            <text:p>17240</text:p>
          </table:table-cell>
          <table:table-cell office:value-type="string">
            <text:p>Tom T20N Joniec 19,5x39x19 - onyx łupany</text:p>
          </table:table-cell>
        </table:table-row>
        <table:table-row table:style-name="ro1">
          <table:table-cell office:value-type="float" office:value="17241">
            <text:p>17241</text:p>
          </table:table-cell>
          <table:table-cell office:value-type="string">
            <text:p>Tom T20N Joniec 19,5x39x19 - stalowy łupany</text:p>
          </table:table-cell>
        </table:table-row>
        <table:table-row table:style-name="ro1">
          <table:table-cell office:value-type="float" office:value="17243">
            <text:p>17243</text:p>
          </table:table-cell>
          <table:table-cell office:value-type="string">
            <text:p>Tom T20N Joniec 19,5x39x19 - piryt łupany</text:p>
          </table:table-cell>
        </table:table-row>
        <table:table-row table:style-name="ro2">
          <table:table-cell office:value-type="float" office:value="17244">
            <text:p>17244</text:p>
          </table:table-cell>
          <table:table-cell office:value-type="string">
            <text:p>Tom T20N Joniec 19,5x39x19 - vera łupany</text:p>
          </table:table-cell>
        </table:table-row>
        <table:table-row table:style-name="ro2">
          <table:table-cell office:value-type="float" office:value="17257">
            <text:p>17257</text:p>
          </table:table-cell>
          <table:table-cell office:value-type="string">
            <text:p>Tom T20 Joniec 19,5x39x19 - onyx łupany</text:p>
          </table:table-cell>
        </table:table-row>
        <table:table-row table:style-name="ro1">
          <table:table-cell office:value-type="float" office:value="17258">
            <text:p>17258</text:p>
          </table:table-cell>
          <table:table-cell office:value-type="string">
            <text:p>Tom T20 Joniec 19,5x39x19 - stalowy łupany</text:p>
          </table:table-cell>
        </table:table-row>
        <table:table-row table:style-name="ro1">
          <table:table-cell office:value-type="float" office:value="17260">
            <text:p>17260</text:p>
          </table:table-cell>
          <table:table-cell office:value-type="string">
            <text:p>Tom T20 Joniec 19,5x39x19 - piryt łupany</text:p>
          </table:table-cell>
        </table:table-row>
        <table:table-row table:style-name="ro2">
          <table:table-cell office:value-type="float" office:value="17261">
            <text:p>17261</text:p>
          </table:table-cell>
          <table:table-cell office:value-type="string">
            <text:p>Tom T20 Joniec 19,5x39x19 - vera łupany</text:p>
          </table:table-cell>
        </table:table-row>
        <table:table-row table:style-name="ro2">
          <table:table-cell office:value-type="float" office:value="17263">
            <text:p>17263</text:p>
          </table:table-cell>
          <table:table-cell office:value-type="string">
            <text:p>Tom T10N Joniec - onyx łupany</text:p>
          </table:table-cell>
        </table:table-row>
        <table:table-row table:style-name="ro1">
          <table:table-cell office:value-type="float" office:value="17265">
            <text:p>17265</text:p>
          </table:table-cell>
          <table:table-cell office:value-type="string">
            <text:p>Tom T10N Joniec - piryt łupany</text:p>
          </table:table-cell>
        </table:table-row>
        <table:table-row table:style-name="ro2">
          <table:table-cell office:value-type="float" office:value="17267">
            <text:p>17267</text:p>
          </table:table-cell>
          <table:table-cell office:value-type="string">
            <text:p>Tom T10N Joniec - vera łupany</text:p>
          </table:table-cell>
        </table:table-row>
        <table:table-row table:style-name="ro1">
          <table:table-cell office:value-type="float" office:value="17268">
            <text:p>17268</text:p>
          </table:table-cell>
          <table:table-cell office:value-type="string">
            <text:p>Tom T10N Joniec - stalowy łupany</text:p>
          </table:table-cell>
        </table:table-row>
        <table:table-row table:style-name="ro2">
          <table:table-cell office:value-type="float" office:value="17271">
            <text:p>17271</text:p>
          </table:table-cell>
          <table:table-cell office:value-type="string">
            <text:p>Tom T10 Joniec 9,5x39x19 - onyx łupany</text:p>
          </table:table-cell>
        </table:table-row>
        <table:table-row table:style-name="ro1">
          <table:table-cell office:value-type="float" office:value="17272">
            <text:p>17272</text:p>
          </table:table-cell>
          <table:table-cell office:value-type="string">
            <text:p>Tom T10 Joniec 9,5x39x19 - stalowy łupany</text:p>
          </table:table-cell>
        </table:table-row>
        <table:table-row table:style-name="ro1">
          <table:table-cell office:value-type="float" office:value="17274">
            <text:p>17274</text:p>
          </table:table-cell>
          <table:table-cell office:value-type="string">
            <text:p>Tom T10 Joniec 9,5x39x19 - piryt łupany</text:p>
          </table:table-cell>
        </table:table-row>
        <table:table-row table:style-name="ro2">
          <table:table-cell office:value-type="float" office:value="17275">
            <text:p>17275</text:p>
          </table:table-cell>
          <table:table-cell office:value-type="string">
            <text:p>Tom T10 Joniec 9,5x39x19 - vera łupany</text:p>
          </table:table-cell>
        </table:table-row>
        <table:table-row table:style-name="ro2">
          <table:table-cell office:value-type="float" office:value="17288">
            <text:p>17288</text:p>
          </table:table-cell>
          <table:table-cell office:value-type="string">
            <text:p>Rio CR Joniec - onyx łupany</text:p>
          </table:table-cell>
        </table:table-row>
        <table:table-row table:style-name="ro1">
          <table:table-cell office:value-type="float" office:value="17289">
            <text:p>17289</text:p>
          </table:table-cell>
          <table:table-cell office:value-type="string">
            <text:p>Rio CR Joniec - piryt łupany</text:p>
          </table:table-cell>
        </table:table-row>
        <table:table-row table:style-name="ro2">
          <table:table-cell office:value-type="float" office:value="17294">
            <text:p>17294</text:p>
          </table:table-cell>
          <table:table-cell office:value-type="string">
            <text:p>Rio RIO20 Joniec - onyx łupany</text:p>
          </table:table-cell>
        </table:table-row>
        <table:table-row table:style-name="ro1">
          <table:table-cell office:value-type="float" office:value="17295">
            <text:p>17295</text:p>
          </table:table-cell>
          <table:table-cell office:value-type="string">
            <text:p>Rio RIO20 Joniec - piryt łupany</text:p>
          </table:table-cell>
        </table:table-row>
        <table:table-row table:style-name="ro2">
          <table:table-cell office:value-type="float" office:value="17308">
            <text:p>17308</text:p>
          </table:table-cell>
          <table:table-cell office:value-type="string">
            <text:p>Piano PP Joniec - onyx łupany</text:p>
          </table:table-cell>
        </table:table-row>
        <table:table-row table:style-name="ro1">
          <table:table-cell office:value-type="float" office:value="17309">
            <text:p>17309</text:p>
          </table:table-cell>
          <table:table-cell office:value-type="string">
            <text:p>Piano PP Joniec - piryt łupany</text:p>
          </table:table-cell>
        </table:table-row>
        <table:table-row table:style-name="ro2">
          <table:table-cell office:value-type="float" office:value="17329">
            <text:p>17329</text:p>
          </table:table-cell>
          <table:table-cell office:value-type="string">
            <text:p>Mogielica 20MN Joniec - onyx łupany</text:p>
          </table:table-cell>
        </table:table-row>
        <table:table-row table:style-name="ro1">
          <table:table-cell office:value-type="float" office:value="17330">
            <text:p>17330</text:p>
          </table:table-cell>
          <table:table-cell office:value-type="string">
            <text:p>Mogielica 20MN Joniec - bronzyt łupany</text:p>
          </table:table-cell>
        </table:table-row>
        <table:table-row table:style-name="ro1">
          <table:table-cell office:value-type="float" office:value="17331">
            <text:p>17331</text:p>
          </table:table-cell>
          <table:table-cell office:value-type="string">
            <text:p>Mogielica 20MN Joniec - czarny łupany</text:p>
          </table:table-cell>
        </table:table-row>
        <table:table-row table:style-name="ro1">
          <table:table-cell office:value-type="float" office:value="17332">
            <text:p>17332</text:p>
          </table:table-cell>
          <table:table-cell office:value-type="string">
            <text:p>Mogielica 20MN Joniec - piaskowy łupany</text:p>
          </table:table-cell>
        </table:table-row>
        <table:table-row table:style-name="ro1">
          <table:table-cell office:value-type="float" office:value="17333">
            <text:p>17333</text:p>
          </table:table-cell>
          <table:table-cell office:value-type="string">
            <text:p>Mogielica 20MN Joniec - piryt łupany</text:p>
          </table:table-cell>
        </table:table-row>
        <table:table-row table:style-name="ro2">
          <table:table-cell office:value-type="float" office:value="17334">
            <text:p>17334</text:p>
          </table:table-cell>
          <table:table-cell office:value-type="string">
            <text:p>Mogielica 20MN Joniec - vera łupany</text:p>
          </table:table-cell>
        </table:table-row>
        <table:table-row table:style-name="ro2">
          <table:table-cell office:value-type="float" office:value="17374">
            <text:p>17374</text:p>
          </table:table-cell>
          <table:table-cell office:value-type="string">
            <text:p>Mogielica 60MP Joniec - onyx łupany</text:p>
          </table:table-cell>
        </table:table-row>
        <table:table-row table:style-name="ro1">
          <table:table-cell office:value-type="float" office:value="17375">
            <text:p>17375</text:p>
          </table:table-cell>
          <table:table-cell office:value-type="string">
            <text:p>Mogielica 60MP Joniec - bronzyt łupany</text:p>
          </table:table-cell>
        </table:table-row>
        <table:table-row table:style-name="ro1">
          <table:table-cell office:value-type="float" office:value="17376">
            <text:p>17376</text:p>
          </table:table-cell>
          <table:table-cell office:value-type="string">
            <text:p>Mogielica 60MP Joniec - czarny łupany</text:p>
          </table:table-cell>
        </table:table-row>
        <table:table-row table:style-name="ro1">
          <table:table-cell office:value-type="float" office:value="17377">
            <text:p>17377</text:p>
          </table:table-cell>
          <table:table-cell office:value-type="string">
            <text:p>Mogielica 60MP Joniec - piaskowy łupany</text:p>
          </table:table-cell>
        </table:table-row>
        <table:table-row table:style-name="ro1">
          <table:table-cell office:value-type="float" office:value="17378">
            <text:p>17378</text:p>
          </table:table-cell>
          <table:table-cell office:value-type="string">
            <text:p>Mogielica 60MP Joniec - piryt łupany</text:p>
          </table:table-cell>
        </table:table-row>
        <table:table-row table:style-name="ro2">
          <table:table-cell office:value-type="float" office:value="17379">
            <text:p>17379</text:p>
          </table:table-cell>
          <table:table-cell office:value-type="string">
            <text:p>Mogielica 60MP Joniec - vera łupany</text:p>
          </table:table-cell>
        </table:table-row>
        <table:table-row table:style-name="ro2">
          <table:table-cell office:value-type="float" office:value="17382">
            <text:p>17382</text:p>
          </table:table-cell>
          <table:table-cell office:value-type="string">
            <text:p>Mogielica 56MN Joniec - onyx łupany</text:p>
          </table:table-cell>
        </table:table-row>
        <table:table-row table:style-name="ro1">
          <table:table-cell office:value-type="float" office:value="17383">
            <text:p>17383</text:p>
          </table:table-cell>
          <table:table-cell office:value-type="string">
            <text:p>Mogielica 56MN Joniec - bronzyt łupany</text:p>
          </table:table-cell>
        </table:table-row>
        <table:table-row table:style-name="ro1">
          <table:table-cell office:value-type="float" office:value="17384">
            <text:p>17384</text:p>
          </table:table-cell>
          <table:table-cell office:value-type="string">
            <text:p>Mogielica 56MN Joniec - czarny łupany</text:p>
          </table:table-cell>
        </table:table-row>
        <table:table-row table:style-name="ro1">
          <table:table-cell office:value-type="float" office:value="17385">
            <text:p>17385</text:p>
          </table:table-cell>
          <table:table-cell office:value-type="string">
            <text:p>Mogielica 56MN Joniec - piaskowy łupany</text:p>
          </table:table-cell>
        </table:table-row>
        <table:table-row table:style-name="ro1">
          <table:table-cell office:value-type="float" office:value="17386">
            <text:p>17386</text:p>
          </table:table-cell>
          <table:table-cell office:value-type="string">
            <text:p>Mogielica 56MN Joniec - piryt łupany</text:p>
          </table:table-cell>
        </table:table-row>
        <table:table-row table:style-name="ro2">
          <table:table-cell office:value-type="float" office:value="17387">
            <text:p>17387</text:p>
          </table:table-cell>
          <table:table-cell office:value-type="string">
            <text:p>Mogielica 56MN Joniec - vera łupany</text:p>
          </table:table-cell>
        </table:table-row>
        <table:table-row table:style-name="ro2">
          <table:table-cell office:value-type="float" office:value="17392">
            <text:p>17392</text:p>
          </table:table-cell>
          <table:table-cell office:value-type="string">
            <text:p>Rio RIO10 Joniec - onyx łupany</text:p>
          </table:table-cell>
        </table:table-row>
        <table:table-row table:style-name="ro1">
          <table:table-cell office:value-type="float" office:value="17393">
            <text:p>17393</text:p>
          </table:table-cell>
          <table:table-cell office:value-type="string">
            <text:p>Rio RIO10 Joniec - piryt łupany</text:p>
          </table:table-cell>
        </table:table-row>
        <table:table-row table:style-name="ro2">
          <table:table-cell office:value-type="float" office:value="17405">
            <text:p>17405</text:p>
          </table:table-cell>
          <table:table-cell office:value-type="string">
            <text:p>Proflor DK40 Joniec - czerwony utwardzany</text:p>
          </table:table-cell>
        </table:table-row>
        <table:table-row table:style-name="ro2">
          <table:table-cell office:value-type="float" office:value="17406">
            <text:p>17406</text:p>
          </table:table-cell>
          <table:table-cell office:value-type="string">
            <text:p>Proflor DK40 Joniec - grafitowy utwardzany</text:p>
          </table:table-cell>
        </table:table-row>
        <table:table-row table:style-name="ro2">
          <table:table-cell office:value-type="float" office:value="17407">
            <text:p>17407</text:p>
          </table:table-cell>
          <table:table-cell office:value-type="string">
            <text:p>Proflor DK40 Joniec - szary utwardzany</text:p>
          </table:table-cell>
        </table:table-row>
        <table:table-row table:style-name="ro2">
          <table:table-cell office:value-type="float" office:value="17408">
            <text:p>17408</text:p>
          </table:table-cell>
          <table:table-cell office:value-type="string">
            <text:p>Moonoflor DMP Joniec - czerwony utwardzany</text:p>
          </table:table-cell>
        </table:table-row>
        <table:table-row table:style-name="ro2">
          <table:table-cell office:value-type="float" office:value="17409">
            <text:p>17409</text:p>
          </table:table-cell>
          <table:table-cell office:value-type="string">
            <text:p>Moonoflor DMP Joniec - grafitowy utwardzany</text:p>
          </table:table-cell>
        </table:table-row>
        <table:table-row table:style-name="ro2">
          <table:table-cell office:value-type="float" office:value="17410">
            <text:p>17410</text:p>
          </table:table-cell>
          <table:table-cell office:value-type="string">
            <text:p>Moonoflor DMP Joniec - szary utwardzany</text:p>
          </table:table-cell>
        </table:table-row>
        <table:table-row table:style-name="ro2">
          <table:table-cell office:value-type="float" office:value="17594">
            <text:p>17594</text:p>
          </table:table-cell>
          <table:table-cell office:value-type="string">
            <text:p>PRIMO 100x80x5 - basalt</text:p>
          </table:table-cell>
        </table:table-row>
        <table:table-row table:style-name="ro1">
          <table:table-cell office:value-type="float" office:value="17595">
            <text:p>17595</text:p>
          </table:table-cell>
          <table:table-cell office:value-type="string">
            <text:p>PRIMO 100x80x5 - grafit_primo</text:p>
          </table:table-cell>
        </table:table-row>
        <table:table-row table:style-name="ro2">
          <table:table-cell office:value-type="float" office:value="17596">
            <text:p>17596</text:p>
          </table:table-cell>
          <table:table-cell office:value-type="string">
            <text:p>PRIMO 100x80x5 - gray</text:p>
          </table:table-cell>
        </table:table-row>
        <table:table-row table:style-name="ro2">
          <table:table-cell office:value-type="float" office:value="17597">
            <text:p>17597</text:p>
          </table:table-cell>
          <table:table-cell office:value-type="string">
            <text:p>PRIMO 100x80x5 - grid</text:p>
          </table:table-cell>
        </table:table-row>
        <table:table-row table:style-name="ro2">
          <table:table-cell office:value-type="float" office:value="17598">
            <text:p>17598</text:p>
          </table:table-cell>
          <table:table-cell office:value-type="string">
            <text:p>PRIMO 100x80x5 - sand</text:p>
          </table:table-cell>
        </table:table-row>
        <table:table-row table:style-name="ro2">
          <table:table-cell office:value-type="float" office:value="17600">
            <text:p>17600</text:p>
          </table:table-cell>
          <table:table-cell office:value-type="string">
            <text:p>PRIMO 80x80x5 - basalt</text:p>
          </table:table-cell>
        </table:table-row>
        <table:table-row table:style-name="ro1">
          <table:table-cell office:value-type="float" office:value="17601">
            <text:p>17601</text:p>
          </table:table-cell>
          <table:table-cell office:value-type="string">
            <text:p>PRIMO 80x80x5 - grafit_primo</text:p>
          </table:table-cell>
        </table:table-row>
        <table:table-row table:style-name="ro2">
          <table:table-cell office:value-type="float" office:value="17602">
            <text:p>17602</text:p>
          </table:table-cell>
          <table:table-cell office:value-type="string">
            <text:p>PRIMO 80x80x5 - grid</text:p>
          </table:table-cell>
        </table:table-row>
        <table:table-row table:style-name="ro2">
          <table:table-cell office:value-type="float" office:value="17603">
            <text:p>17603</text:p>
          </table:table-cell>
          <table:table-cell office:value-type="string">
            <text:p>PRIMO 80x80x5 - sand</text:p>
          </table:table-cell>
        </table:table-row>
        <table:table-row table:style-name="ro2">
          <table:table-cell office:value-type="float" office:value="17604">
            <text:p>17604</text:p>
          </table:table-cell>
          <table:table-cell office:value-type="string">
            <text:p>PRIMO 80x80x5 - grey</text:p>
          </table:table-cell>
        </table:table-row>
        <table:table-row table:style-name="ro1">
          <table:table-cell office:value-type="float" office:value="17623">
            <text:p>17623</text:p>
          </table:table-cell>
          <table:table-cell office:value-type="string">
            <text:p>DEKO 60x60x4 KOST-BET - K.01</text:p>
          </table:table-cell>
        </table:table-row>
        <table:table-row table:style-name="ro1">
          <table:table-cell office:value-type="float" office:value="17624">
            <text:p>17624</text:p>
          </table:table-cell>
          <table:table-cell office:value-type="string">
            <text:p>DEKO 60x60x4 KOST-BET - K.02</text:p>
          </table:table-cell>
        </table:table-row>
        <table:table-row table:style-name="ro1">
          <table:table-cell office:value-type="float" office:value="17625">
            <text:p>17625</text:p>
          </table:table-cell>
          <table:table-cell office:value-type="string">
            <text:p>DEKO 60x60x4 KOST-BET - M.01</text:p>
          </table:table-cell>
        </table:table-row>
        <table:table-row table:style-name="ro1">
          <table:table-cell office:value-type="float" office:value="17626">
            <text:p>17626</text:p>
          </table:table-cell>
          <table:table-cell office:value-type="string">
            <text:p>DEKO 60x60x4 KOST-BET - M.02</text:p>
          </table:table-cell>
        </table:table-row>
        <table:table-row table:style-name="ro1">
          <table:table-cell office:value-type="float" office:value="17627">
            <text:p>17627</text:p>
          </table:table-cell>
          <table:table-cell office:value-type="string">
            <text:p>DEKO 60x60x4 KOST-BET - R.01</text:p>
          </table:table-cell>
        </table:table-row>
        <table:table-row table:style-name="ro1">
          <table:table-cell office:value-type="float" office:value="17628">
            <text:p>17628</text:p>
          </table:table-cell>
          <table:table-cell office:value-type="string">
            <text:p>DEKO 60x60x4 KOST-BET - R.02</text:p>
          </table:table-cell>
        </table:table-row>
        <table:table-row table:style-name="ro2">
          <table:table-cell office:value-type="float" office:value="17646">
            <text:p>17646</text:p>
          </table:table-cell>
          <table:table-cell office:value-type="string">
            <text:p>MARMO 80x80x5 - Gawi</text:p>
          </table:table-cell>
        </table:table-row>
        <table:table-row table:style-name="ro2">
          <table:table-cell office:value-type="float" office:value="17647">
            <text:p>17647</text:p>
          </table:table-cell>
          <table:table-cell office:value-type="string">
            <text:p>MARMO 80x80x5 - lipari</text:p>
          </table:table-cell>
        </table:table-row>
        <table:table-row table:style-name="ro1">
          <table:table-cell office:value-type="float" office:value="17648">
            <text:p>17648</text:p>
          </table:table-cell>
          <table:table-cell office:value-type="string">
            <text:p>MARMO 80x80x5 - poza</text:p>
          </table:table-cell>
        </table:table-row>
        <table:table-row table:style-name="ro2">
          <table:table-cell office:value-type="float" office:value="17649">
            <text:p>17649</text:p>
          </table:table-cell>
          <table:table-cell office:value-type="string">
            <text:p>MARMO 80x80x5 - Kapri</text:p>
          </table:table-cell>
        </table:table-row>
        <table:table-row table:style-name="ro2">
          <table:table-cell office:value-type="float" office:value="17652">
            <text:p>17652</text:p>
          </table:table-cell>
          <table:table-cell office:value-type="string">
            <text:p>MARMO 100x80x5 - Gawi</text:p>
          </table:table-cell>
        </table:table-row>
        <table:table-row table:style-name="ro2">
          <table:table-cell office:value-type="float" office:value="17653">
            <text:p>17653</text:p>
          </table:table-cell>
          <table:table-cell office:value-type="string">
            <text:p>MARMO 100x80x5 - lipari</text:p>
          </table:table-cell>
        </table:table-row>
        <table:table-row table:style-name="ro1">
          <table:table-cell office:value-type="float" office:value="17654">
            <text:p>17654</text:p>
          </table:table-cell>
          <table:table-cell office:value-type="string">
            <text:p>MARMO 100x80x5 - poza</text:p>
          </table:table-cell>
        </table:table-row>
        <table:table-row table:style-name="ro2">
          <table:table-cell office:value-type="float" office:value="17655">
            <text:p>17655</text:p>
          </table:table-cell>
          <table:table-cell office:value-type="string">
            <text:p>MARMO 100x80x5 - Kapri</text:p>
          </table:table-cell>
        </table:table-row>
        <table:table-row table:style-name="ro2">
          <table:table-cell office:value-type="float" office:value="17664">
            <text:p>17664</text:p>
          </table:table-cell>
          <table:table-cell office:value-type="string">
            <text:p>NATURO 80x40x4 KOST-BET - alabastro</text:p>
          </table:table-cell>
        </table:table-row>
        <table:table-row table:style-name="ro1">
          <table:table-cell office:value-type="float" office:value="17665">
            <text:p>17665</text:p>
          </table:table-cell>
          <table:table-cell office:value-type="string">
            <text:p>NATURO 80x40x4 KOST-BET - antyk</text:p>
          </table:table-cell>
        </table:table-row>
        <table:table-row table:style-name="ro2">
          <table:table-cell office:value-type="float" office:value="17666">
            <text:p>17666</text:p>
          </table:table-cell>
          <table:table-cell office:value-type="string">
            <text:p>NATURO 80x40x4 KOST-BET - carmel</text:p>
          </table:table-cell>
        </table:table-row>
        <table:table-row table:style-name="ro2">
          <table:table-cell office:value-type="float" office:value="17667">
            <text:p>17667</text:p>
          </table:table-cell>
          <table:table-cell office:value-type="string">
            <text:p>NATURO 80x40x4 KOST-BET - oro</text:p>
          </table:table-cell>
        </table:table-row>
        <table:table-row table:style-name="ro1">
          <table:table-cell office:value-type="float" office:value="17668">
            <text:p>17668</text:p>
          </table:table-cell>
          <table:table-cell office:value-type="string">
            <text:p>NATURO 80x40x4 KOST-BET - polar</text:p>
          </table:table-cell>
        </table:table-row>
        <table:table-row table:style-name="ro1">
          <table:table-cell office:value-type="float" office:value="17670">
            <text:p>17670</text:p>
          </table:table-cell>
          <table:table-cell office:value-type="string">
            <text:p>DEKO 80x80x5 KOST-BET - K.01</text:p>
          </table:table-cell>
        </table:table-row>
        <table:table-row table:style-name="ro1">
          <table:table-cell office:value-type="float" office:value="17671">
            <text:p>17671</text:p>
          </table:table-cell>
          <table:table-cell office:value-type="string">
            <text:p>DEKO 80x80x5 KOST-BET - K.02</text:p>
          </table:table-cell>
        </table:table-row>
        <table:table-row table:style-name="ro1">
          <table:table-cell office:value-type="float" office:value="17672">
            <text:p>17672</text:p>
          </table:table-cell>
          <table:table-cell office:value-type="string">
            <text:p>DEKO 80x80x5 KOST-BET - M.01</text:p>
          </table:table-cell>
        </table:table-row>
        <table:table-row table:style-name="ro1">
          <table:table-cell office:value-type="float" office:value="17673">
            <text:p>17673</text:p>
          </table:table-cell>
          <table:table-cell office:value-type="string">
            <text:p>DEKO 80x80x5 KOST-BET - M.02</text:p>
          </table:table-cell>
        </table:table-row>
        <table:table-row table:style-name="ro1">
          <table:table-cell office:value-type="float" office:value="17674">
            <text:p>17674</text:p>
          </table:table-cell>
          <table:table-cell office:value-type="string">
            <text:p>DEKO 80x80x5 KOST-BET - R.01</text:p>
          </table:table-cell>
        </table:table-row>
        <table:table-row table:style-name="ro1">
          <table:table-cell office:value-type="float" office:value="17675">
            <text:p>17675</text:p>
          </table:table-cell>
          <table:table-cell office:value-type="string">
            <text:p>DEKO 80x80x5 KOST-BET - R.02</text:p>
          </table:table-cell>
        </table:table-row>
        <table:table-row table:style-name="ro2">
          <table:table-cell office:value-type="float" office:value="17718">
            <text:p>17718</text:p>
          </table:table-cell>
          <table:table-cell office:value-type="string">
            <text:p>Moonoflor DM Joniec - czerwony utwardzany</text:p>
          </table:table-cell>
        </table:table-row>
        <table:table-row table:style-name="ro2">
          <table:table-cell office:value-type="float" office:value="17719">
            <text:p>17719</text:p>
          </table:table-cell>
          <table:table-cell office:value-type="string">
            <text:p>Moonoflor DM Joniec - grafitowy utwardzany</text:p>
          </table:table-cell>
        </table:table-row>
        <table:table-row table:style-name="ro2">
          <table:table-cell office:value-type="float" office:value="17720">
            <text:p>17720</text:p>
          </table:table-cell>
          <table:table-cell office:value-type="string">
            <text:p>Moonoflor DM Joniec - szary utwardzany</text:p>
          </table:table-cell>
        </table:table-row>
        <table:table-row table:style-name="ro1">
          <table:table-cell office:value-type="float" office:value="17741">
            <text:p>17741</text:p>
          </table:table-cell>
          <table:table-cell office:value-type="string">
            <text:p>Stone PL19 Joniec - getyt_</text:p>
          </table:table-cell>
        </table:table-row>
        <table:table-row table:style-name="ro2">
          <table:table-cell office:value-type="float" office:value="17742">
            <text:p>17742</text:p>
          </table:table-cell>
          <table:table-cell office:value-type="string">
            <text:p>Stone PL19 Joniec - onyx_</text:p>
          </table:table-cell>
        </table:table-row>
        <table:table-row table:style-name="ro1">
          <table:table-cell office:value-type="float" office:value="17743">
            <text:p>17743</text:p>
          </table:table-cell>
          <table:table-cell office:value-type="string">
            <text:p>Stone PL19 Joniec - piryt_</text:p>
          </table:table-cell>
        </table:table-row>
        <table:table-row table:style-name="ro2">
          <table:table-cell office:value-type="float" office:value="17744">
            <text:p>17744</text:p>
          </table:table-cell>
          <table:table-cell office:value-type="string">
            <text:p>Stone PL19 Joniec - silver_</text:p>
          </table:table-cell>
        </table:table-row>
        <table:table-row table:style-name="ro1">
          <table:table-cell office:value-type="float" office:value="17871">
            <text:p>17871</text:p>
          </table:table-cell>
          <table:table-cell office:value-type="string">
            <text:p>Ażur duży 40x60x10 - grafitowy</text:p>
          </table:table-cell>
        </table:table-row>
        <table:table-row table:style-name="ro1">
          <table:table-cell office:value-type="float" office:value="17872">
            <text:p>17872</text:p>
          </table:table-cell>
          <table:table-cell office:value-type="string">
            <text:p>Ażur duży 40x60x10 - szary</text:p>
          </table:table-cell>
        </table:table-row>
        <table:table-row table:style-name="ro1">
          <table:table-cell office:value-type="float" office:value="17873">
            <text:p>17873</text:p>
          </table:table-cell>
          <table:table-cell office:value-type="string">
            <text:p>Ażur duży 40x60x10 - brązowy</text:p>
          </table:table-cell>
        </table:table-row>
        <table:table-row table:style-name="ro2">
          <table:table-cell office:value-type="float" office:value="17915">
            <text:p>17915</text:p>
          </table:table-cell>
          <table:table-cell office:value-type="string">
            <text:p>Eko DECO - frappe</text:p>
          </table:table-cell>
        </table:table-row>
        <table:table-row table:style-name="ro2">
          <table:table-cell office:value-type="float" office:value="17916">
            <text:p>17916</text:p>
          </table:table-cell>
          <table:table-cell office:value-type="string">
            <text:p>Eko DECO - grafitowy</text:p>
          </table:table-cell>
        </table:table-row>
        <table:table-row table:style-name="ro2">
          <table:table-cell office:value-type="float" office:value="17917">
            <text:p>17917</text:p>
          </table:table-cell>
          <table:table-cell office:value-type="string">
            <text:p>Eko DECO - szary</text:p>
          </table:table-cell>
        </table:table-row>
        <table:table-row table:style-name="ro1">
          <table:table-cell office:value-type="float" office:value="17982">
            <text:p>17982</text:p>
          </table:table-cell>
          <table:table-cell office:value-type="string">
            <text:p>Daszek MEDIUM 80x20x8 - biały_k</text:p>
          </table:table-cell>
        </table:table-row>
        <table:table-row table:style-name="ro2">
          <table:table-cell office:value-type="float" office:value="17983">
            <text:p>17983</text:p>
          </table:table-cell>
          <table:table-cell office:value-type="string">
            <text:p>Daszek MEDIUM 80x20x8 - frappe</text:p>
          </table:table-cell>
        </table:table-row>
        <table:table-row table:style-name="ro1">
          <table:table-cell office:value-type="float" office:value="17984">
            <text:p>17984</text:p>
          </table:table-cell>
          <table:table-cell office:value-type="string">
            <text:p>Daszek MEDIUM 80x20x8 - marago</text:p>
          </table:table-cell>
        </table:table-row>
        <table:table-row table:style-name="ro1">
          <table:table-cell office:value-type="float" office:value="17985">
            <text:p>17985</text:p>
          </table:table-cell>
          <table:table-cell office:value-type="string">
            <text:p>Daszek MEDIUM 80x20x8 - grafitowy</text:p>
          </table:table-cell>
        </table:table-row>
        <table:table-row table:style-name="ro1">
          <table:table-cell office:value-type="float" office:value="17986">
            <text:p>17986</text:p>
          </table:table-cell>
          <table:table-cell office:value-type="string">
            <text:p>Daszek MEDIUM 80x20x8 - szary</text:p>
          </table:table-cell>
        </table:table-row>
        <table:table-row table:style-name="ro1">
          <table:table-cell office:value-type="float" office:value="17994">
            <text:p>17994</text:p>
          </table:table-cell>
          <table:table-cell office:value-type="string">
            <text:p>Obrzeże palisadowe Kwadrat - brązowy</text:p>
          </table:table-cell>
        </table:table-row>
        <table:table-row table:style-name="ro1">
          <table:table-cell office:value-type="float" office:value="17996">
            <text:p>17996</text:p>
          </table:table-cell>
          <table:table-cell office:value-type="string">
            <text:p>Obrzeże palisadowe Kwadrat - grafitowy</text:p>
          </table:table-cell>
        </table:table-row>
        <table:table-row table:style-name="ro1">
          <table:table-cell office:value-type="float" office:value="17997">
            <text:p>17997</text:p>
          </table:table-cell>
          <table:table-cell office:value-type="string">
            <text:p>Obrzeże palisadowe Kwadrat - szary</text:p>
          </table:table-cell>
        </table:table-row>
        <table:table-row table:style-name="ro1">
          <table:table-cell office:value-type="float" office:value="18003">
            <text:p>18003</text:p>
          </table:table-cell>
          <table:table-cell office:value-type="string">
            <text:p>Obrzeże dekoracyjne ROYAL - biały_k</text:p>
          </table:table-cell>
        </table:table-row>
        <table:table-row table:style-name="ro2">
          <table:table-cell office:value-type="float" office:value="18004">
            <text:p>18004</text:p>
          </table:table-cell>
          <table:table-cell office:value-type="string">
            <text:p>Obrzeże dekoracyjne ROYAL - frappe</text:p>
          </table:table-cell>
        </table:table-row>
        <table:table-row table:style-name="ro1">
          <table:table-cell office:value-type="float" office:value="18005">
            <text:p>18005</text:p>
          </table:table-cell>
          <table:table-cell office:value-type="string">
            <text:p>Obrzeże dekoracyjne ROYAL - grafitowy</text:p>
          </table:table-cell>
        </table:table-row>
        <table:table-row table:style-name="ro1">
          <table:table-cell office:value-type="float" office:value="18006">
            <text:p>18006</text:p>
          </table:table-cell>
          <table:table-cell office:value-type="string">
            <text:p>Obrzeże dekoracyjne ROYAL - szary</text:p>
          </table:table-cell>
        </table:table-row>
        <table:table-row table:style-name="ro1">
          <table:table-cell office:value-type="float" office:value="18009">
            <text:p>18009</text:p>
          </table:table-cell>
          <table:table-cell office:value-type="string">
            <text:p>Linea Trawertyn 50x25x4 cm - trawertyn jasnoszary</text:p>
          </table:table-cell>
        </table:table-row>
        <table:table-row table:style-name="ro1">
          <table:table-cell office:value-type="float" office:value="18010">
            <text:p>18010</text:p>
          </table:table-cell>
          <table:table-cell office:value-type="string">
            <text:p>Linea Trawertyn 50x25x4 cm - trawertyn beżowy</text:p>
          </table:table-cell>
        </table:table-row>
        <table:table-row table:style-name="ro1">
          <table:table-cell office:value-type="float" office:value="18012">
            <text:p>18012</text:p>
          </table:table-cell>
          <table:table-cell office:value-type="string">
            <text:p>Ogrodzenie MEDIUM 80x20x25 - grafitowy</text:p>
          </table:table-cell>
        </table:table-row>
        <table:table-row table:style-name="ro1">
          <table:table-cell office:value-type="float" office:value="18013">
            <text:p>18013</text:p>
          </table:table-cell>
          <table:table-cell office:value-type="string">
            <text:p>Ogrodzenie MEDIUM 80x20x25 - marago</text:p>
          </table:table-cell>
        </table:table-row>
        <table:table-row table:style-name="ro2">
          <table:table-cell office:value-type="float" office:value="18014">
            <text:p>18014</text:p>
          </table:table-cell>
          <table:table-cell office:value-type="string">
            <text:p>Ogrodzenie MEDIUM 80x20x25 - frappe</text:p>
          </table:table-cell>
        </table:table-row>
        <table:table-row table:style-name="ro1">
          <table:table-cell office:value-type="float" office:value="18015">
            <text:p>18015</text:p>
          </table:table-cell>
          <table:table-cell office:value-type="string">
            <text:p>Ogrodzenie MEDIUM 80x20x25 - biały_k</text:p>
          </table:table-cell>
        </table:table-row>
        <table:table-row table:style-name="ro1">
          <table:table-cell office:value-type="float" office:value="18016">
            <text:p>18016</text:p>
          </table:table-cell>
          <table:table-cell office:value-type="string">
            <text:p>Ogrodzenie MEDIUM 80x20x25 - szary</text:p>
          </table:table-cell>
        </table:table-row>
        <table:table-row table:style-name="ro2">
          <table:table-cell office:value-type="float" office:value="18017">
            <text:p>18017</text:p>
          </table:table-cell>
          <table:table-cell office:value-type="string">
            <text:p>Mogielica 30MN Joniec - onyx łupany</text:p>
          </table:table-cell>
        </table:table-row>
        <table:table-row table:style-name="ro1">
          <table:table-cell office:value-type="float" office:value="18018">
            <text:p>18018</text:p>
          </table:table-cell>
          <table:table-cell office:value-type="string">
            <text:p>Mogielica 30MN Joniec - bronzyt łupany</text:p>
          </table:table-cell>
        </table:table-row>
        <table:table-row table:style-name="ro1">
          <table:table-cell office:value-type="float" office:value="18019">
            <text:p>18019</text:p>
          </table:table-cell>
          <table:table-cell office:value-type="string">
            <text:p>Mogielica 30MN Joniec - czarny łupany</text:p>
          </table:table-cell>
        </table:table-row>
        <table:table-row table:style-name="ro1">
          <table:table-cell office:value-type="float" office:value="18020">
            <text:p>18020</text:p>
          </table:table-cell>
          <table:table-cell office:value-type="string">
            <text:p>Mogielica 30MN Joniec - piaskowy łupany</text:p>
          </table:table-cell>
        </table:table-row>
        <table:table-row table:style-name="ro1">
          <table:table-cell office:value-type="float" office:value="18021">
            <text:p>18021</text:p>
          </table:table-cell>
          <table:table-cell office:value-type="string">
            <text:p>Mogielica 30MN Joniec - piryt łupany</text:p>
          </table:table-cell>
        </table:table-row>
        <table:table-row table:style-name="ro2">
          <table:table-cell office:value-type="float" office:value="18022">
            <text:p>18022</text:p>
          </table:table-cell>
          <table:table-cell office:value-type="string">
            <text:p>Mogielica 30MN Joniec - vera łupany</text:p>
          </table:table-cell>
        </table:table-row>
        <table:table-row table:style-name="ro1">
          <table:table-cell office:value-type="float" office:value="18028">
            <text:p>18028</text:p>
          </table:table-cell>
          <table:table-cell office:value-type="string">
            <text:p>Palisada Stone PLM Joniec - czarny_</text:p>
          </table:table-cell>
        </table:table-row>
        <table:table-row table:style-name="ro2">
          <table:table-cell office:value-type="float" office:value="18029">
            <text:p>18029</text:p>
          </table:table-cell>
          <table:table-cell office:value-type="string">
            <text:p>Palisada Stone PLM Joniec - silver_</text:p>
          </table:table-cell>
        </table:table-row>
        <table:table-row table:style-name="ro1">
          <table:table-cell office:value-type="float" office:value="18031">
            <text:p>18031</text:p>
          </table:table-cell>
          <table:table-cell office:value-type="string">
            <text:p>Palisada Stone PLM Joniec - piryt_</text:p>
          </table:table-cell>
        </table:table-row>
        <table:table-row table:style-name="ro2">
          <table:table-cell office:value-type="float" office:value="18034">
            <text:p>18034</text:p>
          </table:table-cell>
          <table:table-cell office:value-type="string">
            <text:p>Palisada Stone PLM Joniec - onyx_</text:p>
          </table:table-cell>
        </table:table-row>
        <table:table-row table:style-name="ro1">
          <table:table-cell office:value-type="float" office:value="18041">
            <text:p>18041</text:p>
          </table:table-cell>
          <table:table-cell office:value-type="string">
            <text:p>Palisada Stone PLL Joniec - bronzyt_</text:p>
          </table:table-cell>
        </table:table-row>
        <table:table-row table:style-name="ro1">
          <table:table-cell office:value-type="float" office:value="18042">
            <text:p>18042</text:p>
          </table:table-cell>
          <table:table-cell office:value-type="string">
            <text:p>Palisada Stone PLL Joniec - piryt_</text:p>
          </table:table-cell>
        </table:table-row>
        <table:table-row table:style-name="ro1">
          <table:table-cell office:value-type="float" office:value="18045">
            <text:p>18045</text:p>
          </table:table-cell>
          <table:table-cell office:value-type="string">
            <text:p>Palisada Stone PL50 Joniec - czarny_</text:p>
          </table:table-cell>
        </table:table-row>
        <table:table-row table:style-name="ro2">
          <table:table-cell office:value-type="float" office:value="18046">
            <text:p>18046</text:p>
          </table:table-cell>
          <table:table-cell office:value-type="string">
            <text:p>Palisada Stone PL50 Joniec - onyx_</text:p>
          </table:table-cell>
        </table:table-row>
        <table:table-row table:style-name="ro1">
          <table:table-cell office:value-type="float" office:value="18047">
            <text:p>18047</text:p>
          </table:table-cell>
          <table:table-cell office:value-type="string">
            <text:p>Palisada Stone PL50 Joniec - piryt_</text:p>
          </table:table-cell>
        </table:table-row>
        <table:table-row table:style-name="ro1">
          <table:table-cell office:value-type="float" office:value="18051">
            <text:p>18051</text:p>
          </table:table-cell>
          <table:table-cell office:value-type="string">
            <text:p>Palisada Stone PL34 Joniec - czarny_</text:p>
          </table:table-cell>
        </table:table-row>
        <table:table-row table:style-name="ro1">
          <table:table-cell office:value-type="float" office:value="18052">
            <text:p>18052</text:p>
          </table:table-cell>
          <table:table-cell office:value-type="string">
            <text:p>Palisada Stone PL34 Joniec - getyt_</text:p>
          </table:table-cell>
        </table:table-row>
        <table:table-row table:style-name="ro2">
          <table:table-cell office:value-type="float" office:value="18053">
            <text:p>18053</text:p>
          </table:table-cell>
          <table:table-cell office:value-type="string">
            <text:p>Palisada Stone PL34 Joniec - onyx_</text:p>
          </table:table-cell>
        </table:table-row>
        <table:table-row table:style-name="ro1">
          <table:table-cell office:value-type="float" office:value="18054">
            <text:p>18054</text:p>
          </table:table-cell>
          <table:table-cell office:value-type="string">
            <text:p>Palisada Stone PL34 Joniec - piryt_</text:p>
          </table:table-cell>
        </table:table-row>
        <table:table-row table:style-name="ro2">
          <table:table-cell office:value-type="float" office:value="18055">
            <text:p>18055</text:p>
          </table:table-cell>
          <table:table-cell office:value-type="string">
            <text:p>Palisada Stone PL34 Joniec - silver_</text:p>
          </table:table-cell>
        </table:table-row>
        <table:table-row table:style-name="ro1">
          <table:table-cell office:value-type="float" office:value="18056">
            <text:p>18056</text:p>
          </table:table-cell>
          <table:table-cell office:value-type="string">
            <text:p>Palisada Stone PL34 Joniec - piaskowy łamany</text:p>
          </table:table-cell>
        </table:table-row>
        <table:table-row table:style-name="ro1">
          <table:table-cell office:value-type="float" office:value="18251">
            <text:p>18251</text:p>
          </table:table-cell>
          <table:table-cell office:value-type="string">
            <text:p>GRANO 80x40x4 - biały płukany_k</text:p>
          </table:table-cell>
        </table:table-row>
        <table:table-row table:style-name="ro1">
          <table:table-cell office:value-type="float" office:value="18252">
            <text:p>18252</text:p>
          </table:table-cell>
          <table:table-cell office:value-type="string">
            <text:p>GRANO 80x40x4 - grafit płukany_k</text:p>
          </table:table-cell>
        </table:table-row>
        <table:table-row table:style-name="ro1">
          <table:table-cell office:value-type="float" office:value="18253">
            <text:p>18253</text:p>
          </table:table-cell>
          <table:table-cell office:value-type="string">
            <text:p>GRANO 80x40x4 - szary płukany_k</text:p>
          </table:table-cell>
        </table:table-row>
        <table:table-row table:style-name="ro1">
          <table:table-cell office:value-type="float" office:value="18254">
            <text:p>18254</text:p>
          </table:table-cell>
          <table:table-cell office:value-type="string">
            <text:p>GRANO 80x40x4 - łosoś_k</text:p>
          </table:table-cell>
        </table:table-row>
        <table:table-row table:style-name="ro1">
          <table:table-cell office:value-type="float" office:value="18255">
            <text:p>18255</text:p>
          </table:table-cell>
          <table:table-cell office:value-type="string">
            <text:p>GRANO 80x40x4 - żółto - kremowy_k</text:p>
          </table:table-cell>
        </table:table-row>
        <table:table-row table:style-name="ro1">
          <table:table-cell office:value-type="float" office:value="18257">
            <text:p>18257</text:p>
          </table:table-cell>
          <table:table-cell office:value-type="string">
            <text:p>GRANO 60x60x4 - biały płukany_k</text:p>
          </table:table-cell>
        </table:table-row>
        <table:table-row table:style-name="ro1">
          <table:table-cell office:value-type="float" office:value="18258">
            <text:p>18258</text:p>
          </table:table-cell>
          <table:table-cell office:value-type="string">
            <text:p>GRANO 60x60x4 - grafit płukany_k</text:p>
          </table:table-cell>
        </table:table-row>
        <table:table-row table:style-name="ro1">
          <table:table-cell office:value-type="float" office:value="18259">
            <text:p>18259</text:p>
          </table:table-cell>
          <table:table-cell office:value-type="string">
            <text:p>GRANO 60x60x4 - szary płukany_k</text:p>
          </table:table-cell>
        </table:table-row>
        <table:table-row table:style-name="ro1">
          <table:table-cell office:value-type="float" office:value="18260">
            <text:p>18260</text:p>
          </table:table-cell>
          <table:table-cell office:value-type="string">
            <text:p>GRANO 60x60x4 - łosoś_k</text:p>
          </table:table-cell>
        </table:table-row>
        <table:table-row table:style-name="ro1">
          <table:table-cell office:value-type="float" office:value="18261">
            <text:p>18261</text:p>
          </table:table-cell>
          <table:table-cell office:value-type="string">
            <text:p>GRANO 60x60x4 - żółto - kremowy_k</text:p>
          </table:table-cell>
        </table:table-row>
        <table:table-row table:style-name="ro1">
          <table:table-cell office:value-type="float" office:value="18264">
            <text:p>18264</text:p>
          </table:table-cell>
          <table:table-cell office:value-type="string">
            <text:p>Płyta tarasowa GRANO 60x30x4 - biały płukany_k</text:p>
          </table:table-cell>
        </table:table-row>
        <table:table-row table:style-name="ro1">
          <table:table-cell office:value-type="float" office:value="18265">
            <text:p>18265</text:p>
          </table:table-cell>
          <table:table-cell office:value-type="string">
            <text:p>Płyta tarasowa GRANO 60x30x4 - grafit płukany_k</text:p>
          </table:table-cell>
        </table:table-row>
        <table:table-row table:style-name="ro1">
          <table:table-cell office:value-type="float" office:value="18266">
            <text:p>18266</text:p>
          </table:table-cell>
          <table:table-cell office:value-type="string">
            <text:p>Płyta tarasowa GRANO 60x30x4 - szary płukany_k</text:p>
          </table:table-cell>
        </table:table-row>
        <table:table-row table:style-name="ro1">
          <table:table-cell office:value-type="float" office:value="18267">
            <text:p>18267</text:p>
          </table:table-cell>
          <table:table-cell office:value-type="string">
            <text:p>Płyta tarasowa GRANO 60x30x4 - łosoś_k</text:p>
          </table:table-cell>
        </table:table-row>
        <table:table-row table:style-name="ro1">
          <table:table-cell office:value-type="float" office:value="18268">
            <text:p>18268</text:p>
          </table:table-cell>
          <table:table-cell office:value-type="string">
            <text:p>Płyta tarasowa GRANO 60x30x4 - żółto - kremowy_k</text:p>
          </table:table-cell>
        </table:table-row>
        <table:table-row table:style-name="ro1">
          <table:table-cell office:value-type="float" office:value="18269">
            <text:p>18269</text:p>
          </table:table-cell>
          <table:table-cell office:value-type="string">
            <text:p>Płyta tarasowa GRANO 80x60x4 - biały płukany_k</text:p>
          </table:table-cell>
        </table:table-row>
        <table:table-row table:style-name="ro1">
          <table:table-cell office:value-type="float" office:value="18270">
            <text:p>18270</text:p>
          </table:table-cell>
          <table:table-cell office:value-type="string">
            <text:p>Płyta tarasowa GRANO 80x60x4 - grafit płukany_k</text:p>
          </table:table-cell>
        </table:table-row>
        <table:table-row table:style-name="ro1">
          <table:table-cell office:value-type="float" office:value="18271">
            <text:p>18271</text:p>
          </table:table-cell>
          <table:table-cell office:value-type="string">
            <text:p>Płyta tarasowa GRANO 80x60x4 - szary płukany_k</text:p>
          </table:table-cell>
        </table:table-row>
        <table:table-row table:style-name="ro1">
          <table:table-cell office:value-type="float" office:value="18272">
            <text:p>18272</text:p>
          </table:table-cell>
          <table:table-cell office:value-type="string">
            <text:p>Płyta tarasowa GRANO 80x60x4 - łosoś_k</text:p>
          </table:table-cell>
        </table:table-row>
        <table:table-row table:style-name="ro1">
          <table:table-cell office:value-type="float" office:value="18273">
            <text:p>18273</text:p>
          </table:table-cell>
          <table:table-cell office:value-type="string">
            <text:p>Płyta tarasowa GRANO 80x60x4 - żółto - kremowy_k</text:p>
          </table:table-cell>
        </table:table-row>
        <table:table-row table:style-name="ro1">
          <table:table-cell office:value-type="float" office:value="18275">
            <text:p>18275</text:p>
          </table:table-cell>
          <table:table-cell office:value-type="string">
            <text:p>Płyta tarasowa GRANO 60x40x4 - biały płukany_k</text:p>
          </table:table-cell>
        </table:table-row>
        <table:table-row table:style-name="ro1">
          <table:table-cell office:value-type="float" office:value="18276">
            <text:p>18276</text:p>
          </table:table-cell>
          <table:table-cell office:value-type="string">
            <text:p>Płyta tarasowa GRANO 60x40x4 - grafit płukany_k</text:p>
          </table:table-cell>
        </table:table-row>
        <table:table-row table:style-name="ro1">
          <table:table-cell office:value-type="float" office:value="18277">
            <text:p>18277</text:p>
          </table:table-cell>
          <table:table-cell office:value-type="string">
            <text:p>Płyta tarasowa GRANO 60x40x4 - szary płukany_k</text:p>
          </table:table-cell>
        </table:table-row>
        <table:table-row table:style-name="ro1">
          <table:table-cell office:value-type="float" office:value="18278">
            <text:p>18278</text:p>
          </table:table-cell>
          <table:table-cell office:value-type="string">
            <text:p>Płyta tarasowa GRANO 60x40x4 - łosoś_k</text:p>
          </table:table-cell>
        </table:table-row>
        <table:table-row table:style-name="ro1">
          <table:table-cell office:value-type="float" office:value="18279">
            <text:p>18279</text:p>
          </table:table-cell>
          <table:table-cell office:value-type="string">
            <text:p>Płyta tarasowa GRANO 60x40x4 - żółto - kremowy_k</text:p>
          </table:table-cell>
        </table:table-row>
        <table:table-row table:style-name="ro1">
          <table:table-cell office:value-type="float" office:value="18280">
            <text:p>18280</text:p>
          </table:table-cell>
          <table:table-cell office:value-type="string">
            <text:p>GRANO 40x40x4 - biały płukany_k</text:p>
          </table:table-cell>
        </table:table-row>
        <table:table-row table:style-name="ro1">
          <table:table-cell office:value-type="float" office:value="18281">
            <text:p>18281</text:p>
          </table:table-cell>
          <table:table-cell office:value-type="string">
            <text:p>GRANO 40x40x4 - grafit płukany_k</text:p>
          </table:table-cell>
        </table:table-row>
        <table:table-row table:style-name="ro1">
          <table:table-cell office:value-type="float" office:value="18282">
            <text:p>18282</text:p>
          </table:table-cell>
          <table:table-cell office:value-type="string">
            <text:p>GRANO 40x40x4 - szary płukany_k</text:p>
          </table:table-cell>
        </table:table-row>
        <table:table-row table:style-name="ro1">
          <table:table-cell office:value-type="float" office:value="18283">
            <text:p>18283</text:p>
          </table:table-cell>
          <table:table-cell office:value-type="string">
            <text:p>GRANO 40x40x4 - łosoś_k</text:p>
          </table:table-cell>
        </table:table-row>
        <table:table-row table:style-name="ro1">
          <table:table-cell office:value-type="float" office:value="18284">
            <text:p>18284</text:p>
          </table:table-cell>
          <table:table-cell office:value-type="string">
            <text:p>GRANO 40x40x4 - żółto - kremowy_k</text:p>
          </table:table-cell>
        </table:table-row>
        <table:table-row table:style-name="ro1">
          <table:table-cell office:value-type="float" office:value="18295">
            <text:p>18295</text:p>
          </table:table-cell>
          <table:table-cell office:value-type="string">
            <text:p>LASTRO 60x60x3,6 - Szlifowany 2030</text:p>
          </table:table-cell>
        </table:table-row>
        <table:table-row table:style-name="ro1">
          <table:table-cell office:value-type="float" office:value="18296">
            <text:p>18296</text:p>
          </table:table-cell>
          <table:table-cell office:value-type="string">
            <text:p>LASTRO 60x60x3,6 - Szlifowany 2050</text:p>
          </table:table-cell>
        </table:table-row>
        <table:table-row table:style-name="ro1">
          <table:table-cell office:value-type="float" office:value="18297">
            <text:p>18297</text:p>
          </table:table-cell>
          <table:table-cell office:value-type="string">
            <text:p>LASTRO 60x60x3,6 - Szlifowany 2120</text:p>
          </table:table-cell>
        </table:table-row>
        <table:table-row table:style-name="ro1">
          <table:table-cell office:value-type="float" office:value="18298">
            <text:p>18298</text:p>
          </table:table-cell>
          <table:table-cell office:value-type="string">
            <text:p>LASTRO 60x60x3,6 - Szlifowany 2140</text:p>
          </table:table-cell>
        </table:table-row>
        <table:table-row table:style-name="ro1">
          <table:table-cell office:value-type="float" office:value="18299">
            <text:p>18299</text:p>
          </table:table-cell>
          <table:table-cell office:value-type="string">
            <text:p>LASTRO 60x60x3,6 - Szlifowany 2490</text:p>
          </table:table-cell>
        </table:table-row>
        <table:table-row table:style-name="ro1">
          <table:table-cell office:value-type="float" office:value="18300">
            <text:p>18300</text:p>
          </table:table-cell>
          <table:table-cell office:value-type="string">
            <text:p>LASTRO 60x60x3,6 - Szlifowany 3480</text:p>
          </table:table-cell>
        </table:table-row>
        <table:table-row table:style-name="ro1">
          <table:table-cell office:value-type="float" office:value="18339">
            <text:p>18339</text:p>
          </table:table-cell>
          <table:table-cell office:value-type="string">
            <text:p>TIRANO 80x40x4 - gładka, biały_k</text:p>
          </table:table-cell>
        </table:table-row>
        <table:table-row table:style-name="ro1">
          <table:table-cell office:value-type="float" office:value="18340">
            <text:p>18340</text:p>
          </table:table-cell>
          <table:table-cell office:value-type="string">
            <text:p>TIRANO 80x40x4 - gładka, grafitowy</text:p>
          </table:table-cell>
        </table:table-row>
        <table:table-row table:style-name="ro1">
          <table:table-cell office:value-type="float" office:value="18341">
            <text:p>18341</text:p>
          </table:table-cell>
          <table:table-cell office:value-type="string">
            <text:p>TIRANO 80x40x4 - gładka, szary</text:p>
          </table:table-cell>
        </table:table-row>
        <table:table-row table:style-name="ro1">
          <table:table-cell office:value-type="float" office:value="18342">
            <text:p>18342</text:p>
          </table:table-cell>
          <table:table-cell office:value-type="string">
            <text:p>TIRANO 80x40x4 - Pro_Tech, szary</text:p>
          </table:table-cell>
        </table:table-row>
        <table:table-row table:style-name="ro1">
          <table:table-cell office:value-type="float" office:value="18343">
            <text:p>18343</text:p>
          </table:table-cell>
          <table:table-cell office:value-type="string">
            <text:p>TIRANO 80x40x4 - Pro_Tech, grafitowy</text:p>
          </table:table-cell>
        </table:table-row>
        <table:table-row table:style-name="ro1">
          <table:table-cell office:value-type="float" office:value="18344">
            <text:p>18344</text:p>
          </table:table-cell>
          <table:table-cell office:value-type="string">
            <text:p>TIRANO 80x40x4 - Pro_Tech, biały_k</text:p>
          </table:table-cell>
        </table:table-row>
        <table:table-row table:style-name="ro1">
          <table:table-cell office:value-type="float" office:value="18349">
            <text:p>18349</text:p>
          </table:table-cell>
          <table:table-cell office:value-type="string">
            <text:p>TIRANO 40x40x4 - Pro_Tech, biały forte</text:p>
          </table:table-cell>
        </table:table-row>
        <table:table-row table:style-name="ro1">
          <table:table-cell office:value-type="float" office:value="18350">
            <text:p>18350</text:p>
          </table:table-cell>
          <table:table-cell office:value-type="string">
            <text:p>TIRANO 40x40x4 - Pro_Tech, biały_k</text:p>
          </table:table-cell>
        </table:table-row>
        <table:table-row table:style-name="ro1">
          <table:table-cell office:value-type="float" office:value="18351">
            <text:p>18351</text:p>
          </table:table-cell>
          <table:table-cell office:value-type="string">
            <text:p>TIRANO 40x40x4 - Pro_Tech, grafitowy</text:p>
          </table:table-cell>
        </table:table-row>
        <table:table-row table:style-name="ro1">
          <table:table-cell office:value-type="float" office:value="18352">
            <text:p>18352</text:p>
          </table:table-cell>
          <table:table-cell office:value-type="string">
            <text:p>TIRANO 40x40x4 - gładka, biały forte</text:p>
          </table:table-cell>
        </table:table-row>
        <table:table-row table:style-name="ro1">
          <table:table-cell office:value-type="float" office:value="18353">
            <text:p>18353</text:p>
          </table:table-cell>
          <table:table-cell office:value-type="string">
            <text:p>TIRANO 40x40x4 - gładka, biały_k</text:p>
          </table:table-cell>
        </table:table-row>
        <table:table-row table:style-name="ro1">
          <table:table-cell office:value-type="float" office:value="18354">
            <text:p>18354</text:p>
          </table:table-cell>
          <table:table-cell office:value-type="string">
            <text:p>TIRANO 40x40x4 - gładka, grafitowy</text:p>
          </table:table-cell>
        </table:table-row>
        <table:table-row table:style-name="ro1">
          <table:table-cell office:value-type="float" office:value="18357">
            <text:p>18357</text:p>
          </table:table-cell>
          <table:table-cell office:value-type="string">
            <text:p>TIRANO 60x40x4 - Pro_Tech, biały_k</text:p>
          </table:table-cell>
        </table:table-row>
        <table:table-row table:style-name="ro1">
          <table:table-cell office:value-type="float" office:value="18358">
            <text:p>18358</text:p>
          </table:table-cell>
          <table:table-cell office:value-type="string">
            <text:p>TIRANO 60x40x4 - Pro_Tech, grafitowy</text:p>
          </table:table-cell>
        </table:table-row>
        <table:table-row table:style-name="ro1">
          <table:table-cell office:value-type="float" office:value="18359">
            <text:p>18359</text:p>
          </table:table-cell>
          <table:table-cell office:value-type="string">
            <text:p>TIRANO 60x40x4 - gładka, biały_k</text:p>
          </table:table-cell>
        </table:table-row>
        <table:table-row table:style-name="ro1">
          <table:table-cell office:value-type="float" office:value="18360">
            <text:p>18360</text:p>
          </table:table-cell>
          <table:table-cell office:value-type="string">
            <text:p>TIRANO 60x40x4 - gładka, grafitowy</text:p>
          </table:table-cell>
        </table:table-row>
        <table:table-row table:style-name="ro1">
          <table:table-cell office:value-type="float" office:value="18361">
            <text:p>18361</text:p>
          </table:table-cell>
          <table:table-cell office:value-type="string">
            <text:p>TIRANO 100x80x5 - Pro_Tech, biały_k</text:p>
          </table:table-cell>
        </table:table-row>
        <table:table-row table:style-name="ro1">
          <table:table-cell office:value-type="float" office:value="18362">
            <text:p>18362</text:p>
          </table:table-cell>
          <table:table-cell office:value-type="string">
            <text:p>TIRANO 100x80x5 - Pro_Tech, grafitowy</text:p>
          </table:table-cell>
        </table:table-row>
        <table:table-row table:style-name="ro1">
          <table:table-cell office:value-type="float" office:value="18363">
            <text:p>18363</text:p>
          </table:table-cell>
          <table:table-cell office:value-type="string">
            <text:p>TIRANO 100x80x5 - Pro_Tech, stalowy</text:p>
          </table:table-cell>
        </table:table-row>
        <table:table-row table:style-name="ro1">
          <table:table-cell office:value-type="float" office:value="18364">
            <text:p>18364</text:p>
          </table:table-cell>
          <table:table-cell office:value-type="string">
            <text:p>TIRANO 100x80x5 - gładka, biały_k</text:p>
          </table:table-cell>
        </table:table-row>
        <table:table-row table:style-name="ro1">
          <table:table-cell office:value-type="float" office:value="18365">
            <text:p>18365</text:p>
          </table:table-cell>
          <table:table-cell office:value-type="string">
            <text:p>TIRANO 100x80x5 - gładka, grafitowy</text:p>
          </table:table-cell>
        </table:table-row>
        <table:table-row table:style-name="ro1">
          <table:table-cell office:value-type="float" office:value="18366">
            <text:p>18366</text:p>
          </table:table-cell>
          <table:table-cell office:value-type="string">
            <text:p>TIRANO 100x80x5 - gładka, stalowy</text:p>
          </table:table-cell>
        </table:table-row>
        <table:table-row table:style-name="ro1">
          <table:table-cell office:value-type="float" office:value="18367">
            <text:p>18367</text:p>
          </table:table-cell>
          <table:table-cell office:value-type="string">
            <text:p>TIRANO 80x60x4 - Pro_Tech, biały_k</text:p>
          </table:table-cell>
        </table:table-row>
        <table:table-row table:style-name="ro1">
          <table:table-cell office:value-type="float" office:value="18368">
            <text:p>18368</text:p>
          </table:table-cell>
          <table:table-cell office:value-type="string">
            <text:p>TIRANO 80x60x4 - Pro_Tech, grafitowy</text:p>
          </table:table-cell>
        </table:table-row>
        <table:table-row table:style-name="ro1">
          <table:table-cell office:value-type="float" office:value="18369">
            <text:p>18369</text:p>
          </table:table-cell>
          <table:table-cell office:value-type="string">
            <text:p>TIRANO 80x60x4 - gładka, biały_k</text:p>
          </table:table-cell>
        </table:table-row>
        <table:table-row table:style-name="ro1">
          <table:table-cell office:value-type="float" office:value="18370">
            <text:p>18370</text:p>
          </table:table-cell>
          <table:table-cell office:value-type="string">
            <text:p>TIRANO 80x60x4 - gładka, grafitowy</text:p>
          </table:table-cell>
        </table:table-row>
        <table:table-row table:style-name="ro1">
          <table:table-cell office:value-type="float" office:value="18371">
            <text:p>18371</text:p>
          </table:table-cell>
          <table:table-cell office:value-type="string">
            <text:p>TIRANO 60x30x4 - Pro_Tech, biały_k</text:p>
          </table:table-cell>
        </table:table-row>
        <table:table-row table:style-name="ro1">
          <table:table-cell office:value-type="float" office:value="18372">
            <text:p>18372</text:p>
          </table:table-cell>
          <table:table-cell office:value-type="string">
            <text:p>TIRANO 60x30x4 - Pro_Tech, grafitowy</text:p>
          </table:table-cell>
        </table:table-row>
        <table:table-row table:style-name="ro1">
          <table:table-cell office:value-type="float" office:value="18373">
            <text:p>18373</text:p>
          </table:table-cell>
          <table:table-cell office:value-type="string">
            <text:p>TIRANO 60x30x4 - gładka, biały_k</text:p>
          </table:table-cell>
        </table:table-row>
        <table:table-row table:style-name="ro1">
          <table:table-cell office:value-type="float" office:value="18374">
            <text:p>18374</text:p>
          </table:table-cell>
          <table:table-cell office:value-type="string">
            <text:p>TIRANO 60x30x4 - gładka, grafitowy</text:p>
          </table:table-cell>
        </table:table-row>
        <table:table-row table:style-name="ro1">
          <table:table-cell office:value-type="float" office:value="18379">
            <text:p>18379</text:p>
          </table:table-cell>
          <table:table-cell office:value-type="string">
            <text:p>TIRANO 80x80x5 - Pro_Tech, biały forte</text:p>
          </table:table-cell>
        </table:table-row>
        <table:table-row table:style-name="ro1">
          <table:table-cell office:value-type="float" office:value="18380">
            <text:p>18380</text:p>
          </table:table-cell>
          <table:table-cell office:value-type="string">
            <text:p>TIRANO 80x80x5 - Pro_Tech, biały_k</text:p>
          </table:table-cell>
        </table:table-row>
        <table:table-row table:style-name="ro1">
          <table:table-cell office:value-type="float" office:value="18381">
            <text:p>18381</text:p>
          </table:table-cell>
          <table:table-cell office:value-type="string">
            <text:p>TIRANO 80x80x5 - Pro_Tech, grafitowy</text:p>
          </table:table-cell>
        </table:table-row>
        <table:table-row table:style-name="ro1">
          <table:table-cell office:value-type="float" office:value="18382">
            <text:p>18382</text:p>
          </table:table-cell>
          <table:table-cell office:value-type="string">
            <text:p>TIRANO 80x80x5 - Pro_Tech, stalowy</text:p>
          </table:table-cell>
        </table:table-row>
        <table:table-row table:style-name="ro1">
          <table:table-cell office:value-type="float" office:value="18383">
            <text:p>18383</text:p>
          </table:table-cell>
          <table:table-cell office:value-type="string">
            <text:p>TIRANO 80x80x5 - gładka, biały forte</text:p>
          </table:table-cell>
        </table:table-row>
        <table:table-row table:style-name="ro1">
          <table:table-cell office:value-type="float" office:value="18384">
            <text:p>18384</text:p>
          </table:table-cell>
          <table:table-cell office:value-type="string">
            <text:p>TIRANO 80x80x5 - gładka, biały_k</text:p>
          </table:table-cell>
        </table:table-row>
        <table:table-row table:style-name="ro1">
          <table:table-cell office:value-type="float" office:value="18385">
            <text:p>18385</text:p>
          </table:table-cell>
          <table:table-cell office:value-type="string">
            <text:p>TIRANO 80x80x5 - gładka, grafitowy</text:p>
          </table:table-cell>
        </table:table-row>
        <table:table-row table:style-name="ro1">
          <table:table-cell office:value-type="float" office:value="18386">
            <text:p>18386</text:p>
          </table:table-cell>
          <table:table-cell office:value-type="string">
            <text:p>TIRANO 80x80x5 - gładka, stalowy</text:p>
          </table:table-cell>
        </table:table-row>
        <table:table-row table:style-name="ro1">
          <table:table-cell office:value-type="float" office:value="18387">
            <text:p>18387</text:p>
          </table:table-cell>
          <table:table-cell office:value-type="string">
            <text:p>TIRANO 60x60x4 - Pro_Tech, biały forte</text:p>
          </table:table-cell>
        </table:table-row>
        <table:table-row table:style-name="ro1">
          <table:table-cell office:value-type="float" office:value="18388">
            <text:p>18388</text:p>
          </table:table-cell>
          <table:table-cell office:value-type="string">
            <text:p>TIRANO 60x60x4 - Pro_Tech, biały_k</text:p>
          </table:table-cell>
        </table:table-row>
        <table:table-row table:style-name="ro1">
          <table:table-cell office:value-type="float" office:value="18389">
            <text:p>18389</text:p>
          </table:table-cell>
          <table:table-cell office:value-type="string">
            <text:p>TIRANO 60x60x4 - Pro_Tech, grafitowy</text:p>
          </table:table-cell>
        </table:table-row>
        <table:table-row table:style-name="ro1">
          <table:table-cell office:value-type="float" office:value="18390">
            <text:p>18390</text:p>
          </table:table-cell>
          <table:table-cell office:value-type="string">
            <text:p>TIRANO 60x60x4 - Pro_Tech, stalowy</text:p>
          </table:table-cell>
        </table:table-row>
        <table:table-row table:style-name="ro1">
          <table:table-cell office:value-type="float" office:value="18391">
            <text:p>18391</text:p>
          </table:table-cell>
          <table:table-cell office:value-type="string">
            <text:p>TIRANO 60x60x4 - gładka, biały forte</text:p>
          </table:table-cell>
        </table:table-row>
        <table:table-row table:style-name="ro1">
          <table:table-cell office:value-type="float" office:value="18392">
            <text:p>18392</text:p>
          </table:table-cell>
          <table:table-cell office:value-type="string">
            <text:p>TIRANO 60x60x4 - gładka, biały_k</text:p>
          </table:table-cell>
        </table:table-row>
        <table:table-row table:style-name="ro1">
          <table:table-cell office:value-type="float" office:value="18393">
            <text:p>18393</text:p>
          </table:table-cell>
          <table:table-cell office:value-type="string">
            <text:p>TIRANO 60x60x4 - gładka, grafitowy</text:p>
          </table:table-cell>
        </table:table-row>
        <table:table-row table:style-name="ro1">
          <table:table-cell office:value-type="float" office:value="18394">
            <text:p>18394</text:p>
          </table:table-cell>
          <table:table-cell office:value-type="string">
            <text:p>TIRANO 60x60x4 - gładka, stalowy</text:p>
          </table:table-cell>
        </table:table-row>
        <table:table-row table:style-name="ro1">
          <table:table-cell office:value-type="float" office:value="18465">
            <text:p>18465</text:p>
          </table:table-cell>
          <table:table-cell office:value-type="string">
            <text:p>RIBENA 80x40x8 - Pro_Tech, biały_k</text:p>
          </table:table-cell>
        </table:table-row>
        <table:table-row table:style-name="ro1">
          <table:table-cell office:value-type="float" office:value="18466">
            <text:p>18466</text:p>
          </table:table-cell>
          <table:table-cell office:value-type="string">
            <text:p>RIBENA 80x40x8 - Pro_Tech, A4 czekolada ciemna</text:p>
          </table:table-cell>
        </table:table-row>
        <table:table-row table:style-name="ro1">
          <table:table-cell office:value-type="float" office:value="18467">
            <text:p>18467</text:p>
          </table:table-cell>
          <table:table-cell office:value-type="string">
            <text:p>RIBENA 80x40x8 - Pro_Tech, A4 czekolada jasna</text:p>
          </table:table-cell>
        </table:table-row>
        <table:table-row table:style-name="ro1">
          <table:table-cell office:value-type="float" office:value="18468">
            <text:p>18468</text:p>
          </table:table-cell>
          <table:table-cell office:value-type="string">
            <text:p>RIBENA 80x40x8 - Pro_Tech, A5 Toffi</text:p>
          </table:table-cell>
        </table:table-row>
        <table:table-row table:style-name="ro1">
          <table:table-cell office:value-type="float" office:value="18469">
            <text:p>18469</text:p>
          </table:table-cell>
          <table:table-cell office:value-type="string">
            <text:p>RIBENA 80x40x8 - Pro_Tech, A6 marago ciemne</text:p>
          </table:table-cell>
        </table:table-row>
        <table:table-row table:style-name="ro1">
          <table:table-cell office:value-type="float" office:value="18470">
            <text:p>18470</text:p>
          </table:table-cell>
          <table:table-cell office:value-type="string">
            <text:p>RIBENA 80x40x8 - Pro_Tech, A6 marago jasne</text:p>
          </table:table-cell>
        </table:table-row>
        <table:table-row table:style-name="ro1">
          <table:table-cell office:value-type="float" office:value="18471">
            <text:p>18471</text:p>
          </table:table-cell>
          <table:table-cell office:value-type="string">
            <text:p>RIBENA 80x40x8 - Pro_Tech, A7 Wanilia</text:p>
          </table:table-cell>
        </table:table-row>
        <table:table-row table:style-name="ro2">
          <table:table-cell office:value-type="float" office:value="18472">
            <text:p>18472</text:p>
          </table:table-cell>
          <table:table-cell office:value-type="string">
            <text:p>RIBENA 80x40x8 - Pro_Tech, A8 Mocca</text:p>
          </table:table-cell>
        </table:table-row>
        <table:table-row table:style-name="ro1">
          <table:table-cell office:value-type="float" office:value="18473">
            <text:p>18473</text:p>
          </table:table-cell>
          <table:table-cell office:value-type="string">
            <text:p>RIBENA 80x40x8 - Pro_Tech, grafitowy</text:p>
          </table:table-cell>
        </table:table-row>
        <table:table-row table:style-name="ro1">
          <table:table-cell office:value-type="float" office:value="18474">
            <text:p>18474</text:p>
          </table:table-cell>
          <table:table-cell office:value-type="string">
            <text:p>RIBENA 80x40x8 - gładka, biały_k</text:p>
          </table:table-cell>
        </table:table-row>
        <table:table-row table:style-name="ro1">
          <table:table-cell office:value-type="float" office:value="18475">
            <text:p>18475</text:p>
          </table:table-cell>
          <table:table-cell office:value-type="string">
            <text:p>RIBENA 80x40x8 - gładka, A4 czekolada ciemna</text:p>
          </table:table-cell>
        </table:table-row>
        <table:table-row table:style-name="ro1">
          <table:table-cell office:value-type="float" office:value="18476">
            <text:p>18476</text:p>
          </table:table-cell>
          <table:table-cell office:value-type="string">
            <text:p>RIBENA 80x40x8 - gładka, A4 czekolada jasna</text:p>
          </table:table-cell>
        </table:table-row>
        <table:table-row table:style-name="ro1">
          <table:table-cell office:value-type="float" office:value="18477">
            <text:p>18477</text:p>
          </table:table-cell>
          <table:table-cell office:value-type="string">
            <text:p>RIBENA 80x40x8 - gładka, A5 Toffi</text:p>
          </table:table-cell>
        </table:table-row>
        <table:table-row table:style-name="ro1">
          <table:table-cell office:value-type="float" office:value="18478">
            <text:p>18478</text:p>
          </table:table-cell>
          <table:table-cell office:value-type="string">
            <text:p>RIBENA 80x40x8 - gładka, A6 marago ciemne</text:p>
          </table:table-cell>
        </table:table-row>
        <table:table-row table:style-name="ro1">
          <table:table-cell office:value-type="float" office:value="18479">
            <text:p>18479</text:p>
          </table:table-cell>
          <table:table-cell office:value-type="string">
            <text:p>RIBENA 80x40x8 - gładka, A6 marago jasne</text:p>
          </table:table-cell>
        </table:table-row>
        <table:table-row table:style-name="ro1">
          <table:table-cell office:value-type="float" office:value="18480">
            <text:p>18480</text:p>
          </table:table-cell>
          <table:table-cell office:value-type="string">
            <text:p>RIBENA 80x40x8 - gładka, A7 Wanilia</text:p>
          </table:table-cell>
        </table:table-row>
        <table:table-row table:style-name="ro2">
          <table:table-cell office:value-type="float" office:value="18481">
            <text:p>18481</text:p>
          </table:table-cell>
          <table:table-cell office:value-type="string">
            <text:p>RIBENA 80x40x8 - gładka, A8 Mocca</text:p>
          </table:table-cell>
        </table:table-row>
        <table:table-row table:style-name="ro1">
          <table:table-cell office:value-type="float" office:value="18482">
            <text:p>18482</text:p>
          </table:table-cell>
          <table:table-cell office:value-type="string">
            <text:p>RIBENA 80x40x8 - gładka, grafitowy</text:p>
          </table:table-cell>
        </table:table-row>
        <table:table-row table:style-name="ro1">
          <table:table-cell office:value-type="float" office:value="18506">
            <text:p>18506</text:p>
          </table:table-cell>
          <table:table-cell office:value-type="string">
            <text:p>RIBENA 60x60x4 - Pro_Tech, biały_k</text:p>
          </table:table-cell>
        </table:table-row>
        <table:table-row table:style-name="ro1">
          <table:table-cell office:value-type="float" office:value="18507">
            <text:p>18507</text:p>
          </table:table-cell>
          <table:table-cell office:value-type="string">
            <text:p>RIBENA 60x60x4 - Pro_Tech, A4 czekolada ciemna</text:p>
          </table:table-cell>
        </table:table-row>
        <table:table-row table:style-name="ro1">
          <table:table-cell office:value-type="float" office:value="18508">
            <text:p>18508</text:p>
          </table:table-cell>
          <table:table-cell office:value-type="string">
            <text:p>RIBENA 60x60x4 - Pro_Tech, A4 czekolada jasna</text:p>
          </table:table-cell>
        </table:table-row>
        <table:table-row table:style-name="ro1">
          <table:table-cell office:value-type="float" office:value="18509">
            <text:p>18509</text:p>
          </table:table-cell>
          <table:table-cell office:value-type="string">
            <text:p>RIBENA 60x60x4 - Pro_Tech, A5 Toffi</text:p>
          </table:table-cell>
        </table:table-row>
        <table:table-row table:style-name="ro1">
          <table:table-cell office:value-type="float" office:value="18510">
            <text:p>18510</text:p>
          </table:table-cell>
          <table:table-cell office:value-type="string">
            <text:p>RIBENA 60x60x4 - Pro_Tech, A6 marago ciemne</text:p>
          </table:table-cell>
        </table:table-row>
        <table:table-row table:style-name="ro1">
          <table:table-cell office:value-type="float" office:value="18511">
            <text:p>18511</text:p>
          </table:table-cell>
          <table:table-cell office:value-type="string">
            <text:p>RIBENA 60x60x4 - Pro_Tech, A6 marago jasne</text:p>
          </table:table-cell>
        </table:table-row>
        <table:table-row table:style-name="ro1">
          <table:table-cell office:value-type="float" office:value="18512">
            <text:p>18512</text:p>
          </table:table-cell>
          <table:table-cell office:value-type="string">
            <text:p>RIBENA 60x60x4 - Pro_Tech, A7 Wanilia</text:p>
          </table:table-cell>
        </table:table-row>
        <table:table-row table:style-name="ro2">
          <table:table-cell office:value-type="float" office:value="18513">
            <text:p>18513</text:p>
          </table:table-cell>
          <table:table-cell office:value-type="string">
            <text:p>RIBENA 60x60x4 - Pro_Tech, A8 Mocca</text:p>
          </table:table-cell>
        </table:table-row>
        <table:table-row table:style-name="ro1">
          <table:table-cell office:value-type="float" office:value="18514">
            <text:p>18514</text:p>
          </table:table-cell>
          <table:table-cell office:value-type="string">
            <text:p>RIBENA 60x60x4 - Pro_Tech, grafitowy</text:p>
          </table:table-cell>
        </table:table-row>
        <table:table-row table:style-name="ro1">
          <table:table-cell office:value-type="float" office:value="18515">
            <text:p>18515</text:p>
          </table:table-cell>
          <table:table-cell office:value-type="string">
            <text:p>RIBENA 60x60x4 - Pro_Tech, biały forte</text:p>
          </table:table-cell>
        </table:table-row>
        <table:table-row table:style-name="ro1">
          <table:table-cell office:value-type="float" office:value="18516">
            <text:p>18516</text:p>
          </table:table-cell>
          <table:table-cell office:value-type="string">
            <text:p>RIBENA 60x60x4 - gładka, biały_k</text:p>
          </table:table-cell>
        </table:table-row>
        <table:table-row table:style-name="ro1">
          <table:table-cell office:value-type="float" office:value="18517">
            <text:p>18517</text:p>
          </table:table-cell>
          <table:table-cell office:value-type="string">
            <text:p>RIBENA 60x60x4 - gładka, A4 czekolada ciemna</text:p>
          </table:table-cell>
        </table:table-row>
        <table:table-row table:style-name="ro1">
          <table:table-cell office:value-type="float" office:value="18518">
            <text:p>18518</text:p>
          </table:table-cell>
          <table:table-cell office:value-type="string">
            <text:p>RIBENA 60x60x4 - gładka, A4 czekolada jasna</text:p>
          </table:table-cell>
        </table:table-row>
        <table:table-row table:style-name="ro1">
          <table:table-cell office:value-type="float" office:value="18519">
            <text:p>18519</text:p>
          </table:table-cell>
          <table:table-cell office:value-type="string">
            <text:p>RIBENA 60x60x4 - gładka, A5 Toffi</text:p>
          </table:table-cell>
        </table:table-row>
        <table:table-row table:style-name="ro1">
          <table:table-cell office:value-type="float" office:value="18520">
            <text:p>18520</text:p>
          </table:table-cell>
          <table:table-cell office:value-type="string">
            <text:p>RIBENA 60x60x4 - gładka, A6 marago ciemne</text:p>
          </table:table-cell>
        </table:table-row>
        <table:table-row table:style-name="ro1">
          <table:table-cell office:value-type="float" office:value="18521">
            <text:p>18521</text:p>
          </table:table-cell>
          <table:table-cell office:value-type="string">
            <text:p>RIBENA 60x60x4 - gładka, A6 marago jasne</text:p>
          </table:table-cell>
        </table:table-row>
        <table:table-row table:style-name="ro1">
          <table:table-cell office:value-type="float" office:value="18522">
            <text:p>18522</text:p>
          </table:table-cell>
          <table:table-cell office:value-type="string">
            <text:p>RIBENA 60x60x4 - gładka, A7 Wanilia</text:p>
          </table:table-cell>
        </table:table-row>
        <table:table-row table:style-name="ro2">
          <table:table-cell office:value-type="float" office:value="18523">
            <text:p>18523</text:p>
          </table:table-cell>
          <table:table-cell office:value-type="string">
            <text:p>RIBENA 60x60x4 - gładka, A8 Mocca</text:p>
          </table:table-cell>
        </table:table-row>
        <table:table-row table:style-name="ro1">
          <table:table-cell office:value-type="float" office:value="18524">
            <text:p>18524</text:p>
          </table:table-cell>
          <table:table-cell office:value-type="string">
            <text:p>RIBENA 60x60x4 - gładka, grafitowy</text:p>
          </table:table-cell>
        </table:table-row>
        <table:table-row table:style-name="ro1">
          <table:table-cell office:value-type="float" office:value="18525">
            <text:p>18525</text:p>
          </table:table-cell>
          <table:table-cell office:value-type="string">
            <text:p>RIBENA 60x60x4 - Pro_Tech, stalowy</text:p>
          </table:table-cell>
        </table:table-row>
        <table:table-row table:style-name="ro1">
          <table:table-cell office:value-type="float" office:value="18526">
            <text:p>18526</text:p>
          </table:table-cell>
          <table:table-cell office:value-type="string">
            <text:p>RIBENA 60x60x4 - gładka, stalowy</text:p>
          </table:table-cell>
        </table:table-row>
        <table:table-row table:style-name="ro1">
          <table:table-cell office:value-type="float" office:value="18527">
            <text:p>18527</text:p>
          </table:table-cell>
          <table:table-cell office:value-type="string">
            <text:p>RIBENA 80x40x4 - Pro_Tech, biały forte</text:p>
          </table:table-cell>
        </table:table-row>
        <table:table-row table:style-name="ro1">
          <table:table-cell office:value-type="float" office:value="18528">
            <text:p>18528</text:p>
          </table:table-cell>
          <table:table-cell office:value-type="string">
            <text:p>RIBENA 80x40x4 - Pro_Tech, biały_k</text:p>
          </table:table-cell>
        </table:table-row>
        <table:table-row table:style-name="ro1">
          <table:table-cell office:value-type="float" office:value="18529">
            <text:p>18529</text:p>
          </table:table-cell>
          <table:table-cell office:value-type="string">
            <text:p>RIBENA 80x40x4 - Pro_Tech, A4 czekolada ciemna</text:p>
          </table:table-cell>
        </table:table-row>
        <table:table-row table:style-name="ro1">
          <table:table-cell office:value-type="float" office:value="18530">
            <text:p>18530</text:p>
          </table:table-cell>
          <table:table-cell office:value-type="string">
            <text:p>RIBENA 80x40x4 - Pro_Tech, A4 czekolada jasna</text:p>
          </table:table-cell>
        </table:table-row>
        <table:table-row table:style-name="ro1">
          <table:table-cell office:value-type="float" office:value="18531">
            <text:p>18531</text:p>
          </table:table-cell>
          <table:table-cell office:value-type="string">
            <text:p>RIBENA 80x40x4 - Pro_Tech, A5 Toffi</text:p>
          </table:table-cell>
        </table:table-row>
        <table:table-row table:style-name="ro1">
          <table:table-cell office:value-type="float" office:value="18532">
            <text:p>18532</text:p>
          </table:table-cell>
          <table:table-cell office:value-type="string">
            <text:p>RIBENA 80x40x4 - Pro_Tech, A6 marago ciemne</text:p>
          </table:table-cell>
        </table:table-row>
        <table:table-row table:style-name="ro1">
          <table:table-cell office:value-type="float" office:value="18533">
            <text:p>18533</text:p>
          </table:table-cell>
          <table:table-cell office:value-type="string">
            <text:p>RIBENA 80x40x4 - Pro_Tech, A6 marago jasne</text:p>
          </table:table-cell>
        </table:table-row>
        <table:table-row table:style-name="ro1">
          <table:table-cell office:value-type="float" office:value="18534">
            <text:p>18534</text:p>
          </table:table-cell>
          <table:table-cell office:value-type="string">
            <text:p>RIBENA 80x40x4 - Pro_Tech, A7 Wanilia</text:p>
          </table:table-cell>
        </table:table-row>
        <table:table-row table:style-name="ro2">
          <table:table-cell office:value-type="float" office:value="18535">
            <text:p>18535</text:p>
          </table:table-cell>
          <table:table-cell office:value-type="string">
            <text:p>RIBENA 80x40x4 - Pro_Tech, A8 Mocca</text:p>
          </table:table-cell>
        </table:table-row>
        <table:table-row table:style-name="ro1">
          <table:table-cell office:value-type="float" office:value="18537">
            <text:p>18537</text:p>
          </table:table-cell>
          <table:table-cell office:value-type="string">
            <text:p>RIBENA 80x40x4 - Pro_Tech, szary</text:p>
          </table:table-cell>
        </table:table-row>
        <table:table-row table:style-name="ro1">
          <table:table-cell office:value-type="float" office:value="18539">
            <text:p>18539</text:p>
          </table:table-cell>
          <table:table-cell office:value-type="string">
            <text:p>RIBENA 80x40x4 - gładka, biały_k</text:p>
          </table:table-cell>
        </table:table-row>
        <table:table-row table:style-name="ro1">
          <table:table-cell office:value-type="float" office:value="18540">
            <text:p>18540</text:p>
          </table:table-cell>
          <table:table-cell office:value-type="string">
            <text:p>RIBENA 80x40x4 - gładka, A4 czekolada ciemna</text:p>
          </table:table-cell>
        </table:table-row>
        <table:table-row table:style-name="ro1">
          <table:table-cell office:value-type="float" office:value="18541">
            <text:p>18541</text:p>
          </table:table-cell>
          <table:table-cell office:value-type="string">
            <text:p>RIBENA 80x40x4 - gładka, A4 czekolada jasna</text:p>
          </table:table-cell>
        </table:table-row>
        <table:table-row table:style-name="ro1">
          <table:table-cell office:value-type="float" office:value="18542">
            <text:p>18542</text:p>
          </table:table-cell>
          <table:table-cell office:value-type="string">
            <text:p>RIBENA 80x40x4 - gładka, A5 Toffi</text:p>
          </table:table-cell>
        </table:table-row>
        <table:table-row table:style-name="ro1">
          <table:table-cell office:value-type="float" office:value="18543">
            <text:p>18543</text:p>
          </table:table-cell>
          <table:table-cell office:value-type="string">
            <text:p>RIBENA 80x40x4 - gładka, A6 marago ciemne</text:p>
          </table:table-cell>
        </table:table-row>
        <table:table-row table:style-name="ro1">
          <table:table-cell office:value-type="float" office:value="18544">
            <text:p>18544</text:p>
          </table:table-cell>
          <table:table-cell office:value-type="string">
            <text:p>RIBENA 80x40x4 - gładka, A6 marago jasne</text:p>
          </table:table-cell>
        </table:table-row>
        <table:table-row table:style-name="ro1">
          <table:table-cell office:value-type="float" office:value="18545">
            <text:p>18545</text:p>
          </table:table-cell>
          <table:table-cell office:value-type="string">
            <text:p>RIBENA 80x40x4 - gładka, A7 Wanilia</text:p>
          </table:table-cell>
        </table:table-row>
        <table:table-row table:style-name="ro2">
          <table:table-cell office:value-type="float" office:value="18546">
            <text:p>18546</text:p>
          </table:table-cell>
          <table:table-cell office:value-type="string">
            <text:p>RIBENA 80x40x4 - gładka, A8 Mocca</text:p>
          </table:table-cell>
        </table:table-row>
        <table:table-row table:style-name="ro1">
          <table:table-cell office:value-type="float" office:value="18548">
            <text:p>18548</text:p>
          </table:table-cell>
          <table:table-cell office:value-type="string">
            <text:p>RIBENA 80x40x4 - gładka, szary</text:p>
          </table:table-cell>
        </table:table-row>
        <table:table-row table:style-name="ro1">
          <table:table-cell office:value-type="float" office:value="18549">
            <text:p>18549</text:p>
          </table:table-cell>
          <table:table-cell office:value-type="string">
            <text:p>RIBENA 80x40x4 - Pro_Tech, grafitowy</text:p>
          </table:table-cell>
        </table:table-row>
        <table:table-row table:style-name="ro1">
          <table:table-cell office:value-type="float" office:value="18550">
            <text:p>18550</text:p>
          </table:table-cell>
          <table:table-cell office:value-type="string">
            <text:p>RIBENA 80x40x4 - gładka, grafitowy</text:p>
          </table:table-cell>
        </table:table-row>
        <table:table-row table:style-name="ro1">
          <table:table-cell office:value-type="float" office:value="18553">
            <text:p>18553</text:p>
          </table:table-cell>
          <table:table-cell office:value-type="string">
            <text:p>RIBENA 80x60x4 - Pro_Tech, biały forte</text:p>
          </table:table-cell>
        </table:table-row>
        <table:table-row table:style-name="ro1">
          <table:table-cell office:value-type="float" office:value="18554">
            <text:p>18554</text:p>
          </table:table-cell>
          <table:table-cell office:value-type="string">
            <text:p>RIBENA 80x60x4 - Pro_Tech, biały_k</text:p>
          </table:table-cell>
        </table:table-row>
        <table:table-row table:style-name="ro1">
          <table:table-cell office:value-type="float" office:value="18555">
            <text:p>18555</text:p>
          </table:table-cell>
          <table:table-cell office:value-type="string">
            <text:p>RIBENA 80x60x4 - Pro_Tech, A4 czekolada ciemna</text:p>
          </table:table-cell>
        </table:table-row>
        <table:table-row table:style-name="ro1">
          <table:table-cell office:value-type="float" office:value="18556">
            <text:p>18556</text:p>
          </table:table-cell>
          <table:table-cell office:value-type="string">
            <text:p>RIBENA 80x60x4 - Pro_Tech, A4 czekolada jasna</text:p>
          </table:table-cell>
        </table:table-row>
        <table:table-row table:style-name="ro1">
          <table:table-cell office:value-type="float" office:value="18557">
            <text:p>18557</text:p>
          </table:table-cell>
          <table:table-cell office:value-type="string">
            <text:p>RIBENA 80x60x4 - Pro_Tech, A5 Toffi</text:p>
          </table:table-cell>
        </table:table-row>
        <table:table-row table:style-name="ro1">
          <table:table-cell office:value-type="float" office:value="18558">
            <text:p>18558</text:p>
          </table:table-cell>
          <table:table-cell office:value-type="string">
            <text:p>RIBENA 80x60x4 - Pro_Tech, A6 marago ciemne</text:p>
          </table:table-cell>
        </table:table-row>
        <table:table-row table:style-name="ro1">
          <table:table-cell office:value-type="float" office:value="18559">
            <text:p>18559</text:p>
          </table:table-cell>
          <table:table-cell office:value-type="string">
            <text:p>RIBENA 80x60x4 - Pro_Tech, A6 marago jasne</text:p>
          </table:table-cell>
        </table:table-row>
        <table:table-row table:style-name="ro1">
          <table:table-cell office:value-type="float" office:value="18560">
            <text:p>18560</text:p>
          </table:table-cell>
          <table:table-cell office:value-type="string">
            <text:p>RIBENA 80x60x4 - Pro_Tech, A7 Wanilia</text:p>
          </table:table-cell>
        </table:table-row>
        <table:table-row table:style-name="ro2">
          <table:table-cell office:value-type="float" office:value="18561">
            <text:p>18561</text:p>
          </table:table-cell>
          <table:table-cell office:value-type="string">
            <text:p>RIBENA 80x60x4 - Pro_Tech, A8 Mocca</text:p>
          </table:table-cell>
        </table:table-row>
        <table:table-row table:style-name="ro1">
          <table:table-cell office:value-type="float" office:value="18562">
            <text:p>18562</text:p>
          </table:table-cell>
          <table:table-cell office:value-type="string">
            <text:p>RIBENA 80x60x4 - Pro_Tech, grafitowy</text:p>
          </table:table-cell>
        </table:table-row>
        <table:table-row table:style-name="ro1">
          <table:table-cell office:value-type="float" office:value="18564">
            <text:p>18564</text:p>
          </table:table-cell>
          <table:table-cell office:value-type="string">
            <text:p>RIBENA 80x60x4 - gładka, biały_k</text:p>
          </table:table-cell>
        </table:table-row>
        <table:table-row table:style-name="ro1">
          <table:table-cell office:value-type="float" office:value="18565">
            <text:p>18565</text:p>
          </table:table-cell>
          <table:table-cell office:value-type="string">
            <text:p>RIBENA 80x60x4 - gładka, A4 czekolada ciemna</text:p>
          </table:table-cell>
        </table:table-row>
        <table:table-row table:style-name="ro1">
          <table:table-cell office:value-type="float" office:value="18566">
            <text:p>18566</text:p>
          </table:table-cell>
          <table:table-cell office:value-type="string">
            <text:p>RIBENA 80x60x4 - gładka, A4 czekolada jasna</text:p>
          </table:table-cell>
        </table:table-row>
        <table:table-row table:style-name="ro1">
          <table:table-cell office:value-type="float" office:value="18567">
            <text:p>18567</text:p>
          </table:table-cell>
          <table:table-cell office:value-type="string">
            <text:p>RIBENA 80x60x4 - gładka, A5 Toffi</text:p>
          </table:table-cell>
        </table:table-row>
        <table:table-row table:style-name="ro1">
          <table:table-cell office:value-type="float" office:value="18568">
            <text:p>18568</text:p>
          </table:table-cell>
          <table:table-cell office:value-type="string">
            <text:p>RIBENA 80x60x4 - gładka, A6 marago ciemne</text:p>
          </table:table-cell>
        </table:table-row>
        <table:table-row table:style-name="ro1">
          <table:table-cell office:value-type="float" office:value="18569">
            <text:p>18569</text:p>
          </table:table-cell>
          <table:table-cell office:value-type="string">
            <text:p>RIBENA 80x60x4 - gładka, A6 marago jasne</text:p>
          </table:table-cell>
        </table:table-row>
        <table:table-row table:style-name="ro1">
          <table:table-cell office:value-type="float" office:value="18570">
            <text:p>18570</text:p>
          </table:table-cell>
          <table:table-cell office:value-type="string">
            <text:p>RIBENA 80x60x4 - gładka, A7 Wanilia</text:p>
          </table:table-cell>
        </table:table-row>
        <table:table-row table:style-name="ro2">
          <table:table-cell office:value-type="float" office:value="18571">
            <text:p>18571</text:p>
          </table:table-cell>
          <table:table-cell office:value-type="string">
            <text:p>RIBENA 80x60x4 - gładka, A8 Mocca</text:p>
          </table:table-cell>
        </table:table-row>
        <table:table-row table:style-name="ro1">
          <table:table-cell office:value-type="float" office:value="18572">
            <text:p>18572</text:p>
          </table:table-cell>
          <table:table-cell office:value-type="string">
            <text:p>RIBENA 80x60x4 - gładka, grafitowy</text:p>
          </table:table-cell>
        </table:table-row>
        <table:table-row table:style-name="ro1">
          <table:table-cell office:value-type="float" office:value="18573">
            <text:p>18573</text:p>
          </table:table-cell>
          <table:table-cell office:value-type="string">
            <text:p>Płyta tarasowa RIBENA 100x80x5 - Pro_Tech, biały forte</text:p>
          </table:table-cell>
        </table:table-row>
        <table:table-row table:style-name="ro1">
          <table:table-cell office:value-type="float" office:value="18574">
            <text:p>18574</text:p>
          </table:table-cell>
          <table:table-cell office:value-type="string">
            <text:p>Płyta tarasowa RIBENA 100x80x5 - Pro_Tech, biały_k</text:p>
          </table:table-cell>
        </table:table-row>
        <table:table-row table:style-name="ro1">
          <table:table-cell office:value-type="float" office:value="18575">
            <text:p>18575</text:p>
          </table:table-cell>
          <table:table-cell office:value-type="string">
            <text:p>Płyta tarasowa RIBENA 100x80x5 - Pro_Tech, grafitowy</text:p>
          </table:table-cell>
        </table:table-row>
        <table:table-row table:style-name="ro1">
          <table:table-cell office:value-type="float" office:value="18576">
            <text:p>18576</text:p>
          </table:table-cell>
          <table:table-cell office:value-type="string">
            <text:p>Płyta tarasowa RIBENA 100x80x5 - Pro_Tech, stalowy</text:p>
          </table:table-cell>
        </table:table-row>
        <table:table-row table:style-name="ro1">
          <table:table-cell office:value-type="float" office:value="18578">
            <text:p>18578</text:p>
          </table:table-cell>
          <table:table-cell office:value-type="string">
            <text:p>Płyta tarasowa RIBENA 100x80x5 - gładka, biały_k</text:p>
          </table:table-cell>
        </table:table-row>
        <table:table-row table:style-name="ro1">
          <table:table-cell office:value-type="float" office:value="18579">
            <text:p>18579</text:p>
          </table:table-cell>
          <table:table-cell office:value-type="string">
            <text:p>Płyta tarasowa RIBENA 100x80x5 - gładka, grafitowy</text:p>
          </table:table-cell>
        </table:table-row>
        <table:table-row table:style-name="ro1">
          <table:table-cell office:value-type="float" office:value="18580">
            <text:p>18580</text:p>
          </table:table-cell>
          <table:table-cell office:value-type="string">
            <text:p>Płyta tarasowa RIBENA 100x80x5 - gładka, stalowy</text:p>
          </table:table-cell>
        </table:table-row>
        <table:table-row table:style-name="ro1">
          <table:table-cell office:value-type="float" office:value="18581">
            <text:p>18581</text:p>
          </table:table-cell>
          <table:table-cell office:value-type="string">
            <text:p>RIBENA 40x40x4 - Pro_Tech, biały forte</text:p>
          </table:table-cell>
        </table:table-row>
        <table:table-row table:style-name="ro1">
          <table:table-cell office:value-type="float" office:value="18582">
            <text:p>18582</text:p>
          </table:table-cell>
          <table:table-cell office:value-type="string">
            <text:p>RIBENA 40x40x4 - Pro_Tech, biały_k</text:p>
          </table:table-cell>
        </table:table-row>
        <table:table-row table:style-name="ro1">
          <table:table-cell office:value-type="float" office:value="18583">
            <text:p>18583</text:p>
          </table:table-cell>
          <table:table-cell office:value-type="string">
            <text:p>RIBENA 40x40x4 - Pro_Tech, A4 czekolada ciemna</text:p>
          </table:table-cell>
        </table:table-row>
        <table:table-row table:style-name="ro1">
          <table:table-cell office:value-type="float" office:value="18584">
            <text:p>18584</text:p>
          </table:table-cell>
          <table:table-cell office:value-type="string">
            <text:p>RIBENA 40x40x4 - Pro_Tech, A4 czekolada jasna</text:p>
          </table:table-cell>
        </table:table-row>
        <table:table-row table:style-name="ro1">
          <table:table-cell office:value-type="float" office:value="18585">
            <text:p>18585</text:p>
          </table:table-cell>
          <table:table-cell office:value-type="string">
            <text:p>RIBENA 40x40x4 - Pro_Tech, A5 Toffi</text:p>
          </table:table-cell>
        </table:table-row>
        <table:table-row table:style-name="ro1">
          <table:table-cell office:value-type="float" office:value="18586">
            <text:p>18586</text:p>
          </table:table-cell>
          <table:table-cell office:value-type="string">
            <text:p>RIBENA 40x40x4 - Pro_Tech, A6 marago ciemne</text:p>
          </table:table-cell>
        </table:table-row>
        <table:table-row table:style-name="ro1">
          <table:table-cell office:value-type="float" office:value="18587">
            <text:p>18587</text:p>
          </table:table-cell>
          <table:table-cell office:value-type="string">
            <text:p>RIBENA 40x40x4 - Pro_Tech, A6 marago jasne</text:p>
          </table:table-cell>
        </table:table-row>
        <table:table-row table:style-name="ro1">
          <table:table-cell office:value-type="float" office:value="18588">
            <text:p>18588</text:p>
          </table:table-cell>
          <table:table-cell office:value-type="string">
            <text:p>RIBENA 40x40x4 - Pro_Tech, A7 Wanilia</text:p>
          </table:table-cell>
        </table:table-row>
        <table:table-row table:style-name="ro2">
          <table:table-cell office:value-type="float" office:value="18589">
            <text:p>18589</text:p>
          </table:table-cell>
          <table:table-cell office:value-type="string">
            <text:p>RIBENA 40x40x4 - Pro_Tech, A8 Mocca</text:p>
          </table:table-cell>
        </table:table-row>
        <table:table-row table:style-name="ro1">
          <table:table-cell office:value-type="float" office:value="18590">
            <text:p>18590</text:p>
          </table:table-cell>
          <table:table-cell office:value-type="string">
            <text:p>RIBENA 40x40x4 - Pro_Tech, grafitowy</text:p>
          </table:table-cell>
        </table:table-row>
        <table:table-row table:style-name="ro1">
          <table:table-cell office:value-type="float" office:value="18592">
            <text:p>18592</text:p>
          </table:table-cell>
          <table:table-cell office:value-type="string">
            <text:p>RIBENA 40x40x4 - gładka, biały_k</text:p>
          </table:table-cell>
        </table:table-row>
        <table:table-row table:style-name="ro1">
          <table:table-cell office:value-type="float" office:value="18593">
            <text:p>18593</text:p>
          </table:table-cell>
          <table:table-cell office:value-type="string">
            <text:p>RIBENA 40x40x4 - gładka, A4 czekolada ciemna</text:p>
          </table:table-cell>
        </table:table-row>
        <table:table-row table:style-name="ro1">
          <table:table-cell office:value-type="float" office:value="18594">
            <text:p>18594</text:p>
          </table:table-cell>
          <table:table-cell office:value-type="string">
            <text:p>RIBENA 40x40x4 - gładka, A4 czekolada jasna</text:p>
          </table:table-cell>
        </table:table-row>
        <table:table-row table:style-name="ro1">
          <table:table-cell office:value-type="float" office:value="18595">
            <text:p>18595</text:p>
          </table:table-cell>
          <table:table-cell office:value-type="string">
            <text:p>RIBENA 40x40x4 - gładka, A5 Toffi</text:p>
          </table:table-cell>
        </table:table-row>
        <table:table-row table:style-name="ro1">
          <table:table-cell office:value-type="float" office:value="18596">
            <text:p>18596</text:p>
          </table:table-cell>
          <table:table-cell office:value-type="string">
            <text:p>RIBENA 40x40x4 - gładka, A6 marago ciemne</text:p>
          </table:table-cell>
        </table:table-row>
        <table:table-row table:style-name="ro1">
          <table:table-cell office:value-type="float" office:value="18597">
            <text:p>18597</text:p>
          </table:table-cell>
          <table:table-cell office:value-type="string">
            <text:p>RIBENA 40x40x4 - gładka, A6 marago jasne</text:p>
          </table:table-cell>
        </table:table-row>
        <table:table-row table:style-name="ro1">
          <table:table-cell office:value-type="float" office:value="18598">
            <text:p>18598</text:p>
          </table:table-cell>
          <table:table-cell office:value-type="string">
            <text:p>RIBENA 40x40x4 - gładka, A7 Wanilia</text:p>
          </table:table-cell>
        </table:table-row>
        <table:table-row table:style-name="ro2">
          <table:table-cell office:value-type="float" office:value="18599">
            <text:p>18599</text:p>
          </table:table-cell>
          <table:table-cell office:value-type="string">
            <text:p>RIBENA 40x40x4 - gładka, A8 Mocca</text:p>
          </table:table-cell>
        </table:table-row>
        <table:table-row table:style-name="ro1">
          <table:table-cell office:value-type="float" office:value="18600">
            <text:p>18600</text:p>
          </table:table-cell>
          <table:table-cell office:value-type="string">
            <text:p>RIBENA 40x40x4 - gładka, grafitowy</text:p>
          </table:table-cell>
        </table:table-row>
        <table:table-row table:style-name="ro1">
          <table:table-cell office:value-type="float" office:value="18603">
            <text:p>18603</text:p>
          </table:table-cell>
          <table:table-cell office:value-type="string">
            <text:p>RIBENA 60x40x4 - Pro_Tech, biały forte</text:p>
          </table:table-cell>
        </table:table-row>
        <table:table-row table:style-name="ro1">
          <table:table-cell office:value-type="float" office:value="18604">
            <text:p>18604</text:p>
          </table:table-cell>
          <table:table-cell office:value-type="string">
            <text:p>RIBENA 60x40x4 - Pro_Tech, biały_k</text:p>
          </table:table-cell>
        </table:table-row>
        <table:table-row table:style-name="ro1">
          <table:table-cell office:value-type="float" office:value="18605">
            <text:p>18605</text:p>
          </table:table-cell>
          <table:table-cell office:value-type="string">
            <text:p>RIBENA 60x40x4 - Pro_Tech, A4 czekolada ciemna</text:p>
          </table:table-cell>
        </table:table-row>
        <table:table-row table:style-name="ro1">
          <table:table-cell office:value-type="float" office:value="18606">
            <text:p>18606</text:p>
          </table:table-cell>
          <table:table-cell office:value-type="string">
            <text:p>RIBENA 60x40x4 - Pro_Tech, A4 czekolada jasna</text:p>
          </table:table-cell>
        </table:table-row>
        <table:table-row table:style-name="ro1">
          <table:table-cell office:value-type="float" office:value="18607">
            <text:p>18607</text:p>
          </table:table-cell>
          <table:table-cell office:value-type="string">
            <text:p>RIBENA 60x40x4 - Pro_Tech, A5 Toffi</text:p>
          </table:table-cell>
        </table:table-row>
        <table:table-row table:style-name="ro1">
          <table:table-cell office:value-type="float" office:value="18608">
            <text:p>18608</text:p>
          </table:table-cell>
          <table:table-cell office:value-type="string">
            <text:p>RIBENA 60x40x4 - Pro_Tech, A6 marago ciemne</text:p>
          </table:table-cell>
        </table:table-row>
        <table:table-row table:style-name="ro1">
          <table:table-cell office:value-type="float" office:value="18609">
            <text:p>18609</text:p>
          </table:table-cell>
          <table:table-cell office:value-type="string">
            <text:p>RIBENA 60x40x4 - Pro_Tech, A6 marago jasne</text:p>
          </table:table-cell>
        </table:table-row>
        <table:table-row table:style-name="ro1">
          <table:table-cell office:value-type="float" office:value="18610">
            <text:p>18610</text:p>
          </table:table-cell>
          <table:table-cell office:value-type="string">
            <text:p>RIBENA 60x40x4 - Pro_Tech, A7 Wanilia</text:p>
          </table:table-cell>
        </table:table-row>
        <table:table-row table:style-name="ro2">
          <table:table-cell office:value-type="float" office:value="18611">
            <text:p>18611</text:p>
          </table:table-cell>
          <table:table-cell office:value-type="string">
            <text:p>RIBENA 60x40x4 - Pro_Tech, A8 Mocca</text:p>
          </table:table-cell>
        </table:table-row>
        <table:table-row table:style-name="ro1">
          <table:table-cell office:value-type="float" office:value="18612">
            <text:p>18612</text:p>
          </table:table-cell>
          <table:table-cell office:value-type="string">
            <text:p>RIBENA 60x40x4 - Pro_Tech, grafitowy</text:p>
          </table:table-cell>
        </table:table-row>
        <table:table-row table:style-name="ro1">
          <table:table-cell office:value-type="float" office:value="18613">
            <text:p>18613</text:p>
          </table:table-cell>
          <table:table-cell office:value-type="string">
            <text:p>RIBENA 60x40x4 - Pro_Tech, szary</text:p>
          </table:table-cell>
        </table:table-row>
        <table:table-row table:style-name="ro1">
          <table:table-cell office:value-type="float" office:value="18615">
            <text:p>18615</text:p>
          </table:table-cell>
          <table:table-cell office:value-type="string">
            <text:p>RIBENA 60x40x4 - gładka, biały_k</text:p>
          </table:table-cell>
        </table:table-row>
        <table:table-row table:style-name="ro1">
          <table:table-cell office:value-type="float" office:value="18616">
            <text:p>18616</text:p>
          </table:table-cell>
          <table:table-cell office:value-type="string">
            <text:p>RIBENA 60x40x4 - gładka, A4 czekolada ciemna</text:p>
          </table:table-cell>
        </table:table-row>
        <table:table-row table:style-name="ro1">
          <table:table-cell office:value-type="float" office:value="18617">
            <text:p>18617</text:p>
          </table:table-cell>
          <table:table-cell office:value-type="string">
            <text:p>RIBENA 60x40x4 - gładka, A4 czekolada jasna</text:p>
          </table:table-cell>
        </table:table-row>
        <table:table-row table:style-name="ro1">
          <table:table-cell office:value-type="float" office:value="18618">
            <text:p>18618</text:p>
          </table:table-cell>
          <table:table-cell office:value-type="string">
            <text:p>RIBENA 60x40x4 - gładka, A5 Toffi</text:p>
          </table:table-cell>
        </table:table-row>
        <table:table-row table:style-name="ro1">
          <table:table-cell office:value-type="float" office:value="18619">
            <text:p>18619</text:p>
          </table:table-cell>
          <table:table-cell office:value-type="string">
            <text:p>RIBENA 60x40x4 - gładka, A6 marago ciemne</text:p>
          </table:table-cell>
        </table:table-row>
        <table:table-row table:style-name="ro1">
          <table:table-cell office:value-type="float" office:value="18620">
            <text:p>18620</text:p>
          </table:table-cell>
          <table:table-cell office:value-type="string">
            <text:p>RIBENA 60x40x4 - gładka, A6 marago jasne</text:p>
          </table:table-cell>
        </table:table-row>
        <table:table-row table:style-name="ro1">
          <table:table-cell office:value-type="float" office:value="18621">
            <text:p>18621</text:p>
          </table:table-cell>
          <table:table-cell office:value-type="string">
            <text:p>RIBENA 60x40x4 - gładka, A7 Wanilia</text:p>
          </table:table-cell>
        </table:table-row>
        <table:table-row table:style-name="ro2">
          <table:table-cell office:value-type="float" office:value="18622">
            <text:p>18622</text:p>
          </table:table-cell>
          <table:table-cell office:value-type="string">
            <text:p>RIBENA 60x40x4 - gładka, A8 Mocca</text:p>
          </table:table-cell>
        </table:table-row>
        <table:table-row table:style-name="ro1">
          <table:table-cell office:value-type="float" office:value="18623">
            <text:p>18623</text:p>
          </table:table-cell>
          <table:table-cell office:value-type="string">
            <text:p>RIBENA 60x40x4 - gładka, grafitowy</text:p>
          </table:table-cell>
        </table:table-row>
        <table:table-row table:style-name="ro1">
          <table:table-cell office:value-type="float" office:value="18624">
            <text:p>18624</text:p>
          </table:table-cell>
          <table:table-cell office:value-type="string">
            <text:p>RIBENA 60x40x4 - gładka, szary</text:p>
          </table:table-cell>
        </table:table-row>
        <table:table-row table:style-name="ro1">
          <table:table-cell office:value-type="float" office:value="18625">
            <text:p>18625</text:p>
          </table:table-cell>
          <table:table-cell office:value-type="string">
            <text:p>Płyta tarasowa RIBENA 80x80x5 - Pro_Tech, biały forte</text:p>
          </table:table-cell>
        </table:table-row>
        <table:table-row table:style-name="ro1">
          <table:table-cell office:value-type="float" office:value="18626">
            <text:p>18626</text:p>
          </table:table-cell>
          <table:table-cell office:value-type="string">
            <text:p>Płyta tarasowa RIBENA 80x80x5 - Pro_Tech, biały_k</text:p>
          </table:table-cell>
        </table:table-row>
        <table:table-row table:style-name="ro1">
          <table:table-cell office:value-type="float" office:value="18627">
            <text:p>18627</text:p>
          </table:table-cell>
          <table:table-cell office:value-type="string">
            <text:p>Płyta tarasowa RIBENA 80x80x5 - Pro_Tech, grafitowy</text:p>
          </table:table-cell>
        </table:table-row>
        <table:table-row table:style-name="ro1">
          <table:table-cell office:value-type="float" office:value="18628">
            <text:p>18628</text:p>
          </table:table-cell>
          <table:table-cell office:value-type="string">
            <text:p>Płyta tarasowa RIBENA 80x80x5 - Pro_Tech, stalowy</text:p>
          </table:table-cell>
        </table:table-row>
        <table:table-row table:style-name="ro1">
          <table:table-cell office:value-type="float" office:value="18630">
            <text:p>18630</text:p>
          </table:table-cell>
          <table:table-cell office:value-type="string">
            <text:p>Płyta tarasowa RIBENA 80x80x5 - gładka, biały_k</text:p>
          </table:table-cell>
        </table:table-row>
        <table:table-row table:style-name="ro1">
          <table:table-cell office:value-type="float" office:value="18631">
            <text:p>18631</text:p>
          </table:table-cell>
          <table:table-cell office:value-type="string">
            <text:p>Płyta tarasowa RIBENA 80x80x5 - gładka, grafitowy</text:p>
          </table:table-cell>
        </table:table-row>
        <table:table-row table:style-name="ro1">
          <table:table-cell office:value-type="float" office:value="18632">
            <text:p>18632</text:p>
          </table:table-cell>
          <table:table-cell office:value-type="string">
            <text:p>Płyta tarasowa RIBENA 80x80x5 - gładka, stalowy</text:p>
          </table:table-cell>
        </table:table-row>
        <table:table-row table:style-name="ro1">
          <table:table-cell office:value-type="float" office:value="18633">
            <text:p>18633</text:p>
          </table:table-cell>
          <table:table-cell office:value-type="string">
            <text:p>RIBENA 60x30x4</text:p>
          </table:table-cell>
        </table:table-row>
        <table:table-row table:style-name="ro1">
          <table:table-cell office:value-type="float" office:value="18634">
            <text:p>18634</text:p>
          </table:table-cell>
          <table:table-cell office:value-type="string">
            <text:p>RIBENA 60x30x4 - Pro_Tech, biały forte</text:p>
          </table:table-cell>
        </table:table-row>
        <table:table-row table:style-name="ro1">
          <table:table-cell office:value-type="float" office:value="18635">
            <text:p>18635</text:p>
          </table:table-cell>
          <table:table-cell office:value-type="string">
            <text:p>RIBENA 60x30x4 - Pro_Tech, biały_k</text:p>
          </table:table-cell>
        </table:table-row>
        <table:table-row table:style-name="ro1">
          <table:table-cell office:value-type="float" office:value="18636">
            <text:p>18636</text:p>
          </table:table-cell>
          <table:table-cell office:value-type="string">
            <text:p>RIBENA 60x30x4 - Pro_Tech, A4 czekolada ciemna</text:p>
          </table:table-cell>
        </table:table-row>
        <table:table-row table:style-name="ro1">
          <table:table-cell office:value-type="float" office:value="18637">
            <text:p>18637</text:p>
          </table:table-cell>
          <table:table-cell office:value-type="string">
            <text:p>RIBENA 60x30x4 - Pro_Tech, A4 czekolada jasna</text:p>
          </table:table-cell>
        </table:table-row>
        <table:table-row table:style-name="ro1">
          <table:table-cell office:value-type="float" office:value="18638">
            <text:p>18638</text:p>
          </table:table-cell>
          <table:table-cell office:value-type="string">
            <text:p>RIBENA 60x30x4 - Pro_Tech, A5 Toffi</text:p>
          </table:table-cell>
        </table:table-row>
        <table:table-row table:style-name="ro1">
          <table:table-cell office:value-type="float" office:value="18639">
            <text:p>18639</text:p>
          </table:table-cell>
          <table:table-cell office:value-type="string">
            <text:p>RIBENA 60x30x4 - Pro_Tech, A6 marago ciemne</text:p>
          </table:table-cell>
        </table:table-row>
        <table:table-row table:style-name="ro1">
          <table:table-cell office:value-type="float" office:value="18640">
            <text:p>18640</text:p>
          </table:table-cell>
          <table:table-cell office:value-type="string">
            <text:p>RIBENA 60x30x4 - Pro_Tech, A6 marago jasne</text:p>
          </table:table-cell>
        </table:table-row>
        <table:table-row table:style-name="ro1">
          <table:table-cell office:value-type="float" office:value="18641">
            <text:p>18641</text:p>
          </table:table-cell>
          <table:table-cell office:value-type="string">
            <text:p>RIBENA 60x30x4 - Pro_Tech, A7 Wanilia</text:p>
          </table:table-cell>
        </table:table-row>
        <table:table-row table:style-name="ro2">
          <table:table-cell office:value-type="float" office:value="18642">
            <text:p>18642</text:p>
          </table:table-cell>
          <table:table-cell office:value-type="string">
            <text:p>RIBENA 60x30x4 - Pro_Tech, A8 Mocca</text:p>
          </table:table-cell>
        </table:table-row>
        <table:table-row table:style-name="ro1">
          <table:table-cell office:value-type="float" office:value="18643">
            <text:p>18643</text:p>
          </table:table-cell>
          <table:table-cell office:value-type="string">
            <text:p>RIBENA 60x30x4 - Pro_Tech, grafitowy</text:p>
          </table:table-cell>
        </table:table-row>
        <table:table-row table:style-name="ro1">
          <table:table-cell office:value-type="float" office:value="18644">
            <text:p>18644</text:p>
          </table:table-cell>
          <table:table-cell office:value-type="string">
            <text:p>RIBENA 60x30x4 - Pro_Tech, szary</text:p>
          </table:table-cell>
        </table:table-row>
        <table:table-row table:style-name="ro1">
          <table:table-cell office:value-type="float" office:value="18646">
            <text:p>18646</text:p>
          </table:table-cell>
          <table:table-cell office:value-type="string">
            <text:p>RIBENA 60x30x4 - gładka, biały_k</text:p>
          </table:table-cell>
        </table:table-row>
        <table:table-row table:style-name="ro1">
          <table:table-cell office:value-type="float" office:value="18647">
            <text:p>18647</text:p>
          </table:table-cell>
          <table:table-cell office:value-type="string">
            <text:p>RIBENA 60x30x4 - gładka, A4 czekolada ciemna</text:p>
          </table:table-cell>
        </table:table-row>
        <table:table-row table:style-name="ro1">
          <table:table-cell office:value-type="float" office:value="18648">
            <text:p>18648</text:p>
          </table:table-cell>
          <table:table-cell office:value-type="string">
            <text:p>RIBENA 60x30x4 - gładka, A4 czekolada jasna</text:p>
          </table:table-cell>
        </table:table-row>
        <table:table-row table:style-name="ro1">
          <table:table-cell office:value-type="float" office:value="18649">
            <text:p>18649</text:p>
          </table:table-cell>
          <table:table-cell office:value-type="string">
            <text:p>RIBENA 60x30x4 - gładka, A5 Toffi</text:p>
          </table:table-cell>
        </table:table-row>
        <table:table-row table:style-name="ro1">
          <table:table-cell office:value-type="float" office:value="18650">
            <text:p>18650</text:p>
          </table:table-cell>
          <table:table-cell office:value-type="string">
            <text:p>RIBENA 60x30x4 - gładka, A6 marago ciemne</text:p>
          </table:table-cell>
        </table:table-row>
        <table:table-row table:style-name="ro1">
          <table:table-cell office:value-type="float" office:value="18651">
            <text:p>18651</text:p>
          </table:table-cell>
          <table:table-cell office:value-type="string">
            <text:p>RIBENA 60x30x4 - gładka, A6 marago jasne</text:p>
          </table:table-cell>
        </table:table-row>
        <table:table-row table:style-name="ro1">
          <table:table-cell office:value-type="float" office:value="18652">
            <text:p>18652</text:p>
          </table:table-cell>
          <table:table-cell office:value-type="string">
            <text:p>RIBENA 60x30x4 - gładka, A7 Wanilia</text:p>
          </table:table-cell>
        </table:table-row>
        <table:table-row table:style-name="ro2">
          <table:table-cell office:value-type="float" office:value="18653">
            <text:p>18653</text:p>
          </table:table-cell>
          <table:table-cell office:value-type="string">
            <text:p>RIBENA 60x30x4 - gładka, A8 Mocca</text:p>
          </table:table-cell>
        </table:table-row>
        <table:table-row table:style-name="ro1">
          <table:table-cell office:value-type="float" office:value="18654">
            <text:p>18654</text:p>
          </table:table-cell>
          <table:table-cell office:value-type="string">
            <text:p>RIBENA 60x30x4 - gładka, grafitowy</text:p>
          </table:table-cell>
        </table:table-row>
        <table:table-row table:style-name="ro1">
          <table:table-cell office:value-type="float" office:value="18655">
            <text:p>18655</text:p>
          </table:table-cell>
          <table:table-cell office:value-type="string">
            <text:p>RIBENA 60x30x4 - gładka, szary</text:p>
          </table:table-cell>
        </table:table-row>
        <table:table-row table:style-name="ro1">
          <table:table-cell office:value-type="float" office:value="18680">
            <text:p>18680</text:p>
          </table:table-cell>
          <table:table-cell office:value-type="string">
            <text:p>Daszek ROYAL 50S - biały_k</text:p>
          </table:table-cell>
        </table:table-row>
        <table:table-row table:style-name="ro1">
          <table:table-cell office:value-type="float" office:value="18681">
            <text:p>18681</text:p>
          </table:table-cell>
          <table:table-cell office:value-type="string">
            <text:p>Daszek ROYAL 50S - czekolada</text:p>
          </table:table-cell>
        </table:table-row>
        <table:table-row table:style-name="ro1">
          <table:table-cell office:value-type="float" office:value="18682">
            <text:p>18682</text:p>
          </table:table-cell>
          <table:table-cell office:value-type="string">
            <text:p>Daszek ROYAL 50S - espresso</text:p>
          </table:table-cell>
        </table:table-row>
        <table:table-row table:style-name="ro2">
          <table:table-cell office:value-type="float" office:value="18683">
            <text:p>18683</text:p>
          </table:table-cell>
          <table:table-cell office:value-type="string">
            <text:p>Daszek ROYAL 50S - frappe</text:p>
          </table:table-cell>
        </table:table-row>
        <table:table-row table:style-name="ro1">
          <table:table-cell office:value-type="float" office:value="18684">
            <text:p>18684</text:p>
          </table:table-cell>
          <table:table-cell office:value-type="string">
            <text:p>Daszek ROYAL 50S - latte_k</text:p>
          </table:table-cell>
        </table:table-row>
        <table:table-row table:style-name="ro2">
          <table:table-cell office:value-type="float" office:value="18685">
            <text:p>18685</text:p>
          </table:table-cell>
          <table:table-cell office:value-type="string">
            <text:p>Daszek ROYAL 50S - lungo</text:p>
          </table:table-cell>
        </table:table-row>
        <table:table-row table:style-name="ro1">
          <table:table-cell office:value-type="float" office:value="18686">
            <text:p>18686</text:p>
          </table:table-cell>
          <table:table-cell office:value-type="string">
            <text:p>Daszek ROYAL 50S - marago</text:p>
          </table:table-cell>
        </table:table-row>
        <table:table-row table:style-name="ro2">
          <table:table-cell office:value-type="float" office:value="18687">
            <text:p>18687</text:p>
          </table:table-cell>
          <table:table-cell office:value-type="string">
            <text:p>Daszek ROYAL 50S - mocca</text:p>
          </table:table-cell>
        </table:table-row>
        <table:table-row table:style-name="ro2">
          <table:table-cell office:value-type="float" office:value="18688">
            <text:p>18688</text:p>
          </table:table-cell>
          <table:table-cell office:value-type="string">
            <text:p>Daszek ROYAL 50S - romano</text:p>
          </table:table-cell>
        </table:table-row>
        <table:table-row table:style-name="ro1">
          <table:table-cell office:value-type="float" office:value="18689">
            <text:p>18689</text:p>
          </table:table-cell>
          <table:table-cell office:value-type="string">
            <text:p>Daszek ROYAL 50S - wanilia</text:p>
          </table:table-cell>
        </table:table-row>
        <table:table-row table:style-name="ro1">
          <table:table-cell office:value-type="float" office:value="18690">
            <text:p>18690</text:p>
          </table:table-cell>
          <table:table-cell office:value-type="string">
            <text:p>Daszek ROYAL 50S - grafitowy</text:p>
          </table:table-cell>
        </table:table-row>
        <table:table-row table:style-name="ro1">
          <table:table-cell office:value-type="float" office:value="18691">
            <text:p>18691</text:p>
          </table:table-cell>
          <table:table-cell office:value-type="string">
            <text:p>Daszek ROYAL 50P - biały_k</text:p>
          </table:table-cell>
        </table:table-row>
        <table:table-row table:style-name="ro1">
          <table:table-cell office:value-type="float" office:value="18692">
            <text:p>18692</text:p>
          </table:table-cell>
          <table:table-cell office:value-type="string">
            <text:p>Daszek ROYAL 50P - espresso</text:p>
          </table:table-cell>
        </table:table-row>
        <table:table-row table:style-name="ro2">
          <table:table-cell office:value-type="float" office:value="18693">
            <text:p>18693</text:p>
          </table:table-cell>
          <table:table-cell office:value-type="string">
            <text:p>Daszek ROYAL 50P - frappe</text:p>
          </table:table-cell>
        </table:table-row>
        <table:table-row table:style-name="ro1">
          <table:table-cell office:value-type="float" office:value="18694">
            <text:p>18694</text:p>
          </table:table-cell>
          <table:table-cell office:value-type="string">
            <text:p>Daszek ROYAL 50P - latte_k</text:p>
          </table:table-cell>
        </table:table-row>
        <table:table-row table:style-name="ro2">
          <table:table-cell office:value-type="float" office:value="18695">
            <text:p>18695</text:p>
          </table:table-cell>
          <table:table-cell office:value-type="string">
            <text:p>Daszek ROYAL 50P - lungo</text:p>
          </table:table-cell>
        </table:table-row>
        <table:table-row table:style-name="ro1">
          <table:table-cell office:value-type="float" office:value="18696">
            <text:p>18696</text:p>
          </table:table-cell>
          <table:table-cell office:value-type="string">
            <text:p>Daszek ROYAL 50P - marago</text:p>
          </table:table-cell>
        </table:table-row>
        <table:table-row table:style-name="ro2">
          <table:table-cell office:value-type="float" office:value="18697">
            <text:p>18697</text:p>
          </table:table-cell>
          <table:table-cell office:value-type="string">
            <text:p>Daszek ROYAL 50P - mocca</text:p>
          </table:table-cell>
        </table:table-row>
        <table:table-row table:style-name="ro2">
          <table:table-cell office:value-type="float" office:value="18698">
            <text:p>18698</text:p>
          </table:table-cell>
          <table:table-cell office:value-type="string">
            <text:p>Daszek ROYAL 50P - romano</text:p>
          </table:table-cell>
        </table:table-row>
        <table:table-row table:style-name="ro1">
          <table:table-cell office:value-type="float" office:value="18699">
            <text:p>18699</text:p>
          </table:table-cell>
          <table:table-cell office:value-type="string">
            <text:p>Daszek ROYAL 50P - toffi</text:p>
          </table:table-cell>
        </table:table-row>
        <table:table-row table:style-name="ro1">
          <table:table-cell office:value-type="float" office:value="18700">
            <text:p>18700</text:p>
          </table:table-cell>
          <table:table-cell office:value-type="string">
            <text:p>Daszek ROYAL 50P - wanilia</text:p>
          </table:table-cell>
        </table:table-row>
        <table:table-row table:style-name="ro1">
          <table:table-cell office:value-type="float" office:value="18701">
            <text:p>18701</text:p>
          </table:table-cell>
          <table:table-cell office:value-type="string">
            <text:p>Daszek ROYAL 50P - grafitowy</text:p>
          </table:table-cell>
        </table:table-row>
        <table:table-row table:style-name="ro1">
          <table:table-cell office:value-type="float" office:value="18702">
            <text:p>18702</text:p>
          </table:table-cell>
          <table:table-cell office:value-type="string">
            <text:p>Ogrodzenie ROYAL S50 - biały_k</text:p>
          </table:table-cell>
        </table:table-row>
        <table:table-row table:style-name="ro1">
          <table:table-cell office:value-type="float" office:value="18703">
            <text:p>18703</text:p>
          </table:table-cell>
          <table:table-cell office:value-type="string">
            <text:p>Ogrodzenie ROYAL S50 - espresso</text:p>
          </table:table-cell>
        </table:table-row>
        <table:table-row table:style-name="ro2">
          <table:table-cell office:value-type="float" office:value="18704">
            <text:p>18704</text:p>
          </table:table-cell>
          <table:table-cell office:value-type="string">
            <text:p>Ogrodzenie ROYAL S50 - frappe</text:p>
          </table:table-cell>
        </table:table-row>
        <table:table-row table:style-name="ro1">
          <table:table-cell office:value-type="float" office:value="18705">
            <text:p>18705</text:p>
          </table:table-cell>
          <table:table-cell office:value-type="string">
            <text:p>Ogrodzenie ROYAL S50 - latte_k</text:p>
          </table:table-cell>
        </table:table-row>
        <table:table-row table:style-name="ro2">
          <table:table-cell office:value-type="float" office:value="18706">
            <text:p>18706</text:p>
          </table:table-cell>
          <table:table-cell office:value-type="string">
            <text:p>Ogrodzenie ROYAL S50 - lungo</text:p>
          </table:table-cell>
        </table:table-row>
        <table:table-row table:style-name="ro1">
          <table:table-cell office:value-type="float" office:value="18707">
            <text:p>18707</text:p>
          </table:table-cell>
          <table:table-cell office:value-type="string">
            <text:p>Ogrodzenie ROYAL S50 - marago</text:p>
          </table:table-cell>
        </table:table-row>
        <table:table-row table:style-name="ro2">
          <table:table-cell office:value-type="float" office:value="18708">
            <text:p>18708</text:p>
          </table:table-cell>
          <table:table-cell office:value-type="string">
            <text:p>Ogrodzenie ROYAL S50 - mocca</text:p>
          </table:table-cell>
        </table:table-row>
        <table:table-row table:style-name="ro2">
          <table:table-cell office:value-type="float" office:value="18709">
            <text:p>18709</text:p>
          </table:table-cell>
          <table:table-cell office:value-type="string">
            <text:p>Ogrodzenie ROYAL S50 - romano</text:p>
          </table:table-cell>
        </table:table-row>
        <table:table-row table:style-name="ro1">
          <table:table-cell office:value-type="float" office:value="18710">
            <text:p>18710</text:p>
          </table:table-cell>
          <table:table-cell office:value-type="string">
            <text:p>Ogrodzenie ROYAL S50 - toffi</text:p>
          </table:table-cell>
        </table:table-row>
        <table:table-row table:style-name="ro1">
          <table:table-cell office:value-type="float" office:value="18711">
            <text:p>18711</text:p>
          </table:table-cell>
          <table:table-cell office:value-type="string">
            <text:p>Ogrodzenie ROYAL S50 - wanilia</text:p>
          </table:table-cell>
        </table:table-row>
        <table:table-row table:style-name="ro1">
          <table:table-cell office:value-type="float" office:value="18712">
            <text:p>18712</text:p>
          </table:table-cell>
          <table:table-cell office:value-type="string">
            <text:p>Ogrodzenie ROYAL S50 - grafitowy</text:p>
          </table:table-cell>
        </table:table-row>
        <table:table-row table:style-name="ro1">
          <table:table-cell office:value-type="float" office:value="18713">
            <text:p>18713</text:p>
          </table:table-cell>
          <table:table-cell office:value-type="string">
            <text:p>Ogrodzenie P25 - biały_k</text:p>
          </table:table-cell>
        </table:table-row>
        <table:table-row table:style-name="ro1">
          <table:table-cell office:value-type="float" office:value="18714">
            <text:p>18714</text:p>
          </table:table-cell>
          <table:table-cell office:value-type="string">
            <text:p>Ogrodzenie P25 - espresso</text:p>
          </table:table-cell>
        </table:table-row>
        <table:table-row table:style-name="ro2">
          <table:table-cell office:value-type="float" office:value="18715">
            <text:p>18715</text:p>
          </table:table-cell>
          <table:table-cell office:value-type="string">
            <text:p>Ogrodzenie P25 - frappe</text:p>
          </table:table-cell>
        </table:table-row>
        <table:table-row table:style-name="ro1">
          <table:table-cell office:value-type="float" office:value="18716">
            <text:p>18716</text:p>
          </table:table-cell>
          <table:table-cell office:value-type="string">
            <text:p>Ogrodzenie P25 - latte_k</text:p>
          </table:table-cell>
        </table:table-row>
        <table:table-row table:style-name="ro2">
          <table:table-cell office:value-type="float" office:value="18717">
            <text:p>18717</text:p>
          </table:table-cell>
          <table:table-cell office:value-type="string">
            <text:p>Ogrodzenie P25 - lungo</text:p>
          </table:table-cell>
        </table:table-row>
        <table:table-row table:style-name="ro1">
          <table:table-cell office:value-type="float" office:value="18718">
            <text:p>18718</text:p>
          </table:table-cell>
          <table:table-cell office:value-type="string">
            <text:p>Ogrodzenie P25 - marago</text:p>
          </table:table-cell>
        </table:table-row>
        <table:table-row table:style-name="ro2">
          <table:table-cell office:value-type="float" office:value="18719">
            <text:p>18719</text:p>
          </table:table-cell>
          <table:table-cell office:value-type="string">
            <text:p>Ogrodzenie P25 - mocca</text:p>
          </table:table-cell>
        </table:table-row>
        <table:table-row table:style-name="ro2">
          <table:table-cell office:value-type="float" office:value="18720">
            <text:p>18720</text:p>
          </table:table-cell>
          <table:table-cell office:value-type="string">
            <text:p>Ogrodzenie P25 - romano</text:p>
          </table:table-cell>
        </table:table-row>
        <table:table-row table:style-name="ro1">
          <table:table-cell office:value-type="float" office:value="18721">
            <text:p>18721</text:p>
          </table:table-cell>
          <table:table-cell office:value-type="string">
            <text:p>Ogrodzenie P25 - toffi</text:p>
          </table:table-cell>
        </table:table-row>
        <table:table-row table:style-name="ro1">
          <table:table-cell office:value-type="float" office:value="18722">
            <text:p>18722</text:p>
          </table:table-cell>
          <table:table-cell office:value-type="string">
            <text:p>Ogrodzenie P25 - wanilia</text:p>
          </table:table-cell>
        </table:table-row>
        <table:table-row table:style-name="ro1">
          <table:table-cell office:value-type="float" office:value="18723">
            <text:p>18723</text:p>
          </table:table-cell>
          <table:table-cell office:value-type="string">
            <text:p>Ogrodzenie P25 - grafitowy</text:p>
          </table:table-cell>
        </table:table-row>
        <table:table-row table:style-name="ro1">
          <table:table-cell office:value-type="float" office:value="18725">
            <text:p>18725</text:p>
          </table:table-cell>
          <table:table-cell office:value-type="string">
            <text:p>Ogrodzenie P50 - biały_k</text:p>
          </table:table-cell>
        </table:table-row>
        <table:table-row table:style-name="ro1">
          <table:table-cell office:value-type="float" office:value="18726">
            <text:p>18726</text:p>
          </table:table-cell>
          <table:table-cell office:value-type="string">
            <text:p>Ogrodzenie P50 - espresso</text:p>
          </table:table-cell>
        </table:table-row>
        <table:table-row table:style-name="ro2">
          <table:table-cell office:value-type="float" office:value="18727">
            <text:p>18727</text:p>
          </table:table-cell>
          <table:table-cell office:value-type="string">
            <text:p>Ogrodzenie P50 - frappe</text:p>
          </table:table-cell>
        </table:table-row>
        <table:table-row table:style-name="ro1">
          <table:table-cell office:value-type="float" office:value="18728">
            <text:p>18728</text:p>
          </table:table-cell>
          <table:table-cell office:value-type="string">
            <text:p>Ogrodzenie P50 - latte_k</text:p>
          </table:table-cell>
        </table:table-row>
        <table:table-row table:style-name="ro2">
          <table:table-cell office:value-type="float" office:value="18729">
            <text:p>18729</text:p>
          </table:table-cell>
          <table:table-cell office:value-type="string">
            <text:p>Ogrodzenie P50 - lungo</text:p>
          </table:table-cell>
        </table:table-row>
        <table:table-row table:style-name="ro1">
          <table:table-cell office:value-type="float" office:value="18730">
            <text:p>18730</text:p>
          </table:table-cell>
          <table:table-cell office:value-type="string">
            <text:p>Ogrodzenie P50 - marago</text:p>
          </table:table-cell>
        </table:table-row>
        <table:table-row table:style-name="ro2">
          <table:table-cell office:value-type="float" office:value="18731">
            <text:p>18731</text:p>
          </table:table-cell>
          <table:table-cell office:value-type="string">
            <text:p>Ogrodzenie P50 - mocca</text:p>
          </table:table-cell>
        </table:table-row>
        <table:table-row table:style-name="ro2">
          <table:table-cell office:value-type="float" office:value="18732">
            <text:p>18732</text:p>
          </table:table-cell>
          <table:table-cell office:value-type="string">
            <text:p>Ogrodzenie P50 - romano</text:p>
          </table:table-cell>
        </table:table-row>
        <table:table-row table:style-name="ro1">
          <table:table-cell office:value-type="float" office:value="18733">
            <text:p>18733</text:p>
          </table:table-cell>
          <table:table-cell office:value-type="string">
            <text:p>Ogrodzenie P50 - toffi</text:p>
          </table:table-cell>
        </table:table-row>
        <table:table-row table:style-name="ro1">
          <table:table-cell office:value-type="float" office:value="18734">
            <text:p>18734</text:p>
          </table:table-cell>
          <table:table-cell office:value-type="string">
            <text:p>Ogrodzenie P50 - wanilia</text:p>
          </table:table-cell>
        </table:table-row>
        <table:table-row table:style-name="ro1">
          <table:table-cell office:value-type="float" office:value="18735">
            <text:p>18735</text:p>
          </table:table-cell>
          <table:table-cell office:value-type="string">
            <text:p>Ogrodzenie P50 - grafitowy</text:p>
          </table:table-cell>
        </table:table-row>
        <table:table-row table:style-name="ro1">
          <table:table-cell office:value-type="float" office:value="18750">
            <text:p>18750</text:p>
          </table:table-cell>
          <table:table-cell office:value-type="string">
            <text:p>Daszek LONG 100x20x10 - biały_k</text:p>
          </table:table-cell>
        </table:table-row>
        <table:table-row table:style-name="ro2">
          <table:table-cell office:value-type="float" office:value="18751">
            <text:p>18751</text:p>
          </table:table-cell>
          <table:table-cell office:value-type="string">
            <text:p>Daszek LONG 100x20x10 - frappe</text:p>
          </table:table-cell>
        </table:table-row>
        <table:table-row table:style-name="ro1">
          <table:table-cell office:value-type="float" office:value="18752">
            <text:p>18752</text:p>
          </table:table-cell>
          <table:table-cell office:value-type="string">
            <text:p>Daszek LONG 100x20x10 - marago</text:p>
          </table:table-cell>
        </table:table-row>
        <table:table-row table:style-name="ro1">
          <table:table-cell office:value-type="float" office:value="18753">
            <text:p>18753</text:p>
          </table:table-cell>
          <table:table-cell office:value-type="string">
            <text:p>Daszek LONG 100x20x10 - grafitowy</text:p>
          </table:table-cell>
        </table:table-row>
        <table:table-row table:style-name="ro1">
          <table:table-cell office:value-type="float" office:value="18754">
            <text:p>18754</text:p>
          </table:table-cell>
          <table:table-cell office:value-type="string">
            <text:p>Ogrodzenie LONG 100x20x30 - biały_k</text:p>
          </table:table-cell>
        </table:table-row>
        <table:table-row table:style-name="ro2">
          <table:table-cell office:value-type="float" office:value="18755">
            <text:p>18755</text:p>
          </table:table-cell>
          <table:table-cell office:value-type="string">
            <text:p>Ogrodzenie LONG 100x20x30 - frappe</text:p>
          </table:table-cell>
        </table:table-row>
        <table:table-row table:style-name="ro1">
          <table:table-cell office:value-type="float" office:value="18756">
            <text:p>18756</text:p>
          </table:table-cell>
          <table:table-cell office:value-type="string">
            <text:p>Ogrodzenie LONG 100x20x30 - marago</text:p>
          </table:table-cell>
        </table:table-row>
        <table:table-row table:style-name="ro1">
          <table:table-cell office:value-type="float" office:value="18757">
            <text:p>18757</text:p>
          </table:table-cell>
          <table:table-cell office:value-type="string">
            <text:p>Ogrodzenie LONG 100x20x30 - grafitowy</text:p>
          </table:table-cell>
        </table:table-row>
        <table:table-row table:style-name="ro1">
          <table:table-cell office:value-type="float" office:value="18767">
            <text:p>18767</text:p>
          </table:table-cell>
          <table:table-cell office:value-type="string">
            <text:p>Stopień gładki ROYAL 100x37x7 - biały_k</text:p>
          </table:table-cell>
        </table:table-row>
        <table:table-row table:style-name="ro2">
          <table:table-cell office:value-type="float" office:value="18768">
            <text:p>18768</text:p>
          </table:table-cell>
          <table:table-cell office:value-type="string">
            <text:p>Stopień gładki ROYAL 100x37x7 - cappuciono</text:p>
          </table:table-cell>
        </table:table-row>
        <table:table-row table:style-name="ro1">
          <table:table-cell office:value-type="float" office:value="18769">
            <text:p>18769</text:p>
          </table:table-cell>
          <table:table-cell office:value-type="string">
            <text:p>Stopień gładki ROYAL 100x37x7 - czekolada</text:p>
          </table:table-cell>
        </table:table-row>
        <table:table-row table:style-name="ro2">
          <table:table-cell office:value-type="float" office:value="18770">
            <text:p>18770</text:p>
          </table:table-cell>
          <table:table-cell office:value-type="string">
            <text:p>Stopień gładki ROYAL 100x37x7 - frappe</text:p>
          </table:table-cell>
        </table:table-row>
        <table:table-row table:style-name="ro1">
          <table:table-cell office:value-type="float" office:value="18771">
            <text:p>18771</text:p>
          </table:table-cell>
          <table:table-cell office:value-type="string">
            <text:p>Stopień gładki ROYAL 100x37x7 - marago</text:p>
          </table:table-cell>
        </table:table-row>
        <table:table-row table:style-name="ro2">
          <table:table-cell office:value-type="float" office:value="18772">
            <text:p>18772</text:p>
          </table:table-cell>
          <table:table-cell office:value-type="string">
            <text:p>Stopień gładki ROYAL 100x37x7 - mocca</text:p>
          </table:table-cell>
        </table:table-row>
        <table:table-row table:style-name="ro1">
          <table:table-cell office:value-type="float" office:value="18773">
            <text:p>18773</text:p>
          </table:table-cell>
          <table:table-cell office:value-type="string">
            <text:p>Stopień gładki ROYAL 100x37x7 - szary</text:p>
          </table:table-cell>
        </table:table-row>
        <table:table-row table:style-name="ro1">
          <table:table-cell office:value-type="float" office:value="18774">
            <text:p>18774</text:p>
          </table:table-cell>
          <table:table-cell office:value-type="string">
            <text:p>Stopień gładki ROYAL 100x37x7 - toffi</text:p>
          </table:table-cell>
        </table:table-row>
        <table:table-row table:style-name="ro1">
          <table:table-cell office:value-type="float" office:value="18775">
            <text:p>18775</text:p>
          </table:table-cell>
          <table:table-cell office:value-type="string">
            <text:p>Stopień gładki ROYAL 100x37x7 - grafitowy</text:p>
          </table:table-cell>
        </table:table-row>
        <table:table-row table:style-name="ro1">
          <table:table-cell office:value-type="float" office:value="18778">
            <text:p>18778</text:p>
          </table:table-cell>
          <table:table-cell office:value-type="string">
            <text:p>Stopień strukturalny ROYAL 120x35x15 - biały_k</text:p>
          </table:table-cell>
        </table:table-row>
        <table:table-row table:style-name="ro2">
          <table:table-cell office:value-type="float" office:value="18779">
            <text:p>18779</text:p>
          </table:table-cell>
          <table:table-cell office:value-type="string">
            <text:p>Stopień strukturalny ROYAL 120x35x15 - cappuciono</text:p>
          </table:table-cell>
        </table:table-row>
        <table:table-row table:style-name="ro1">
          <table:table-cell office:value-type="float" office:value="18780">
            <text:p>18780</text:p>
          </table:table-cell>
          <table:table-cell office:value-type="string">
            <text:p>Stopień strukturalny ROYAL 120x35x15 - czekolada</text:p>
          </table:table-cell>
        </table:table-row>
        <table:table-row table:style-name="ro2">
          <table:table-cell office:value-type="float" office:value="18781">
            <text:p>18781</text:p>
          </table:table-cell>
          <table:table-cell office:value-type="string">
            <text:p>Stopień strukturalny ROYAL 120x35x15 - frappe</text:p>
          </table:table-cell>
        </table:table-row>
        <table:table-row table:style-name="ro1">
          <table:table-cell office:value-type="float" office:value="18782">
            <text:p>18782</text:p>
          </table:table-cell>
          <table:table-cell office:value-type="string">
            <text:p>Stopień strukturalny ROYAL 120x35x15 - marago</text:p>
          </table:table-cell>
        </table:table-row>
        <table:table-row table:style-name="ro2">
          <table:table-cell office:value-type="float" office:value="18783">
            <text:p>18783</text:p>
          </table:table-cell>
          <table:table-cell office:value-type="string">
            <text:p>Stopień strukturalny ROYAL 120x35x15 - mocca</text:p>
          </table:table-cell>
        </table:table-row>
        <table:table-row table:style-name="ro2">
          <table:table-cell office:value-type="float" office:value="18784">
            <text:p>18784</text:p>
          </table:table-cell>
          <table:table-cell office:value-type="string">
            <text:p>Stopień strukturalny ROYAL 120x35x15 - romano</text:p>
          </table:table-cell>
        </table:table-row>
        <table:table-row table:style-name="ro1">
          <table:table-cell office:value-type="float" office:value="18785">
            <text:p>18785</text:p>
          </table:table-cell>
          <table:table-cell office:value-type="string">
            <text:p>Stopień strukturalny ROYAL 120x35x15 - toffi</text:p>
          </table:table-cell>
        </table:table-row>
        <table:table-row table:style-name="ro1">
          <table:table-cell office:value-type="float" office:value="18786">
            <text:p>18786</text:p>
          </table:table-cell>
          <table:table-cell office:value-type="string">
            <text:p>Stopień strukturalny ROYAL 120x35x15 - grafitowy</text:p>
          </table:table-cell>
        </table:table-row>
        <table:table-row table:style-name="ro2">
          <table:table-cell office:value-type="float" office:value="18833">
            <text:p>18833</text:p>
          </table:table-cell>
          <table:table-cell office:value-type="string">
            <text:p>Okapnik 2-stronnie łupany 100x31x7 - biały forte łupany</text:p>
          </table:table-cell>
        </table:table-row>
        <table:table-row table:style-name="ro2">
          <table:table-cell office:value-type="float" office:value="18834">
            <text:p>18834</text:p>
          </table:table-cell>
          <table:table-cell office:value-type="string">
            <text:p>Okapnik 2-stronnie łupany 100x31x7 - biały łupany_k</text:p>
          </table:table-cell>
        </table:table-row>
        <table:table-row table:style-name="ro2">
          <table:table-cell office:value-type="float" office:value="18835">
            <text:p>18835</text:p>
          </table:table-cell>
          <table:table-cell office:value-type="string">
            <text:p>Okapnik 2-stronnie łupany 100x31x7 - czekolada łupany_k</text:p>
          </table:table-cell>
        </table:table-row>
        <table:table-row table:style-name="ro2">
          <table:table-cell office:value-type="float" office:value="18836">
            <text:p>18836</text:p>
          </table:table-cell>
          <table:table-cell office:value-type="string">
            <text:p>Okapnik 2-stronnie łupany 100x31x7 - grafit łupany_k</text:p>
          </table:table-cell>
        </table:table-row>
        <table:table-row table:style-name="ro2">
          <table:table-cell office:value-type="float" office:value="18837">
            <text:p>18837</text:p>
          </table:table-cell>
          <table:table-cell office:value-type="string">
            <text:p>Okapnik 2-stronnie łupany 100x31x7 - lungo łupany_k</text:p>
          </table:table-cell>
        </table:table-row>
        <table:table-row table:style-name="ro2">
          <table:table-cell office:value-type="float" office:value="18838">
            <text:p>18838</text:p>
          </table:table-cell>
          <table:table-cell office:value-type="string">
            <text:p>Okapnik 2-stronnie łupany 100x31x7 - marago łupany_k</text:p>
          </table:table-cell>
        </table:table-row>
        <table:table-row table:style-name="ro2">
          <table:table-cell office:value-type="float" office:value="18839">
            <text:p>18839</text:p>
          </table:table-cell>
          <table:table-cell office:value-type="string">
            <text:p>Okapnik 2-stronnie łupany 100x31x7 - mocca łupany_k</text:p>
          </table:table-cell>
        </table:table-row>
        <table:table-row table:style-name="ro2">
          <table:table-cell office:value-type="float" office:value="18840">
            <text:p>18840</text:p>
          </table:table-cell>
          <table:table-cell office:value-type="string">
            <text:p>Okapnik 2-stronnie łupany 100x31x7 - cappucino łupany</text:p>
          </table:table-cell>
        </table:table-row>
        <table:table-row table:style-name="ro2">
          <table:table-cell office:value-type="float" office:value="18841">
            <text:p>18841</text:p>
          </table:table-cell>
          <table:table-cell office:value-type="string">
            <text:p>Okapnik 2-stronnie łupany 100x31x7 - toffi łupany_k</text:p>
          </table:table-cell>
        </table:table-row>
        <table:table-row table:style-name="ro2">
          <table:table-cell office:value-type="float" office:value="18842">
            <text:p>18842</text:p>
          </table:table-cell>
          <table:table-cell office:value-type="string">
            <text:p>Okapnik 2-stronnie łupany 100x31x7 - wanilia łupany_k</text:p>
          </table:table-cell>
        </table:table-row>
        <table:table-row table:style-name="ro2">
          <table:table-cell office:value-type="float" office:value="18843">
            <text:p>18843</text:p>
          </table:table-cell>
          <table:table-cell office:value-type="string">
            <text:p>Okapnik 4-stronnie łupany 46x31x7 - biały forte łupany</text:p>
          </table:table-cell>
        </table:table-row>
        <table:table-row table:style-name="ro2">
          <table:table-cell office:value-type="float" office:value="18844">
            <text:p>18844</text:p>
          </table:table-cell>
          <table:table-cell office:value-type="string">
            <text:p>Okapnik 4-stronnie łupany 46x31x7 - biały łupany_k</text:p>
          </table:table-cell>
        </table:table-row>
        <table:table-row table:style-name="ro2">
          <table:table-cell office:value-type="float" office:value="18845">
            <text:p>18845</text:p>
          </table:table-cell>
          <table:table-cell office:value-type="string">
            <text:p>Okapnik 4-stronnie łupany 46x31x7 - czekolada łupany_k</text:p>
          </table:table-cell>
        </table:table-row>
        <table:table-row table:style-name="ro2">
          <table:table-cell office:value-type="float" office:value="18846">
            <text:p>18846</text:p>
          </table:table-cell>
          <table:table-cell office:value-type="string">
            <text:p>Okapnik 4-stronnie łupany 46x31x7 - grafit łupany_k</text:p>
          </table:table-cell>
        </table:table-row>
        <table:table-row table:style-name="ro2">
          <table:table-cell office:value-type="float" office:value="18847">
            <text:p>18847</text:p>
          </table:table-cell>
          <table:table-cell office:value-type="string">
            <text:p>Okapnik 4-stronnie łupany 46x31x7 - lungo łupany_k</text:p>
          </table:table-cell>
        </table:table-row>
        <table:table-row table:style-name="ro2">
          <table:table-cell office:value-type="float" office:value="18848">
            <text:p>18848</text:p>
          </table:table-cell>
          <table:table-cell office:value-type="string">
            <text:p>Okapnik 4-stronnie łupany 46x31x7 - marago łupany_k</text:p>
          </table:table-cell>
        </table:table-row>
        <table:table-row table:style-name="ro2">
          <table:table-cell office:value-type="float" office:value="18849">
            <text:p>18849</text:p>
          </table:table-cell>
          <table:table-cell office:value-type="string">
            <text:p>Okapnik 4-stronnie łupany 46x31x7 - mocca łupany_k</text:p>
          </table:table-cell>
        </table:table-row>
        <table:table-row table:style-name="ro2">
          <table:table-cell office:value-type="float" office:value="18850">
            <text:p>18850</text:p>
          </table:table-cell>
          <table:table-cell office:value-type="string">
            <text:p>Okapnik 4-stronnie łupany 46x31x7 - frappe łupane</text:p>
          </table:table-cell>
        </table:table-row>
        <table:table-row table:style-name="ro2">
          <table:table-cell office:value-type="float" office:value="18851">
            <text:p>18851</text:p>
          </table:table-cell>
          <table:table-cell office:value-type="string">
            <text:p>Okapnik 4-stronnie łupany 46x31x7 - toffi łupany_k</text:p>
          </table:table-cell>
        </table:table-row>
        <table:table-row table:style-name="ro2">
          <table:table-cell office:value-type="float" office:value="18852">
            <text:p>18852</text:p>
          </table:table-cell>
          <table:table-cell office:value-type="string">
            <text:p>Okapnik 4-stronnie łupany 46x31x7 - wanilia łupany_k</text:p>
          </table:table-cell>
        </table:table-row>
        <table:table-row table:style-name="ro2">
          <table:table-cell office:value-type="float" office:value="18853">
            <text:p>18853</text:p>
          </table:table-cell>
          <table:table-cell office:value-type="string">
            <text:p>Okapnik 4-stronnie łupany 84x23x7 - biały forte łupany</text:p>
          </table:table-cell>
        </table:table-row>
        <table:table-row table:style-name="ro2">
          <table:table-cell office:value-type="float" office:value="18854">
            <text:p>18854</text:p>
          </table:table-cell>
          <table:table-cell office:value-type="string">
            <text:p>Okapnik 4-stronnie łupany 84x23x7 - biały łupany_k</text:p>
          </table:table-cell>
        </table:table-row>
        <table:table-row table:style-name="ro2">
          <table:table-cell office:value-type="float" office:value="18855">
            <text:p>18855</text:p>
          </table:table-cell>
          <table:table-cell office:value-type="string">
            <text:p>Okapnik 4-stronnie łupany 84x23x7 - czekolada łupany_k</text:p>
          </table:table-cell>
        </table:table-row>
        <table:table-row table:style-name="ro2">
          <table:table-cell office:value-type="float" office:value="18856">
            <text:p>18856</text:p>
          </table:table-cell>
          <table:table-cell office:value-type="string">
            <text:p>Okapnik 4-stronnie łupany 84x23x7 - grafit łupany_k</text:p>
          </table:table-cell>
        </table:table-row>
        <table:table-row table:style-name="ro2">
          <table:table-cell office:value-type="float" office:value="18857">
            <text:p>18857</text:p>
          </table:table-cell>
          <table:table-cell office:value-type="string">
            <text:p>Okapnik 4-stronnie łupany 84x23x7 - lungo łupany_k</text:p>
          </table:table-cell>
        </table:table-row>
        <table:table-row table:style-name="ro2">
          <table:table-cell office:value-type="float" office:value="18858">
            <text:p>18858</text:p>
          </table:table-cell>
          <table:table-cell office:value-type="string">
            <text:p>Okapnik 4-stronnie łupany 84x23x7 - marago łupany_k</text:p>
          </table:table-cell>
        </table:table-row>
        <table:table-row table:style-name="ro2">
          <table:table-cell office:value-type="float" office:value="18859">
            <text:p>18859</text:p>
          </table:table-cell>
          <table:table-cell office:value-type="string">
            <text:p>Okapnik 4-stronnie łupany 84x23x7 - mocca łupany_k</text:p>
          </table:table-cell>
        </table:table-row>
        <table:table-row table:style-name="ro2">
          <table:table-cell office:value-type="float" office:value="18861">
            <text:p>18861</text:p>
          </table:table-cell>
          <table:table-cell office:value-type="string">
            <text:p>Okapnik 4-stronnie łupany 84x23x7 - toffi łupany_k</text:p>
          </table:table-cell>
        </table:table-row>
        <table:table-row table:style-name="ro2">
          <table:table-cell office:value-type="float" office:value="18863">
            <text:p>18863</text:p>
          </table:table-cell>
          <table:table-cell office:value-type="string">
            <text:p>Okapnik 4-stronnie łupany 84x31x7 - biały forte łupany</text:p>
          </table:table-cell>
        </table:table-row>
        <table:table-row table:style-name="ro2">
          <table:table-cell office:value-type="float" office:value="18864">
            <text:p>18864</text:p>
          </table:table-cell>
          <table:table-cell office:value-type="string">
            <text:p>Okapnik 4-stronnie łupany 84x31x7 - biały łupany_k</text:p>
          </table:table-cell>
        </table:table-row>
        <table:table-row table:style-name="ro2">
          <table:table-cell office:value-type="float" office:value="18865">
            <text:p>18865</text:p>
          </table:table-cell>
          <table:table-cell office:value-type="string">
            <text:p>Okapnik 4-stronnie łupany 84x31x7 - czekolada łupany_k</text:p>
          </table:table-cell>
        </table:table-row>
        <table:table-row table:style-name="ro2">
          <table:table-cell office:value-type="float" office:value="18866">
            <text:p>18866</text:p>
          </table:table-cell>
          <table:table-cell office:value-type="string">
            <text:p>Okapnik 4-stronnie łupany 84x31x7 - grafit łupany_k</text:p>
          </table:table-cell>
        </table:table-row>
        <table:table-row table:style-name="ro2">
          <table:table-cell office:value-type="float" office:value="18867">
            <text:p>18867</text:p>
          </table:table-cell>
          <table:table-cell office:value-type="string">
            <text:p>Okapnik 4-stronnie łupany 84x31x7 - lungo łupany_k</text:p>
          </table:table-cell>
        </table:table-row>
        <table:table-row table:style-name="ro2">
          <table:table-cell office:value-type="float" office:value="18868">
            <text:p>18868</text:p>
          </table:table-cell>
          <table:table-cell office:value-type="string">
            <text:p>Okapnik 4-stronnie łupany 84x31x7 - marago łupany_k</text:p>
          </table:table-cell>
        </table:table-row>
        <table:table-row table:style-name="ro2">
          <table:table-cell office:value-type="float" office:value="18869">
            <text:p>18869</text:p>
          </table:table-cell>
          <table:table-cell office:value-type="string">
            <text:p>Okapnik 4-stronnie łupany 84x31x7 - mocca łupany_k</text:p>
          </table:table-cell>
        </table:table-row>
        <table:table-row table:style-name="ro2">
          <table:table-cell office:value-type="float" office:value="18870">
            <text:p>18870</text:p>
          </table:table-cell>
          <table:table-cell office:value-type="string">
            <text:p>Okapnik 4-stronnie łupany 84x31x7 - latte łamany</text:p>
          </table:table-cell>
        </table:table-row>
        <table:table-row table:style-name="ro2">
          <table:table-cell office:value-type="float" office:value="18871">
            <text:p>18871</text:p>
          </table:table-cell>
          <table:table-cell office:value-type="string">
            <text:p>Okapnik 4-stronnie łupany 84x31x7 - toffi łupany_k</text:p>
          </table:table-cell>
        </table:table-row>
        <table:table-row table:style-name="ro2">
          <table:table-cell office:value-type="float" office:value="18872">
            <text:p>18872</text:p>
          </table:table-cell>
          <table:table-cell office:value-type="string">
            <text:p>Okapnik 4-stronnie łupany 84x31x7 - wanilia łupany_k</text:p>
          </table:table-cell>
        </table:table-row>
        <table:table-row table:style-name="ro2">
          <table:table-cell office:value-type="float" office:value="18873">
            <text:p>18873</text:p>
          </table:table-cell>
          <table:table-cell office:value-type="string">
            <text:p>Okapnik 2-stronnie łupany 98x46x7 - biały forte łupany</text:p>
          </table:table-cell>
        </table:table-row>
        <table:table-row table:style-name="ro2">
          <table:table-cell office:value-type="float" office:value="18874">
            <text:p>18874</text:p>
          </table:table-cell>
          <table:table-cell office:value-type="string">
            <text:p>Okapnik 2-stronnie łupany 98x46x7 - biały łupany_k</text:p>
          </table:table-cell>
        </table:table-row>
        <table:table-row table:style-name="ro2">
          <table:table-cell office:value-type="float" office:value="18875">
            <text:p>18875</text:p>
          </table:table-cell>
          <table:table-cell office:value-type="string">
            <text:p>Okapnik 2-stronnie łupany 98x46x7 - czekolada łupany_k</text:p>
          </table:table-cell>
        </table:table-row>
        <table:table-row table:style-name="ro2">
          <table:table-cell office:value-type="float" office:value="18876">
            <text:p>18876</text:p>
          </table:table-cell>
          <table:table-cell office:value-type="string">
            <text:p>Okapnik 2-stronnie łupany 98x46x7 - grafit łupany_k</text:p>
          </table:table-cell>
        </table:table-row>
        <table:table-row table:style-name="ro2">
          <table:table-cell office:value-type="float" office:value="18877">
            <text:p>18877</text:p>
          </table:table-cell>
          <table:table-cell office:value-type="string">
            <text:p>Okapnik 2-stronnie łupany 98x46x7 - lungo łupany_k</text:p>
          </table:table-cell>
        </table:table-row>
        <table:table-row table:style-name="ro2">
          <table:table-cell office:value-type="float" office:value="18878">
            <text:p>18878</text:p>
          </table:table-cell>
          <table:table-cell office:value-type="string">
            <text:p>Okapnik 2-stronnie łupany 98x46x7 - marago łupany_k</text:p>
          </table:table-cell>
        </table:table-row>
        <table:table-row table:style-name="ro2">
          <table:table-cell office:value-type="float" office:value="18879">
            <text:p>18879</text:p>
          </table:table-cell>
          <table:table-cell office:value-type="string">
            <text:p>Okapnik 2-stronnie łupany 98x46x7 - mocca łupany_k</text:p>
          </table:table-cell>
        </table:table-row>
        <table:table-row table:style-name="ro2">
          <table:table-cell office:value-type="float" office:value="18880">
            <text:p>18880</text:p>
          </table:table-cell>
          <table:table-cell office:value-type="string">
            <text:p>Okapnik 2-stronnie łupany 98x46x7 - latte łamany</text:p>
          </table:table-cell>
        </table:table-row>
        <table:table-row table:style-name="ro2">
          <table:table-cell office:value-type="float" office:value="18881">
            <text:p>18881</text:p>
          </table:table-cell>
          <table:table-cell office:value-type="string">
            <text:p>Okapnik 2-stronnie łupany 98x46x7 - toffi łupany_k</text:p>
          </table:table-cell>
        </table:table-row>
        <table:table-row table:style-name="ro2">
          <table:table-cell office:value-type="float" office:value="18882">
            <text:p>18882</text:p>
          </table:table-cell>
          <table:table-cell office:value-type="string">
            <text:p>Okapnik 2-stronnie łupany 98x46x7 - wanilia łupany_k</text:p>
          </table:table-cell>
        </table:table-row>
        <table:table-row table:style-name="ro2">
          <table:table-cell office:value-type="float" office:value="18884">
            <text:p>18884</text:p>
          </table:table-cell>
          <table:table-cell office:value-type="string">
            <text:p>Okapnik 2-stronnie łupany 98x23x7 - biały forte łupany</text:p>
          </table:table-cell>
        </table:table-row>
        <table:table-row table:style-name="ro2">
          <table:table-cell office:value-type="float" office:value="18885">
            <text:p>18885</text:p>
          </table:table-cell>
          <table:table-cell office:value-type="string">
            <text:p>Okapnik 2-stronnie łupany 98x23x7 - biały łupany_k</text:p>
          </table:table-cell>
        </table:table-row>
        <table:table-row table:style-name="ro2">
          <table:table-cell office:value-type="float" office:value="18886">
            <text:p>18886</text:p>
          </table:table-cell>
          <table:table-cell office:value-type="string">
            <text:p>Okapnik 2-stronnie łupany 98x23x7 - czekolada łupany_k</text:p>
          </table:table-cell>
        </table:table-row>
        <table:table-row table:style-name="ro2">
          <table:table-cell office:value-type="float" office:value="18887">
            <text:p>18887</text:p>
          </table:table-cell>
          <table:table-cell office:value-type="string">
            <text:p>Okapnik 2-stronnie łupany 98x23x7 - grafit łupany_k</text:p>
          </table:table-cell>
        </table:table-row>
        <table:table-row table:style-name="ro2">
          <table:table-cell office:value-type="float" office:value="18888">
            <text:p>18888</text:p>
          </table:table-cell>
          <table:table-cell office:value-type="string">
            <text:p>Okapnik 2-stronnie łupany 98x23x7 - lungo łupany_k</text:p>
          </table:table-cell>
        </table:table-row>
        <table:table-row table:style-name="ro2">
          <table:table-cell office:value-type="float" office:value="18889">
            <text:p>18889</text:p>
          </table:table-cell>
          <table:table-cell office:value-type="string">
            <text:p>Okapnik 2-stronnie łupany 98x23x7 - marago łupany_k</text:p>
          </table:table-cell>
        </table:table-row>
        <table:table-row table:style-name="ro2">
          <table:table-cell office:value-type="float" office:value="18890">
            <text:p>18890</text:p>
          </table:table-cell>
          <table:table-cell office:value-type="string">
            <text:p>Okapnik 2-stronnie łupany 98x23x7 - mocca łupany_k</text:p>
          </table:table-cell>
        </table:table-row>
        <table:table-row table:style-name="ro2">
          <table:table-cell office:value-type="float" office:value="18891">
            <text:p>18891</text:p>
          </table:table-cell>
          <table:table-cell office:value-type="string">
            <text:p>Okapnik 2-stronnie łupany 98x23x7 - fredo łupany</text:p>
          </table:table-cell>
        </table:table-row>
        <table:table-row table:style-name="ro2">
          <table:table-cell office:value-type="float" office:value="18892">
            <text:p>18892</text:p>
          </table:table-cell>
          <table:table-cell office:value-type="string">
            <text:p>Okapnik 2-stronnie łupany 98x23x7 - toffi łupany_k</text:p>
          </table:table-cell>
        </table:table-row>
        <table:table-row table:style-name="ro2">
          <table:table-cell office:value-type="float" office:value="18893">
            <text:p>18893</text:p>
          </table:table-cell>
          <table:table-cell office:value-type="string">
            <text:p>Okapnik 2-stronnie łupany 98x23x7 - wanilia łupany_k</text:p>
          </table:table-cell>
        </table:table-row>
        <table:table-row table:style-name="ro2">
          <table:table-cell office:value-type="float" office:value="18894">
            <text:p>18894</text:p>
          </table:table-cell>
          <table:table-cell office:value-type="string">
            <text:p>Okapnik 4-stronnie łupany 84x46x7 - biały forte łupany</text:p>
          </table:table-cell>
        </table:table-row>
        <table:table-row table:style-name="ro2">
          <table:table-cell office:value-type="float" office:value="18895">
            <text:p>18895</text:p>
          </table:table-cell>
          <table:table-cell office:value-type="string">
            <text:p>Okapnik 4-stronnie łupany 84x46x7 - biały łupany_k</text:p>
          </table:table-cell>
        </table:table-row>
        <table:table-row table:style-name="ro2">
          <table:table-cell office:value-type="float" office:value="18896">
            <text:p>18896</text:p>
          </table:table-cell>
          <table:table-cell office:value-type="string">
            <text:p>Okapnik 4-stronnie łupany 84x46x7 - czekolada łupany_k</text:p>
          </table:table-cell>
        </table:table-row>
        <table:table-row table:style-name="ro2">
          <table:table-cell office:value-type="float" office:value="18897">
            <text:p>18897</text:p>
          </table:table-cell>
          <table:table-cell office:value-type="string">
            <text:p>Okapnik 4-stronnie łupany 84x46x7 - grafit łupany_k</text:p>
          </table:table-cell>
        </table:table-row>
        <table:table-row table:style-name="ro2">
          <table:table-cell office:value-type="float" office:value="18898">
            <text:p>18898</text:p>
          </table:table-cell>
          <table:table-cell office:value-type="string">
            <text:p>Okapnik 4-stronnie łupany 84x46x7 - lungo łupany_k</text:p>
          </table:table-cell>
        </table:table-row>
        <table:table-row table:style-name="ro2">
          <table:table-cell office:value-type="float" office:value="18899">
            <text:p>18899</text:p>
          </table:table-cell>
          <table:table-cell office:value-type="string">
            <text:p>Okapnik 4-stronnie łupany 84x46x7 - marago łupany_k</text:p>
          </table:table-cell>
        </table:table-row>
        <table:table-row table:style-name="ro2">
          <table:table-cell office:value-type="float" office:value="18900">
            <text:p>18900</text:p>
          </table:table-cell>
          <table:table-cell office:value-type="string">
            <text:p>Okapnik 4-stronnie łupany 84x46x7 - mocca łupany_k</text:p>
          </table:table-cell>
        </table:table-row>
        <table:table-row table:style-name="ro2">
          <table:table-cell office:value-type="float" office:value="18901">
            <text:p>18901</text:p>
          </table:table-cell>
          <table:table-cell office:value-type="string">
            <text:p>Okapnik 4-stronnie łupany 84x46x7 - frappe łupane</text:p>
          </table:table-cell>
        </table:table-row>
        <table:table-row table:style-name="ro2">
          <table:table-cell office:value-type="float" office:value="18902">
            <text:p>18902</text:p>
          </table:table-cell>
          <table:table-cell office:value-type="string">
            <text:p>Okapnik 4-stronnie łupany 84x46x7 - toffi łupany_k</text:p>
          </table:table-cell>
        </table:table-row>
        <table:table-row table:style-name="ro2">
          <table:table-cell office:value-type="float" office:value="18903">
            <text:p>18903</text:p>
          </table:table-cell>
          <table:table-cell office:value-type="string">
            <text:p>Okapnik 4-stronnie łupany 84x46x7 - wanilia łupany_k</text:p>
          </table:table-cell>
        </table:table-row>
        <table:table-row table:style-name="ro1">
          <table:table-cell office:value-type="float" office:value="18933">
            <text:p>18933</text:p>
          </table:table-cell>
          <table:table-cell office:value-type="string">
            <text:p>DESKA NATURO STRUKTURA - deska stalowy</text:p>
          </table:table-cell>
        </table:table-row>
        <table:table-row table:style-name="ro1">
          <table:table-cell office:value-type="float" office:value="18934">
            <text:p>18934</text:p>
          </table:table-cell>
          <table:table-cell office:value-type="string">
            <text:p>DESKA NATURO STRUKTURA - deska biały</text:p>
          </table:table-cell>
        </table:table-row>
        <table:table-row table:style-name="ro1">
          <table:table-cell office:value-type="float" office:value="18943">
            <text:p>18943</text:p>
          </table:table-cell>
          <table:table-cell office:value-type="string">
            <text:p>SANIDA - gładka, deska czekolada</text:p>
          </table:table-cell>
        </table:table-row>
        <table:table-row table:style-name="ro1">
          <table:table-cell office:value-type="float" office:value="18944">
            <text:p>18944</text:p>
          </table:table-cell>
          <table:table-cell office:value-type="string">
            <text:p>SANIDA - gładka, deska marago</text:p>
          </table:table-cell>
        </table:table-row>
        <table:table-row table:style-name="ro2">
          <table:table-cell office:value-type="float" office:value="18945">
            <text:p>18945</text:p>
          </table:table-cell>
          <table:table-cell office:value-type="string">
            <text:p>SANIDA - gładka, deska mocca</text:p>
          </table:table-cell>
        </table:table-row>
        <table:table-row table:style-name="ro1">
          <table:table-cell office:value-type="float" office:value="18946">
            <text:p>18946</text:p>
          </table:table-cell>
          <table:table-cell office:value-type="string">
            <text:p>SANIDA - gładka, deska toffi</text:p>
          </table:table-cell>
        </table:table-row>
        <table:table-row table:style-name="ro1">
          <table:table-cell office:value-type="float" office:value="18947">
            <text:p>18947</text:p>
          </table:table-cell>
          <table:table-cell office:value-type="string">
            <text:p>SANIDA - Pro_Tech, deska toffi</text:p>
          </table:table-cell>
        </table:table-row>
        <table:table-row table:style-name="ro2">
          <table:table-cell office:value-type="float" office:value="18948">
            <text:p>18948</text:p>
          </table:table-cell>
          <table:table-cell office:value-type="string">
            <text:p>SANIDA - Pro_Tech, deska mocca</text:p>
          </table:table-cell>
        </table:table-row>
        <table:table-row table:style-name="ro1">
          <table:table-cell office:value-type="float" office:value="18949">
            <text:p>18949</text:p>
          </table:table-cell>
          <table:table-cell office:value-type="string">
            <text:p>SANIDA - Pro_Tech, deska marago</text:p>
          </table:table-cell>
        </table:table-row>
        <table:table-row table:style-name="ro1">
          <table:table-cell office:value-type="float" office:value="18950">
            <text:p>18950</text:p>
          </table:table-cell>
          <table:table-cell office:value-type="string">
            <text:p>SANIDA - Pro_Tech, deska czekolada</text:p>
          </table:table-cell>
        </table:table-row>
        <table:table-row table:style-name="ro1">
          <table:table-cell office:value-type="float" office:value="18954">
            <text:p>18954</text:p>
          </table:table-cell>
          <table:table-cell office:value-type="string">
            <text:p>Daszek SLIM 3D - biały_k</text:p>
          </table:table-cell>
        </table:table-row>
        <table:table-row table:style-name="ro2">
          <table:table-cell office:value-type="float" office:value="18955">
            <text:p>18955</text:p>
          </table:table-cell>
          <table:table-cell office:value-type="string">
            <text:p>Daszek SLIM 3D - frappe</text:p>
          </table:table-cell>
        </table:table-row>
        <table:table-row table:style-name="ro1">
          <table:table-cell office:value-type="float" office:value="18956">
            <text:p>18956</text:p>
          </table:table-cell>
          <table:table-cell office:value-type="string">
            <text:p>Daszek SLIM 3D - marago</text:p>
          </table:table-cell>
        </table:table-row>
        <table:table-row table:style-name="ro1">
          <table:table-cell office:value-type="float" office:value="18957">
            <text:p>18957</text:p>
          </table:table-cell>
          <table:table-cell office:value-type="string">
            <text:p>Daszek SLIM 3D - grafitowy</text:p>
          </table:table-cell>
        </table:table-row>
        <table:table-row table:style-name="ro1">
          <table:table-cell office:value-type="float" office:value="18960">
            <text:p>18960</text:p>
          </table:table-cell>
          <table:table-cell office:value-type="string">
            <text:p>Ogrodzenie SLIM 3D - biały_k</text:p>
          </table:table-cell>
        </table:table-row>
        <table:table-row table:style-name="ro2">
          <table:table-cell office:value-type="float" office:value="18961">
            <text:p>18961</text:p>
          </table:table-cell>
          <table:table-cell office:value-type="string">
            <text:p>Ogrodzenie SLIM 3D - frappe</text:p>
          </table:table-cell>
        </table:table-row>
        <table:table-row table:style-name="ro1">
          <table:table-cell office:value-type="float" office:value="18962">
            <text:p>18962</text:p>
          </table:table-cell>
          <table:table-cell office:value-type="string">
            <text:p>Ogrodzenie SLIM 3D - marago</text:p>
          </table:table-cell>
        </table:table-row>
        <table:table-row table:style-name="ro1">
          <table:table-cell office:value-type="float" office:value="18963">
            <text:p>18963</text:p>
          </table:table-cell>
          <table:table-cell office:value-type="string">
            <text:p>Ogrodzenie SLIM 3D - grafitowy</text:p>
          </table:table-cell>
        </table:table-row>
        <table:table-row table:style-name="ro1">
          <table:table-cell office:value-type="float" office:value="18971">
            <text:p>18971</text:p>
          </table:table-cell>
          <table:table-cell office:value-type="string">
            <text:p>Daszek gładki ROYAL SLIM 60x25x12 - biały_k</text:p>
          </table:table-cell>
        </table:table-row>
        <table:table-row table:style-name="ro2">
          <table:table-cell office:value-type="float" office:value="18972">
            <text:p>18972</text:p>
          </table:table-cell>
          <table:table-cell office:value-type="string">
            <text:p>Daszek gładki ROYAL SLIM 60x25x12 - cappuciono</text:p>
          </table:table-cell>
        </table:table-row>
        <table:table-row table:style-name="ro1">
          <table:table-cell office:value-type="float" office:value="18973">
            <text:p>18973</text:p>
          </table:table-cell>
          <table:table-cell office:value-type="string">
            <text:p>Daszek gładki ROYAL SLIM 60x25x12 - czekolada</text:p>
          </table:table-cell>
        </table:table-row>
        <table:table-row table:style-name="ro1">
          <table:table-cell office:value-type="float" office:value="18974">
            <text:p>18974</text:p>
          </table:table-cell>
          <table:table-cell office:value-type="string">
            <text:p>Daszek gładki ROYAL SLIM 60x25x12 - espresso</text:p>
          </table:table-cell>
        </table:table-row>
        <table:table-row table:style-name="ro2">
          <table:table-cell office:value-type="float" office:value="18975">
            <text:p>18975</text:p>
          </table:table-cell>
          <table:table-cell office:value-type="string">
            <text:p>Daszek gładki ROYAL SLIM 60x25x12 - frappe</text:p>
          </table:table-cell>
        </table:table-row>
        <table:table-row table:style-name="ro1">
          <table:table-cell office:value-type="float" office:value="18976">
            <text:p>18976</text:p>
          </table:table-cell>
          <table:table-cell office:value-type="string">
            <text:p>Daszek gładki ROYAL SLIM 60x25x12 - latte_k</text:p>
          </table:table-cell>
        </table:table-row>
        <table:table-row table:style-name="ro2">
          <table:table-cell office:value-type="float" office:value="18977">
            <text:p>18977</text:p>
          </table:table-cell>
          <table:table-cell office:value-type="string">
            <text:p>Daszek gładki ROYAL SLIM 60x25x12 - lungo</text:p>
          </table:table-cell>
        </table:table-row>
        <table:table-row table:style-name="ro1">
          <table:table-cell office:value-type="float" office:value="18978">
            <text:p>18978</text:p>
          </table:table-cell>
          <table:table-cell office:value-type="string">
            <text:p>Daszek gładki ROYAL SLIM 60x25x12 - marago</text:p>
          </table:table-cell>
        </table:table-row>
        <table:table-row table:style-name="ro1">
          <table:table-cell office:value-type="float" office:value="18979">
            <text:p>18979</text:p>
          </table:table-cell>
          <table:table-cell office:value-type="string">
            <text:p>Daszek gładki ROYAL SLIM 60x25x12 - marago-a6</text:p>
          </table:table-cell>
        </table:table-row>
        <table:table-row table:style-name="ro2">
          <table:table-cell office:value-type="float" office:value="18980">
            <text:p>18980</text:p>
          </table:table-cell>
          <table:table-cell office:value-type="string">
            <text:p>Daszek gładki ROYAL SLIM 60x25x12 - mocca</text:p>
          </table:table-cell>
        </table:table-row>
        <table:table-row table:style-name="ro2">
          <table:table-cell office:value-type="float" office:value="18981">
            <text:p>18981</text:p>
          </table:table-cell>
          <table:table-cell office:value-type="string">
            <text:p>Daszek gładki ROYAL SLIM 60x25x12 - romano</text:p>
          </table:table-cell>
        </table:table-row>
        <table:table-row table:style-name="ro1">
          <table:table-cell office:value-type="float" office:value="18982">
            <text:p>18982</text:p>
          </table:table-cell>
          <table:table-cell office:value-type="string">
            <text:p>Daszek gładki ROYAL SLIM 60x25x12 - toffi</text:p>
          </table:table-cell>
        </table:table-row>
        <table:table-row table:style-name="ro1">
          <table:table-cell office:value-type="float" office:value="18983">
            <text:p>18983</text:p>
          </table:table-cell>
          <table:table-cell office:value-type="string">
            <text:p>Daszek gładki ROYAL SLIM 60x25x12 - wanilia</text:p>
          </table:table-cell>
        </table:table-row>
        <table:table-row table:style-name="ro1">
          <table:table-cell office:value-type="float" office:value="18984">
            <text:p>18984</text:p>
          </table:table-cell>
          <table:table-cell office:value-type="string">
            <text:p>Daszek gładki ROYAL SLIM 60x25x12 - grafitowy</text:p>
          </table:table-cell>
        </table:table-row>
        <table:table-row table:style-name="ro2">
          <table:table-cell office:value-type="float" office:value="18987">
            <text:p>18987</text:p>
          </table:table-cell>
          <table:table-cell office:value-type="string">
            <text:p>Ogrodzenie SLIM - cappuciono</text:p>
          </table:table-cell>
        </table:table-row>
        <table:table-row table:style-name="ro1">
          <table:table-cell office:value-type="float" office:value="18988">
            <text:p>18988</text:p>
          </table:table-cell>
          <table:table-cell office:value-type="string">
            <text:p>Ogrodzenie SLIM - czekolada</text:p>
          </table:table-cell>
        </table:table-row>
        <table:table-row table:style-name="ro1">
          <table:table-cell office:value-type="float" office:value="18989">
            <text:p>18989</text:p>
          </table:table-cell>
          <table:table-cell office:value-type="string">
            <text:p>Ogrodzenie SLIM - espresso</text:p>
          </table:table-cell>
        </table:table-row>
        <table:table-row table:style-name="ro2">
          <table:table-cell office:value-type="float" office:value="18990">
            <text:p>18990</text:p>
          </table:table-cell>
          <table:table-cell office:value-type="string">
            <text:p>Ogrodzenie SLIM - frappe</text:p>
          </table:table-cell>
        </table:table-row>
        <table:table-row table:style-name="ro1">
          <table:table-cell office:value-type="float" office:value="18991">
            <text:p>18991</text:p>
          </table:table-cell>
          <table:table-cell office:value-type="string">
            <text:p>Ogrodzenie SLIM - latte_k</text:p>
          </table:table-cell>
        </table:table-row>
        <table:table-row table:style-name="ro2">
          <table:table-cell office:value-type="float" office:value="18992">
            <text:p>18992</text:p>
          </table:table-cell>
          <table:table-cell office:value-type="string">
            <text:p>Ogrodzenie SLIM - lungo</text:p>
          </table:table-cell>
        </table:table-row>
        <table:table-row table:style-name="ro1">
          <table:table-cell office:value-type="float" office:value="18993">
            <text:p>18993</text:p>
          </table:table-cell>
          <table:table-cell office:value-type="string">
            <text:p>Ogrodzenie SLIM - marago</text:p>
          </table:table-cell>
        </table:table-row>
        <table:table-row table:style-name="ro1">
          <table:table-cell office:value-type="float" office:value="18994">
            <text:p>18994</text:p>
          </table:table-cell>
          <table:table-cell office:value-type="string">
            <text:p>Ogrodzenie SLIM - marago-a6</text:p>
          </table:table-cell>
        </table:table-row>
        <table:table-row table:style-name="ro2">
          <table:table-cell office:value-type="float" office:value="18995">
            <text:p>18995</text:p>
          </table:table-cell>
          <table:table-cell office:value-type="string">
            <text:p>Ogrodzenie SLIM - mocca</text:p>
          </table:table-cell>
        </table:table-row>
        <table:table-row table:style-name="ro2">
          <table:table-cell office:value-type="float" office:value="18996">
            <text:p>18996</text:p>
          </table:table-cell>
          <table:table-cell office:value-type="string">
            <text:p>Ogrodzenie SLIM - romano</text:p>
          </table:table-cell>
        </table:table-row>
        <table:table-row table:style-name="ro1">
          <table:table-cell office:value-type="float" office:value="18997">
            <text:p>18997</text:p>
          </table:table-cell>
          <table:table-cell office:value-type="string">
            <text:p>Ogrodzenie SLIM - toffi</text:p>
          </table:table-cell>
        </table:table-row>
        <table:table-row table:style-name="ro1">
          <table:table-cell office:value-type="float" office:value="18998">
            <text:p>18998</text:p>
          </table:table-cell>
          <table:table-cell office:value-type="string">
            <text:p>Ogrodzenie SLIM - wanilia</text:p>
          </table:table-cell>
        </table:table-row>
        <table:table-row table:style-name="ro1">
          <table:table-cell office:value-type="float" office:value="18999">
            <text:p>18999</text:p>
          </table:table-cell>
          <table:table-cell office:value-type="string">
            <text:p>Ogrodzenie SLIM - biały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string">
            <text:p>Ogrodzenie SLIM - grafitowy</text:p>
          </table:table-cell>
        </table:table-row>
        <table:table-row table:style-name="ro2">
          <table:table-cell office:value-type="float" office:value="19008">
            <text:p>19008</text:p>
          </table:table-cell>
          <table:table-cell office:value-type="string">
            <text:p>Bloczek dekoracyjny 32x15x22,5 - mocca łupany_k</text:p>
          </table:table-cell>
        </table:table-row>
        <table:table-row table:style-name="ro1">
          <table:table-cell office:value-type="float" office:value="19018">
            <text:p>19018</text:p>
          </table:table-cell>
          <table:table-cell office:value-type="string">
            <text:p>Bloczek dekoracyjny 19x15x15 - Łupana, biały łupany_k</text:p>
          </table:table-cell>
        </table:table-row>
        <table:table-row table:style-name="ro1">
          <table:table-cell office:value-type="float" office:value="19021">
            <text:p>19021</text:p>
          </table:table-cell>
          <table:table-cell office:value-type="string">
            <text:p>Bloczek dekoracyjny 19x15x15 - Łupana, marago łupany_k</text:p>
          </table:table-cell>
        </table:table-row>
        <table:table-row table:style-name="ro2">
          <table:table-cell office:value-type="float" office:value="19022">
            <text:p>19022</text:p>
          </table:table-cell>
          <table:table-cell office:value-type="string">
            <text:p>Bloczek dekoracyjny 19x15x15 - Łupana, mocca łupany_k</text:p>
          </table:table-cell>
        </table:table-row>
        <table:table-row table:style-name="ro1">
          <table:table-cell office:value-type="float" office:value="19023">
            <text:p>19023</text:p>
          </table:table-cell>
          <table:table-cell office:value-type="string">
            <text:p>Bloczek dekoracyjny 19x15x15 - Łupana, toffi łupany_k</text:p>
          </table:table-cell>
        </table:table-row>
        <table:table-row table:style-name="ro2">
          <table:table-cell office:value-type="float" office:value="19028">
            <text:p>19028</text:p>
          </table:table-cell>
          <table:table-cell office:value-type="string">
            <text:p>Bloczek dekoracyjny 19x15x15 - postarzana, mocca łupany_k</text:p>
          </table:table-cell>
        </table:table-row>
        <table:table-row table:style-name="ro1">
          <table:table-cell office:value-type="float" office:value="19033">
            <text:p>19033</text:p>
          </table:table-cell>
          <table:table-cell office:value-type="string">
            <text:p>Bloczek dekoracyjny 19x13x7,5 - marago łupany_k</text:p>
          </table:table-cell>
        </table:table-row>
        <table:table-row table:style-name="ro2">
          <table:table-cell office:value-type="float" office:value="19034">
            <text:p>19034</text:p>
          </table:table-cell>
          <table:table-cell office:value-type="string">
            <text:p>Bloczek dekoracyjny 19x13x7,5 - mocca łupany_k</text:p>
          </table:table-cell>
        </table:table-row>
        <table:table-row table:style-name="ro1">
          <table:table-cell office:value-type="float" office:value="19043">
            <text:p>19043</text:p>
          </table:table-cell>
          <table:table-cell office:value-type="string">
            <text:p>Bloczek dekoracyjny 19x13x15 - czekolada łupany_k</text:p>
          </table:table-cell>
        </table:table-row>
        <table:table-row table:style-name="ro1">
          <table:table-cell office:value-type="float" office:value="19044">
            <text:p>19044</text:p>
          </table:table-cell>
          <table:table-cell office:value-type="string">
            <text:p>Bloczek dekoracyjny 19x13x15 - grafit łupany_k</text:p>
          </table:table-cell>
        </table:table-row>
        <table:table-row table:style-name="ro1">
          <table:table-cell office:value-type="float" office:value="19045">
            <text:p>19045</text:p>
          </table:table-cell>
          <table:table-cell office:value-type="string">
            <text:p>Bloczek dekoracyjny 19x13x15 - marago łupany_k</text:p>
          </table:table-cell>
        </table:table-row>
        <table:table-row table:style-name="ro2">
          <table:table-cell office:value-type="float" office:value="19046">
            <text:p>19046</text:p>
          </table:table-cell>
          <table:table-cell office:value-type="string">
            <text:p>Bloczek dekoracyjny 19x13x15 - mocca łupany_k</text:p>
          </table:table-cell>
        </table:table-row>
        <table:table-row table:style-name="ro1">
          <table:table-cell office:value-type="float" office:value="19055">
            <text:p>19055</text:p>
          </table:table-cell>
          <table:table-cell office:value-type="string">
            <text:p>Bloczek dekoracyjny 32x13x7,5 - czekolada łupany_k</text:p>
          </table:table-cell>
        </table:table-row>
        <table:table-row table:style-name="ro1">
          <table:table-cell office:value-type="float" office:value="19057">
            <text:p>19057</text:p>
          </table:table-cell>
          <table:table-cell office:value-type="string">
            <text:p>Bloczek dekoracyjny 32x13x7,5 - marago łupany_k</text:p>
          </table:table-cell>
        </table:table-row>
        <table:table-row table:style-name="ro1">
          <table:table-cell office:value-type="float" office:value="19059">
            <text:p>19059</text:p>
          </table:table-cell>
          <table:table-cell office:value-type="string">
            <text:p>Bloczek dekoracyjny 32x13x7,5 - toffi łupany_k</text:p>
          </table:table-cell>
        </table:table-row>
        <table:table-row table:style-name="ro1">
          <table:table-cell office:value-type="float" office:value="19066">
            <text:p>19066</text:p>
          </table:table-cell>
          <table:table-cell office:value-type="string">
            <text:p>Bloczek dekoracyjny 32x13x15 - Łupana, biały łupany_k</text:p>
          </table:table-cell>
        </table:table-row>
        <table:table-row table:style-name="ro1">
          <table:table-cell office:value-type="float" office:value="19067">
            <text:p>19067</text:p>
          </table:table-cell>
          <table:table-cell office:value-type="string">
            <text:p>Bloczek dekoracyjny 32x13x15 - Łupana, czekolada łupany_k</text:p>
          </table:table-cell>
        </table:table-row>
        <table:table-row table:style-name="ro1">
          <table:table-cell office:value-type="float" office:value="19068">
            <text:p>19068</text:p>
          </table:table-cell>
          <table:table-cell office:value-type="string">
            <text:p>Bloczek dekoracyjny 32x13x15 - Łupana, grafit łupany_k</text:p>
          </table:table-cell>
        </table:table-row>
        <table:table-row table:style-name="ro1">
          <table:table-cell office:value-type="float" office:value="19069">
            <text:p>19069</text:p>
          </table:table-cell>
          <table:table-cell office:value-type="string">
            <text:p>Bloczek dekoracyjny 32x13x15 - Łupana, marago łupany_k</text:p>
          </table:table-cell>
        </table:table-row>
        <table:table-row table:style-name="ro2">
          <table:table-cell office:value-type="float" office:value="19070">
            <text:p>19070</text:p>
          </table:table-cell>
          <table:table-cell office:value-type="string">
            <text:p>Bloczek dekoracyjny 32x13x15 - Łupana, mocca łupany_k</text:p>
          </table:table-cell>
        </table:table-row>
        <table:table-row table:style-name="ro1">
          <table:table-cell office:value-type="float" office:value="19071">
            <text:p>19071</text:p>
          </table:table-cell>
          <table:table-cell office:value-type="string">
            <text:p>Bloczek dekoracyjny 32x13x15 - Łupana, toffi łupany_k</text:p>
          </table:table-cell>
        </table:table-row>
        <table:table-row table:style-name="ro2">
          <table:table-cell office:value-type="float" office:value="19076">
            <text:p>19076</text:p>
          </table:table-cell>
          <table:table-cell office:value-type="string">
            <text:p>Bloczek dekoracyjny 32x13x15 - postarzana, mocca łupany_k</text:p>
          </table:table-cell>
        </table:table-row>
        <table:table-row table:style-name="ro1">
          <table:table-cell office:value-type="float" office:value="19081">
            <text:p>19081</text:p>
          </table:table-cell>
          <table:table-cell office:value-type="string">
            <text:p>Bloczek dekoracyjny 19x15x7,5 - marago łupany_k</text:p>
          </table:table-cell>
        </table:table-row>
        <table:table-row table:style-name="ro1">
          <table:table-cell office:value-type="float" office:value="19114">
            <text:p>19114</text:p>
          </table:table-cell>
          <table:table-cell office:value-type="string">
            <text:p>Bloczek dekoracyjny 32x15x15 - Łupana, biały łupany_k</text:p>
          </table:table-cell>
        </table:table-row>
        <table:table-row table:style-name="ro1">
          <table:table-cell office:value-type="float" office:value="19115">
            <text:p>19115</text:p>
          </table:table-cell>
          <table:table-cell office:value-type="string">
            <text:p>Bloczek dekoracyjny 32x15x15 - Łupana, czekolada łupany_k</text:p>
          </table:table-cell>
        </table:table-row>
        <table:table-row table:style-name="ro1">
          <table:table-cell office:value-type="float" office:value="19116">
            <text:p>19116</text:p>
          </table:table-cell>
          <table:table-cell office:value-type="string">
            <text:p>Bloczek dekoracyjny 32x15x15 - Łupana, grafit łupany_k</text:p>
          </table:table-cell>
        </table:table-row>
        <table:table-row table:style-name="ro1">
          <table:table-cell office:value-type="float" office:value="19117">
            <text:p>19117</text:p>
          </table:table-cell>
          <table:table-cell office:value-type="string">
            <text:p>Bloczek dekoracyjny 32x15x15 - Łupana, marago łupany_k</text:p>
          </table:table-cell>
        </table:table-row>
        <table:table-row table:style-name="ro2">
          <table:table-cell office:value-type="float" office:value="19118">
            <text:p>19118</text:p>
          </table:table-cell>
          <table:table-cell office:value-type="string">
            <text:p>Bloczek dekoracyjny 32x15x15 - Łupana, mocca łupany_k</text:p>
          </table:table-cell>
        </table:table-row>
        <table:table-row table:style-name="ro1">
          <table:table-cell office:value-type="float" office:value="19119">
            <text:p>19119</text:p>
          </table:table-cell>
          <table:table-cell office:value-type="string">
            <text:p>Bloczek dekoracyjny 32x15x15 - Łupana, toffi łupany_k</text:p>
          </table:table-cell>
        </table:table-row>
        <table:table-row table:style-name="ro2">
          <table:table-cell office:value-type="float" office:value="19124">
            <text:p>19124</text:p>
          </table:table-cell>
          <table:table-cell office:value-type="string">
            <text:p>Bloczek dekoracyjny 32x15x15 - postarzana, mocca łupany_k</text:p>
          </table:table-cell>
        </table:table-row>
        <table:table-row table:style-name="ro1">
          <table:table-cell office:value-type="float" office:value="19127">
            <text:p>19127</text:p>
          </table:table-cell>
          <table:table-cell office:value-type="string">
            <text:p>Bloczek dekoracyjny 32x15x7,5 - czekolada łupany_k</text:p>
          </table:table-cell>
        </table:table-row>
        <table:table-row table:style-name="ro1">
          <table:table-cell office:value-type="float" office:value="19128">
            <text:p>19128</text:p>
          </table:table-cell>
          <table:table-cell office:value-type="string">
            <text:p>Bloczek dekoracyjny 32x15x7,5 - grafit łupany_k</text:p>
          </table:table-cell>
        </table:table-row>
        <table:table-row table:style-name="ro1">
          <table:table-cell office:value-type="float" office:value="19129">
            <text:p>19129</text:p>
          </table:table-cell>
          <table:table-cell office:value-type="string">
            <text:p>Bloczek dekoracyjny 32x15x7,5 - marago łupany_k</text:p>
          </table:table-cell>
        </table:table-row>
        <table:table-row table:style-name="ro1">
          <table:table-cell office:value-type="float" office:value="19141">
            <text:p>19141</text:p>
          </table:table-cell>
          <table:table-cell office:value-type="string">
            <text:p>Bloczek dekoracyjny 19x15x22,5 - marago łupany_k</text:p>
          </table:table-cell>
        </table:table-row>
        <table:table-row table:style-name="ro1">
          <table:table-cell office:value-type="float" office:value="19153">
            <text:p>19153</text:p>
          </table:table-cell>
          <table:table-cell office:value-type="string">
            <text:p>Cegła łupana 11,5x23x7,5 - marago łupany_k</text:p>
          </table:table-cell>
        </table:table-row>
        <table:table-row table:style-name="ro2">
          <table:table-cell office:value-type="float" office:value="19154">
            <text:p>19154</text:p>
          </table:table-cell>
          <table:table-cell office:value-type="string">
            <text:p>Cegła łupana 11,5x23x7,5 - mocca łupany_k</text:p>
          </table:table-cell>
        </table:table-row>
        <table:table-row table:style-name="ro1">
          <table:table-cell office:value-type="float" office:value="19197">
            <text:p>19197</text:p>
          </table:table-cell>
          <table:table-cell office:value-type="string">
            <text:p>Ogrodzenie MURO 8 S22 - biały łupany_k</text:p>
          </table:table-cell>
        </table:table-row>
        <table:table-row table:style-name="ro1">
          <table:table-cell office:value-type="float" office:value="19198">
            <text:p>19198</text:p>
          </table:table-cell>
          <table:table-cell office:value-type="string">
            <text:p>Ogrodzenie MURO 8 S22 - czekolada łupany_k</text:p>
          </table:table-cell>
        </table:table-row>
        <table:table-row table:style-name="ro1">
          <table:table-cell office:value-type="float" office:value="19199">
            <text:p>19199</text:p>
          </table:table-cell>
          <table:table-cell office:value-type="string">
            <text:p>Ogrodzenie MURO 8 S22 - grafit łupany_k</text:p>
          </table:table-cell>
        </table:table-row>
        <table:table-row table:style-name="ro1">
          <table:table-cell office:value-type="float" office:value="19200">
            <text:p>19200</text:p>
          </table:table-cell>
          <table:table-cell office:value-type="string">
            <text:p>Ogrodzenie MURO 8 S22 - marago łupany_k</text:p>
          </table:table-cell>
        </table:table-row>
        <table:table-row table:style-name="ro2">
          <table:table-cell office:value-type="float" office:value="19201">
            <text:p>19201</text:p>
          </table:table-cell>
          <table:table-cell office:value-type="string">
            <text:p>Ogrodzenie MURO 8 S22 - mocca łupany_k</text:p>
          </table:table-cell>
        </table:table-row>
        <table:table-row table:style-name="ro1">
          <table:table-cell office:value-type="float" office:value="19203">
            <text:p>19203</text:p>
          </table:table-cell>
          <table:table-cell office:value-type="string">
            <text:p>Ogrodzenie MURO 8 S22 - toffi łupany_k</text:p>
          </table:table-cell>
        </table:table-row>
        <table:table-row table:style-name="ro1">
          <table:table-cell office:value-type="float" office:value="19204">
            <text:p>19204</text:p>
          </table:table-cell>
          <table:table-cell office:value-type="string">
            <text:p>Ogrodzenie MURO 8 S22 - wanilia łupany_k</text:p>
          </table:table-cell>
        </table:table-row>
        <table:table-row table:style-name="ro1">
          <table:table-cell office:value-type="float" office:value="19205">
            <text:p>19205</text:p>
          </table:table-cell>
          <table:table-cell office:value-type="string">
            <text:p>Ogrodzenie MURO 8 S22 - złota jesień a1 łupane</text:p>
          </table:table-cell>
        </table:table-row>
        <table:table-row table:style-name="ro1">
          <table:table-cell office:value-type="float" office:value="19207">
            <text:p>19207</text:p>
          </table:table-cell>
          <table:table-cell office:value-type="string">
            <text:p>Ogrodzenie MURO 8 P22 - biały forte łupany</text:p>
          </table:table-cell>
        </table:table-row>
        <table:table-row table:style-name="ro1">
          <table:table-cell office:value-type="float" office:value="19208">
            <text:p>19208</text:p>
          </table:table-cell>
          <table:table-cell office:value-type="string">
            <text:p>Ogrodzenie MURO 8 P22 - biały łupany_k</text:p>
          </table:table-cell>
        </table:table-row>
        <table:table-row table:style-name="ro1">
          <table:table-cell office:value-type="float" office:value="19209">
            <text:p>19209</text:p>
          </table:table-cell>
          <table:table-cell office:value-type="string">
            <text:p>Ogrodzenie MURO 8 P22 - czekolada łupany_k</text:p>
          </table:table-cell>
        </table:table-row>
        <table:table-row table:style-name="ro1">
          <table:table-cell office:value-type="float" office:value="19210">
            <text:p>19210</text:p>
          </table:table-cell>
          <table:table-cell office:value-type="string">
            <text:p>Ogrodzenie MURO 8 P22 - grafit łupany_k</text:p>
          </table:table-cell>
        </table:table-row>
        <table:table-row table:style-name="ro1">
          <table:table-cell office:value-type="float" office:value="19211">
            <text:p>19211</text:p>
          </table:table-cell>
          <table:table-cell office:value-type="string">
            <text:p>Ogrodzenie MURO 8 P22 - marago łupany_k</text:p>
          </table:table-cell>
        </table:table-row>
        <table:table-row table:style-name="ro2">
          <table:table-cell office:value-type="float" office:value="19212">
            <text:p>19212</text:p>
          </table:table-cell>
          <table:table-cell office:value-type="string">
            <text:p>Ogrodzenie MURO 8 P22 - mocca łupany_k</text:p>
          </table:table-cell>
        </table:table-row>
        <table:table-row table:style-name="ro1">
          <table:table-cell office:value-type="float" office:value="19214">
            <text:p>19214</text:p>
          </table:table-cell>
          <table:table-cell office:value-type="string">
            <text:p>Ogrodzenie MURO 8 P22 - toffi łupany_k</text:p>
          </table:table-cell>
        </table:table-row>
        <table:table-row table:style-name="ro1">
          <table:table-cell office:value-type="float" office:value="19215">
            <text:p>19215</text:p>
          </table:table-cell>
          <table:table-cell office:value-type="string">
            <text:p>Ogrodzenie MURO 8 P22 - wanilia łupany_k</text:p>
          </table:table-cell>
        </table:table-row>
        <table:table-row table:style-name="ro1">
          <table:table-cell office:value-type="float" office:value="19216">
            <text:p>19216</text:p>
          </table:table-cell>
          <table:table-cell office:value-type="string">
            <text:p>Ogrodzenie MURO 8 P22 - złota jesień a1 łupane</text:p>
          </table:table-cell>
        </table:table-row>
        <table:table-row table:style-name="ro2">
          <table:table-cell office:value-type="float" office:value="19220">
            <text:p>19220</text:p>
          </table:table-cell>
          <table:table-cell office:value-type="string">
            <text:p>Ogrodzenie MURO 8 P38 - lungo łupany_k</text:p>
          </table:table-cell>
        </table:table-row>
        <table:table-row table:style-name="ro1">
          <table:table-cell office:value-type="float" office:value="19221">
            <text:p>19221</text:p>
          </table:table-cell>
          <table:table-cell office:value-type="string">
            <text:p>Ogrodzenie MURO 8 P38 - biały łupany_k</text:p>
          </table:table-cell>
        </table:table-row>
        <table:table-row table:style-name="ro1">
          <table:table-cell office:value-type="float" office:value="19222">
            <text:p>19222</text:p>
          </table:table-cell>
          <table:table-cell office:value-type="string">
            <text:p>Ogrodzenie MURO 8 P38 - czekolada łupany_k</text:p>
          </table:table-cell>
        </table:table-row>
        <table:table-row table:style-name="ro1">
          <table:table-cell office:value-type="float" office:value="19223">
            <text:p>19223</text:p>
          </table:table-cell>
          <table:table-cell office:value-type="string">
            <text:p>Ogrodzenie MURO 8 P38 - grafit łupany_k</text:p>
          </table:table-cell>
        </table:table-row>
        <table:table-row table:style-name="ro1">
          <table:table-cell office:value-type="float" office:value="19224">
            <text:p>19224</text:p>
          </table:table-cell>
          <table:table-cell office:value-type="string">
            <text:p>Ogrodzenie MURO 8 P38 - marago łupany_k</text:p>
          </table:table-cell>
        </table:table-row>
        <table:table-row table:style-name="ro2">
          <table:table-cell office:value-type="float" office:value="19225">
            <text:p>19225</text:p>
          </table:table-cell>
          <table:table-cell office:value-type="string">
            <text:p>Ogrodzenie MURO 8 P38 - mocca łupany_k</text:p>
          </table:table-cell>
        </table:table-row>
        <table:table-row table:style-name="ro1">
          <table:table-cell office:value-type="float" office:value="19227">
            <text:p>19227</text:p>
          </table:table-cell>
          <table:table-cell office:value-type="string">
            <text:p>Ogrodzenie MURO 8 P38 - toffi łupany_k</text:p>
          </table:table-cell>
        </table:table-row>
        <table:table-row table:style-name="ro1">
          <table:table-cell office:value-type="float" office:value="19228">
            <text:p>19228</text:p>
          </table:table-cell>
          <table:table-cell office:value-type="string">
            <text:p>Ogrodzenie MURO 8 P38 - wanilia łupany_k</text:p>
          </table:table-cell>
        </table:table-row>
        <table:table-row table:style-name="ro1">
          <table:table-cell office:value-type="float" office:value="19229">
            <text:p>19229</text:p>
          </table:table-cell>
          <table:table-cell office:value-type="string">
            <text:p>Ogrodzenie MURO 8 P38 - złota jesień a1 łupane</text:p>
          </table:table-cell>
        </table:table-row>
        <table:table-row table:style-name="ro1">
          <table:table-cell office:value-type="float" office:value="19231">
            <text:p>19231</text:p>
          </table:table-cell>
          <table:table-cell office:value-type="string">
            <text:p>Ogrodzenie MURO 8 S38 - biały forte łupany</text:p>
          </table:table-cell>
        </table:table-row>
        <table:table-row table:style-name="ro1">
          <table:table-cell office:value-type="float" office:value="19232">
            <text:p>19232</text:p>
          </table:table-cell>
          <table:table-cell office:value-type="string">
            <text:p>Ogrodzenie MURO 8 S38 - biały łupany_k</text:p>
          </table:table-cell>
        </table:table-row>
        <table:table-row table:style-name="ro1">
          <table:table-cell office:value-type="float" office:value="19233">
            <text:p>19233</text:p>
          </table:table-cell>
          <table:table-cell office:value-type="string">
            <text:p>Ogrodzenie MURO 8 S38 - czekolada łupany_k</text:p>
          </table:table-cell>
        </table:table-row>
        <table:table-row table:style-name="ro1">
          <table:table-cell office:value-type="float" office:value="19234">
            <text:p>19234</text:p>
          </table:table-cell>
          <table:table-cell office:value-type="string">
            <text:p>Ogrodzenie MURO 8 S38 - grafit łupany_k</text:p>
          </table:table-cell>
        </table:table-row>
        <table:table-row table:style-name="ro1">
          <table:table-cell office:value-type="float" office:value="19235">
            <text:p>19235</text:p>
          </table:table-cell>
          <table:table-cell office:value-type="string">
            <text:p>Ogrodzenie MURO 8 S38 - marago łupany_k</text:p>
          </table:table-cell>
        </table:table-row>
        <table:table-row table:style-name="ro2">
          <table:table-cell office:value-type="float" office:value="19236">
            <text:p>19236</text:p>
          </table:table-cell>
          <table:table-cell office:value-type="string">
            <text:p>Ogrodzenie MURO 8 S38 - mocca łupany_k</text:p>
          </table:table-cell>
        </table:table-row>
        <table:table-row table:style-name="ro2">
          <table:table-cell office:value-type="float" office:value="19237">
            <text:p>19237</text:p>
          </table:table-cell>
          <table:table-cell office:value-type="string">
            <text:p>Ogrodzenie MURO 8 S38 - lungo łupany_k</text:p>
          </table:table-cell>
        </table:table-row>
        <table:table-row table:style-name="ro1">
          <table:table-cell office:value-type="float" office:value="19238">
            <text:p>19238</text:p>
          </table:table-cell>
          <table:table-cell office:value-type="string">
            <text:p>Ogrodzenie MURO 8 S38 - toffi łupany_k</text:p>
          </table:table-cell>
        </table:table-row>
        <table:table-row table:style-name="ro1">
          <table:table-cell office:value-type="float" office:value="19239">
            <text:p>19239</text:p>
          </table:table-cell>
          <table:table-cell office:value-type="string">
            <text:p>Ogrodzenie MURO 8 S38 - wanilia łupany_k</text:p>
          </table:table-cell>
        </table:table-row>
        <table:table-row table:style-name="ro1">
          <table:table-cell office:value-type="float" office:value="19240">
            <text:p>19240</text:p>
          </table:table-cell>
          <table:table-cell office:value-type="string">
            <text:p>Ogrodzenie MURO 8 S38 - złota jesień a1 łupane</text:p>
          </table:table-cell>
        </table:table-row>
        <table:table-row table:style-name="ro1">
          <table:table-cell office:value-type="float" office:value="19242">
            <text:p>19242</text:p>
          </table:table-cell>
          <table:table-cell office:value-type="string">
            <text:p>Ogrodzenie MURO 16 S38 - biały forte łupany</text:p>
          </table:table-cell>
        </table:table-row>
        <table:table-row table:style-name="ro1">
          <table:table-cell office:value-type="float" office:value="19243">
            <text:p>19243</text:p>
          </table:table-cell>
          <table:table-cell office:value-type="string">
            <text:p>Ogrodzenie MURO 16 S38 - biały łupany_k</text:p>
          </table:table-cell>
        </table:table-row>
        <table:table-row table:style-name="ro2">
          <table:table-cell office:value-type="float" office:value="19244">
            <text:p>19244</text:p>
          </table:table-cell>
          <table:table-cell office:value-type="string">
            <text:p>Ogrodzenie MURO 16 S38 - cappucino łupany</text:p>
          </table:table-cell>
        </table:table-row>
        <table:table-row table:style-name="ro1">
          <table:table-cell office:value-type="float" office:value="19245">
            <text:p>19245</text:p>
          </table:table-cell>
          <table:table-cell office:value-type="string">
            <text:p>Ogrodzenie MURO 16 S38 - czekolada łupany_k</text:p>
          </table:table-cell>
        </table:table-row>
        <table:table-row table:style-name="ro2">
          <table:table-cell office:value-type="float" office:value="19246">
            <text:p>19246</text:p>
          </table:table-cell>
          <table:table-cell office:value-type="string">
            <text:p>Ogrodzenie MURO 16 S38 - frappe łupane</text:p>
          </table:table-cell>
        </table:table-row>
        <table:table-row table:style-name="ro1">
          <table:table-cell office:value-type="float" office:value="19247">
            <text:p>19247</text:p>
          </table:table-cell>
          <table:table-cell office:value-type="string">
            <text:p>Ogrodzenie MURO 16 S38 - grafit łupany_k</text:p>
          </table:table-cell>
        </table:table-row>
        <table:table-row table:style-name="ro1">
          <table:table-cell office:value-type="float" office:value="19248">
            <text:p>19248</text:p>
          </table:table-cell>
          <table:table-cell office:value-type="string">
            <text:p>Ogrodzenie MURO 16 S38 - marago łupany_k</text:p>
          </table:table-cell>
        </table:table-row>
        <table:table-row table:style-name="ro2">
          <table:table-cell office:value-type="float" office:value="19249">
            <text:p>19249</text:p>
          </table:table-cell>
          <table:table-cell office:value-type="string">
            <text:p>Ogrodzenie MURO 16 S38 - mocca łupany_k</text:p>
          </table:table-cell>
        </table:table-row>
        <table:table-row table:style-name="ro2">
          <table:table-cell office:value-type="float" office:value="19250">
            <text:p>19250</text:p>
          </table:table-cell>
          <table:table-cell office:value-type="string">
            <text:p>Ogrodzenie MURO 16 S38 - fredo łupany</text:p>
          </table:table-cell>
        </table:table-row>
        <table:table-row table:style-name="ro1">
          <table:table-cell office:value-type="float" office:value="19251">
            <text:p>19251</text:p>
          </table:table-cell>
          <table:table-cell office:value-type="string">
            <text:p>Ogrodzenie MURO 16 S38 - toffi łupany_k</text:p>
          </table:table-cell>
        </table:table-row>
        <table:table-row table:style-name="ro1">
          <table:table-cell office:value-type="float" office:value="19252">
            <text:p>19252</text:p>
          </table:table-cell>
          <table:table-cell office:value-type="string">
            <text:p>Ogrodzenie MURO 16 S38 - wanilia łupany_k</text:p>
          </table:table-cell>
        </table:table-row>
        <table:table-row table:style-name="ro1">
          <table:table-cell office:value-type="float" office:value="19253">
            <text:p>19253</text:p>
          </table:table-cell>
          <table:table-cell office:value-type="string">
            <text:p>Ogrodzenie MURO 16 S38 - złota jesień a1 łupane</text:p>
          </table:table-cell>
        </table:table-row>
        <table:table-row table:style-name="ro1">
          <table:table-cell office:value-type="float" office:value="19254">
            <text:p>19254</text:p>
          </table:table-cell>
          <table:table-cell office:value-type="string">
            <text:p>Ogrodzenie MURO 16 S38 - złota jesień a3 łupane</text:p>
          </table:table-cell>
        </table:table-row>
        <table:table-row table:style-name="ro1">
          <table:table-cell office:value-type="float" office:value="19255">
            <text:p>19255</text:p>
          </table:table-cell>
          <table:table-cell office:value-type="string">
            <text:p>Ogrodzenie MURO 16 S38 - latte łamany</text:p>
          </table:table-cell>
        </table:table-row>
        <table:table-row table:style-name="ro2">
          <table:table-cell office:value-type="float" office:value="19256">
            <text:p>19256</text:p>
          </table:table-cell>
          <table:table-cell office:value-type="string">
            <text:p>Ogrodzenie MURO 16 S38 - lungo łupany_k</text:p>
          </table:table-cell>
        </table:table-row>
        <table:table-row table:style-name="ro1">
          <table:table-cell office:value-type="float" office:value="19257">
            <text:p>19257</text:p>
          </table:table-cell>
          <table:table-cell office:value-type="string">
            <text:p>Ogrodzenie MURO 12 P22 - biały forte łupany</text:p>
          </table:table-cell>
        </table:table-row>
        <table:table-row table:style-name="ro1">
          <table:table-cell office:value-type="float" office:value="19258">
            <text:p>19258</text:p>
          </table:table-cell>
          <table:table-cell office:value-type="string">
            <text:p>Ogrodzenie MURO 12 P22 - biały łupany_k</text:p>
          </table:table-cell>
        </table:table-row>
        <table:table-row table:style-name="ro1">
          <table:table-cell office:value-type="float" office:value="19259">
            <text:p>19259</text:p>
          </table:table-cell>
          <table:table-cell office:value-type="string">
            <text:p>Ogrodzenie MURO 12 P22 - czekolada łupany_k</text:p>
          </table:table-cell>
        </table:table-row>
        <table:table-row table:style-name="ro1">
          <table:table-cell office:value-type="float" office:value="19260">
            <text:p>19260</text:p>
          </table:table-cell>
          <table:table-cell office:value-type="string">
            <text:p>Ogrodzenie MURO 12 P22 - grafit łupany_k</text:p>
          </table:table-cell>
        </table:table-row>
        <table:table-row table:style-name="ro1">
          <table:table-cell office:value-type="float" office:value="19261">
            <text:p>19261</text:p>
          </table:table-cell>
          <table:table-cell office:value-type="string">
            <text:p>Ogrodzenie MURO 12 P22 - marago łupany_k</text:p>
          </table:table-cell>
        </table:table-row>
        <table:table-row table:style-name="ro2">
          <table:table-cell office:value-type="float" office:value="19262">
            <text:p>19262</text:p>
          </table:table-cell>
          <table:table-cell office:value-type="string">
            <text:p>Ogrodzenie MURO 12 P22 - mocca łupany_k</text:p>
          </table:table-cell>
        </table:table-row>
        <table:table-row table:style-name="ro1">
          <table:table-cell office:value-type="float" office:value="19264">
            <text:p>19264</text:p>
          </table:table-cell>
          <table:table-cell office:value-type="string">
            <text:p>Ogrodzenie MURO 12 P22 - toffi łupany_k</text:p>
          </table:table-cell>
        </table:table-row>
        <table:table-row table:style-name="ro1">
          <table:table-cell office:value-type="float" office:value="19266">
            <text:p>19266</text:p>
          </table:table-cell>
          <table:table-cell office:value-type="string">
            <text:p>Ogrodzenie MURO 12 P22 - złota jesień a1 łupane</text:p>
          </table:table-cell>
        </table:table-row>
        <table:table-row table:style-name="ro1">
          <table:table-cell office:value-type="float" office:value="19267">
            <text:p>19267</text:p>
          </table:table-cell>
          <table:table-cell office:value-type="string">
            <text:p>Ogrodzenie MURO 12 P22 - złota jesień a3 łupane</text:p>
          </table:table-cell>
        </table:table-row>
        <table:table-row table:style-name="ro1">
          <table:table-cell office:value-type="float" office:value="19268">
            <text:p>19268</text:p>
          </table:table-cell>
          <table:table-cell office:value-type="string">
            <text:p>Ogrodzenie MURO 12 S22 - biały forte łupany</text:p>
          </table:table-cell>
        </table:table-row>
        <table:table-row table:style-name="ro1">
          <table:table-cell office:value-type="float" office:value="19269">
            <text:p>19269</text:p>
          </table:table-cell>
          <table:table-cell office:value-type="string">
            <text:p>Ogrodzenie MURO 12 S22 - biały łupany_k</text:p>
          </table:table-cell>
        </table:table-row>
        <table:table-row table:style-name="ro1">
          <table:table-cell office:value-type="float" office:value="19270">
            <text:p>19270</text:p>
          </table:table-cell>
          <table:table-cell office:value-type="string">
            <text:p>Ogrodzenie MURO 12 S22 - czekolada łupany_k</text:p>
          </table:table-cell>
        </table:table-row>
        <table:table-row table:style-name="ro1">
          <table:table-cell office:value-type="float" office:value="19271">
            <text:p>19271</text:p>
          </table:table-cell>
          <table:table-cell office:value-type="string">
            <text:p>Ogrodzenie MURO 12 S22 - grafit łupany_k</text:p>
          </table:table-cell>
        </table:table-row>
        <table:table-row table:style-name="ro1">
          <table:table-cell office:value-type="float" office:value="19272">
            <text:p>19272</text:p>
          </table:table-cell>
          <table:table-cell office:value-type="string">
            <text:p>Ogrodzenie MURO 12 S22 - marago łupany_k</text:p>
          </table:table-cell>
        </table:table-row>
        <table:table-row table:style-name="ro2">
          <table:table-cell office:value-type="float" office:value="19273">
            <text:p>19273</text:p>
          </table:table-cell>
          <table:table-cell office:value-type="string">
            <text:p>Ogrodzenie MURO 12 S22 - mocca łupany_k</text:p>
          </table:table-cell>
        </table:table-row>
        <table:table-row table:style-name="ro2">
          <table:table-cell office:value-type="float" office:value="19274">
            <text:p>19274</text:p>
          </table:table-cell>
          <table:table-cell office:value-type="string">
            <text:p>Ogrodzenie MURO 12 S22 - frappe łupane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office:value-type="string">
            <text:p>Ogrodzenie MURO 12 S22 - toffi łupany_k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office:value-type="string">
            <text:p>Ogrodzenie MURO 12 S22 - złota jesień a1 łupane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office:value-type="string">
            <text:p>Ogrodzenie MURO 12 S22 - złota jesień a3 łupane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office:value-type="string">
            <text:p>Ogrodzenie MURO 12 S38 - biały łupany_k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office:value-type="string">
            <text:p>Ogrodzenie MURO 12 S38 - czekolada łupany_k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office:value-type="string">
            <text:p>Ogrodzenie MURO 12 S38 - grafit łupany_k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office:value-type="string">
            <text:p>Ogrodzenie MURO 12 S38 - marago łupany_k</text:p>
          </table:table-cell>
        </table:table-row>
        <table:table-row table:style-name="ro2">
          <table:table-cell office:value-type="float" office:value="19284">
            <text:p>19284</text:p>
          </table:table-cell>
          <table:table-cell office:value-type="string">
            <text:p>Ogrodzenie MURO 12 S38 - mocca łupany_k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office:value-type="string">
            <text:p>Ogrodzenie MURO 12 S38 - toffi łupany_k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office:value-type="string">
            <text:p>Ogrodzenie MURO 12 S38 - złota jesień a1 łupane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office:value-type="string">
            <text:p>Ogrodzenie MURO 12 P38 - biały łupany_k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office:value-type="string">
            <text:p>Ogrodzenie MURO 12 P38 - czekolada łupany_k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office:value-type="string">
            <text:p>Ogrodzenie MURO 12 P38 - grafit łupany_k</text:p>
          </table:table-cell>
        </table:table-row>
        <table:table-row table:style-name="ro1">
          <table:table-cell office:value-type="float" office:value="19294">
            <text:p>19294</text:p>
          </table:table-cell>
          <table:table-cell office:value-type="string">
            <text:p>Ogrodzenie MURO 12 P38 - marago łupany_k</text:p>
          </table:table-cell>
        </table:table-row>
        <table:table-row table:style-name="ro2">
          <table:table-cell office:value-type="float" office:value="19295">
            <text:p>19295</text:p>
          </table:table-cell>
          <table:table-cell office:value-type="string">
            <text:p>Ogrodzenie MURO 12 P38 - mocca łupany_k</text:p>
          </table:table-cell>
        </table:table-row>
        <table:table-row table:style-name="ro1">
          <table:table-cell office:value-type="float" office:value="19297">
            <text:p>19297</text:p>
          </table:table-cell>
          <table:table-cell office:value-type="string">
            <text:p>Ogrodzenie MURO 12 P38 - toffi łupany_k</text:p>
          </table:table-cell>
        </table:table-row>
        <table:table-row table:style-name="ro1">
          <table:table-cell office:value-type="float" office:value="19304">
            <text:p>19304</text:p>
          </table:table-cell>
          <table:table-cell office:value-type="string">
            <text:p>Ogrodzenie MURO 16 P22 - biały forte łupany</text:p>
          </table:table-cell>
        </table:table-row>
        <table:table-row table:style-name="ro1">
          <table:table-cell office:value-type="float" office:value="19305">
            <text:p>19305</text:p>
          </table:table-cell>
          <table:table-cell office:value-type="string">
            <text:p>Ogrodzenie MURO 16 P22 - biały łupany_k</text:p>
          </table:table-cell>
        </table:table-row>
        <table:table-row table:style-name="ro2">
          <table:table-cell office:value-type="float" office:value="19306">
            <text:p>19306</text:p>
          </table:table-cell>
          <table:table-cell office:value-type="string">
            <text:p>Ogrodzenie MURO 16 P22 - cappucino łupany</text:p>
          </table:table-cell>
        </table:table-row>
        <table:table-row table:style-name="ro1">
          <table:table-cell office:value-type="float" office:value="19307">
            <text:p>19307</text:p>
          </table:table-cell>
          <table:table-cell office:value-type="string">
            <text:p>Ogrodzenie MURO 16 P22 - czekolada łupany_k</text:p>
          </table:table-cell>
        </table:table-row>
        <table:table-row table:style-name="ro2">
          <table:table-cell office:value-type="float" office:value="19308">
            <text:p>19308</text:p>
          </table:table-cell>
          <table:table-cell office:value-type="string">
            <text:p>Ogrodzenie MURO 16 P22 - frappe łupane</text:p>
          </table:table-cell>
        </table:table-row>
        <table:table-row table:style-name="ro1">
          <table:table-cell office:value-type="float" office:value="19309">
            <text:p>19309</text:p>
          </table:table-cell>
          <table:table-cell office:value-type="string">
            <text:p>Ogrodzenie MURO 16 P22 - grafit łupany_k</text:p>
          </table:table-cell>
        </table:table-row>
        <table:table-row table:style-name="ro1">
          <table:table-cell office:value-type="float" office:value="19310">
            <text:p>19310</text:p>
          </table:table-cell>
          <table:table-cell office:value-type="string">
            <text:p>Ogrodzenie MURO 16 P22 - marago łupany_k</text:p>
          </table:table-cell>
        </table:table-row>
        <table:table-row table:style-name="ro2">
          <table:table-cell office:value-type="float" office:value="19311">
            <text:p>19311</text:p>
          </table:table-cell>
          <table:table-cell office:value-type="string">
            <text:p>Ogrodzenie MURO 16 P22 - mocca łupany_k</text:p>
          </table:table-cell>
        </table:table-row>
        <table:table-row table:style-name="ro1">
          <table:table-cell office:value-type="float" office:value="19312">
            <text:p>19312</text:p>
          </table:table-cell>
          <table:table-cell office:value-type="string">
            <text:p>Ogrodzenie MURO 16 P22 - szary łupany_k</text:p>
          </table:table-cell>
        </table:table-row>
        <table:table-row table:style-name="ro1">
          <table:table-cell office:value-type="float" office:value="19313">
            <text:p>19313</text:p>
          </table:table-cell>
          <table:table-cell office:value-type="string">
            <text:p>Ogrodzenie MURO 16 P22 - toffi łupany_k</text:p>
          </table:table-cell>
        </table:table-row>
        <table:table-row table:style-name="ro1">
          <table:table-cell office:value-type="float" office:value="19314">
            <text:p>19314</text:p>
          </table:table-cell>
          <table:table-cell office:value-type="string">
            <text:p>Ogrodzenie MURO 16 P22 - wanilia łupany_k</text:p>
          </table:table-cell>
        </table:table-row>
        <table:table-row table:style-name="ro1">
          <table:table-cell office:value-type="float" office:value="19315">
            <text:p>19315</text:p>
          </table:table-cell>
          <table:table-cell office:value-type="string">
            <text:p>Ogrodzenie MURO 16 P22 - złota jesień a1 łupane</text:p>
          </table:table-cell>
        </table:table-row>
        <table:table-row table:style-name="ro1">
          <table:table-cell office:value-type="float" office:value="19316">
            <text:p>19316</text:p>
          </table:table-cell>
          <table:table-cell office:value-type="string">
            <text:p>Ogrodzenie MURO 16 P22 - złota jesień a3 łupane</text:p>
          </table:table-cell>
        </table:table-row>
        <table:table-row table:style-name="ro1">
          <table:table-cell office:value-type="float" office:value="19317">
            <text:p>19317</text:p>
          </table:table-cell>
          <table:table-cell office:value-type="string">
            <text:p>Ogrodzenie MURO 16 P22 - latte łamany</text:p>
          </table:table-cell>
        </table:table-row>
        <table:table-row table:style-name="ro2">
          <table:table-cell office:value-type="float" office:value="19318">
            <text:p>19318</text:p>
          </table:table-cell>
          <table:table-cell office:value-type="string">
            <text:p>Ogrodzenie MURO 16 P22 - lungo łupany_k</text:p>
          </table:table-cell>
        </table:table-row>
        <table:table-row table:style-name="ro1">
          <table:table-cell office:value-type="float" office:value="19319">
            <text:p>19319</text:p>
          </table:table-cell>
          <table:table-cell office:value-type="string">
            <text:p>Ogrodzenie MURO 16 S22 - biały forte łupany</text:p>
          </table:table-cell>
        </table:table-row>
        <table:table-row table:style-name="ro1">
          <table:table-cell office:value-type="float" office:value="19320">
            <text:p>19320</text:p>
          </table:table-cell>
          <table:table-cell office:value-type="string">
            <text:p>Ogrodzenie MURO 16 S22 - biały łupany_k</text:p>
          </table:table-cell>
        </table:table-row>
        <table:table-row table:style-name="ro2">
          <table:table-cell office:value-type="float" office:value="19321">
            <text:p>19321</text:p>
          </table:table-cell>
          <table:table-cell office:value-type="string">
            <text:p>Ogrodzenie MURO 16 S22 - cappucino łupany</text:p>
          </table:table-cell>
        </table:table-row>
        <table:table-row table:style-name="ro1">
          <table:table-cell office:value-type="float" office:value="19322">
            <text:p>19322</text:p>
          </table:table-cell>
          <table:table-cell office:value-type="string">
            <text:p>Ogrodzenie MURO 16 S22 - czekolada łupany_k</text:p>
          </table:table-cell>
        </table:table-row>
        <table:table-row table:style-name="ro2">
          <table:table-cell office:value-type="float" office:value="19323">
            <text:p>19323</text:p>
          </table:table-cell>
          <table:table-cell office:value-type="string">
            <text:p>Ogrodzenie MURO 16 S22 - frappe łupane</text:p>
          </table:table-cell>
        </table:table-row>
        <table:table-row table:style-name="ro1">
          <table:table-cell office:value-type="float" office:value="19324">
            <text:p>19324</text:p>
          </table:table-cell>
          <table:table-cell office:value-type="string">
            <text:p>Ogrodzenie MURO 16 S22 - grafit łupany_k</text:p>
          </table:table-cell>
        </table:table-row>
        <table:table-row table:style-name="ro2">
          <table:table-cell office:value-type="float" office:value="19325">
            <text:p>19325</text:p>
          </table:table-cell>
          <table:table-cell office:value-type="string">
            <text:p>Ogrodzenie MURO 16 S22 - lungo łupany_k</text:p>
          </table:table-cell>
        </table:table-row>
        <table:table-row table:style-name="ro1">
          <table:table-cell office:value-type="float" office:value="19326">
            <text:p>19326</text:p>
          </table:table-cell>
          <table:table-cell office:value-type="string">
            <text:p>Ogrodzenie MURO 16 S22 - marago łupany_k</text:p>
          </table:table-cell>
        </table:table-row>
        <table:table-row table:style-name="ro2">
          <table:table-cell office:value-type="float" office:value="19327">
            <text:p>19327</text:p>
          </table:table-cell>
          <table:table-cell office:value-type="string">
            <text:p>Ogrodzenie MURO 16 S22 - mocca łupany_k</text:p>
          </table:table-cell>
        </table:table-row>
        <table:table-row table:style-name="ro1">
          <table:table-cell office:value-type="float" office:value="19329">
            <text:p>19329</text:p>
          </table:table-cell>
          <table:table-cell office:value-type="string">
            <text:p>Ogrodzenie MURO 16 S22 - toffi łupany_k</text:p>
          </table:table-cell>
        </table:table-row>
        <table:table-row table:style-name="ro1">
          <table:table-cell office:value-type="float" office:value="19330">
            <text:p>19330</text:p>
          </table:table-cell>
          <table:table-cell office:value-type="string">
            <text:p>Ogrodzenie MURO 16 S22 - złota jesień a1 łupane</text:p>
          </table:table-cell>
        </table:table-row>
        <table:table-row table:style-name="ro1">
          <table:table-cell office:value-type="float" office:value="19331">
            <text:p>19331</text:p>
          </table:table-cell>
          <table:table-cell office:value-type="string">
            <text:p>Ogrodzenie MURO 16 S22 - złota jesień a3 łupane</text:p>
          </table:table-cell>
        </table:table-row>
        <table:table-row table:style-name="ro1">
          <table:table-cell office:value-type="float" office:value="19332">
            <text:p>19332</text:p>
          </table:table-cell>
          <table:table-cell office:value-type="string">
            <text:p>Ogrodzenie MURO 16 S22 - latte łamany</text:p>
          </table:table-cell>
        </table:table-row>
        <table:table-row table:style-name="ro1">
          <table:table-cell office:value-type="float" office:value="19333">
            <text:p>19333</text:p>
          </table:table-cell>
          <table:table-cell office:value-type="string">
            <text:p>Ogrodzenie MURO 16 P38 - biały forte łupany</text:p>
          </table:table-cell>
        </table:table-row>
        <table:table-row table:style-name="ro1">
          <table:table-cell office:value-type="float" office:value="19334">
            <text:p>19334</text:p>
          </table:table-cell>
          <table:table-cell office:value-type="string">
            <text:p>Ogrodzenie MURO 16 P38 - biały łupany_k</text:p>
          </table:table-cell>
        </table:table-row>
        <table:table-row table:style-name="ro2">
          <table:table-cell office:value-type="float" office:value="19335">
            <text:p>19335</text:p>
          </table:table-cell>
          <table:table-cell office:value-type="string">
            <text:p>Ogrodzenie MURO 16 P38 - cappucino łupany</text:p>
          </table:table-cell>
        </table:table-row>
        <table:table-row table:style-name="ro1">
          <table:table-cell office:value-type="float" office:value="19336">
            <text:p>19336</text:p>
          </table:table-cell>
          <table:table-cell office:value-type="string">
            <text:p>Ogrodzenie MURO 16 P38 - czekolada łupany_k</text:p>
          </table:table-cell>
        </table:table-row>
        <table:table-row table:style-name="ro2">
          <table:table-cell office:value-type="float" office:value="19337">
            <text:p>19337</text:p>
          </table:table-cell>
          <table:table-cell office:value-type="string">
            <text:p>Ogrodzenie MURO 16 P38 - frappe łupane</text:p>
          </table:table-cell>
        </table:table-row>
        <table:table-row table:style-name="ro1">
          <table:table-cell office:value-type="float" office:value="19338">
            <text:p>19338</text:p>
          </table:table-cell>
          <table:table-cell office:value-type="string">
            <text:p>Ogrodzenie MURO 16 P38 - grafit łupany_k</text:p>
          </table:table-cell>
        </table:table-row>
        <table:table-row table:style-name="ro2">
          <table:table-cell office:value-type="float" office:value="19339">
            <text:p>19339</text:p>
          </table:table-cell>
          <table:table-cell office:value-type="string">
            <text:p>Ogrodzenie MURO 16 P38 - lungo łupany_k</text:p>
          </table:table-cell>
        </table:table-row>
        <table:table-row table:style-name="ro1">
          <table:table-cell office:value-type="float" office:value="19340">
            <text:p>19340</text:p>
          </table:table-cell>
          <table:table-cell office:value-type="string">
            <text:p>Ogrodzenie MURO 16 P38 - marago łupany_k</text:p>
          </table:table-cell>
        </table:table-row>
        <table:table-row table:style-name="ro2">
          <table:table-cell office:value-type="float" office:value="19341">
            <text:p>19341</text:p>
          </table:table-cell>
          <table:table-cell office:value-type="string">
            <text:p>Ogrodzenie MURO 16 P38 - mocca łupany_k</text:p>
          </table:table-cell>
        </table:table-row>
        <table:table-row table:style-name="ro1">
          <table:table-cell office:value-type="float" office:value="19343">
            <text:p>19343</text:p>
          </table:table-cell>
          <table:table-cell office:value-type="string">
            <text:p>Ogrodzenie MURO 16 P38 - toffi łupany_k</text:p>
          </table:table-cell>
        </table:table-row>
        <table:table-row table:style-name="ro1">
          <table:table-cell office:value-type="float" office:value="19344">
            <text:p>19344</text:p>
          </table:table-cell>
          <table:table-cell office:value-type="string">
            <text:p>Ogrodzenie MURO 16 P38 - wanilia łupany_k</text:p>
          </table:table-cell>
        </table:table-row>
        <table:table-row table:style-name="ro1">
          <table:table-cell office:value-type="float" office:value="19345">
            <text:p>19345</text:p>
          </table:table-cell>
          <table:table-cell office:value-type="string">
            <text:p>Ogrodzenie MURO 16 P38 - złota jesień a1 łupane</text:p>
          </table:table-cell>
        </table:table-row>
        <table:table-row table:style-name="ro1">
          <table:table-cell office:value-type="float" office:value="19346">
            <text:p>19346</text:p>
          </table:table-cell>
          <table:table-cell office:value-type="string">
            <text:p>Ogrodzenie MURO 16 P38 - złota jesień a3 łupane</text:p>
          </table:table-cell>
        </table:table-row>
        <table:table-row table:style-name="ro1">
          <table:table-cell office:value-type="float" office:value="19347">
            <text:p>19347</text:p>
          </table:table-cell>
          <table:table-cell office:value-type="string">
            <text:p>Ogrodzenie MURO 16 P38 - latte łamany</text:p>
          </table:table-cell>
        </table:table-row>
        <table:table-row table:style-name="ro1">
          <table:table-cell office:value-type="float" office:value="19390">
            <text:p>19390</text:p>
          </table:table-cell>
          <table:table-cell office:value-type="string">
            <text:p>Płytka elewacyjna łupana 16 - biały forte łupany</text:p>
          </table:table-cell>
        </table:table-row>
        <table:table-row table:style-name="ro1">
          <table:table-cell office:value-type="float" office:value="19391">
            <text:p>19391</text:p>
          </table:table-cell>
          <table:table-cell office:value-type="string">
            <text:p>Płytka elewacyjna łupana 16 - biały łupany_k</text:p>
          </table:table-cell>
        </table:table-row>
        <table:table-row table:style-name="ro1">
          <table:table-cell office:value-type="float" office:value="19392">
            <text:p>19392</text:p>
          </table:table-cell>
          <table:table-cell office:value-type="string">
            <text:p>Płytka elewacyjna łupana 16 - czekolada łupany_k</text:p>
          </table:table-cell>
        </table:table-row>
        <table:table-row table:style-name="ro1">
          <table:table-cell office:value-type="float" office:value="19394">
            <text:p>19394</text:p>
          </table:table-cell>
          <table:table-cell office:value-type="string">
            <text:p>Płytka elewacyjna łupana 16 - grafit łupany_k</text:p>
          </table:table-cell>
        </table:table-row>
        <table:table-row table:style-name="ro2">
          <table:table-cell office:value-type="float" office:value="19395">
            <text:p>19395</text:p>
          </table:table-cell>
          <table:table-cell office:value-type="string">
            <text:p>Płytka elewacyjna łupana 16 - lungo łupany_k</text:p>
          </table:table-cell>
        </table:table-row>
        <table:table-row table:style-name="ro1">
          <table:table-cell office:value-type="float" office:value="19396">
            <text:p>19396</text:p>
          </table:table-cell>
          <table:table-cell office:value-type="string">
            <text:p>Płytka elewacyjna łupana 16 - marago łupany_k</text:p>
          </table:table-cell>
        </table:table-row>
        <table:table-row table:style-name="ro2">
          <table:table-cell office:value-type="float" office:value="19397">
            <text:p>19397</text:p>
          </table:table-cell>
          <table:table-cell office:value-type="string">
            <text:p>Płytka elewacyjna łupana 16 - mocca łupany_k</text:p>
          </table:table-cell>
        </table:table-row>
        <table:table-row table:style-name="ro2">
          <table:table-cell office:value-type="float" office:value="19398">
            <text:p>19398</text:p>
          </table:table-cell>
          <table:table-cell office:value-type="string">
            <text:p>Płytka elewacyjna łupana 16 - fredo łupany</text:p>
          </table:table-cell>
        </table:table-row>
        <table:table-row table:style-name="ro1">
          <table:table-cell office:value-type="float" office:value="19399">
            <text:p>19399</text:p>
          </table:table-cell>
          <table:table-cell office:value-type="string">
            <text:p>Płytka elewacyjna łupana 16 - toffi łupany_k</text:p>
          </table:table-cell>
        </table:table-row>
        <table:table-row table:style-name="ro1">
          <table:table-cell office:value-type="float" office:value="19400">
            <text:p>19400</text:p>
          </table:table-cell>
          <table:table-cell office:value-type="string">
            <text:p>Płytka elewacyjna łupana 16 - wanilia łupany_k</text:p>
          </table:table-cell>
        </table:table-row>
        <table:table-row table:style-name="ro2">
          <table:table-cell office:value-type="float" office:value="19401">
            <text:p>19401</text:p>
          </table:table-cell>
          <table:table-cell office:value-type="string">
            <text:p>Płytka elewacyjna łupana 16 - cappucino łupany</text:p>
          </table:table-cell>
        </table:table-row>
        <table:table-row table:style-name="ro1">
          <table:table-cell office:value-type="float" office:value="19403">
            <text:p>19403</text:p>
          </table:table-cell>
          <table:table-cell office:value-type="string">
            <text:p>Płytka elewacyjna łupana 16 - latte łamany</text:p>
          </table:table-cell>
        </table:table-row>
        <table:table-row table:style-name="ro1">
          <table:table-cell office:value-type="float" office:value="19405">
            <text:p>19405</text:p>
          </table:table-cell>
          <table:table-cell office:value-type="string">
            <text:p>Płytka elewacyjna łupana 8 - biały łupany_k</text:p>
          </table:table-cell>
        </table:table-row>
        <table:table-row table:style-name="ro1">
          <table:table-cell office:value-type="float" office:value="19406">
            <text:p>19406</text:p>
          </table:table-cell>
          <table:table-cell office:value-type="string">
            <text:p>Płytka elewacyjna łupana 8 - czekolada łupany_k</text:p>
          </table:table-cell>
        </table:table-row>
        <table:table-row table:style-name="ro1">
          <table:table-cell office:value-type="float" office:value="19408">
            <text:p>19408</text:p>
          </table:table-cell>
          <table:table-cell office:value-type="string">
            <text:p>Płytka elewacyjna łupana 8 - grafit łupany_k</text:p>
          </table:table-cell>
        </table:table-row>
        <table:table-row table:style-name="ro1">
          <table:table-cell office:value-type="float" office:value="19410">
            <text:p>19410</text:p>
          </table:table-cell>
          <table:table-cell office:value-type="string">
            <text:p>Płytka elewacyjna łupana 8 - marago łupany_k</text:p>
          </table:table-cell>
        </table:table-row>
        <table:table-row table:style-name="ro2">
          <table:table-cell office:value-type="float" office:value="19411">
            <text:p>19411</text:p>
          </table:table-cell>
          <table:table-cell office:value-type="string">
            <text:p>Płytka elewacyjna łupana 8 - mocca łupany_k</text:p>
          </table:table-cell>
        </table:table-row>
        <table:table-row table:style-name="ro1">
          <table:table-cell office:value-type="float" office:value="19413">
            <text:p>19413</text:p>
          </table:table-cell>
          <table:table-cell office:value-type="string">
            <text:p>Płytka elewacyjna łupana 8 - toffi łupany_k</text:p>
          </table:table-cell>
        </table:table-row>
        <table:table-row table:style-name="ro1">
          <table:table-cell office:value-type="float" office:value="19419">
            <text:p>19419</text:p>
          </table:table-cell>
          <table:table-cell office:value-type="string">
            <text:p>Płytka elewacyjna łupana 12 - biały łupany_k</text:p>
          </table:table-cell>
        </table:table-row>
        <table:table-row table:style-name="ro1">
          <table:table-cell office:value-type="float" office:value="19420">
            <text:p>19420</text:p>
          </table:table-cell>
          <table:table-cell office:value-type="string">
            <text:p>Płytka elewacyjna łupana 12 - czekolada łupany_k</text:p>
          </table:table-cell>
        </table:table-row>
        <table:table-row table:style-name="ro1">
          <table:table-cell office:value-type="float" office:value="19422">
            <text:p>19422</text:p>
          </table:table-cell>
          <table:table-cell office:value-type="string">
            <text:p>Płytka elewacyjna łupana 12 - grafit łupany_k</text:p>
          </table:table-cell>
        </table:table-row>
        <table:table-row table:style-name="ro1">
          <table:table-cell office:value-type="float" office:value="19423">
            <text:p>19423</text:p>
          </table:table-cell>
          <table:table-cell office:value-type="string">
            <text:p>Płytka elewacyjna łupana 12 - marago łupany_k</text:p>
          </table:table-cell>
        </table:table-row>
        <table:table-row table:style-name="ro2">
          <table:table-cell office:value-type="float" office:value="19424">
            <text:p>19424</text:p>
          </table:table-cell>
          <table:table-cell office:value-type="string">
            <text:p>Płytka elewacyjna łupana 12 - mocca łupany_k</text:p>
          </table:table-cell>
        </table:table-row>
        <table:table-row table:style-name="ro1">
          <table:table-cell office:value-type="float" office:value="19426">
            <text:p>19426</text:p>
          </table:table-cell>
          <table:table-cell office:value-type="string">
            <text:p>Płytka elewacyjna łupana 12 - toffi łupany_k</text:p>
          </table:table-cell>
        </table:table-row>
        <table:table-row table:style-name="ro1">
          <table:table-cell office:value-type="float" office:value="19447">
            <text:p>19447</text:p>
          </table:table-cell>
          <table:table-cell office:value-type="string">
            <text:p>Palisada MURO 35x7,5x7,5 - biały łupany_k</text:p>
          </table:table-cell>
        </table:table-row>
        <table:table-row table:style-name="ro1">
          <table:table-cell office:value-type="float" office:value="19448">
            <text:p>19448</text:p>
          </table:table-cell>
          <table:table-cell office:value-type="string">
            <text:p>Palisada MURO 35x7,5x7,5 - czekolada łupany_k</text:p>
          </table:table-cell>
        </table:table-row>
        <table:table-row table:style-name="ro1">
          <table:table-cell office:value-type="float" office:value="19449">
            <text:p>19449</text:p>
          </table:table-cell>
          <table:table-cell office:value-type="string">
            <text:p>Palisada MURO 35x7,5x7,5 - grafit łupany_k</text:p>
          </table:table-cell>
        </table:table-row>
        <table:table-row table:style-name="ro1">
          <table:table-cell office:value-type="float" office:value="19450">
            <text:p>19450</text:p>
          </table:table-cell>
          <table:table-cell office:value-type="string">
            <text:p>Palisada MURO 35x7,5x7,5 - marago łupany_k</text:p>
          </table:table-cell>
        </table:table-row>
        <table:table-row table:style-name="ro2">
          <table:table-cell office:value-type="float" office:value="19451">
            <text:p>19451</text:p>
          </table:table-cell>
          <table:table-cell office:value-type="string">
            <text:p>Palisada MURO 35x7,5x7,5 - mocca łupany_k</text:p>
          </table:table-cell>
        </table:table-row>
        <table:table-row table:style-name="ro1">
          <table:table-cell office:value-type="float" office:value="19452">
            <text:p>19452</text:p>
          </table:table-cell>
          <table:table-cell office:value-type="string">
            <text:p>Palisada MURO 35x7,5x7,5 - toffi łupany_k</text:p>
          </table:table-cell>
        </table:table-row>
        <table:table-row table:style-name="ro1">
          <table:table-cell office:value-type="float" office:value="19453">
            <text:p>19453</text:p>
          </table:table-cell>
          <table:table-cell office:value-type="string">
            <text:p>Palisada MURO 35x7,5x7,5 - wanilia łupany_k</text:p>
          </table:table-cell>
        </table:table-row>
        <table:table-row table:style-name="ro1">
          <table:table-cell office:value-type="float" office:value="19459">
            <text:p>19459</text:p>
          </table:table-cell>
          <table:table-cell office:value-type="string">
            <text:p>Palisada MURO 60x13x15 - biały łupany_k</text:p>
          </table:table-cell>
        </table:table-row>
        <table:table-row table:style-name="ro1">
          <table:table-cell office:value-type="float" office:value="19460">
            <text:p>19460</text:p>
          </table:table-cell>
          <table:table-cell office:value-type="string">
            <text:p>Palisada MURO 60x13x15 - czekolada łupany_k</text:p>
          </table:table-cell>
        </table:table-row>
        <table:table-row table:style-name="ro1">
          <table:table-cell office:value-type="float" office:value="19461">
            <text:p>19461</text:p>
          </table:table-cell>
          <table:table-cell office:value-type="string">
            <text:p>Palisada MURO 60x13x15 - grafit łupany_k</text:p>
          </table:table-cell>
        </table:table-row>
        <table:table-row table:style-name="ro1">
          <table:table-cell office:value-type="float" office:value="19462">
            <text:p>19462</text:p>
          </table:table-cell>
          <table:table-cell office:value-type="string">
            <text:p>Palisada MURO 60x13x15 - marago łupany_k</text:p>
          </table:table-cell>
        </table:table-row>
        <table:table-row table:style-name="ro2">
          <table:table-cell office:value-type="float" office:value="19463">
            <text:p>19463</text:p>
          </table:table-cell>
          <table:table-cell office:value-type="string">
            <text:p>Palisada MURO 60x13x15 - mocca łupany_k</text:p>
          </table:table-cell>
        </table:table-row>
        <table:table-row table:style-name="ro1">
          <table:table-cell office:value-type="float" office:value="19464">
            <text:p>19464</text:p>
          </table:table-cell>
          <table:table-cell office:value-type="string">
            <text:p>Palisada MURO 60x13x15 - toffi łupany_k</text:p>
          </table:table-cell>
        </table:table-row>
        <table:table-row table:style-name="ro1">
          <table:table-cell office:value-type="float" office:value="19465">
            <text:p>19465</text:p>
          </table:table-cell>
          <table:table-cell office:value-type="string">
            <text:p>Palisada MURO 60x13x15 - wanilia łupany_k</text:p>
          </table:table-cell>
        </table:table-row>
        <table:table-row table:style-name="ro1">
          <table:table-cell office:value-type="float" office:value="19466">
            <text:p>19466</text:p>
          </table:table-cell>
          <table:table-cell office:value-type="string">
            <text:p>Palisada MURO 35x11,5x15 - biały łupany_k</text:p>
          </table:table-cell>
        </table:table-row>
        <table:table-row table:style-name="ro1">
          <table:table-cell office:value-type="float" office:value="19467">
            <text:p>19467</text:p>
          </table:table-cell>
          <table:table-cell office:value-type="string">
            <text:p>Palisada MURO 35x11,5x15 - czekolada łupany_k</text:p>
          </table:table-cell>
        </table:table-row>
        <table:table-row table:style-name="ro1">
          <table:table-cell office:value-type="float" office:value="19468">
            <text:p>19468</text:p>
          </table:table-cell>
          <table:table-cell office:value-type="string">
            <text:p>Palisada MURO 35x11,5x15 - grafit łupany_k</text:p>
          </table:table-cell>
        </table:table-row>
        <table:table-row table:style-name="ro1">
          <table:table-cell office:value-type="float" office:value="19469">
            <text:p>19469</text:p>
          </table:table-cell>
          <table:table-cell office:value-type="string">
            <text:p>Palisada MURO 35x11,5x15 - marago łupany_k</text:p>
          </table:table-cell>
        </table:table-row>
        <table:table-row table:style-name="ro2">
          <table:table-cell office:value-type="float" office:value="19470">
            <text:p>19470</text:p>
          </table:table-cell>
          <table:table-cell office:value-type="string">
            <text:p>Palisada MURO 35x11,5x15 - mocca łupany_k</text:p>
          </table:table-cell>
        </table:table-row>
        <table:table-row table:style-name="ro1">
          <table:table-cell office:value-type="float" office:value="19471">
            <text:p>19471</text:p>
          </table:table-cell>
          <table:table-cell office:value-type="string">
            <text:p>Palisada MURO 35x11,5x15 - toffi łupany_k</text:p>
          </table:table-cell>
        </table:table-row>
        <table:table-row table:style-name="ro1">
          <table:table-cell office:value-type="float" office:value="19472">
            <text:p>19472</text:p>
          </table:table-cell>
          <table:table-cell office:value-type="string">
            <text:p>Palisada MURO 35x11,5x15 - wanilia łupany_k</text:p>
          </table:table-cell>
        </table:table-row>
        <table:table-row table:style-name="ro1">
          <table:table-cell office:value-type="float" office:value="19473">
            <text:p>19473</text:p>
          </table:table-cell>
          <table:table-cell office:value-type="string">
            <text:p>Palisada MURO 35x10x15 - biały łupany_k</text:p>
          </table:table-cell>
        </table:table-row>
        <table:table-row table:style-name="ro1">
          <table:table-cell office:value-type="float" office:value="19474">
            <text:p>19474</text:p>
          </table:table-cell>
          <table:table-cell office:value-type="string">
            <text:p>Palisada MURO 35x10x15 - czekolada łupany_k</text:p>
          </table:table-cell>
        </table:table-row>
        <table:table-row table:style-name="ro1">
          <table:table-cell office:value-type="float" office:value="19475">
            <text:p>19475</text:p>
          </table:table-cell>
          <table:table-cell office:value-type="string">
            <text:p>Palisada MURO 35x10x15 - grafit łupany_k</text:p>
          </table:table-cell>
        </table:table-row>
        <table:table-row table:style-name="ro1">
          <table:table-cell office:value-type="float" office:value="19476">
            <text:p>19476</text:p>
          </table:table-cell>
          <table:table-cell office:value-type="string">
            <text:p>Palisada MURO 35x10x15 - marago łupany_k</text:p>
          </table:table-cell>
        </table:table-row>
        <table:table-row table:style-name="ro2">
          <table:table-cell office:value-type="float" office:value="19477">
            <text:p>19477</text:p>
          </table:table-cell>
          <table:table-cell office:value-type="string">
            <text:p>Palisada MURO 35x10x15 - mocca łupany_k</text:p>
          </table:table-cell>
        </table:table-row>
        <table:table-row table:style-name="ro1">
          <table:table-cell office:value-type="float" office:value="19478">
            <text:p>19478</text:p>
          </table:table-cell>
          <table:table-cell office:value-type="string">
            <text:p>Palisada MURO 35x10x15 - toffi łupany_k</text:p>
          </table:table-cell>
        </table:table-row>
        <table:table-row table:style-name="ro1">
          <table:table-cell office:value-type="float" office:value="19479">
            <text:p>19479</text:p>
          </table:table-cell>
          <table:table-cell office:value-type="string">
            <text:p>Palisada MURO 35x10x15 - wanilia łupany_k</text:p>
          </table:table-cell>
        </table:table-row>
        <table:table-row table:style-name="ro1">
          <table:table-cell office:value-type="float" office:value="19480">
            <text:p>19480</text:p>
          </table:table-cell>
          <table:table-cell office:value-type="string">
            <text:p>Palisada MURO 52x13x15 - biały łupany_k</text:p>
          </table:table-cell>
        </table:table-row>
        <table:table-row table:style-name="ro1">
          <table:table-cell office:value-type="float" office:value="19481">
            <text:p>19481</text:p>
          </table:table-cell>
          <table:table-cell office:value-type="string">
            <text:p>Palisada MURO 52x13x15 - czekolada łupany_k</text:p>
          </table:table-cell>
        </table:table-row>
        <table:table-row table:style-name="ro1">
          <table:table-cell office:value-type="float" office:value="19482">
            <text:p>19482</text:p>
          </table:table-cell>
          <table:table-cell office:value-type="string">
            <text:p>Palisada MURO 52x13x15 - grafit łupany_k</text:p>
          </table:table-cell>
        </table:table-row>
        <table:table-row table:style-name="ro1">
          <table:table-cell office:value-type="float" office:value="19483">
            <text:p>19483</text:p>
          </table:table-cell>
          <table:table-cell office:value-type="string">
            <text:p>Palisada MURO 52x13x15 - marago łupany_k</text:p>
          </table:table-cell>
        </table:table-row>
        <table:table-row table:style-name="ro2">
          <table:table-cell office:value-type="float" office:value="19484">
            <text:p>19484</text:p>
          </table:table-cell>
          <table:table-cell office:value-type="string">
            <text:p>Palisada MURO 52x13x15 - mocca łupany_k</text:p>
          </table:table-cell>
        </table:table-row>
        <table:table-row table:style-name="ro1">
          <table:table-cell office:value-type="float" office:value="19485">
            <text:p>19485</text:p>
          </table:table-cell>
          <table:table-cell office:value-type="string">
            <text:p>Palisada MURO 52x13x15 - toffi łupany_k</text:p>
          </table:table-cell>
        </table:table-row>
        <table:table-row table:style-name="ro1">
          <table:table-cell office:value-type="float" office:value="19486">
            <text:p>19486</text:p>
          </table:table-cell>
          <table:table-cell office:value-type="string">
            <text:p>Palisada MURO 52x13x15 - wanilia łupany_k</text:p>
          </table:table-cell>
        </table:table-row>
        <table:table-row table:style-name="ro1">
          <table:table-cell office:value-type="float" office:value="19487">
            <text:p>19487</text:p>
          </table:table-cell>
          <table:table-cell office:value-type="string">
            <text:p>Palisada MURO 52x11,5x15 - biały łupany_k</text:p>
          </table:table-cell>
        </table:table-row>
        <table:table-row table:style-name="ro1">
          <table:table-cell office:value-type="float" office:value="19488">
            <text:p>19488</text:p>
          </table:table-cell>
          <table:table-cell office:value-type="string">
            <text:p>Palisada MURO 52x11,5x15 - czekolada łupany_k</text:p>
          </table:table-cell>
        </table:table-row>
        <table:table-row table:style-name="ro1">
          <table:table-cell office:value-type="float" office:value="19489">
            <text:p>19489</text:p>
          </table:table-cell>
          <table:table-cell office:value-type="string">
            <text:p>Palisada MURO 52x11,5x15 - grafit łupany_k</text:p>
          </table:table-cell>
        </table:table-row>
        <table:table-row table:style-name="ro1">
          <table:table-cell office:value-type="float" office:value="19490">
            <text:p>19490</text:p>
          </table:table-cell>
          <table:table-cell office:value-type="string">
            <text:p>Palisada MURO 52x11,5x15 - marago łupany_k</text:p>
          </table:table-cell>
        </table:table-row>
        <table:table-row table:style-name="ro2">
          <table:table-cell office:value-type="float" office:value="19491">
            <text:p>19491</text:p>
          </table:table-cell>
          <table:table-cell office:value-type="string">
            <text:p>Palisada MURO 52x11,5x15 - mocca łupany_k</text:p>
          </table:table-cell>
        </table:table-row>
        <table:table-row table:style-name="ro1">
          <table:table-cell office:value-type="float" office:value="19492">
            <text:p>19492</text:p>
          </table:table-cell>
          <table:table-cell office:value-type="string">
            <text:p>Palisada MURO 52x11,5x15 - toffi łupany_k</text:p>
          </table:table-cell>
        </table:table-row>
        <table:table-row table:style-name="ro1">
          <table:table-cell office:value-type="float" office:value="19493">
            <text:p>19493</text:p>
          </table:table-cell>
          <table:table-cell office:value-type="string">
            <text:p>Palisada MURO 52x11,5x15 - wanilia łupany_k</text:p>
          </table:table-cell>
        </table:table-row>
        <table:table-row table:style-name="ro1">
          <table:table-cell office:value-type="float" office:value="19494">
            <text:p>19494</text:p>
          </table:table-cell>
          <table:table-cell office:value-type="string">
            <text:p>Palisada MURO 115x13x15 - biały łupany_k</text:p>
          </table:table-cell>
        </table:table-row>
        <table:table-row table:style-name="ro1">
          <table:table-cell office:value-type="float" office:value="19495">
            <text:p>19495</text:p>
          </table:table-cell>
          <table:table-cell office:value-type="string">
            <text:p>Palisada MURO 115x13x15 - czekolada łupany_k</text:p>
          </table:table-cell>
        </table:table-row>
        <table:table-row table:style-name="ro1">
          <table:table-cell office:value-type="float" office:value="19496">
            <text:p>19496</text:p>
          </table:table-cell>
          <table:table-cell office:value-type="string">
            <text:p>Palisada MURO 115x13x15 - grafit łupany_k</text:p>
          </table:table-cell>
        </table:table-row>
        <table:table-row table:style-name="ro1">
          <table:table-cell office:value-type="float" office:value="19497">
            <text:p>19497</text:p>
          </table:table-cell>
          <table:table-cell office:value-type="string">
            <text:p>Palisada MURO 115x13x15 - marago łupany_k</text:p>
          </table:table-cell>
        </table:table-row>
        <table:table-row table:style-name="ro2">
          <table:table-cell office:value-type="float" office:value="19498">
            <text:p>19498</text:p>
          </table:table-cell>
          <table:table-cell office:value-type="string">
            <text:p>Palisada MURO 115x13x15 - mocca łupany_k</text:p>
          </table:table-cell>
        </table:table-row>
        <table:table-row table:style-name="ro1">
          <table:table-cell office:value-type="float" office:value="19499">
            <text:p>19499</text:p>
          </table:table-cell>
          <table:table-cell office:value-type="string">
            <text:p>Palisada MURO 115x13x15 - toffi łupany_k</text:p>
          </table:table-cell>
        </table:table-row>
        <table:table-row table:style-name="ro1">
          <table:table-cell office:value-type="float" office:value="19500">
            <text:p>19500</text:p>
          </table:table-cell>
          <table:table-cell office:value-type="string">
            <text:p>Palisada MURO 115x13x15 - wanilia łupany_k</text:p>
          </table:table-cell>
        </table:table-row>
        <table:table-row table:style-name="ro1">
          <table:table-cell office:value-type="float" office:value="19501">
            <text:p>19501</text:p>
          </table:table-cell>
          <table:table-cell office:value-type="string">
            <text:p>Palisada MURO 35x13x15 - biały łupany_k</text:p>
          </table:table-cell>
        </table:table-row>
        <table:table-row table:style-name="ro1">
          <table:table-cell office:value-type="float" office:value="19502">
            <text:p>19502</text:p>
          </table:table-cell>
          <table:table-cell office:value-type="string">
            <text:p>Palisada MURO 35x13x15 - czekolada łupany_k</text:p>
          </table:table-cell>
        </table:table-row>
        <table:table-row table:style-name="ro1">
          <table:table-cell office:value-type="float" office:value="19503">
            <text:p>19503</text:p>
          </table:table-cell>
          <table:table-cell office:value-type="string">
            <text:p>Palisada MURO 35x13x15 - grafit łupany_k</text:p>
          </table:table-cell>
        </table:table-row>
        <table:table-row table:style-name="ro1">
          <table:table-cell office:value-type="float" office:value="19504">
            <text:p>19504</text:p>
          </table:table-cell>
          <table:table-cell office:value-type="string">
            <text:p>Palisada MURO 35x13x15 - marago łupany_k</text:p>
          </table:table-cell>
        </table:table-row>
        <table:table-row table:style-name="ro2">
          <table:table-cell office:value-type="float" office:value="19505">
            <text:p>19505</text:p>
          </table:table-cell>
          <table:table-cell office:value-type="string">
            <text:p>Palisada MURO 35x13x15 - mocca łupany_k</text:p>
          </table:table-cell>
        </table:table-row>
        <table:table-row table:style-name="ro1">
          <table:table-cell office:value-type="float" office:value="19506">
            <text:p>19506</text:p>
          </table:table-cell>
          <table:table-cell office:value-type="string">
            <text:p>Palisada MURO 35x13x15 - toffi łupany_k</text:p>
          </table:table-cell>
        </table:table-row>
        <table:table-row table:style-name="ro1">
          <table:table-cell office:value-type="float" office:value="19507">
            <text:p>19507</text:p>
          </table:table-cell>
          <table:table-cell office:value-type="string">
            <text:p>Palisada MURO 35x13x15 - wanilia łupany_k</text:p>
          </table:table-cell>
        </table:table-row>
        <table:table-row table:style-name="ro1">
          <table:table-cell office:value-type="float" office:value="19508">
            <text:p>19508</text:p>
          </table:table-cell>
          <table:table-cell office:value-type="string">
            <text:p>Palisada MURO 30x13x15 - biały łupany_k</text:p>
          </table:table-cell>
        </table:table-row>
        <table:table-row table:style-name="ro1">
          <table:table-cell office:value-type="float" office:value="19509">
            <text:p>19509</text:p>
          </table:table-cell>
          <table:table-cell office:value-type="string">
            <text:p>Palisada MURO 30x13x15 - czekolada łupany_k</text:p>
          </table:table-cell>
        </table:table-row>
        <table:table-row table:style-name="ro1">
          <table:table-cell office:value-type="float" office:value="19510">
            <text:p>19510</text:p>
          </table:table-cell>
          <table:table-cell office:value-type="string">
            <text:p>Palisada MURO 30x13x15 - grafit łupany_k</text:p>
          </table:table-cell>
        </table:table-row>
        <table:table-row table:style-name="ro1">
          <table:table-cell office:value-type="float" office:value="19511">
            <text:p>19511</text:p>
          </table:table-cell>
          <table:table-cell office:value-type="string">
            <text:p>Palisada MURO 30x13x15 - marago łupany_k</text:p>
          </table:table-cell>
        </table:table-row>
        <table:table-row table:style-name="ro2">
          <table:table-cell office:value-type="float" office:value="19512">
            <text:p>19512</text:p>
          </table:table-cell>
          <table:table-cell office:value-type="string">
            <text:p>Palisada MURO 30x13x15 - mocca łupany_k</text:p>
          </table:table-cell>
        </table:table-row>
        <table:table-row table:style-name="ro1">
          <table:table-cell office:value-type="float" office:value="19513">
            <text:p>19513</text:p>
          </table:table-cell>
          <table:table-cell office:value-type="string">
            <text:p>Palisada MURO 30x13x15 - toffi łupany_k</text:p>
          </table:table-cell>
        </table:table-row>
        <table:table-row table:style-name="ro1">
          <table:table-cell office:value-type="float" office:value="19514">
            <text:p>19514</text:p>
          </table:table-cell>
          <table:table-cell office:value-type="string">
            <text:p>Palisada MURO 30x13x15 - wanilia łupany_k</text:p>
          </table:table-cell>
        </table:table-row>
        <table:table-row table:style-name="ro1">
          <table:table-cell office:value-type="float" office:value="19515">
            <text:p>19515</text:p>
          </table:table-cell>
          <table:table-cell office:value-type="string">
            <text:p>Palisada MURO 100x13x15 - biały łupany_k</text:p>
          </table:table-cell>
        </table:table-row>
        <table:table-row table:style-name="ro1">
          <table:table-cell office:value-type="float" office:value="19516">
            <text:p>19516</text:p>
          </table:table-cell>
          <table:table-cell office:value-type="string">
            <text:p>Palisada MURO 100x13x15 - czekolada łupany_k</text:p>
          </table:table-cell>
        </table:table-row>
        <table:table-row table:style-name="ro1">
          <table:table-cell office:value-type="float" office:value="19517">
            <text:p>19517</text:p>
          </table:table-cell>
          <table:table-cell office:value-type="string">
            <text:p>Palisada MURO 100x13x15 - grafit łupany_k</text:p>
          </table:table-cell>
        </table:table-row>
        <table:table-row table:style-name="ro1">
          <table:table-cell office:value-type="float" office:value="19518">
            <text:p>19518</text:p>
          </table:table-cell>
          <table:table-cell office:value-type="string">
            <text:p>Palisada MURO 100x13x15 - marago łupany_k</text:p>
          </table:table-cell>
        </table:table-row>
        <table:table-row table:style-name="ro2">
          <table:table-cell office:value-type="float" office:value="19519">
            <text:p>19519</text:p>
          </table:table-cell>
          <table:table-cell office:value-type="string">
            <text:p>Palisada MURO 100x13x15 - mocca łupany_k</text:p>
          </table:table-cell>
        </table:table-row>
        <table:table-row table:style-name="ro1">
          <table:table-cell office:value-type="float" office:value="19520">
            <text:p>19520</text:p>
          </table:table-cell>
          <table:table-cell office:value-type="string">
            <text:p>Palisada MURO 100x13x15 - toffi łupany_k</text:p>
          </table:table-cell>
        </table:table-row>
        <table:table-row table:style-name="ro1">
          <table:table-cell office:value-type="float" office:value="19521">
            <text:p>19521</text:p>
          </table:table-cell>
          <table:table-cell office:value-type="string">
            <text:p>Palisada MURO 100x13x15 - wanilia łupany_k</text:p>
          </table:table-cell>
        </table:table-row>
        <table:table-row table:style-name="ro1">
          <table:table-cell office:value-type="float" office:value="19522">
            <text:p>19522</text:p>
          </table:table-cell>
          <table:table-cell office:value-type="string">
            <text:p>Palisada MURO 115x13x22,5 - biały łupany_k</text:p>
          </table:table-cell>
        </table:table-row>
        <table:table-row table:style-name="ro1">
          <table:table-cell office:value-type="float" office:value="19523">
            <text:p>19523</text:p>
          </table:table-cell>
          <table:table-cell office:value-type="string">
            <text:p>Palisada MURO 115x13x22,5 - czekolada łupany_k</text:p>
          </table:table-cell>
        </table:table-row>
        <table:table-row table:style-name="ro1">
          <table:table-cell office:value-type="float" office:value="19524">
            <text:p>19524</text:p>
          </table:table-cell>
          <table:table-cell office:value-type="string">
            <text:p>Palisada MURO 115x13x22,5 - grafit łupany_k</text:p>
          </table:table-cell>
        </table:table-row>
        <table:table-row table:style-name="ro1">
          <table:table-cell office:value-type="float" office:value="19525">
            <text:p>19525</text:p>
          </table:table-cell>
          <table:table-cell office:value-type="string">
            <text:p>Palisada MURO 115x13x22,5 - marago łupany_k</text:p>
          </table:table-cell>
        </table:table-row>
        <table:table-row table:style-name="ro2">
          <table:table-cell office:value-type="float" office:value="19526">
            <text:p>19526</text:p>
          </table:table-cell>
          <table:table-cell office:value-type="string">
            <text:p>Palisada MURO 115x13x22,5 - mocca łupany_k</text:p>
          </table:table-cell>
        </table:table-row>
        <table:table-row table:style-name="ro1">
          <table:table-cell office:value-type="float" office:value="19527">
            <text:p>19527</text:p>
          </table:table-cell>
          <table:table-cell office:value-type="string">
            <text:p>Palisada MURO 115x13x22,5 - toffi łupany_k</text:p>
          </table:table-cell>
        </table:table-row>
        <table:table-row table:style-name="ro1">
          <table:table-cell office:value-type="float" office:value="19528">
            <text:p>19528</text:p>
          </table:table-cell>
          <table:table-cell office:value-type="string">
            <text:p>Palisada MURO 115x13x22,5 - wanilia łupany_k</text:p>
          </table:table-cell>
        </table:table-row>
        <table:table-row table:style-name="ro1">
          <table:table-cell office:value-type="float" office:value="19529">
            <text:p>19529</text:p>
          </table:table-cell>
          <table:table-cell office:value-type="string">
            <text:p>Palisada MURO 60x13x22,5 - biały łupany_k</text:p>
          </table:table-cell>
        </table:table-row>
        <table:table-row table:style-name="ro1">
          <table:table-cell office:value-type="float" office:value="19530">
            <text:p>19530</text:p>
          </table:table-cell>
          <table:table-cell office:value-type="string">
            <text:p>Palisada MURO 60x13x22,5 - czekolada łupany_k</text:p>
          </table:table-cell>
        </table:table-row>
        <table:table-row table:style-name="ro1">
          <table:table-cell office:value-type="float" office:value="19531">
            <text:p>19531</text:p>
          </table:table-cell>
          <table:table-cell office:value-type="string">
            <text:p>Palisada MURO 60x13x22,5 - grafit łupany_k</text:p>
          </table:table-cell>
        </table:table-row>
        <table:table-row table:style-name="ro1">
          <table:table-cell office:value-type="float" office:value="19532">
            <text:p>19532</text:p>
          </table:table-cell>
          <table:table-cell office:value-type="string">
            <text:p>Palisada MURO 60x13x22,5 - marago łupany_k</text:p>
          </table:table-cell>
        </table:table-row>
        <table:table-row table:style-name="ro2">
          <table:table-cell office:value-type="float" office:value="19533">
            <text:p>19533</text:p>
          </table:table-cell>
          <table:table-cell office:value-type="string">
            <text:p>Palisada MURO 60x13x22,5 - mocca łupany_k</text:p>
          </table:table-cell>
        </table:table-row>
        <table:table-row table:style-name="ro1">
          <table:table-cell office:value-type="float" office:value="19534">
            <text:p>19534</text:p>
          </table:table-cell>
          <table:table-cell office:value-type="string">
            <text:p>Palisada MURO 60x13x22,5 - toffi łupany_k</text:p>
          </table:table-cell>
        </table:table-row>
        <table:table-row table:style-name="ro1">
          <table:table-cell office:value-type="float" office:value="19535">
            <text:p>19535</text:p>
          </table:table-cell>
          <table:table-cell office:value-type="string">
            <text:p>Palisada MURO 60x13x22,5 - wanilia łupany_k</text:p>
          </table:table-cell>
        </table:table-row>
        <table:table-row table:style-name="ro1">
          <table:table-cell office:value-type="float" office:value="19536">
            <text:p>19536</text:p>
          </table:table-cell>
          <table:table-cell office:value-type="string">
            <text:p>Palisada MURO 30x13x22,5 - biały łupany_k</text:p>
          </table:table-cell>
        </table:table-row>
        <table:table-row table:style-name="ro1">
          <table:table-cell office:value-type="float" office:value="19537">
            <text:p>19537</text:p>
          </table:table-cell>
          <table:table-cell office:value-type="string">
            <text:p>Palisada MURO 30x13x22,5 - czekolada łupany_k</text:p>
          </table:table-cell>
        </table:table-row>
        <table:table-row table:style-name="ro1">
          <table:table-cell office:value-type="float" office:value="19538">
            <text:p>19538</text:p>
          </table:table-cell>
          <table:table-cell office:value-type="string">
            <text:p>Palisada MURO 30x13x22,5 - grafit łupany_k</text:p>
          </table:table-cell>
        </table:table-row>
        <table:table-row table:style-name="ro1">
          <table:table-cell office:value-type="float" office:value="19539">
            <text:p>19539</text:p>
          </table:table-cell>
          <table:table-cell office:value-type="string">
            <text:p>Palisada MURO 30x13x22,5 - marago łupany_k</text:p>
          </table:table-cell>
        </table:table-row>
        <table:table-row table:style-name="ro2">
          <table:table-cell office:value-type="float" office:value="19540">
            <text:p>19540</text:p>
          </table:table-cell>
          <table:table-cell office:value-type="string">
            <text:p>Palisada MURO 30x13x22,5 - mocca łupany_k</text:p>
          </table:table-cell>
        </table:table-row>
        <table:table-row table:style-name="ro1">
          <table:table-cell office:value-type="float" office:value="19541">
            <text:p>19541</text:p>
          </table:table-cell>
          <table:table-cell office:value-type="string">
            <text:p>Palisada MURO 30x13x22,5 - toffi łupany_k</text:p>
          </table:table-cell>
        </table:table-row>
        <table:table-row table:style-name="ro1">
          <table:table-cell office:value-type="float" office:value="19542">
            <text:p>19542</text:p>
          </table:table-cell>
          <table:table-cell office:value-type="string">
            <text:p>Palisada MURO 30x13x22,5 - wanilia łupany_k</text:p>
          </table:table-cell>
        </table:table-row>
        <table:table-row table:style-name="ro1">
          <table:table-cell office:value-type="float" office:value="19552">
            <text:p>19552</text:p>
          </table:table-cell>
          <table:table-cell office:value-type="string">
            <text:p>Stopnie łupane MURO 120x35x15 - biały łupany_k</text:p>
          </table:table-cell>
        </table:table-row>
        <table:table-row table:style-name="ro1">
          <table:table-cell office:value-type="float" office:value="19553">
            <text:p>19553</text:p>
          </table:table-cell>
          <table:table-cell office:value-type="string">
            <text:p>Stopnie łupane MURO 120x35x15 - czekolada łupany_k</text:p>
          </table:table-cell>
        </table:table-row>
        <table:table-row table:style-name="ro2">
          <table:table-cell office:value-type="float" office:value="19554">
            <text:p>19554</text:p>
          </table:table-cell>
          <table:table-cell office:value-type="string">
            <text:p>Stopnie łupane MURO 120x35x15 - frappe łupane</text:p>
          </table:table-cell>
        </table:table-row>
        <table:table-row table:style-name="ro1">
          <table:table-cell office:value-type="float" office:value="19555">
            <text:p>19555</text:p>
          </table:table-cell>
          <table:table-cell office:value-type="string">
            <text:p>Stopnie łupane MURO 120x35x15 - grafit łupany_k</text:p>
          </table:table-cell>
        </table:table-row>
        <table:table-row table:style-name="ro2">
          <table:table-cell office:value-type="float" office:value="19556">
            <text:p>19556</text:p>
          </table:table-cell>
          <table:table-cell office:value-type="string">
            <text:p>Stopnie łupane MURO 120x35x15 - lungo łupany_k</text:p>
          </table:table-cell>
        </table:table-row>
        <table:table-row table:style-name="ro1">
          <table:table-cell office:value-type="float" office:value="19557">
            <text:p>19557</text:p>
          </table:table-cell>
          <table:table-cell office:value-type="string">
            <text:p>Stopnie łupane MURO 120x35x15 - marago łupany_k</text:p>
          </table:table-cell>
        </table:table-row>
        <table:table-row table:style-name="ro2">
          <table:table-cell office:value-type="float" office:value="19558">
            <text:p>19558</text:p>
          </table:table-cell>
          <table:table-cell office:value-type="string">
            <text:p>Stopnie łupane MURO 120x35x15 - mocca łupany_k</text:p>
          </table:table-cell>
        </table:table-row>
        <table:table-row table:style-name="ro1">
          <table:table-cell office:value-type="float" office:value="19559">
            <text:p>19559</text:p>
          </table:table-cell>
          <table:table-cell office:value-type="string">
            <text:p>Stopnie łupane MURO 120x35x15 - toffi łupany_k</text:p>
          </table:table-cell>
        </table:table-row>
        <table:table-row table:style-name="ro1">
          <table:table-cell office:value-type="float" office:value="19560">
            <text:p>19560</text:p>
          </table:table-cell>
          <table:table-cell office:value-type="string">
            <text:p>Stopnie łupane MURO 120x50x15 - biały łupany_k</text:p>
          </table:table-cell>
        </table:table-row>
        <table:table-row table:style-name="ro1">
          <table:table-cell office:value-type="float" office:value="19561">
            <text:p>19561</text:p>
          </table:table-cell>
          <table:table-cell office:value-type="string">
            <text:p>Stopnie łupane MURO 120x50x15 - czekolada łupany_k</text:p>
          </table:table-cell>
        </table:table-row>
        <table:table-row table:style-name="ro2">
          <table:table-cell office:value-type="float" office:value="19562">
            <text:p>19562</text:p>
          </table:table-cell>
          <table:table-cell office:value-type="string">
            <text:p>Stopnie łupane MURO 120x50x15 - frappe łupane</text:p>
          </table:table-cell>
        </table:table-row>
        <table:table-row table:style-name="ro1">
          <table:table-cell office:value-type="float" office:value="19563">
            <text:p>19563</text:p>
          </table:table-cell>
          <table:table-cell office:value-type="string">
            <text:p>Stopnie łupane MURO 120x50x15 - grafit łupany_k</text:p>
          </table:table-cell>
        </table:table-row>
        <table:table-row table:style-name="ro1">
          <table:table-cell office:value-type="float" office:value="19564">
            <text:p>19564</text:p>
          </table:table-cell>
          <table:table-cell office:value-type="string">
            <text:p>Stopnie łupane MURO 120x50x15 - marago łupany_k</text:p>
          </table:table-cell>
        </table:table-row>
        <table:table-row table:style-name="ro2">
          <table:table-cell office:value-type="float" office:value="19565">
            <text:p>19565</text:p>
          </table:table-cell>
          <table:table-cell office:value-type="string">
            <text:p>Stopnie łupane MURO 120x50x15 - mocca łupany_k</text:p>
          </table:table-cell>
        </table:table-row>
        <table:table-row table:style-name="ro1">
          <table:table-cell office:value-type="float" office:value="19566">
            <text:p>19566</text:p>
          </table:table-cell>
          <table:table-cell office:value-type="string">
            <text:p>Stopnie łupane MURO 120x50x15 - toffi łupany_k</text:p>
          </table:table-cell>
        </table:table-row>
        <table:table-row table:style-name="ro1">
          <table:table-cell office:value-type="float" office:value="19569">
            <text:p>19569</text:p>
          </table:table-cell>
          <table:table-cell office:value-type="string">
            <text:p>Stopnie łupane MURO 105x33,3x15 - biały łupany_k</text:p>
          </table:table-cell>
        </table:table-row>
        <table:table-row table:style-name="ro1">
          <table:table-cell office:value-type="float" office:value="19570">
            <text:p>19570</text:p>
          </table:table-cell>
          <table:table-cell office:value-type="string">
            <text:p>Stopnie łupane MURO 105x33,3x15 - czekolada łupany_k</text:p>
          </table:table-cell>
        </table:table-row>
        <table:table-row table:style-name="ro2">
          <table:table-cell office:value-type="float" office:value="19571">
            <text:p>19571</text:p>
          </table:table-cell>
          <table:table-cell office:value-type="string">
            <text:p>Stopnie łupane MURO 105x33,3x15 - frappe łupane</text:p>
          </table:table-cell>
        </table:table-row>
        <table:table-row table:style-name="ro1">
          <table:table-cell office:value-type="float" office:value="19572">
            <text:p>19572</text:p>
          </table:table-cell>
          <table:table-cell office:value-type="string">
            <text:p>Stopnie łupane MURO 105x33,3x15 - grafit łupany_k</text:p>
          </table:table-cell>
        </table:table-row>
        <table:table-row table:style-name="ro1">
          <table:table-cell office:value-type="float" office:value="19573">
            <text:p>19573</text:p>
          </table:table-cell>
          <table:table-cell office:value-type="string">
            <text:p>Stopnie łupane MURO 105x33,3x15 - marago łupany_k</text:p>
          </table:table-cell>
        </table:table-row>
        <table:table-row table:style-name="ro2">
          <table:table-cell office:value-type="float" office:value="19574">
            <text:p>19574</text:p>
          </table:table-cell>
          <table:table-cell office:value-type="string">
            <text:p>Stopnie łupane MURO 105x33,3x15 - mocca łupany_k</text:p>
          </table:table-cell>
        </table:table-row>
        <table:table-row table:style-name="ro1">
          <table:table-cell office:value-type="float" office:value="19575">
            <text:p>19575</text:p>
          </table:table-cell>
          <table:table-cell office:value-type="string">
            <text:p>Stopnie łupane MURO 105x33,3x15 - toffi łupany_k</text:p>
          </table:table-cell>
        </table:table-row>
        <table:table-row table:style-name="ro1">
          <table:table-cell office:value-type="float" office:value="19576">
            <text:p>19576</text:p>
          </table:table-cell>
          <table:table-cell office:value-type="string">
            <text:p>Stopnie łupane MURO 105x50x15 - biały łupany_k</text:p>
          </table:table-cell>
        </table:table-row>
        <table:table-row table:style-name="ro1">
          <table:table-cell office:value-type="float" office:value="19577">
            <text:p>19577</text:p>
          </table:table-cell>
          <table:table-cell office:value-type="string">
            <text:p>Stopnie łupane MURO 105x50x15 - czekolada łupany_k</text:p>
          </table:table-cell>
        </table:table-row>
        <table:table-row table:style-name="ro2">
          <table:table-cell office:value-type="float" office:value="19578">
            <text:p>19578</text:p>
          </table:table-cell>
          <table:table-cell office:value-type="string">
            <text:p>Stopnie łupane MURO 105x50x15 - frappe łupane</text:p>
          </table:table-cell>
        </table:table-row>
        <table:table-row table:style-name="ro1">
          <table:table-cell office:value-type="float" office:value="19579">
            <text:p>19579</text:p>
          </table:table-cell>
          <table:table-cell office:value-type="string">
            <text:p>Stopnie łupane MURO 105x50x15 - grafit łupany_k</text:p>
          </table:table-cell>
        </table:table-row>
        <table:table-row table:style-name="ro1">
          <table:table-cell office:value-type="float" office:value="19580">
            <text:p>19580</text:p>
          </table:table-cell>
          <table:table-cell office:value-type="string">
            <text:p>Stopnie łupane MURO 105x50x15 - marago łupany_k</text:p>
          </table:table-cell>
        </table:table-row>
        <table:table-row table:style-name="ro2">
          <table:table-cell office:value-type="float" office:value="19581">
            <text:p>19581</text:p>
          </table:table-cell>
          <table:table-cell office:value-type="string">
            <text:p>Stopnie łupane MURO 105x50x15 - mocca łupany_k</text:p>
          </table:table-cell>
        </table:table-row>
        <table:table-row table:style-name="ro1">
          <table:table-cell office:value-type="float" office:value="19582">
            <text:p>19582</text:p>
          </table:table-cell>
          <table:table-cell office:value-type="string">
            <text:p>Stopnie łupane MURO 105x50x15 - toffi łupany_k</text:p>
          </table:table-cell>
        </table:table-row>
        <table:table-row table:style-name="ro1">
          <table:table-cell office:value-type="float" office:value="19583">
            <text:p>19583</text:p>
          </table:table-cell>
          <table:table-cell office:value-type="string">
            <text:p>Stopnie łupane MURO 100x34x7 - biały łupany_k</text:p>
          </table:table-cell>
        </table:table-row>
        <table:table-row table:style-name="ro1">
          <table:table-cell office:value-type="float" office:value="19584">
            <text:p>19584</text:p>
          </table:table-cell>
          <table:table-cell office:value-type="string">
            <text:p>Stopnie łupane MURO 100x34x7 - czekolada łupany_k</text:p>
          </table:table-cell>
        </table:table-row>
        <table:table-row table:style-name="ro1">
          <table:table-cell office:value-type="float" office:value="19585">
            <text:p>19585</text:p>
          </table:table-cell>
          <table:table-cell office:value-type="string">
            <text:p>Stopnie łupane MURO 100x34x7 - grafit łupany_k</text:p>
          </table:table-cell>
        </table:table-row>
        <table:table-row table:style-name="ro2">
          <table:table-cell office:value-type="float" office:value="19586">
            <text:p>19586</text:p>
          </table:table-cell>
          <table:table-cell office:value-type="string">
            <text:p>Stopnie łupane MURO 100x34x7 - lungo łupany_k</text:p>
          </table:table-cell>
        </table:table-row>
        <table:table-row table:style-name="ro1">
          <table:table-cell office:value-type="float" office:value="19587">
            <text:p>19587</text:p>
          </table:table-cell>
          <table:table-cell office:value-type="string">
            <text:p>Stopnie łupane MURO 100x34x7 - marago łupany_k</text:p>
          </table:table-cell>
        </table:table-row>
        <table:table-row table:style-name="ro2">
          <table:table-cell office:value-type="float" office:value="19588">
            <text:p>19588</text:p>
          </table:table-cell>
          <table:table-cell office:value-type="string">
            <text:p>Stopnie łupane MURO 100x34x7 - mocca łupany_k</text:p>
          </table:table-cell>
        </table:table-row>
        <table:table-row table:style-name="ro1">
          <table:table-cell office:value-type="float" office:value="19589">
            <text:p>19589</text:p>
          </table:table-cell>
          <table:table-cell office:value-type="string">
            <text:p>Stopnie łupane MURO 100x34x7 - szary łupany_k</text:p>
          </table:table-cell>
        </table:table-row>
        <table:table-row table:style-name="ro1">
          <table:table-cell office:value-type="float" office:value="19590">
            <text:p>19590</text:p>
          </table:table-cell>
          <table:table-cell office:value-type="string">
            <text:p>Stopnie łupane MURO 100x34x7 - toffi łupany_k</text:p>
          </table:table-cell>
        </table:table-row>
        <table:table-row table:style-name="ro1">
          <table:table-cell office:value-type="float" office:value="19612">
            <text:p>19612</text:p>
          </table:table-cell>
          <table:table-cell office:value-type="string">
            <text:p>Krawężnik prosty 15x30x100 - brązowy</text:p>
          </table:table-cell>
        </table:table-row>
        <table:table-row table:style-name="ro1">
          <table:table-cell office:value-type="float" office:value="19613">
            <text:p>19613</text:p>
          </table:table-cell>
          <table:table-cell office:value-type="string">
            <text:p>Krawężnik prosty 15x30x100 - czerwony</text:p>
          </table:table-cell>
        </table:table-row>
        <table:table-row table:style-name="ro1">
          <table:table-cell office:value-type="float" office:value="19614">
            <text:p>19614</text:p>
          </table:table-cell>
          <table:table-cell office:value-type="string">
            <text:p>Krawężnik prosty 15x30x100 - grafitowy</text:p>
          </table:table-cell>
        </table:table-row>
        <table:table-row table:style-name="ro1">
          <table:table-cell office:value-type="float" office:value="19615">
            <text:p>19615</text:p>
          </table:table-cell>
          <table:table-cell office:value-type="string">
            <text:p>Krawężnik prosty 15x30x100 - szary</text:p>
          </table:table-cell>
        </table:table-row>
        <table:table-row table:style-name="ro1">
          <table:table-cell office:value-type="float" office:value="19616">
            <text:p>19616</text:p>
          </table:table-cell>
          <table:table-cell office:value-type="string">
            <text:p>Krawężnik prosty 12x25x100 - brązowy</text:p>
          </table:table-cell>
        </table:table-row>
        <table:table-row table:style-name="ro1">
          <table:table-cell office:value-type="float" office:value="19618">
            <text:p>19618</text:p>
          </table:table-cell>
          <table:table-cell office:value-type="string">
            <text:p>Krawężnik prosty 12x25x100 - grafitowy</text:p>
          </table:table-cell>
        </table:table-row>
        <table:table-row table:style-name="ro1">
          <table:table-cell office:value-type="float" office:value="19619">
            <text:p>19619</text:p>
          </table:table-cell>
          <table:table-cell office:value-type="string">
            <text:p>Krawężnik prosty 12x25x100 - szary</text:p>
          </table:table-cell>
        </table:table-row>
        <table:table-row table:style-name="ro1">
          <table:table-cell office:value-type="float" office:value="19623">
            <text:p>19623</text:p>
          </table:table-cell>
          <table:table-cell office:value-type="string">
            <text:p>Krawężnik najazdowy 15x22x100 - szary</text:p>
          </table:table-cell>
        </table:table-row>
        <table:table-row table:style-name="ro1">
          <table:table-cell office:value-type="float" office:value="19624">
            <text:p>19624</text:p>
          </table:table-cell>
          <table:table-cell office:value-type="string">
            <text:p>Krawężnik najazdowy 15x22x100 - brązowy</text:p>
          </table:table-cell>
        </table:table-row>
        <table:table-row table:style-name="ro1">
          <table:table-cell office:value-type="float" office:value="19626">
            <text:p>19626</text:p>
          </table:table-cell>
          <table:table-cell office:value-type="string">
            <text:p>Krawężnik najazdowy 15x22x100 - grafitowy</text:p>
          </table:table-cell>
        </table:table-row>
        <table:table-row table:style-name="ro1">
          <table:table-cell office:value-type="float" office:value="19637">
            <text:p>19637</text:p>
          </table:table-cell>
          <table:table-cell office:value-type="string">
            <text:p>Płyta chodnikowa 50x50x7 - czerwony</text:p>
          </table:table-cell>
        </table:table-row>
        <table:table-row table:style-name="ro1">
          <table:table-cell office:value-type="float" office:value="19638">
            <text:p>19638</text:p>
          </table:table-cell>
          <table:table-cell office:value-type="string">
            <text:p>Płyta chodnikowa 50x50x7 - grafitowy</text:p>
          </table:table-cell>
        </table:table-row>
        <table:table-row table:style-name="ro1">
          <table:table-cell office:value-type="float" office:value="19639">
            <text:p>19639</text:p>
          </table:table-cell>
          <table:table-cell office:value-type="string">
            <text:p>Płyta chodnikowa 50x50x7 - szary</text:p>
          </table:table-cell>
        </table:table-row>
        <table:table-row table:style-name="ro1">
          <table:table-cell office:value-type="float" office:value="19652">
            <text:p>19652</text:p>
          </table:table-cell>
          <table:table-cell office:value-type="string">
            <text:p>Korytko ściekowe 33x30x10 - brązowy</text:p>
          </table:table-cell>
        </table:table-row>
        <table:table-row table:style-name="ro1">
          <table:table-cell office:value-type="float" office:value="19654">
            <text:p>19654</text:p>
          </table:table-cell>
          <table:table-cell office:value-type="string">
            <text:p>Korytko ściekowe 33x30x10 - grafitowy</text:p>
          </table:table-cell>
        </table:table-row>
        <table:table-row table:style-name="ro1">
          <table:table-cell office:value-type="float" office:value="19655">
            <text:p>19655</text:p>
          </table:table-cell>
          <table:table-cell office:value-type="string">
            <text:p>Korytko ściekowe 33x30x10 - szary</text:p>
          </table:table-cell>
        </table:table-row>
        <table:table-row table:style-name="ro1">
          <table:table-cell office:value-type="float" office:value="19673">
            <text:p>19673</text:p>
          </table:table-cell>
          <table:table-cell office:value-type="string">
            <text:p>Kostka B-1 10 BEZ FAZY - szary</text:p>
          </table:table-cell>
        </table:table-row>
        <table:table-row table:style-name="ro1">
          <table:table-cell office:value-type="float" office:value="19678">
            <text:p>19678</text:p>
          </table:table-cell>
          <table:table-cell office:value-type="string">
            <text:p>Kostka B-1 6 BEZ FAZY - szary</text:p>
          </table:table-cell>
        </table:table-row>
        <table:table-row table:style-name="ro1">
          <table:table-cell office:value-type="float" office:value="19680">
            <text:p>19680</text:p>
          </table:table-cell>
          <table:table-cell office:value-type="string">
            <text:p>Kostka B-1 8 BEZ FAZY POŁÓWKI - czerwony</text:p>
          </table:table-cell>
        </table:table-row>
        <table:table-row table:style-name="ro1">
          <table:table-cell office:value-type="float" office:value="19681">
            <text:p>19681</text:p>
          </table:table-cell>
          <table:table-cell office:value-type="string">
            <text:p>Kostka B-1 8 BEZ FAZY POŁÓWKI - grafitowy</text:p>
          </table:table-cell>
        </table:table-row>
        <table:table-row table:style-name="ro1">
          <table:table-cell office:value-type="float" office:value="19683">
            <text:p>19683</text:p>
          </table:table-cell>
          <table:table-cell office:value-type="string">
            <text:p>Kostka B-1 8 BEZ FAZY POŁÓWKI - szary</text:p>
          </table:table-cell>
        </table:table-row>
        <table:table-row table:style-name="ro1">
          <table:table-cell office:value-type="float" office:value="19684">
            <text:p>19684</text:p>
          </table:table-cell>
          <table:table-cell office:value-type="string">
            <text:p>Kostka B-1 8 BEZ FAZY - biały_k</text:p>
          </table:table-cell>
        </table:table-row>
        <table:table-row table:style-name="ro1">
          <table:table-cell office:value-type="float" office:value="19688">
            <text:p>19688</text:p>
          </table:table-cell>
          <table:table-cell office:value-type="string">
            <text:p>Kostka B-1 8 BEZ FAZY - czerwony</text:p>
          </table:table-cell>
        </table:table-row>
        <table:table-row table:style-name="ro1">
          <table:table-cell office:value-type="float" office:value="19689">
            <text:p>19689</text:p>
          </table:table-cell>
          <table:table-cell office:value-type="string">
            <text:p>Kostka B-1 8 BEZ FAZY - grafitowy</text:p>
          </table:table-cell>
        </table:table-row>
        <table:table-row table:style-name="ro1">
          <table:table-cell office:value-type="float" office:value="19691">
            <text:p>19691</text:p>
          </table:table-cell>
          <table:table-cell office:value-type="string">
            <text:p>Kostka B-1 8 BEZ FAZY - szary</text:p>
          </table:table-cell>
        </table:table-row>
        <table:table-row table:style-name="ro1">
          <table:table-cell office:value-type="float" office:value="19695">
            <text:p>19695</text:p>
          </table:table-cell>
          <table:table-cell office:value-type="string">
            <text:p>Kostka B-1 8 POŁÓWKI - czerwony</text:p>
          </table:table-cell>
        </table:table-row>
        <table:table-row table:style-name="ro1">
          <table:table-cell office:value-type="float" office:value="19696">
            <text:p>19696</text:p>
          </table:table-cell>
          <table:table-cell office:value-type="string">
            <text:p>Kostka B-1 8 POŁÓWKI - grafitowy</text:p>
          </table:table-cell>
        </table:table-row>
        <table:table-row table:style-name="ro1">
          <table:table-cell office:value-type="float" office:value="19698">
            <text:p>19698</text:p>
          </table:table-cell>
          <table:table-cell office:value-type="string">
            <text:p>Kostka B-1 8 POŁÓWKI - szary</text:p>
          </table:table-cell>
        </table:table-row>
        <table:table-row table:style-name="ro1">
          <table:table-cell office:value-type="float" office:value="19700">
            <text:p>19700</text:p>
          </table:table-cell>
          <table:table-cell office:value-type="string">
            <text:p>Kostka B-1 10 - czerwony</text:p>
          </table:table-cell>
        </table:table-row>
        <table:table-row table:style-name="ro1">
          <table:table-cell office:value-type="float" office:value="19701">
            <text:p>19701</text:p>
          </table:table-cell>
          <table:table-cell office:value-type="string">
            <text:p>Kostka B-1 10 - grafitowy</text:p>
          </table:table-cell>
        </table:table-row>
        <table:table-row table:style-name="ro1">
          <table:table-cell office:value-type="float" office:value="19703">
            <text:p>19703</text:p>
          </table:table-cell>
          <table:table-cell office:value-type="string">
            <text:p>Kostka B-1 10 - szary</text:p>
          </table:table-cell>
        </table:table-row>
        <table:table-row table:style-name="ro1">
          <table:table-cell office:value-type="float" office:value="19707">
            <text:p>19707</text:p>
          </table:table-cell>
          <table:table-cell office:value-type="string">
            <text:p>Kostka B-1 8 MIKROFAZA - czerwony</text:p>
          </table:table-cell>
        </table:table-row>
        <table:table-row table:style-name="ro1">
          <table:table-cell office:value-type="float" office:value="19708">
            <text:p>19708</text:p>
          </table:table-cell>
          <table:table-cell office:value-type="string">
            <text:p>Kostka B-1 8 MIKROFAZA - grafitowy</text:p>
          </table:table-cell>
        </table:table-row>
        <table:table-row table:style-name="ro1">
          <table:table-cell office:value-type="float" office:value="19710">
            <text:p>19710</text:p>
          </table:table-cell>
          <table:table-cell office:value-type="string">
            <text:p>Kostka B-1 8 MIKROFAZA - szary</text:p>
          </table:table-cell>
        </table:table-row>
        <table:table-row table:style-name="ro1">
          <table:table-cell office:value-type="float" office:value="19714">
            <text:p>19714</text:p>
          </table:table-cell>
          <table:table-cell office:value-type="string">
            <text:p>Kostka B-1 6 - czerwony</text:p>
          </table:table-cell>
        </table:table-row>
        <table:table-row table:style-name="ro1">
          <table:table-cell office:value-type="float" office:value="19715">
            <text:p>19715</text:p>
          </table:table-cell>
          <table:table-cell office:value-type="string">
            <text:p>Kostka B-1 6 - grafitowy</text:p>
          </table:table-cell>
        </table:table-row>
        <table:table-row table:style-name="ro1">
          <table:table-cell office:value-type="float" office:value="19717">
            <text:p>19717</text:p>
          </table:table-cell>
          <table:table-cell office:value-type="string">
            <text:p>Kostka B-1 6 - szary</text:p>
          </table:table-cell>
        </table:table-row>
        <table:table-row table:style-name="ro1">
          <table:table-cell office:value-type="float" office:value="19721">
            <text:p>19721</text:p>
          </table:table-cell>
          <table:table-cell office:value-type="string">
            <text:p>Kostka B-1 6 POŁÓWKI - czerwony</text:p>
          </table:table-cell>
        </table:table-row>
        <table:table-row table:style-name="ro1">
          <table:table-cell office:value-type="float" office:value="19722">
            <text:p>19722</text:p>
          </table:table-cell>
          <table:table-cell office:value-type="string">
            <text:p>Kostka B-1 6 POŁÓWKI - grafitowy</text:p>
          </table:table-cell>
        </table:table-row>
        <table:table-row table:style-name="ro1">
          <table:table-cell office:value-type="float" office:value="19723">
            <text:p>19723</text:p>
          </table:table-cell>
          <table:table-cell office:value-type="string">
            <text:p>Kostka B-1 6 POŁÓWKI - szary</text:p>
          </table:table-cell>
        </table:table-row>
        <table:table-row table:style-name="ro1">
          <table:table-cell office:value-type="float" office:value="19726">
            <text:p>19726</text:p>
          </table:table-cell>
          <table:table-cell office:value-type="string">
            <text:p>Kostka B-1 8 - brązowy</text:p>
          </table:table-cell>
        </table:table-row>
        <table:table-row table:style-name="ro1">
          <table:table-cell office:value-type="float" office:value="19727">
            <text:p>19727</text:p>
          </table:table-cell>
          <table:table-cell office:value-type="string">
            <text:p>Kostka B-1 8 - czerwony</text:p>
          </table:table-cell>
        </table:table-row>
        <table:table-row table:style-name="ro1">
          <table:table-cell office:value-type="float" office:value="19728">
            <text:p>19728</text:p>
          </table:table-cell>
          <table:table-cell office:value-type="string">
            <text:p>Kostka B-1 8 - grafitowy</text:p>
          </table:table-cell>
        </table:table-row>
        <table:table-row table:style-name="ro1">
          <table:table-cell office:value-type="float" office:value="19730">
            <text:p>19730</text:p>
          </table:table-cell>
          <table:table-cell office:value-type="string">
            <text:p>Kostka B-1 8 - szary</text:p>
          </table:table-cell>
        </table:table-row>
        <table:table-row table:style-name="ro1">
          <table:table-cell office:value-type="float" office:value="19732">
            <text:p>19732</text:p>
          </table:table-cell>
          <table:table-cell office:value-type="string">
            <text:p>Kostka B-1 8 - żółty</text:p>
          </table:table-cell>
        </table:table-row>
        <table:table-row table:style-name="ro1">
          <table:table-cell office:value-type="float" office:value="19734">
            <text:p>19734</text:p>
          </table:table-cell>
          <table:table-cell office:value-type="string">
            <text:p>Kostka H-1 8 - niebieski</text:p>
          </table:table-cell>
        </table:table-row>
        <table:table-row table:style-name="ro1">
          <table:table-cell office:value-type="float" office:value="19735">
            <text:p>19735</text:p>
          </table:table-cell>
          <table:table-cell office:value-type="string">
            <text:p>Kostka H-1 8 - biały_k</text:p>
          </table:table-cell>
        </table:table-row>
        <table:table-row table:style-name="ro1">
          <table:table-cell office:value-type="float" office:value="19736">
            <text:p>19736</text:p>
          </table:table-cell>
          <table:table-cell office:value-type="string">
            <text:p>Kostka H-1 8 - czerwony</text:p>
          </table:table-cell>
        </table:table-row>
        <table:table-row table:style-name="ro1">
          <table:table-cell office:value-type="float" office:value="19737">
            <text:p>19737</text:p>
          </table:table-cell>
          <table:table-cell office:value-type="string">
            <text:p>Kostka H-1 8 - grafitowy</text:p>
          </table:table-cell>
        </table:table-row>
        <table:table-row table:style-name="ro1">
          <table:table-cell office:value-type="float" office:value="19738">
            <text:p>19738</text:p>
          </table:table-cell>
          <table:table-cell office:value-type="string">
            <text:p>Kostka H-1 8 - czekolada</text:p>
          </table:table-cell>
        </table:table-row>
        <table:table-row table:style-name="ro1">
          <table:table-cell office:value-type="float" office:value="19739">
            <text:p>19739</text:p>
          </table:table-cell>
          <table:table-cell office:value-type="string">
            <text:p>Kostka H-1 8 - szary</text:p>
          </table:table-cell>
        </table:table-row>
        <table:table-row table:style-name="ro1">
          <table:table-cell office:value-type="float" office:value="19740">
            <text:p>19740</text:p>
          </table:table-cell>
          <table:table-cell office:value-type="string">
            <text:p>Kostka H-1 8 - zielony</text:p>
          </table:table-cell>
        </table:table-row>
        <table:table-row table:style-name="ro1">
          <table:table-cell office:value-type="float" office:value="19741">
            <text:p>19741</text:p>
          </table:table-cell>
          <table:table-cell office:value-type="string">
            <text:p>Kostka H-1 8 - żółty</text:p>
          </table:table-cell>
        </table:table-row>
        <table:table-row table:style-name="ro1">
          <table:table-cell office:value-type="float" office:value="19743">
            <text:p>19743</text:p>
          </table:table-cell>
          <table:table-cell office:value-type="string">
            <text:p>Kostka H-1 6 BEZ FAZY - A1 Złota Jesień</text:p>
          </table:table-cell>
        </table:table-row>
        <table:table-row table:style-name="ro1">
          <table:table-cell office:value-type="float" office:value="19744">
            <text:p>19744</text:p>
          </table:table-cell>
          <table:table-cell office:value-type="string">
            <text:p>Kostka H-1 6 BEZ FAZY - czerwony</text:p>
          </table:table-cell>
        </table:table-row>
        <table:table-row table:style-name="ro1">
          <table:table-cell office:value-type="float" office:value="19745">
            <text:p>19745</text:p>
          </table:table-cell>
          <table:table-cell office:value-type="string">
            <text:p>Kostka H-1 6 BEZ FAZY - grafitowy</text:p>
          </table:table-cell>
        </table:table-row>
        <table:table-row table:style-name="ro1">
          <table:table-cell office:value-type="float" office:value="19747">
            <text:p>19747</text:p>
          </table:table-cell>
          <table:table-cell office:value-type="string">
            <text:p>Kostka H-1 6 BEZ FAZY - szary</text:p>
          </table:table-cell>
        </table:table-row>
        <table:table-row table:style-name="ro1">
          <table:table-cell office:value-type="float" office:value="19749">
            <text:p>19749</text:p>
          </table:table-cell>
          <table:table-cell office:value-type="string">
            <text:p>Kostka H-1 6 BEZ FAZY - żółty</text:p>
          </table:table-cell>
        </table:table-row>
        <table:table-row table:style-name="ro1">
          <table:table-cell office:value-type="float" office:value="19750">
            <text:p>19750</text:p>
          </table:table-cell>
          <table:table-cell office:value-type="string">
            <text:p>Kostka H-1 8 BEZ FAZY - biały_k</text:p>
          </table:table-cell>
        </table:table-row>
        <table:table-row table:style-name="ro1">
          <table:table-cell office:value-type="float" office:value="19751">
            <text:p>19751</text:p>
          </table:table-cell>
          <table:table-cell office:value-type="string">
            <text:p>Kostka H-1 8 BEZ FAZY - czerwony</text:p>
          </table:table-cell>
        </table:table-row>
        <table:table-row table:style-name="ro1">
          <table:table-cell office:value-type="float" office:value="19752">
            <text:p>19752</text:p>
          </table:table-cell>
          <table:table-cell office:value-type="string">
            <text:p>Kostka H-1 8 BEZ FAZY - grafitowy</text:p>
          </table:table-cell>
        </table:table-row>
        <table:table-row table:style-name="ro1">
          <table:table-cell office:value-type="float" office:value="19753">
            <text:p>19753</text:p>
          </table:table-cell>
          <table:table-cell office:value-type="string">
            <text:p>Kostka H-1 8 BEZ FAZY - A1 Złota Jesień</text:p>
          </table:table-cell>
        </table:table-row>
        <table:table-row table:style-name="ro1">
          <table:table-cell office:value-type="float" office:value="19754">
            <text:p>19754</text:p>
          </table:table-cell>
          <table:table-cell office:value-type="string">
            <text:p>Kostka H-1 8 BEZ FAZY - szary</text:p>
          </table:table-cell>
        </table:table-row>
        <table:table-row table:style-name="ro1">
          <table:table-cell office:value-type="float" office:value="19755">
            <text:p>19755</text:p>
          </table:table-cell>
          <table:table-cell office:value-type="string">
            <text:p>Kostka H-1 8 BEZ FAZY - zielony</text:p>
          </table:table-cell>
        </table:table-row>
        <table:table-row table:style-name="ro1">
          <table:table-cell office:value-type="float" office:value="19756">
            <text:p>19756</text:p>
          </table:table-cell>
          <table:table-cell office:value-type="string">
            <text:p>Kostka H-1 8 BEZ FAZY - żółty</text:p>
          </table:table-cell>
        </table:table-row>
        <table:table-row table:style-name="ro1">
          <table:table-cell office:value-type="float" office:value="19757">
            <text:p>19757</text:p>
          </table:table-cell>
          <table:table-cell office:value-type="string">
            <text:p>Kostka H1 integracyjna 8 - brązowy</text:p>
          </table:table-cell>
        </table:table-row>
        <table:table-row table:style-name="ro1">
          <table:table-cell office:value-type="float" office:value="19758">
            <text:p>19758</text:p>
          </table:table-cell>
          <table:table-cell office:value-type="string">
            <text:p>Kostka H1 integracyjna 8 - czerwony</text:p>
          </table:table-cell>
        </table:table-row>
        <table:table-row table:style-name="ro1">
          <table:table-cell office:value-type="float" office:value="19759">
            <text:p>19759</text:p>
          </table:table-cell>
          <table:table-cell office:value-type="string">
            <text:p>Kostka H1 integracyjna 8 - grafitowy</text:p>
          </table:table-cell>
        </table:table-row>
        <table:table-row table:style-name="ro1">
          <table:table-cell office:value-type="float" office:value="19761">
            <text:p>19761</text:p>
          </table:table-cell>
          <table:table-cell office:value-type="string">
            <text:p>Kostka H1 integracyjna 8 - szary</text:p>
          </table:table-cell>
        </table:table-row>
        <table:table-row table:style-name="ro1">
          <table:table-cell office:value-type="float" office:value="19762">
            <text:p>19762</text:p>
          </table:table-cell>
          <table:table-cell office:value-type="string">
            <text:p>Kostka H1 integracyjna 8 - żółty</text:p>
          </table:table-cell>
        </table:table-row>
        <table:table-row table:style-name="ro1">
          <table:table-cell office:value-type="float" office:value="19764">
            <text:p>19764</text:p>
          </table:table-cell>
          <table:table-cell office:value-type="string">
            <text:p>Kostka H-1 4 - brązowy</text:p>
          </table:table-cell>
        </table:table-row>
        <table:table-row table:style-name="ro1">
          <table:table-cell office:value-type="float" office:value="19765">
            <text:p>19765</text:p>
          </table:table-cell>
          <table:table-cell office:value-type="string">
            <text:p>Kostka H-1 4 - czerwony</text:p>
          </table:table-cell>
        </table:table-row>
        <table:table-row table:style-name="ro1">
          <table:table-cell office:value-type="float" office:value="19766">
            <text:p>19766</text:p>
          </table:table-cell>
          <table:table-cell office:value-type="string">
            <text:p>Kostka H-1 4 - grafitowy</text:p>
          </table:table-cell>
        </table:table-row>
        <table:table-row table:style-name="ro1">
          <table:table-cell office:value-type="float" office:value="19767">
            <text:p>19767</text:p>
          </table:table-cell>
          <table:table-cell office:value-type="string">
            <text:p>Kostka H-1 4 - szary</text:p>
          </table:table-cell>
        </table:table-row>
        <table:table-row table:style-name="ro1">
          <table:table-cell office:value-type="float" office:value="19770">
            <text:p>19770</text:p>
          </table:table-cell>
          <table:table-cell office:value-type="string">
            <text:p>Kostka H-1 6 - brązowy</text:p>
          </table:table-cell>
        </table:table-row>
        <table:table-row table:style-name="ro1">
          <table:table-cell office:value-type="float" office:value="19771">
            <text:p>19771</text:p>
          </table:table-cell>
          <table:table-cell office:value-type="string">
            <text:p>Kostka H-1 6 - czerwony</text:p>
          </table:table-cell>
        </table:table-row>
        <table:table-row table:style-name="ro1">
          <table:table-cell office:value-type="float" office:value="19772">
            <text:p>19772</text:p>
          </table:table-cell>
          <table:table-cell office:value-type="string">
            <text:p>Kostka H-1 6 - grafitowy</text:p>
          </table:table-cell>
        </table:table-row>
        <table:table-row table:style-name="ro1">
          <table:table-cell office:value-type="float" office:value="19774">
            <text:p>19774</text:p>
          </table:table-cell>
          <table:table-cell office:value-type="string">
            <text:p>Kostka H-1 6 - szary</text:p>
          </table:table-cell>
        </table:table-row>
        <table:table-row table:style-name="ro1">
          <table:table-cell office:value-type="float" office:value="19775">
            <text:p>19775</text:p>
          </table:table-cell>
          <table:table-cell office:value-type="string">
            <text:p>Kostka H-1 6 - zielony</text:p>
          </table:table-cell>
        </table:table-row>
        <table:table-row table:style-name="ro1">
          <table:table-cell office:value-type="float" office:value="19776">
            <text:p>19776</text:p>
          </table:table-cell>
          <table:table-cell office:value-type="string">
            <text:p>Kostka H-1 6 - żółty</text:p>
          </table:table-cell>
        </table:table-row>
        <table:table-row table:style-name="ro1">
          <table:table-cell office:value-type="float" office:value="19779">
            <text:p>19779</text:p>
          </table:table-cell>
          <table:table-cell office:value-type="string">
            <text:p>Gazon prostokątny 60x40x25 - czekolada</text:p>
          </table:table-cell>
        </table:table-row>
        <table:table-row table:style-name="ro1">
          <table:table-cell office:value-type="float" office:value="19780">
            <text:p>19780</text:p>
          </table:table-cell>
          <table:table-cell office:value-type="string">
            <text:p>Gazon prostokątny 60x40x25 - marago</text:p>
          </table:table-cell>
        </table:table-row>
        <table:table-row table:style-name="ro2">
          <table:table-cell office:value-type="float" office:value="19781">
            <text:p>19781</text:p>
          </table:table-cell>
          <table:table-cell office:value-type="string">
            <text:p>Gazon prostokątny 60x40x25 - mocca</text:p>
          </table:table-cell>
        </table:table-row>
        <table:table-row table:style-name="ro1">
          <table:table-cell office:value-type="float" office:value="19782">
            <text:p>19782</text:p>
          </table:table-cell>
          <table:table-cell office:value-type="string">
            <text:p>Gazon prostokątny 60x40x25 - toffi</text:p>
          </table:table-cell>
        </table:table-row>
        <table:table-row table:style-name="ro1">
          <table:table-cell office:value-type="float" office:value="19783">
            <text:p>19783</text:p>
          </table:table-cell>
          <table:table-cell office:value-type="string">
            <text:p>Gazon prostokątny 60x40x25 - czerwony</text:p>
          </table:table-cell>
        </table:table-row>
        <table:table-row table:style-name="ro1">
          <table:table-cell office:value-type="float" office:value="19784">
            <text:p>19784</text:p>
          </table:table-cell>
          <table:table-cell office:value-type="string">
            <text:p>Gazon prostokątny 60x40x25 - grafitowy</text:p>
          </table:table-cell>
        </table:table-row>
        <table:table-row table:style-name="ro1">
          <table:table-cell office:value-type="float" office:value="19785">
            <text:p>19785</text:p>
          </table:table-cell>
          <table:table-cell office:value-type="string">
            <text:p>Gazon prostokątny 60x40x25 - szary</text:p>
          </table:table-cell>
        </table:table-row>
        <table:table-row table:style-name="ro1">
          <table:table-cell office:value-type="float" office:value="19788">
            <text:p>19788</text:p>
          </table:table-cell>
          <table:table-cell office:value-type="string">
            <text:p>Ażur mały 30x40x8 - brązowy</text:p>
          </table:table-cell>
        </table:table-row>
        <table:table-row table:style-name="ro1">
          <table:table-cell office:value-type="float" office:value="19790">
            <text:p>19790</text:p>
          </table:table-cell>
          <table:table-cell office:value-type="string">
            <text:p>Ażur mały 30x40x8 - grafitowy</text:p>
          </table:table-cell>
        </table:table-row>
        <table:table-row table:style-name="ro1">
          <table:table-cell office:value-type="float" office:value="19791">
            <text:p>19791</text:p>
          </table:table-cell>
          <table:table-cell office:value-type="string">
            <text:p>Ażur mały 30x40x8 - szary</text:p>
          </table:table-cell>
        </table:table-row>
        <table:table-row table:style-name="ro1">
          <table:table-cell office:value-type="float" office:value="19793">
            <text:p>19793</text:p>
          </table:table-cell>
          <table:table-cell office:value-type="string">
            <text:p>Ażur duży 40x60x8 - brązowy</text:p>
          </table:table-cell>
        </table:table-row>
        <table:table-row table:style-name="ro1">
          <table:table-cell office:value-type="float" office:value="19794">
            <text:p>19794</text:p>
          </table:table-cell>
          <table:table-cell office:value-type="string">
            <text:p>Ażur duży 40x60x8 - czerwony</text:p>
          </table:table-cell>
        </table:table-row>
        <table:table-row table:style-name="ro1">
          <table:table-cell office:value-type="float" office:value="19795">
            <text:p>19795</text:p>
          </table:table-cell>
          <table:table-cell office:value-type="string">
            <text:p>Ażur duży 40x60x8 - grafitowy</text:p>
          </table:table-cell>
        </table:table-row>
        <table:table-row table:style-name="ro1">
          <table:table-cell office:value-type="float" office:value="19796">
            <text:p>19796</text:p>
          </table:table-cell>
          <table:table-cell office:value-type="string">
            <text:p>Ażur duży 40x60x8 - szary</text:p>
          </table:table-cell>
        </table:table-row>
        <table:table-row table:style-name="ro1">
          <table:table-cell office:value-type="float" office:value="19798">
            <text:p>19798</text:p>
          </table:table-cell>
          <table:table-cell office:value-type="string">
            <text:p>Gazon 34,5x27,8x20 - czekolada</text:p>
          </table:table-cell>
        </table:table-row>
        <table:table-row table:style-name="ro1">
          <table:table-cell office:value-type="float" office:value="19799">
            <text:p>19799</text:p>
          </table:table-cell>
          <table:table-cell office:value-type="string">
            <text:p>Gazon 34,5x27,8x20 - marago</text:p>
          </table:table-cell>
        </table:table-row>
        <table:table-row table:style-name="ro2">
          <table:table-cell office:value-type="float" office:value="19800">
            <text:p>19800</text:p>
          </table:table-cell>
          <table:table-cell office:value-type="string">
            <text:p>Gazon 34,5x27,8x20 - mocca</text:p>
          </table:table-cell>
        </table:table-row>
        <table:table-row table:style-name="ro1">
          <table:table-cell office:value-type="float" office:value="19802">
            <text:p>19802</text:p>
          </table:table-cell>
          <table:table-cell office:value-type="string">
            <text:p>Gazon 34,5x27,8x20 - toffi</text:p>
          </table:table-cell>
        </table:table-row>
        <table:table-row table:style-name="ro1">
          <table:table-cell office:value-type="float" office:value="19803">
            <text:p>19803</text:p>
          </table:table-cell>
          <table:table-cell office:value-type="string">
            <text:p>Gazon 34,5x27,8x20 - A1 Złota Jesień</text:p>
          </table:table-cell>
        </table:table-row>
        <table:table-row table:style-name="ro1">
          <table:table-cell office:value-type="float" office:value="19804">
            <text:p>19804</text:p>
          </table:table-cell>
          <table:table-cell office:value-type="string">
            <text:p>Gazon 34,5x27,8x20 - czerwony</text:p>
          </table:table-cell>
        </table:table-row>
        <table:table-row table:style-name="ro1">
          <table:table-cell office:value-type="float" office:value="19805">
            <text:p>19805</text:p>
          </table:table-cell>
          <table:table-cell office:value-type="string">
            <text:p>Gazon 34,5x27,8x20 - brązowy</text:p>
          </table:table-cell>
        </table:table-row>
        <table:table-row table:style-name="ro1">
          <table:table-cell office:value-type="float" office:value="19807">
            <text:p>19807</text:p>
          </table:table-cell>
          <table:table-cell office:value-type="string">
            <text:p>Gazon 34,5x27,8x20 - grafitowy</text:p>
          </table:table-cell>
        </table:table-row>
        <table:table-row table:style-name="ro1">
          <table:table-cell office:value-type="float" office:value="19808">
            <text:p>19808</text:p>
          </table:table-cell>
          <table:table-cell office:value-type="string">
            <text:p>Gazon 34,5x27,8x20 - szary</text:p>
          </table:table-cell>
        </table:table-row>
        <table:table-row table:style-name="ro1">
          <table:table-cell office:value-type="float" office:value="19810">
            <text:p>19810</text:p>
          </table:table-cell>
          <table:table-cell office:value-type="string">
            <text:p>Daszek czterospadowy łupany 44x44x4,5 - brązowy</text:p>
          </table:table-cell>
        </table:table-row>
        <table:table-row table:style-name="ro1">
          <table:table-cell office:value-type="float" office:value="19811">
            <text:p>19811</text:p>
          </table:table-cell>
          <table:table-cell office:value-type="string">
            <text:p>Daszek czterospadowy łupany 44x44x4,5 - grafitowy</text:p>
          </table:table-cell>
        </table:table-row>
        <table:table-row table:style-name="ro1">
          <table:table-cell office:value-type="float" office:value="19812">
            <text:p>19812</text:p>
          </table:table-cell>
          <table:table-cell office:value-type="string">
            <text:p>Daszek 30P 30x24x5 - czekolada</text:p>
          </table:table-cell>
        </table:table-row>
        <table:table-row table:style-name="ro1">
          <table:table-cell office:value-type="float" office:value="19813">
            <text:p>19813</text:p>
          </table:table-cell>
          <table:table-cell office:value-type="string">
            <text:p>Daszek 30P 30x24x5 - marago</text:p>
          </table:table-cell>
        </table:table-row>
        <table:table-row table:style-name="ro2">
          <table:table-cell office:value-type="float" office:value="19814">
            <text:p>19814</text:p>
          </table:table-cell>
          <table:table-cell office:value-type="string">
            <text:p>Daszek 30P 30x24x5 - mocca</text:p>
          </table:table-cell>
        </table:table-row>
        <table:table-row table:style-name="ro1">
          <table:table-cell office:value-type="float" office:value="19815">
            <text:p>19815</text:p>
          </table:table-cell>
          <table:table-cell office:value-type="string">
            <text:p>Daszek 30P 30x24x5 - toffi</text:p>
          </table:table-cell>
        </table:table-row>
        <table:table-row table:style-name="ro1">
          <table:table-cell office:value-type="float" office:value="19816">
            <text:p>19816</text:p>
          </table:table-cell>
          <table:table-cell office:value-type="string">
            <text:p>Daszek 30P 30x24x5 - brązowy</text:p>
          </table:table-cell>
        </table:table-row>
        <table:table-row table:style-name="ro1">
          <table:table-cell office:value-type="float" office:value="19817">
            <text:p>19817</text:p>
          </table:table-cell>
          <table:table-cell office:value-type="string">
            <text:p>Daszek 30P 30x24x5 - grafitowy</text:p>
          </table:table-cell>
        </table:table-row>
        <table:table-row table:style-name="ro1">
          <table:table-cell office:value-type="float" office:value="19818">
            <text:p>19818</text:p>
          </table:table-cell>
          <table:table-cell office:value-type="string">
            <text:p>Daszek 48S 48x24x4 - czekolada</text:p>
          </table:table-cell>
        </table:table-row>
        <table:table-row table:style-name="ro1">
          <table:table-cell office:value-type="float" office:value="19819">
            <text:p>19819</text:p>
          </table:table-cell>
          <table:table-cell office:value-type="string">
            <text:p>Daszek 48S 48x24x4 - marago</text:p>
          </table:table-cell>
        </table:table-row>
        <table:table-row table:style-name="ro2">
          <table:table-cell office:value-type="float" office:value="19820">
            <text:p>19820</text:p>
          </table:table-cell>
          <table:table-cell office:value-type="string">
            <text:p>Daszek 48S 48x24x4 - mocca</text:p>
          </table:table-cell>
        </table:table-row>
        <table:table-row table:style-name="ro1">
          <table:table-cell office:value-type="float" office:value="19821">
            <text:p>19821</text:p>
          </table:table-cell>
          <table:table-cell office:value-type="string">
            <text:p>Daszek 48S 48x24x4 - toffi</text:p>
          </table:table-cell>
        </table:table-row>
        <table:table-row table:style-name="ro1">
          <table:table-cell office:value-type="float" office:value="19822">
            <text:p>19822</text:p>
          </table:table-cell>
          <table:table-cell office:value-type="string">
            <text:p>Daszek 48S 48x24x4 - brązowy</text:p>
          </table:table-cell>
        </table:table-row>
        <table:table-row table:style-name="ro1">
          <table:table-cell office:value-type="float" office:value="19823">
            <text:p>19823</text:p>
          </table:table-cell>
          <table:table-cell office:value-type="string">
            <text:p>Daszek 48S 48x24x4 - grafitowy</text:p>
          </table:table-cell>
        </table:table-row>
        <table:table-row table:style-name="ro1">
          <table:table-cell office:value-type="float" office:value="19824">
            <text:p>19824</text:p>
          </table:table-cell>
          <table:table-cell office:value-type="string">
            <text:p>Daszek czterospadowy 48x48x4,5 - brązowy</text:p>
          </table:table-cell>
        </table:table-row>
        <table:table-row table:style-name="ro1">
          <table:table-cell office:value-type="float" office:value="19825">
            <text:p>19825</text:p>
          </table:table-cell>
          <table:table-cell office:value-type="string">
            <text:p>Daszek czterospadowy 48x48x4,5 - grafitowy</text:p>
          </table:table-cell>
        </table:table-row>
        <table:table-row table:style-name="ro1">
          <table:table-cell office:value-type="float" office:value="19829">
            <text:p>19829</text:p>
          </table:table-cell>
          <table:table-cell office:value-type="string">
            <text:p>Obrzeże 8x30x100 - brązowy</text:p>
          </table:table-cell>
        </table:table-row>
        <table:table-row table:style-name="ro1">
          <table:table-cell office:value-type="float" office:value="19830">
            <text:p>19830</text:p>
          </table:table-cell>
          <table:table-cell office:value-type="string">
            <text:p>Obrzeże 8x30x100 - czerwony</text:p>
          </table:table-cell>
        </table:table-row>
        <table:table-row table:style-name="ro1">
          <table:table-cell office:value-type="float" office:value="19831">
            <text:p>19831</text:p>
          </table:table-cell>
          <table:table-cell office:value-type="string">
            <text:p>Obrzeże 8x30x100 - grafitowy</text:p>
          </table:table-cell>
        </table:table-row>
        <table:table-row table:style-name="ro1">
          <table:table-cell office:value-type="float" office:value="19832">
            <text:p>19832</text:p>
          </table:table-cell>
          <table:table-cell office:value-type="string">
            <text:p>Obrzeże 8x30x100 - szary</text:p>
          </table:table-cell>
        </table:table-row>
        <table:table-row table:style-name="ro1">
          <table:table-cell office:value-type="float" office:value="19836">
            <text:p>19836</text:p>
          </table:table-cell>
          <table:table-cell office:value-type="string">
            <text:p>Obrzeże dekoracyjne - brązowy</text:p>
          </table:table-cell>
        </table:table-row>
        <table:table-row table:style-name="ro1">
          <table:table-cell office:value-type="float" office:value="19837">
            <text:p>19837</text:p>
          </table:table-cell>
          <table:table-cell office:value-type="string">
            <text:p>Obrzeże dekoracyjne - czerwony</text:p>
          </table:table-cell>
        </table:table-row>
        <table:table-row table:style-name="ro1">
          <table:table-cell office:value-type="float" office:value="19838">
            <text:p>19838</text:p>
          </table:table-cell>
          <table:table-cell office:value-type="string">
            <text:p>Obrzeże dekoracyjne - grafitowy</text:p>
          </table:table-cell>
        </table:table-row>
        <table:table-row table:style-name="ro1">
          <table:table-cell office:value-type="float" office:value="19839">
            <text:p>19839</text:p>
          </table:table-cell>
          <table:table-cell office:value-type="string">
            <text:p>Obrzeże dekoracyjne - szary</text:p>
          </table:table-cell>
        </table:table-row>
        <table:table-row table:style-name="ro1">
          <table:table-cell office:value-type="float" office:value="19843">
            <text:p>19843</text:p>
          </table:table-cell>
          <table:table-cell office:value-type="string">
            <text:p>Obrzeże 6x20x75 - brązowy</text:p>
          </table:table-cell>
        </table:table-row>
        <table:table-row table:style-name="ro1">
          <table:table-cell office:value-type="float" office:value="19844">
            <text:p>19844</text:p>
          </table:table-cell>
          <table:table-cell office:value-type="string">
            <text:p>Obrzeże 6x20x75 - czerwony</text:p>
          </table:table-cell>
        </table:table-row>
        <table:table-row table:style-name="ro1">
          <table:table-cell office:value-type="float" office:value="19845">
            <text:p>19845</text:p>
          </table:table-cell>
          <table:table-cell office:value-type="string">
            <text:p>Obrzeże 6x20x75 - grafitowy</text:p>
          </table:table-cell>
        </table:table-row>
        <table:table-row table:style-name="ro1">
          <table:table-cell office:value-type="float" office:value="19846">
            <text:p>19846</text:p>
          </table:table-cell>
          <table:table-cell office:value-type="string">
            <text:p>Obrzeże 6x20x75 - szary</text:p>
          </table:table-cell>
        </table:table-row>
        <table:table-row table:style-name="ro1">
          <table:table-cell office:value-type="float" office:value="19847">
            <text:p>19847</text:p>
          </table:table-cell>
          <table:table-cell office:value-type="string">
            <text:p>Obrzeże 6x20x100 - brązowy</text:p>
          </table:table-cell>
        </table:table-row>
        <table:table-row table:style-name="ro1">
          <table:table-cell office:value-type="float" office:value="19848">
            <text:p>19848</text:p>
          </table:table-cell>
          <table:table-cell office:value-type="string">
            <text:p>Obrzeże 6x20x100 - czerwony</text:p>
          </table:table-cell>
        </table:table-row>
        <table:table-row table:style-name="ro1">
          <table:table-cell office:value-type="float" office:value="19849">
            <text:p>19849</text:p>
          </table:table-cell>
          <table:table-cell office:value-type="string">
            <text:p>Obrzeże 6x20x100 - grafitowy</text:p>
          </table:table-cell>
        </table:table-row>
        <table:table-row table:style-name="ro1">
          <table:table-cell office:value-type="float" office:value="19850">
            <text:p>19850</text:p>
          </table:table-cell>
          <table:table-cell office:value-type="string">
            <text:p>Obrzeże 6x20x100 - szary</text:p>
          </table:table-cell>
        </table:table-row>
        <table:table-row table:style-name="ro1">
          <table:table-cell office:value-type="float" office:value="19851">
            <text:p>19851</text:p>
          </table:table-cell>
          <table:table-cell office:value-type="string">
            <text:p>Obrzeże 8x25x100 - brązowy</text:p>
          </table:table-cell>
        </table:table-row>
        <table:table-row table:style-name="ro1">
          <table:table-cell office:value-type="float" office:value="19852">
            <text:p>19852</text:p>
          </table:table-cell>
          <table:table-cell office:value-type="string">
            <text:p>Obrzeże 8x25x100 - czerwony</text:p>
          </table:table-cell>
        </table:table-row>
        <table:table-row table:style-name="ro1">
          <table:table-cell office:value-type="float" office:value="19853">
            <text:p>19853</text:p>
          </table:table-cell>
          <table:table-cell office:value-type="string">
            <text:p>Obrzeże 8x25x100 - grafitowy</text:p>
          </table:table-cell>
        </table:table-row>
        <table:table-row table:style-name="ro1">
          <table:table-cell office:value-type="float" office:value="19854">
            <text:p>19854</text:p>
          </table:table-cell>
          <table:table-cell office:value-type="string">
            <text:p>Obrzeże 8x25x100 - szary</text:p>
          </table:table-cell>
        </table:table-row>
        <table:table-row table:style-name="ro1">
          <table:table-cell office:value-type="float" office:value="19856">
            <text:p>19856</text:p>
          </table:table-cell>
          <table:table-cell office:value-type="string">
            <text:p>Palisada okrągła 40x11 - brązowy</text:p>
          </table:table-cell>
        </table:table-row>
        <table:table-row table:style-name="ro1">
          <table:table-cell office:value-type="float" office:value="19857">
            <text:p>19857</text:p>
          </table:table-cell>
          <table:table-cell office:value-type="string">
            <text:p>Palisada okrągła 40x11 - czerwony</text:p>
          </table:table-cell>
        </table:table-row>
        <table:table-row table:style-name="ro1">
          <table:table-cell office:value-type="float" office:value="19858">
            <text:p>19858</text:p>
          </table:table-cell>
          <table:table-cell office:value-type="string">
            <text:p>Palisada okrągła 40x11 - grafitowy</text:p>
          </table:table-cell>
        </table:table-row>
        <table:table-row table:style-name="ro1">
          <table:table-cell office:value-type="float" office:value="19859">
            <text:p>19859</text:p>
          </table:table-cell>
          <table:table-cell office:value-type="string">
            <text:p>Palisada okrągła 40x11 - szary</text:p>
          </table:table-cell>
        </table:table-row>
        <table:table-row table:style-name="ro1">
          <table:table-cell office:value-type="float" office:value="19860">
            <text:p>19860</text:p>
          </table:table-cell>
          <table:table-cell office:value-type="string">
            <text:p>Palisada okrągła 30x11 - brązowy</text:p>
          </table:table-cell>
        </table:table-row>
        <table:table-row table:style-name="ro1">
          <table:table-cell office:value-type="float" office:value="19861">
            <text:p>19861</text:p>
          </table:table-cell>
          <table:table-cell office:value-type="string">
            <text:p>Palisada okrągła 30x11 - czerwony</text:p>
          </table:table-cell>
        </table:table-row>
        <table:table-row table:style-name="ro1">
          <table:table-cell office:value-type="float" office:value="19862">
            <text:p>19862</text:p>
          </table:table-cell>
          <table:table-cell office:value-type="string">
            <text:p>Palisada okrągła 30x11 - grafitowy</text:p>
          </table:table-cell>
        </table:table-row>
        <table:table-row table:style-name="ro1">
          <table:table-cell office:value-type="float" office:value="19863">
            <text:p>19863</text:p>
          </table:table-cell>
          <table:table-cell office:value-type="string">
            <text:p>Palisada okrągła 30x11 - szary</text:p>
          </table:table-cell>
        </table:table-row>
        <table:table-row table:style-name="ro1">
          <table:table-cell office:value-type="float" office:value="19866">
            <text:p>19866</text:p>
          </table:table-cell>
          <table:table-cell office:value-type="string">
            <text:p>Palisada kwadratowa 40x11,8x11,8 - brązowy</text:p>
          </table:table-cell>
        </table:table-row>
        <table:table-row table:style-name="ro1">
          <table:table-cell office:value-type="float" office:value="19867">
            <text:p>19867</text:p>
          </table:table-cell>
          <table:table-cell office:value-type="string">
            <text:p>Palisada kwadratowa 40x11,8x11,8 - czerwony</text:p>
          </table:table-cell>
        </table:table-row>
        <table:table-row table:style-name="ro1">
          <table:table-cell office:value-type="float" office:value="19868">
            <text:p>19868</text:p>
          </table:table-cell>
          <table:table-cell office:value-type="string">
            <text:p>Palisada kwadratowa 40x11,8x11,8 - grafitowy</text:p>
          </table:table-cell>
        </table:table-row>
        <table:table-row table:style-name="ro1">
          <table:table-cell office:value-type="float" office:value="19869">
            <text:p>19869</text:p>
          </table:table-cell>
          <table:table-cell office:value-type="string">
            <text:p>Palisada kwadratowa 40x11,8x11,8 - szary</text:p>
          </table:table-cell>
        </table:table-row>
        <table:table-row table:style-name="ro1">
          <table:table-cell office:value-type="float" office:value="19872">
            <text:p>19872</text:p>
          </table:table-cell>
          <table:table-cell office:value-type="string">
            <text:p>Palisada prostokątna 10x16x40 - brązowy</text:p>
          </table:table-cell>
        </table:table-row>
        <table:table-row table:style-name="ro1">
          <table:table-cell office:value-type="float" office:value="19873">
            <text:p>19873</text:p>
          </table:table-cell>
          <table:table-cell office:value-type="string">
            <text:p>Palisada prostokątna 10x16x40 - czerwony</text:p>
          </table:table-cell>
        </table:table-row>
        <table:table-row table:style-name="ro1">
          <table:table-cell office:value-type="float" office:value="19874">
            <text:p>19874</text:p>
          </table:table-cell>
          <table:table-cell office:value-type="string">
            <text:p>Palisada prostokątna 10x16x40 - grafitowy</text:p>
          </table:table-cell>
        </table:table-row>
        <table:table-row table:style-name="ro1">
          <table:table-cell office:value-type="float" office:value="19875">
            <text:p>19875</text:p>
          </table:table-cell>
          <table:table-cell office:value-type="string">
            <text:p>Palisada prostokątna 10x16x40 - szary</text:p>
          </table:table-cell>
        </table:table-row>
        <table:table-row table:style-name="ro1">
          <table:table-cell office:value-type="float" office:value="19879">
            <text:p>19879</text:p>
          </table:table-cell>
          <table:table-cell office:value-type="string">
            <text:p>Opornik 10x10x18 - marago</text:p>
          </table:table-cell>
        </table:table-row>
        <table:table-row table:style-name="ro2">
          <table:table-cell office:value-type="float" office:value="19880">
            <text:p>19880</text:p>
          </table:table-cell>
          <table:table-cell office:value-type="string">
            <text:p>Opornik 10x10x18 - mocca</text:p>
          </table:table-cell>
        </table:table-row>
        <table:table-row table:style-name="ro1">
          <table:table-cell office:value-type="float" office:value="19882">
            <text:p>19882</text:p>
          </table:table-cell>
          <table:table-cell office:value-type="string">
            <text:p>Opornik 10x10x18 - czekolada</text:p>
          </table:table-cell>
        </table:table-row>
        <table:table-row table:style-name="ro1">
          <table:table-cell office:value-type="float" office:value="19883">
            <text:p>19883</text:p>
          </table:table-cell>
          <table:table-cell office:value-type="string">
            <text:p>Opornik 10x10x18 - toffi</text:p>
          </table:table-cell>
        </table:table-row>
        <table:table-row table:style-name="ro1">
          <table:table-cell office:value-type="float" office:value="19884">
            <text:p>19884</text:p>
          </table:table-cell>
          <table:table-cell office:value-type="string">
            <text:p>Opornik 10x10x18 - grafitowy</text:p>
          </table:table-cell>
        </table:table-row>
        <table:table-row table:style-name="ro1">
          <table:table-cell office:value-type="float" office:value="19887">
            <text:p>19887</text:p>
          </table:table-cell>
          <table:table-cell office:value-type="string">
            <text:p>Opornik 10x10x18 - szary</text:p>
          </table:table-cell>
        </table:table-row>
        <table:table-row table:style-name="ro2">
          <table:table-cell office:value-type="float" office:value="19894">
            <text:p>19894</text:p>
          </table:table-cell>
          <table:table-cell office:value-type="string">
            <text:p>Kalifornia 6 - cappucino</text:p>
          </table:table-cell>
        </table:table-row>
        <table:table-row table:style-name="ro1">
          <table:table-cell office:value-type="float" office:value="19895">
            <text:p>19895</text:p>
          </table:table-cell>
          <table:table-cell office:value-type="string">
            <text:p>Kalifornia 6 - espresso</text:p>
          </table:table-cell>
        </table:table-row>
        <table:table-row table:style-name="ro2">
          <table:table-cell office:value-type="float" office:value="19896">
            <text:p>19896</text:p>
          </table:table-cell>
          <table:table-cell office:value-type="string">
            <text:p>Kalifornia 6 - frappe</text:p>
          </table:table-cell>
        </table:table-row>
        <table:table-row table:style-name="ro1">
          <table:table-cell office:value-type="float" office:value="19897">
            <text:p>19897</text:p>
          </table:table-cell>
          <table:table-cell office:value-type="string">
            <text:p>Kalifornia 6 - latte_k</text:p>
          </table:table-cell>
        </table:table-row>
        <table:table-row table:style-name="ro2">
          <table:table-cell office:value-type="float" office:value="19898">
            <text:p>19898</text:p>
          </table:table-cell>
          <table:table-cell office:value-type="string">
            <text:p>Kalifornia 6 - lungo</text:p>
          </table:table-cell>
        </table:table-row>
        <table:table-row table:style-name="ro2">
          <table:table-cell office:value-type="float" office:value="19899">
            <text:p>19899</text:p>
          </table:table-cell>
          <table:table-cell office:value-type="string">
            <text:p>Kalifornia 6 - romano</text:p>
          </table:table-cell>
        </table:table-row>
        <table:table-row table:style-name="ro1">
          <table:table-cell office:value-type="float" office:value="19906">
            <text:p>19906</text:p>
          </table:table-cell>
          <table:table-cell office:value-type="string">
            <text:p>Palisada Royal 10x20x25 - biały_k</text:p>
          </table:table-cell>
        </table:table-row>
        <table:table-row table:style-name="ro2">
          <table:table-cell office:value-type="float" office:value="19907">
            <text:p>19907</text:p>
          </table:table-cell>
          <table:table-cell office:value-type="string">
            <text:p>Palisada Royal 10x20x25 - frappe</text:p>
          </table:table-cell>
        </table:table-row>
        <table:table-row table:style-name="ro1">
          <table:table-cell office:value-type="float" office:value="19908">
            <text:p>19908</text:p>
          </table:table-cell>
          <table:table-cell office:value-type="string">
            <text:p>Palisada Royal 10x20x25 - grafitowy</text:p>
          </table:table-cell>
        </table:table-row>
        <table:table-row table:style-name="ro1">
          <table:table-cell office:value-type="float" office:value="19909">
            <text:p>19909</text:p>
          </table:table-cell>
          <table:table-cell office:value-type="string">
            <text:p>Palisada Royal 10x20x50 - biały_k</text:p>
          </table:table-cell>
        </table:table-row>
        <table:table-row table:style-name="ro1">
          <table:table-cell office:value-type="float" office:value="19910">
            <text:p>19910</text:p>
          </table:table-cell>
          <table:table-cell office:value-type="string">
            <text:p>Palisada Royal 10x20x50 - grafitowy</text:p>
          </table:table-cell>
        </table:table-row>
        <table:table-row table:style-name="ro2">
          <table:table-cell office:value-type="float" office:value="19911">
            <text:p>19911</text:p>
          </table:table-cell>
          <table:table-cell office:value-type="string">
            <text:p>Palisada Royal 10x20x50 - frappe</text:p>
          </table:table-cell>
        </table:table-row>
        <table:table-row table:style-name="ro1">
          <table:table-cell office:value-type="float" office:value="19915">
            <text:p>19915</text:p>
          </table:table-cell>
          <table:table-cell office:value-type="string">
            <text:p>Ravenna - żółto – kremowy_k</text:p>
          </table:table-cell>
        </table:table-row>
        <table:table-row table:style-name="ro1">
          <table:table-cell office:value-type="float" office:value="19916">
            <text:p>19916</text:p>
          </table:table-cell>
          <table:table-cell office:value-type="string">
            <text:p>Ravenna - szary płukany_k</text:p>
          </table:table-cell>
        </table:table-row>
        <table:table-row table:style-name="ro1">
          <table:table-cell office:value-type="float" office:value="19917">
            <text:p>19917</text:p>
          </table:table-cell>
          <table:table-cell office:value-type="string">
            <text:p>Ravenna - grafit płukany_k</text:p>
          </table:table-cell>
        </table:table-row>
        <table:table-row table:style-name="ro1">
          <table:table-cell office:value-type="float" office:value="19918">
            <text:p>19918</text:p>
          </table:table-cell>
          <table:table-cell office:value-type="string">
            <text:p>Ravenna - biały płukany_k</text:p>
          </table:table-cell>
        </table:table-row>
        <table:table-row table:style-name="ro1">
          <table:table-cell office:value-type="float" office:value="19919">
            <text:p>19919</text:p>
          </table:table-cell>
          <table:table-cell office:value-type="string">
            <text:p>Ravenna - grafit płukany_k</text:p>
          </table:table-cell>
        </table:table-row>
        <table:table-row table:style-name="ro1">
          <table:table-cell office:value-type="float" office:value="19920">
            <text:p>19920</text:p>
          </table:table-cell>
          <table:table-cell office:value-type="string">
            <text:p>Ravenna - biały płukany_k</text:p>
          </table:table-cell>
        </table:table-row>
        <table:table-row table:style-name="ro2">
          <table:table-cell office:value-type="float" office:value="19921">
            <text:p>19921</text:p>
          </table:table-cell>
          <table:table-cell office:value-type="string">
            <text:p>Ravenna - mocca</text:p>
          </table:table-cell>
        </table:table-row>
        <table:table-row table:style-name="ro1">
          <table:table-cell office:value-type="float" office:value="19922">
            <text:p>19922</text:p>
          </table:table-cell>
          <table:table-cell office:value-type="string">
            <text:p>Ravenna - A6 s Marago</text:p>
          </table:table-cell>
        </table:table-row>
        <table:table-row table:style-name="ro1">
          <table:table-cell office:value-type="float" office:value="19923">
            <text:p>19923</text:p>
          </table:table-cell>
          <table:table-cell office:value-type="string">
            <text:p>Ravenna - marago</text:p>
          </table:table-cell>
        </table:table-row>
        <table:table-row table:style-name="ro1">
          <table:table-cell office:value-type="float" office:value="19924">
            <text:p>19924</text:p>
          </table:table-cell>
          <table:table-cell office:value-type="string">
            <text:p>Ravenna - czekolada</text:p>
          </table:table-cell>
        </table:table-row>
        <table:table-row table:style-name="ro1">
          <table:table-cell office:value-type="float" office:value="19925">
            <text:p>19925</text:p>
          </table:table-cell>
          <table:table-cell office:value-type="string">
            <text:p>Ravenna - toffi</text:p>
          </table:table-cell>
        </table:table-row>
        <table:table-row table:style-name="ro1">
          <table:table-cell office:value-type="float" office:value="19926">
            <text:p>19926</text:p>
          </table:table-cell>
          <table:table-cell office:value-type="string">
            <text:p>Ravenna - grafitowy</text:p>
          </table:table-cell>
        </table:table-row>
        <table:table-row table:style-name="ro1">
          <table:table-cell office:value-type="float" office:value="19927">
            <text:p>19927</text:p>
          </table:table-cell>
          <table:table-cell office:value-type="string">
            <text:p>Ravenna - szary</text:p>
          </table:table-cell>
        </table:table-row>
        <table:table-row table:style-name="ro2">
          <table:table-cell office:value-type="float" office:value="19931">
            <text:p>19931</text:p>
          </table:table-cell>
          <table:table-cell office:value-type="string">
            <text:p>Dakota - cappucino</text:p>
          </table:table-cell>
        </table:table-row>
        <table:table-row table:style-name="ro1">
          <table:table-cell office:value-type="float" office:value="19932">
            <text:p>19932</text:p>
          </table:table-cell>
          <table:table-cell office:value-type="string">
            <text:p>Dakota - espresso</text:p>
          </table:table-cell>
        </table:table-row>
        <table:table-row table:style-name="ro2">
          <table:table-cell office:value-type="float" office:value="19933">
            <text:p>19933</text:p>
          </table:table-cell>
          <table:table-cell office:value-type="string">
            <text:p>Dakota - frappe</text:p>
          </table:table-cell>
        </table:table-row>
        <table:table-row table:style-name="ro1">
          <table:table-cell office:value-type="float" office:value="19934">
            <text:p>19934</text:p>
          </table:table-cell>
          <table:table-cell office:value-type="string">
            <text:p>Dakota - latte_k</text:p>
          </table:table-cell>
        </table:table-row>
        <table:table-row table:style-name="ro2">
          <table:table-cell office:value-type="float" office:value="19935">
            <text:p>19935</text:p>
          </table:table-cell>
          <table:table-cell office:value-type="string">
            <text:p>Dakota - lungo</text:p>
          </table:table-cell>
        </table:table-row>
        <table:table-row table:style-name="ro2">
          <table:table-cell office:value-type="float" office:value="19936">
            <text:p>19936</text:p>
          </table:table-cell>
          <table:table-cell office:value-type="string">
            <text:p>Dakota - romano</text:p>
          </table:table-cell>
        </table:table-row>
        <table:table-row table:style-name="ro1">
          <table:table-cell office:value-type="float" office:value="19937">
            <text:p>19937</text:p>
          </table:table-cell>
          <table:table-cell office:value-type="string">
            <text:p>Dakota - A6s Marago</text:p>
          </table:table-cell>
        </table:table-row>
        <table:table-row table:style-name="ro2">
          <table:table-cell office:value-type="float" office:value="19938">
            <text:p>19938</text:p>
          </table:table-cell>
          <table:table-cell office:value-type="string">
            <text:p>Kalifornia 6 MIKROFAZA - cappucino</text:p>
          </table:table-cell>
        </table:table-row>
        <table:table-row table:style-name="ro1">
          <table:table-cell office:value-type="float" office:value="19939">
            <text:p>19939</text:p>
          </table:table-cell>
          <table:table-cell office:value-type="string">
            <text:p>Kalifornia 6 MIKROFAZA - espresso</text:p>
          </table:table-cell>
        </table:table-row>
        <table:table-row table:style-name="ro2">
          <table:table-cell office:value-type="float" office:value="19940">
            <text:p>19940</text:p>
          </table:table-cell>
          <table:table-cell office:value-type="string">
            <text:p>Kalifornia 6 MIKROFAZA - frappe</text:p>
          </table:table-cell>
        </table:table-row>
        <table:table-row table:style-name="ro1">
          <table:table-cell office:value-type="float" office:value="19941">
            <text:p>19941</text:p>
          </table:table-cell>
          <table:table-cell office:value-type="string">
            <text:p>Kalifornia 6 MIKROFAZA - latte_k</text:p>
          </table:table-cell>
        </table:table-row>
        <table:table-row table:style-name="ro2">
          <table:table-cell office:value-type="float" office:value="19942">
            <text:p>19942</text:p>
          </table:table-cell>
          <table:table-cell office:value-type="string">
            <text:p>Kalifornia 6 MIKROFAZA - lungo</text:p>
          </table:table-cell>
        </table:table-row>
        <table:table-row table:style-name="ro2">
          <table:table-cell office:value-type="float" office:value="19943">
            <text:p>19943</text:p>
          </table:table-cell>
          <table:table-cell office:value-type="string">
            <text:p>Kalifornia 6 MIKROFAZA - romano</text:p>
          </table:table-cell>
        </table:table-row>
        <table:table-row table:style-name="ro1">
          <table:table-cell office:value-type="float" office:value="19945">
            <text:p>19945</text:p>
          </table:table-cell>
          <table:table-cell office:value-type="string">
            <text:p>Kalifornia 8 MIKROFAZA - espresso</text:p>
          </table:table-cell>
        </table:table-row>
        <table:table-row table:style-name="ro2">
          <table:table-cell office:value-type="float" office:value="19946">
            <text:p>19946</text:p>
          </table:table-cell>
          <table:table-cell office:value-type="string">
            <text:p>Kalifornia 8 MIKROFAZA - frappe</text:p>
          </table:table-cell>
        </table:table-row>
        <table:table-row table:style-name="ro1">
          <table:table-cell office:value-type="float" office:value="19947">
            <text:p>19947</text:p>
          </table:table-cell>
          <table:table-cell office:value-type="string">
            <text:p>Kalifornia 8 MIKROFAZA - grafitowy</text:p>
          </table:table-cell>
        </table:table-row>
        <table:table-row table:style-name="ro2">
          <table:table-cell office:value-type="float" office:value="19949">
            <text:p>19949</text:p>
          </table:table-cell>
          <table:table-cell office:value-type="string">
            <text:p>Kalifornia 8 MIKROFAZA - romano</text:p>
          </table:table-cell>
        </table:table-row>
        <table:table-row table:style-name="ro2">
          <table:table-cell office:value-type="float" office:value="19969">
            <text:p>19969</text:p>
          </table:table-cell>
          <table:table-cell office:value-type="string">
            <text:p>Arkonada połówki - A6s Marago</text:p>
          </table:table-cell>
        </table:table-row>
        <table:table-row table:style-name="ro2">
          <table:table-cell office:value-type="float" office:value="19970">
            <text:p>19970</text:p>
          </table:table-cell>
          <table:table-cell office:value-type="string">
            <text:p>Arkonada połówki - grafitowy</text:p>
          </table:table-cell>
        </table:table-row>
        <table:table-row table:style-name="ro2">
          <table:table-cell office:value-type="float" office:value="19971">
            <text:p>19971</text:p>
          </table:table-cell>
          <table:table-cell office:value-type="string">
            <text:p>Arkonada połówki - szary</text:p>
          </table:table-cell>
        </table:table-row>
        <table:table-row table:style-name="ro2">
          <table:table-cell office:value-type="float" office:value="19977">
            <text:p>19977</text:p>
          </table:table-cell>
          <table:table-cell office:value-type="string">
            <text:p>Aprilia falista - czekolada</text:p>
          </table:table-cell>
        </table:table-row>
        <table:table-row table:style-name="ro2">
          <table:table-cell office:value-type="float" office:value="19978">
            <text:p>19978</text:p>
          </table:table-cell>
          <table:table-cell office:value-type="string">
            <text:p>Aprilia falista - marago</text:p>
          </table:table-cell>
        </table:table-row>
        <table:table-row table:style-name="ro2">
          <table:table-cell office:value-type="float" office:value="19979">
            <text:p>19979</text:p>
          </table:table-cell>
          <table:table-cell office:value-type="string">
            <text:p>Aprilia falista - mocca</text:p>
          </table:table-cell>
        </table:table-row>
        <table:table-row table:style-name="ro2">
          <table:table-cell office:value-type="float" office:value="19980">
            <text:p>19980</text:p>
          </table:table-cell>
          <table:table-cell office:value-type="string">
            <text:p>Arkonada - A6s Marago</text:p>
          </table:table-cell>
        </table:table-row>
        <table:table-row table:style-name="ro2">
          <table:table-cell office:value-type="float" office:value="19981">
            <text:p>19981</text:p>
          </table:table-cell>
          <table:table-cell office:value-type="string">
            <text:p>Arkonada - grafitowy</text:p>
          </table:table-cell>
        </table:table-row>
        <table:table-row table:style-name="ro2">
          <table:table-cell office:value-type="float" office:value="19982">
            <text:p>19982</text:p>
          </table:table-cell>
          <table:table-cell office:value-type="string">
            <text:p>Arkonada - szary</text:p>
          </table:table-cell>
        </table:table-row>
        <table:table-row table:style-name="ro1">
          <table:table-cell office:value-type="float" office:value="19995">
            <text:p>19995</text:p>
          </table:table-cell>
          <table:table-cell office:value-type="string">
            <text:p>Latina - biały_k</text:p>
          </table:table-cell>
        </table:table-row>
        <table:table-row table:style-name="ro1">
          <table:table-cell office:value-type="float" office:value="19996">
            <text:p>19996</text:p>
          </table:table-cell>
          <table:table-cell office:value-type="string">
            <text:p>Latina - czekolada</text:p>
          </table:table-cell>
        </table:table-row>
        <table:table-row table:style-name="ro1">
          <table:table-cell office:value-type="float" office:value="19997">
            <text:p>19997</text:p>
          </table:table-cell>
          <table:table-cell office:value-type="string">
            <text:p>Latina - marago</text:p>
          </table:table-cell>
        </table:table-row>
        <table:table-row table:style-name="ro2">
          <table:table-cell office:value-type="float" office:value="19998">
            <text:p>19998</text:p>
          </table:table-cell>
          <table:table-cell office:value-type="string">
            <text:p>Latina - mocca</text:p>
          </table:table-cell>
        </table:table-row>
        <table:table-row table:style-name="ro1">
          <table:table-cell office:value-type="float" office:value="19999">
            <text:p>19999</text:p>
          </table:table-cell>
          <table:table-cell office:value-type="string">
            <text:p>Latina - toffi</text:p>
          </table:table-cell>
        </table:table-row>
        <table:table-row table:style-name="ro1">
          <table:table-cell office:value-type="float" office:value="20001">
            <text:p>20001</text:p>
          </table:table-cell>
          <table:table-cell office:value-type="string">
            <text:p>Latina - grafitowy</text:p>
          </table:table-cell>
        </table:table-row>
        <table:table-row table:style-name="ro1">
          <table:table-cell office:value-type="float" office:value="20002">
            <text:p>20002</text:p>
          </table:table-cell>
          <table:table-cell office:value-type="string">
            <text:p>Latina - szary</text:p>
          </table:table-cell>
        </table:table-row>
        <table:table-row table:style-name="ro2">
          <table:table-cell office:value-type="float" office:value="20021">
            <text:p>20021</text:p>
          </table:table-cell>
          <table:table-cell office:value-type="string">
            <text:p>Aprilia gładka - biały_k</text:p>
          </table:table-cell>
        </table:table-row>
        <table:table-row table:style-name="ro2">
          <table:table-cell office:value-type="float" office:value="20022">
            <text:p>20022</text:p>
          </table:table-cell>
          <table:table-cell office:value-type="string">
            <text:p>Aprilia gładka - czekolada</text:p>
          </table:table-cell>
        </table:table-row>
        <table:table-row table:style-name="ro2">
          <table:table-cell office:value-type="float" office:value="20023">
            <text:p>20023</text:p>
          </table:table-cell>
          <table:table-cell office:value-type="string">
            <text:p>Aprilia gładka - frappe</text:p>
          </table:table-cell>
        </table:table-row>
        <table:table-row table:style-name="ro2">
          <table:table-cell office:value-type="float" office:value="20024">
            <text:p>20024</text:p>
          </table:table-cell>
          <table:table-cell office:value-type="string">
            <text:p>Aprilia gładka - marago</text:p>
          </table:table-cell>
        </table:table-row>
        <table:table-row table:style-name="ro2">
          <table:table-cell office:value-type="float" office:value="20025">
            <text:p>20025</text:p>
          </table:table-cell>
          <table:table-cell office:value-type="string">
            <text:p>Aprilia gładka - mocca</text:p>
          </table:table-cell>
        </table:table-row>
        <table:table-row table:style-name="ro2">
          <table:table-cell office:value-type="float" office:value="20026">
            <text:p>20026</text:p>
          </table:table-cell>
          <table:table-cell office:value-type="string">
            <text:p>Aprilia gładka - toffi</text:p>
          </table:table-cell>
        </table:table-row>
        <table:table-row table:style-name="ro2">
          <table:table-cell office:value-type="float" office:value="20027">
            <text:p>20027</text:p>
          </table:table-cell>
          <table:table-cell office:value-type="string">
            <text:p>Aprilia gładka - grafitowy</text:p>
          </table:table-cell>
        </table:table-row>
        <table:table-row table:style-name="ro2">
          <table:table-cell office:value-type="float" office:value="20028">
            <text:p>20028</text:p>
          </table:table-cell>
          <table:table-cell office:value-type="string">
            <text:p>Aprilia gładka - szary</text:p>
          </table:table-cell>
        </table:table-row>
        <table:table-row table:style-name="ro2">
          <table:table-cell office:value-type="float" office:value="20029">
            <text:p>20029</text:p>
          </table:table-cell>
          <table:table-cell office:value-type="string">
            <text:p>Eko Prostokąt - czekolada</text:p>
          </table:table-cell>
        </table:table-row>
        <table:table-row table:style-name="ro2">
          <table:table-cell office:value-type="float" office:value="20030">
            <text:p>20030</text:p>
          </table:table-cell>
          <table:table-cell office:value-type="string">
            <text:p>Eko Prostokąt - marago</text:p>
          </table:table-cell>
        </table:table-row>
        <table:table-row table:style-name="ro2">
          <table:table-cell office:value-type="float" office:value="20031">
            <text:p>20031</text:p>
          </table:table-cell>
          <table:table-cell office:value-type="string">
            <text:p>Eko Prostokąt - mocca</text:p>
          </table:table-cell>
        </table:table-row>
        <table:table-row table:style-name="ro2">
          <table:table-cell office:value-type="float" office:value="20037">
            <text:p>20037</text:p>
          </table:table-cell>
          <table:table-cell office:value-type="string">
            <text:p>Aprilia strukturalna - marago</text:p>
          </table:table-cell>
        </table:table-row>
        <table:table-row table:style-name="ro2">
          <table:table-cell office:value-type="float" office:value="20038">
            <text:p>20038</text:p>
          </table:table-cell>
          <table:table-cell office:value-type="string">
            <text:p>Aprilia strukturalna - mocca</text:p>
          </table:table-cell>
        </table:table-row>
        <table:table-row table:style-name="ro2">
          <table:table-cell office:value-type="float" office:value="20039">
            <text:p>20039</text:p>
          </table:table-cell>
          <table:table-cell office:value-type="string">
            <text:p>Aprilia strukturalna - toffi</text:p>
          </table:table-cell>
        </table:table-row>
        <table:table-row table:style-name="ro2">
          <table:table-cell office:value-type="float" office:value="20040">
            <text:p>20040</text:p>
          </table:table-cell>
          <table:table-cell office:value-type="string">
            <text:p>Aprilia strukturalna - grafitowy</text:p>
          </table:table-cell>
        </table:table-row>
        <table:table-row table:style-name="ro2">
          <table:table-cell office:value-type="float" office:value="20049">
            <text:p>20049</text:p>
          </table:table-cell>
          <table:table-cell office:value-type="string">
            <text:p>Esperia - frappe</text:p>
          </table:table-cell>
        </table:table-row>
        <table:table-row table:style-name="ro2">
          <table:table-cell office:value-type="float" office:value="20050">
            <text:p>20050</text:p>
          </table:table-cell>
          <table:table-cell office:value-type="string">
            <text:p>Esperia - szary</text:p>
          </table:table-cell>
        </table:table-row>
        <table:table-row table:style-name="ro2">
          <table:table-cell office:value-type="float" office:value="20051">
            <text:p>20051</text:p>
          </table:table-cell>
          <table:table-cell office:value-type="string">
            <text:p>Esperia - grafitowy</text:p>
          </table:table-cell>
        </table:table-row>
        <table:table-row table:style-name="ro2">
          <table:table-cell office:value-type="float" office:value="20052">
            <text:p>20052</text:p>
          </table:table-cell>
          <table:table-cell office:value-type="string">
            <text:p>Esperia - A6s Marago</text:p>
          </table:table-cell>
        </table:table-row>
        <table:table-row table:style-name="ro2">
          <table:table-cell office:value-type="float" office:value="20053">
            <text:p>20053</text:p>
          </table:table-cell>
          <table:table-cell office:value-type="string">
            <text:p>Esperia - toffi</text:p>
          </table:table-cell>
        </table:table-row>
        <table:table-row table:style-name="ro2">
          <table:table-cell office:value-type="float" office:value="20054">
            <text:p>20054</text:p>
          </table:table-cell>
          <table:table-cell office:value-type="string">
            <text:p>Esperia - mocca</text:p>
          </table:table-cell>
        </table:table-row>
        <table:table-row table:style-name="ro2">
          <table:table-cell office:value-type="float" office:value="20055">
            <text:p>20055</text:p>
          </table:table-cell>
          <table:table-cell office:value-type="string">
            <text:p>Esperia - marago</text:p>
          </table:table-cell>
        </table:table-row>
        <table:table-row table:style-name="ro2">
          <table:table-cell office:value-type="float" office:value="20056">
            <text:p>20056</text:p>
          </table:table-cell>
          <table:table-cell office:value-type="string">
            <text:p>Esperia - czekolada</text:p>
          </table:table-cell>
        </table:table-row>
        <table:table-row table:style-name="ro2">
          <table:table-cell office:value-type="float" office:value="20063">
            <text:p>20063</text:p>
          </table:table-cell>
          <table:table-cell office:value-type="string">
            <text:p>Esperia Trawertyn - A5s Toffi</text:p>
          </table:table-cell>
        </table:table-row>
        <table:table-row table:style-name="ro2">
          <table:table-cell office:value-type="float" office:value="20064">
            <text:p>20064</text:p>
          </table:table-cell>
          <table:table-cell office:value-type="string">
            <text:p>Esperia Trawertyn - A6s Marago</text:p>
          </table:table-cell>
        </table:table-row>
        <table:table-row table:style-name="ro1">
          <table:table-cell office:value-type="float" office:value="20097">
            <text:p>20097</text:p>
          </table:table-cell>
          <table:table-cell office:value-type="string">
            <text:p>Toronto - szary</text:p>
          </table:table-cell>
        </table:table-row>
        <table:table-row table:style-name="ro2">
          <table:table-cell office:value-type="float" office:value="20098">
            <text:p>20098</text:p>
          </table:table-cell>
          <table:table-cell office:value-type="string">
            <text:p>Toronto - cappucino</text:p>
          </table:table-cell>
        </table:table-row>
        <table:table-row table:style-name="ro1">
          <table:table-cell office:value-type="float" office:value="20099">
            <text:p>20099</text:p>
          </table:table-cell>
          <table:table-cell office:value-type="string">
            <text:p>Toronto - espresso</text:p>
          </table:table-cell>
        </table:table-row>
        <table:table-row table:style-name="ro2">
          <table:table-cell office:value-type="float" office:value="20100">
            <text:p>20100</text:p>
          </table:table-cell>
          <table:table-cell office:value-type="string">
            <text:p>Toronto - frappe</text:p>
          </table:table-cell>
        </table:table-row>
        <table:table-row table:style-name="ro1">
          <table:table-cell office:value-type="float" office:value="20101">
            <text:p>20101</text:p>
          </table:table-cell>
          <table:table-cell office:value-type="string">
            <text:p>Toronto - latte_k</text:p>
          </table:table-cell>
        </table:table-row>
        <table:table-row table:style-name="ro2">
          <table:table-cell office:value-type="float" office:value="20102">
            <text:p>20102</text:p>
          </table:table-cell>
          <table:table-cell office:value-type="string">
            <text:p>Toronto - lungo</text:p>
          </table:table-cell>
        </table:table-row>
        <table:table-row table:style-name="ro2">
          <table:table-cell office:value-type="float" office:value="20103">
            <text:p>20103</text:p>
          </table:table-cell>
          <table:table-cell office:value-type="string">
            <text:p>Toronto - romano</text:p>
          </table:table-cell>
        </table:table-row>
        <table:table-row table:style-name="ro1">
          <table:table-cell office:value-type="float" office:value="20104">
            <text:p>20104</text:p>
          </table:table-cell>
          <table:table-cell office:value-type="string">
            <text:p>Toronto - grafitowy</text:p>
          </table:table-cell>
        </table:table-row>
        <table:table-row table:style-name="ro2">
          <table:table-cell office:value-type="float" office:value="20125">
            <text:p>20125</text:p>
          </table:table-cell>
          <table:table-cell office:value-type="string">
            <text:p>Grosseto decore - A6 Marago</text:p>
          </table:table-cell>
        </table:table-row>
        <table:table-row table:style-name="ro1">
          <table:table-cell office:value-type="float" office:value="20132">
            <text:p>20132</text:p>
          </table:table-cell>
          <table:table-cell office:value-type="string">
            <text:p>Bergamo - biały_k</text:p>
          </table:table-cell>
        </table:table-row>
        <table:table-row table:style-name="ro2">
          <table:table-cell office:value-type="float" office:value="20133">
            <text:p>20133</text:p>
          </table:table-cell>
          <table:table-cell office:value-type="string">
            <text:p>Bergamo - frappe</text:p>
          </table:table-cell>
        </table:table-row>
        <table:table-row table:style-name="ro1">
          <table:table-cell office:value-type="float" office:value="20134">
            <text:p>20134</text:p>
          </table:table-cell>
          <table:table-cell office:value-type="string">
            <text:p>Bergamo - espresso</text:p>
          </table:table-cell>
        </table:table-row>
        <table:table-row table:style-name="ro2">
          <table:table-cell office:value-type="float" office:value="20135">
            <text:p>20135</text:p>
          </table:table-cell>
          <table:table-cell office:value-type="string">
            <text:p>Bergamo - mocca</text:p>
          </table:table-cell>
        </table:table-row>
        <table:table-row table:style-name="ro2">
          <table:table-cell office:value-type="float" office:value="20136">
            <text:p>20136</text:p>
          </table:table-cell>
          <table:table-cell office:value-type="string">
            <text:p>Bergamo - cappuciono</text:p>
          </table:table-cell>
        </table:table-row>
        <table:table-row table:style-name="ro1">
          <table:table-cell office:value-type="float" office:value="20137">
            <text:p>20137</text:p>
          </table:table-cell>
          <table:table-cell office:value-type="string">
            <text:p>Bergamo - A6s Marago</text:p>
          </table:table-cell>
        </table:table-row>
        <table:table-row table:style-name="ro1">
          <table:table-cell office:value-type="float" office:value="20138">
            <text:p>20138</text:p>
          </table:table-cell>
          <table:table-cell office:value-type="string">
            <text:p>Bergamo - grafitowy</text:p>
          </table:table-cell>
        </table:table-row>
        <table:table-row table:style-name="ro1">
          <table:table-cell office:value-type="float" office:value="20139">
            <text:p>20139</text:p>
          </table:table-cell>
          <table:table-cell office:value-type="string">
            <text:p>Bergamo - szary</text:p>
          </table:table-cell>
        </table:table-row>
        <table:table-row table:style-name="ro1">
          <table:table-cell office:value-type="float" office:value="20161">
            <text:p>20161</text:p>
          </table:table-cell>
          <table:table-cell office:value-type="string">
            <text:p>N-1 4 - czekolada</text:p>
          </table:table-cell>
        </table:table-row>
        <table:table-row table:style-name="ro1">
          <table:table-cell office:value-type="float" office:value="20163">
            <text:p>20163</text:p>
          </table:table-cell>
          <table:table-cell office:value-type="string">
            <text:p>N-1 4 - A1 Złota Jesień</text:p>
          </table:table-cell>
        </table:table-row>
        <table:table-row table:style-name="ro1">
          <table:table-cell office:value-type="float" office:value="20166">
            <text:p>20166</text:p>
          </table:table-cell>
          <table:table-cell office:value-type="string">
            <text:p>N-1 4 - brązowy</text:p>
          </table:table-cell>
        </table:table-row>
        <table:table-row table:style-name="ro1">
          <table:table-cell office:value-type="float" office:value="20167">
            <text:p>20167</text:p>
          </table:table-cell>
          <table:table-cell office:value-type="string">
            <text:p>N-1 4 - czerwony</text:p>
          </table:table-cell>
        </table:table-row>
        <table:table-row table:style-name="ro1">
          <table:table-cell office:value-type="float" office:value="20168">
            <text:p>20168</text:p>
          </table:table-cell>
          <table:table-cell office:value-type="string">
            <text:p>N-1 4 - grafitowy</text:p>
          </table:table-cell>
        </table:table-row>
        <table:table-row table:style-name="ro1">
          <table:table-cell office:value-type="float" office:value="20171">
            <text:p>20171</text:p>
          </table:table-cell>
          <table:table-cell office:value-type="string">
            <text:p>N-1 4 - szary</text:p>
          </table:table-cell>
        </table:table-row>
        <table:table-row table:style-name="ro1">
          <table:table-cell office:value-type="float" office:value="20230">
            <text:p>20230</text:p>
          </table:table-cell>
          <table:table-cell office:value-type="string">
            <text:p>N-1 8 - żółty płukany</text:p>
          </table:table-cell>
        </table:table-row>
        <table:table-row table:style-name="ro1">
          <table:table-cell office:value-type="float" office:value="20231">
            <text:p>20231</text:p>
          </table:table-cell>
          <table:table-cell office:value-type="string">
            <text:p>N-1 8 - A1 Złota Jesień</text:p>
          </table:table-cell>
        </table:table-row>
        <table:table-row table:style-name="ro1">
          <table:table-cell office:value-type="float" office:value="20232">
            <text:p>20232</text:p>
          </table:table-cell>
          <table:table-cell office:value-type="string">
            <text:p>N-1 8 - łosoś_k</text:p>
          </table:table-cell>
        </table:table-row>
        <table:table-row table:style-name="ro1">
          <table:table-cell office:value-type="float" office:value="20233">
            <text:p>20233</text:p>
          </table:table-cell>
          <table:table-cell office:value-type="string">
            <text:p>N-1 8 - brązowy płukany</text:p>
          </table:table-cell>
        </table:table-row>
        <table:table-row table:style-name="ro1">
          <table:table-cell office:value-type="float" office:value="20235">
            <text:p>20235</text:p>
          </table:table-cell>
          <table:table-cell office:value-type="string">
            <text:p>N-1 8 - żółto – kremowy_k</text:p>
          </table:table-cell>
        </table:table-row>
        <table:table-row table:style-name="ro1">
          <table:table-cell office:value-type="float" office:value="20237">
            <text:p>20237</text:p>
          </table:table-cell>
          <table:table-cell office:value-type="string">
            <text:p>N-1 8 - A3 Złota Jesień</text:p>
          </table:table-cell>
        </table:table-row>
        <table:table-row table:style-name="ro1">
          <table:table-cell office:value-type="float" office:value="20238">
            <text:p>20238</text:p>
          </table:table-cell>
          <table:table-cell office:value-type="string">
            <text:p>N-1 8 - toffi</text:p>
          </table:table-cell>
        </table:table-row>
        <table:table-row table:style-name="ro1">
          <table:table-cell office:value-type="float" office:value="20239">
            <text:p>20239</text:p>
          </table:table-cell>
          <table:table-cell office:value-type="string">
            <text:p>N-1 8 - czerwony</text:p>
          </table:table-cell>
        </table:table-row>
        <table:table-row table:style-name="ro1">
          <table:table-cell office:value-type="float" office:value="20240">
            <text:p>20240</text:p>
          </table:table-cell>
          <table:table-cell office:value-type="string">
            <text:p>N-1 8 - szary płukany_k</text:p>
          </table:table-cell>
        </table:table-row>
        <table:table-row table:style-name="ro1">
          <table:table-cell office:value-type="float" office:value="20241">
            <text:p>20241</text:p>
          </table:table-cell>
          <table:table-cell office:value-type="string">
            <text:p>N-1 8 - brązowy</text:p>
          </table:table-cell>
        </table:table-row>
        <table:table-row table:style-name="ro1">
          <table:table-cell office:value-type="float" office:value="20242">
            <text:p>20242</text:p>
          </table:table-cell>
          <table:table-cell office:value-type="string">
            <text:p>N-1 8 - grafitowy</text:p>
          </table:table-cell>
        </table:table-row>
        <table:table-row table:style-name="ro1">
          <table:table-cell office:value-type="float" office:value="20243">
            <text:p>20243</text:p>
          </table:table-cell>
          <table:table-cell office:value-type="string">
            <text:p>N-1 8 - grafit płukany_k</text:p>
          </table:table-cell>
        </table:table-row>
        <table:table-row table:style-name="ro1">
          <table:table-cell office:value-type="float" office:value="20244">
            <text:p>20244</text:p>
          </table:table-cell>
          <table:table-cell office:value-type="string">
            <text:p>N-1 8 - biały płukany_k</text:p>
          </table:table-cell>
        </table:table-row>
        <table:table-row table:style-name="ro1">
          <table:table-cell office:value-type="float" office:value="20246">
            <text:p>20246</text:p>
          </table:table-cell>
          <table:table-cell office:value-type="string">
            <text:p>N-1 8 - szary</text:p>
          </table:table-cell>
        </table:table-row>
        <table:table-row table:style-name="ro1">
          <table:table-cell office:value-type="float" office:value="20249">
            <text:p>20249</text:p>
          </table:table-cell>
          <table:table-cell office:value-type="string">
            <text:p>N-1 6 - płukana, biały płukany_k</text:p>
          </table:table-cell>
        </table:table-row>
        <table:table-row table:style-name="ro1">
          <table:table-cell office:value-type="float" office:value="20250">
            <text:p>20250</text:p>
          </table:table-cell>
          <table:table-cell office:value-type="string">
            <text:p>N-1 6 - gładka, czekolada</text:p>
          </table:table-cell>
        </table:table-row>
        <table:table-row table:style-name="ro1">
          <table:table-cell office:value-type="float" office:value="20251">
            <text:p>20251</text:p>
          </table:table-cell>
          <table:table-cell office:value-type="string">
            <text:p>N-1 6 - płukana, grafit płukany_k</text:p>
          </table:table-cell>
        </table:table-row>
        <table:table-row table:style-name="ro1">
          <table:table-cell office:value-type="float" office:value="20252">
            <text:p>20252</text:p>
          </table:table-cell>
          <table:table-cell office:value-type="string">
            <text:p>N-1 6 - płukana, szary płukany_k</text:p>
          </table:table-cell>
        </table:table-row>
        <table:table-row table:style-name="ro1">
          <table:table-cell office:value-type="float" office:value="20253">
            <text:p>20253</text:p>
          </table:table-cell>
          <table:table-cell office:value-type="string">
            <text:p>N-1 6 - gładka, toffi</text:p>
          </table:table-cell>
        </table:table-row>
        <table:table-row table:style-name="ro1">
          <table:table-cell office:value-type="float" office:value="20254">
            <text:p>20254</text:p>
          </table:table-cell>
          <table:table-cell office:value-type="string">
            <text:p>N-1 6 - płukana, żółto – kremowy_k</text:p>
          </table:table-cell>
        </table:table-row>
        <table:table-row table:style-name="ro1">
          <table:table-cell office:value-type="float" office:value="20255">
            <text:p>20255</text:p>
          </table:table-cell>
          <table:table-cell office:value-type="string">
            <text:p>N-1 6 - gładka, A1 Złota Jesień</text:p>
          </table:table-cell>
        </table:table-row>
        <table:table-row table:style-name="ro1">
          <table:table-cell office:value-type="float" office:value="20256">
            <text:p>20256</text:p>
          </table:table-cell>
          <table:table-cell office:value-type="string">
            <text:p>N-1 6 - gładka, A1s Złota Jesień</text:p>
          </table:table-cell>
        </table:table-row>
        <table:table-row table:style-name="ro1">
          <table:table-cell office:value-type="float" office:value="20257">
            <text:p>20257</text:p>
          </table:table-cell>
          <table:table-cell office:value-type="string">
            <text:p>N-1 6 - gładka, A3 Złota Jesień</text:p>
          </table:table-cell>
        </table:table-row>
        <table:table-row table:style-name="ro1">
          <table:table-cell office:value-type="float" office:value="20258">
            <text:p>20258</text:p>
          </table:table-cell>
          <table:table-cell office:value-type="string">
            <text:p>N-1 6 - gładka, brązowy</text:p>
          </table:table-cell>
        </table:table-row>
        <table:table-row table:style-name="ro1">
          <table:table-cell office:value-type="float" office:value="20259">
            <text:p>20259</text:p>
          </table:table-cell>
          <table:table-cell office:value-type="string">
            <text:p>N-1 6 - płukana, brązowy płukany</text:p>
          </table:table-cell>
        </table:table-row>
        <table:table-row table:style-name="ro1">
          <table:table-cell office:value-type="float" office:value="20260">
            <text:p>20260</text:p>
          </table:table-cell>
          <table:table-cell office:value-type="string">
            <text:p>N-1 6 - gładka, czerwony</text:p>
          </table:table-cell>
        </table:table-row>
        <table:table-row table:style-name="ro1">
          <table:table-cell office:value-type="float" office:value="20261">
            <text:p>20261</text:p>
          </table:table-cell>
          <table:table-cell office:value-type="string">
            <text:p>N-1 6 - gładka, grafitowy</text:p>
          </table:table-cell>
        </table:table-row>
        <table:table-row table:style-name="ro1">
          <table:table-cell office:value-type="float" office:value="20262">
            <text:p>20262</text:p>
          </table:table-cell>
          <table:table-cell office:value-type="string">
            <text:p>N-1 6 - płukana, łosoś_k</text:p>
          </table:table-cell>
        </table:table-row>
        <table:table-row table:style-name="ro1">
          <table:table-cell office:value-type="float" office:value="20265">
            <text:p>20265</text:p>
          </table:table-cell>
          <table:table-cell office:value-type="string">
            <text:p>N-1 6 - gładka, szary</text:p>
          </table:table-cell>
        </table:table-row>
        <table:table-row table:style-name="ro1">
          <table:table-cell office:value-type="float" office:value="20266">
            <text:p>20266</text:p>
          </table:table-cell>
          <table:table-cell office:value-type="string">
            <text:p>N-1 6 - gładka, żółty</text:p>
          </table:table-cell>
        </table:table-row>
        <table:table-row table:style-name="ro1">
          <table:table-cell office:value-type="float" office:value="20267">
            <text:p>20267</text:p>
          </table:table-cell>
          <table:table-cell office:value-type="string">
            <text:p>N-1 6 - płukana, żółty płukany</text:p>
          </table:table-cell>
        </table:table-row>
        <table:table-row table:style-name="ro1">
          <table:table-cell office:value-type="float" office:value="20382">
            <text:p>20382</text:p>
          </table:table-cell>
          <table:table-cell office:value-type="string">
            <text:p>Akropolis 4 mikrofaza - czekolada</text:p>
          </table:table-cell>
        </table:table-row>
        <table:table-row table:style-name="ro1">
          <table:table-cell office:value-type="float" office:value="20383">
            <text:p>20383</text:p>
          </table:table-cell>
          <table:table-cell office:value-type="string">
            <text:p>Akropolis 4 mikrofaza - marago</text:p>
          </table:table-cell>
        </table:table-row>
        <table:table-row table:style-name="ro2">
          <table:table-cell office:value-type="float" office:value="20384">
            <text:p>20384</text:p>
          </table:table-cell>
          <table:table-cell office:value-type="string">
            <text:p>Akropolis 4 mikrofaza - mocca</text:p>
          </table:table-cell>
        </table:table-row>
        <table:table-row table:style-name="ro1">
          <table:table-cell office:value-type="float" office:value="20385">
            <text:p>20385</text:p>
          </table:table-cell>
          <table:table-cell office:value-type="string">
            <text:p>Akropolis 4 mikrofaza - toffi</text:p>
          </table:table-cell>
        </table:table-row>
        <table:table-row table:style-name="ro1">
          <table:table-cell office:value-type="float" office:value="20390">
            <text:p>20390</text:p>
          </table:table-cell>
          <table:table-cell office:value-type="string">
            <text:p>Akropolis 4 mikrofaza - grafitowy</text:p>
          </table:table-cell>
        </table:table-row>
        <table:table-row table:style-name="ro1">
          <table:table-cell office:value-type="float" office:value="20392">
            <text:p>20392</text:p>
          </table:table-cell>
          <table:table-cell office:value-type="string">
            <text:p>Akropolis 6 mikrofaza - biały_k</text:p>
          </table:table-cell>
        </table:table-row>
        <table:table-row table:style-name="ro1">
          <table:table-cell office:value-type="float" office:value="20393">
            <text:p>20393</text:p>
          </table:table-cell>
          <table:table-cell office:value-type="string">
            <text:p>Akropolis 6 mikrofaza - czekolada</text:p>
          </table:table-cell>
        </table:table-row>
        <table:table-row table:style-name="ro1">
          <table:table-cell office:value-type="float" office:value="20394">
            <text:p>20394</text:p>
          </table:table-cell>
          <table:table-cell office:value-type="string">
            <text:p>Akropolis 6 mikrofaza - marago</text:p>
          </table:table-cell>
        </table:table-row>
        <table:table-row table:style-name="ro2">
          <table:table-cell office:value-type="float" office:value="20395">
            <text:p>20395</text:p>
          </table:table-cell>
          <table:table-cell office:value-type="string">
            <text:p>Akropolis 6 mikrofaza - mocca</text:p>
          </table:table-cell>
        </table:table-row>
        <table:table-row table:style-name="ro1">
          <table:table-cell office:value-type="float" office:value="20396">
            <text:p>20396</text:p>
          </table:table-cell>
          <table:table-cell office:value-type="string">
            <text:p>Akropolis 6 mikrofaza - toffi</text:p>
          </table:table-cell>
        </table:table-row>
        <table:table-row table:style-name="ro1">
          <table:table-cell office:value-type="float" office:value="20397">
            <text:p>20397</text:p>
          </table:table-cell>
          <table:table-cell office:value-type="string">
            <text:p>Akropolis 6 mikrofaza - A1 Złota Jesień</text:p>
          </table:table-cell>
        </table:table-row>
        <table:table-row table:style-name="ro1">
          <table:table-cell office:value-type="float" office:value="20398">
            <text:p>20398</text:p>
          </table:table-cell>
          <table:table-cell office:value-type="string">
            <text:p>Akropolis 6 mikrofaza - espresso</text:p>
          </table:table-cell>
        </table:table-row>
        <table:table-row table:style-name="ro1">
          <table:table-cell office:value-type="float" office:value="20399">
            <text:p>20399</text:p>
          </table:table-cell>
          <table:table-cell office:value-type="string">
            <text:p>Akropolis 6 mikrofaza - A3 Złota Jesień</text:p>
          </table:table-cell>
        </table:table-row>
        <table:table-row table:style-name="ro1">
          <table:table-cell office:value-type="float" office:value="20400">
            <text:p>20400</text:p>
          </table:table-cell>
          <table:table-cell office:value-type="string">
            <text:p>Akropolis 6 mikrofaza - brązowy</text:p>
          </table:table-cell>
        </table:table-row>
        <table:table-row table:style-name="ro1">
          <table:table-cell office:value-type="float" office:value="20401">
            <text:p>20401</text:p>
          </table:table-cell>
          <table:table-cell office:value-type="string">
            <text:p>Akropolis 6 mikrofaza - grafitowy</text:p>
          </table:table-cell>
        </table:table-row>
        <table:table-row table:style-name="ro1">
          <table:table-cell office:value-type="float" office:value="20402">
            <text:p>20402</text:p>
          </table:table-cell>
          <table:table-cell office:value-type="string">
            <text:p>Akropolis 6 mikrofaza - szary</text:p>
          </table:table-cell>
        </table:table-row>
        <table:table-row table:style-name="ro1">
          <table:table-cell office:value-type="float" office:value="20405">
            <text:p>20405</text:p>
          </table:table-cell>
          <table:table-cell office:value-type="string">
            <text:p>Granit duży - żółty płukany</text:p>
          </table:table-cell>
        </table:table-row>
        <table:table-row table:style-name="ro1">
          <table:table-cell office:value-type="float" office:value="20406">
            <text:p>20406</text:p>
          </table:table-cell>
          <table:table-cell office:value-type="string">
            <text:p>Granit duży - łosoś_k</text:p>
          </table:table-cell>
        </table:table-row>
        <table:table-row table:style-name="ro1">
          <table:table-cell office:value-type="float" office:value="20407">
            <text:p>20407</text:p>
          </table:table-cell>
          <table:table-cell office:value-type="string">
            <text:p>Granit duży - brązowy płukany</text:p>
          </table:table-cell>
        </table:table-row>
        <table:table-row table:style-name="ro1">
          <table:table-cell office:value-type="float" office:value="20408">
            <text:p>20408</text:p>
          </table:table-cell>
          <table:table-cell office:value-type="string">
            <text:p>Granit duży - żółto – kremowy_k</text:p>
          </table:table-cell>
        </table:table-row>
        <table:table-row table:style-name="ro1">
          <table:table-cell office:value-type="float" office:value="20409">
            <text:p>20409</text:p>
          </table:table-cell>
          <table:table-cell office:value-type="string">
            <text:p>Granit duży - szary płukany_k</text:p>
          </table:table-cell>
        </table:table-row>
        <table:table-row table:style-name="ro1">
          <table:table-cell office:value-type="float" office:value="20410">
            <text:p>20410</text:p>
          </table:table-cell>
          <table:table-cell office:value-type="string">
            <text:p>Granit duży - grafit płukany_k</text:p>
          </table:table-cell>
        </table:table-row>
        <table:table-row table:style-name="ro1">
          <table:table-cell office:value-type="float" office:value="20412">
            <text:p>20412</text:p>
          </table:table-cell>
          <table:table-cell office:value-type="string">
            <text:p>Granit duży - szary</text:p>
          </table:table-cell>
        </table:table-row>
        <table:table-row table:style-name="ro1">
          <table:table-cell office:value-type="float" office:value="20413">
            <text:p>20413</text:p>
          </table:table-cell>
          <table:table-cell office:value-type="string">
            <text:p>Granit duży - grafitowy</text:p>
          </table:table-cell>
        </table:table-row>
        <table:table-row table:style-name="ro1">
          <table:table-cell office:value-type="float" office:value="20414">
            <text:p>20414</text:p>
          </table:table-cell>
          <table:table-cell office:value-type="string">
            <text:p>Granit duży - toffi</text:p>
          </table:table-cell>
        </table:table-row>
        <table:table-row table:style-name="ro2">
          <table:table-cell office:value-type="float" office:value="20415">
            <text:p>20415</text:p>
          </table:table-cell>
          <table:table-cell office:value-type="string">
            <text:p>Granit duży - mocca</text:p>
          </table:table-cell>
        </table:table-row>
        <table:table-row table:style-name="ro1">
          <table:table-cell office:value-type="float" office:value="20416">
            <text:p>20416</text:p>
          </table:table-cell>
          <table:table-cell office:value-type="string">
            <text:p>Granit duży - czekolada</text:p>
          </table:table-cell>
        </table:table-row>
        <table:table-row table:style-name="ro1">
          <table:table-cell office:value-type="float" office:value="20430">
            <text:p>20430</text:p>
          </table:table-cell>
          <table:table-cell office:value-type="string">
            <text:p>Granit duży strukturalny - czekolada</text:p>
          </table:table-cell>
        </table:table-row>
        <table:table-row table:style-name="ro1">
          <table:table-cell office:value-type="float" office:value="20431">
            <text:p>20431</text:p>
          </table:table-cell>
          <table:table-cell office:value-type="string">
            <text:p>Granit duży strukturalny - marago</text:p>
          </table:table-cell>
        </table:table-row>
        <table:table-row table:style-name="ro2">
          <table:table-cell office:value-type="float" office:value="20432">
            <text:p>20432</text:p>
          </table:table-cell>
          <table:table-cell office:value-type="string">
            <text:p>Granit duży strukturalny - mocca</text:p>
          </table:table-cell>
        </table:table-row>
        <table:table-row table:style-name="ro1">
          <table:table-cell office:value-type="float" office:value="20433">
            <text:p>20433</text:p>
          </table:table-cell>
          <table:table-cell office:value-type="string">
            <text:p>Granit duży strukturalny - toffi</text:p>
          </table:table-cell>
        </table:table-row>
        <table:table-row table:style-name="ro1">
          <table:table-cell office:value-type="float" office:value="20434">
            <text:p>20434</text:p>
          </table:table-cell>
          <table:table-cell office:value-type="string">
            <text:p>Granit duży strukturalny - grafitowy</text:p>
          </table:table-cell>
        </table:table-row>
        <table:table-row table:style-name="ro1">
          <table:table-cell office:value-type="float" office:value="20436">
            <text:p>20436</text:p>
          </table:table-cell>
          <table:table-cell office:value-type="string">
            <text:p>Granit mały 6 - gładka, czekolada</text:p>
          </table:table-cell>
        </table:table-row>
        <table:table-row table:style-name="ro2">
          <table:table-cell office:value-type="float" office:value="20438">
            <text:p>20438</text:p>
          </table:table-cell>
          <table:table-cell office:value-type="string">
            <text:p>Granit mały 6 - gładka, mocca</text:p>
          </table:table-cell>
        </table:table-row>
        <table:table-row table:style-name="ro1">
          <table:table-cell office:value-type="float" office:value="20439">
            <text:p>20439</text:p>
          </table:table-cell>
          <table:table-cell office:value-type="string">
            <text:p>Granit mały 6 - gładka, marago</text:p>
          </table:table-cell>
        </table:table-row>
        <table:table-row table:style-name="ro1">
          <table:table-cell office:value-type="float" office:value="20441">
            <text:p>20441</text:p>
          </table:table-cell>
          <table:table-cell office:value-type="string">
            <text:p>Granit mały 6 - gładka, toffi</text:p>
          </table:table-cell>
        </table:table-row>
        <table:table-row table:style-name="ro1">
          <table:table-cell office:value-type="float" office:value="20443">
            <text:p>20443</text:p>
          </table:table-cell>
          <table:table-cell office:value-type="string">
            <text:p>Granit mały 6 - gładka, A1 Złota Jesień</text:p>
          </table:table-cell>
        </table:table-row>
        <table:table-row table:style-name="ro1">
          <table:table-cell office:value-type="float" office:value="20444">
            <text:p>20444</text:p>
          </table:table-cell>
          <table:table-cell office:value-type="string">
            <text:p>Granit mały 6 - gładka, grafitowy</text:p>
          </table:table-cell>
        </table:table-row>
        <table:table-row table:style-name="ro1">
          <table:table-cell office:value-type="float" office:value="20446">
            <text:p>20446</text:p>
          </table:table-cell>
          <table:table-cell office:value-type="string">
            <text:p>Granit mały 6 - postarzana, biały płukany_k</text:p>
          </table:table-cell>
        </table:table-row>
        <table:table-row table:style-name="ro1">
          <table:table-cell office:value-type="float" office:value="20447">
            <text:p>20447</text:p>
          </table:table-cell>
          <table:table-cell office:value-type="string">
            <text:p>Granit mały 6 - gładka, brązowy płukany</text:p>
          </table:table-cell>
        </table:table-row>
        <table:table-row table:style-name="ro1">
          <table:table-cell office:value-type="float" office:value="20448">
            <text:p>20448</text:p>
          </table:table-cell>
          <table:table-cell office:value-type="string">
            <text:p>Granit mały 6 - gładka, szary</text:p>
          </table:table-cell>
        </table:table-row>
        <table:table-row table:style-name="ro1">
          <table:table-cell office:value-type="float" office:value="20455">
            <text:p>20455</text:p>
          </table:table-cell>
          <table:table-cell office:value-type="string">
            <text:p>Granit mały 6 - gładka, grafit płukany_k</text:p>
          </table:table-cell>
        </table:table-row>
        <table:table-row table:style-name="ro1">
          <table:table-cell office:value-type="float" office:value="20457">
            <text:p>20457</text:p>
          </table:table-cell>
          <table:table-cell office:value-type="string">
            <text:p>Granit mały 6 - gładka, szary płukany_k</text:p>
          </table:table-cell>
        </table:table-row>
        <table:table-row table:style-name="ro1">
          <table:table-cell office:value-type="float" office:value="20460">
            <text:p>20460</text:p>
          </table:table-cell>
          <table:table-cell office:value-type="string">
            <text:p>Granit mały 6 - gładka, żółto – kremowy_k</text:p>
          </table:table-cell>
        </table:table-row>
        <table:table-row table:style-name="ro1">
          <table:table-cell office:value-type="float" office:value="20462">
            <text:p>20462</text:p>
          </table:table-cell>
          <table:table-cell office:value-type="string">
            <text:p>Granit mały 6 - gładka, łosoś_k</text:p>
          </table:table-cell>
        </table:table-row>
        <table:table-row table:style-name="ro1">
          <table:table-cell office:value-type="float" office:value="20464">
            <text:p>20464</text:p>
          </table:table-cell>
          <table:table-cell office:value-type="string">
            <text:p>Granit mały 6 - gładka, żółty płukany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string">
            <text:p>Granit mały 6 - gładka, biały płukany_k</text:p>
          </table:table-cell>
        </table:table-row>
        <table:table-row table:style-name="ro1">
          <table:table-cell office:value-type="float" office:value="20481">
            <text:p>20481</text:p>
          </table:table-cell>
          <table:table-cell office:value-type="string">
            <text:p>Granit mały 8 - czekolada</text:p>
          </table:table-cell>
        </table:table-row>
        <table:table-row table:style-name="ro1">
          <table:table-cell office:value-type="float" office:value="20482">
            <text:p>20482</text:p>
          </table:table-cell>
          <table:table-cell office:value-type="string">
            <text:p>Granit mały 8 - marago</text:p>
          </table:table-cell>
        </table:table-row>
        <table:table-row table:style-name="ro2">
          <table:table-cell office:value-type="float" office:value="20483">
            <text:p>20483</text:p>
          </table:table-cell>
          <table:table-cell office:value-type="string">
            <text:p>Granit mały 8 - mocca</text:p>
          </table:table-cell>
        </table:table-row>
        <table:table-row table:style-name="ro1">
          <table:table-cell office:value-type="float" office:value="20484">
            <text:p>20484</text:p>
          </table:table-cell>
          <table:table-cell office:value-type="string">
            <text:p>Granit mały 8 - toffi</text:p>
          </table:table-cell>
        </table:table-row>
        <table:table-row table:style-name="ro1">
          <table:table-cell office:value-type="float" office:value="20485">
            <text:p>20485</text:p>
          </table:table-cell>
          <table:table-cell office:value-type="string">
            <text:p>Granit mały 8 - A1 Złota Jesień</text:p>
          </table:table-cell>
        </table:table-row>
        <table:table-row table:style-name="ro1">
          <table:table-cell office:value-type="float" office:value="20487">
            <text:p>20487</text:p>
          </table:table-cell>
          <table:table-cell office:value-type="string">
            <text:p>Granit mały 8 - grafitowy</text:p>
          </table:table-cell>
        </table:table-row>
        <table:table-row table:style-name="ro1">
          <table:table-cell office:value-type="float" office:value="20488">
            <text:p>20488</text:p>
          </table:table-cell>
          <table:table-cell office:value-type="string">
            <text:p>Granit mały 8 - szary</text:p>
          </table:table-cell>
        </table:table-row>
        <table:table-row table:style-name="ro1">
          <table:table-cell office:value-type="float" office:value="20498">
            <text:p>20498</text:p>
          </table:table-cell>
          <table:table-cell office:value-type="string">
            <text:p>Gardena 6 - marago</text:p>
          </table:table-cell>
        </table:table-row>
        <table:table-row table:style-name="ro1">
          <table:table-cell office:value-type="float" office:value="20499">
            <text:p>20499</text:p>
          </table:table-cell>
          <table:table-cell office:value-type="string">
            <text:p>Gardena 6 - toffi</text:p>
          </table:table-cell>
        </table:table-row>
        <table:table-row table:style-name="ro1">
          <table:table-cell office:value-type="float" office:value="20500">
            <text:p>20500</text:p>
          </table:table-cell>
          <table:table-cell office:value-type="string">
            <text:p>Gardena 6 - A1 Złota Jesień</text:p>
          </table:table-cell>
        </table:table-row>
        <table:table-row table:style-name="ro2">
          <table:table-cell office:value-type="float" office:value="20503">
            <text:p>20503</text:p>
          </table:table-cell>
          <table:table-cell office:value-type="string">
            <text:p>Slavia - czekolada</text:p>
          </table:table-cell>
        </table:table-row>
        <table:table-row table:style-name="ro2">
          <table:table-cell office:value-type="float" office:value="20504">
            <text:p>20504</text:p>
          </table:table-cell>
          <table:table-cell office:value-type="string">
            <text:p>Slavia - marago</text:p>
          </table:table-cell>
        </table:table-row>
        <table:table-row table:style-name="ro2">
          <table:table-cell office:value-type="float" office:value="20505">
            <text:p>20505</text:p>
          </table:table-cell>
          <table:table-cell office:value-type="string">
            <text:p>Slavia - mocca</text:p>
          </table:table-cell>
        </table:table-row>
        <table:table-row table:style-name="ro2">
          <table:table-cell office:value-type="float" office:value="20506">
            <text:p>20506</text:p>
          </table:table-cell>
          <table:table-cell office:value-type="string">
            <text:p>Slavia - toffi</text:p>
          </table:table-cell>
        </table:table-row>
        <table:table-row table:style-name="ro1">
          <table:table-cell office:value-type="float" office:value="20515">
            <text:p>20515</text:p>
          </table:table-cell>
          <table:table-cell office:value-type="string">
            <text:p>Via Stelle 7 - A1 Złota Jesień</text:p>
          </table:table-cell>
        </table:table-row>
        <table:table-row table:style-name="ro1">
          <table:table-cell office:value-type="float" office:value="20517">
            <text:p>20517</text:p>
          </table:table-cell>
          <table:table-cell office:value-type="string">
            <text:p>Via Stelle 7 - marago</text:p>
          </table:table-cell>
        </table:table-row>
        <table:table-row table:style-name="ro2">
          <table:table-cell office:value-type="float" office:value="20518">
            <text:p>20518</text:p>
          </table:table-cell>
          <table:table-cell office:value-type="string">
            <text:p>Via Stelle 7 - mocca</text:p>
          </table:table-cell>
        </table:table-row>
        <table:table-row table:style-name="ro1">
          <table:table-cell office:value-type="float" office:value="20520">
            <text:p>20520</text:p>
          </table:table-cell>
          <table:table-cell office:value-type="string">
            <text:p>Via Stelle 7 - A3 Złota Jesień</text:p>
          </table:table-cell>
        </table:table-row>
        <table:table-row table:style-name="ro1">
          <table:table-cell office:value-type="float" office:value="20522">
            <text:p>20522</text:p>
          </table:table-cell>
          <table:table-cell office:value-type="string">
            <text:p>Via Stelle 7 - toffi</text:p>
          </table:table-cell>
        </table:table-row>
        <table:table-row table:style-name="ro1">
          <table:table-cell office:value-type="float" office:value="20523">
            <text:p>20523</text:p>
          </table:table-cell>
          <table:table-cell office:value-type="string">
            <text:p>Via Stelle 7 - czekolada</text:p>
          </table:table-cell>
        </table:table-row>
        <table:table-row table:style-name="ro1">
          <table:table-cell office:value-type="float" office:value="20525">
            <text:p>20525</text:p>
          </table:table-cell>
          <table:table-cell office:value-type="string">
            <text:p>Via Stelle 7 - grafitowy</text:p>
          </table:table-cell>
        </table:table-row>
        <table:table-row table:style-name="ro1">
          <table:table-cell office:value-type="float" office:value="20528">
            <text:p>20528</text:p>
          </table:table-cell>
          <table:table-cell office:value-type="string">
            <text:p>Via Stelle 7 - biały płukany_k</text:p>
          </table:table-cell>
        </table:table-row>
        <table:table-row table:style-name="ro1">
          <table:table-cell office:value-type="float" office:value="20530">
            <text:p>20530</text:p>
          </table:table-cell>
          <table:table-cell office:value-type="string">
            <text:p>Via Stelle 7 - grafit płukany_k</text:p>
          </table:table-cell>
        </table:table-row>
        <table:table-row table:style-name="ro1">
          <table:table-cell office:value-type="float" office:value="20533">
            <text:p>20533</text:p>
          </table:table-cell>
          <table:table-cell office:value-type="string">
            <text:p>Via Stelle 7 - szary płukany_k</text:p>
          </table:table-cell>
        </table:table-row>
        <table:table-row table:style-name="ro1">
          <table:table-cell office:value-type="float" office:value="20535">
            <text:p>20535</text:p>
          </table:table-cell>
          <table:table-cell office:value-type="string">
            <text:p>Via Stelle 7 - żółto – kremowy_k</text:p>
          </table:table-cell>
        </table:table-row>
        <table:table-row table:style-name="ro1">
          <table:table-cell office:value-type="float" office:value="20538">
            <text:p>20538</text:p>
          </table:table-cell>
          <table:table-cell office:value-type="string">
            <text:p>Via Stelle 7 - brązowy płukany</text:p>
          </table:table-cell>
        </table:table-row>
        <table:table-row table:style-name="ro1">
          <table:table-cell office:value-type="float" office:value="20541">
            <text:p>20541</text:p>
          </table:table-cell>
          <table:table-cell office:value-type="string">
            <text:p>Via Stelle 7 - żółty płukany</text:p>
          </table:table-cell>
        </table:table-row>
        <table:table-row table:style-name="ro1">
          <table:table-cell office:value-type="float" office:value="20561">
            <text:p>20561</text:p>
          </table:table-cell>
          <table:table-cell office:value-type="string">
            <text:p>Siena 6 - czekolada</text:p>
          </table:table-cell>
        </table:table-row>
        <table:table-row table:style-name="ro1">
          <table:table-cell office:value-type="float" office:value="20562">
            <text:p>20562</text:p>
          </table:table-cell>
          <table:table-cell office:value-type="string">
            <text:p>Siena 6 - marago</text:p>
          </table:table-cell>
        </table:table-row>
        <table:table-row table:style-name="ro2">
          <table:table-cell office:value-type="float" office:value="20563">
            <text:p>20563</text:p>
          </table:table-cell>
          <table:table-cell office:value-type="string">
            <text:p>Siena 6 - mocca</text:p>
          </table:table-cell>
        </table:table-row>
        <table:table-row table:style-name="ro1">
          <table:table-cell office:value-type="float" office:value="20564">
            <text:p>20564</text:p>
          </table:table-cell>
          <table:table-cell office:value-type="string">
            <text:p>Siena 6 - toffi</text:p>
          </table:table-cell>
        </table:table-row>
        <table:table-row table:style-name="ro1">
          <table:table-cell office:value-type="float" office:value="20571">
            <text:p>20571</text:p>
          </table:table-cell>
          <table:table-cell office:value-type="string">
            <text:p>W-2 - żółty płukany</text:p>
          </table:table-cell>
        </table:table-row>
        <table:table-row table:style-name="ro1">
          <table:table-cell office:value-type="float" office:value="20572">
            <text:p>20572</text:p>
          </table:table-cell>
          <table:table-cell office:value-type="string">
            <text:p>W-2 - szary</text:p>
          </table:table-cell>
        </table:table-row>
        <table:table-row table:style-name="ro1">
          <table:table-cell office:value-type="float" office:value="20573">
            <text:p>20573</text:p>
          </table:table-cell>
          <table:table-cell office:value-type="string">
            <text:p>W-2 - łosoś_k</text:p>
          </table:table-cell>
        </table:table-row>
        <table:table-row table:style-name="ro1">
          <table:table-cell office:value-type="float" office:value="20574">
            <text:p>20574</text:p>
          </table:table-cell>
          <table:table-cell office:value-type="string">
            <text:p>W-2 - brązowy płukany</text:p>
          </table:table-cell>
        </table:table-row>
        <table:table-row table:style-name="ro1">
          <table:table-cell office:value-type="float" office:value="20575">
            <text:p>20575</text:p>
          </table:table-cell>
          <table:table-cell office:value-type="string">
            <text:p>W-2 - żółto – kremowy_k</text:p>
          </table:table-cell>
        </table:table-row>
        <table:table-row table:style-name="ro1">
          <table:table-cell office:value-type="float" office:value="20576">
            <text:p>20576</text:p>
          </table:table-cell>
          <table:table-cell office:value-type="string">
            <text:p>W-2 - szary płukany_k</text:p>
          </table:table-cell>
        </table:table-row>
        <table:table-row table:style-name="ro1">
          <table:table-cell office:value-type="float" office:value="20577">
            <text:p>20577</text:p>
          </table:table-cell>
          <table:table-cell office:value-type="string">
            <text:p>W-2 - grafit płukany_k</text:p>
          </table:table-cell>
        </table:table-row>
        <table:table-row table:style-name="ro1">
          <table:table-cell office:value-type="float" office:value="20578">
            <text:p>20578</text:p>
          </table:table-cell>
          <table:table-cell office:value-type="string">
            <text:p>W-2 - biały płukany_k</text:p>
          </table:table-cell>
        </table:table-row>
        <table:table-row table:style-name="ro2">
          <table:table-cell office:value-type="float" office:value="20579">
            <text:p>20579</text:p>
          </table:table-cell>
          <table:table-cell office:value-type="string">
            <text:p>W-2 - mocca</text:p>
          </table:table-cell>
        </table:table-row>
        <table:table-row table:style-name="ro1">
          <table:table-cell office:value-type="float" office:value="20580">
            <text:p>20580</text:p>
          </table:table-cell>
          <table:table-cell office:value-type="string">
            <text:p>W-2 - czekolada</text:p>
          </table:table-cell>
        </table:table-row>
        <table:table-row table:style-name="ro1">
          <table:table-cell office:value-type="float" office:value="20581">
            <text:p>20581</text:p>
          </table:table-cell>
          <table:table-cell office:value-type="string">
            <text:p>W-2 - A1 Złota Jesień</text:p>
          </table:table-cell>
        </table:table-row>
        <table:table-row table:style-name="ro1">
          <table:table-cell office:value-type="float" office:value="20582">
            <text:p>20582</text:p>
          </table:table-cell>
          <table:table-cell office:value-type="string">
            <text:p>W-2 - grafitowy</text:p>
          </table:table-cell>
        </table:table-row>
        <table:table-row table:style-name="ro1">
          <table:table-cell office:value-type="float" office:value="20588">
            <text:p>20588</text:p>
          </table:table-cell>
          <table:table-cell office:value-type="string">
            <text:p>W-1 8 - czerwony</text:p>
          </table:table-cell>
        </table:table-row>
        <table:table-row table:style-name="ro1">
          <table:table-cell office:value-type="float" office:value="20589">
            <text:p>20589</text:p>
          </table:table-cell>
          <table:table-cell office:value-type="string">
            <text:p>W-1 8 - grafitowy</text:p>
          </table:table-cell>
        </table:table-row>
        <table:table-row table:style-name="ro1">
          <table:table-cell office:value-type="float" office:value="20590">
            <text:p>20590</text:p>
          </table:table-cell>
          <table:table-cell office:value-type="string">
            <text:p>W-1 8 - szary</text:p>
          </table:table-cell>
        </table:table-row>
        <table:table-row table:style-name="ro1">
          <table:table-cell office:value-type="float" office:value="20600">
            <text:p>20600</text:p>
          </table:table-cell>
          <table:table-cell office:value-type="string">
            <text:p>Rio - szary</text:p>
          </table:table-cell>
        </table:table-row>
        <table:table-row table:style-name="ro1">
          <table:table-cell office:value-type="float" office:value="20601">
            <text:p>20601</text:p>
          </table:table-cell>
          <table:table-cell office:value-type="string">
            <text:p>Rio - grafitowy</text:p>
          </table:table-cell>
        </table:table-row>
        <table:table-row table:style-name="ro1">
          <table:table-cell office:value-type="float" office:value="20603">
            <text:p>20603</text:p>
          </table:table-cell>
          <table:table-cell office:value-type="string">
            <text:p>Rio - szary płukany_k</text:p>
          </table:table-cell>
        </table:table-row>
        <table:table-row table:style-name="ro2">
          <table:table-cell office:value-type="float" office:value="20605">
            <text:p>20605</text:p>
          </table:table-cell>
          <table:table-cell office:value-type="string">
            <text:p>Rio - romano</text:p>
          </table:table-cell>
        </table:table-row>
        <table:table-row table:style-name="ro1">
          <table:table-cell office:value-type="float" office:value="20606">
            <text:p>20606</text:p>
          </table:table-cell>
          <table:table-cell office:value-type="string">
            <text:p>Rio - grafit płukany_k</text:p>
          </table:table-cell>
        </table:table-row>
        <table:table-row table:style-name="ro2">
          <table:table-cell office:value-type="float" office:value="20607">
            <text:p>20607</text:p>
          </table:table-cell>
          <table:table-cell office:value-type="string">
            <text:p>Rio - frappe</text:p>
          </table:table-cell>
        </table:table-row>
        <table:table-row table:style-name="ro1">
          <table:table-cell office:value-type="float" office:value="20608">
            <text:p>20608</text:p>
          </table:table-cell>
          <table:table-cell office:value-type="string">
            <text:p>Rio - biały płukany_k</text:p>
          </table:table-cell>
        </table:table-row>
        <table:table-row table:style-name="ro2">
          <table:table-cell office:value-type="float" office:value="20620">
            <text:p>20620</text:p>
          </table:table-cell>
          <table:table-cell office:value-type="string">
            <text:p>Rossano 6 - A1 Złota Jesień</text:p>
          </table:table-cell>
        </table:table-row>
        <table:table-row table:style-name="ro2">
          <table:table-cell office:value-type="float" office:value="20621">
            <text:p>20621</text:p>
          </table:table-cell>
          <table:table-cell office:value-type="string">
            <text:p>Rossano 6 - biały_k</text:p>
          </table:table-cell>
        </table:table-row>
        <table:table-row table:style-name="ro2">
          <table:table-cell office:value-type="float" office:value="20623">
            <text:p>20623</text:p>
          </table:table-cell>
          <table:table-cell office:value-type="string">
            <text:p>Rossano 6 - marago</text:p>
          </table:table-cell>
        </table:table-row>
        <table:table-row table:style-name="ro2">
          <table:table-cell office:value-type="float" office:value="20624">
            <text:p>20624</text:p>
          </table:table-cell>
          <table:table-cell office:value-type="string">
            <text:p>Rossano 6 - A6s Marago</text:p>
          </table:table-cell>
        </table:table-row>
        <table:table-row table:style-name="ro2">
          <table:table-cell office:value-type="float" office:value="20626">
            <text:p>20626</text:p>
          </table:table-cell>
          <table:table-cell office:value-type="string">
            <text:p>Rossano 6 - czekolada</text:p>
          </table:table-cell>
        </table:table-row>
        <table:table-row table:style-name="ro2">
          <table:table-cell office:value-type="float" office:value="20628">
            <text:p>20628</text:p>
          </table:table-cell>
          <table:table-cell office:value-type="string">
            <text:p>Rossano 6 - toffi</text:p>
          </table:table-cell>
        </table:table-row>
        <table:table-row table:style-name="ro2">
          <table:table-cell office:value-type="float" office:value="20629">
            <text:p>20629</text:p>
          </table:table-cell>
          <table:table-cell office:value-type="string">
            <text:p>Rossano 6 - mocca</text:p>
          </table:table-cell>
        </table:table-row>
        <table:table-row table:style-name="ro2">
          <table:table-cell office:value-type="float" office:value="20631">
            <text:p>20631</text:p>
          </table:table-cell>
          <table:table-cell office:value-type="string">
            <text:p>Rossano 6 - grafitowy</text:p>
          </table:table-cell>
        </table:table-row>
        <table:table-row table:style-name="ro2">
          <table:table-cell office:value-type="float" office:value="20633">
            <text:p>20633</text:p>
          </table:table-cell>
          <table:table-cell office:value-type="string">
            <text:p>Rossano 6 - szary</text:p>
          </table:table-cell>
        </table:table-row>
        <table:table-row table:style-name="ro2">
          <table:table-cell office:value-type="float" office:value="20636">
            <text:p>20636</text:p>
          </table:table-cell>
          <table:table-cell office:value-type="string">
            <text:p>Rossano 6 - szary płukany_k</text:p>
          </table:table-cell>
        </table:table-row>
        <table:table-row table:style-name="ro2">
          <table:table-cell office:value-type="float" office:value="20639">
            <text:p>20639</text:p>
          </table:table-cell>
          <table:table-cell office:value-type="string">
            <text:p>Rossano 6 - żółto – kremowy_k</text:p>
          </table:table-cell>
        </table:table-row>
        <table:table-row table:style-name="ro2">
          <table:table-cell office:value-type="float" office:value="20642">
            <text:p>20642</text:p>
          </table:table-cell>
          <table:table-cell office:value-type="string">
            <text:p>Rossano 6 - brązowy płukany</text:p>
          </table:table-cell>
        </table:table-row>
        <table:table-row table:style-name="ro2">
          <table:table-cell office:value-type="float" office:value="20644">
            <text:p>20644</text:p>
          </table:table-cell>
          <table:table-cell office:value-type="string">
            <text:p>Rossano 6 - żółty płukany</text:p>
          </table:table-cell>
        </table:table-row>
        <table:table-row table:style-name="ro2">
          <table:table-cell office:value-type="float" office:value="20647">
            <text:p>20647</text:p>
          </table:table-cell>
          <table:table-cell office:value-type="string">
            <text:p>Rossano 6 - grafit płukany_k</text:p>
          </table:table-cell>
        </table:table-row>
        <table:table-row table:style-name="ro2">
          <table:table-cell office:value-type="float" office:value="20649">
            <text:p>20649</text:p>
          </table:table-cell>
          <table:table-cell office:value-type="string">
            <text:p>Rossano 6 - biały płukany_k</text:p>
          </table:table-cell>
        </table:table-row>
        <table:table-row table:style-name="ro2">
          <table:table-cell office:value-type="float" office:value="20651">
            <text:p>20651</text:p>
          </table:table-cell>
          <table:table-cell office:value-type="string">
            <text:p>Rossano 6 - frappe</text:p>
          </table:table-cell>
        </table:table-row>
        <table:table-row table:style-name="ro2">
          <table:table-cell office:value-type="float" office:value="20697">
            <text:p>20697</text:p>
          </table:table-cell>
          <table:table-cell office:value-type="string">
            <text:p>Rossano 8 - biały forte</text:p>
          </table:table-cell>
        </table:table-row>
        <table:table-row table:style-name="ro2">
          <table:table-cell office:value-type="float" office:value="20699">
            <text:p>20699</text:p>
          </table:table-cell>
          <table:table-cell office:value-type="string">
            <text:p>Rossano 8 - biały_k</text:p>
          </table:table-cell>
        </table:table-row>
        <table:table-row table:style-name="ro2">
          <table:table-cell office:value-type="float" office:value="20700">
            <text:p>20700</text:p>
          </table:table-cell>
          <table:table-cell office:value-type="string">
            <text:p>Rossano 8 - A1 Złota Jesień</text:p>
          </table:table-cell>
        </table:table-row>
        <table:table-row table:style-name="ro2">
          <table:table-cell office:value-type="float" office:value="20701">
            <text:p>20701</text:p>
          </table:table-cell>
          <table:table-cell office:value-type="string">
            <text:p>Rossano 8 - frappe</text:p>
          </table:table-cell>
        </table:table-row>
        <table:table-row table:style-name="ro2">
          <table:table-cell office:value-type="float" office:value="20703">
            <text:p>20703</text:p>
          </table:table-cell>
          <table:table-cell office:value-type="string">
            <text:p>Rossano 8 - marago</text:p>
          </table:table-cell>
        </table:table-row>
        <table:table-row table:style-name="ro2">
          <table:table-cell office:value-type="float" office:value="20704">
            <text:p>20704</text:p>
          </table:table-cell>
          <table:table-cell office:value-type="string">
            <text:p>Rossano 8 - A6s Marago</text:p>
          </table:table-cell>
        </table:table-row>
        <table:table-row table:style-name="ro2">
          <table:table-cell office:value-type="float" office:value="20706">
            <text:p>20706</text:p>
          </table:table-cell>
          <table:table-cell office:value-type="string">
            <text:p>Rossano 8 - czekolada</text:p>
          </table:table-cell>
        </table:table-row>
        <table:table-row table:style-name="ro2">
          <table:table-cell office:value-type="float" office:value="20708">
            <text:p>20708</text:p>
          </table:table-cell>
          <table:table-cell office:value-type="string">
            <text:p>Rossano 8 - toffi</text:p>
          </table:table-cell>
        </table:table-row>
        <table:table-row table:style-name="ro2">
          <table:table-cell office:value-type="float" office:value="20709">
            <text:p>20709</text:p>
          </table:table-cell>
          <table:table-cell office:value-type="string">
            <text:p>Rossano 8 - mocca</text:p>
          </table:table-cell>
        </table:table-row>
        <table:table-row table:style-name="ro2">
          <table:table-cell office:value-type="float" office:value="20711">
            <text:p>20711</text:p>
          </table:table-cell>
          <table:table-cell office:value-type="string">
            <text:p>Rossano 8 - grafitowy</text:p>
          </table:table-cell>
        </table:table-row>
        <table:table-row table:style-name="ro2">
          <table:table-cell office:value-type="float" office:value="20713">
            <text:p>20713</text:p>
          </table:table-cell>
          <table:table-cell office:value-type="string">
            <text:p>Rossano 8 - szary</text:p>
          </table:table-cell>
        </table:table-row>
        <table:table-row table:style-name="ro2">
          <table:table-cell office:value-type="float" office:value="20716">
            <text:p>20716</text:p>
          </table:table-cell>
          <table:table-cell office:value-type="string">
            <text:p>Rossano 8 - biały płukany_k</text:p>
          </table:table-cell>
        </table:table-row>
        <table:table-row table:style-name="ro2">
          <table:table-cell office:value-type="float" office:value="20720">
            <text:p>20720</text:p>
          </table:table-cell>
          <table:table-cell office:value-type="string">
            <text:p>Rossano 8 - grafit płukany_k</text:p>
          </table:table-cell>
        </table:table-row>
        <table:table-row table:style-name="ro2">
          <table:table-cell office:value-type="float" office:value="20723">
            <text:p>20723</text:p>
          </table:table-cell>
          <table:table-cell office:value-type="string">
            <text:p>Rossano 8 - szary płukany_k</text:p>
          </table:table-cell>
        </table:table-row>
        <table:table-row table:style-name="ro2">
          <table:table-cell office:value-type="float" office:value="20725">
            <text:p>20725</text:p>
          </table:table-cell>
          <table:table-cell office:value-type="string">
            <text:p>Rossano 8 - żółto – kremowy_k</text:p>
          </table:table-cell>
        </table:table-row>
        <table:table-row table:style-name="ro2">
          <table:table-cell office:value-type="float" office:value="20728">
            <text:p>20728</text:p>
          </table:table-cell>
          <table:table-cell office:value-type="string">
            <text:p>Rossano 8 - łosoś_k</text:p>
          </table:table-cell>
        </table:table-row>
        <table:table-row table:style-name="ro2">
          <table:table-cell office:value-type="float" office:value="20730">
            <text:p>20730</text:p>
          </table:table-cell>
          <table:table-cell office:value-type="string">
            <text:p>Rossano 8 - brązowy płukany</text:p>
          </table:table-cell>
        </table:table-row>
        <table:table-row table:style-name="ro2">
          <table:table-cell office:value-type="float" office:value="20732">
            <text:p>20732</text:p>
          </table:table-cell>
          <table:table-cell office:value-type="string">
            <text:p>Rossano 8 - żółty płukany</text:p>
          </table:table-cell>
        </table:table-row>
        <table:table-row table:style-name="ro2">
          <table:table-cell office:value-type="float" office:value="20733">
            <text:p>20733</text:p>
          </table:table-cell>
          <table:table-cell office:value-type="string">
            <text:p>Rossano 6 STRUKTURALNE - czekolada</text:p>
          </table:table-cell>
        </table:table-row>
        <table:table-row table:style-name="ro2">
          <table:table-cell office:value-type="float" office:value="20734">
            <text:p>20734</text:p>
          </table:table-cell>
          <table:table-cell office:value-type="string">
            <text:p>Rossano 6 STRUKTURALNE - marago</text:p>
          </table:table-cell>
        </table:table-row>
        <table:table-row table:style-name="ro2">
          <table:table-cell office:value-type="float" office:value="20735">
            <text:p>20735</text:p>
          </table:table-cell>
          <table:table-cell office:value-type="string">
            <text:p>Rossano 6 STRUKTURALNE - mocca</text:p>
          </table:table-cell>
        </table:table-row>
        <table:table-row table:style-name="ro2">
          <table:table-cell office:value-type="float" office:value="20736">
            <text:p>20736</text:p>
          </table:table-cell>
          <table:table-cell office:value-type="string">
            <text:p>Rossano 6 STRUKTURALNE - toffi</text:p>
          </table:table-cell>
        </table:table-row>
        <table:table-row table:style-name="ro2">
          <table:table-cell office:value-type="float" office:value="20737">
            <text:p>20737</text:p>
          </table:table-cell>
          <table:table-cell office:value-type="string">
            <text:p>Rossano 6 STRUKTURALNE - A1 Złota Jesień</text:p>
          </table:table-cell>
        </table:table-row>
        <table:table-row table:style-name="ro2">
          <table:table-cell office:value-type="float" office:value="20739">
            <text:p>20739</text:p>
          </table:table-cell>
          <table:table-cell office:value-type="string">
            <text:p>Rossano 6 STRUKTURALNE - grafitowy</text:p>
          </table:table-cell>
        </table:table-row>
        <table:table-row table:style-name="ro2">
          <table:table-cell office:value-type="float" office:value="20740">
            <text:p>20740</text:p>
          </table:table-cell>
          <table:table-cell office:value-type="string">
            <text:p>Rossano 6 STRUKTURALNE - szary</text:p>
          </table:table-cell>
        </table:table-row>
        <table:table-row table:style-name="ro2">
          <table:table-cell office:value-type="float" office:value="20916">
            <text:p>20916</text:p>
          </table:table-cell>
          <table:table-cell office:value-type="string">
            <text:p>Grosseto strukturalna - biały_k</text:p>
          </table:table-cell>
        </table:table-row>
        <table:table-row table:style-name="ro2">
          <table:table-cell office:value-type="float" office:value="20918">
            <text:p>20918</text:p>
          </table:table-cell>
          <table:table-cell office:value-type="string">
            <text:p>Grosseto strukturalna - szary</text:p>
          </table:table-cell>
        </table:table-row>
        <table:table-row table:style-name="ro2">
          <table:table-cell office:value-type="float" office:value="20919">
            <text:p>20919</text:p>
          </table:table-cell>
          <table:table-cell office:value-type="string">
            <text:p>Grosseto strukturalna - marago</text:p>
          </table:table-cell>
        </table:table-row>
        <table:table-row table:style-name="ro2">
          <table:table-cell office:value-type="float" office:value="20920">
            <text:p>20920</text:p>
          </table:table-cell>
          <table:table-cell office:value-type="string">
            <text:p>Grosseto strukturalna - mocca</text:p>
          </table:table-cell>
        </table:table-row>
        <table:table-row table:style-name="ro2">
          <table:table-cell office:value-type="float" office:value="20922">
            <text:p>20922</text:p>
          </table:table-cell>
          <table:table-cell office:value-type="string">
            <text:p>Grosseto strukturalna - A6s Marago</text:p>
          </table:table-cell>
        </table:table-row>
        <table:table-row table:style-name="ro2">
          <table:table-cell office:value-type="float" office:value="20923">
            <text:p>20923</text:p>
          </table:table-cell>
          <table:table-cell office:value-type="string">
            <text:p>Grosseto strukturalna - grafitowy</text:p>
          </table:table-cell>
        </table:table-row>
        <table:table-row table:style-name="ro1">
          <table:table-cell office:value-type="float" office:value="21023">
            <text:p>21023</text:p>
          </table:table-cell>
          <table:table-cell office:value-type="string">
            <text:p>Akropolis 8 mikrofaza - czekolada</text:p>
          </table:table-cell>
        </table:table-row>
        <table:table-row table:style-name="ro1">
          <table:table-cell office:value-type="float" office:value="21024">
            <text:p>21024</text:p>
          </table:table-cell>
          <table:table-cell office:value-type="string">
            <text:p>Akropolis 8 mikrofaza - marago</text:p>
          </table:table-cell>
        </table:table-row>
        <table:table-row table:style-name="ro2">
          <table:table-cell office:value-type="float" office:value="21025">
            <text:p>21025</text:p>
          </table:table-cell>
          <table:table-cell office:value-type="string">
            <text:p>Akropolis 8 mikrofaza - mocca</text:p>
          </table:table-cell>
        </table:table-row>
        <table:table-row table:style-name="ro1">
          <table:table-cell office:value-type="float" office:value="21026">
            <text:p>21026</text:p>
          </table:table-cell>
          <table:table-cell office:value-type="string">
            <text:p>Akropolis 8 mikrofaza - toffi</text:p>
          </table:table-cell>
        </table:table-row>
        <table:table-row table:style-name="ro1">
          <table:table-cell office:value-type="float" office:value="21027">
            <text:p>21027</text:p>
          </table:table-cell>
          <table:table-cell office:value-type="string">
            <text:p>Akropolis 8 mikrofaza - A1 Złota Jesień</text:p>
          </table:table-cell>
        </table:table-row>
        <table:table-row table:style-name="ro1">
          <table:table-cell office:value-type="float" office:value="21028">
            <text:p>21028</text:p>
          </table:table-cell>
          <table:table-cell office:value-type="string">
            <text:p>Akropolis 8 mikrofaza - A6s Marago</text:p>
          </table:table-cell>
        </table:table-row>
        <table:table-row table:style-name="ro1">
          <table:table-cell office:value-type="float" office:value="21031">
            <text:p>21031</text:p>
          </table:table-cell>
          <table:table-cell office:value-type="string">
            <text:p>Akropolis 8 mikrofaza - grafitowy</text:p>
          </table:table-cell>
        </table:table-row>
        <table:table-row table:style-name="ro1">
          <table:table-cell office:value-type="float" office:value="21032">
            <text:p>21032</text:p>
          </table:table-cell>
          <table:table-cell office:value-type="string">
            <text:p>Akropolis 8 mikrofaza - szary</text:p>
          </table:table-cell>
        </table:table-row>
        <table:table-row table:style-name="ro2">
          <table:table-cell office:value-type="float" office:value="21035">
            <text:p>21035</text:p>
          </table:table-cell>
          <table:table-cell office:value-type="string">
            <text:p>Eko Kwadrat - czekolada</text:p>
          </table:table-cell>
        </table:table-row>
        <table:table-row table:style-name="ro2">
          <table:table-cell office:value-type="float" office:value="21036">
            <text:p>21036</text:p>
          </table:table-cell>
          <table:table-cell office:value-type="string">
            <text:p>Eko Kwadrat - grafitowy</text:p>
          </table:table-cell>
        </table:table-row>
        <table:table-row table:style-name="ro2">
          <table:table-cell office:value-type="float" office:value="21037">
            <text:p>21037</text:p>
          </table:table-cell>
          <table:table-cell office:value-type="string">
            <text:p>Eko Kwadrat - szary</text:p>
          </table:table-cell>
        </table:table-row>
        <table:table-row table:style-name="ro2">
          <table:table-cell office:value-type="float" office:value="21038">
            <text:p>21038</text:p>
          </table:table-cell>
          <table:table-cell office:value-type="string">
            <text:p>Grosseto gładka - cappucino</text:p>
          </table:table-cell>
        </table:table-row>
        <table:table-row table:style-name="ro2">
          <table:table-cell office:value-type="float" office:value="21039">
            <text:p>21039</text:p>
          </table:table-cell>
          <table:table-cell office:value-type="string">
            <text:p>Grosseto gładka - frappe</text:p>
          </table:table-cell>
        </table:table-row>
        <table:table-row table:style-name="ro2">
          <table:table-cell office:value-type="float" office:value="21040">
            <text:p>21040</text:p>
          </table:table-cell>
          <table:table-cell office:value-type="string">
            <text:p>Grosseto gładka - romano</text:p>
          </table:table-cell>
        </table:table-row>
        <table:table-row table:style-name="ro2">
          <table:table-cell office:value-type="float" office:value="21041">
            <text:p>21041</text:p>
          </table:table-cell>
          <table:table-cell office:value-type="string">
            <text:p>Grosseto gładka - A6s Marago</text:p>
          </table:table-cell>
        </table:table-row>
        <table:table-row table:style-name="ro2">
          <table:table-cell office:value-type="float" office:value="21042">
            <text:p>21042</text:p>
          </table:table-cell>
          <table:table-cell office:value-type="string">
            <text:p>Grosseto gładka - grafitowy</text:p>
          </table:table-cell>
        </table:table-row>
        <table:table-row table:style-name="ro1">
          <table:table-cell office:value-type="float" office:value="21046">
            <text:p>21046</text:p>
          </table:table-cell>
          <table:table-cell office:value-type="string">
            <text:p>Gazon 50x39,5x30 - czerwony</text:p>
          </table:table-cell>
        </table:table-row>
        <table:table-row table:style-name="ro1">
          <table:table-cell office:value-type="float" office:value="21047">
            <text:p>21047</text:p>
          </table:table-cell>
          <table:table-cell office:value-type="string">
            <text:p>Gazon 50x39,5x30 - grafitowy</text:p>
          </table:table-cell>
        </table:table-row>
        <table:table-row table:style-name="ro1">
          <table:table-cell office:value-type="float" office:value="21049">
            <text:p>21049</text:p>
          </table:table-cell>
          <table:table-cell office:value-type="string">
            <text:p>Gazon 50x39,5x30 - szary</text:p>
          </table:table-cell>
        </table:table-row>
        <table:table-row table:style-name="ro1">
          <table:table-cell office:value-type="float" office:value="21064">
            <text:p>21064</text:p>
          </table:table-cell>
          <table:table-cell office:value-type="string">
            <text:p>Impregnat do ogrodzeń koloryzujący Joniec</text:p>
          </table:table-cell>
        </table:table-row>
        <table:table-row table:style-name="ro1">
          <table:table-cell office:value-type="float" office:value="21065">
            <text:p>21065</text:p>
          </table:table-cell>
          <table:table-cell office:value-type="string">
            <text:p>Impregnat do ogrodzeń koloryzujący Joniec</text:p>
          </table:table-cell>
        </table:table-row>
        <table:table-row table:style-name="ro2">
          <table:table-cell office:value-type="float" office:value="21068">
            <text:p>21068</text:p>
          </table:table-cell>
          <table:table-cell office:value-type="string">
            <text:p>Skrzynka SMG Joniec - inox</text:p>
          </table:table-cell>
        </table:table-row>
        <table:table-row table:style-name="ro1">
          <table:table-cell office:value-type="float" office:value="21069">
            <text:p>21069</text:p>
          </table:table-cell>
          <table:table-cell office:value-type="string">
            <text:p>Skrzynka SMG Joniec - RAL 7016</text:p>
          </table:table-cell>
        </table:table-row>
        <table:table-row table:style-name="ro1">
          <table:table-cell office:value-type="float" office:value="21070">
            <text:p>21070</text:p>
          </table:table-cell>
          <table:table-cell office:value-type="string">
            <text:p>Skrzynka SMG Joniec - RAL7021</text:p>
          </table:table-cell>
        </table:table-row>
        <table:table-row table:style-name="ro1">
          <table:table-cell office:value-type="float" office:value="21071">
            <text:p>21071</text:p>
          </table:table-cell>
          <table:table-cell office:value-type="string">
            <text:p>Skrzynka SMG Joniec - RAL7048</text:p>
          </table:table-cell>
        </table:table-row>
        <table:table-row table:style-name="ro1">
          <table:table-cell office:value-type="float" office:value="21072">
            <text:p>21072</text:p>
          </table:table-cell>
          <table:table-cell office:value-type="string">
            <text:p>Skrzynka SMG Joniec - RAL8019</text:p>
          </table:table-cell>
        </table:table-row>
        <table:table-row table:style-name="ro2">
          <table:table-cell office:value-type="float" office:value="21087">
            <text:p>21087</text:p>
          </table:table-cell>
          <table:table-cell office:value-type="string">
            <text:p>Skrzynka SDDA Joniec - inox</text:p>
          </table:table-cell>
        </table:table-row>
        <table:table-row table:style-name="ro1">
          <table:table-cell office:value-type="float" office:value="21088">
            <text:p>21088</text:p>
          </table:table-cell>
          <table:table-cell office:value-type="string">
            <text:p>Skrzynka SDDA Joniec - RAL 7016</text:p>
          </table:table-cell>
        </table:table-row>
        <table:table-row table:style-name="ro1">
          <table:table-cell office:value-type="float" office:value="21089">
            <text:p>21089</text:p>
          </table:table-cell>
          <table:table-cell office:value-type="string">
            <text:p>Skrzynka SDDA Joniec - RAL7021</text:p>
          </table:table-cell>
        </table:table-row>
        <table:table-row table:style-name="ro1">
          <table:table-cell office:value-type="float" office:value="21090">
            <text:p>21090</text:p>
          </table:table-cell>
          <table:table-cell office:value-type="string">
            <text:p>Skrzynka SDDA Joniec - RAL7048</text:p>
          </table:table-cell>
        </table:table-row>
        <table:table-row table:style-name="ro1">
          <table:table-cell office:value-type="float" office:value="21091">
            <text:p>21091</text:p>
          </table:table-cell>
          <table:table-cell office:value-type="string">
            <text:p>Skrzynka SDDA Joniec - RAL8019</text:p>
          </table:table-cell>
        </table:table-row>
        <table:table-row table:style-name="ro2">
          <table:table-cell office:value-type="float" office:value="21094">
            <text:p>21094</text:p>
          </table:table-cell>
          <table:table-cell office:value-type="string">
            <text:p>Skrzynka SMDA Joniec - inox</text:p>
          </table:table-cell>
        </table:table-row>
        <table:table-row table:style-name="ro1">
          <table:table-cell office:value-type="float" office:value="21095">
            <text:p>21095</text:p>
          </table:table-cell>
          <table:table-cell office:value-type="string">
            <text:p>Skrzynka SMDA Joniec - RAL 7016</text:p>
          </table:table-cell>
        </table:table-row>
        <table:table-row table:style-name="ro1">
          <table:table-cell office:value-type="float" office:value="21096">
            <text:p>21096</text:p>
          </table:table-cell>
          <table:table-cell office:value-type="string">
            <text:p>Skrzynka SMDA Joniec - RAL7021</text:p>
          </table:table-cell>
        </table:table-row>
        <table:table-row table:style-name="ro1">
          <table:table-cell office:value-type="float" office:value="21097">
            <text:p>21097</text:p>
          </table:table-cell>
          <table:table-cell office:value-type="string">
            <text:p>Skrzynka SMDA Joniec - RAL7048</text:p>
          </table:table-cell>
        </table:table-row>
        <table:table-row table:style-name="ro1">
          <table:table-cell office:value-type="float" office:value="21098">
            <text:p>21098</text:p>
          </table:table-cell>
          <table:table-cell office:value-type="string">
            <text:p>Skrzynka SMDA Joniec - RAL8019</text:p>
          </table:table-cell>
        </table:table-row>
        <table:table-row table:style-name="ro2">
          <table:table-cell office:value-type="float" office:value="21131">
            <text:p>21131</text:p>
          </table:table-cell>
          <table:table-cell office:value-type="string">
            <text:p>Skrzynka SDZ Joniec - inox</text:p>
          </table:table-cell>
        </table:table-row>
        <table:table-row table:style-name="ro1">
          <table:table-cell office:value-type="float" office:value="21132">
            <text:p>21132</text:p>
          </table:table-cell>
          <table:table-cell office:value-type="string">
            <text:p>Skrzynka SDZ Joniec - RAL 7016</text:p>
          </table:table-cell>
        </table:table-row>
        <table:table-row table:style-name="ro1">
          <table:table-cell office:value-type="float" office:value="21133">
            <text:p>21133</text:p>
          </table:table-cell>
          <table:table-cell office:value-type="string">
            <text:p>Skrzynka SDZ Joniec - RAL7021</text:p>
          </table:table-cell>
        </table:table-row>
        <table:table-row table:style-name="ro1">
          <table:table-cell office:value-type="float" office:value="21134">
            <text:p>21134</text:p>
          </table:table-cell>
          <table:table-cell office:value-type="string">
            <text:p>Skrzynka SDZ Joniec - RAL7048</text:p>
          </table:table-cell>
        </table:table-row>
        <table:table-row table:style-name="ro1">
          <table:table-cell office:value-type="float" office:value="21135">
            <text:p>21135</text:p>
          </table:table-cell>
          <table:table-cell office:value-type="string">
            <text:p>Skrzynka SDZ Joniec - RAL8019</text:p>
          </table:table-cell>
        </table:table-row>
        <table:table-row table:style-name="ro1">
          <table:table-cell office:value-type="float" office:value="21147">
            <text:p>21147</text:p>
          </table:table-cell>
          <table:table-cell office:value-type="string">
            <text:p>Skrzynka SMZ Joniec</text:p>
          </table:table-cell>
        </table:table-row>
        <table:table-row table:style-name="ro1">
          <table:table-cell office:value-type="float" office:value="21148">
            <text:p>21148</text:p>
          </table:table-cell>
          <table:table-cell office:value-type="string">
            <text:p>Skrzynka SMZ Joniec</text:p>
          </table:table-cell>
        </table:table-row>
        <table:table-row table:style-name="ro1">
          <table:table-cell office:value-type="float" office:value="21149">
            <text:p>21149</text:p>
          </table:table-cell>
          <table:table-cell office:value-type="string">
            <text:p>Skrzynka SMZ Joniec</text:p>
          </table:table-cell>
        </table:table-row>
        <table:table-row table:style-name="ro1">
          <table:table-cell office:value-type="float" office:value="21150">
            <text:p>21150</text:p>
          </table:table-cell>
          <table:table-cell office:value-type="string">
            <text:p>Skrzynka SMZ Joniec</text:p>
          </table:table-cell>
        </table:table-row>
        <table:table-row table:style-name="ro1">
          <table:table-cell office:value-type="float" office:value="21151">
            <text:p>21151</text:p>
          </table:table-cell>
          <table:table-cell office:value-type="string">
            <text:p>Skrzynka SMZ Joniec</text:p>
          </table:table-cell>
        </table:table-row>
        <table:table-row table:style-name="ro2">
          <table:table-cell office:value-type="float" office:value="21245">
            <text:p>21245</text:p>
          </table:table-cell>
          <table:table-cell office:value-type="string">
            <text:p>Skrzynka SDG Joniec - inox</text:p>
          </table:table-cell>
        </table:table-row>
        <table:table-row table:style-name="ro1">
          <table:table-cell office:value-type="float" office:value="21246">
            <text:p>21246</text:p>
          </table:table-cell>
          <table:table-cell office:value-type="string">
            <text:p>Skrzynka SDG Joniec - RAL 7016</text:p>
          </table:table-cell>
        </table:table-row>
        <table:table-row table:style-name="ro1">
          <table:table-cell office:value-type="float" office:value="21247">
            <text:p>21247</text:p>
          </table:table-cell>
          <table:table-cell office:value-type="string">
            <text:p>Skrzynka SDG Joniec - RAL7021</text:p>
          </table:table-cell>
        </table:table-row>
        <table:table-row table:style-name="ro1">
          <table:table-cell office:value-type="float" office:value="21248">
            <text:p>21248</text:p>
          </table:table-cell>
          <table:table-cell office:value-type="string">
            <text:p>Skrzynka SDG Joniec - RAL7048</text:p>
          </table:table-cell>
        </table:table-row>
        <table:table-row table:style-name="ro1">
          <table:table-cell office:value-type="float" office:value="21249">
            <text:p>21249</text:p>
          </table:table-cell>
          <table:table-cell office:value-type="string">
            <text:p>Skrzynka SDG Joniec - RAL8019</text:p>
          </table:table-cell>
        </table:table-row>
        <table:table-row table:style-name="ro1">
          <table:table-cell office:value-type="float" office:value="21250">
            <text:p>21250</text:p>
          </table:table-cell>
          <table:table-cell office:value-type="string">
            <text:p>Panel LUCCA Joniec</text:p>
          </table:table-cell>
        </table:table-row>
        <table:table-row table:style-name="ro1">
          <table:table-cell office:value-type="float" office:value="21251">
            <text:p>21251</text:p>
          </table:table-cell>
          <table:table-cell office:value-type="string">
            <text:p>Panel LUCCA Joniec</text:p>
          </table:table-cell>
        </table:table-row>
        <table:table-row table:style-name="ro1">
          <table:table-cell office:value-type="float" office:value="21252">
            <text:p>21252</text:p>
          </table:table-cell>
          <table:table-cell office:value-type="string">
            <text:p>Panel LUCCA Joniec</text:p>
          </table:table-cell>
        </table:table-row>
        <table:table-row table:style-name="ro1">
          <table:table-cell office:value-type="float" office:value="21253">
            <text:p>21253</text:p>
          </table:table-cell>
          <table:table-cell office:value-type="string">
            <text:p>Panel LUCCA Joniec</text:p>
          </table:table-cell>
        </table:table-row>
        <table:table-row table:style-name="ro1">
          <table:table-cell office:value-type="float" office:value="21256">
            <text:p>21256</text:p>
          </table:table-cell>
          <table:table-cell office:value-type="string">
            <text:p>Panel COMO 202 Joniec</text:p>
          </table:table-cell>
        </table:table-row>
        <table:table-row table:style-name="ro1">
          <table:table-cell office:value-type="float" office:value="21257">
            <text:p>21257</text:p>
          </table:table-cell>
          <table:table-cell office:value-type="string">
            <text:p>Panel COMO 202 Joniec</text:p>
          </table:table-cell>
        </table:table-row>
        <table:table-row table:style-name="ro1">
          <table:table-cell office:value-type="float" office:value="21258">
            <text:p>21258</text:p>
          </table:table-cell>
          <table:table-cell office:value-type="string">
            <text:p>Panel COMO 202 Joniec</text:p>
          </table:table-cell>
        </table:table-row>
        <table:table-row table:style-name="ro1">
          <table:table-cell office:value-type="float" office:value="21259">
            <text:p>21259</text:p>
          </table:table-cell>
          <table:table-cell office:value-type="string">
            <text:p>Panel COMO 202 Joniec</text:p>
          </table:table-cell>
        </table:table-row>
        <table:table-row table:style-name="ro1">
          <table:table-cell office:value-type="float" office:value="21260">
            <text:p>21260</text:p>
          </table:table-cell>
          <table:table-cell office:value-type="string">
            <text:p>Panel COMO 202 Joniec</text:p>
          </table:table-cell>
        </table:table-row>
        <table:table-row table:style-name="ro1">
          <table:table-cell office:value-type="float" office:value="21261">
            <text:p>21261</text:p>
          </table:table-cell>
          <table:table-cell office:value-type="string">
            <text:p>Panel COMO 202 Joniec</text:p>
          </table:table-cell>
        </table:table-row>
        <table:table-row table:style-name="ro1">
          <table:table-cell office:value-type="float" office:value="21262">
            <text:p>21262</text:p>
          </table:table-cell>
          <table:table-cell office:value-type="string">
            <text:p>Panel COMO 202 Joniec</text:p>
          </table:table-cell>
        </table:table-row>
        <table:table-row table:style-name="ro1">
          <table:table-cell office:value-type="float" office:value="21263">
            <text:p>21263</text:p>
          </table:table-cell>
          <table:table-cell office:value-type="string">
            <text:p>Panel COMO 202 Joniec</text:p>
          </table:table-cell>
        </table:table-row>
        <table:table-row table:style-name="ro1">
          <table:table-cell office:value-type="float" office:value="21269">
            <text:p>21269</text:p>
          </table:table-cell>
          <table:table-cell office:value-type="string">
            <text:p>Profil Joniec</text:p>
          </table:table-cell>
        </table:table-row>
        <table:table-row table:style-name="ro1">
          <table:table-cell office:value-type="float" office:value="21270">
            <text:p>21270</text:p>
          </table:table-cell>
          <table:table-cell office:value-type="string">
            <text:p>Profil Joniec</text:p>
          </table:table-cell>
        </table:table-row>
        <table:table-row table:style-name="ro1">
          <table:table-cell office:value-type="float" office:value="21271">
            <text:p>21271</text:p>
          </table:table-cell>
          <table:table-cell office:value-type="string">
            <text:p>Profil Joniec</text:p>
          </table:table-cell>
        </table:table-row>
        <table:table-row table:style-name="ro1">
          <table:table-cell office:value-type="float" office:value="21272">
            <text:p>21272</text:p>
          </table:table-cell>
          <table:table-cell office:value-type="string">
            <text:p>Profil Joniec</text:p>
          </table:table-cell>
        </table:table-row>
        <table:table-row table:style-name="ro1">
          <table:table-cell office:value-type="float" office:value="21273">
            <text:p>21273</text:p>
          </table:table-cell>
          <table:table-cell office:value-type="string">
            <text:p>Profil Joniec</text:p>
          </table:table-cell>
        </table:table-row>
        <table:table-row table:style-name="ro1">
          <table:table-cell office:value-type="float" office:value="21274">
            <text:p>21274</text:p>
          </table:table-cell>
          <table:table-cell office:value-type="string">
            <text:p>Profil Joniec</text:p>
          </table:table-cell>
        </table:table-row>
        <table:table-row table:style-name="ro1">
          <table:table-cell office:value-type="float" office:value="21275">
            <text:p>21275</text:p>
          </table:table-cell>
          <table:table-cell office:value-type="string">
            <text:p>Profil Joniec</text:p>
          </table:table-cell>
        </table:table-row>
        <table:table-row table:style-name="ro1">
          <table:table-cell office:value-type="float" office:value="21276">
            <text:p>21276</text:p>
          </table:table-cell>
          <table:table-cell office:value-type="string">
            <text:p>Profil Joniec</text:p>
          </table:table-cell>
        </table:table-row>
        <table:table-row table:style-name="ro1">
          <table:table-cell office:value-type="float" office:value="21277">
            <text:p>21277</text:p>
          </table:table-cell>
          <table:table-cell office:value-type="string">
            <text:p>Panel VERO 254 Joniec</text:p>
          </table:table-cell>
        </table:table-row>
        <table:table-row table:style-name="ro1">
          <table:table-cell office:value-type="float" office:value="21278">
            <text:p>21278</text:p>
          </table:table-cell>
          <table:table-cell office:value-type="string">
            <text:p>Panel VERO 254 Joniec</text:p>
          </table:table-cell>
        </table:table-row>
        <table:table-row table:style-name="ro1">
          <table:table-cell office:value-type="float" office:value="21279">
            <text:p>21279</text:p>
          </table:table-cell>
          <table:table-cell office:value-type="string">
            <text:p>Panel VERO 254 Joniec</text:p>
          </table:table-cell>
        </table:table-row>
        <table:table-row table:style-name="ro1">
          <table:table-cell office:value-type="float" office:value="21280">
            <text:p>21280</text:p>
          </table:table-cell>
          <table:table-cell office:value-type="string">
            <text:p>Panel VERO 254 Joniec</text:p>
          </table:table-cell>
        </table:table-row>
        <table:table-row table:style-name="ro1">
          <table:table-cell office:value-type="float" office:value="21281">
            <text:p>21281</text:p>
          </table:table-cell>
          <table:table-cell office:value-type="string">
            <text:p>Panel VERO 254 Joniec</text:p>
          </table:table-cell>
        </table:table-row>
        <table:table-row table:style-name="ro1">
          <table:table-cell office:value-type="float" office:value="21282">
            <text:p>21282</text:p>
          </table:table-cell>
          <table:table-cell office:value-type="string">
            <text:p>Panel VERO 254 Joniec</text:p>
          </table:table-cell>
        </table:table-row>
        <table:table-row table:style-name="ro1">
          <table:table-cell office:value-type="float" office:value="21283">
            <text:p>21283</text:p>
          </table:table-cell>
          <table:table-cell office:value-type="string">
            <text:p>Panel VERO 254 Joniec</text:p>
          </table:table-cell>
        </table:table-row>
        <table:table-row table:style-name="ro1">
          <table:table-cell office:value-type="float" office:value="21284">
            <text:p>21284</text:p>
          </table:table-cell>
          <table:table-cell office:value-type="string">
            <text:p>Panel VERO 254 Joniec</text:p>
          </table:table-cell>
        </table:table-row>
        <table:table-row table:style-name="ro1">
          <table:table-cell office:value-type="float" office:value="21285">
            <text:p>21285</text:p>
          </table:table-cell>
          <table:table-cell office:value-type="string">
            <text:p>Panel VERO 202 Joniec</text:p>
          </table:table-cell>
        </table:table-row>
        <table:table-row table:style-name="ro1">
          <table:table-cell office:value-type="float" office:value="21286">
            <text:p>21286</text:p>
          </table:table-cell>
          <table:table-cell office:value-type="string">
            <text:p>Panel VERO 202 Joniec</text:p>
          </table:table-cell>
        </table:table-row>
        <table:table-row table:style-name="ro1">
          <table:table-cell office:value-type="float" office:value="21287">
            <text:p>21287</text:p>
          </table:table-cell>
          <table:table-cell office:value-type="string">
            <text:p>Panel VERO 202 Joniec</text:p>
          </table:table-cell>
        </table:table-row>
        <table:table-row table:style-name="ro1">
          <table:table-cell office:value-type="float" office:value="21288">
            <text:p>21288</text:p>
          </table:table-cell>
          <table:table-cell office:value-type="string">
            <text:p>Panel VERO 202 Joniec</text:p>
          </table:table-cell>
        </table:table-row>
        <table:table-row table:style-name="ro1">
          <table:table-cell office:value-type="float" office:value="21289">
            <text:p>21289</text:p>
          </table:table-cell>
          <table:table-cell office:value-type="string">
            <text:p>Panel VERO 202 Joniec</text:p>
          </table:table-cell>
        </table:table-row>
        <table:table-row table:style-name="ro1">
          <table:table-cell office:value-type="float" office:value="21290">
            <text:p>21290</text:p>
          </table:table-cell>
          <table:table-cell office:value-type="string">
            <text:p>Panel VERO 202 Joniec</text:p>
          </table:table-cell>
        </table:table-row>
        <table:table-row table:style-name="ro1">
          <table:table-cell office:value-type="float" office:value="21291">
            <text:p>21291</text:p>
          </table:table-cell>
          <table:table-cell office:value-type="string">
            <text:p>Panel VERO 202 Joniec</text:p>
          </table:table-cell>
        </table:table-row>
        <table:table-row table:style-name="ro1">
          <table:table-cell office:value-type="float" office:value="21292">
            <text:p>21292</text:p>
          </table:table-cell>
          <table:table-cell office:value-type="string">
            <text:p>Panel VERO 202 Joniec</text:p>
          </table:table-cell>
        </table:table-row>
        <table:table-row table:style-name="ro1">
          <table:table-cell office:value-type="float" office:value="21297">
            <text:p>21297</text:p>
          </table:table-cell>
          <table:table-cell office:value-type="string">
            <text:p>Panel COMO 254 Joniec</text:p>
          </table:table-cell>
        </table:table-row>
        <table:table-row table:style-name="ro1">
          <table:table-cell office:value-type="float" office:value="21298">
            <text:p>21298</text:p>
          </table:table-cell>
          <table:table-cell office:value-type="string">
            <text:p>Panel COMO 254 Joniec</text:p>
          </table:table-cell>
        </table:table-row>
        <table:table-row table:style-name="ro1">
          <table:table-cell office:value-type="float" office:value="21299">
            <text:p>21299</text:p>
          </table:table-cell>
          <table:table-cell office:value-type="string">
            <text:p>Panel COMO 254 Joniec</text:p>
          </table:table-cell>
        </table:table-row>
        <table:table-row table:style-name="ro1">
          <table:table-cell office:value-type="float" office:value="21300">
            <text:p>21300</text:p>
          </table:table-cell>
          <table:table-cell office:value-type="string">
            <text:p>Panel COMO 254 Joniec</text:p>
          </table:table-cell>
        </table:table-row>
        <table:table-row table:style-name="ro1">
          <table:table-cell office:value-type="float" office:value="21301">
            <text:p>21301</text:p>
          </table:table-cell>
          <table:table-cell office:value-type="string">
            <text:p>Panel COMO 254 Joniec</text:p>
          </table:table-cell>
        </table:table-row>
        <table:table-row table:style-name="ro1">
          <table:table-cell office:value-type="float" office:value="21302">
            <text:p>21302</text:p>
          </table:table-cell>
          <table:table-cell office:value-type="string">
            <text:p>Panel COMO 254 Joniec</text:p>
          </table:table-cell>
        </table:table-row>
        <table:table-row table:style-name="ro1">
          <table:table-cell office:value-type="float" office:value="21303">
            <text:p>21303</text:p>
          </table:table-cell>
          <table:table-cell office:value-type="string">
            <text:p>Panel COMO 254 Joniec</text:p>
          </table:table-cell>
        </table:table-row>
        <table:table-row table:style-name="ro1">
          <table:table-cell office:value-type="float" office:value="21304">
            <text:p>21304</text:p>
          </table:table-cell>
          <table:table-cell office:value-type="string">
            <text:p>Panel COMO 254 Joniec</text:p>
          </table:table-cell>
        </table:table-row>
        <table:table-row table:style-name="ro2">
          <table:table-cell office:value-type="float" office:value="21307">
            <text:p>21307</text:p>
          </table:table-cell>
          <table:table-cell office:value-type="string">
            <text:p>Panel OPTIMA Balance Joniec</text:p>
          </table:table-cell>
        </table:table-row>
        <table:table-row table:style-name="ro2">
          <table:table-cell office:value-type="float" office:value="21308">
            <text:p>21308</text:p>
          </table:table-cell>
          <table:table-cell office:value-type="string">
            <text:p>Panel OPTIMA Balance Joniec</text:p>
          </table:table-cell>
        </table:table-row>
        <table:table-row table:style-name="ro2">
          <table:table-cell office:value-type="float" office:value="21309">
            <text:p>21309</text:p>
          </table:table-cell>
          <table:table-cell office:value-type="string">
            <text:p>Panel OPTIMA Balance Joniec</text:p>
          </table:table-cell>
        </table:table-row>
        <table:table-row table:style-name="ro2">
          <table:table-cell office:value-type="float" office:value="21310">
            <text:p>21310</text:p>
          </table:table-cell>
          <table:table-cell office:value-type="string">
            <text:p>Panel OPTIMA Balance Joniec</text:p>
          </table:table-cell>
        </table:table-row>
        <table:table-row table:style-name="ro1">
          <table:table-cell office:value-type="float" office:value="21349">
            <text:p>21349</text:p>
          </table:table-cell>
          <table:table-cell office:value-type="string">
            <text:p>Panel OPTIMA Classic Joniec</text:p>
          </table:table-cell>
        </table:table-row>
        <table:table-row table:style-name="ro1">
          <table:table-cell office:value-type="float" office:value="21350">
            <text:p>21350</text:p>
          </table:table-cell>
          <table:table-cell office:value-type="string">
            <text:p>Panel OPTIMA Classic Joniec</text:p>
          </table:table-cell>
        </table:table-row>
        <table:table-row table:style-name="ro1">
          <table:table-cell office:value-type="float" office:value="21351">
            <text:p>21351</text:p>
          </table:table-cell>
          <table:table-cell office:value-type="string">
            <text:p>Panel OPTIMA Classic Joniec</text:p>
          </table:table-cell>
        </table:table-row>
        <table:table-row table:style-name="ro1">
          <table:table-cell office:value-type="float" office:value="21352">
            <text:p>21352</text:p>
          </table:table-cell>
          <table:table-cell office:value-type="string">
            <text:p>Panel OPTIMA Classic Joniec</text:p>
          </table:table-cell>
        </table:table-row>
        <table:table-row table:style-name="ro1">
          <table:table-cell office:value-type="float" office:value="21353">
            <text:p>21353</text:p>
          </table:table-cell>
          <table:table-cell office:value-type="string">
            <text:p>Listwa boczna COMO/VERONA Joniec</text:p>
          </table:table-cell>
        </table:table-row>
        <table:table-row table:style-name="ro1">
          <table:table-cell office:value-type="float" office:value="21354">
            <text:p>21354</text:p>
          </table:table-cell>
          <table:table-cell office:value-type="string">
            <text:p>Listwa boczna COMO/VERONA Joniec</text:p>
          </table:table-cell>
        </table:table-row>
        <table:table-row table:style-name="ro1">
          <table:table-cell office:value-type="float" office:value="21355">
            <text:p>21355</text:p>
          </table:table-cell>
          <table:table-cell office:value-type="string">
            <text:p>Listwa boczna COMO/VERONA Joniec</text:p>
          </table:table-cell>
        </table:table-row>
        <table:table-row table:style-name="ro1">
          <table:table-cell office:value-type="float" office:value="21356">
            <text:p>21356</text:p>
          </table:table-cell>
          <table:table-cell office:value-type="string">
            <text:p>Listwa boczna COMO/VERONA Joniec</text:p>
          </table:table-cell>
        </table:table-row>
        <table:table-row table:style-name="ro1">
          <table:table-cell office:value-type="float" office:value="21357">
            <text:p>21357</text:p>
          </table:table-cell>
          <table:table-cell office:value-type="string">
            <text:p>Furtka VERO Joniec</text:p>
          </table:table-cell>
        </table:table-row>
        <table:table-row table:style-name="ro1">
          <table:table-cell office:value-type="float" office:value="21358">
            <text:p>21358</text:p>
          </table:table-cell>
          <table:table-cell office:value-type="string">
            <text:p>Furtka VERO Joniec</text:p>
          </table:table-cell>
        </table:table-row>
        <table:table-row table:style-name="ro1">
          <table:table-cell office:value-type="float" office:value="21359">
            <text:p>21359</text:p>
          </table:table-cell>
          <table:table-cell office:value-type="string">
            <text:p>Furtka VERO Joniec</text:p>
          </table:table-cell>
        </table:table-row>
        <table:table-row table:style-name="ro1">
          <table:table-cell office:value-type="float" office:value="21360">
            <text:p>21360</text:p>
          </table:table-cell>
          <table:table-cell office:value-type="string">
            <text:p>Furtka VERO Joniec</text:p>
          </table:table-cell>
        </table:table-row>
        <table:table-row table:style-name="ro1">
          <table:table-cell office:value-type="float" office:value="21361">
            <text:p>21361</text:p>
          </table:table-cell>
          <table:table-cell office:value-type="string">
            <text:p>Furtka VERO Joniec</text:p>
          </table:table-cell>
        </table:table-row>
        <table:table-row table:style-name="ro1">
          <table:table-cell office:value-type="float" office:value="21362">
            <text:p>21362</text:p>
          </table:table-cell>
          <table:table-cell office:value-type="string">
            <text:p>Furtka VERO Joniec</text:p>
          </table:table-cell>
        </table:table-row>
        <table:table-row table:style-name="ro1">
          <table:table-cell office:value-type="float" office:value="21363">
            <text:p>21363</text:p>
          </table:table-cell>
          <table:table-cell office:value-type="string">
            <text:p>Furtka VERO Joniec</text:p>
          </table:table-cell>
        </table:table-row>
        <table:table-row table:style-name="ro1">
          <table:table-cell office:value-type="float" office:value="21364">
            <text:p>21364</text:p>
          </table:table-cell>
          <table:table-cell office:value-type="string">
            <text:p>Furtka VERO Joniec</text:p>
          </table:table-cell>
        </table:table-row>
        <table:table-row table:style-name="ro1">
          <table:table-cell office:value-type="float" office:value="21365">
            <text:p>21365</text:p>
          </table:table-cell>
          <table:table-cell office:value-type="string">
            <text:p>Furtka COMO Joniec</text:p>
          </table:table-cell>
        </table:table-row>
        <table:table-row table:style-name="ro1">
          <table:table-cell office:value-type="float" office:value="21366">
            <text:p>21366</text:p>
          </table:table-cell>
          <table:table-cell office:value-type="string">
            <text:p>Furtka COMO Joniec</text:p>
          </table:table-cell>
        </table:table-row>
        <table:table-row table:style-name="ro1">
          <table:table-cell office:value-type="float" office:value="21367">
            <text:p>21367</text:p>
          </table:table-cell>
          <table:table-cell office:value-type="string">
            <text:p>Furtka COMO Joniec</text:p>
          </table:table-cell>
        </table:table-row>
        <table:table-row table:style-name="ro1">
          <table:table-cell office:value-type="float" office:value="21368">
            <text:p>21368</text:p>
          </table:table-cell>
          <table:table-cell office:value-type="string">
            <text:p>Furtka COMO Joniec</text:p>
          </table:table-cell>
        </table:table-row>
        <table:table-row table:style-name="ro1">
          <table:table-cell office:value-type="float" office:value="21369">
            <text:p>21369</text:p>
          </table:table-cell>
          <table:table-cell office:value-type="string">
            <text:p>Panel OPTIMA MAX Joniec</text:p>
          </table:table-cell>
        </table:table-row>
        <table:table-row table:style-name="ro1">
          <table:table-cell office:value-type="float" office:value="21370">
            <text:p>21370</text:p>
          </table:table-cell>
          <table:table-cell office:value-type="string">
            <text:p>Panel OPTIMA MAX Joniec</text:p>
          </table:table-cell>
        </table:table-row>
        <table:table-row table:style-name="ro1">
          <table:table-cell office:value-type="float" office:value="21371">
            <text:p>21371</text:p>
          </table:table-cell>
          <table:table-cell office:value-type="string">
            <text:p>Panel OPTIMA MAX Joniec</text:p>
          </table:table-cell>
        </table:table-row>
        <table:table-row table:style-name="ro1">
          <table:table-cell office:value-type="float" office:value="21372">
            <text:p>21372</text:p>
          </table:table-cell>
          <table:table-cell office:value-type="string">
            <text:p>Panel OPTIMA MAX Joniec</text:p>
          </table:table-cell>
        </table:table-row>
        <table:table-row table:style-name="ro2">
          <table:table-cell office:value-type="float" office:value="21373">
            <text:p>21373</text:p>
          </table:table-cell>
          <table:table-cell office:value-type="string">
            <text:p>Panel OPTIMA Prestige Joniec</text:p>
          </table:table-cell>
        </table:table-row>
        <table:table-row table:style-name="ro2">
          <table:table-cell office:value-type="float" office:value="21374">
            <text:p>21374</text:p>
          </table:table-cell>
          <table:table-cell office:value-type="string">
            <text:p>Panel OPTIMA Prestige Joniec</text:p>
          </table:table-cell>
        </table:table-row>
        <table:table-row table:style-name="ro2">
          <table:table-cell office:value-type="float" office:value="21375">
            <text:p>21375</text:p>
          </table:table-cell>
          <table:table-cell office:value-type="string">
            <text:p>Panel OPTIMA Prestige Joniec</text:p>
          </table:table-cell>
        </table:table-row>
        <table:table-row table:style-name="ro2">
          <table:table-cell office:value-type="float" office:value="21376">
            <text:p>21376</text:p>
          </table:table-cell>
          <table:table-cell office:value-type="string">
            <text:p>Panel OPTIMA Prestige Joniec</text:p>
          </table:table-cell>
        </table:table-row>
        <table:table-row table:style-name="ro1">
          <table:table-cell office:value-type="float" office:value="21388">
            <text:p>21388</text:p>
          </table:table-cell>
          <table:table-cell office:value-type="string">
            <text:p>Brama VERO przesuwna Joniec</text:p>
          </table:table-cell>
        </table:table-row>
        <table:table-row table:style-name="ro1">
          <table:table-cell office:value-type="float" office:value="21389">
            <text:p>21389</text:p>
          </table:table-cell>
          <table:table-cell office:value-type="string">
            <text:p>Brama VERO przesuwna Joniec</text:p>
          </table:table-cell>
        </table:table-row>
        <table:table-row table:style-name="ro1">
          <table:table-cell office:value-type="float" office:value="21390">
            <text:p>21390</text:p>
          </table:table-cell>
          <table:table-cell office:value-type="string">
            <text:p>Brama VERO przesuwna Joniec</text:p>
          </table:table-cell>
        </table:table-row>
        <table:table-row table:style-name="ro1">
          <table:table-cell office:value-type="float" office:value="21391">
            <text:p>21391</text:p>
          </table:table-cell>
          <table:table-cell office:value-type="string">
            <text:p>Brama VERO przesuwna Joniec</text:p>
          </table:table-cell>
        </table:table-row>
        <table:table-row table:style-name="ro1">
          <table:table-cell office:value-type="float" office:value="21392">
            <text:p>21392</text:p>
          </table:table-cell>
          <table:table-cell office:value-type="string">
            <text:p>Brama VERO przesuwna Joniec</text:p>
          </table:table-cell>
        </table:table-row>
        <table:table-row table:style-name="ro1">
          <table:table-cell office:value-type="float" office:value="21393">
            <text:p>21393</text:p>
          </table:table-cell>
          <table:table-cell office:value-type="string">
            <text:p>Brama VERO przesuwna Joniec</text:p>
          </table:table-cell>
        </table:table-row>
        <table:table-row table:style-name="ro1">
          <table:table-cell office:value-type="float" office:value="21394">
            <text:p>21394</text:p>
          </table:table-cell>
          <table:table-cell office:value-type="string">
            <text:p>Brama VERO przesuwna Joniec</text:p>
          </table:table-cell>
        </table:table-row>
        <table:table-row table:style-name="ro1">
          <table:table-cell office:value-type="float" office:value="21395">
            <text:p>21395</text:p>
          </table:table-cell>
          <table:table-cell office:value-type="string">
            <text:p>Brama VERO przesuwna Joniec</text:p>
          </table:table-cell>
        </table:table-row>
        <table:table-row table:style-name="ro1">
          <table:table-cell office:value-type="float" office:value="21396">
            <text:p>21396</text:p>
          </table:table-cell>
          <table:table-cell office:value-type="string">
            <text:p>Brama COMO przesuwna Joniec</text:p>
          </table:table-cell>
        </table:table-row>
        <table:table-row table:style-name="ro1">
          <table:table-cell office:value-type="float" office:value="21397">
            <text:p>21397</text:p>
          </table:table-cell>
          <table:table-cell office:value-type="string">
            <text:p>Brama COMO przesuwna Joniec</text:p>
          </table:table-cell>
        </table:table-row>
        <table:table-row table:style-name="ro1">
          <table:table-cell office:value-type="float" office:value="21398">
            <text:p>21398</text:p>
          </table:table-cell>
          <table:table-cell office:value-type="string">
            <text:p>Brama COMO przesuwna Joniec</text:p>
          </table:table-cell>
        </table:table-row>
        <table:table-row table:style-name="ro1">
          <table:table-cell office:value-type="float" office:value="21399">
            <text:p>21399</text:p>
          </table:table-cell>
          <table:table-cell office:value-type="string">
            <text:p>Brama COMO przesuwna Joniec</text:p>
          </table:table-cell>
        </table:table-row>
        <table:table-row table:style-name="ro1">
          <table:table-cell office:value-type="float" office:value="21400">
            <text:p>21400</text:p>
          </table:table-cell>
          <table:table-cell office:value-type="string">
            <text:p>Brama VERO dwuskrzydłowa Joniec</text:p>
          </table:table-cell>
        </table:table-row>
        <table:table-row table:style-name="ro1">
          <table:table-cell office:value-type="float" office:value="21401">
            <text:p>21401</text:p>
          </table:table-cell>
          <table:table-cell office:value-type="string">
            <text:p>Brama VERO dwuskrzydłowa Joniec</text:p>
          </table:table-cell>
        </table:table-row>
        <table:table-row table:style-name="ro1">
          <table:table-cell office:value-type="float" office:value="21402">
            <text:p>21402</text:p>
          </table:table-cell>
          <table:table-cell office:value-type="string">
            <text:p>Brama VERO dwuskrzydłowa Joniec</text:p>
          </table:table-cell>
        </table:table-row>
        <table:table-row table:style-name="ro1">
          <table:table-cell office:value-type="float" office:value="21403">
            <text:p>21403</text:p>
          </table:table-cell>
          <table:table-cell office:value-type="string">
            <text:p>Brama VERO dwuskrzydłowa Joniec</text:p>
          </table:table-cell>
        </table:table-row>
        <table:table-row table:style-name="ro1">
          <table:table-cell office:value-type="float" office:value="21404">
            <text:p>21404</text:p>
          </table:table-cell>
          <table:table-cell office:value-type="string">
            <text:p>Brama VERO dwuskrzydłowa Joniec</text:p>
          </table:table-cell>
        </table:table-row>
        <table:table-row table:style-name="ro1">
          <table:table-cell office:value-type="float" office:value="21405">
            <text:p>21405</text:p>
          </table:table-cell>
          <table:table-cell office:value-type="string">
            <text:p>Brama VERO dwuskrzydłowa Joniec</text:p>
          </table:table-cell>
        </table:table-row>
        <table:table-row table:style-name="ro1">
          <table:table-cell office:value-type="float" office:value="21406">
            <text:p>21406</text:p>
          </table:table-cell>
          <table:table-cell office:value-type="string">
            <text:p>Brama VERO dwuskrzydłowa Joniec</text:p>
          </table:table-cell>
        </table:table-row>
        <table:table-row table:style-name="ro1">
          <table:table-cell office:value-type="float" office:value="21407">
            <text:p>21407</text:p>
          </table:table-cell>
          <table:table-cell office:value-type="string">
            <text:p>Brama VERO dwuskrzydłowa Joniec</text:p>
          </table:table-cell>
        </table:table-row>
        <table:table-row table:style-name="ro1">
          <table:table-cell office:value-type="float" office:value="21408">
            <text:p>21408</text:p>
          </table:table-cell>
          <table:table-cell office:value-type="string">
            <text:p>Brama COMO dwuskrzydłowa Joniec</text:p>
          </table:table-cell>
        </table:table-row>
        <table:table-row table:style-name="ro1">
          <table:table-cell office:value-type="float" office:value="21409">
            <text:p>21409</text:p>
          </table:table-cell>
          <table:table-cell office:value-type="string">
            <text:p>Brama COMO dwuskrzydłowa Joniec</text:p>
          </table:table-cell>
        </table:table-row>
        <table:table-row table:style-name="ro1">
          <table:table-cell office:value-type="float" office:value="21410">
            <text:p>21410</text:p>
          </table:table-cell>
          <table:table-cell office:value-type="string">
            <text:p>Brama COMO dwuskrzydłowa Joniec</text:p>
          </table:table-cell>
        </table:table-row>
        <table:table-row table:style-name="ro1">
          <table:table-cell office:value-type="float" office:value="21411">
            <text:p>21411</text:p>
          </table:table-cell>
          <table:table-cell office:value-type="string">
            <text:p>Brama COMO dwuskrzydłowa Joniec</text:p>
          </table:table-cell>
        </table:table-row>
        <table:table-row table:style-name="ro1">
          <table:table-cell office:value-type="float" office:value="22233">
            <text:p>22233</text:p>
          </table:table-cell>
          <table:table-cell office:value-type="string">
            <text:p>Palenisko z funkcją grilla</text:p>
          </table:table-cell>
        </table:table-row>
        <table:table-row table:style-name="ro1">
          <table:table-cell office:value-type="float" office:value="22234">
            <text:p>22234</text:p>
          </table:table-cell>
          <table:table-cell office:value-type="string">
            <text:p>Zestaw do koszykówki z koszem na wysokość 2.75 Amatorski</text:p>
          </table:table-cell>
        </table:table-row>
        <table:table-row table:style-name="ro1">
          <table:table-cell office:value-type="float" office:value="22235">
            <text:p>22235</text:p>
          </table:table-cell>
          <table:table-cell office:value-type="string">
            <text:p>Zestaw do koszykówki z koszem na wysokość 3.05 Profesjonalny</text:p>
          </table:table-cell>
        </table:table-row>
        <table:table-row table:style-name="ro1">
          <table:table-cell office:value-type="float" office:value="22236">
            <text:p>22236</text:p>
          </table:table-cell>
          <table:table-cell office:value-type="string">
            <text:p>Zestaw do koszykówki z regulowanym koszem na wysokość 2.45 – 3.05</text:p>
          </table:table-cell>
        </table:table-row>
        <table:table-row table:style-name="ro1">
          <table:table-cell office:value-type="float" office:value="22237">
            <text:p>22237</text:p>
          </table:table-cell>
          <table:table-cell office:value-type="string">
            <text:p>Zestaw z workiem bokserskim Amatorski</text:p>
          </table:table-cell>
        </table:table-row>
        <table:table-row table:style-name="ro1">
          <table:table-cell office:value-type="float" office:value="22238">
            <text:p>22238</text:p>
          </table:table-cell>
          <table:table-cell office:value-type="string">
            <text:p>Zestaw z workiem bokserskim Profesjonalny</text:p>
          </table:table-cell>
        </table:table-row>
        <table:table-row table:style-name="ro1">
          <table:table-cell office:value-type="float" office:value="22239">
            <text:p>22239</text:p>
          </table:table-cell>
          <table:table-cell office:value-type="string">
            <text:p>Kącik Malarski</text:p>
          </table:table-cell>
        </table:table-row>
        <table:table-row table:style-name="ro1">
          <table:table-cell office:value-type="float" office:value="22240">
            <text:p>22240</text:p>
          </table:table-cell>
          <table:table-cell office:value-type="string">
            <text:p>Kwiatowy ogród Doniczki na ogrodzenie GMH i GNH</text:p>
          </table:table-cell>
        </table:table-row>
        <table:table-row table:style-name="ro1">
          <table:table-cell office:value-type="float" office:value="22241">
            <text:p>22241</text:p>
          </table:table-cell>
          <table:table-cell office:value-type="string">
            <text:p>Huśtawka ogrodowa relaks</text:p>
          </table:table-cell>
        </table:table-row>
        <table:table-row table:style-name="ro1">
          <table:table-cell office:value-type="float" office:value="22242">
            <text:p>22242</text:p>
          </table:table-cell>
          <table:table-cell office:value-type="string">
            <text:p>Uchwyt wielozadaniowy</text:p>
          </table:table-cell>
        </table:table-row>
        <table:table-row table:style-name="ro1">
          <table:table-cell office:value-type="float" office:value="22243">
            <text:p>22243</text:p>
          </table:table-cell>
          <table:table-cell office:value-type="string">
            <text:p>Przęsło GLW8030</text:p>
          </table:table-cell>
        </table:table-row>
        <table:table-row table:style-name="ro1">
          <table:table-cell office:value-type="float" office:value="22244">
            <text:p>22244</text:p>
          </table:table-cell>
          <table:table-cell office:value-type="string">
            <text:p>Brama przesuwna GLW8030</text:p>
          </table:table-cell>
        </table:table-row>
        <table:table-row table:style-name="ro1">
          <table:table-cell office:value-type="float" office:value="22245">
            <text:p>22245</text:p>
          </table:table-cell>
          <table:table-cell office:value-type="string">
            <text:p>Brama dwuskrzydłowa GLW8030</text:p>
          </table:table-cell>
        </table:table-row>
        <table:table-row table:style-name="ro1">
          <table:table-cell office:value-type="float" office:value="22246">
            <text:p>22246</text:p>
          </table:table-cell>
          <table:table-cell office:value-type="string">
            <text:p>Furtka GLW8030</text:p>
          </table:table-cell>
        </table:table-row>
        <table:table-row table:style-name="ro1">
          <table:table-cell office:value-type="float" office:value="22247">
            <text:p>22247</text:p>
          </table:table-cell>
          <table:table-cell office:value-type="string">
            <text:p>Przęsło GLW8020</text:p>
          </table:table-cell>
        </table:table-row>
        <table:table-row table:style-name="ro1">
          <table:table-cell office:value-type="float" office:value="22248">
            <text:p>22248</text:p>
          </table:table-cell>
          <table:table-cell office:value-type="string">
            <text:p>Brama przesuwna GLW8020</text:p>
          </table:table-cell>
        </table:table-row>
        <table:table-row table:style-name="ro1">
          <table:table-cell office:value-type="float" office:value="22249">
            <text:p>22249</text:p>
          </table:table-cell>
          <table:table-cell office:value-type="string">
            <text:p>Brama dwuskrzydłowa GLW8020</text:p>
          </table:table-cell>
        </table:table-row>
        <table:table-row table:style-name="ro1">
          <table:table-cell office:value-type="float" office:value="22250">
            <text:p>22250</text:p>
          </table:table-cell>
          <table:table-cell office:value-type="string">
            <text:p>Furtka GLW8020</text:p>
          </table:table-cell>
        </table:table-row>
        <table:table-row table:style-name="ro1">
          <table:table-cell office:value-type="float" office:value="22251">
            <text:p>22251</text:p>
          </table:table-cell>
          <table:table-cell office:value-type="string">
            <text:p>Przęsło GNH8020</text:p>
          </table:table-cell>
        </table:table-row>
        <table:table-row table:style-name="ro1">
          <table:table-cell office:value-type="float" office:value="22252">
            <text:p>22252</text:p>
          </table:table-cell>
          <table:table-cell office:value-type="string">
            <text:p>Brama przesuwna GNH8020</text:p>
          </table:table-cell>
        </table:table-row>
        <table:table-row table:style-name="ro1">
          <table:table-cell office:value-type="float" office:value="22253">
            <text:p>22253</text:p>
          </table:table-cell>
          <table:table-cell office:value-type="string">
            <text:p>Brama dwuskrzydłowa GNH8020</text:p>
          </table:table-cell>
        </table:table-row>
        <table:table-row table:style-name="ro1">
          <table:table-cell office:value-type="float" office:value="22254">
            <text:p>22254</text:p>
          </table:table-cell>
          <table:table-cell office:value-type="string">
            <text:p>Furtka GNH8020</text:p>
          </table:table-cell>
        </table:table-row>
        <table:table-row table:style-name="ro1">
          <table:table-cell office:value-type="float" office:value="22255">
            <text:p>22255</text:p>
          </table:table-cell>
          <table:table-cell office:value-type="string">
            <text:p>Przęsło GNHW</text:p>
          </table:table-cell>
        </table:table-row>
        <table:table-row table:style-name="ro1">
          <table:table-cell office:value-type="float" office:value="22256">
            <text:p>22256</text:p>
          </table:table-cell>
          <table:table-cell office:value-type="string">
            <text:p>Brama przesuwna GNHW</text:p>
          </table:table-cell>
        </table:table-row>
        <table:table-row table:style-name="ro1">
          <table:table-cell office:value-type="float" office:value="22257">
            <text:p>22257</text:p>
          </table:table-cell>
          <table:table-cell office:value-type="string">
            <text:p>Brama dwuskrzydłowa GNHW</text:p>
          </table:table-cell>
        </table:table-row>
        <table:table-row table:style-name="ro1">
          <table:table-cell office:value-type="float" office:value="22258">
            <text:p>22258</text:p>
          </table:table-cell>
          <table:table-cell office:value-type="string">
            <text:p>Furtka GNHW</text:p>
          </table:table-cell>
        </table:table-row>
        <table:table-row table:style-name="ro1">
          <table:table-cell office:value-type="float" office:value="22259">
            <text:p>22259</text:p>
          </table:table-cell>
          <table:table-cell office:value-type="string">
            <text:p>Przęsło GNHH</text:p>
          </table:table-cell>
        </table:table-row>
        <table:table-row table:style-name="ro1">
          <table:table-cell office:value-type="float" office:value="22260">
            <text:p>22260</text:p>
          </table:table-cell>
          <table:table-cell office:value-type="string">
            <text:p>Brama przesuwna GNHH</text:p>
          </table:table-cell>
        </table:table-row>
        <table:table-row table:style-name="ro1">
          <table:table-cell office:value-type="float" office:value="22261">
            <text:p>22261</text:p>
          </table:table-cell>
          <table:table-cell office:value-type="string">
            <text:p>Brama dwuskrzydłowa GNHH</text:p>
          </table:table-cell>
        </table:table-row>
        <table:table-row table:style-name="ro1">
          <table:table-cell office:value-type="float" office:value="22262">
            <text:p>22262</text:p>
          </table:table-cell>
          <table:table-cell office:value-type="string">
            <text:p>Furtka GNHH</text:p>
          </table:table-cell>
        </table:table-row>
        <table:table-row table:style-name="ro1">
          <table:table-cell office:value-type="float" office:value="22263">
            <text:p>22263</text:p>
          </table:table-cell>
          <table:table-cell office:value-type="string">
            <text:p>Przęsło GSH8020</text:p>
          </table:table-cell>
        </table:table-row>
        <table:table-row table:style-name="ro1">
          <table:table-cell office:value-type="float" office:value="22264">
            <text:p>22264</text:p>
          </table:table-cell>
          <table:table-cell office:value-type="string">
            <text:p>Brama przesuwna GSH8020</text:p>
          </table:table-cell>
        </table:table-row>
        <table:table-row table:style-name="ro1">
          <table:table-cell office:value-type="float" office:value="22265">
            <text:p>22265</text:p>
          </table:table-cell>
          <table:table-cell office:value-type="string">
            <text:p>Brama dwuskrzydłowa GSH8020</text:p>
          </table:table-cell>
        </table:table-row>
        <table:table-row table:style-name="ro1">
          <table:table-cell office:value-type="float" office:value="22266">
            <text:p>22266</text:p>
          </table:table-cell>
          <table:table-cell office:value-type="string">
            <text:p>Furtka GSH8020</text:p>
          </table:table-cell>
        </table:table-row>
        <table:table-row table:style-name="ro1">
          <table:table-cell office:value-type="float" office:value="22267">
            <text:p>22267</text:p>
          </table:table-cell>
          <table:table-cell office:value-type="string">
            <text:p>Przęsło GMH10020</text:p>
          </table:table-cell>
        </table:table-row>
        <table:table-row table:style-name="ro1">
          <table:table-cell office:value-type="float" office:value="22268">
            <text:p>22268</text:p>
          </table:table-cell>
          <table:table-cell office:value-type="string">
            <text:p>Brama przesuwna GMH10020</text:p>
          </table:table-cell>
        </table:table-row>
        <table:table-row table:style-name="ro1">
          <table:table-cell office:value-type="float" office:value="22269">
            <text:p>22269</text:p>
          </table:table-cell>
          <table:table-cell office:value-type="string">
            <text:p>Brama dwuskrzydłowa GMH10020</text:p>
          </table:table-cell>
        </table:table-row>
        <table:table-row table:style-name="ro1">
          <table:table-cell office:value-type="float" office:value="22270">
            <text:p>22270</text:p>
          </table:table-cell>
          <table:table-cell office:value-type="string">
            <text:p>Furtka GMH10020</text:p>
          </table:table-cell>
        </table:table-row>
        <table:table-row table:style-name="ro1">
          <table:table-cell office:value-type="float" office:value="22271">
            <text:p>22271</text:p>
          </table:table-cell>
          <table:table-cell office:value-type="string">
            <text:p>Brama składana jednostronnie GMH10020</text:p>
          </table:table-cell>
        </table:table-row>
        <table:table-row table:style-name="ro1">
          <table:table-cell office:value-type="float" office:value="22272">
            <text:p>22272</text:p>
          </table:table-cell>
          <table:table-cell office:value-type="string">
            <text:p>Brama składana dwustronnie GMH10020</text:p>
          </table:table-cell>
        </table:table-row>
        <table:table-row table:style-name="ro1">
          <table:table-cell office:value-type="float" office:value="22273">
            <text:p>22273</text:p>
          </table:table-cell>
          <table:table-cell office:value-type="string">
            <text:p>Przęsło GMH8020</text:p>
          </table:table-cell>
        </table:table-row>
        <table:table-row table:style-name="ro1">
          <table:table-cell office:value-type="float" office:value="22274">
            <text:p>22274</text:p>
          </table:table-cell>
          <table:table-cell office:value-type="string">
            <text:p>Brama przesuwna GMH8020</text:p>
          </table:table-cell>
        </table:table-row>
        <table:table-row table:style-name="ro1">
          <table:table-cell office:value-type="float" office:value="22275">
            <text:p>22275</text:p>
          </table:table-cell>
          <table:table-cell office:value-type="string">
            <text:p>Brama dwuskrzydłowa GMH8020</text:p>
          </table:table-cell>
        </table:table-row>
        <table:table-row table:style-name="ro1">
          <table:table-cell office:value-type="float" office:value="22276">
            <text:p>22276</text:p>
          </table:table-cell>
          <table:table-cell office:value-type="string">
            <text:p>Furtka GMH8020</text:p>
          </table:table-cell>
        </table:table-row>
        <table:table-row table:style-name="ro1">
          <table:table-cell office:value-type="float" office:value="22277">
            <text:p>22277</text:p>
          </table:table-cell>
          <table:table-cell office:value-type="string">
            <text:p>Brama składana jednostronnie GMH8020</text:p>
          </table:table-cell>
        </table:table-row>
        <table:table-row table:style-name="ro1">
          <table:table-cell office:value-type="float" office:value="22278">
            <text:p>22278</text:p>
          </table:table-cell>
          <table:table-cell office:value-type="string">
            <text:p>Brama składana dwustronnie GMH8020</text:p>
          </table:table-cell>
        </table:table-row>
        <table:table-row table:style-name="ro1">
          <table:table-cell office:value-type="float" office:value="22279">
            <text:p>22279</text:p>
          </table:table-cell>
          <table:table-cell office:value-type="string">
            <text:p>Przęsło GMH4020</text:p>
          </table:table-cell>
        </table:table-row>
        <table:table-row table:style-name="ro1">
          <table:table-cell office:value-type="float" office:value="22280">
            <text:p>22280</text:p>
          </table:table-cell>
          <table:table-cell office:value-type="string">
            <text:p>Brama przesuwna GMH4020</text:p>
          </table:table-cell>
        </table:table-row>
        <table:table-row table:style-name="ro1">
          <table:table-cell office:value-type="float" office:value="22281">
            <text:p>22281</text:p>
          </table:table-cell>
          <table:table-cell office:value-type="string">
            <text:p>Brama dwuskrzydłowa GMH4020</text:p>
          </table:table-cell>
        </table:table-row>
        <table:table-row table:style-name="ro1">
          <table:table-cell office:value-type="float" office:value="22282">
            <text:p>22282</text:p>
          </table:table-cell>
          <table:table-cell office:value-type="string">
            <text:p>Furtka GMH4020</text:p>
          </table:table-cell>
        </table:table-row>
        <table:table-row table:style-name="ro1">
          <table:table-cell office:value-type="float" office:value="22283">
            <text:p>22283</text:p>
          </table:table-cell>
          <table:table-cell office:value-type="string">
            <text:p>Brama składana jednostronnie GMH4020</text:p>
          </table:table-cell>
        </table:table-row>
        <table:table-row table:style-name="ro1">
          <table:table-cell office:value-type="float" office:value="22284">
            <text:p>22284</text:p>
          </table:table-cell>
          <table:table-cell office:value-type="string">
            <text:p>Brama składana dwustronnie GMH4020</text:p>
          </table:table-cell>
        </table:table-row>
        <table:table-row table:style-name="ro1">
          <table:table-cell office:value-type="float" office:value="22285">
            <text:p>22285</text:p>
          </table:table-cell>
          <table:table-cell office:value-type="string">
            <text:p>Przęsło GMW6020</text:p>
          </table:table-cell>
        </table:table-row>
        <table:table-row table:style-name="ro1">
          <table:table-cell office:value-type="float" office:value="22286">
            <text:p>22286</text:p>
          </table:table-cell>
          <table:table-cell office:value-type="string">
            <text:p>Brama przesuwna GMW6020</text:p>
          </table:table-cell>
        </table:table-row>
        <table:table-row table:style-name="ro1">
          <table:table-cell office:value-type="float" office:value="22287">
            <text:p>22287</text:p>
          </table:table-cell>
          <table:table-cell office:value-type="string">
            <text:p>Brama dwuskrzydłowa GMW6020</text:p>
          </table:table-cell>
        </table:table-row>
        <table:table-row table:style-name="ro1">
          <table:table-cell office:value-type="float" office:value="22288">
            <text:p>22288</text:p>
          </table:table-cell>
          <table:table-cell office:value-type="string">
            <text:p>Furtka GMW6020</text:p>
          </table:table-cell>
        </table:table-row>
        <table:table-row table:style-name="ro1">
          <table:table-cell office:value-type="float" office:value="22289">
            <text:p>22289</text:p>
          </table:table-cell>
          <table:table-cell office:value-type="string">
            <text:p>Brama składana jednostronnie GMW6020</text:p>
          </table:table-cell>
        </table:table-row>
        <table:table-row table:style-name="ro1">
          <table:table-cell office:value-type="float" office:value="22290">
            <text:p>22290</text:p>
          </table:table-cell>
          <table:table-cell office:value-type="string">
            <text:p>Brama składana dwustronnie GMW6020</text:p>
          </table:table-cell>
        </table:table-row>
        <table:table-row table:style-name="ro1">
          <table:table-cell office:value-type="float" office:value="22291">
            <text:p>22291</text:p>
          </table:table-cell>
          <table:table-cell office:value-type="string">
            <text:p>Przęsło GMW8020</text:p>
          </table:table-cell>
        </table:table-row>
        <table:table-row table:style-name="ro1">
          <table:table-cell office:value-type="float" office:value="22292">
            <text:p>22292</text:p>
          </table:table-cell>
          <table:table-cell office:value-type="string">
            <text:p>Brama przesuwna GMW8020</text:p>
          </table:table-cell>
        </table:table-row>
        <table:table-row table:style-name="ro1">
          <table:table-cell office:value-type="float" office:value="22293">
            <text:p>22293</text:p>
          </table:table-cell>
          <table:table-cell office:value-type="string">
            <text:p>Brama dwuskrzydłowa GMW8020</text:p>
          </table:table-cell>
        </table:table-row>
        <table:table-row table:style-name="ro1">
          <table:table-cell office:value-type="float" office:value="22294">
            <text:p>22294</text:p>
          </table:table-cell>
          <table:table-cell office:value-type="string">
            <text:p>Furtka GMW8020</text:p>
          </table:table-cell>
        </table:table-row>
        <table:table-row table:style-name="ro1">
          <table:table-cell office:value-type="float" office:value="22295">
            <text:p>22295</text:p>
          </table:table-cell>
          <table:table-cell office:value-type="string">
            <text:p>Brama składana jednostronnie GMW8020</text:p>
          </table:table-cell>
        </table:table-row>
        <table:table-row table:style-name="ro1">
          <table:table-cell office:value-type="float" office:value="22296">
            <text:p>22296</text:p>
          </table:table-cell>
          <table:table-cell office:value-type="string">
            <text:p>Brama składana dwustronnie GMW8020</text:p>
          </table:table-cell>
        </table:table-row>
        <table:table-row table:style-name="ro1">
          <table:table-cell office:value-type="float" office:value="22297">
            <text:p>22297</text:p>
          </table:table-cell>
          <table:table-cell office:value-type="string">
            <text:p>Przęsło GMW4020</text:p>
          </table:table-cell>
        </table:table-row>
        <table:table-row table:style-name="ro1">
          <table:table-cell office:value-type="float" office:value="22298">
            <text:p>22298</text:p>
          </table:table-cell>
          <table:table-cell office:value-type="string">
            <text:p>Brama przesuwna GMW4020</text:p>
          </table:table-cell>
        </table:table-row>
        <table:table-row table:style-name="ro1">
          <table:table-cell office:value-type="float" office:value="22299">
            <text:p>22299</text:p>
          </table:table-cell>
          <table:table-cell office:value-type="string">
            <text:p>Brama dwuskrzydłowa GMW4020</text:p>
          </table:table-cell>
        </table:table-row>
        <table:table-row table:style-name="ro1">
          <table:table-cell office:value-type="float" office:value="22300">
            <text:p>22300</text:p>
          </table:table-cell>
          <table:table-cell office:value-type="string">
            <text:p>Furtka GMW4020</text:p>
          </table:table-cell>
        </table:table-row>
        <table:table-row table:style-name="ro1">
          <table:table-cell office:value-type="float" office:value="22301">
            <text:p>22301</text:p>
          </table:table-cell>
          <table:table-cell office:value-type="string">
            <text:p>Brama składana jednostronnie GMW4020</text:p>
          </table:table-cell>
        </table:table-row>
        <table:table-row table:style-name="ro1">
          <table:table-cell office:value-type="float" office:value="22302">
            <text:p>22302</text:p>
          </table:table-cell>
          <table:table-cell office:value-type="string">
            <text:p>Brama składana dwustronnie GMW4020</text:p>
          </table:table-cell>
        </table:table-row>
        <table:table-row table:style-name="ro1">
          <table:table-cell office:value-type="float" office:value="22303">
            <text:p>22303</text:p>
          </table:table-cell>
          <table:table-cell office:value-type="string">
            <text:p>Słupek 80x80x2000 do przęseł do 1.3m</text:p>
          </table:table-cell>
        </table:table-row>
        <table:table-row table:style-name="ro1">
          <table:table-cell office:value-type="float" office:value="22304">
            <text:p>22304</text:p>
          </table:table-cell>
          <table:table-cell office:value-type="string">
            <text:p>Słupek 80x80x2300 do przęseł do 1.6m</text:p>
          </table:table-cell>
        </table:table-row>
        <table:table-row table:style-name="ro1">
          <table:table-cell office:value-type="float" office:value="22305">
            <text:p>22305</text:p>
          </table:table-cell>
          <table:table-cell office:value-type="string">
            <text:p>Słupek 80x80x2600 do przęseł do 1.9m</text:p>
          </table:table-cell>
        </table:table-row>
        <table:table-row table:style-name="ro1">
          <table:table-cell office:value-type="float" office:value="22306">
            <text:p>22306</text:p>
          </table:table-cell>
          <table:table-cell office:value-type="string">
            <text:p>Słupek 120x120x2000 do furtki i bramy wys.1.3m</text:p>
          </table:table-cell>
        </table:table-row>
        <table:table-row table:style-name="ro1">
          <table:table-cell office:value-type="float" office:value="22307">
            <text:p>22307</text:p>
          </table:table-cell>
          <table:table-cell office:value-type="string">
            <text:p>Słupek 120x120x2300 do furtki i bramy wys.1.6m</text:p>
          </table:table-cell>
        </table:table-row>
        <table:table-row table:style-name="ro1">
          <table:table-cell office:value-type="float" office:value="22308">
            <text:p>22308</text:p>
          </table:table-cell>
          <table:table-cell office:value-type="string">
            <text:p>Słupek 120x120x2600 do furtki i bramy wys.1.9m</text:p>
          </table:table-cell>
        </table:table-row>
        <table:table-row table:style-name="ro1">
          <table:table-cell office:value-type="float" office:value="22309">
            <text:p>22309</text:p>
          </table:table-cell>
          <table:table-cell office:value-type="string">
            <text:p>Napęd SOMMER TWIST 200e do bram 1 skrzydłowych</text:p>
          </table:table-cell>
        </table:table-row>
        <table:table-row table:style-name="ro1">
          <table:table-cell office:value-type="float" office:value="22310">
            <text:p>22310</text:p>
          </table:table-cell>
          <table:table-cell office:value-type="string">
            <text:p>Napęd SOMMER TWIST 350 do bram 1 skrzydłowych</text:p>
          </table:table-cell>
        </table:table-row>
        <table:table-row table:style-name="ro1">
          <table:table-cell office:value-type="float" office:value="22311">
            <text:p>22311</text:p>
          </table:table-cell>
          <table:table-cell office:value-type="string">
            <text:p>Napęd SOMMER TWIST 200e do bram 2 skrzydłowych</text:p>
          </table:table-cell>
        </table:table-row>
        <table:table-row table:style-name="ro1">
          <table:table-cell office:value-type="float" office:value="22312">
            <text:p>22312</text:p>
          </table:table-cell>
          <table:table-cell office:value-type="string">
            <text:p>Napęd SOMMER TWIST 350 do bram 2 skrzydłowych</text:p>
          </table:table-cell>
        </table:table-row>
        <table:table-row table:style-name="ro1">
          <table:table-cell office:value-type="float" office:value="22313">
            <text:p>22313</text:p>
          </table:table-cell>
          <table:table-cell office:value-type="string">
            <text:p>Napęd SOMMER SP 900 do bram przesuwnych</text:p>
          </table:table-cell>
        </table:table-row>
        <table:table-row table:style-name="ro1">
          <table:table-cell office:value-type="float" office:value="22314">
            <text:p>22314</text:p>
          </table:table-cell>
          <table:table-cell office:value-type="string">
            <text:p>Pilot SOMMER do napędów</text:p>
          </table:table-cell>
        </table:table-row>
        <table:table-row table:style-name="ro1">
          <table:table-cell office:value-type="float" office:value="22315">
            <text:p>22315</text:p>
          </table:table-cell>
          <table:table-cell office:value-type="string">
            <text:p>Lampa ostrzegawcza LED z uchwytem</text:p>
          </table:table-cell>
        </table:table-row>
        <table:table-row table:style-name="ro1">
          <table:table-cell office:value-type="float" office:value="22316">
            <text:p>22316</text:p>
          </table:table-cell>
          <table:table-cell office:value-type="string">
            <text:p>Fotokomórki obrotowe 180st. SOMMER</text:p>
          </table:table-cell>
        </table:table-row>
        <table:table-row table:style-name="ro1">
          <table:table-cell office:value-type="float" office:value="22317">
            <text:p>22317</text:p>
          </table:table-cell>
          <table:table-cell office:value-type="string">
            <text:p>Zasilacz awaryjny SOMMER z przewodem </text:p>
          </table:table-cell>
        </table:table-row>
        <table:table-row table:style-name="ro1">
          <table:table-cell office:value-type="float" office:value="22318">
            <text:p>22318</text:p>
          </table:table-cell>
          <table:table-cell office:value-type="string">
            <text:p>Czytnik linii papilarnych</text:p>
          </table:table-cell>
        </table:table-row>
        <table:table-row table:style-name="ro1">
          <table:table-cell office:value-type="float" office:value="22319">
            <text:p>22319</text:p>
          </table:table-cell>
          <table:table-cell office:value-type="string">
            <text:p>Stykowa listwa zabezpieczająca</text:p>
          </table:table-cell>
        </table:table-row>
        <table:table-row table:style-name="ro1">
          <table:table-cell office:value-type="float" office:value="22320">
            <text:p>22320</text:p>
          </table:table-cell>
          <table:table-cell office:value-type="string">
            <text:p>Listwa Antywłamaniowa 1mb</text:p>
          </table:table-cell>
        </table:table-row>
        <table:table-row table:style-name="ro1">
          <table:table-cell office:value-type="float" office:value="22321">
            <text:p>22321</text:p>
          </table:table-cell>
          <table:table-cell office:value-type="string">
            <text:p>Rygiel elektryczny</text:p>
          </table:table-cell>
        </table:table-row>
        <table:table-row table:style-name="ro2">
          <table:table-cell office:value-type="float" office:value="22322">
            <text:p>22322</text:p>
          </table:table-cell>
          <table:table-cell office:value-type="string">
            <text:p>Elektrozaczep LOCINOX INTRALEC</text:p>
          </table:table-cell>
        </table:table-row>
        <table:table-row table:style-name="ro1">
          <table:table-cell office:value-type="float" office:value="22323">
            <text:p>22323</text:p>
          </table:table-cell>
          <table:table-cell office:value-type="string">
            <text:p>Łapacz skrzydła</text:p>
          </table:table-cell>
        </table:table-row>
        <table:table-row table:style-name="ro1">
          <table:table-cell office:value-type="float" office:value="22324">
            <text:p>22324</text:p>
          </table:table-cell>
          <table:table-cell office:value-type="string">
            <text:p>Gałka Alu</text:p>
          </table:table-cell>
        </table:table-row>
        <table:table-row table:style-name="ro2">
          <table:table-cell office:value-type="float" office:value="22325">
            <text:p>22325</text:p>
          </table:table-cell>
          <table:table-cell office:value-type="string">
            <text:p>Samozamykacz SAMSON-2 Locinox</text:p>
          </table:table-cell>
        </table:table-row>
        <table:table-row table:style-name="ro2">
          <table:table-cell office:value-type="float" office:value="22326">
            <text:p>22326</text:p>
          </table:table-cell>
          <table:table-cell office:value-type="string">
            <text:p>Elektrozaczep Łucznik</text:p>
          </table:table-cell>
        </table:table-row>
        <table:table-row table:style-name="ro1">
          <table:table-cell office:value-type="float" office:value="22327">
            <text:p>22327</text:p>
          </table:table-cell>
          <table:table-cell office:value-type="string">
            <text:p>Tabliczka z numerem domu</text:p>
          </table:table-cell>
        </table:table-row>
        <table:table-row table:style-name="ro1">
          <table:table-cell office:value-type="float" office:value="22328">
            <text:p>22328</text:p>
          </table:table-cell>
          <table:table-cell office:value-type="string">
            <text:p>Klamko - Pochwyt do furtki</text:p>
          </table:table-cell>
        </table:table-row>
        <table:table-row table:style-name="ro1">
          <table:table-cell office:value-type="float" office:value="22329">
            <text:p>22329</text:p>
          </table:table-cell>
          <table:table-cell office:value-type="string">
            <text:p>Brama uchylna 100x20 NIT</text:p>
          </table:table-cell>
        </table:table-row>
        <table:table-row table:style-name="ro1">
          <table:table-cell office:value-type="float" office:value="22330">
            <text:p>22330</text:p>
          </table:table-cell>
          <table:table-cell office:value-type="string">
            <text:p>Furtka 100x20 NIT</text:p>
          </table:table-cell>
        </table:table-row>
        <table:table-row table:style-name="ro1">
          <table:table-cell office:value-type="float" office:value="22331">
            <text:p>22331</text:p>
          </table:table-cell>
          <table:table-cell office:value-type="string">
            <text:p>Brama przesuwna 100x20 NIT</text:p>
          </table:table-cell>
        </table:table-row>
        <table:table-row table:style-name="ro1">
          <table:table-cell office:value-type="float" office:value="22332">
            <text:p>22332</text:p>
          </table:table-cell>
          <table:table-cell office:value-type="string">
            <text:p>Przęsło 100x20 NIT</text:p>
          </table:table-cell>
        </table:table-row>
        <table:table-row table:style-name="ro1">
          <table:table-cell office:value-type="float" office:value="22333">
            <text:p>22333</text:p>
          </table:table-cell>
          <table:table-cell office:value-type="string">
            <text:p>Brama uchylna 80x20 NIT</text:p>
          </table:table-cell>
        </table:table-row>
        <table:table-row table:style-name="ro1">
          <table:table-cell office:value-type="float" office:value="22334">
            <text:p>22334</text:p>
          </table:table-cell>
          <table:table-cell office:value-type="string">
            <text:p>Furtka 80x20 NIT</text:p>
          </table:table-cell>
        </table:table-row>
        <table:table-row table:style-name="ro1">
          <table:table-cell office:value-type="float" office:value="22335">
            <text:p>22335</text:p>
          </table:table-cell>
          <table:table-cell office:value-type="string">
            <text:p>Brama przesuwna 80x20 NIT</text:p>
          </table:table-cell>
        </table:table-row>
        <table:table-row table:style-name="ro1">
          <table:table-cell office:value-type="float" office:value="22336">
            <text:p>22336</text:p>
          </table:table-cell>
          <table:table-cell office:value-type="string">
            <text:p>Przęsło 80x20 NIT</text:p>
          </table:table-cell>
        </table:table-row>
        <table:table-row table:style-name="ro1">
          <table:table-cell office:value-type="float" office:value="22337">
            <text:p>22337</text:p>
          </table:table-cell>
          <table:table-cell office:value-type="string">
            <text:p>Brama uchylna Wzór 1</text:p>
          </table:table-cell>
        </table:table-row>
        <table:table-row table:style-name="ro1">
          <table:table-cell office:value-type="float" office:value="22338">
            <text:p>22338</text:p>
          </table:table-cell>
          <table:table-cell office:value-type="string">
            <text:p>Furtka Wzór 1</text:p>
          </table:table-cell>
        </table:table-row>
        <table:table-row table:style-name="ro1">
          <table:table-cell office:value-type="float" office:value="22339">
            <text:p>22339</text:p>
          </table:table-cell>
          <table:table-cell office:value-type="string">
            <text:p>Przęsło Wzór 1</text:p>
          </table:table-cell>
        </table:table-row>
        <table:table-row table:style-name="ro1">
          <table:table-cell office:value-type="float" office:value="22340">
            <text:p>22340</text:p>
          </table:table-cell>
          <table:table-cell office:value-type="string">
            <text:p>Brama uchylna Wzór 2</text:p>
          </table:table-cell>
        </table:table-row>
        <table:table-row table:style-name="ro1">
          <table:table-cell office:value-type="float" office:value="22341">
            <text:p>22341</text:p>
          </table:table-cell>
          <table:table-cell office:value-type="string">
            <text:p>Furtka Wzór 2</text:p>
          </table:table-cell>
        </table:table-row>
        <table:table-row table:style-name="ro1">
          <table:table-cell office:value-type="float" office:value="22342">
            <text:p>22342</text:p>
          </table:table-cell>
          <table:table-cell office:value-type="string">
            <text:p>Przęsło Wzór 2</text:p>
          </table:table-cell>
        </table:table-row>
        <table:table-row table:style-name="ro1">
          <table:table-cell office:value-type="float" office:value="22343">
            <text:p>22343</text:p>
          </table:table-cell>
          <table:table-cell office:value-type="string">
            <text:p>Brama uchylna Wzór 3</text:p>
          </table:table-cell>
        </table:table-row>
        <table:table-row table:style-name="ro1">
          <table:table-cell office:value-type="float" office:value="22344">
            <text:p>22344</text:p>
          </table:table-cell>
          <table:table-cell office:value-type="string">
            <text:p>Furtka Wzór 3</text:p>
          </table:table-cell>
        </table:table-row>
        <table:table-row table:style-name="ro1">
          <table:table-cell office:value-type="float" office:value="22345">
            <text:p>22345</text:p>
          </table:table-cell>
          <table:table-cell office:value-type="string">
            <text:p>Przęsło Wzór 3</text:p>
          </table:table-cell>
        </table:table-row>
        <table:table-row table:style-name="ro1">
          <table:table-cell office:value-type="float" office:value="22346">
            <text:p>22346</text:p>
          </table:table-cell>
          <table:table-cell office:value-type="string">
            <text:p>Brama przesuwna pod zabudowę</text:p>
          </table:table-cell>
        </table:table-row>
        <table:table-row table:style-name="ro1">
          <table:table-cell office:value-type="float" office:value="22347">
            <text:p>22347</text:p>
          </table:table-cell>
          <table:table-cell office:value-type="string">
            <text:p>Brama uchylna pod zabudowę</text:p>
          </table:table-cell>
        </table:table-row>
        <table:table-row table:style-name="ro1">
          <table:table-cell office:value-type="float" office:value="22348">
            <text:p>22348</text:p>
          </table:table-cell>
          <table:table-cell office:value-type="string">
            <text:p>Furtka pod zabudowę</text:p>
          </table:table-cell>
        </table:table-row>
        <table:table-row table:style-name="ro2">
          <table:table-cell office:value-type="float" office:value="22349">
            <text:p>22349</text:p>
          </table:table-cell>
          <table:table-cell office:value-type="string">
            <text:p>Brama pod zabudowę panelem h-1230</text:p>
          </table:table-cell>
        </table:table-row>
        <table:table-row table:style-name="ro1">
          <table:table-cell office:value-type="float" office:value="22350">
            <text:p>22350</text:p>
          </table:table-cell>
          <table:table-cell office:value-type="string">
            <text:p>Furtka zabudowana panelem 2D</text:p>
          </table:table-cell>
        </table:table-row>
        <table:table-row table:style-name="ro1">
          <table:table-cell office:value-type="float" office:value="22351">
            <text:p>22351</text:p>
          </table:table-cell>
          <table:table-cell office:value-type="string">
            <text:p>Brama uchylna zabudowana panelem 2D</text:p>
          </table:table-cell>
        </table:table-row>
        <table:table-row table:style-name="ro1">
          <table:table-cell office:value-type="float" office:value="22421">
            <text:p>22421</text:p>
          </table:table-cell>
          <table:table-cell office:value-type="string">
            <text:p>Kwiatowy ogród Doniczki na ogrodzenie GMH i GNH - Biały_g</text:p>
          </table:table-cell>
        </table:table-row>
        <table:table-row table:style-name="ro1">
          <table:table-cell office:value-type="float" office:value="22422">
            <text:p>22422</text:p>
          </table:table-cell>
          <table:table-cell office:value-type="string">
            <text:p>Kwiatowy ogród Doniczki na ogrodzenie GMH i GNH - niebieski_g</text:p>
          </table:table-cell>
        </table:table-row>
        <table:table-row table:style-name="ro1">
          <table:table-cell office:value-type="float" office:value="22423">
            <text:p>22423</text:p>
          </table:table-cell>
          <table:table-cell office:value-type="string">
            <text:p>Kwiatowy ogród Doniczki na ogrodzenie GMH i GNH - szary_g</text:p>
          </table:table-cell>
        </table:table-row>
        <table:table-row table:style-name="ro1">
          <table:table-cell office:value-type="float" office:value="22424">
            <text:p>22424</text:p>
          </table:table-cell>
          <table:table-cell office:value-type="string">
            <text:p>Kwiatowy ogród Doniczki na ogrodzenie GMH i GNH - zielony_g</text:p>
          </table:table-cell>
        </table:table-row>
        <table:table-row table:style-name="ro2">
          <table:table-cell office:value-type="float" office:value="22439">
            <text:p>22439</text:p>
          </table:table-cell>
          <table:table-cell office:value-type="string">
            <text:p>Kaucja paleta Gatigo</text:p>
          </table:table-cell>
        </table:table-row>
        <table:table-row table:style-name="ro1">
          <table:table-cell office:value-type="float" office:value="23232">
            <text:p>23232</text:p>
          </table:table-cell>
          <table:table-cell office:value-type="string">
            <text:p>Stykowa listwa zabezpieczająca</text:p>
          </table:table-cell>
        </table:table-row>
        <table:table-row table:style-name="ro1">
          <table:table-cell office:value-type="float" office:value="23233">
            <text:p>23233</text:p>
          </table:table-cell>
          <table:table-cell office:value-type="string">
            <text:p>Stykowa listwa zabezpieczająca</text:p>
          </table:table-cell>
        </table:table-row>
        <table:table-row table:style-name="ro1">
          <table:table-cell office:value-type="float" office:value="23249">
            <text:p>23249</text:p>
          </table:table-cell>
          <table:table-cell office:value-type="string">
            <text:p>Brama uchylna 100x20 NIT - Standardowe RAL</text:p>
          </table:table-cell>
        </table:table-row>
        <table:table-row table:style-name="ro1">
          <table:table-cell office:value-type="float" office:value="23251">
            <text:p>23251</text:p>
          </table:table-cell>
          <table:table-cell office:value-type="string">
            <text:p>Brama uchylna 100x20 NIT - Niestandardowe z palety RAL</text:p>
          </table:table-cell>
        </table:table-row>
        <table:table-row table:style-name="ro1">
          <table:table-cell office:value-type="float" office:value="23253">
            <text:p>23253</text:p>
          </table:table-cell>
          <table:table-cell office:value-type="string">
            <text:p>Brama uchylna 100x20 NIT - Ocynk</text:p>
          </table:table-cell>
        </table:table-row>
        <table:table-row table:style-name="ro1">
          <table:table-cell office:value-type="float" office:value="23266">
            <text:p>23266</text:p>
          </table:table-cell>
          <table:table-cell office:value-type="string">
            <text:p>Brama przesuwna 100x20 NIT - Standardowe RAL</text:p>
          </table:table-cell>
        </table:table-row>
        <table:table-row table:style-name="ro1">
          <table:table-cell office:value-type="float" office:value="23268">
            <text:p>23268</text:p>
          </table:table-cell>
          <table:table-cell office:value-type="string">
            <text:p>Brama przesuwna 100x20 NIT - Niestandardowe z palety RAL</text:p>
          </table:table-cell>
        </table:table-row>
        <table:table-row table:style-name="ro1">
          <table:table-cell office:value-type="float" office:value="23270">
            <text:p>23270</text:p>
          </table:table-cell>
          <table:table-cell office:value-type="string">
            <text:p>Brama przesuwna 100x20 NIT - Ocynk</text:p>
          </table:table-cell>
        </table:table-row>
        <table:table-row table:style-name="ro1">
          <table:table-cell office:value-type="float" office:value="23272">
            <text:p>23272</text:p>
          </table:table-cell>
          <table:table-cell office:value-type="string">
            <text:p>Furtka 100x20 NIT - Standardowe RAL</text:p>
          </table:table-cell>
        </table:table-row>
        <table:table-row table:style-name="ro1">
          <table:table-cell office:value-type="float" office:value="23274">
            <text:p>23274</text:p>
          </table:table-cell>
          <table:table-cell office:value-type="string">
            <text:p>Furtka 100x20 NIT - Niestandardowe z palety RAL</text:p>
          </table:table-cell>
        </table:table-row>
        <table:table-row table:style-name="ro1">
          <table:table-cell office:value-type="float" office:value="23276">
            <text:p>23276</text:p>
          </table:table-cell>
          <table:table-cell office:value-type="string">
            <text:p>Furtka 100x20 NIT - Ocynk</text:p>
          </table:table-cell>
        </table:table-row>
        <table:table-row table:style-name="ro1">
          <table:table-cell office:value-type="float" office:value="23279">
            <text:p>23279</text:p>
          </table:table-cell>
          <table:table-cell office:value-type="string">
            <text:p>Furtka 80x20 NIT - Standardowy RAL</text:p>
          </table:table-cell>
        </table:table-row>
        <table:table-row table:style-name="ro1">
          <table:table-cell office:value-type="float" office:value="23281">
            <text:p>23281</text:p>
          </table:table-cell>
          <table:table-cell office:value-type="string">
            <text:p>Furtka 80x20 NIT - Niestandardowy RAL</text:p>
          </table:table-cell>
        </table:table-row>
        <table:table-row table:style-name="ro1">
          <table:table-cell office:value-type="float" office:value="23283">
            <text:p>23283</text:p>
          </table:table-cell>
          <table:table-cell office:value-type="string">
            <text:p>Furtka 80x20 NIT - Ocynk</text:p>
          </table:table-cell>
        </table:table-row>
        <table:table-row table:style-name="ro1">
          <table:table-cell office:value-type="float" office:value="23285">
            <text:p>23285</text:p>
          </table:table-cell>
          <table:table-cell office:value-type="string">
            <text:p>Brama uchylna 80x20 NIT - Standardowy RAL</text:p>
          </table:table-cell>
        </table:table-row>
        <table:table-row table:style-name="ro1">
          <table:table-cell office:value-type="float" office:value="23287">
            <text:p>23287</text:p>
          </table:table-cell>
          <table:table-cell office:value-type="string">
            <text:p>Brama uchylna 80x20 NIT - Niestandardowy RAL</text:p>
          </table:table-cell>
        </table:table-row>
        <table:table-row table:style-name="ro1">
          <table:table-cell office:value-type="float" office:value="23289">
            <text:p>23289</text:p>
          </table:table-cell>
          <table:table-cell office:value-type="string">
            <text:p>Brama uchylna 80x20 NIT - Ocynk</text:p>
          </table:table-cell>
        </table:table-row>
        <table:table-row table:style-name="ro1">
          <table:table-cell office:value-type="float" office:value="23292">
            <text:p>23292</text:p>
          </table:table-cell>
          <table:table-cell office:value-type="string">
            <text:p>Przęsło 100x20 NIT - Standardowy RAL</text:p>
          </table:table-cell>
        </table:table-row>
        <table:table-row table:style-name="ro1">
          <table:table-cell office:value-type="float" office:value="23294">
            <text:p>23294</text:p>
          </table:table-cell>
          <table:table-cell office:value-type="string">
            <text:p>Przęsło 100x20 NIT - Niestandardowy RAL</text:p>
          </table:table-cell>
        </table:table-row>
        <table:table-row table:style-name="ro1">
          <table:table-cell office:value-type="float" office:value="23296">
            <text:p>23296</text:p>
          </table:table-cell>
          <table:table-cell office:value-type="string">
            <text:p>Przęsło 100x20 NIT - Ocynk</text:p>
          </table:table-cell>
        </table:table-row>
        <table:table-row table:style-name="ro1">
          <table:table-cell office:value-type="float" office:value="23298">
            <text:p>23298</text:p>
          </table:table-cell>
          <table:table-cell office:value-type="string">
            <text:p>Przęsło 80x20 NIT - Standardowe RAL</text:p>
          </table:table-cell>
        </table:table-row>
        <table:table-row table:style-name="ro1">
          <table:table-cell office:value-type="float" office:value="23300">
            <text:p>23300</text:p>
          </table:table-cell>
          <table:table-cell office:value-type="string">
            <text:p>Przęsło 80x20 NIT - Niestandardowe RAL</text:p>
          </table:table-cell>
        </table:table-row>
        <table:table-row table:style-name="ro1">
          <table:table-cell office:value-type="float" office:value="23302">
            <text:p>23302</text:p>
          </table:table-cell>
          <table:table-cell office:value-type="string">
            <text:p>Przęsło 80x20 NIT - Ocynk</text:p>
          </table:table-cell>
        </table:table-row>
        <table:table-row table:style-name="ro1">
          <table:table-cell office:value-type="float" office:value="23304">
            <text:p>23304</text:p>
          </table:table-cell>
          <table:table-cell office:value-type="string">
            <text:p>Brama przesuwna 80x20 NIT - Standardowe RAL</text:p>
          </table:table-cell>
        </table:table-row>
        <table:table-row table:style-name="ro1">
          <table:table-cell office:value-type="float" office:value="23306">
            <text:p>23306</text:p>
          </table:table-cell>
          <table:table-cell office:value-type="string">
            <text:p>Brama przesuwna 80x20 NIT - Niestandardowe RAL</text:p>
          </table:table-cell>
        </table:table-row>
        <table:table-row table:style-name="ro1">
          <table:table-cell office:value-type="float" office:value="23308">
            <text:p>23308</text:p>
          </table:table-cell>
          <table:table-cell office:value-type="string">
            <text:p>Brama przesuwna 80x20 NIT - Ocynk</text:p>
          </table:table-cell>
        </table:table-row>
        <table:table-row table:style-name="ro1">
          <table:table-cell office:value-type="float" office:value="23316">
            <text:p>23316</text:p>
          </table:table-cell>
          <table:table-cell office:value-type="string">
            <text:p>Brama uchylna Wzór 1</text:p>
          </table:table-cell>
        </table:table-row>
        <table:table-row table:style-name="ro1">
          <table:table-cell office:value-type="float" office:value="23317">
            <text:p>23317</text:p>
          </table:table-cell>
          <table:table-cell office:value-type="string">
            <text:p>Brama uchylna Wzór 1</text:p>
          </table:table-cell>
        </table:table-row>
        <table:table-row table:style-name="ro1">
          <table:table-cell office:value-type="float" office:value="23318">
            <text:p>23318</text:p>
          </table:table-cell>
          <table:table-cell office:value-type="string">
            <text:p>Brama uchylna Wzór 1</text:p>
          </table:table-cell>
        </table:table-row>
        <table:table-row table:style-name="ro1">
          <table:table-cell office:value-type="float" office:value="23319">
            <text:p>23319</text:p>
          </table:table-cell>
          <table:table-cell office:value-type="string">
            <text:p>Brama uchylna Wzór 1</text:p>
          </table:table-cell>
        </table:table-row>
        <table:table-row table:style-name="ro1">
          <table:table-cell office:value-type="float" office:value="23320">
            <text:p>23320</text:p>
          </table:table-cell>
          <table:table-cell office:value-type="string">
            <text:p>Brama uchylna Wzór 1</text:p>
          </table:table-cell>
        </table:table-row>
        <table:table-row table:style-name="ro1">
          <table:table-cell office:value-type="float" office:value="23321">
            <text:p>23321</text:p>
          </table:table-cell>
          <table:table-cell office:value-type="string">
            <text:p>Brama uchylna Wzór 1</text:p>
          </table:table-cell>
        </table:table-row>
        <table:table-row table:style-name="ro1">
          <table:table-cell office:value-type="float" office:value="23322">
            <text:p>23322</text:p>
          </table:table-cell>
          <table:table-cell office:value-type="string">
            <text:p>Brama uchylna Wzór 1</text:p>
          </table:table-cell>
        </table:table-row>
        <table:table-row table:style-name="ro1">
          <table:table-cell office:value-type="float" office:value="23323">
            <text:p>23323</text:p>
          </table:table-cell>
          <table:table-cell office:value-type="string">
            <text:p>Brama uchylna Wzór 1</text:p>
          </table:table-cell>
        </table:table-row>
        <table:table-row table:style-name="ro1">
          <table:table-cell office:value-type="float" office:value="23324">
            <text:p>23324</text:p>
          </table:table-cell>
          <table:table-cell office:value-type="string">
            <text:p>Brama uchylna Wzór 1</text:p>
          </table:table-cell>
        </table:table-row>
        <table:table-row table:style-name="ro1">
          <table:table-cell office:value-type="float" office:value="23333">
            <text:p>23333</text:p>
          </table:table-cell>
          <table:table-cell office:value-type="string">
            <text:p>Brama uchylna Wzór 2</text:p>
          </table:table-cell>
        </table:table-row>
        <table:table-row table:style-name="ro1">
          <table:table-cell office:value-type="float" office:value="23334">
            <text:p>23334</text:p>
          </table:table-cell>
          <table:table-cell office:value-type="string">
            <text:p>Brama uchylna Wzór 2</text:p>
          </table:table-cell>
        </table:table-row>
        <table:table-row table:style-name="ro1">
          <table:table-cell office:value-type="float" office:value="23335">
            <text:p>23335</text:p>
          </table:table-cell>
          <table:table-cell office:value-type="string">
            <text:p>Brama uchylna Wzór 2</text:p>
          </table:table-cell>
        </table:table-row>
        <table:table-row table:style-name="ro1">
          <table:table-cell office:value-type="float" office:value="23336">
            <text:p>23336</text:p>
          </table:table-cell>
          <table:table-cell office:value-type="string">
            <text:p>Brama uchylna Wzór 2</text:p>
          </table:table-cell>
        </table:table-row>
        <table:table-row table:style-name="ro1">
          <table:table-cell office:value-type="float" office:value="23337">
            <text:p>23337</text:p>
          </table:table-cell>
          <table:table-cell office:value-type="string">
            <text:p>Brama uchylna Wzór 2</text:p>
          </table:table-cell>
        </table:table-row>
        <table:table-row table:style-name="ro1">
          <table:table-cell office:value-type="float" office:value="23338">
            <text:p>23338</text:p>
          </table:table-cell>
          <table:table-cell office:value-type="string">
            <text:p>Brama uchylna Wzór 2</text:p>
          </table:table-cell>
        </table:table-row>
        <table:table-row table:style-name="ro1">
          <table:table-cell office:value-type="float" office:value="23339">
            <text:p>23339</text:p>
          </table:table-cell>
          <table:table-cell office:value-type="string">
            <text:p>Brama uchylna Wzór 2</text:p>
          </table:table-cell>
        </table:table-row>
        <table:table-row table:style-name="ro1">
          <table:table-cell office:value-type="float" office:value="23340">
            <text:p>23340</text:p>
          </table:table-cell>
          <table:table-cell office:value-type="string">
            <text:p>Brama uchylna Wzór 2</text:p>
          </table:table-cell>
        </table:table-row>
        <table:table-row table:style-name="ro1">
          <table:table-cell office:value-type="float" office:value="23341">
            <text:p>23341</text:p>
          </table:table-cell>
          <table:table-cell office:value-type="string">
            <text:p>Brama uchylna Wzór 2</text:p>
          </table:table-cell>
        </table:table-row>
        <table:table-row table:style-name="ro1">
          <table:table-cell office:value-type="float" office:value="23342">
            <text:p>23342</text:p>
          </table:table-cell>
          <table:table-cell office:value-type="string">
            <text:p>Brama uchylna Wzór 2</text:p>
          </table:table-cell>
        </table:table-row>
        <table:table-row table:style-name="ro1">
          <table:table-cell office:value-type="float" office:value="23343">
            <text:p>23343</text:p>
          </table:table-cell>
          <table:table-cell office:value-type="string">
            <text:p>Brama uchylna Wzór 2</text:p>
          </table:table-cell>
        </table:table-row>
        <table:table-row table:style-name="ro1">
          <table:table-cell office:value-type="float" office:value="23344">
            <text:p>23344</text:p>
          </table:table-cell>
          <table:table-cell office:value-type="string">
            <text:p>Brama uchylna Wzór 2</text:p>
          </table:table-cell>
        </table:table-row>
        <table:table-row table:style-name="ro1">
          <table:table-cell office:value-type="float" office:value="23346">
            <text:p>23346</text:p>
          </table:table-cell>
          <table:table-cell office:value-type="string">
            <text:p>Brama uchylna Wzór 1</text:p>
          </table:table-cell>
        </table:table-row>
        <table:table-row table:style-name="ro1">
          <table:table-cell office:value-type="float" office:value="23347">
            <text:p>23347</text:p>
          </table:table-cell>
          <table:table-cell office:value-type="string">
            <text:p>Brama uchylna Wzór 1</text:p>
          </table:table-cell>
        </table:table-row>
        <table:table-row table:style-name="ro1">
          <table:table-cell office:value-type="float" office:value="23348">
            <text:p>23348</text:p>
          </table:table-cell>
          <table:table-cell office:value-type="string">
            <text:p>Brama uchylna Wzór 1</text:p>
          </table:table-cell>
        </table:table-row>
        <table:table-row table:style-name="ro1">
          <table:table-cell office:value-type="float" office:value="23349">
            <text:p>23349</text:p>
          </table:table-cell>
          <table:table-cell office:value-type="string">
            <text:p>Przęsło Wzór 1</text:p>
          </table:table-cell>
        </table:table-row>
        <table:table-row table:style-name="ro1">
          <table:table-cell office:value-type="float" office:value="23350">
            <text:p>23350</text:p>
          </table:table-cell>
          <table:table-cell office:value-type="string">
            <text:p>Przęsło Wzór 1</text:p>
          </table:table-cell>
        </table:table-row>
        <table:table-row table:style-name="ro1">
          <table:table-cell office:value-type="float" office:value="23351">
            <text:p>23351</text:p>
          </table:table-cell>
          <table:table-cell office:value-type="string">
            <text:p>Przęsło Wzór 1</text:p>
          </table:table-cell>
        </table:table-row>
        <table:table-row table:style-name="ro1">
          <table:table-cell office:value-type="float" office:value="23352">
            <text:p>23352</text:p>
          </table:table-cell>
          <table:table-cell office:value-type="string">
            <text:p>Przęsło Wzór 1</text:p>
          </table:table-cell>
        </table:table-row>
        <table:table-row table:style-name="ro1">
          <table:table-cell office:value-type="float" office:value="23353">
            <text:p>23353</text:p>
          </table:table-cell>
          <table:table-cell office:value-type="string">
            <text:p>Przęsło Wzór 1</text:p>
          </table:table-cell>
        </table:table-row>
        <table:table-row table:style-name="ro1">
          <table:table-cell office:value-type="float" office:value="23354">
            <text:p>23354</text:p>
          </table:table-cell>
          <table:table-cell office:value-type="string">
            <text:p>Przęsło Wzór 1</text:p>
          </table:table-cell>
        </table:table-row>
        <table:table-row table:style-name="ro1">
          <table:table-cell office:value-type="float" office:value="23355">
            <text:p>23355</text:p>
          </table:table-cell>
          <table:table-cell office:value-type="string">
            <text:p>Przęsło Wzór 1</text:p>
          </table:table-cell>
        </table:table-row>
        <table:table-row table:style-name="ro1">
          <table:table-cell office:value-type="float" office:value="23356">
            <text:p>23356</text:p>
          </table:table-cell>
          <table:table-cell office:value-type="string">
            <text:p>Przęsło Wzór 1</text:p>
          </table:table-cell>
        </table:table-row>
        <table:table-row table:style-name="ro1">
          <table:table-cell office:value-type="float" office:value="23357">
            <text:p>23357</text:p>
          </table:table-cell>
          <table:table-cell office:value-type="string">
            <text:p>Przęsło Wzór 1</text:p>
          </table:table-cell>
        </table:table-row>
        <table:table-row table:style-name="ro1">
          <table:table-cell office:value-type="float" office:value="23358">
            <text:p>23358</text:p>
          </table:table-cell>
          <table:table-cell office:value-type="string">
            <text:p>Przęsło Wzór 1</text:p>
          </table:table-cell>
        </table:table-row>
        <table:table-row table:style-name="ro1">
          <table:table-cell office:value-type="float" office:value="23359">
            <text:p>23359</text:p>
          </table:table-cell>
          <table:table-cell office:value-type="string">
            <text:p>Przęsło Wzór 1</text:p>
          </table:table-cell>
        </table:table-row>
        <table:table-row table:style-name="ro1">
          <table:table-cell office:value-type="float" office:value="23360">
            <text:p>23360</text:p>
          </table:table-cell>
          <table:table-cell office:value-type="string">
            <text:p>Przęsło Wzór 1</text:p>
          </table:table-cell>
        </table:table-row>
        <table:table-row table:style-name="ro1">
          <table:table-cell office:value-type="float" office:value="23361">
            <text:p>23361</text:p>
          </table:table-cell>
          <table:table-cell office:value-type="string">
            <text:p>Furtka Wzór 1</text:p>
          </table:table-cell>
        </table:table-row>
        <table:table-row table:style-name="ro1">
          <table:table-cell office:value-type="float" office:value="23362">
            <text:p>23362</text:p>
          </table:table-cell>
          <table:table-cell office:value-type="string">
            <text:p>Furtka Wzór 1</text:p>
          </table:table-cell>
        </table:table-row>
        <table:table-row table:style-name="ro1">
          <table:table-cell office:value-type="float" office:value="23363">
            <text:p>23363</text:p>
          </table:table-cell>
          <table:table-cell office:value-type="string">
            <text:p>Furtka Wzór 1</text:p>
          </table:table-cell>
        </table:table-row>
        <table:table-row table:style-name="ro1">
          <table:table-cell office:value-type="float" office:value="23364">
            <text:p>23364</text:p>
          </table:table-cell>
          <table:table-cell office:value-type="string">
            <text:p>Furtka Wzór 1</text:p>
          </table:table-cell>
        </table:table-row>
        <table:table-row table:style-name="ro1">
          <table:table-cell office:value-type="float" office:value="23365">
            <text:p>23365</text:p>
          </table:table-cell>
          <table:table-cell office:value-type="string">
            <text:p>Furtka Wzór 1</text:p>
          </table:table-cell>
        </table:table-row>
        <table:table-row table:style-name="ro1">
          <table:table-cell office:value-type="float" office:value="23366">
            <text:p>23366</text:p>
          </table:table-cell>
          <table:table-cell office:value-type="string">
            <text:p>Furtka Wzór 1</text:p>
          </table:table-cell>
        </table:table-row>
        <table:table-row table:style-name="ro1">
          <table:table-cell office:value-type="float" office:value="23367">
            <text:p>23367</text:p>
          </table:table-cell>
          <table:table-cell office:value-type="string">
            <text:p>Furtka Wzór 1</text:p>
          </table:table-cell>
        </table:table-row>
        <table:table-row table:style-name="ro1">
          <table:table-cell office:value-type="float" office:value="23368">
            <text:p>23368</text:p>
          </table:table-cell>
          <table:table-cell office:value-type="string">
            <text:p>Furtka Wzór 1</text:p>
          </table:table-cell>
        </table:table-row>
        <table:table-row table:style-name="ro1">
          <table:table-cell office:value-type="float" office:value="23369">
            <text:p>23369</text:p>
          </table:table-cell>
          <table:table-cell office:value-type="string">
            <text:p>Furtka Wzór 1</text:p>
          </table:table-cell>
        </table:table-row>
        <table:table-row table:style-name="ro1">
          <table:table-cell office:value-type="float" office:value="23370">
            <text:p>23370</text:p>
          </table:table-cell>
          <table:table-cell office:value-type="string">
            <text:p>Furtka Wzór 1</text:p>
          </table:table-cell>
        </table:table-row>
        <table:table-row table:style-name="ro1">
          <table:table-cell office:value-type="float" office:value="23371">
            <text:p>23371</text:p>
          </table:table-cell>
          <table:table-cell office:value-type="string">
            <text:p>Furtka Wzór 1</text:p>
          </table:table-cell>
        </table:table-row>
        <table:table-row table:style-name="ro1">
          <table:table-cell office:value-type="float" office:value="23372">
            <text:p>23372</text:p>
          </table:table-cell>
          <table:table-cell office:value-type="string">
            <text:p>Furtka Wzór 1</text:p>
          </table:table-cell>
        </table:table-row>
        <table:table-row table:style-name="ro2">
          <table:table-cell office:value-type="float" office:value="23999">
            <text:p>23999</text:p>
          </table:table-cell>
          <table:table-cell office:value-type="string">
            <text:p>Meteora 1t.</text:p>
          </table:table-cell>
        </table:table-row>
        <table:table-row table:style-name="ro2">
          <table:table-cell office:value-type="float" office:value="24000">
            <text:p>24000</text:p>
          </table:table-cell>
          <table:table-cell office:value-type="string">
            <text:p>Pipe Sponge 1t.</text:p>
          </table:table-cell>
        </table:table-row>
        <table:table-row table:style-name="ro1">
          <table:table-cell office:value-type="float" office:value="24001">
            <text:p>24001</text:p>
          </table:table-cell>
          <table:table-cell office:value-type="string">
            <text:p>Spaghetti 1t.</text:p>
          </table:table-cell>
        </table:table-row>
        <table:table-row table:style-name="ro1">
          <table:table-cell office:value-type="float" office:value="24002">
            <text:p>24002</text:p>
          </table:table-cell>
          <table:table-cell office:value-type="string">
            <text:p>Filipino 1t.</text:p>
          </table:table-cell>
        </table:table-row>
        <table:table-row table:style-name="ro2">
          <table:table-cell office:value-type="float" office:value="24003">
            <text:p>24003</text:p>
          </table:table-cell>
          <table:table-cell office:value-type="string">
            <text:p>Onyx Pakistan 1t.</text:p>
          </table:table-cell>
        </table:table-row>
        <table:table-row table:style-name="ro2">
          <table:table-cell office:value-type="float" office:value="24004">
            <text:p>24004</text:p>
          </table:table-cell>
          <table:table-cell office:value-type="string">
            <text:p>Onyx 1t.</text:p>
          </table:table-cell>
        </table:table-row>
        <table:table-row table:style-name="ro2">
          <table:table-cell office:value-type="float" office:value="24005">
            <text:p>24005</text:p>
          </table:table-cell>
          <table:table-cell office:value-type="string">
            <text:p>Riviera 1t.</text:p>
          </table:table-cell>
        </table:table-row>
        <table:table-row table:style-name="ro1">
          <table:table-cell office:value-type="float" office:value="24006">
            <text:p>24006</text:p>
          </table:table-cell>
          <table:table-cell office:value-type="string">
            <text:p>Amazonia 1t.</text:p>
          </table:table-cell>
        </table:table-row>
        <table:table-row table:style-name="ro1">
          <table:table-cell office:value-type="float" office:value="24007">
            <text:p>24007</text:p>
          </table:table-cell>
          <table:table-cell office:value-type="string">
            <text:p>White Angel 1t.</text:p>
          </table:table-cell>
        </table:table-row>
        <table:table-row table:style-name="ro1">
          <table:table-cell office:value-type="float" office:value="24008">
            <text:p>24008</text:p>
          </table:table-cell>
          <table:table-cell office:value-type="string">
            <text:p>White Angel 1t.</text:p>
          </table:table-cell>
        </table:table-row>
        <table:table-row table:style-name="ro1">
          <table:table-cell office:value-type="float" office:value="24009">
            <text:p>24009</text:p>
          </table:table-cell>
          <table:table-cell office:value-type="string">
            <text:p>Bianco 1t.</text:p>
          </table:table-cell>
        </table:table-row>
        <table:table-row table:style-name="ro1">
          <table:table-cell office:value-type="float" office:value="24010">
            <text:p>24010</text:p>
          </table:table-cell>
          <table:table-cell office:value-type="string">
            <text:p>Kalcyt 1t.</text:p>
          </table:table-cell>
        </table:table-row>
        <table:table-row table:style-name="ro1">
          <table:table-cell office:value-type="float" office:value="24011">
            <text:p>24011</text:p>
          </table:table-cell>
          <table:table-cell office:value-type="string">
            <text:p>Kora Złota 1t.</text:p>
          </table:table-cell>
        </table:table-row>
        <table:table-row table:style-name="ro1">
          <table:table-cell office:value-type="float" office:value="24012">
            <text:p>24012</text:p>
          </table:table-cell>
          <table:table-cell office:value-type="string">
            <text:p>Black Angel 1t.</text:p>
          </table:table-cell>
        </table:table-row>
        <table:table-row table:style-name="ro1">
          <table:table-cell office:value-type="float" office:value="24013">
            <text:p>24013</text:p>
          </table:table-cell>
          <table:table-cell office:value-type="string">
            <text:p>Black Angel 1t.</text:p>
          </table:table-cell>
        </table:table-row>
        <table:table-row table:style-name="ro1">
          <table:table-cell office:value-type="float" office:value="24014">
            <text:p>24014</text:p>
          </table:table-cell>
          <table:table-cell office:value-type="string">
            <text:p>Cherry 1t.</text:p>
          </table:table-cell>
        </table:table-row>
        <table:table-row table:style-name="ro1">
          <table:table-cell office:value-type="float" office:value="24015">
            <text:p>24015</text:p>
          </table:table-cell>
          <table:table-cell office:value-type="string">
            <text:p>Gnejs 1t.</text:p>
          </table:table-cell>
        </table:table-row>
        <table:table-row table:style-name="ro1">
          <table:table-cell office:value-type="float" office:value="24016">
            <text:p>24016</text:p>
          </table:table-cell>
          <table:table-cell office:value-type="string">
            <text:p>Gnejs 1t.</text:p>
          </table:table-cell>
        </table:table-row>
        <table:table-row table:style-name="ro2">
          <table:table-cell office:value-type="float" office:value="24017">
            <text:p>24017</text:p>
          </table:table-cell>
          <table:table-cell office:value-type="string">
            <text:p>White Crystal Glass 1t.</text:p>
          </table:table-cell>
        </table:table-row>
        <table:table-row table:style-name="ro1">
          <table:table-cell office:value-type="float" office:value="24018">
            <text:p>24018</text:p>
          </table:table-cell>
          <table:table-cell office:value-type="string">
            <text:p>Turkus Glass 1t.</text:p>
          </table:table-cell>
        </table:table-row>
        <table:table-row table:style-name="ro1">
          <table:table-cell office:value-type="float" office:value="24019">
            <text:p>24019</text:p>
          </table:table-cell>
          <table:table-cell office:value-type="string">
            <text:p>Light Blue Glass 1t.</text:p>
          </table:table-cell>
        </table:table-row>
        <table:table-row table:style-name="ro1">
          <table:table-cell office:value-type="float" office:value="24023">
            <text:p>24023</text:p>
          </table:table-cell>
          <table:table-cell office:value-type="string">
            <text:p>Gnejs 1t.</text:p>
          </table:table-cell>
        </table:table-row>
        <table:table-row table:style-name="ro1">
          <table:table-cell office:value-type="float" office:value="24024">
            <text:p>24024</text:p>
          </table:table-cell>
          <table:table-cell office:value-type="string">
            <text:p>Devon 1t.</text:p>
          </table:table-cell>
        </table:table-row>
        <table:table-row table:style-name="ro1">
          <table:table-cell office:value-type="float" office:value="24025">
            <text:p>24025</text:p>
          </table:table-cell>
          <table:table-cell office:value-type="string">
            <text:p>Pink Stone 1t.</text:p>
          </table:table-cell>
        </table:table-row>
        <table:table-row table:style-name="ro2">
          <table:table-cell office:value-type="float" office:value="24026">
            <text:p>24026</text:p>
          </table:table-cell>
          <table:table-cell office:value-type="string">
            <text:p>Cream 1t.</text:p>
          </table:table-cell>
        </table:table-row>
        <table:table-row table:style-name="ro1">
          <table:table-cell office:value-type="float" office:value="24031">
            <text:p>24031</text:p>
          </table:table-cell>
          <table:table-cell office:value-type="string">
            <text:p>Biała Marianna 25kg.</text:p>
          </table:table-cell>
        </table:table-row>
        <table:table-row table:style-name="ro1">
          <table:table-cell office:value-type="float" office:value="24032">
            <text:p>24032</text:p>
          </table:table-cell>
          <table:table-cell office:value-type="string">
            <text:p>Lastryko 25kg.</text:p>
          </table:table-cell>
        </table:table-row>
        <table:table-row table:style-name="ro1">
          <table:table-cell office:value-type="float" office:value="24033">
            <text:p>24033</text:p>
          </table:table-cell>
          <table:table-cell office:value-type="string">
            <text:p>White Angel 25kg.</text:p>
          </table:table-cell>
        </table:table-row>
        <table:table-row table:style-name="ro1">
          <table:table-cell office:value-type="float" office:value="24034">
            <text:p>24034</text:p>
          </table:table-cell>
          <table:table-cell office:value-type="string">
            <text:p>Bianco Carrara 25kg.</text:p>
          </table:table-cell>
        </table:table-row>
        <table:table-row table:style-name="ro1">
          <table:table-cell office:value-type="float" office:value="24035">
            <text:p>24035</text:p>
          </table:table-cell>
          <table:table-cell office:value-type="string">
            <text:p>Bianco 25kg.</text:p>
          </table:table-cell>
        </table:table-row>
        <table:table-row table:style-name="ro1">
          <table:table-cell office:value-type="float" office:value="24036">
            <text:p>24036</text:p>
          </table:table-cell>
          <table:table-cell office:value-type="string">
            <text:p>Dolomit Biały 25kg.</text:p>
          </table:table-cell>
        </table:table-row>
        <table:table-row table:style-name="ro1">
          <table:table-cell office:value-type="float" office:value="24037">
            <text:p>24037</text:p>
          </table:table-cell>
          <table:table-cell office:value-type="string">
            <text:p>Kalcyt 25kg.</text:p>
          </table:table-cell>
        </table:table-row>
        <table:table-row table:style-name="ro2">
          <table:table-cell office:value-type="float" office:value="24038">
            <text:p>24038</text:p>
          </table:table-cell>
          <table:table-cell office:value-type="string">
            <text:p>Bardiglio 25kg.</text:p>
          </table:table-cell>
        </table:table-row>
        <table:table-row table:style-name="ro2">
          <table:table-cell office:value-type="float" office:value="24039">
            <text:p>24039</text:p>
          </table:table-cell>
          <table:table-cell office:value-type="string">
            <text:p>Grigio 25kg.</text:p>
          </table:table-cell>
        </table:table-row>
        <table:table-row table:style-name="ro1">
          <table:table-cell office:value-type="float" office:value="24040">
            <text:p>24040</text:p>
          </table:table-cell>
          <table:table-cell office:value-type="string">
            <text:p>Devon 25kg.</text:p>
          </table:table-cell>
        </table:table-row>
        <table:table-row table:style-name="ro1">
          <table:table-cell office:value-type="float" office:value="24041">
            <text:p>24041</text:p>
          </table:table-cell>
          <table:table-cell office:value-type="string">
            <text:p>Pink Stone 25kg.</text:p>
          </table:table-cell>
        </table:table-row>
        <table:table-row table:style-name="ro1">
          <table:table-cell office:value-type="float" office:value="24042">
            <text:p>24042</text:p>
          </table:table-cell>
          <table:table-cell office:value-type="string">
            <text:p>Granit Szary 25kg.</text:p>
          </table:table-cell>
        </table:table-row>
        <table:table-row table:style-name="ro2">
          <table:table-cell office:value-type="float" office:value="24043">
            <text:p>24043</text:p>
          </table:table-cell>
          <table:table-cell office:value-type="string">
            <text:p>Giallo Siena 25kg.</text:p>
          </table:table-cell>
        </table:table-row>
        <table:table-row table:style-name="ro2">
          <table:table-cell office:value-type="float" office:value="24044">
            <text:p>24044</text:p>
          </table:table-cell>
          <table:table-cell office:value-type="string">
            <text:p>Rosso Verona 25kg.</text:p>
          </table:table-cell>
        </table:table-row>
        <table:table-row table:style-name="ro1">
          <table:table-cell office:value-type="float" office:value="24045">
            <text:p>24045</text:p>
          </table:table-cell>
          <table:table-cell office:value-type="string">
            <text:p>Granito Rosso 25kg.</text:p>
          </table:table-cell>
        </table:table-row>
        <table:table-row table:style-name="ro1">
          <table:table-cell office:value-type="float" office:value="24046">
            <text:p>24046</text:p>
          </table:table-cell>
          <table:table-cell office:value-type="string">
            <text:p>Bazalt 25kg.</text:p>
          </table:table-cell>
        </table:table-row>
        <table:table-row table:style-name="ro2">
          <table:table-cell office:value-type="float" office:value="24047">
            <text:p>24047</text:p>
          </table:table-cell>
          <table:table-cell office:value-type="string">
            <text:p>Nero Ebano 25kg.</text:p>
          </table:table-cell>
        </table:table-row>
        <table:table-row table:style-name="ro2">
          <table:table-cell office:value-type="float" office:value="24048">
            <text:p>24048</text:p>
          </table:table-cell>
          <table:table-cell office:value-type="string">
            <text:p>Grafito 25kg.</text:p>
          </table:table-cell>
        </table:table-row>
        <table:table-row table:style-name="ro1">
          <table:table-cell office:value-type="float" office:value="24049">
            <text:p>24049</text:p>
          </table:table-cell>
          <table:table-cell office:value-type="string">
            <text:p>Serpentynit 25kg.</text:p>
          </table:table-cell>
        </table:table-row>
        <table:table-row table:style-name="ro1">
          <table:table-cell office:value-type="float" office:value="24050">
            <text:p>24050</text:p>
          </table:table-cell>
          <table:table-cell office:value-type="string">
            <text:p>Kora Antracytowa 25kg.</text:p>
          </table:table-cell>
        </table:table-row>
        <table:table-row table:style-name="ro1">
          <table:table-cell office:value-type="float" office:value="24051">
            <text:p>24051</text:p>
          </table:table-cell>
          <table:table-cell office:value-type="string">
            <text:p>Kora Złota 25kg.</text:p>
          </table:table-cell>
        </table:table-row>
        <table:table-row table:style-name="ro1">
          <table:table-cell office:value-type="float" office:value="24052">
            <text:p>24052</text:p>
          </table:table-cell>
          <table:table-cell office:value-type="string">
            <text:p>Kora Srebrna 25kg.</text:p>
          </table:table-cell>
        </table:table-row>
        <table:table-row table:style-name="ro2">
          <table:table-cell office:value-type="float" office:value="24053">
            <text:p>24053</text:p>
          </table:table-cell>
          <table:table-cell office:value-type="string">
            <text:p>Plum Slate 25kg.</text:p>
          </table:table-cell>
        </table:table-row>
        <table:table-row table:style-name="ro1">
          <table:table-cell office:value-type="float" office:value="24054">
            <text:p>24054</text:p>
          </table:table-cell>
          <table:table-cell office:value-type="string">
            <text:p>Kora Kamienna 25kg.</text:p>
          </table:table-cell>
        </table:table-row>
        <table:table-row table:style-name="ro2">
          <table:table-cell office:value-type="float" office:value="24055">
            <text:p>24055</text:p>
          </table:table-cell>
          <table:table-cell office:value-type="string">
            <text:p>Golden Gravel 25kg.</text:p>
          </table:table-cell>
        </table:table-row>
        <table:table-row table:style-name="ro2">
          <table:table-cell office:value-type="float" office:value="24056">
            <text:p>24056</text:p>
          </table:table-cell>
          <table:table-cell office:value-type="string">
            <text:p>Natural 25kg.</text:p>
          </table:table-cell>
        </table:table-row>
        <table:table-row table:style-name="ro1">
          <table:table-cell office:value-type="float" office:value="24057">
            <text:p>24057</text:p>
          </table:table-cell>
          <table:table-cell office:value-type="string">
            <text:p>Japoński Ogród 25kg.</text:p>
          </table:table-cell>
        </table:table-row>
        <table:table-row table:style-name="ro2">
          <table:table-cell office:value-type="float" office:value="24058">
            <text:p>24058</text:p>
          </table:table-cell>
          <table:table-cell office:value-type="string">
            <text:p>Paloma 25kg.</text:p>
          </table:table-cell>
        </table:table-row>
        <table:table-row table:style-name="ro1">
          <table:table-cell office:value-type="float" office:value="24059">
            <text:p>24059</text:p>
          </table:table-cell>
          <table:table-cell office:value-type="string">
            <text:p>Żwir Lodowy 25kg.</text:p>
          </table:table-cell>
        </table:table-row>
        <table:table-row table:style-name="ro1">
          <table:table-cell office:value-type="float" office:value="24060">
            <text:p>24060</text:p>
          </table:table-cell>
          <table:table-cell office:value-type="string">
            <text:p>White Angel 25kg.</text:p>
          </table:table-cell>
        </table:table-row>
        <table:table-row table:style-name="ro1">
          <table:table-cell office:value-type="float" office:value="24061">
            <text:p>24061</text:p>
          </table:table-cell>
          <table:table-cell office:value-type="string">
            <text:p>Kalcyt 25kg.</text:p>
          </table:table-cell>
        </table:table-row>
        <table:table-row table:style-name="ro1">
          <table:table-cell office:value-type="float" office:value="24062">
            <text:p>24062</text:p>
          </table:table-cell>
          <table:table-cell office:value-type="string">
            <text:p>Bianco Carrara 25kg.</text:p>
          </table:table-cell>
        </table:table-row>
        <table:table-row table:style-name="ro2">
          <table:table-cell office:value-type="float" office:value="24063">
            <text:p>24063</text:p>
          </table:table-cell>
          <table:table-cell office:value-type="string">
            <text:p>Bardiglio 25kg.</text:p>
          </table:table-cell>
        </table:table-row>
        <table:table-row table:style-name="ro1">
          <table:table-cell office:value-type="float" office:value="24064">
            <text:p>24064</text:p>
          </table:table-cell>
          <table:table-cell office:value-type="string">
            <text:p>Marmur Czarny 25kg.</text:p>
          </table:table-cell>
        </table:table-row>
        <table:table-row table:style-name="ro2">
          <table:table-cell office:value-type="float" office:value="24065">
            <text:p>24065</text:p>
          </table:table-cell>
          <table:table-cell office:value-type="string">
            <text:p>Nero Ebano 25kg.</text:p>
          </table:table-cell>
        </table:table-row>
        <table:table-row table:style-name="ro1">
          <table:table-cell office:value-type="float" office:value="24066">
            <text:p>24066</text:p>
          </table:table-cell>
          <table:table-cell office:value-type="string">
            <text:p>Cherry 25kg.</text:p>
          </table:table-cell>
        </table:table-row>
        <table:table-row table:style-name="ro2">
          <table:table-cell office:value-type="float" office:value="24067">
            <text:p>24067</text:p>
          </table:table-cell>
          <table:table-cell office:value-type="string">
            <text:p>Rosso Verona 25kg.</text:p>
          </table:table-cell>
        </table:table-row>
        <table:table-row table:style-name="ro2">
          <table:table-cell office:value-type="float" office:value="24068">
            <text:p>24068</text:p>
          </table:table-cell>
          <table:table-cell office:value-type="string">
            <text:p>Giallo Siena 25kg.</text:p>
          </table:table-cell>
        </table:table-row>
        <table:table-row table:style-name="ro1">
          <table:table-cell office:value-type="float" office:value="24069">
            <text:p>24069</text:p>
          </table:table-cell>
          <table:table-cell office:value-type="string">
            <text:p>Serpentynit 25kg.</text:p>
          </table:table-cell>
        </table:table-row>
        <table:table-row table:style-name="ro1">
          <table:table-cell office:value-type="float" office:value="24070">
            <text:p>24070</text:p>
          </table:table-cell>
          <table:table-cell office:value-type="string">
            <text:p>Kora Złota 25kg.</text:p>
          </table:table-cell>
        </table:table-row>
        <table:table-row table:style-name="ro1">
          <table:table-cell office:value-type="float" office:value="24071">
            <text:p>24071</text:p>
          </table:table-cell>
          <table:table-cell office:value-type="string">
            <text:p>Kora Srebrna 25kg.</text:p>
          </table:table-cell>
        </table:table-row>
        <table:table-row table:style-name="ro1">
          <table:table-cell office:value-type="float" office:value="24072">
            <text:p>24072</text:p>
          </table:table-cell>
          <table:table-cell office:value-type="string">
            <text:p>WD system</text:p>
          </table:table-cell>
        </table:table-row>
        <table:table-row table:style-name="ro1">
          <table:table-cell office:value-type="float" office:value="24073">
            <text:p>24073</text:p>
          </table:table-cell>
          <table:table-cell office:value-type="string">
            <text:p>WD siatka</text:p>
          </table:table-cell>
        </table:table-row>
        <table:table-row table:style-name="ro1">
          <table:table-cell office:value-type="float" office:value="24074">
            <text:p>24074</text:p>
          </table:table-cell>
          <table:table-cell office:value-type="string">
            <text:p>WD słupek</text:p>
          </table:table-cell>
        </table:table-row>
        <table:table-row table:style-name="ro1">
          <table:table-cell office:value-type="float" office:value="24075">
            <text:p>24075</text:p>
          </table:table-cell>
          <table:table-cell office:value-type="string">
            <text:p>Mocowanie</text:p>
          </table:table-cell>
        </table:table-row>
        <table:table-row table:style-name="ro1">
          <table:table-cell office:value-type="float" office:value="24076">
            <text:p>24076</text:p>
          </table:table-cell>
          <table:table-cell office:value-type="string">
            <text:p>Hak</text:p>
          </table:table-cell>
        </table:table-row>
        <table:table-row table:style-name="ro2">
          <table:table-cell office:value-type="float" office:value="24077">
            <text:p>24077</text:p>
          </table:table-cell>
          <table:table-cell office:value-type="string">
            <text:p>Castle Stone 80x80x2</text:p>
          </table:table-cell>
        </table:table-row>
        <table:table-row table:style-name="ro2">
          <table:table-cell office:value-type="float" office:value="24078">
            <text:p>24078</text:p>
          </table:table-cell>
          <table:table-cell office:value-type="string">
            <text:p>Morning Side 80x80x2</text:p>
          </table:table-cell>
        </table:table-row>
        <table:table-row table:style-name="ro1">
          <table:table-cell office:value-type="float" office:value="24079">
            <text:p>24079</text:p>
          </table:table-cell>
          <table:table-cell office:value-type="string">
            <text:p>Hudson 80x80x2</text:p>
          </table:table-cell>
        </table:table-row>
        <table:table-row table:style-name="ro1">
          <table:table-cell office:value-type="float" office:value="24080">
            <text:p>24080</text:p>
          </table:table-cell>
          <table:table-cell office:value-type="string">
            <text:p>Forest 80x80x2</text:p>
          </table:table-cell>
        </table:table-row>
        <table:table-row table:style-name="ro2">
          <table:table-cell office:value-type="float" office:value="24081">
            <text:p>24081</text:p>
          </table:table-cell>
          <table:table-cell office:value-type="string">
            <text:p>Woodliving Fumo 40x120x2</text:p>
          </table:table-cell>
        </table:table-row>
        <table:table-row table:style-name="ro2">
          <table:table-cell office:value-type="float" office:value="24082">
            <text:p>24082</text:p>
          </table:table-cell>
          <table:table-cell office:value-type="string">
            <text:p>Woodliving Scuro 40x120x2</text:p>
          </table:table-cell>
        </table:table-row>
        <table:table-row table:style-name="ro2">
          <table:table-cell office:value-type="float" office:value="24083">
            <text:p>24083</text:p>
          </table:table-cell>
          <table:table-cell office:value-type="string">
            <text:p>Woodliving Biondo 40x120x2</text:p>
          </table:table-cell>
        </table:table-row>
        <table:table-row table:style-name="ro1">
          <table:table-cell office:value-type="float" office:value="24084">
            <text:p>24084</text:p>
          </table:table-cell>
          <table:table-cell office:value-type="string">
            <text:p>Hamilton 100x50x2</text:p>
          </table:table-cell>
        </table:table-row>
        <table:table-row table:style-name="ro1">
          <table:table-cell office:value-type="float" office:value="24085">
            <text:p>24085</text:p>
          </table:table-cell>
          <table:table-cell office:value-type="string">
            <text:p>Forest 100x50x2</text:p>
          </table:table-cell>
        </table:table-row>
        <table:table-row table:style-name="ro2">
          <table:table-cell office:value-type="float" office:value="24086">
            <text:p>24086</text:p>
          </table:table-cell>
          <table:table-cell office:value-type="string">
            <text:p>Castle Stone 100x50x2</text:p>
          </table:table-cell>
        </table:table-row>
        <table:table-row table:style-name="ro1">
          <table:table-cell office:value-type="float" office:value="24087">
            <text:p>24087</text:p>
          </table:table-cell>
          <table:table-cell office:value-type="string">
            <text:p>Aluminium 100x50x2</text:p>
          </table:table-cell>
        </table:table-row>
        <table:table-row table:style-name="ro2">
          <table:table-cell office:value-type="float" office:value="24088">
            <text:p>24088</text:p>
          </table:table-cell>
          <table:table-cell office:value-type="string">
            <text:p>Platinium 100x50x2</text:p>
          </table:table-cell>
        </table:table-row>
        <table:table-row table:style-name="ro1">
          <table:table-cell office:value-type="float" office:value="24089">
            <text:p>24089</text:p>
          </table:table-cell>
          <table:table-cell office:value-type="string">
            <text:p>Dark Stone 100x50x2</text:p>
          </table:table-cell>
        </table:table-row>
        <table:table-row table:style-name="ro1">
          <table:table-cell office:value-type="float" office:value="24090">
            <text:p>24090</text:p>
          </table:table-cell>
          <table:table-cell office:value-type="string">
            <text:p>White Stone 100x50x2</text:p>
          </table:table-cell>
        </table:table-row>
        <table:table-row table:style-name="ro2">
          <table:table-cell office:value-type="float" office:value="24093">
            <text:p>24093</text:p>
          </table:table-cell>
          <table:table-cell office:value-type="string">
            <text:p>Corten 100x50x2</text:p>
          </table:table-cell>
        </table:table-row>
        <table:table-row table:style-name="ro1">
          <table:table-cell office:value-type="float" office:value="24094">
            <text:p>24094</text:p>
          </table:table-cell>
          <table:table-cell office:value-type="string">
            <text:p>Hudson 100x50x2</text:p>
          </table:table-cell>
        </table:table-row>
        <table:table-row table:style-name="ro2">
          <table:table-cell office:value-type="float" office:value="24095">
            <text:p>24095</text:p>
          </table:table-cell>
          <table:table-cell office:value-type="string">
            <text:p>Desert 100x50x2</text:p>
          </table:table-cell>
        </table:table-row>
        <table:table-row table:style-name="ro2">
          <table:table-cell office:value-type="float" office:value="24096">
            <text:p>24096</text:p>
          </table:table-cell>
          <table:table-cell office:value-type="string">
            <text:p>Lime Stone 100x50x2</text:p>
          </table:table-cell>
        </table:table-row>
        <table:table-row table:style-name="ro2">
          <table:table-cell office:value-type="float" office:value="24097">
            <text:p>24097</text:p>
          </table:table-cell>
          <table:table-cell office:value-type="string">
            <text:p>Malabar Stone 100x50x2</text:p>
          </table:table-cell>
        </table:table-row>
        <table:table-row table:style-name="ro2">
          <table:table-cell office:value-type="float" office:value="24098">
            <text:p>24098</text:p>
          </table:table-cell>
          <table:table-cell office:value-type="string">
            <text:p>Morning Side 100x50x2</text:p>
          </table:table-cell>
        </table:table-row>
        <table:table-row table:style-name="ro2">
          <table:table-cell office:value-type="float" office:value="24099">
            <text:p>24099</text:p>
          </table:table-cell>
          <table:table-cell office:value-type="string">
            <text:p>Porfido Beż 60x60x2</text:p>
          </table:table-cell>
        </table:table-row>
        <table:table-row table:style-name="ro2">
          <table:table-cell office:value-type="float" office:value="24100">
            <text:p>24100</text:p>
          </table:table-cell>
          <table:table-cell office:value-type="string">
            <text:p>Porfido Antracyt 60x60x2</text:p>
          </table:table-cell>
        </table:table-row>
        <table:table-row table:style-name="ro2">
          <table:table-cell office:value-type="float" office:value="24101">
            <text:p>24101</text:p>
          </table:table-cell>
          <table:table-cell office:value-type="string">
            <text:p>Porfido Rustic 60x60x2</text:p>
          </table:table-cell>
        </table:table-row>
        <table:table-row table:style-name="ro2">
          <table:table-cell office:value-type="float" office:value="24102">
            <text:p>24102</text:p>
          </table:table-cell>
          <table:table-cell office:value-type="string">
            <text:p>Motion Grey 60x60x2</text:p>
          </table:table-cell>
        </table:table-row>
        <table:table-row table:style-name="ro1">
          <table:table-cell office:value-type="float" office:value="24108">
            <text:p>24108</text:p>
          </table:table-cell>
          <table:table-cell office:value-type="string">
            <text:p>Palisada granitowa łupana 10x10x33</text:p>
          </table:table-cell>
        </table:table-row>
        <table:table-row table:style-name="ro1">
          <table:table-cell office:value-type="float" office:value="24109">
            <text:p>24109</text:p>
          </table:table-cell>
          <table:table-cell office:value-type="string">
            <text:p>Palisada granitowa łupana 10x10x50</text:p>
          </table:table-cell>
        </table:table-row>
        <table:table-row table:style-name="ro1">
          <table:table-cell office:value-type="float" office:value="24110">
            <text:p>24110</text:p>
          </table:table-cell>
          <table:table-cell office:value-type="string">
            <text:p>Palisada granitowa łupana 10x10x100</text:p>
          </table:table-cell>
        </table:table-row>
        <table:table-row table:style-name="ro1">
          <table:table-cell office:value-type="float" office:value="24111">
            <text:p>24111</text:p>
          </table:table-cell>
          <table:table-cell office:value-type="string">
            <text:p>Palisada granitowa łupana 12x12x150</text:p>
          </table:table-cell>
        </table:table-row>
        <table:table-row table:style-name="ro1">
          <table:table-cell office:value-type="float" office:value="24112">
            <text:p>24112</text:p>
          </table:table-cell>
          <table:table-cell office:value-type="string">
            <text:p>Obrzeże granitowe łupane 5x20x50</text:p>
          </table:table-cell>
        </table:table-row>
        <table:table-row table:style-name="ro1">
          <table:table-cell office:value-type="float" office:value="24113">
            <text:p>24113</text:p>
          </table:table-cell>
          <table:table-cell office:value-type="string">
            <text:p>Obrzeże granitowe łupane 5x20x100</text:p>
          </table:table-cell>
        </table:table-row>
        <table:table-row table:style-name="ro2">
          <table:table-cell office:value-type="float" office:value="24116">
            <text:p>24116</text:p>
          </table:table-cell>
          <table:table-cell office:value-type="string">
            <text:p>Black Pillar palisada 100x10x6/10</text:p>
          </table:table-cell>
        </table:table-row>
        <table:table-row table:style-name="ro2">
          <table:table-cell office:value-type="float" office:value="24117">
            <text:p>24117</text:p>
          </table:table-cell>
          <table:table-cell office:value-type="string">
            <text:p>Black Pillar palisada 200x10x6/10</text:p>
          </table:table-cell>
        </table:table-row>
        <table:table-row table:style-name="ro1">
          <table:table-cell office:value-type="float" office:value="24118">
            <text:p>24118</text:p>
          </table:table-cell>
          <table:table-cell office:value-type="string">
            <text:p>Gnejs ozdobny na palecie 10-50</text:p>
          </table:table-cell>
        </table:table-row>
        <table:table-row table:style-name="ro2">
          <table:table-cell office:value-type="float" office:value="24119">
            <text:p>24119</text:p>
          </table:table-cell>
          <table:table-cell office:value-type="string">
            <text:p>Szarogłaz ścieżkowy 2x3-5x5 gr. 3-6</text:p>
          </table:table-cell>
        </table:table-row>
        <table:table-row table:style-name="ro2">
          <table:table-cell office:value-type="float" office:value="24120">
            <text:p>24120</text:p>
          </table:table-cell>
          <table:table-cell office:value-type="string">
            <text:p>Antracyt Slate 1t.</text:p>
          </table:table-cell>
        </table:table-row>
        <table:table-row table:style-name="ro1">
          <table:table-cell office:value-type="float" office:value="24121">
            <text:p>24121</text:p>
          </table:table-cell>
          <table:table-cell office:value-type="string">
            <text:p>Fuoco 1t.</text:p>
          </table:table-cell>
        </table:table-row>
        <table:table-row table:style-name="ro1">
          <table:table-cell office:value-type="float" office:value="24122">
            <text:p>24122</text:p>
          </table:table-cell>
          <table:table-cell office:value-type="string">
            <text:p>Arco Iris 1t.</text:p>
          </table:table-cell>
        </table:table-row>
        <table:table-row table:style-name="ro2">
          <table:table-cell office:value-type="float" office:value="24123">
            <text:p>24123</text:p>
          </table:table-cell>
          <table:table-cell office:value-type="string">
            <text:p>Red Onyx 1t.</text:p>
          </table:table-cell>
        </table:table-row>
        <table:table-row table:style-name="ro2">
          <table:table-cell office:value-type="float" office:value="24124">
            <text:p>24124</text:p>
          </table:table-cell>
          <table:table-cell office:value-type="string">
            <text:p>Riviera 1t.</text:p>
          </table:table-cell>
        </table:table-row>
        <table:table-row table:style-name="ro1">
          <table:table-cell office:value-type="float" office:value="24125">
            <text:p>24125</text:p>
          </table:table-cell>
          <table:table-cell office:value-type="string">
            <text:p>Arctic Green 1t.</text:p>
          </table:table-cell>
        </table:table-row>
        <table:table-row table:style-name="ro1">
          <table:table-cell office:value-type="float" office:value="24126">
            <text:p>24126</text:p>
          </table:table-cell>
          <table:table-cell office:value-type="string">
            <text:p>Deep Black 1t.</text:p>
          </table:table-cell>
        </table:table-row>
        <table:table-row table:style-name="ro1">
          <table:table-cell office:value-type="float" office:value="24127">
            <text:p>24127</text:p>
          </table:table-cell>
          <table:table-cell office:value-type="string">
            <text:p>Bazalt polerowany 1t.</text:p>
          </table:table-cell>
        </table:table-row>
        <table:table-row table:style-name="ro1">
          <table:table-cell office:value-type="float" office:value="24128">
            <text:p>24128</text:p>
          </table:table-cell>
          <table:table-cell office:value-type="string">
            <text:p>Gnejs 1t.</text:p>
          </table:table-cell>
        </table:table-row>
        <table:table-row table:style-name="ro2">
          <table:table-cell office:value-type="float" office:value="24129">
            <text:p>24129</text:p>
          </table:table-cell>
          <table:table-cell office:value-type="string">
            <text:p>Norwegian Pink 1t.</text:p>
          </table:table-cell>
        </table:table-row>
        <table:table-row table:style-name="ro2">
          <table:table-cell office:value-type="float" office:value="24130">
            <text:p>24130</text:p>
          </table:table-cell>
          <table:table-cell office:value-type="string">
            <text:p>Purple Wave 1t.</text:p>
          </table:table-cell>
        </table:table-row>
        <table:table-row table:style-name="ro2">
          <table:table-cell office:value-type="float" office:value="24131">
            <text:p>24131</text:p>
          </table:table-cell>
          <table:table-cell office:value-type="string">
            <text:p>White Wave 1t.</text:p>
          </table:table-cell>
        </table:table-row>
        <table:table-row table:style-name="ro2">
          <table:table-cell office:value-type="float" office:value="24132">
            <text:p>24132</text:p>
          </table:table-cell>
          <table:table-cell office:value-type="string">
            <text:p>Onyx White 1t.</text:p>
          </table:table-cell>
        </table:table-row>
        <table:table-row table:style-name="ro1">
          <table:table-cell office:value-type="float" office:value="24133">
            <text:p>24133</text:p>
          </table:table-cell>
          <table:table-cell office:value-type="string">
            <text:p>Leopard Skin 1t.</text:p>
          </table:table-cell>
        </table:table-row>
        <table:table-row table:style-name="ro1">
          <table:table-cell office:value-type="float" office:value="24134">
            <text:p>24134</text:p>
          </table:table-cell>
          <table:table-cell office:value-type="string">
            <text:p>Biała Marianna 1t.</text:p>
          </table:table-cell>
        </table:table-row>
        <table:table-row table:style-name="ro1">
          <table:table-cell office:value-type="float" office:value="24135">
            <text:p>24135</text:p>
          </table:table-cell>
          <table:table-cell office:value-type="string">
            <text:p>Lastryko 1t.</text:p>
          </table:table-cell>
        </table:table-row>
        <table:table-row table:style-name="ro1">
          <table:table-cell office:value-type="float" office:value="24136">
            <text:p>24136</text:p>
          </table:table-cell>
          <table:table-cell office:value-type="string">
            <text:p>White Angel 1t.</text:p>
          </table:table-cell>
        </table:table-row>
        <table:table-row table:style-name="ro1">
          <table:table-cell office:value-type="float" office:value="24137">
            <text:p>24137</text:p>
          </table:table-cell>
          <table:table-cell office:value-type="string">
            <text:p>Bianco Carrara 1t.</text:p>
          </table:table-cell>
        </table:table-row>
        <table:table-row table:style-name="ro1">
          <table:table-cell office:value-type="float" office:value="24138">
            <text:p>24138</text:p>
          </table:table-cell>
          <table:table-cell office:value-type="string">
            <text:p>Bianco 1t.</text:p>
          </table:table-cell>
        </table:table-row>
        <table:table-row table:style-name="ro1">
          <table:table-cell office:value-type="float" office:value="24139">
            <text:p>24139</text:p>
          </table:table-cell>
          <table:table-cell office:value-type="string">
            <text:p>Dolomit Biały 1t.</text:p>
          </table:table-cell>
        </table:table-row>
        <table:table-row table:style-name="ro1">
          <table:table-cell office:value-type="float" office:value="24140">
            <text:p>24140</text:p>
          </table:table-cell>
          <table:table-cell office:value-type="string">
            <text:p>Kalcyt 1t.</text:p>
          </table:table-cell>
        </table:table-row>
        <table:table-row table:style-name="ro2">
          <table:table-cell office:value-type="float" office:value="24141">
            <text:p>24141</text:p>
          </table:table-cell>
          <table:table-cell office:value-type="string">
            <text:p>Bardiglio 1t.</text:p>
          </table:table-cell>
        </table:table-row>
        <table:table-row table:style-name="ro2">
          <table:table-cell office:value-type="float" office:value="24142">
            <text:p>24142</text:p>
          </table:table-cell>
          <table:table-cell office:value-type="string">
            <text:p>Grigio 1t.</text:p>
          </table:table-cell>
        </table:table-row>
        <table:table-row table:style-name="ro1">
          <table:table-cell office:value-type="float" office:value="24143">
            <text:p>24143</text:p>
          </table:table-cell>
          <table:table-cell office:value-type="string">
            <text:p>Devon 1t.</text:p>
          </table:table-cell>
        </table:table-row>
        <table:table-row table:style-name="ro1">
          <table:table-cell office:value-type="float" office:value="24144">
            <text:p>24144</text:p>
          </table:table-cell>
          <table:table-cell office:value-type="string">
            <text:p>Pink Stone 1t.</text:p>
          </table:table-cell>
        </table:table-row>
        <table:table-row table:style-name="ro1">
          <table:table-cell office:value-type="float" office:value="24145">
            <text:p>24145</text:p>
          </table:table-cell>
          <table:table-cell office:value-type="string">
            <text:p>Granit Szary 1t.</text:p>
          </table:table-cell>
        </table:table-row>
        <table:table-row table:style-name="ro2">
          <table:table-cell office:value-type="float" office:value="24146">
            <text:p>24146</text:p>
          </table:table-cell>
          <table:table-cell office:value-type="string">
            <text:p>Giallo Siena 1t.</text:p>
          </table:table-cell>
        </table:table-row>
        <table:table-row table:style-name="ro2">
          <table:table-cell office:value-type="float" office:value="24147">
            <text:p>24147</text:p>
          </table:table-cell>
          <table:table-cell office:value-type="string">
            <text:p>Rosso Verona 1t.</text:p>
          </table:table-cell>
        </table:table-row>
        <table:table-row table:style-name="ro1">
          <table:table-cell office:value-type="float" office:value="24148">
            <text:p>24148</text:p>
          </table:table-cell>
          <table:table-cell office:value-type="string">
            <text:p>Granito Rosso 1t.</text:p>
          </table:table-cell>
        </table:table-row>
        <table:table-row table:style-name="ro1">
          <table:table-cell office:value-type="float" office:value="24149">
            <text:p>24149</text:p>
          </table:table-cell>
          <table:table-cell office:value-type="string">
            <text:p>Bazalt 1t.</text:p>
          </table:table-cell>
        </table:table-row>
        <table:table-row table:style-name="ro2">
          <table:table-cell office:value-type="float" office:value="24150">
            <text:p>24150</text:p>
          </table:table-cell>
          <table:table-cell office:value-type="string">
            <text:p>Nero Ebano 1t.</text:p>
          </table:table-cell>
        </table:table-row>
        <table:table-row table:style-name="ro2">
          <table:table-cell office:value-type="float" office:value="24151">
            <text:p>24151</text:p>
          </table:table-cell>
          <table:table-cell office:value-type="string">
            <text:p>Grafito 1t.</text:p>
          </table:table-cell>
        </table:table-row>
        <table:table-row table:style-name="ro1">
          <table:table-cell office:value-type="float" office:value="24152">
            <text:p>24152</text:p>
          </table:table-cell>
          <table:table-cell office:value-type="string">
            <text:p>Arctic Green 1t.</text:p>
          </table:table-cell>
        </table:table-row>
        <table:table-row table:style-name="ro1">
          <table:table-cell office:value-type="float" office:value="24153">
            <text:p>24153</text:p>
          </table:table-cell>
          <table:table-cell office:value-type="string">
            <text:p>Serpentynit 1t.</text:p>
          </table:table-cell>
        </table:table-row>
        <table:table-row table:style-name="ro1">
          <table:table-cell office:value-type="float" office:value="24154">
            <text:p>24154</text:p>
          </table:table-cell>
          <table:table-cell office:value-type="string">
            <text:p>Kora Antracytowa 1t.</text:p>
          </table:table-cell>
        </table:table-row>
        <table:table-row table:style-name="ro2">
          <table:table-cell office:value-type="float" office:value="24155">
            <text:p>24155</text:p>
          </table:table-cell>
          <table:table-cell office:value-type="string">
            <text:p>Kora Antracytowa Antico 1t.</text:p>
          </table:table-cell>
        </table:table-row>
        <table:table-row table:style-name="ro1">
          <table:table-cell office:value-type="float" office:value="24156">
            <text:p>24156</text:p>
          </table:table-cell>
          <table:table-cell office:value-type="string">
            <text:p>Kora Złota 1t.</text:p>
          </table:table-cell>
        </table:table-row>
        <table:table-row table:style-name="ro1">
          <table:table-cell office:value-type="float" office:value="24157">
            <text:p>24157</text:p>
          </table:table-cell>
          <table:table-cell office:value-type="string">
            <text:p>Kora Srebrna 1t.</text:p>
          </table:table-cell>
        </table:table-row>
        <table:table-row table:style-name="ro2">
          <table:table-cell office:value-type="float" office:value="24158">
            <text:p>24158</text:p>
          </table:table-cell>
          <table:table-cell office:value-type="string">
            <text:p>Plum Slate 1t.</text:p>
          </table:table-cell>
        </table:table-row>
        <table:table-row table:style-name="ro1">
          <table:table-cell office:value-type="float" office:value="24159">
            <text:p>24159</text:p>
          </table:table-cell>
          <table:table-cell office:value-type="string">
            <text:p>Kora Kamienna 1t.</text:p>
          </table:table-cell>
        </table:table-row>
        <table:table-row table:style-name="ro2">
          <table:table-cell office:value-type="float" office:value="24160">
            <text:p>24160</text:p>
          </table:table-cell>
          <table:table-cell office:value-type="string">
            <text:p>Golden Gravel 1t.</text:p>
          </table:table-cell>
        </table:table-row>
        <table:table-row table:style-name="ro2">
          <table:table-cell office:value-type="float" office:value="24161">
            <text:p>24161</text:p>
          </table:table-cell>
          <table:table-cell office:value-type="string">
            <text:p>Natural 1t.</text:p>
          </table:table-cell>
        </table:table-row>
        <table:table-row table:style-name="ro1">
          <table:table-cell office:value-type="float" office:value="24162">
            <text:p>24162</text:p>
          </table:table-cell>
          <table:table-cell office:value-type="string">
            <text:p>Japoński Ogród 1t.</text:p>
          </table:table-cell>
        </table:table-row>
        <table:table-row table:style-name="ro2">
          <table:table-cell office:value-type="float" office:value="24163">
            <text:p>24163</text:p>
          </table:table-cell>
          <table:table-cell office:value-type="string">
            <text:p>Paloma 1t.</text:p>
          </table:table-cell>
        </table:table-row>
        <table:table-row table:style-name="ro1">
          <table:table-cell office:value-type="float" office:value="24164">
            <text:p>24164</text:p>
          </table:table-cell>
          <table:table-cell office:value-type="string">
            <text:p>Żwir Lodowy 1t.</text:p>
          </table:table-cell>
        </table:table-row>
        <table:table-row table:style-name="ro1">
          <table:table-cell office:value-type="float" office:value="24165">
            <text:p>24165</text:p>
          </table:table-cell>
          <table:table-cell office:value-type="string">
            <text:p>White Angel 1t.</text:p>
          </table:table-cell>
        </table:table-row>
        <table:table-row table:style-name="ro2">
          <table:table-cell office:value-type="float" office:value="24166">
            <text:p>24166</text:p>
          </table:table-cell>
          <table:table-cell office:value-type="string">
            <text:p>Snow Angel 1t.</text:p>
          </table:table-cell>
        </table:table-row>
        <table:table-row table:style-name="ro1">
          <table:table-cell office:value-type="float" office:value="24167">
            <text:p>24167</text:p>
          </table:table-cell>
          <table:table-cell office:value-type="string">
            <text:p>Kalcyt 1t.</text:p>
          </table:table-cell>
        </table:table-row>
        <table:table-row table:style-name="ro1">
          <table:table-cell office:value-type="float" office:value="24168">
            <text:p>24168</text:p>
          </table:table-cell>
          <table:table-cell office:value-type="string">
            <text:p>Bianco Carrara 1t.</text:p>
          </table:table-cell>
        </table:table-row>
        <table:table-row table:style-name="ro2">
          <table:table-cell office:value-type="float" office:value="24170">
            <text:p>24170</text:p>
          </table:table-cell>
          <table:table-cell office:value-type="string">
            <text:p>Bardiglio 1t.</text:p>
          </table:table-cell>
        </table:table-row>
        <table:table-row table:style-name="ro2">
          <table:table-cell office:value-type="float" office:value="24171">
            <text:p>24171</text:p>
          </table:table-cell>
          <table:table-cell office:value-type="string">
            <text:p>Bardiglio 1t.</text:p>
          </table:table-cell>
        </table:table-row>
        <table:table-row table:style-name="ro1">
          <table:table-cell office:value-type="float" office:value="24172">
            <text:p>24172</text:p>
          </table:table-cell>
          <table:table-cell office:value-type="string">
            <text:p>Marmur Czarny 1t.</text:p>
          </table:table-cell>
        </table:table-row>
        <table:table-row table:style-name="ro2">
          <table:table-cell office:value-type="float" office:value="24174">
            <text:p>24174</text:p>
          </table:table-cell>
          <table:table-cell office:value-type="string">
            <text:p>Nero Ebano 1t.</text:p>
          </table:table-cell>
        </table:table-row>
        <table:table-row table:style-name="ro1">
          <table:table-cell office:value-type="float" office:value="24175">
            <text:p>24175</text:p>
          </table:table-cell>
          <table:table-cell office:value-type="string">
            <text:p>Cherry 1t.</text:p>
          </table:table-cell>
        </table:table-row>
        <table:table-row table:style-name="ro2">
          <table:table-cell office:value-type="float" office:value="24177">
            <text:p>24177</text:p>
          </table:table-cell>
          <table:table-cell office:value-type="string">
            <text:p>Rosso Verona 1t.</text:p>
          </table:table-cell>
        </table:table-row>
        <table:table-row table:style-name="ro2">
          <table:table-cell office:value-type="float" office:value="24178">
            <text:p>24178</text:p>
          </table:table-cell>
          <table:table-cell office:value-type="string">
            <text:p>Giallo Siena 1t.</text:p>
          </table:table-cell>
        </table:table-row>
        <table:table-row table:style-name="ro2">
          <table:table-cell office:value-type="float" office:value="24179">
            <text:p>24179</text:p>
          </table:table-cell>
          <table:table-cell office:value-type="string">
            <text:p>Giallo Siena 1t.</text:p>
          </table:table-cell>
        </table:table-row>
        <table:table-row table:style-name="ro2">
          <table:table-cell office:value-type="float" office:value="24180">
            <text:p>24180</text:p>
          </table:table-cell>
          <table:table-cell office:value-type="string">
            <text:p>White Silver Flat 1t.</text:p>
          </table:table-cell>
        </table:table-row>
        <table:table-row table:style-name="ro2">
          <table:table-cell office:value-type="float" office:value="24181">
            <text:p>24181</text:p>
          </table:table-cell>
          <table:table-cell office:value-type="string">
            <text:p>White Silver Flat 1t.</text:p>
          </table:table-cell>
        </table:table-row>
        <table:table-row table:style-name="ro1">
          <table:table-cell office:value-type="float" office:value="24182">
            <text:p>24182</text:p>
          </table:table-cell>
          <table:table-cell office:value-type="string">
            <text:p>Green Angel 1t.</text:p>
          </table:table-cell>
        </table:table-row>
        <table:table-row table:style-name="ro1">
          <table:table-cell office:value-type="float" office:value="24183">
            <text:p>24183</text:p>
          </table:table-cell>
          <table:table-cell office:value-type="string">
            <text:p>Black Angel 1t.</text:p>
          </table:table-cell>
        </table:table-row>
        <table:table-row table:style-name="ro1">
          <table:table-cell office:value-type="float" office:value="24184">
            <text:p>24184</text:p>
          </table:table-cell>
          <table:table-cell office:value-type="string">
            <text:p>Serpentynit 1t.</text:p>
          </table:table-cell>
        </table:table-row>
        <table:table-row table:style-name="ro2">
          <table:table-cell office:value-type="float" office:value="24185">
            <text:p>24185</text:p>
          </table:table-cell>
          <table:table-cell office:value-type="string">
            <text:p>Riviera 1t.</text:p>
          </table:table-cell>
        </table:table-row>
        <table:table-row table:style-name="ro2">
          <table:table-cell office:value-type="float" office:value="24186">
            <text:p>24186</text:p>
          </table:table-cell>
          <table:table-cell office:value-type="string">
            <text:p>Onyx 1t.</text:p>
          </table:table-cell>
        </table:table-row>
        <table:table-row table:style-name="ro2">
          <table:table-cell office:value-type="float" office:value="24187">
            <text:p>24187</text:p>
          </table:table-cell>
          <table:table-cell office:value-type="string">
            <text:p>Rainbow 1t.</text:p>
          </table:table-cell>
        </table:table-row>
        <table:table-row table:style-name="ro1">
          <table:table-cell office:value-type="float" office:value="24188">
            <text:p>24188</text:p>
          </table:table-cell>
          <table:table-cell office:value-type="string">
            <text:p>Granit 1t.</text:p>
          </table:table-cell>
        </table:table-row>
        <table:table-row table:style-name="ro1">
          <table:table-cell office:value-type="float" office:value="24189">
            <text:p>24189</text:p>
          </table:table-cell>
          <table:table-cell office:value-type="string">
            <text:p>Kora Złota 1t.</text:p>
          </table:table-cell>
        </table:table-row>
        <table:table-row table:style-name="ro1">
          <table:table-cell office:value-type="float" office:value="24190">
            <text:p>24190</text:p>
          </table:table-cell>
          <table:table-cell office:value-type="string">
            <text:p>Kora Srebrna 1t.</text:p>
          </table:table-cell>
        </table:table-row>
        <table:table-row table:style-name="ro1">
          <table:table-cell office:value-type="float" office:value="24194">
            <text:p>24194</text:p>
          </table:table-cell>
          <table:table-cell office:value-type="string">
            <text:p>Sjenit 1t.</text:p>
          </table:table-cell>
        </table:table-row>
        <table:table-row table:style-name="ro1">
          <table:table-cell office:value-type="float" office:value="24195">
            <text:p>24195</text:p>
          </table:table-cell>
          <table:table-cell office:value-type="string">
            <text:p>Black Stone 1t.</text:p>
          </table:table-cell>
        </table:table-row>
        <table:table-row table:style-name="ro1">
          <table:table-cell office:value-type="float" office:value="24196">
            <text:p>24196</text:p>
          </table:table-cell>
          <table:table-cell office:value-type="string">
            <text:p>Granit Szaro-Rudy 1t.</text:p>
          </table:table-cell>
        </table:table-row>
        <table:table-row table:style-name="ro2">
          <table:table-cell office:value-type="float" office:value="24197">
            <text:p>24197</text:p>
          </table:table-cell>
          <table:table-cell office:value-type="string">
            <text:p>Onyx Honey 1t.</text:p>
          </table:table-cell>
        </table:table-row>
        <table:table-row table:style-name="ro2">
          <table:table-cell office:value-type="float" office:value="24198">
            <text:p>24198</text:p>
          </table:table-cell>
          <table:table-cell office:value-type="string">
            <text:p>Onyx Honey 1t.</text:p>
          </table:table-cell>
        </table:table-row>
        <table:table-row table:style-name="ro1">
          <table:table-cell office:value-type="float" office:value="24199">
            <text:p>24199</text:p>
          </table:table-cell>
          <table:table-cell office:value-type="string">
            <text:p>Kalcyt 1t.</text:p>
          </table:table-cell>
        </table:table-row>
        <table:table-row table:style-name="ro1">
          <table:table-cell office:value-type="float" office:value="24200">
            <text:p>24200</text:p>
          </table:table-cell>
          <table:table-cell office:value-type="string">
            <text:p>Kora Złota 1t.</text:p>
          </table:table-cell>
        </table:table-row>
        <table:table-row table:style-name="ro2">
          <table:table-cell office:value-type="float" office:value="24201">
            <text:p>24201</text:p>
          </table:table-cell>
          <table:table-cell office:value-type="string">
            <text:p>Bliss 100x50x2</text:p>
          </table:table-cell>
        </table:table-row>
        <table:table-row table:style-name="ro2">
          <table:table-cell office:value-type="float" office:value="24202">
            <text:p>24202</text:p>
          </table:table-cell>
          <table:table-cell office:value-type="string">
            <text:p>Ash Stone 100x50x2</text:p>
          </table:table-cell>
        </table:table-row>
        <table:table-row table:style-name="ro1">
          <table:table-cell office:value-type="float" office:value="24203">
            <text:p>24203</text:p>
          </table:table-cell>
          <table:table-cell office:value-type="string">
            <text:p>Wspornik stały do płyt tarasowych</text:p>
          </table:table-cell>
        </table:table-row>
        <table:table-row table:style-name="ro1">
          <table:table-cell office:value-type="float" office:value="24204">
            <text:p>24204</text:p>
          </table:table-cell>
          <table:table-cell office:value-type="string">
            <text:p>Wspornik regulowany do płyt tarasowych 2,7-3,5</text:p>
          </table:table-cell>
        </table:table-row>
        <table:table-row table:style-name="ro1">
          <table:table-cell office:value-type="float" office:value="24205">
            <text:p>24205</text:p>
          </table:table-cell>
          <table:table-cell office:value-type="string">
            <text:p>Wspornik regulowany do płyt tarasowych 3,5-5,0</text:p>
          </table:table-cell>
        </table:table-row>
        <table:table-row table:style-name="ro1">
          <table:table-cell office:value-type="float" office:value="24206">
            <text:p>24206</text:p>
          </table:table-cell>
          <table:table-cell office:value-type="string">
            <text:p>Wspornik regulowany do płyt tarasowych 5,0-8,0</text:p>
          </table:table-cell>
        </table:table-row>
        <table:table-row table:style-name="ro1">
          <table:table-cell office:value-type="float" office:value="24207">
            <text:p>24207</text:p>
          </table:table-cell>
          <table:table-cell office:value-type="string">
            <text:p>Podkładka gumowa</text:p>
          </table:table-cell>
        </table:table-row>
        <table:table-row table:style-name="ro2">
          <table:table-cell office:value-type="float" office:value="24208">
            <text:p>24208</text:p>
          </table:table-cell>
          <table:table-cell office:value-type="string">
            <text:p>Black Pillar płyta 100x50x6/10</text:p>
          </table:table-cell>
        </table:table-row>
        <table:table-row table:style-name="ro2">
          <table:table-cell office:value-type="float" office:value="24209">
            <text:p>24209</text:p>
          </table:table-cell>
          <table:table-cell office:value-type="string">
            <text:p>Black Pillar płyta 200x50x6/10</text:p>
          </table:table-cell>
        </table:table-row>
        <table:table-row table:style-name="ro2">
          <table:table-cell office:value-type="float" office:value="24210">
            <text:p>24210</text:p>
          </table:table-cell>
          <table:table-cell office:value-type="string">
            <text:p>Kaucja paleta GardenStones</text:p>
          </table:table-cell>
        </table:table-row>
        <table:table-row table:style-name="ro1">
          <table:table-cell office:value-type="float" office:value="24211">
            <text:p>24211</text:p>
          </table:table-cell>
          <table:table-cell office:value-type="string">
            <text:p>Kora Złota 1t. - 20-40</text:p>
          </table:table-cell>
        </table:table-row>
        <table:table-row table:style-name="ro1">
          <table:table-cell office:value-type="float" office:value="24212">
            <text:p>24212</text:p>
          </table:table-cell>
          <table:table-cell office:value-type="string">
            <text:p>Kora Złota 1t. - 40-80</text:p>
          </table:table-cell>
        </table:table-row>
        <table:table-row table:style-name="ro2">
          <table:table-cell office:value-type="float" office:value="24213">
            <text:p>24213</text:p>
          </table:table-cell>
          <table:table-cell office:value-type="string">
            <text:p>Spaghetti 1t. - &amp;gt</text:p>
          </table:table-cell>
        </table:table-row>
        <table:table-row table:style-name="ro1">
          <table:table-cell office:value-type="float" office:value="24214">
            <text:p>24214</text:p>
          </table:table-cell>
          <table:table-cell office:value-type="string">
            <text:p>Spaghetti 1t. - 100-200</text:p>
          </table:table-cell>
        </table:table-row>
        <table:table-row table:style-name="ro1">
          <table:table-cell office:value-type="float" office:value="24215">
            <text:p>24215</text:p>
          </table:table-cell>
          <table:table-cell office:value-type="string">
            <text:p>Spaghetti 1t. - 200-400</text:p>
          </table:table-cell>
        </table:table-row>
        <table:table-row table:style-name="ro1">
          <table:table-cell office:value-type="float" office:value="24216">
            <text:p>24216</text:p>
          </table:table-cell>
          <table:table-cell office:value-type="string">
            <text:p>Filipino 1t. - 200-400</text:p>
          </table:table-cell>
        </table:table-row>
        <table:table-row table:style-name="ro1">
          <table:table-cell office:value-type="float" office:value="24217">
            <text:p>24217</text:p>
          </table:table-cell>
          <table:table-cell office:value-type="string">
            <text:p>Filipino 1t. - 400-600</text:p>
          </table:table-cell>
        </table:table-row>
        <table:table-row table:style-name="ro1">
          <table:table-cell office:value-type="float" office:value="24218">
            <text:p>24218</text:p>
          </table:table-cell>
          <table:table-cell office:value-type="string">
            <text:p>Bianco Carrara 25kg. - 12-16</text:p>
          </table:table-cell>
        </table:table-row>
        <table:table-row table:style-name="ro1">
          <table:table-cell office:value-type="float" office:value="24219">
            <text:p>24219</text:p>
          </table:table-cell>
          <table:table-cell office:value-type="string">
            <text:p>Bianco Carrara 25kg. - 16-22</text:p>
          </table:table-cell>
        </table:table-row>
        <table:table-row table:style-name="ro1">
          <table:table-cell office:value-type="float" office:value="24220">
            <text:p>24220</text:p>
          </table:table-cell>
          <table:table-cell office:value-type="string">
            <text:p>White Angel 25kg. - 10-15</text:p>
          </table:table-cell>
        </table:table-row>
        <table:table-row table:style-name="ro1">
          <table:table-cell office:value-type="float" office:value="24221">
            <text:p>24221</text:p>
          </table:table-cell>
          <table:table-cell office:value-type="string">
            <text:p>White Angel 25kg. - 20-40</text:p>
          </table:table-cell>
        </table:table-row>
        <table:table-row table:style-name="ro2">
          <table:table-cell office:value-type="float" office:value="24222">
            <text:p>24222</text:p>
          </table:table-cell>
          <table:table-cell office:value-type="string">
            <text:p>Bardiglio 25kg. - 12-16</text:p>
          </table:table-cell>
        </table:table-row>
        <table:table-row table:style-name="ro2">
          <table:table-cell office:value-type="float" office:value="24223">
            <text:p>24223</text:p>
          </table:table-cell>
          <table:table-cell office:value-type="string">
            <text:p>Bardiglio 25kg. - 16-22</text:p>
          </table:table-cell>
        </table:table-row>
        <table:table-row table:style-name="ro1">
          <table:table-cell office:value-type="float" office:value="24224">
            <text:p>24224</text:p>
          </table:table-cell>
          <table:table-cell office:value-type="string">
            <text:p>Kalcyt 25kg. - 16-32</text:p>
          </table:table-cell>
        </table:table-row>
        <table:table-row table:style-name="ro1">
          <table:table-cell office:value-type="float" office:value="24225">
            <text:p>24225</text:p>
          </table:table-cell>
          <table:table-cell office:value-type="string">
            <text:p>Kalcyt 25kg. - 32-63</text:p>
          </table:table-cell>
        </table:table-row>
        <table:table-row table:style-name="ro1">
          <table:table-cell office:value-type="float" office:value="24226">
            <text:p>24226</text:p>
          </table:table-cell>
          <table:table-cell office:value-type="string">
            <text:p>Kalcyt 25kg. - 8-16</text:p>
          </table:table-cell>
        </table:table-row>
        <table:table-row table:style-name="ro1">
          <table:table-cell office:value-type="float" office:value="24227">
            <text:p>24227</text:p>
          </table:table-cell>
          <table:table-cell office:value-type="string">
            <text:p>Granit Szary 25kg. - 16-22</text:p>
          </table:table-cell>
        </table:table-row>
        <table:table-row table:style-name="ro1">
          <table:table-cell office:value-type="float" office:value="24228">
            <text:p>24228</text:p>
          </table:table-cell>
          <table:table-cell office:value-type="string">
            <text:p>Granit Szary 25kg. - 8-16</text:p>
          </table:table-cell>
        </table:table-row>
        <table:table-row table:style-name="ro2">
          <table:table-cell office:value-type="float" office:value="24229">
            <text:p>24229</text:p>
          </table:table-cell>
          <table:table-cell office:value-type="string">
            <text:p>Giallo Siena 25kg. - 12-16</text:p>
          </table:table-cell>
        </table:table-row>
        <table:table-row table:style-name="ro2">
          <table:table-cell office:value-type="float" office:value="24230">
            <text:p>24230</text:p>
          </table:table-cell>
          <table:table-cell office:value-type="string">
            <text:p>Giallo Siena 25kg. - 16-22</text:p>
          </table:table-cell>
        </table:table-row>
        <table:table-row table:style-name="ro2">
          <table:table-cell office:value-type="float" office:value="24231">
            <text:p>24231</text:p>
          </table:table-cell>
          <table:table-cell office:value-type="string">
            <text:p>Rosso Verona 25kg. - 12-16</text:p>
          </table:table-cell>
        </table:table-row>
        <table:table-row table:style-name="ro2">
          <table:table-cell office:value-type="float" office:value="24232">
            <text:p>24232</text:p>
          </table:table-cell>
          <table:table-cell office:value-type="string">
            <text:p>Rosso Verona 25kg. - 16-22</text:p>
          </table:table-cell>
        </table:table-row>
        <table:table-row table:style-name="ro2">
          <table:table-cell office:value-type="float" office:value="24233">
            <text:p>24233</text:p>
          </table:table-cell>
          <table:table-cell office:value-type="string">
            <text:p>Nero Ebano 25kg. - 12-16</text:p>
          </table:table-cell>
        </table:table-row>
        <table:table-row table:style-name="ro2">
          <table:table-cell office:value-type="float" office:value="24234">
            <text:p>24234</text:p>
          </table:table-cell>
          <table:table-cell office:value-type="string">
            <text:p>Nero Ebano 25kg. - 16-22</text:p>
          </table:table-cell>
        </table:table-row>
        <table:table-row table:style-name="ro1">
          <table:table-cell office:value-type="float" office:value="24235">
            <text:p>24235</text:p>
          </table:table-cell>
          <table:table-cell office:value-type="string">
            <text:p>WD słupek - 223x20</text:p>
          </table:table-cell>
        </table:table-row>
        <table:table-row table:style-name="ro1">
          <table:table-cell office:value-type="float" office:value="24236">
            <text:p>24236</text:p>
          </table:table-cell>
          <table:table-cell office:value-type="string">
            <text:p>WD słupek - 243x20</text:p>
          </table:table-cell>
        </table:table-row>
        <table:table-row table:style-name="ro1">
          <table:table-cell office:value-type="float" office:value="24237">
            <text:p>24237</text:p>
          </table:table-cell>
          <table:table-cell office:value-type="string">
            <text:p>WD system - 163x250x20, 1 słupek</text:p>
          </table:table-cell>
        </table:table-row>
        <table:table-row table:style-name="ro1">
          <table:table-cell office:value-type="float" office:value="24238">
            <text:p>24238</text:p>
          </table:table-cell>
          <table:table-cell office:value-type="string">
            <text:p>WD system - 163x250x20, 2 słupki</text:p>
          </table:table-cell>
        </table:table-row>
        <table:table-row table:style-name="ro1">
          <table:table-cell office:value-type="float" office:value="24239">
            <text:p>24239</text:p>
          </table:table-cell>
          <table:table-cell office:value-type="string">
            <text:p>WD system - 183x250x20, 1 słupek</text:p>
          </table:table-cell>
        </table:table-row>
        <table:table-row table:style-name="ro1">
          <table:table-cell office:value-type="float" office:value="24240">
            <text:p>24240</text:p>
          </table:table-cell>
          <table:table-cell office:value-type="string">
            <text:p>WD system - 183x250x20, 2 słupki</text:p>
          </table:table-cell>
        </table:table-row>
        <table:table-row table:style-name="ro1">
          <table:table-cell office:value-type="float" office:value="24241">
            <text:p>24241</text:p>
          </table:table-cell>
          <table:table-cell office:value-type="string">
            <text:p>WD siatka - 163x250</text:p>
          </table:table-cell>
        </table:table-row>
        <table:table-row table:style-name="ro1">
          <table:table-cell office:value-type="float" office:value="24242">
            <text:p>24242</text:p>
          </table:table-cell>
          <table:table-cell office:value-type="string">
            <text:p>WD siatka - 183x250</text:p>
          </table:table-cell>
        </table:table-row>
        <table:table-row table:style-name="ro1">
          <table:table-cell office:value-type="float" office:value="24243">
            <text:p>24243</text:p>
          </table:table-cell>
          <table:table-cell office:value-type="string">
            <text:p>Kora Złota 25kg. - 20-40</text:p>
          </table:table-cell>
        </table:table-row>
        <table:table-row table:style-name="ro1">
          <table:table-cell office:value-type="float" office:value="24244">
            <text:p>24244</text:p>
          </table:table-cell>
          <table:table-cell office:value-type="string">
            <text:p>Kora Złota 25kg. - 40-80</text:p>
          </table:table-cell>
        </table:table-row>
        <table:table-row table:style-name="ro2">
          <table:table-cell office:value-type="float" office:value="24245">
            <text:p>24245</text:p>
          </table:table-cell>
          <table:table-cell office:value-type="string">
            <text:p>Rosso Verona 25kg. - 15-25</text:p>
          </table:table-cell>
        </table:table-row>
        <table:table-row table:style-name="ro2">
          <table:table-cell office:value-type="float" office:value="24246">
            <text:p>24246</text:p>
          </table:table-cell>
          <table:table-cell office:value-type="string">
            <text:p>Rosso Verona 25kg. - 25-40</text:p>
          </table:table-cell>
        </table:table-row>
        <table:table-row table:style-name="ro2">
          <table:table-cell office:value-type="float" office:value="24247">
            <text:p>24247</text:p>
          </table:table-cell>
          <table:table-cell office:value-type="string">
            <text:p>Nero Ebano 25kg. - 15-25</text:p>
          </table:table-cell>
        </table:table-row>
        <table:table-row table:style-name="ro2">
          <table:table-cell office:value-type="float" office:value="24248">
            <text:p>24248</text:p>
          </table:table-cell>
          <table:table-cell office:value-type="string">
            <text:p>Nero Ebano 25kg. - 25-40</text:p>
          </table:table-cell>
        </table:table-row>
        <table:table-row table:style-name="ro2">
          <table:table-cell office:value-type="float" office:value="24249">
            <text:p>24249</text:p>
          </table:table-cell>
          <table:table-cell office:value-type="string">
            <text:p>Nero Ebano 25kg. - 40-60</text:p>
          </table:table-cell>
        </table:table-row>
        <table:table-row table:style-name="ro1">
          <table:table-cell office:value-type="float" office:value="24250">
            <text:p>24250</text:p>
          </table:table-cell>
          <table:table-cell office:value-type="string">
            <text:p>White Angel 25kg. - 10-20</text:p>
          </table:table-cell>
        </table:table-row>
        <table:table-row table:style-name="ro1">
          <table:table-cell office:value-type="float" office:value="24251">
            <text:p>24251</text:p>
          </table:table-cell>
          <table:table-cell office:value-type="string">
            <text:p>White Angel 25kg. - 20-40</text:p>
          </table:table-cell>
        </table:table-row>
        <table:table-row table:style-name="ro2">
          <table:table-cell office:value-type="float" office:value="24252">
            <text:p>24252</text:p>
          </table:table-cell>
          <table:table-cell office:value-type="string">
            <text:p>Paloma 25kg. - 16-22</text:p>
          </table:table-cell>
        </table:table-row>
        <table:table-row table:style-name="ro2">
          <table:table-cell office:value-type="float" office:value="24253">
            <text:p>24253</text:p>
          </table:table-cell>
          <table:table-cell office:value-type="string">
            <text:p>Paloma 25kg. - 20-40</text:p>
          </table:table-cell>
        </table:table-row>
        <table:table-row table:style-name="ro2">
          <table:table-cell office:value-type="float" office:value="24254">
            <text:p>24254</text:p>
          </table:table-cell>
          <table:table-cell office:value-type="string">
            <text:p>Natural 25kg. - 16-22</text:p>
          </table:table-cell>
        </table:table-row>
        <table:table-row table:style-name="ro2">
          <table:table-cell office:value-type="float" office:value="24255">
            <text:p>24255</text:p>
          </table:table-cell>
          <table:table-cell office:value-type="string">
            <text:p>Natural 25kg. - 20-40</text:p>
          </table:table-cell>
        </table:table-row>
        <table:table-row table:style-name="ro1">
          <table:table-cell office:value-type="float" office:value="24256">
            <text:p>24256</text:p>
          </table:table-cell>
          <table:table-cell office:value-type="string">
            <text:p>Kora Kamienna 25kg. - 16-32</text:p>
          </table:table-cell>
        </table:table-row>
        <table:table-row table:style-name="ro1">
          <table:table-cell office:value-type="float" office:value="24257">
            <text:p>24257</text:p>
          </table:table-cell>
          <table:table-cell office:value-type="string">
            <text:p>Kora Kamienna 25kg. - 32-63</text:p>
          </table:table-cell>
        </table:table-row>
        <table:table-row table:style-name="ro1">
          <table:table-cell office:value-type="float" office:value="24258">
            <text:p>24258</text:p>
          </table:table-cell>
          <table:table-cell office:value-type="string">
            <text:p>Kora Złota 25kg. - 16-32</text:p>
          </table:table-cell>
        </table:table-row>
        <table:table-row table:style-name="ro1">
          <table:table-cell office:value-type="float" office:value="24259">
            <text:p>24259</text:p>
          </table:table-cell>
          <table:table-cell office:value-type="string">
            <text:p>Kora Złota 25kg. - 32-63</text:p>
          </table:table-cell>
        </table:table-row>
        <table:table-row table:style-name="ro1">
          <table:table-cell office:value-type="float" office:value="24261">
            <text:p>24261</text:p>
          </table:table-cell>
          <table:table-cell office:value-type="string">
            <text:p>Kora Antracytowa 25kg. - 16-40</text:p>
          </table:table-cell>
        </table:table-row>
        <table:table-row table:style-name="ro1">
          <table:table-cell office:value-type="float" office:value="24262">
            <text:p>24262</text:p>
          </table:table-cell>
          <table:table-cell office:value-type="string">
            <text:p>Kora Antracytowa 25kg. - 8-16</text:p>
          </table:table-cell>
        </table:table-row>
        <table:table-row table:style-name="ro1">
          <table:table-cell office:value-type="float" office:value="24263">
            <text:p>24263</text:p>
          </table:table-cell>
          <table:table-cell office:value-type="string">
            <text:p>Kora Złota 1t. - 16-32</text:p>
          </table:table-cell>
        </table:table-row>
        <table:table-row table:style-name="ro1">
          <table:table-cell office:value-type="float" office:value="24264">
            <text:p>24264</text:p>
          </table:table-cell>
          <table:table-cell office:value-type="string">
            <text:p>Kora Złota 1t. - 32-64</text:p>
          </table:table-cell>
        </table:table-row>
        <table:table-row table:style-name="ro1">
          <table:table-cell office:value-type="float" office:value="24265">
            <text:p>24265</text:p>
          </table:table-cell>
          <table:table-cell office:value-type="string">
            <text:p>Kora Antracytowa 1t. - 16-40</text:p>
          </table:table-cell>
        </table:table-row>
        <table:table-row table:style-name="ro1">
          <table:table-cell office:value-type="float" office:value="24266">
            <text:p>24266</text:p>
          </table:table-cell>
          <table:table-cell office:value-type="string">
            <text:p>Kora Antracytowa 1t. - 40-80</text:p>
          </table:table-cell>
        </table:table-row>
        <table:table-row table:style-name="ro1">
          <table:table-cell office:value-type="float" office:value="24267">
            <text:p>24267</text:p>
          </table:table-cell>
          <table:table-cell office:value-type="string">
            <text:p>Kora Antracytowa 1t. - 8-16</text:p>
          </table:table-cell>
        </table:table-row>
        <table:table-row table:style-name="ro2">
          <table:table-cell office:value-type="float" office:value="24268">
            <text:p>24268</text:p>
          </table:table-cell>
          <table:table-cell office:value-type="string">
            <text:p>Nero Ebano 1t. - 12-16</text:p>
          </table:table-cell>
        </table:table-row>
        <table:table-row table:style-name="ro2">
          <table:table-cell office:value-type="float" office:value="24269">
            <text:p>24269</text:p>
          </table:table-cell>
          <table:table-cell office:value-type="string">
            <text:p>Nero Ebano 1t. - 16-22</text:p>
          </table:table-cell>
        </table:table-row>
        <table:table-row table:style-name="ro2">
          <table:table-cell office:value-type="float" office:value="24270">
            <text:p>24270</text:p>
          </table:table-cell>
          <table:table-cell office:value-type="string">
            <text:p>Rosso Verona 1t. - 12-16</text:p>
          </table:table-cell>
        </table:table-row>
        <table:table-row table:style-name="ro2">
          <table:table-cell office:value-type="float" office:value="24271">
            <text:p>24271</text:p>
          </table:table-cell>
          <table:table-cell office:value-type="string">
            <text:p>Rosso Verona 1t. - 16-22</text:p>
          </table:table-cell>
        </table:table-row>
        <table:table-row table:style-name="ro2">
          <table:table-cell office:value-type="float" office:value="24272">
            <text:p>24272</text:p>
          </table:table-cell>
          <table:table-cell office:value-type="string">
            <text:p>Giallo Siena 1t. - 12-16</text:p>
          </table:table-cell>
        </table:table-row>
        <table:table-row table:style-name="ro2">
          <table:table-cell office:value-type="float" office:value="24273">
            <text:p>24273</text:p>
          </table:table-cell>
          <table:table-cell office:value-type="string">
            <text:p>Giallo Siena 1t. - 16-22</text:p>
          </table:table-cell>
        </table:table-row>
        <table:table-row table:style-name="ro1">
          <table:table-cell office:value-type="float" office:value="24274">
            <text:p>24274</text:p>
          </table:table-cell>
          <table:table-cell office:value-type="string">
            <text:p>Granit Szary 1t. - 16-22</text:p>
          </table:table-cell>
        </table:table-row>
        <table:table-row table:style-name="ro1">
          <table:table-cell office:value-type="float" office:value="24275">
            <text:p>24275</text:p>
          </table:table-cell>
          <table:table-cell office:value-type="string">
            <text:p>Granit Szary 1t. - 8-16</text:p>
          </table:table-cell>
        </table:table-row>
        <table:table-row table:style-name="ro2">
          <table:table-cell office:value-type="float" office:value="24276">
            <text:p>24276</text:p>
          </table:table-cell>
          <table:table-cell office:value-type="string">
            <text:p>Grigio 1t. - 16-22</text:p>
          </table:table-cell>
        </table:table-row>
        <table:table-row table:style-name="ro2">
          <table:table-cell office:value-type="float" office:value="24277">
            <text:p>24277</text:p>
          </table:table-cell>
          <table:table-cell office:value-type="string">
            <text:p>Grigio 1t. - 8-16</text:p>
          </table:table-cell>
        </table:table-row>
        <table:table-row table:style-name="ro1">
          <table:table-cell office:value-type="float" office:value="24278">
            <text:p>24278</text:p>
          </table:table-cell>
          <table:table-cell office:value-type="string">
            <text:p>Kalcyt 1t. - 16-32</text:p>
          </table:table-cell>
        </table:table-row>
        <table:table-row table:style-name="ro1">
          <table:table-cell office:value-type="float" office:value="24279">
            <text:p>24279</text:p>
          </table:table-cell>
          <table:table-cell office:value-type="string">
            <text:p>Kalcyt 1t. - 32-63</text:p>
          </table:table-cell>
        </table:table-row>
        <table:table-row table:style-name="ro1">
          <table:table-cell office:value-type="float" office:value="24280">
            <text:p>24280</text:p>
          </table:table-cell>
          <table:table-cell office:value-type="string">
            <text:p>Kalcyt 1t. - 8-16</text:p>
          </table:table-cell>
        </table:table-row>
        <table:table-row table:style-name="ro2">
          <table:table-cell office:value-type="float" office:value="24281">
            <text:p>24281</text:p>
          </table:table-cell>
          <table:table-cell office:value-type="string">
            <text:p>Bardiglio 1t. - 12-16</text:p>
          </table:table-cell>
        </table:table-row>
        <table:table-row table:style-name="ro2">
          <table:table-cell office:value-type="float" office:value="24282">
            <text:p>24282</text:p>
          </table:table-cell>
          <table:table-cell office:value-type="string">
            <text:p>Bardiglio 1t. - 16-22</text:p>
          </table:table-cell>
        </table:table-row>
        <table:table-row table:style-name="ro1">
          <table:table-cell office:value-type="float" office:value="24283">
            <text:p>24283</text:p>
          </table:table-cell>
          <table:table-cell office:value-type="string">
            <text:p>Bianco Carrara 1t. - 12-16</text:p>
          </table:table-cell>
        </table:table-row>
        <table:table-row table:style-name="ro1">
          <table:table-cell office:value-type="float" office:value="24284">
            <text:p>24284</text:p>
          </table:table-cell>
          <table:table-cell office:value-type="string">
            <text:p>Bianco Carrara 1t. - 16-22</text:p>
          </table:table-cell>
        </table:table-row>
        <table:table-row table:style-name="ro1">
          <table:table-cell office:value-type="float" office:value="24285">
            <text:p>24285</text:p>
          </table:table-cell>
          <table:table-cell office:value-type="string">
            <text:p>White Angel 1t. - 10-15</text:p>
          </table:table-cell>
        </table:table-row>
        <table:table-row table:style-name="ro1">
          <table:table-cell office:value-type="float" office:value="24286">
            <text:p>24286</text:p>
          </table:table-cell>
          <table:table-cell office:value-type="string">
            <text:p>White Angel 1t. - 20-40</text:p>
          </table:table-cell>
        </table:table-row>
        <table:table-row table:style-name="ro1">
          <table:table-cell office:value-type="float" office:value="24287">
            <text:p>24287</text:p>
          </table:table-cell>
          <table:table-cell office:value-type="string">
            <text:p>Arctic Green 1t. - 20-40</text:p>
          </table:table-cell>
        </table:table-row>
        <table:table-row table:style-name="ro1">
          <table:table-cell office:value-type="float" office:value="24288">
            <text:p>24288</text:p>
          </table:table-cell>
          <table:table-cell office:value-type="string">
            <text:p>Arctic Green 1t. - 40-140</text:p>
          </table:table-cell>
        </table:table-row>
        <table:table-row table:style-name="ro1">
          <table:table-cell office:value-type="float" office:value="24289">
            <text:p>24289</text:p>
          </table:table-cell>
          <table:table-cell office:value-type="string">
            <text:p>Granit 1t. - 100-150</text:p>
          </table:table-cell>
        </table:table-row>
        <table:table-row table:style-name="ro1">
          <table:table-cell office:value-type="float" office:value="24290">
            <text:p>24290</text:p>
          </table:table-cell>
          <table:table-cell office:value-type="string">
            <text:p>Granit 1t. - 150-350</text:p>
          </table:table-cell>
        </table:table-row>
        <table:table-row table:style-name="ro2">
          <table:table-cell office:value-type="float" office:value="24291">
            <text:p>24291</text:p>
          </table:table-cell>
          <table:table-cell office:value-type="string">
            <text:p>Onyx 1t. - 100-300</text:p>
          </table:table-cell>
        </table:table-row>
        <table:table-row table:style-name="ro2">
          <table:table-cell office:value-type="float" office:value="24292">
            <text:p>24292</text:p>
          </table:table-cell>
          <table:table-cell office:value-type="string">
            <text:p>Onyx 1t. - 50-100</text:p>
          </table:table-cell>
        </table:table-row>
        <table:table-row table:style-name="ro2">
          <table:table-cell office:value-type="float" office:value="24293">
            <text:p>24293</text:p>
          </table:table-cell>
          <table:table-cell office:value-type="string">
            <text:p>Rainbow 1t. - 100-300</text:p>
          </table:table-cell>
        </table:table-row>
        <table:table-row table:style-name="ro2">
          <table:table-cell office:value-type="float" office:value="24294">
            <text:p>24294</text:p>
          </table:table-cell>
          <table:table-cell office:value-type="string">
            <text:p>Rainbow 1t. - 50-100</text:p>
          </table:table-cell>
        </table:table-row>
        <table:table-row table:style-name="ro2">
          <table:table-cell office:value-type="float" office:value="24295">
            <text:p>24295</text:p>
          </table:table-cell>
          <table:table-cell office:value-type="string">
            <text:p>Riviera 1t. - 100-300</text:p>
          </table:table-cell>
        </table:table-row>
        <table:table-row table:style-name="ro2">
          <table:table-cell office:value-type="float" office:value="24296">
            <text:p>24296</text:p>
          </table:table-cell>
          <table:table-cell office:value-type="string">
            <text:p>Riviera 1t. - 50-100</text:p>
          </table:table-cell>
        </table:table-row>
        <table:table-row table:style-name="ro1">
          <table:table-cell office:value-type="float" office:value="24297">
            <text:p>24297</text:p>
          </table:table-cell>
          <table:table-cell office:value-type="string">
            <text:p>Black Angel 1t. - 100-300</text:p>
          </table:table-cell>
        </table:table-row>
        <table:table-row table:style-name="ro1">
          <table:table-cell office:value-type="float" office:value="24298">
            <text:p>24298</text:p>
          </table:table-cell>
          <table:table-cell office:value-type="string">
            <text:p>Black Angel 1t. - 50-100</text:p>
          </table:table-cell>
        </table:table-row>
        <table:table-row table:style-name="ro2">
          <table:table-cell office:value-type="float" office:value="24299">
            <text:p>24299</text:p>
          </table:table-cell>
          <table:table-cell office:value-type="string">
            <text:p>White Silver Flat 1t. - 60-80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string">
            <text:p>White Silver Flat 1t. - 80-120</text:p>
          </table:table-cell>
        </table:table-row>
        <table:table-row table:style-name="ro1">
          <table:table-cell office:value-type="float" office:value="24301">
            <text:p>24301</text:p>
          </table:table-cell>
          <table:table-cell office:value-type="string">
            <text:p>Green Angel 1t. - 100-300</text:p>
          </table:table-cell>
        </table:table-row>
        <table:table-row table:style-name="ro1">
          <table:table-cell office:value-type="float" office:value="24302">
            <text:p>24302</text:p>
          </table:table-cell>
          <table:table-cell office:value-type="string">
            <text:p>Green Angel 1t. - 50-100</text:p>
          </table:table-cell>
        </table:table-row>
        <table:table-row table:style-name="ro2">
          <table:table-cell office:value-type="float" office:value="24303">
            <text:p>24303</text:p>
          </table:table-cell>
          <table:table-cell office:value-type="string">
            <text:p>White Silver Flat 1t. - 120-250</text:p>
          </table:table-cell>
        </table:table-row>
        <table:table-row table:style-name="ro2">
          <table:table-cell office:value-type="float" office:value="24304">
            <text:p>24304</text:p>
          </table:table-cell>
          <table:table-cell office:value-type="string">
            <text:p>White Silver Flat 1t. - 60-80</text:p>
          </table:table-cell>
        </table:table-row>
        <table:table-row table:style-name="ro2">
          <table:table-cell office:value-type="float" office:value="24305">
            <text:p>24305</text:p>
          </table:table-cell>
          <table:table-cell office:value-type="string">
            <text:p>White Silver Flat 1t. - 80-120</text:p>
          </table:table-cell>
        </table:table-row>
        <table:table-row table:style-name="ro1">
          <table:table-cell office:value-type="float" office:value="24306">
            <text:p>24306</text:p>
          </table:table-cell>
          <table:table-cell office:value-type="string">
            <text:p>Kora Kamienna 1t. - 16-32</text:p>
          </table:table-cell>
        </table:table-row>
        <table:table-row table:style-name="ro1">
          <table:table-cell office:value-type="float" office:value="24307">
            <text:p>24307</text:p>
          </table:table-cell>
          <table:table-cell office:value-type="string">
            <text:p>Kora Kamienna 1t. - 32-64</text:p>
          </table:table-cell>
        </table:table-row>
        <table:table-row table:style-name="ro2">
          <table:table-cell office:value-type="float" office:value="24309">
            <text:p>24309</text:p>
          </table:table-cell>
          <table:table-cell office:value-type="string">
            <text:p>Natural 1t. - 16-22</text:p>
          </table:table-cell>
        </table:table-row>
        <table:table-row table:style-name="ro2">
          <table:table-cell office:value-type="float" office:value="24310">
            <text:p>24310</text:p>
          </table:table-cell>
          <table:table-cell office:value-type="string">
            <text:p>Natural 1t. - 20-40</text:p>
          </table:table-cell>
        </table:table-row>
        <table:table-row table:style-name="ro2">
          <table:table-cell office:value-type="float" office:value="24311">
            <text:p>24311</text:p>
          </table:table-cell>
          <table:table-cell office:value-type="string">
            <text:p>Paloma 1t. - 16-22</text:p>
          </table:table-cell>
        </table:table-row>
        <table:table-row table:style-name="ro2">
          <table:table-cell office:value-type="float" office:value="24312">
            <text:p>24312</text:p>
          </table:table-cell>
          <table:table-cell office:value-type="string">
            <text:p>Paloma 1t. - 20-40</text:p>
          </table:table-cell>
        </table:table-row>
        <table:table-row table:style-name="ro1">
          <table:table-cell office:value-type="float" office:value="24313">
            <text:p>24313</text:p>
          </table:table-cell>
          <table:table-cell office:value-type="string">
            <text:p>White Angel 1t. - 10-20</text:p>
          </table:table-cell>
        </table:table-row>
        <table:table-row table:style-name="ro1">
          <table:table-cell office:value-type="float" office:value="24314">
            <text:p>24314</text:p>
          </table:table-cell>
          <table:table-cell office:value-type="string">
            <text:p>White Angel 1t. - 20-40</text:p>
          </table:table-cell>
        </table:table-row>
        <table:table-row table:style-name="ro1">
          <table:table-cell office:value-type="float" office:value="24315">
            <text:p>24315</text:p>
          </table:table-cell>
          <table:table-cell office:value-type="string">
            <text:p>White Angel 1t. - 40-80</text:p>
          </table:table-cell>
        </table:table-row>
        <table:table-row table:style-name="ro1">
          <table:table-cell office:value-type="float" office:value="24316">
            <text:p>24316</text:p>
          </table:table-cell>
          <table:table-cell office:value-type="string">
            <text:p>White Angel 1t. - 50-100</text:p>
          </table:table-cell>
        </table:table-row>
        <table:table-row table:style-name="ro1">
          <table:table-cell office:value-type="float" office:value="24317">
            <text:p>24317</text:p>
          </table:table-cell>
          <table:table-cell office:value-type="string">
            <text:p>White Angel 1t. - 100-300</text:p>
          </table:table-cell>
        </table:table-row>
        <table:table-row table:style-name="ro1">
          <table:table-cell office:value-type="float" office:value="24318">
            <text:p>24318</text:p>
          </table:table-cell>
          <table:table-cell office:value-type="string">
            <text:p>White Angel 1t. - 300-500</text:p>
          </table:table-cell>
        </table:table-row>
        <table:table-row table:style-name="ro1">
          <table:table-cell office:value-type="float" office:value="24319">
            <text:p>24319</text:p>
          </table:table-cell>
          <table:table-cell office:value-type="string">
            <text:p>Kalcyt 1t. - 20-40</text:p>
          </table:table-cell>
        </table:table-row>
        <table:table-row table:style-name="ro1">
          <table:table-cell office:value-type="float" office:value="24320">
            <text:p>24320</text:p>
          </table:table-cell>
          <table:table-cell office:value-type="string">
            <text:p>Kalcyt 1t. - 40-80</text:p>
          </table:table-cell>
        </table:table-row>
        <table:table-row table:style-name="ro1">
          <table:table-cell office:value-type="float" office:value="24323">
            <text:p>24323</text:p>
          </table:table-cell>
          <table:table-cell office:value-type="string">
            <text:p>Bianco Carrara 1t. - 15-25</text:p>
          </table:table-cell>
        </table:table-row>
        <table:table-row table:style-name="ro1">
          <table:table-cell office:value-type="float" office:value="24324">
            <text:p>24324</text:p>
          </table:table-cell>
          <table:table-cell office:value-type="string">
            <text:p>Bianco Carrara 1t. - 25-40</text:p>
          </table:table-cell>
        </table:table-row>
        <table:table-row table:style-name="ro1">
          <table:table-cell office:value-type="float" office:value="24325">
            <text:p>24325</text:p>
          </table:table-cell>
          <table:table-cell office:value-type="string">
            <text:p>Bianco Carrara 1t. - 40-60</text:p>
          </table:table-cell>
        </table:table-row>
        <table:table-row table:style-name="ro2">
          <table:table-cell office:value-type="float" office:value="24329">
            <text:p>24329</text:p>
          </table:table-cell>
          <table:table-cell office:value-type="string">
            <text:p>Rosso Verona 1t. - 15-25</text:p>
          </table:table-cell>
        </table:table-row>
        <table:table-row table:style-name="ro2">
          <table:table-cell office:value-type="float" office:value="24330">
            <text:p>24330</text:p>
          </table:table-cell>
          <table:table-cell office:value-type="string">
            <text:p>Rosso Verona 1t. - 25-40</text:p>
          </table:table-cell>
        </table:table-row>
        <table:table-row table:style-name="ro1">
          <table:table-cell office:value-type="float" office:value="24331">
            <text:p>24331</text:p>
          </table:table-cell>
          <table:table-cell office:value-type="string">
            <text:p>Marmur Czarny 1t. - 20-40</text:p>
          </table:table-cell>
        </table:table-row>
        <table:table-row table:style-name="ro1">
          <table:table-cell office:value-type="float" office:value="24332">
            <text:p>24332</text:p>
          </table:table-cell>
          <table:table-cell office:value-type="string">
            <text:p>Marmur Czarny 1t. - 40-80</text:p>
          </table:table-cell>
        </table:table-row>
        <table:table-row table:style-name="ro2">
          <table:table-cell office:value-type="float" office:value="24333">
            <text:p>24333</text:p>
          </table:table-cell>
          <table:table-cell office:value-type="string">
            <text:p>Nero Ebano 1t. - 15-25</text:p>
          </table:table-cell>
        </table:table-row>
        <table:table-row table:style-name="ro2">
          <table:table-cell office:value-type="float" office:value="24334">
            <text:p>24334</text:p>
          </table:table-cell>
          <table:table-cell office:value-type="string">
            <text:p>Nero Ebano 1t. - 25-40</text:p>
          </table:table-cell>
        </table:table-row>
        <table:table-row table:style-name="ro2">
          <table:table-cell office:value-type="float" office:value="24335">
            <text:p>24335</text:p>
          </table:table-cell>
          <table:table-cell office:value-type="string">
            <text:p>Nero Ebano 1t. - 40-60</text:p>
          </table:table-cell>
        </table:table-row>
        <table:table-row table:style-name="ro1">
          <table:table-cell office:value-type="float" office:value="24336">
            <text:p>24336</text:p>
          </table:table-cell>
          <table:table-cell office:value-type="string">
            <text:p>Cherry 1t. - 20-40</text:p>
          </table:table-cell>
        </table:table-row>
        <table:table-row table:style-name="ro1">
          <table:table-cell office:value-type="float" office:value="24337">
            <text:p>24337</text:p>
          </table:table-cell>
          <table:table-cell office:value-type="string">
            <text:p>Cherry 1t. - 40-80</text:p>
          </table:table-cell>
        </table:table-row>
        <table:table-row table:style-name="ro1">
          <table:table-cell office:value-type="float" office:value="24350">
            <text:p>24350</text:p>
          </table:table-cell>
          <table:table-cell office:value-type="string">
            <text:p>Bianco Carrara 25kg. - 15-25</text:p>
          </table:table-cell>
        </table:table-row>
        <table:table-row table:style-name="ro1">
          <table:table-cell office:value-type="float" office:value="24351">
            <text:p>24351</text:p>
          </table:table-cell>
          <table:table-cell office:value-type="string">
            <text:p>Bianco Carrara 25kg. - 25-40</text:p>
          </table:table-cell>
        </table:table-row>
        <table:table-row table:style-name="ro1">
          <table:table-cell office:value-type="float" office:value="24352">
            <text:p>24352</text:p>
          </table:table-cell>
          <table:table-cell office:value-type="string">
            <text:p>Bianco Carrara 25kg. - 40-60</text:p>
          </table:table-cell>
        </table:table-row>
        <table:table-row table:style-name="ro1">
          <table:table-cell office:value-type="float" office:value="24452">
            <text:p>24452</text:p>
          </table:table-cell>
          <table:table-cell office:value-type="string">
            <text:p>Daszek CPDD Joniec 47x47x7 - kremowy gładki</text:p>
          </table:table-cell>
        </table:table-row>
        <table:table-row table:style-name="ro2">
          <table:table-cell office:value-type="float" office:value="24628">
            <text:p>24628</text:p>
          </table:table-cell>
          <table:table-cell office:value-type="string">
            <text:p>Commix</text:p>
          </table:table-cell>
        </table:table-row>
        <table:table-row table:style-name="ro2">
          <table:table-cell office:value-type="float" office:value="24636">
            <text:p>24636</text:p>
          </table:table-cell>
          <table:table-cell office:value-type="string">
            <text:p>Commix - boho</text:p>
          </table:table-cell>
        </table:table-row>
        <table:table-row table:style-name="ro2">
          <table:table-cell office:value-type="float" office:value="24637">
            <text:p>24637</text:p>
          </table:table-cell>
          <table:table-cell office:value-type="string">
            <text:p>Commix - taupe</text:p>
          </table:table-cell>
        </table:table-row>
        <table:table-row table:style-name="ro2">
          <table:table-cell office:value-type="float" office:value="24638">
            <text:p>24638</text:p>
          </table:table-cell>
          <table:table-cell office:value-type="string">
            <text:p>Commix - grafitowy</text:p>
          </table:table-cell>
        </table:table-row>
        <table:table-row table:style-name="ro2">
          <table:table-cell office:value-type="float" office:value="24639">
            <text:p>24639</text:p>
          </table:table-cell>
          <table:table-cell office:value-type="string">
            <text:p>Commix - hawaii</text:p>
          </table:table-cell>
        </table:table-row>
        <table:table-row table:style-name="ro2">
          <table:table-cell office:value-type="float" office:value="24640">
            <text:p>24640</text:p>
          </table:table-cell>
          <table:table-cell office:value-type="string">
            <text:p>Commix - latte</text:p>
          </table:table-cell>
        </table:table-row>
        <table:table-row table:style-name="ro2">
          <table:table-cell office:value-type="float" office:value="24641">
            <text:p>24641</text:p>
          </table:table-cell>
          <table:table-cell office:value-type="string">
            <text:p>Commix - nerino</text:p>
          </table:table-cell>
        </table:table-row>
        <table:table-row table:style-name="ro1">
          <table:table-cell office:value-type="float" office:value="24819">
            <text:p>24819</text:p>
          </table:table-cell>
          <table:table-cell office:value-type="string">
            <text:p>Kaucja paleta SOMMER</text:p>
          </table:table-cell>
        </table:table-row>
        <table:table-row table:style-name="ro1">
          <table:table-cell office:value-type="float" office:value="24905">
            <text:p>24905</text:p>
          </table:table-cell>
          <table:table-cell office:value-type="string">
            <text:p>Kaucja paleta LOCINOX</text:p>
          </table:table-cell>
        </table:table-row>
        <table:table-row table:style-name="ro2">
          <table:table-cell office:value-type="float" office:value="24943">
            <text:p>24943</text:p>
          </table:table-cell>
          <table:table-cell office:value-type="string">
            <text:p>Galico monocolor 8</text:p>
          </table:table-cell>
        </table:table-row>
        <table:table-row table:style-name="ro2">
          <table:table-cell office:value-type="float" office:value="24944">
            <text:p>24944</text:p>
          </table:table-cell>
          <table:table-cell office:value-type="string">
            <text:p>Hexo ECO monocolor 40x35x8</text:p>
          </table:table-cell>
        </table:table-row>
        <table:table-row table:style-name="ro2">
          <table:table-cell office:value-type="float" office:value="24945">
            <text:p>24945</text:p>
          </table:table-cell>
          <table:table-cell office:value-type="string">
            <text:p>Hexo monocolor 40x35x8</text:p>
          </table:table-cell>
        </table:table-row>
        <table:table-row table:style-name="ro2">
          <table:table-cell office:value-type="float" office:value="24946">
            <text:p>24946</text:p>
          </table:table-cell>
          <table:table-cell office:value-type="string">
            <text:p>Stream Line monocolor 10</text:p>
          </table:table-cell>
        </table:table-row>
        <table:table-row table:style-name="ro2">
          <table:table-cell office:value-type="float" office:value="24947">
            <text:p>24947</text:p>
          </table:table-cell>
          <table:table-cell office:value-type="string">
            <text:p>Vertigo monocolor 20x20x8</text:p>
          </table:table-cell>
        </table:table-row>
        <table:table-row table:style-name="ro2">
          <table:table-cell office:value-type="float" office:value="24948">
            <text:p>24948</text:p>
          </table:table-cell>
          <table:table-cell office:value-type="string">
            <text:p>Vertigo Lungo monocolor 20x60x8</text:p>
          </table:table-cell>
        </table:table-row>
        <table:table-row table:style-name="ro2">
          <table:table-cell office:value-type="float" office:value="24949">
            <text:p>24949</text:p>
          </table:table-cell>
          <table:table-cell office:value-type="string">
            <text:p>Modulo colormix 6</text:p>
          </table:table-cell>
        </table:table-row>
        <table:table-row table:style-name="ro2">
          <table:table-cell office:value-type="float" office:value="24950">
            <text:p>24950</text:p>
          </table:table-cell>
          <table:table-cell office:value-type="string">
            <text:p>Modulo monocolor 6</text:p>
          </table:table-cell>
        </table:table-row>
        <table:table-row table:style-name="ro2">
          <table:table-cell office:value-type="float" office:value="24951">
            <text:p>24951</text:p>
          </table:table-cell>
          <table:table-cell office:value-type="string">
            <text:p>Via Trio aspero 8</text:p>
          </table:table-cell>
        </table:table-row>
        <table:table-row table:style-name="ro2">
          <table:table-cell office:value-type="float" office:value="24952">
            <text:p>24952</text:p>
          </table:table-cell>
          <table:table-cell office:value-type="string">
            <text:p>Via Trio monocolor 8</text:p>
          </table:table-cell>
        </table:table-row>
        <table:table-row table:style-name="ro1">
          <table:table-cell office:value-type="float" office:value="24953">
            <text:p>24953</text:p>
          </table:table-cell>
          <table:table-cell office:value-type="string">
            <text:p>Via Trio PHA 8</text:p>
          </table:table-cell>
        </table:table-row>
        <table:table-row table:style-name="ro2">
          <table:table-cell office:value-type="float" office:value="24954">
            <text:p>24954</text:p>
          </table:table-cell>
          <table:table-cell office:value-type="string">
            <text:p>Via Trio colormix 8</text:p>
          </table:table-cell>
        </table:table-row>
        <table:table-row table:style-name="ro2">
          <table:table-cell office:value-type="float" office:value="24955">
            <text:p>24955</text:p>
          </table:table-cell>
          <table:table-cell office:value-type="string">
            <text:p>Atrio antico 8</text:p>
          </table:table-cell>
        </table:table-row>
        <table:table-row table:style-name="ro2">
          <table:table-cell office:value-type="float" office:value="24956">
            <text:p>24956</text:p>
          </table:table-cell>
          <table:table-cell office:value-type="string">
            <text:p>Mini Trio aspero 6</text:p>
          </table:table-cell>
        </table:table-row>
        <table:table-row table:style-name="ro2">
          <table:table-cell office:value-type="float" office:value="24957">
            <text:p>24957</text:p>
          </table:table-cell>
          <table:table-cell office:value-type="string">
            <text:p>Mini Trio aspero 8</text:p>
          </table:table-cell>
        </table:table-row>
        <table:table-row table:style-name="ro2">
          <table:table-cell office:value-type="float" office:value="24958">
            <text:p>24958</text:p>
          </table:table-cell>
          <table:table-cell office:value-type="string">
            <text:p>Mini Trio monocolor 6</text:p>
          </table:table-cell>
        </table:table-row>
        <table:table-row table:style-name="ro2">
          <table:table-cell office:value-type="float" office:value="24959">
            <text:p>24959</text:p>
          </table:table-cell>
          <table:table-cell office:value-type="string">
            <text:p>Mini Trio monocolor 8</text:p>
          </table:table-cell>
        </table:table-row>
        <table:table-row table:style-name="ro2">
          <table:table-cell office:value-type="float" office:value="24960">
            <text:p>24960</text:p>
          </table:table-cell>
          <table:table-cell office:value-type="string">
            <text:p>Mini Trio colormix 6</text:p>
          </table:table-cell>
        </table:table-row>
        <table:table-row table:style-name="ro2">
          <table:table-cell office:value-type="float" office:value="24961">
            <text:p>24961</text:p>
          </table:table-cell>
          <table:table-cell office:value-type="string">
            <text:p>Mini Trio colormix 8</text:p>
          </table:table-cell>
        </table:table-row>
        <table:table-row table:style-name="ro2">
          <table:table-cell office:value-type="float" office:value="24962">
            <text:p>24962</text:p>
          </table:table-cell>
          <table:table-cell office:value-type="string">
            <text:p>Durango antico 6</text:p>
          </table:table-cell>
        </table:table-row>
        <table:table-row table:style-name="ro2">
          <table:table-cell office:value-type="float" office:value="24963">
            <text:p>24963</text:p>
          </table:table-cell>
          <table:table-cell office:value-type="string">
            <text:p>Imola colormix 6</text:p>
          </table:table-cell>
        </table:table-row>
        <table:table-row table:style-name="ro2">
          <table:table-cell office:value-type="float" office:value="24964">
            <text:p>24964</text:p>
          </table:table-cell>
          <table:table-cell office:value-type="string">
            <text:p>Tract antico 8</text:p>
          </table:table-cell>
        </table:table-row>
        <table:table-row table:style-name="ro2">
          <table:table-cell office:value-type="float" office:value="24965">
            <text:p>24965</text:p>
          </table:table-cell>
          <table:table-cell office:value-type="string">
            <text:p>Stone Road monocolor 8</text:p>
          </table:table-cell>
        </table:table-row>
        <table:table-row table:style-name="ro2">
          <table:table-cell office:value-type="float" office:value="24966">
            <text:p>24966</text:p>
          </table:table-cell>
          <table:table-cell office:value-type="string">
            <text:p>Romano antico 6</text:p>
          </table:table-cell>
        </table:table-row>
        <table:table-row table:style-name="ro2">
          <table:table-cell office:value-type="float" office:value="24967">
            <text:p>24967</text:p>
          </table:table-cell>
          <table:table-cell office:value-type="string">
            <text:p>Piccola colormix 6</text:p>
          </table:table-cell>
        </table:table-row>
        <table:table-row table:style-name="ro2">
          <table:table-cell office:value-type="float" office:value="24968">
            <text:p>24968</text:p>
          </table:table-cell>
          <table:table-cell office:value-type="string">
            <text:p>Piccola elegante 6</text:p>
          </table:table-cell>
        </table:table-row>
        <table:table-row table:style-name="ro2">
          <table:table-cell office:value-type="float" office:value="24969">
            <text:p>24969</text:p>
          </table:table-cell>
          <table:table-cell office:value-type="string">
            <text:p>Qubo antico 8</text:p>
          </table:table-cell>
        </table:table-row>
        <table:table-row table:style-name="ro2">
          <table:table-cell office:value-type="float" office:value="24970">
            <text:p>24970</text:p>
          </table:table-cell>
          <table:table-cell office:value-type="string">
            <text:p>Mattone antico 8</text:p>
          </table:table-cell>
        </table:table-row>
        <table:table-row table:style-name="ro2">
          <table:table-cell office:value-type="float" office:value="24971">
            <text:p>24971</text:p>
          </table:table-cell>
          <table:table-cell office:value-type="string">
            <text:p>Quadra monocolor 8</text:p>
          </table:table-cell>
        </table:table-row>
        <table:table-row table:style-name="ro2">
          <table:table-cell office:value-type="float" office:value="24972">
            <text:p>24972</text:p>
          </table:table-cell>
          <table:table-cell office:value-type="string">
            <text:p>Quadra elegante (20x20; 20x30) 6</text:p>
          </table:table-cell>
        </table:table-row>
        <table:table-row table:style-name="ro2">
          <table:table-cell office:value-type="float" office:value="24973">
            <text:p>24973</text:p>
          </table:table-cell>
          <table:table-cell office:value-type="string">
            <text:p>Quadra elegante (20x20; 20x30) 8</text:p>
          </table:table-cell>
        </table:table-row>
        <table:table-row table:style-name="ro2">
          <table:table-cell office:value-type="float" office:value="24974">
            <text:p>24974</text:p>
          </table:table-cell>
          <table:table-cell office:value-type="string">
            <text:p>Merano antico 6</text:p>
          </table:table-cell>
        </table:table-row>
        <table:table-row table:style-name="ro2">
          <table:table-cell office:value-type="float" office:value="24975">
            <text:p>24975</text:p>
          </table:table-cell>
          <table:table-cell office:value-type="string">
            <text:p>Akropol colormix 6</text:p>
          </table:table-cell>
        </table:table-row>
        <table:table-row table:style-name="ro2">
          <table:table-cell office:value-type="float" office:value="24976">
            <text:p>24976</text:p>
          </table:table-cell>
          <table:table-cell office:value-type="string">
            <text:p>Akropol colormix 8</text:p>
          </table:table-cell>
        </table:table-row>
        <table:table-row table:style-name="ro2">
          <table:table-cell office:value-type="float" office:value="24977">
            <text:p>24977</text:p>
          </table:table-cell>
          <table:table-cell office:value-type="string">
            <text:p>Akropol elegante 6</text:p>
          </table:table-cell>
        </table:table-row>
        <table:table-row table:style-name="ro2">
          <table:table-cell office:value-type="float" office:value="24978">
            <text:p>24978</text:p>
          </table:table-cell>
          <table:table-cell office:value-type="string">
            <text:p>Synergio monocolor 10</text:p>
          </table:table-cell>
        </table:table-row>
        <table:table-row table:style-name="ro2">
          <table:table-cell office:value-type="float" office:value="24979">
            <text:p>24979</text:p>
          </table:table-cell>
          <table:table-cell office:value-type="string">
            <text:p>Karre monocolor 50x50x7</text:p>
          </table:table-cell>
        </table:table-row>
        <table:table-row table:style-name="ro2">
          <table:table-cell office:value-type="float" office:value="24980">
            <text:p>24980</text:p>
          </table:table-cell>
          <table:table-cell office:value-type="string">
            <text:p>Innovatio colormix 8</text:p>
          </table:table-cell>
        </table:table-row>
        <table:table-row table:style-name="ro2">
          <table:table-cell office:value-type="float" office:value="24981">
            <text:p>24981</text:p>
          </table:table-cell>
          <table:table-cell office:value-type="string">
            <text:p>Calcario 20x20x3</text:p>
          </table:table-cell>
        </table:table-row>
        <table:table-row table:style-name="ro2">
          <table:table-cell office:value-type="float" office:value="24982">
            <text:p>24982</text:p>
          </table:table-cell>
          <table:table-cell office:value-type="string">
            <text:p>Calcario 20x40x3</text:p>
          </table:table-cell>
        </table:table-row>
        <table:table-row table:style-name="ro2">
          <table:table-cell office:value-type="float" office:value="24983">
            <text:p>24983</text:p>
          </table:table-cell>
          <table:table-cell office:value-type="string">
            <text:p>Calcario 40x40x3</text:p>
          </table:table-cell>
        </table:table-row>
        <table:table-row table:style-name="ro2">
          <table:table-cell office:value-type="float" office:value="24984">
            <text:p>24984</text:p>
          </table:table-cell>
          <table:table-cell office:value-type="string">
            <text:p>Calcario 60x40x3</text:p>
          </table:table-cell>
        </table:table-row>
        <table:table-row table:style-name="ro2">
          <table:table-cell office:value-type="float" office:value="24985">
            <text:p>24985</text:p>
          </table:table-cell>
          <table:table-cell office:value-type="string">
            <text:p>Piedra 44,6x59,6x3,5</text:p>
          </table:table-cell>
        </table:table-row>
        <table:table-row table:style-name="ro1">
          <table:table-cell office:value-type="float" office:value="24986">
            <text:p>24986</text:p>
          </table:table-cell>
          <table:table-cell office:value-type="string">
            <text:p>Madera 78,5x20x5</text:p>
          </table:table-cell>
        </table:table-row>
        <table:table-row table:style-name="ro1">
          <table:table-cell office:value-type="float" office:value="24987">
            <text:p>24987</text:p>
          </table:table-cell>
          <table:table-cell office:value-type="string">
            <text:p>Trawertyn 60x40x4</text:p>
          </table:table-cell>
        </table:table-row>
        <table:table-row table:style-name="ro1">
          <table:table-cell office:value-type="float" office:value="24988">
            <text:p>24988</text:p>
          </table:table-cell>
          <table:table-cell office:value-type="string">
            <text:p>Trawertyn 60x60x4</text:p>
          </table:table-cell>
        </table:table-row>
        <table:table-row table:style-name="ro1">
          <table:table-cell office:value-type="float" office:value="24989">
            <text:p>24989</text:p>
          </table:table-cell>
          <table:table-cell office:value-type="string">
            <text:p>Trawertyn 80x20x5</text:p>
          </table:table-cell>
        </table:table-row>
        <table:table-row table:style-name="ro2">
          <table:table-cell office:value-type="float" office:value="24990">
            <text:p>24990</text:p>
          </table:table-cell>
          <table:table-cell office:value-type="string">
            <text:p>Venetia - prostokąt 3,5</text:p>
          </table:table-cell>
        </table:table-row>
        <table:table-row table:style-name="ro2">
          <table:table-cell office:value-type="float" office:value="24991">
            <text:p>24991</text:p>
          </table:table-cell>
          <table:table-cell office:value-type="string">
            <text:p>Venetia - małe koło 3,5</text:p>
          </table:table-cell>
        </table:table-row>
        <table:table-row table:style-name="ro2">
          <table:table-cell office:value-type="float" office:value="24992">
            <text:p>24992</text:p>
          </table:table-cell>
          <table:table-cell office:value-type="string">
            <text:p>Venetia - narożniki 3,5</text:p>
          </table:table-cell>
        </table:table-row>
        <table:table-row table:style-name="ro2">
          <table:table-cell office:value-type="float" office:value="24993">
            <text:p>24993</text:p>
          </table:table-cell>
          <table:table-cell office:value-type="string">
            <text:p>Quadra MAXI 80x80x8</text:p>
          </table:table-cell>
        </table:table-row>
        <table:table-row table:style-name="ro1">
          <table:table-cell office:value-type="float" office:value="24994">
            <text:p>24994</text:p>
          </table:table-cell>
          <table:table-cell office:value-type="string">
            <text:p>Maxima 80x80x8</text:p>
          </table:table-cell>
        </table:table-row>
        <table:table-row table:style-name="ro1">
          <table:table-cell office:value-type="float" office:value="24995">
            <text:p>24995</text:p>
          </table:table-cell>
          <table:table-cell office:value-type="string">
            <text:p>Maxima Trio bez fug 40x80x8</text:p>
          </table:table-cell>
        </table:table-row>
        <table:table-row table:style-name="ro2">
          <table:table-cell office:value-type="float" office:value="24996">
            <text:p>24996</text:p>
          </table:table-cell>
          <table:table-cell office:value-type="string">
            <text:p>Maxima Rigato 80x40x8</text:p>
          </table:table-cell>
        </table:table-row>
        <table:table-row table:style-name="ro2">
          <table:table-cell office:value-type="float" office:value="24997">
            <text:p>24997</text:p>
          </table:table-cell>
          <table:table-cell office:value-type="string">
            <text:p>Maxima Lungo 80x20x8</text:p>
          </table:table-cell>
        </table:table-row>
        <table:table-row table:style-name="ro1">
          <table:table-cell office:value-type="float" office:value="24998">
            <text:p>24998</text:p>
          </table:table-cell>
          <table:table-cell office:value-type="string">
            <text:p>Maxima Slim 80x10x10</text:p>
          </table:table-cell>
        </table:table-row>
        <table:table-row table:style-name="ro1">
          <table:table-cell office:value-type="float" office:value="24999">
            <text:p>24999</text:p>
          </table:table-cell>
          <table:table-cell office:value-type="string">
            <text:p>Maxima Grande 120x40x10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office:value-type="string">
            <text:p>Maxima Molto 120x20x10</text:p>
          </table:table-cell>
        </table:table-row>
        <table:table-row table:style-name="ro2">
          <table:table-cell office:value-type="float" office:value="25001">
            <text:p>25001</text:p>
          </table:table-cell>
          <table:table-cell office:value-type="string">
            <text:p>Nau 30x120x2</text:p>
          </table:table-cell>
        </table:table-row>
        <table:table-row table:style-name="ro2">
          <table:table-cell office:value-type="float" office:value="25002">
            <text:p>25002</text:p>
          </table:table-cell>
          <table:table-cell office:value-type="string">
            <text:p>Nau 60x60x2</text:p>
          </table:table-cell>
        </table:table-row>
        <table:table-row table:style-name="ro2">
          <table:table-cell office:value-type="float" office:value="25003">
            <text:p>25003</text:p>
          </table:table-cell>
          <table:table-cell office:value-type="string">
            <text:p>Nau 19,7x120x2</text:p>
          </table:table-cell>
        </table:table-row>
        <table:table-row table:style-name="ro2">
          <table:table-cell office:value-type="float" office:value="25004">
            <text:p>25004</text:p>
          </table:table-cell>
          <table:table-cell office:value-type="string">
            <text:p>Signature 30x120x2</text:p>
          </table:table-cell>
        </table:table-row>
        <table:table-row table:style-name="ro2">
          <table:table-cell office:value-type="float" office:value="25005">
            <text:p>25005</text:p>
          </table:table-cell>
          <table:table-cell office:value-type="string">
            <text:p>Sundeck 60x60x2</text:p>
          </table:table-cell>
        </table:table-row>
        <table:table-row table:style-name="ro2">
          <table:table-cell office:value-type="float" office:value="25006">
            <text:p>25006</text:p>
          </table:table-cell>
          <table:table-cell office:value-type="string">
            <text:p>Sundeck 30x120x2</text:p>
          </table:table-cell>
        </table:table-row>
        <table:table-row table:style-name="ro2">
          <table:table-cell office:value-type="float" office:value="25007">
            <text:p>25007</text:p>
          </table:table-cell>
          <table:table-cell office:value-type="string">
            <text:p>Glocal 120x120x2</text:p>
          </table:table-cell>
        </table:table-row>
        <table:table-row table:style-name="ro2">
          <table:table-cell office:value-type="float" office:value="25008">
            <text:p>25008</text:p>
          </table:table-cell>
          <table:table-cell office:value-type="string">
            <text:p>Glocal 60x120x2</text:p>
          </table:table-cell>
        </table:table-row>
        <table:table-row table:style-name="ro2">
          <table:table-cell office:value-type="float" office:value="25009">
            <text:p>25009</text:p>
          </table:table-cell>
          <table:table-cell office:value-type="string">
            <text:p>Glocal 90x90x2</text:p>
          </table:table-cell>
        </table:table-row>
        <table:table-row table:style-name="ro2">
          <table:table-cell office:value-type="float" office:value="25010">
            <text:p>25010</text:p>
          </table:table-cell>
          <table:table-cell office:value-type="string">
            <text:p>Glocal 60x60x2</text:p>
          </table:table-cell>
        </table:table-row>
        <table:table-row table:style-name="ro2">
          <table:table-cell office:value-type="float" office:value="25011">
            <text:p>25011</text:p>
          </table:table-cell>
          <table:table-cell office:value-type="string">
            <text:p>Officine 60x60x2</text:p>
          </table:table-cell>
        </table:table-row>
        <table:table-row table:style-name="ro2">
          <table:table-cell office:value-type="float" office:value="25012">
            <text:p>25012</text:p>
          </table:table-cell>
          <table:table-cell office:value-type="string">
            <text:p>Officine 90x90x2</text:p>
          </table:table-cell>
        </table:table-row>
        <table:table-row table:style-name="ro2">
          <table:table-cell office:value-type="float" office:value="25013">
            <text:p>25013</text:p>
          </table:table-cell>
          <table:table-cell office:value-type="string">
            <text:p>Officine 40x120x2</text:p>
          </table:table-cell>
        </table:table-row>
        <table:table-row table:style-name="ro2">
          <table:table-cell office:value-type="float" office:value="25014">
            <text:p>25014</text:p>
          </table:table-cell>
          <table:table-cell office:value-type="string">
            <text:p>Quarziti 2.0 45x90x2</text:p>
          </table:table-cell>
        </table:table-row>
        <table:table-row table:style-name="ro2">
          <table:table-cell office:value-type="float" office:value="25015">
            <text:p>25015</text:p>
          </table:table-cell>
          <table:table-cell office:value-type="string">
            <text:p>Quarziti 2.0 60x60x2</text:p>
          </table:table-cell>
        </table:table-row>
        <table:table-row table:style-name="ro2">
          <table:table-cell office:value-type="float" office:value="25016">
            <text:p>25016</text:p>
          </table:table-cell>
          <table:table-cell office:value-type="string">
            <text:p>Quarziti 2.0 60x120x2</text:p>
          </table:table-cell>
        </table:table-row>
        <table:table-row table:style-name="ro2">
          <table:table-cell office:value-type="float" office:value="25017">
            <text:p>25017</text:p>
          </table:table-cell>
          <table:table-cell office:value-type="string">
            <text:p>Quarziti 2.0 30x60x2</text:p>
          </table:table-cell>
        </table:table-row>
        <table:table-row table:style-name="ro2">
          <table:table-cell office:value-type="float" office:value="25018">
            <text:p>25018</text:p>
          </table:table-cell>
          <table:table-cell office:value-type="string">
            <text:p>Aristoni 60x60x2</text:p>
          </table:table-cell>
        </table:table-row>
        <table:table-row table:style-name="ro1">
          <table:table-cell office:value-type="float" office:value="25019">
            <text:p>25019</text:p>
          </table:table-cell>
          <table:table-cell office:value-type="string">
            <text:p>Stones 2.0 60x60x2</text:p>
          </table:table-cell>
        </table:table-row>
        <table:table-row table:style-name="ro1">
          <table:table-cell office:value-type="float" office:value="25020">
            <text:p>25020</text:p>
          </table:table-cell>
          <table:table-cell office:value-type="string">
            <text:p>Stones 2.0 90x90x2</text:p>
          </table:table-cell>
        </table:table-row>
        <table:table-row table:style-name="ro1">
          <table:table-cell office:value-type="float" office:value="25021">
            <text:p>25021</text:p>
          </table:table-cell>
          <table:table-cell office:value-type="string">
            <text:p>Stones 2.0 60x120x2</text:p>
          </table:table-cell>
        </table:table-row>
        <table:table-row table:style-name="ro2">
          <table:table-cell office:value-type="float" office:value="25022">
            <text:p>25022</text:p>
          </table:table-cell>
          <table:table-cell office:value-type="string">
            <text:p>Sedimento 60x60x2</text:p>
          </table:table-cell>
        </table:table-row>
        <table:table-row table:style-name="ro2">
          <table:table-cell office:value-type="float" office:value="25023">
            <text:p>25023</text:p>
          </table:table-cell>
          <table:table-cell office:value-type="string">
            <text:p>Unico 33x60x2</text:p>
          </table:table-cell>
        </table:table-row>
        <table:table-row table:style-name="ro2">
          <table:table-cell office:value-type="float" office:value="25024">
            <text:p>25024</text:p>
          </table:table-cell>
          <table:table-cell office:value-type="string">
            <text:p>Rift 10,5x45x2</text:p>
          </table:table-cell>
        </table:table-row>
        <table:table-row table:style-name="ro2">
          <table:table-cell office:value-type="float" office:value="25025">
            <text:p>25025</text:p>
          </table:table-cell>
          <table:table-cell office:value-type="string">
            <text:p>Twenty 60x60x2</text:p>
          </table:table-cell>
        </table:table-row>
        <table:table-row table:style-name="ro1">
          <table:table-cell office:value-type="float" office:value="25026">
            <text:p>25026</text:p>
          </table:table-cell>
          <table:table-cell office:value-type="string">
            <text:p>Stopień Maxima 100x35x15</text:p>
          </table:table-cell>
        </table:table-row>
        <table:table-row table:style-name="ro1">
          <table:table-cell office:value-type="float" office:value="25027">
            <text:p>25027</text:p>
          </table:table-cell>
          <table:table-cell office:value-type="string">
            <text:p>Stopień Split 100x40x15</text:p>
          </table:table-cell>
        </table:table-row>
        <table:table-row table:style-name="ro1">
          <table:table-cell office:value-type="float" office:value="25028">
            <text:p>25028</text:p>
          </table:table-cell>
          <table:table-cell office:value-type="string">
            <text:p>Stopień Trawertyn 78,5x35x15</text:p>
          </table:table-cell>
        </table:table-row>
        <table:table-row table:style-name="ro1">
          <table:table-cell office:value-type="float" office:value="25029">
            <text:p>25029</text:p>
          </table:table-cell>
          <table:table-cell office:value-type="string">
            <text:p>Stopień Madera 78,5x40x15</text:p>
          </table:table-cell>
        </table:table-row>
        <table:table-row table:style-name="ro2">
          <table:table-cell office:value-type="float" office:value="25030">
            <text:p>25030</text:p>
          </table:table-cell>
          <table:table-cell office:value-type="string">
            <text:p>Ogrodzenie Split Bloczek dwustronnnie splitowany 19x38x14</text:p>
          </table:table-cell>
        </table:table-row>
        <table:table-row table:style-name="ro2">
          <table:table-cell office:value-type="float" office:value="25031">
            <text:p>25031</text:p>
          </table:table-cell>
          <table:table-cell office:value-type="string">
            <text:p>Ogrodzenie Split Bloczek trzystronnnie splitowany 19x38x14</text:p>
          </table:table-cell>
        </table:table-row>
        <table:table-row table:style-name="ro2">
          <table:table-cell office:value-type="float" office:value="25032">
            <text:p>25032</text:p>
          </table:table-cell>
          <table:table-cell office:value-type="string">
            <text:p>Ogrodzenie Split Bloczek czterostronnnie splitowany 19x38x14</text:p>
          </table:table-cell>
        </table:table-row>
        <table:table-row table:style-name="ro2">
          <table:table-cell office:value-type="float" office:value="25033">
            <text:p>25033</text:p>
          </table:table-cell>
          <table:table-cell office:value-type="string">
            <text:p>Ogrodzenie Split Bloczek połówkowy trójstronnie splitowany 19x19x14</text:p>
          </table:table-cell>
        </table:table-row>
        <table:table-row table:style-name="ro2">
          <table:table-cell office:value-type="float" office:value="25034">
            <text:p>25034</text:p>
          </table:table-cell>
          <table:table-cell office:value-type="string">
            <text:p>Ogrodzenie Split Daszek dwuspadowy splitowany 22x27,6x4,5/6</text:p>
          </table:table-cell>
        </table:table-row>
        <table:table-row table:style-name="ro2">
          <table:table-cell office:value-type="float" office:value="25035">
            <text:p>25035</text:p>
          </table:table-cell>
          <table:table-cell office:value-type="string">
            <text:p>Ogrodzenie Split Daszek prosty czterostronnie splitowany 47x28x6</text:p>
          </table:table-cell>
        </table:table-row>
        <table:table-row table:style-name="ro2">
          <table:table-cell office:value-type="float" office:value="25036">
            <text:p>25036</text:p>
          </table:table-cell>
          <table:table-cell office:value-type="string">
            <text:p>Ogrodzenie Split Słupek ogrodzeniowy czterostronnie splitowany 38x38x14</text:p>
          </table:table-cell>
        </table:table-row>
        <table:table-row table:style-name="ro2">
          <table:table-cell office:value-type="float" office:value="25037">
            <text:p>25037</text:p>
          </table:table-cell>
          <table:table-cell office:value-type="string">
            <text:p>Ogrodzenie Split Daszek prosty czterostronnie splitowany 42x42x6,5</text:p>
          </table:table-cell>
        </table:table-row>
        <table:table-row table:style-name="ro1">
          <table:table-cell office:value-type="float" office:value="25038">
            <text:p>25038</text:p>
          </table:table-cell>
          <table:table-cell office:value-type="string">
            <text:p>Ogrodzenie strukturalne 7</text:p>
          </table:table-cell>
        </table:table-row>
        <table:table-row table:style-name="ro1">
          <table:table-cell office:value-type="float" office:value="25039">
            <text:p>25039</text:p>
          </table:table-cell>
          <table:table-cell office:value-type="string">
            <text:p>Daszek ogrodzenie strukturalne 6</text:p>
          </table:table-cell>
        </table:table-row>
        <table:table-row table:style-name="ro1">
          <table:table-cell office:value-type="float" office:value="25040">
            <text:p>25040</text:p>
          </table:table-cell>
          <table:table-cell office:value-type="string">
            <text:p>Ogrodzenie Maxima bloczek 19x38x14</text:p>
          </table:table-cell>
        </table:table-row>
        <table:table-row table:style-name="ro1">
          <table:table-cell office:value-type="float" office:value="25041">
            <text:p>25041</text:p>
          </table:table-cell>
          <table:table-cell office:value-type="string">
            <text:p>Ogrodzenie Maxima połówka 19x19x14</text:p>
          </table:table-cell>
        </table:table-row>
        <table:table-row table:style-name="ro1">
          <table:table-cell office:value-type="float" office:value="25042">
            <text:p>25042</text:p>
          </table:table-cell>
          <table:table-cell office:value-type="string">
            <text:p>Daszek Maxima prosty 22x27,6x4,5</text:p>
          </table:table-cell>
        </table:table-row>
        <table:table-row table:style-name="ro1">
          <table:table-cell office:value-type="float" office:value="25043">
            <text:p>25043</text:p>
          </table:table-cell>
          <table:table-cell office:value-type="string">
            <text:p>Słupek ogrodzeniowy Maxima 38x38x14</text:p>
          </table:table-cell>
        </table:table-row>
        <table:table-row table:style-name="ro1">
          <table:table-cell office:value-type="float" office:value="25044">
            <text:p>25044</text:p>
          </table:table-cell>
          <table:table-cell office:value-type="string">
            <text:p>Daszek Maxima prosty duży 38x38x4,5</text:p>
          </table:table-cell>
        </table:table-row>
        <table:table-row table:style-name="ro2">
          <table:table-cell office:value-type="float" office:value="25045">
            <text:p>25045</text:p>
          </table:table-cell>
          <table:table-cell office:value-type="string">
            <text:p>Murja 4 (11,8x11,8; 15,9x11,8)</text:p>
          </table:table-cell>
        </table:table-row>
        <table:table-row table:style-name="ro2">
          <table:table-cell office:value-type="float" office:value="25046">
            <text:p>25046</text:p>
          </table:table-cell>
          <table:table-cell office:value-type="string">
            <text:p>Natulit Massimo 8</text:p>
          </table:table-cell>
        </table:table-row>
        <table:table-row table:style-name="ro1">
          <table:table-cell office:value-type="float" office:value="25047">
            <text:p>25047</text:p>
          </table:table-cell>
          <table:table-cell office:value-type="string">
            <text:p>Cegła Split 25x12x6,5</text:p>
          </table:table-cell>
        </table:table-row>
        <table:table-row table:style-name="ro1">
          <table:table-cell office:value-type="float" office:value="25048">
            <text:p>25048</text:p>
          </table:table-cell>
          <table:table-cell office:value-type="string">
            <text:p>Split kamień ogrodowy 16/20x20x10</text:p>
          </table:table-cell>
        </table:table-row>
        <table:table-row table:style-name="ro1">
          <table:table-cell office:value-type="float" office:value="25049">
            <text:p>25049</text:p>
          </table:table-cell>
          <table:table-cell office:value-type="string">
            <text:p>Palisada Split 15x10x120</text:p>
          </table:table-cell>
        </table:table-row>
        <table:table-row table:style-name="ro1">
          <table:table-cell office:value-type="float" office:value="25050">
            <text:p>25050</text:p>
          </table:table-cell>
          <table:table-cell office:value-type="string">
            <text:p>Palisada Split 10x10x45</text:p>
          </table:table-cell>
        </table:table-row>
        <table:table-row table:style-name="ro1">
          <table:table-cell office:value-type="float" office:value="25051">
            <text:p>25051</text:p>
          </table:table-cell>
          <table:table-cell office:value-type="string">
            <text:p>Palisada Split 10x10x60</text:p>
          </table:table-cell>
        </table:table-row>
        <table:table-row table:style-name="ro1">
          <table:table-cell office:value-type="float" office:value="25052">
            <text:p>25052</text:p>
          </table:table-cell>
          <table:table-cell office:value-type="string">
            <text:p>Palisada Split 15x14x90</text:p>
          </table:table-cell>
        </table:table-row>
        <table:table-row table:style-name="ro2">
          <table:table-cell office:value-type="float" office:value="25053">
            <text:p>25053</text:p>
          </table:table-cell>
          <table:table-cell office:value-type="string">
            <text:p>Palisada Piedra 60x15x15</text:p>
          </table:table-cell>
        </table:table-row>
        <table:table-row table:style-name="ro1">
          <table:table-cell office:value-type="float" office:value="25054">
            <text:p>25054</text:p>
          </table:table-cell>
          <table:table-cell office:value-type="string">
            <text:p>Palisada Madera 79,5x15x14,5</text:p>
          </table:table-cell>
        </table:table-row>
        <table:table-row table:style-name="ro1">
          <table:table-cell office:value-type="float" office:value="25055">
            <text:p>25055</text:p>
          </table:table-cell>
          <table:table-cell office:value-type="string">
            <text:p>Palisada Trawertyn 79,5x15x14,5</text:p>
          </table:table-cell>
        </table:table-row>
        <table:table-row table:style-name="ro2">
          <table:table-cell office:value-type="float" office:value="25056">
            <text:p>25056</text:p>
          </table:table-cell>
          <table:table-cell office:value-type="string">
            <text:p>Kravento Alto - prosty lub skośny 35</text:p>
          </table:table-cell>
        </table:table-row>
        <table:table-row table:style-name="ro1">
          <table:table-cell office:value-type="float" office:value="25057">
            <text:p>25057</text:p>
          </table:table-cell>
          <table:table-cell office:value-type="string">
            <text:p>Palisada rustykalna 26,9x9x11</text:p>
          </table:table-cell>
        </table:table-row>
        <table:table-row table:style-name="ro1">
          <table:table-cell office:value-type="float" office:value="25058">
            <text:p>25058</text:p>
          </table:table-cell>
          <table:table-cell office:value-type="string">
            <text:p>Palladio 6x37x28</text:p>
          </table:table-cell>
        </table:table-row>
        <table:table-row table:style-name="ro1">
          <table:table-cell office:value-type="float" office:value="25059">
            <text:p>25059</text:p>
          </table:table-cell>
          <table:table-cell office:value-type="string">
            <text:p>Piastra 120x90x10</text:p>
          </table:table-cell>
        </table:table-row>
        <table:table-row table:style-name="ro1">
          <table:table-cell office:value-type="float" office:value="25060">
            <text:p>25060</text:p>
          </table:table-cell>
          <table:table-cell office:value-type="string">
            <text:p>Koło Madera 45</text:p>
          </table:table-cell>
        </table:table-row>
        <table:table-row table:style-name="ro1">
          <table:table-cell office:value-type="float" office:value="25061">
            <text:p>25061</text:p>
          </table:table-cell>
          <table:table-cell office:value-type="string">
            <text:p>Koło Madera 60</text:p>
          </table:table-cell>
        </table:table-row>
        <table:table-row table:style-name="ro1">
          <table:table-cell office:value-type="float" office:value="25062">
            <text:p>25062</text:p>
          </table:table-cell>
          <table:table-cell office:value-type="string">
            <text:p>Koło Trawertyn 45</text:p>
          </table:table-cell>
        </table:table-row>
        <table:table-row table:style-name="ro1">
          <table:table-cell office:value-type="float" office:value="25063">
            <text:p>25063</text:p>
          </table:table-cell>
          <table:table-cell office:value-type="string">
            <text:p>Koło Trawertyn 60</text:p>
          </table:table-cell>
        </table:table-row>
        <table:table-row table:style-name="ro2">
          <table:table-cell office:value-type="float" office:value="25064">
            <text:p>25064</text:p>
          </table:table-cell>
          <table:table-cell office:value-type="string">
            <text:p>Grys Marmo Elba 25</text:p>
          </table:table-cell>
        </table:table-row>
        <table:table-row table:style-name="ro1">
          <table:table-cell office:value-type="float" office:value="25065">
            <text:p>25065</text:p>
          </table:table-cell>
          <table:table-cell office:value-type="string">
            <text:p>Łupek Efekt Kory 25</text:p>
          </table:table-cell>
        </table:table-row>
        <table:table-row table:style-name="ro1">
          <table:table-cell office:value-type="float" office:value="25066">
            <text:p>25066</text:p>
          </table:table-cell>
          <table:table-cell office:value-type="string">
            <text:p>Grysy (16-22) 25</text:p>
          </table:table-cell>
        </table:table-row>
        <table:table-row table:style-name="ro1">
          <table:table-cell office:value-type="float" office:value="25067">
            <text:p>25067</text:p>
          </table:table-cell>
          <table:table-cell office:value-type="string">
            <text:p>Otoczaki (25-40) 25</text:p>
          </table:table-cell>
        </table:table-row>
        <table:table-row table:style-name="ro1">
          <table:table-cell office:value-type="float" office:value="25068">
            <text:p>25068</text:p>
          </table:table-cell>
          <table:table-cell office:value-type="string">
            <text:p>Plaster Miodu - siedzisko 90x78x45</text:p>
          </table:table-cell>
        </table:table-row>
        <table:table-row table:style-name="ro1">
          <table:table-cell office:value-type="float" office:value="25069">
            <text:p>25069</text:p>
          </table:table-cell>
          <table:table-cell office:value-type="string">
            <text:p>Plaster miodu - donica 90x78x45</text:p>
          </table:table-cell>
        </table:table-row>
        <table:table-row table:style-name="ro1">
          <table:table-cell office:value-type="float" office:value="25070">
            <text:p>25070</text:p>
          </table:table-cell>
          <table:table-cell office:value-type="string">
            <text:p>Donica 50x50x50</text:p>
          </table:table-cell>
        </table:table-row>
        <table:table-row table:style-name="ro1">
          <table:table-cell office:value-type="float" office:value="25071">
            <text:p>25071</text:p>
          </table:table-cell>
          <table:table-cell office:value-type="string">
            <text:p>Donica 100x50x50</text:p>
          </table:table-cell>
        </table:table-row>
        <table:table-row table:style-name="ro1">
          <table:table-cell office:value-type="float" office:value="25072">
            <text:p>25072</text:p>
          </table:table-cell>
          <table:table-cell office:value-type="string">
            <text:p>Donica 50x50x100</text:p>
          </table:table-cell>
        </table:table-row>
        <table:table-row table:style-name="ro1">
          <table:table-cell office:value-type="float" office:value="25073">
            <text:p>25073</text:p>
          </table:table-cell>
          <table:table-cell office:value-type="string">
            <text:p>Sześcian 50</text:p>
          </table:table-cell>
        </table:table-row>
        <table:table-row table:style-name="ro1">
          <table:table-cell office:value-type="float" office:value="25074">
            <text:p>25074</text:p>
          </table:table-cell>
          <table:table-cell office:value-type="string">
            <text:p>Kula 90</text:p>
          </table:table-cell>
        </table:table-row>
        <table:table-row table:style-name="ro1">
          <table:table-cell office:value-type="float" office:value="25075">
            <text:p>25075</text:p>
          </table:table-cell>
          <table:table-cell office:value-type="string">
            <text:p>Kula 60</text:p>
          </table:table-cell>
        </table:table-row>
        <table:table-row table:style-name="ro1">
          <table:table-cell office:value-type="float" office:value="25076">
            <text:p>25076</text:p>
          </table:table-cell>
          <table:table-cell office:value-type="string">
            <text:p>Kula 30</text:p>
          </table:table-cell>
        </table:table-row>
        <table:table-row table:style-name="ro1">
          <table:table-cell office:value-type="float" office:value="25077">
            <text:p>25077</text:p>
          </table:table-cell>
          <table:table-cell office:value-type="string">
            <text:p>Piłka golfowa 60</text:p>
          </table:table-cell>
        </table:table-row>
        <table:table-row table:style-name="ro1">
          <table:table-cell office:value-type="float" office:value="25078">
            <text:p>25078</text:p>
          </table:table-cell>
          <table:table-cell office:value-type="string">
            <text:p>Akropol classic 6</text:p>
          </table:table-cell>
        </table:table-row>
        <table:table-row table:style-name="ro2">
          <table:table-cell office:value-type="float" office:value="25079">
            <text:p>25079</text:p>
          </table:table-cell>
          <table:table-cell office:value-type="string">
            <text:p>Quadra classic 8 (20x20;20x30)</text:p>
          </table:table-cell>
        </table:table-row>
        <table:table-row table:style-name="ro2">
          <table:table-cell office:value-type="float" office:value="25080">
            <text:p>25080</text:p>
          </table:table-cell>
          <table:table-cell office:value-type="string">
            <text:p>Vertigo classic 8</text:p>
          </table:table-cell>
        </table:table-row>
        <table:table-row table:style-name="ro1">
          <table:table-cell office:value-type="float" office:value="25081">
            <text:p>25081</text:p>
          </table:table-cell>
          <table:table-cell office:value-type="string">
            <text:p>Stream Line classic 10</text:p>
          </table:table-cell>
        </table:table-row>
        <table:table-row table:style-name="ro1">
          <table:table-cell office:value-type="float" office:value="25082">
            <text:p>25082</text:p>
          </table:table-cell>
          <table:table-cell office:value-type="string">
            <text:p>Krawężnik lekki 15x30x100</text:p>
          </table:table-cell>
        </table:table-row>
        <table:table-row table:style-name="ro1">
          <table:table-cell office:value-type="float" office:value="25083">
            <text:p>25083</text:p>
          </table:table-cell>
          <table:table-cell office:value-type="string">
            <text:p>Krawężnik lekki 15x30x50</text:p>
          </table:table-cell>
        </table:table-row>
        <table:table-row table:style-name="ro1">
          <table:table-cell office:value-type="float" office:value="25084">
            <text:p>25084</text:p>
          </table:table-cell>
          <table:table-cell office:value-type="string">
            <text:p>Krawężnik ciężki 20x30x100</text:p>
          </table:table-cell>
        </table:table-row>
        <table:table-row table:style-name="ro1">
          <table:table-cell office:value-type="float" office:value="25085">
            <text:p>25085</text:p>
          </table:table-cell>
          <table:table-cell office:value-type="string">
            <text:p>Krawężnik ciężki 20x30x50</text:p>
          </table:table-cell>
        </table:table-row>
        <table:table-row table:style-name="ro1">
          <table:table-cell office:value-type="float" office:value="25086">
            <text:p>25086</text:p>
          </table:table-cell>
          <table:table-cell office:value-type="string">
            <text:p>Krawężnik najazdowy 15x22x100</text:p>
          </table:table-cell>
        </table:table-row>
        <table:table-row table:style-name="ro1">
          <table:table-cell office:value-type="float" office:value="25087">
            <text:p>25087</text:p>
          </table:table-cell>
          <table:table-cell office:value-type="string">
            <text:p>Krawężnik najazdowy 22x20x100</text:p>
          </table:table-cell>
        </table:table-row>
        <table:table-row table:style-name="ro1">
          <table:table-cell office:value-type="float" office:value="25088">
            <text:p>25088</text:p>
          </table:table-cell>
          <table:table-cell office:value-type="string">
            <text:p>Krawężnik skośny 15x22/30x100</text:p>
          </table:table-cell>
        </table:table-row>
        <table:table-row table:style-name="ro1">
          <table:table-cell office:value-type="float" office:value="25089">
            <text:p>25089</text:p>
          </table:table-cell>
          <table:table-cell office:value-type="string">
            <text:p>Krawężnik łukowy 15x30x78 R0,5</text:p>
          </table:table-cell>
        </table:table-row>
        <table:table-row table:style-name="ro1">
          <table:table-cell office:value-type="float" office:value="25090">
            <text:p>25090</text:p>
          </table:table-cell>
          <table:table-cell office:value-type="string">
            <text:p>Krawężnik łukowy 15x30x78 R1</text:p>
          </table:table-cell>
        </table:table-row>
        <table:table-row table:style-name="ro1">
          <table:table-cell office:value-type="float" office:value="25091">
            <text:p>25091</text:p>
          </table:table-cell>
          <table:table-cell office:value-type="string">
            <text:p>Krawężnik łukowy 15x30x78 R3</text:p>
          </table:table-cell>
        </table:table-row>
        <table:table-row table:style-name="ro1">
          <table:table-cell office:value-type="float" office:value="25092">
            <text:p>25092</text:p>
          </table:table-cell>
          <table:table-cell office:value-type="string">
            <text:p>Krawężnik łukowy 15x30x78 R5</text:p>
          </table:table-cell>
        </table:table-row>
        <table:table-row table:style-name="ro1">
          <table:table-cell office:value-type="float" office:value="25093">
            <text:p>25093</text:p>
          </table:table-cell>
          <table:table-cell office:value-type="string">
            <text:p>Krawężnik łukowy 15x30x78 R9</text:p>
          </table:table-cell>
        </table:table-row>
        <table:table-row table:style-name="ro1">
          <table:table-cell office:value-type="float" office:value="25094">
            <text:p>25094</text:p>
          </table:table-cell>
          <table:table-cell office:value-type="string">
            <text:p>Ażur 40x60x10</text:p>
          </table:table-cell>
        </table:table-row>
        <table:table-row table:style-name="ro1">
          <table:table-cell office:value-type="float" office:value="25095">
            <text:p>25095</text:p>
          </table:table-cell>
          <table:table-cell office:value-type="string">
            <text:p>Obrzeże 6x20x100</text:p>
          </table:table-cell>
        </table:table-row>
        <table:table-row table:style-name="ro1">
          <table:table-cell office:value-type="float" office:value="25096">
            <text:p>25096</text:p>
          </table:table-cell>
          <table:table-cell office:value-type="string">
            <text:p>Obrzeże 8x25x100</text:p>
          </table:table-cell>
        </table:table-row>
        <table:table-row table:style-name="ro1">
          <table:table-cell office:value-type="float" office:value="25097">
            <text:p>25097</text:p>
          </table:table-cell>
          <table:table-cell office:value-type="string">
            <text:p>Obrzeże 8x30x100</text:p>
          </table:table-cell>
        </table:table-row>
        <table:table-row table:style-name="ro1">
          <table:table-cell office:value-type="float" office:value="25098">
            <text:p>25098</text:p>
          </table:table-cell>
          <table:table-cell office:value-type="string">
            <text:p>Korytko trójkątne 50x50x18/20</text:p>
          </table:table-cell>
        </table:table-row>
        <table:table-row table:style-name="ro1">
          <table:table-cell office:value-type="float" office:value="25099">
            <text:p>25099</text:p>
          </table:table-cell>
          <table:table-cell office:value-type="string">
            <text:p>Korytko drogowe 50x60x15</text:p>
          </table:table-cell>
        </table:table-row>
        <table:table-row table:style-name="ro1">
          <table:table-cell office:value-type="float" office:value="25100">
            <text:p>25100</text:p>
          </table:table-cell>
          <table:table-cell office:value-type="string">
            <text:p>Korytko trapezowe 33x65x25</text:p>
          </table:table-cell>
        </table:table-row>
        <table:table-row table:style-name="ro1">
          <table:table-cell office:value-type="float" office:value="25101">
            <text:p>25101</text:p>
          </table:table-cell>
          <table:table-cell office:value-type="string">
            <text:p>Płytka chodnikowa 50x50x7</text:p>
          </table:table-cell>
        </table:table-row>
        <table:table-row table:style-name="ro1">
          <table:table-cell office:value-type="float" office:value="25102">
            <text:p>25102</text:p>
          </table:table-cell>
          <table:table-cell office:value-type="string">
            <text:p>Płytka integracyjna 35x35x5</text:p>
          </table:table-cell>
        </table:table-row>
        <table:table-row table:style-name="ro1">
          <table:table-cell office:value-type="float" office:value="25103">
            <text:p>25103</text:p>
          </table:table-cell>
          <table:table-cell office:value-type="string">
            <text:p>Prostokąt 6</text:p>
          </table:table-cell>
        </table:table-row>
        <table:table-row table:style-name="ro1">
          <table:table-cell office:value-type="float" office:value="25104">
            <text:p>25104</text:p>
          </table:table-cell>
          <table:table-cell office:value-type="string">
            <text:p>Prostokąt 8</text:p>
          </table:table-cell>
        </table:table-row>
        <table:table-row table:style-name="ro1">
          <table:table-cell office:value-type="float" office:value="25105">
            <text:p>25105</text:p>
          </table:table-cell>
          <table:table-cell office:value-type="string">
            <text:p>Podwójne T 6</text:p>
          </table:table-cell>
        </table:table-row>
        <table:table-row table:style-name="ro1">
          <table:table-cell office:value-type="float" office:value="25106">
            <text:p>25106</text:p>
          </table:table-cell>
          <table:table-cell office:value-type="string">
            <text:p>Podwójne T 8</text:p>
          </table:table-cell>
        </table:table-row>
        <table:table-row table:style-name="ro1">
          <table:table-cell office:value-type="float" office:value="25107">
            <text:p>25107</text:p>
          </table:table-cell>
          <table:table-cell office:value-type="string">
            <text:p>Podwójne T 10</text:p>
          </table:table-cell>
        </table:table-row>
        <table:table-row table:style-name="ro2">
          <table:table-cell office:value-type="float" office:value="25108">
            <text:p>25108</text:p>
          </table:table-cell>
          <table:table-cell office:value-type="string">
            <text:p>System Libet Dren (zaprawa drenarska i szlam sczepny)</text:p>
          </table:table-cell>
        </table:table-row>
        <table:table-row table:style-name="ro1">
          <table:table-cell office:value-type="float" office:value="25109">
            <text:p>25109</text:p>
          </table:table-cell>
          <table:table-cell office:value-type="string">
            <text:p>Reno Plus</text:p>
          </table:table-cell>
        </table:table-row>
        <table:table-row table:style-name="ro1">
          <table:table-cell office:value-type="float" office:value="25110">
            <text:p>25110</text:p>
          </table:table-cell>
          <table:table-cell office:value-type="string">
            <text:p>Fuga</text:p>
          </table:table-cell>
        </table:table-row>
        <table:table-row table:style-name="ro2">
          <table:table-cell office:value-type="float" office:value="25111">
            <text:p>25111</text:p>
          </table:table-cell>
          <table:table-cell office:value-type="string">
            <text:p>Impregnat Libet Impressio</text:p>
          </table:table-cell>
        </table:table-row>
        <table:table-row table:style-name="ro1">
          <table:table-cell office:value-type="float" office:value="25112">
            <text:p>25112</text:p>
          </table:table-cell>
          <table:table-cell office:value-type="string">
            <text:p>Impregnat Libet do betonu</text:p>
          </table:table-cell>
        </table:table-row>
        <table:table-row table:style-name="ro1">
          <table:table-cell office:value-type="float" office:value="25113">
            <text:p>25113</text:p>
          </table:table-cell>
          <table:table-cell office:value-type="string">
            <text:p>Klej do betonu 2w1</text:p>
          </table:table-cell>
        </table:table-row>
        <table:table-row table:style-name="ro1">
          <table:table-cell office:value-type="float" office:value="25114">
            <text:p>25114</text:p>
          </table:table-cell>
          <table:table-cell office:value-type="string">
            <text:p>Regulowany wspornik tarasowy 17-30 mm</text:p>
          </table:table-cell>
        </table:table-row>
        <table:table-row table:style-name="ro1">
          <table:table-cell office:value-type="float" office:value="25115">
            <text:p>25115</text:p>
          </table:table-cell>
          <table:table-cell office:value-type="string">
            <text:p>Regulowany wspornik tarasowy 30-45 mm</text:p>
          </table:table-cell>
        </table:table-row>
        <table:table-row table:style-name="ro1">
          <table:table-cell office:value-type="float" office:value="25116">
            <text:p>25116</text:p>
          </table:table-cell>
          <table:table-cell office:value-type="string">
            <text:p>Regulowany wspornik tarasowy 45-70 mm</text:p>
          </table:table-cell>
        </table:table-row>
        <table:table-row table:style-name="ro1">
          <table:table-cell office:value-type="float" office:value="25117">
            <text:p>25117</text:p>
          </table:table-cell>
          <table:table-cell office:value-type="string">
            <text:p>Regulowany wspornik tarasowy 70-120 mm</text:p>
          </table:table-cell>
        </table:table-row>
        <table:table-row table:style-name="ro1">
          <table:table-cell office:value-type="float" office:value="25118">
            <text:p>25118</text:p>
          </table:table-cell>
          <table:table-cell office:value-type="string">
            <text:p>Regulowany wspornik tarasowy 120-220 mm</text:p>
          </table:table-cell>
        </table:table-row>
        <table:table-row table:style-name="ro1">
          <table:table-cell office:value-type="float" office:value="25119">
            <text:p>25119</text:p>
          </table:table-cell>
          <table:table-cell office:value-type="string">
            <text:p>Tuleja dystansowa 100 mm</text:p>
          </table:table-cell>
        </table:table-row>
        <table:table-row table:style-name="ro1">
          <table:table-cell office:value-type="float" office:value="25120">
            <text:p>25120</text:p>
          </table:table-cell>
          <table:table-cell office:value-type="string">
            <text:p>Głowica samopoziomująca 16.5 mm</text:p>
          </table:table-cell>
        </table:table-row>
        <table:table-row table:style-name="ro1">
          <table:table-cell office:value-type="float" office:value="25121">
            <text:p>25121</text:p>
          </table:table-cell>
          <table:table-cell office:value-type="string">
            <text:p>Regulowany wspornik tarasowy MAX 150-350 mm</text:p>
          </table:table-cell>
        </table:table-row>
        <table:table-row table:style-name="ro1">
          <table:table-cell office:value-type="float" office:value="25122">
            <text:p>25122</text:p>
          </table:table-cell>
          <table:table-cell office:value-type="string">
            <text:p>Tuleja dystansowa MAX 200 mm</text:p>
          </table:table-cell>
        </table:table-row>
        <table:table-row table:style-name="ro1">
          <table:table-cell office:value-type="float" office:value="25123">
            <text:p>25123</text:p>
          </table:table-cell>
          <table:table-cell office:value-type="string">
            <text:p>Głowica samopoziomująca 6% MAX 16 mm</text:p>
          </table:table-cell>
        </table:table-row>
        <table:table-row table:style-name="ro1">
          <table:table-cell office:value-type="float" office:value="25124">
            <text:p>25124</text:p>
          </table:table-cell>
          <table:table-cell office:value-type="string">
            <text:p>Korektor nachylenia podstawy 8% MAX 16mm</text:p>
          </table:table-cell>
        </table:table-row>
        <table:table-row table:style-name="ro1">
          <table:table-cell office:value-type="float" office:value="25125">
            <text:p>25125</text:p>
          </table:table-cell>
          <table:table-cell office:value-type="string">
            <text:p>Wspornik tarasowy pod płyty 2 mm czarny</text:p>
          </table:table-cell>
        </table:table-row>
        <table:table-row table:style-name="ro1">
          <table:table-cell office:value-type="float" office:value="25126">
            <text:p>25126</text:p>
          </table:table-cell>
          <table:table-cell office:value-type="string">
            <text:p>Wspornik tarasowy pod płyty 2 mm transparentny</text:p>
          </table:table-cell>
        </table:table-row>
        <table:table-row table:style-name="ro1">
          <table:table-cell office:value-type="float" office:value="25127">
            <text:p>25127</text:p>
          </table:table-cell>
          <table:table-cell office:value-type="string">
            <text:p>Wspornik tarasowy pod płyty 8 mm gumowy</text:p>
          </table:table-cell>
        </table:table-row>
        <table:table-row table:style-name="ro1">
          <table:table-cell office:value-type="float" office:value="25128">
            <text:p>25128</text:p>
          </table:table-cell>
          <table:table-cell office:value-type="string">
            <text:p>Wspornik tarasowy pod płyty stałej wysokości 10 mm modułowa</text:p>
          </table:table-cell>
        </table:table-row>
        <table:table-row table:style-name="ro1">
          <table:table-cell office:value-type="float" office:value="25129">
            <text:p>25129</text:p>
          </table:table-cell>
          <table:table-cell office:value-type="string">
            <text:p>Wspornik tarasowy pod płyty stałej wysokości 15 mm modułowa</text:p>
          </table:table-cell>
        </table:table-row>
        <table:table-row table:style-name="ro1">
          <table:table-cell office:value-type="float" office:value="25130">
            <text:p>25130</text:p>
          </table:table-cell>
          <table:table-cell office:value-type="string">
            <text:p>Wspornik tarasowy pod płyty stałej wysokości 16 mm modułowa</text:p>
          </table:table-cell>
        </table:table-row>
        <table:table-row table:style-name="ro2">
          <table:table-cell office:value-type="float" office:value="25131">
            <text:p>25131</text:p>
          </table:table-cell>
          <table:table-cell office:value-type="string">
            <text:p>Gumowy podkład wyrównujący 100 mm h-1,5 mm</text:p>
          </table:table-cell>
        </table:table-row>
        <table:table-row table:style-name="ro2">
          <table:table-cell office:value-type="float" office:value="25132">
            <text:p>25132</text:p>
          </table:table-cell>
          <table:table-cell office:value-type="string">
            <text:p>Gumowy podkład wyrównujący 145 mm h-1,5 mm</text:p>
          </table:table-cell>
        </table:table-row>
        <table:table-row table:style-name="ro2">
          <table:table-cell office:value-type="float" office:value="25133">
            <text:p>25133</text:p>
          </table:table-cell>
          <table:table-cell office:value-type="string">
            <text:p>Gumowy podkład wyrównujący h-1 mm do podkładki 16 mm</text:p>
          </table:table-cell>
        </table:table-row>
        <table:table-row table:style-name="ro1">
          <table:table-cell office:value-type="float" office:value="25134">
            <text:p>25134</text:p>
          </table:table-cell>
          <table:table-cell office:value-type="string">
            <text:p>Klipsy do montażu maskownic - górny</text:p>
          </table:table-cell>
        </table:table-row>
        <table:table-row table:style-name="ro1">
          <table:table-cell office:value-type="float" office:value="25135">
            <text:p>25135</text:p>
          </table:table-cell>
          <table:table-cell office:value-type="string">
            <text:p>Klipsy do montażu maskownic - dolny</text:p>
          </table:table-cell>
        </table:table-row>
        <table:table-row table:style-name="ro1">
          <table:table-cell office:value-type="float" office:value="25136">
            <text:p>25136</text:p>
          </table:table-cell>
          <table:table-cell office:value-type="string">
            <text:p>Klips dylatacyjny od ściany</text:p>
          </table:table-cell>
        </table:table-row>
        <table:table-row table:style-name="ro1">
          <table:table-cell office:value-type="float" office:value="25137">
            <text:p>25137</text:p>
          </table:table-cell>
          <table:table-cell office:value-type="string">
            <text:p>Gumowe podkładki pod wsporniki 200x200x3 mm</text:p>
          </table:table-cell>
        </table:table-row>
        <table:table-row table:style-name="ro1">
          <table:table-cell office:value-type="float" office:value="25138">
            <text:p>25138</text:p>
          </table:table-cell>
          <table:table-cell office:value-type="string">
            <text:p>Gumowe podkładki pod wsporniki 200x200x8 mm</text:p>
          </table:table-cell>
        </table:table-row>
        <table:table-row table:style-name="ro1">
          <table:table-cell office:value-type="float" office:value="25139">
            <text:p>25139</text:p>
          </table:table-cell>
          <table:table-cell office:value-type="string">
            <text:p>Gumowe podkładki pod wsporniki 100x100x5 mm</text:p>
          </table:table-cell>
        </table:table-row>
        <table:table-row table:style-name="ro1">
          <table:table-cell office:value-type="float" office:value="25140">
            <text:p>25140</text:p>
          </table:table-cell>
          <table:table-cell office:value-type="string">
            <text:p>Gumowe podkładki pod wsporniki 100x100x10 mm</text:p>
          </table:table-cell>
        </table:table-row>
        <table:table-row table:style-name="ro2">
          <table:table-cell office:value-type="float" office:value="25141">
            <text:p>25141</text:p>
          </table:table-cell>
          <table:table-cell office:value-type="string">
            <text:p>Skrzynka rozsączająca baza (0,16 m3)</text:p>
          </table:table-cell>
        </table:table-row>
        <table:table-row table:style-name="ro2">
          <table:table-cell office:value-type="float" office:value="25142">
            <text:p>25142</text:p>
          </table:table-cell>
          <table:table-cell office:value-type="string">
            <text:p>Ścianka skrzynki rozsączającej</text:p>
          </table:table-cell>
        </table:table-row>
        <table:table-row table:style-name="ro2">
          <table:table-cell office:value-type="float" office:value="25143">
            <text:p>25143</text:p>
          </table:table-cell>
          <table:table-cell office:value-type="string">
            <text:p>Klips montażowy boczny do skrzynki rozsączającej</text:p>
          </table:table-cell>
        </table:table-row>
        <table:table-row table:style-name="ro2">
          <table:table-cell office:value-type="float" office:value="25144">
            <text:p>25144</text:p>
          </table:table-cell>
          <table:table-cell office:value-type="string">
            <text:p>Klips montażowy pionowy do skrzynki rozsączającej</text:p>
          </table:table-cell>
        </table:table-row>
        <table:table-row table:style-name="ro2">
          <table:table-cell office:value-type="float" office:value="25145">
            <text:p>25145</text:p>
          </table:table-cell>
          <table:table-cell office:value-type="string">
            <text:p>Zaślepka kolumn do skrzynki rozsączającej</text:p>
          </table:table-cell>
        </table:table-row>
        <table:table-row table:style-name="ro2">
          <table:table-cell office:value-type="float" office:value="25146">
            <text:p>25146</text:p>
          </table:table-cell>
          <table:table-cell office:value-type="string">
            <text:p>Obrzeże Libet Bord</text:p>
          </table:table-cell>
        </table:table-row>
        <table:table-row table:style-name="ro2">
          <table:table-cell office:value-type="float" office:value="25147">
            <text:p>25147</text:p>
          </table:table-cell>
          <table:table-cell office:value-type="string">
            <text:p>Gwóźdź do obrzeża Libet Bord</text:p>
          </table:table-cell>
        </table:table-row>
        <table:table-row table:style-name="ro2">
          <table:table-cell office:value-type="float" office:value="25148">
            <text:p>25148</text:p>
          </table:table-cell>
          <table:table-cell office:value-type="string">
            <text:p>Nakładka Libet Bord</text:p>
          </table:table-cell>
        </table:table-row>
        <table:table-row table:style-name="ro2">
          <table:table-cell office:value-type="float" office:value="25149">
            <text:p>25149</text:p>
          </table:table-cell>
          <table:table-cell office:value-type="string">
            <text:p>Narożnik nakładki Libet Bord</text:p>
          </table:table-cell>
        </table:table-row>
        <table:table-row table:style-name="ro1">
          <table:table-cell office:value-type="float" office:value="25150">
            <text:p>25150</text:p>
          </table:table-cell>
          <table:table-cell office:value-type="string">
            <text:p>Kratka trawnikowa Libet wys. 50 mm</text:p>
          </table:table-cell>
        </table:table-row>
        <table:table-row table:style-name="ro1">
          <table:table-cell office:value-type="float" office:value="25151">
            <text:p>25151</text:p>
          </table:table-cell>
          <table:table-cell office:value-type="string">
            <text:p>Kratka trawnikowa Libet wys. 40 mm</text:p>
          </table:table-cell>
        </table:table-row>
        <table:table-row table:style-name="ro2">
          <table:table-cell office:value-type="float" office:value="25152">
            <text:p>25152</text:p>
          </table:table-cell>
          <table:table-cell office:value-type="string">
            <text:p>Chwytak do płyt Libet Ceramic 60x60x2</text:p>
          </table:table-cell>
        </table:table-row>
        <table:table-row table:style-name="ro2">
          <table:table-cell office:value-type="float" office:value="25153">
            <text:p>25153</text:p>
          </table:table-cell>
          <table:table-cell office:value-type="string">
            <text:p>Chwytak dwusuwakowy Libet Ceramic 600-1500 mm</text:p>
          </table:table-cell>
        </table:table-row>
        <table:table-row table:style-name="ro1">
          <table:table-cell office:value-type="float" office:value="25154">
            <text:p>25154</text:p>
          </table:table-cell>
          <table:table-cell office:value-type="string">
            <text:p>Chwytak do płytek Libet regulowany 200/300/350/400/500/600 mm</text:p>
          </table:table-cell>
        </table:table-row>
        <table:table-row table:style-name="ro1">
          <table:table-cell office:value-type="float" office:value="25155">
            <text:p>25155</text:p>
          </table:table-cell>
          <table:table-cell office:value-type="string">
            <text:p>Chwytak poprzeczny Libet regulowany do 143 mm</text:p>
          </table:table-cell>
        </table:table-row>
        <table:table-row table:style-name="ro1">
          <table:table-cell office:value-type="float" office:value="25156">
            <text:p>25156</text:p>
          </table:table-cell>
          <table:table-cell office:value-type="string">
            <text:p>Chwytak wzdłużny do płyt Maxima LIBET regulowany 600/800/1000 mm</text:p>
          </table:table-cell>
        </table:table-row>
        <table:table-row table:style-name="ro1">
          <table:table-cell office:value-type="float" office:value="25157">
            <text:p>25157</text:p>
          </table:table-cell>
          <table:table-cell office:value-type="string">
            <text:p>Chwytak wzdłużny Libet regulowany 610/760/810/1010 mm</text:p>
          </table:table-cell>
        </table:table-row>
        <table:table-row table:style-name="ro1">
          <table:table-cell office:value-type="float" office:value="25158">
            <text:p>25158</text:p>
          </table:table-cell>
          <table:table-cell office:value-type="string">
            <text:p>Ręczny chwytak walizkowy Libet</text:p>
          </table:table-cell>
        </table:table-row>
        <table:table-row table:style-name="ro1">
          <table:table-cell office:value-type="float" office:value="25159">
            <text:p>25159</text:p>
          </table:table-cell>
          <table:table-cell office:value-type="string">
            <text:p>Imak brukarski Libet regulowany 40-250 mm</text:p>
          </table:table-cell>
        </table:table-row>
        <table:table-row table:style-name="ro1">
          <table:table-cell office:value-type="float" office:value="25160">
            <text:p>25160</text:p>
          </table:table-cell>
          <table:table-cell office:value-type="string">
            <text:p>Łom brukarski Libet</text:p>
          </table:table-cell>
        </table:table-row>
        <table:table-row table:style-name="ro1">
          <table:table-cell office:value-type="float" office:value="25161">
            <text:p>25161</text:p>
          </table:table-cell>
          <table:table-cell office:value-type="string">
            <text:p>Młotek brukarski Libet 1,6 kg mały (Guma-Guma)</text:p>
          </table:table-cell>
        </table:table-row>
        <table:table-row table:style-name="ro1">
          <table:table-cell office:value-type="float" office:value="25162">
            <text:p>25162</text:p>
          </table:table-cell>
          <table:table-cell office:value-type="string">
            <text:p>Młotek brukarski Libet 1,6 kg mały (Guma+Nylon)</text:p>
          </table:table-cell>
        </table:table-row>
        <table:table-row table:style-name="ro1">
          <table:table-cell office:value-type="float" office:value="25163">
            <text:p>25163</text:p>
          </table:table-cell>
          <table:table-cell office:value-type="string">
            <text:p>Młotek brukarski Libet 1,6 kg mały (Nylon+Nylon)</text:p>
          </table:table-cell>
        </table:table-row>
        <table:table-row table:style-name="ro1">
          <table:table-cell office:value-type="float" office:value="25164">
            <text:p>25164</text:p>
          </table:table-cell>
          <table:table-cell office:value-type="string">
            <text:p>Młotek brukarski Libet 1,6 kg mały (Elastomer+Elastomer)</text:p>
          </table:table-cell>
        </table:table-row>
        <table:table-row table:style-name="ro1">
          <table:table-cell office:value-type="float" office:value="25165">
            <text:p>25165</text:p>
          </table:table-cell>
          <table:table-cell office:value-type="string">
            <text:p>Młotek brukarski Libet 3,2 kg duży (Guma-Guma)</text:p>
          </table:table-cell>
        </table:table-row>
        <table:table-row table:style-name="ro1">
          <table:table-cell office:value-type="float" office:value="25166">
            <text:p>25166</text:p>
          </table:table-cell>
          <table:table-cell office:value-type="string">
            <text:p>Młotek brukarski Libet 3,2 kg duży (Guma+Nylon)</text:p>
          </table:table-cell>
        </table:table-row>
        <table:table-row table:style-name="ro1">
          <table:table-cell office:value-type="float" office:value="25167">
            <text:p>25167</text:p>
          </table:table-cell>
          <table:table-cell office:value-type="string">
            <text:p>Młotek brukarski Libet 3,2 kg duży (Nylon+Nylon)</text:p>
          </table:table-cell>
        </table:table-row>
        <table:table-row table:style-name="ro1">
          <table:table-cell office:value-type="float" office:value="25168">
            <text:p>25168</text:p>
          </table:table-cell>
          <table:table-cell office:value-type="string">
            <text:p>Przymiar brukarski Libet</text:p>
          </table:table-cell>
        </table:table-row>
        <table:table-row table:style-name="ro1">
          <table:table-cell office:value-type="float" office:value="25169">
            <text:p>25169</text:p>
          </table:table-cell>
          <table:table-cell office:value-type="string">
            <text:p>Opal</text:p>
          </table:table-cell>
        </table:table-row>
        <table:table-row table:style-name="ro2">
          <table:table-cell office:value-type="float" office:value="25170">
            <text:p>25170</text:p>
          </table:table-cell>
          <table:table-cell office:value-type="string">
            <text:p>Barite DL</text:p>
          </table:table-cell>
        </table:table-row>
        <table:table-row table:style-name="ro2">
          <table:table-cell office:value-type="float" office:value="25171">
            <text:p>25171</text:p>
          </table:table-cell>
          <table:table-cell office:value-type="string">
            <text:p>Barite 40</text:p>
          </table:table-cell>
        </table:table-row>
        <table:table-row table:style-name="ro1">
          <table:table-cell office:value-type="float" office:value="25172">
            <text:p>25172</text:p>
          </table:table-cell>
          <table:table-cell office:value-type="string">
            <text:p>Nina</text:p>
          </table:table-cell>
        </table:table-row>
        <table:table-row table:style-name="ro2">
          <table:table-cell office:value-type="float" office:value="25173">
            <text:p>25173</text:p>
          </table:table-cell>
          <table:table-cell office:value-type="string">
            <text:p>Nodin</text:p>
          </table:table-cell>
        </table:table-row>
        <table:table-row table:style-name="ro2">
          <table:table-cell office:value-type="float" office:value="25174">
            <text:p>25174</text:p>
          </table:table-cell>
          <table:table-cell office:value-type="string">
            <text:p>Emerald</text:p>
          </table:table-cell>
        </table:table-row>
        <table:table-row table:style-name="ro1">
          <table:table-cell office:value-type="float" office:value="25175">
            <text:p>25175</text:p>
          </table:table-cell>
          <table:table-cell office:value-type="string">
            <text:p>Oberon Hi</text:p>
          </table:table-cell>
        </table:table-row>
        <table:table-row table:style-name="ro1">
          <table:table-cell office:value-type="float" office:value="25176">
            <text:p>25176</text:p>
          </table:table-cell>
          <table:table-cell office:value-type="string">
            <text:p>Juno 2</text:p>
          </table:table-cell>
        </table:table-row>
        <table:table-row table:style-name="ro1">
          <table:table-cell office:value-type="float" office:value="25177">
            <text:p>25177</text:p>
          </table:table-cell>
          <table:table-cell office:value-type="string">
            <text:p>Castor 3</text:p>
          </table:table-cell>
        </table:table-row>
        <table:table-row table:style-name="ro1">
          <table:table-cell office:value-type="float" office:value="25178">
            <text:p>25178</text:p>
          </table:table-cell>
          <table:table-cell office:value-type="string">
            <text:p>Nova 3</text:p>
          </table:table-cell>
        </table:table-row>
        <table:table-row table:style-name="ro2">
          <table:table-cell office:value-type="float" office:value="25179">
            <text:p>25179</text:p>
          </table:table-cell>
          <table:table-cell office:value-type="string">
            <text:p>Avior</text:p>
          </table:table-cell>
        </table:table-row>
        <table:table-row table:style-name="ro2">
          <table:table-cell office:value-type="float" office:value="25180">
            <text:p>25180</text:p>
          </table:table-cell>
          <table:table-cell office:value-type="string">
            <text:p>Dolomite</text:p>
          </table:table-cell>
        </table:table-row>
        <table:table-row table:style-name="ro2">
          <table:table-cell office:value-type="float" office:value="25181">
            <text:p>25181</text:p>
          </table:table-cell>
          <table:table-cell office:value-type="string">
            <text:p>Coral</text:p>
          </table:table-cell>
        </table:table-row>
        <table:table-row table:style-name="ro1">
          <table:table-cell office:value-type="float" office:value="25182">
            <text:p>25182</text:p>
          </table:table-cell>
          <table:table-cell office:value-type="string">
            <text:p>Polaris</text:p>
          </table:table-cell>
        </table:table-row>
        <table:table-row table:style-name="ro1">
          <table:table-cell office:value-type="float" office:value="25183">
            <text:p>25183</text:p>
          </table:table-cell>
          <table:table-cell office:value-type="string">
            <text:p>Kuma</text:p>
          </table:table-cell>
        </table:table-row>
        <table:table-row table:style-name="ro2">
          <table:table-cell office:value-type="float" office:value="25184">
            <text:p>25184</text:p>
          </table:table-cell>
          <table:table-cell office:value-type="string">
            <text:p>Quartz</text:p>
          </table:table-cell>
        </table:table-row>
        <table:table-row table:style-name="ro2">
          <table:table-cell office:value-type="float" office:value="25185">
            <text:p>25185</text:p>
          </table:table-cell>
          <table:table-cell office:value-type="string">
            <text:p>Ixion</text:p>
          </table:table-cell>
        </table:table-row>
        <table:table-row table:style-name="ro1">
          <table:table-cell office:value-type="float" office:value="25186">
            <text:p>25186</text:p>
          </table:table-cell>
          <table:table-cell office:value-type="string">
            <text:p>Topaz</text:p>
          </table:table-cell>
        </table:table-row>
        <table:table-row table:style-name="ro2">
          <table:table-cell office:value-type="float" office:value="25187">
            <text:p>25187</text:p>
          </table:table-cell>
          <table:table-cell office:value-type="string">
            <text:p>Agate</text:p>
          </table:table-cell>
        </table:table-row>
        <table:table-row table:style-name="ro2">
          <table:table-cell office:value-type="float" office:value="25188">
            <text:p>25188</text:p>
          </table:table-cell>
          <table:table-cell office:value-type="string">
            <text:p>Atik R1</text:p>
          </table:table-cell>
        </table:table-row>
        <table:table-row table:style-name="ro2">
          <table:table-cell office:value-type="float" office:value="25189">
            <text:p>25189</text:p>
          </table:table-cell>
          <table:table-cell office:value-type="string">
            <text:p>Onyx 30 R1</text:p>
          </table:table-cell>
        </table:table-row>
        <table:table-row table:style-name="ro2">
          <table:table-cell office:value-type="float" office:value="25190">
            <text:p>25190</text:p>
          </table:table-cell>
          <table:table-cell office:value-type="string">
            <text:p>Onyx 60 R1</text:p>
          </table:table-cell>
        </table:table-row>
        <table:table-row table:style-name="ro2">
          <table:table-cell office:value-type="float" office:value="25191">
            <text:p>25191</text:p>
          </table:table-cell>
          <table:table-cell office:value-type="string">
            <text:p>Onyx 90 R1</text:p>
          </table:table-cell>
        </table:table-row>
        <table:table-row table:style-name="ro2">
          <table:table-cell office:value-type="float" office:value="25192">
            <text:p>25192</text:p>
          </table:table-cell>
          <table:table-cell office:value-type="string">
            <text:p>Deco 1</text:p>
          </table:table-cell>
        </table:table-row>
        <table:table-row table:style-name="ro2">
          <table:table-cell office:value-type="float" office:value="25193">
            <text:p>25193</text:p>
          </table:table-cell>
          <table:table-cell office:value-type="string">
            <text:p>Deco 2</text:p>
          </table:table-cell>
        </table:table-row>
        <table:table-row table:style-name="ro2">
          <table:table-cell office:value-type="float" office:value="25194">
            <text:p>25194</text:p>
          </table:table-cell>
          <table:table-cell office:value-type="string">
            <text:p>Deco 3</text:p>
          </table:table-cell>
        </table:table-row>
        <table:table-row table:style-name="ro1">
          <table:table-cell office:value-type="float" office:value="25195">
            <text:p>25195</text:p>
          </table:table-cell>
          <table:table-cell office:value-type="string">
            <text:p>Taśma LED 15 m</text:p>
          </table:table-cell>
        </table:table-row>
        <table:table-row table:style-name="ro2">
          <table:table-cell office:value-type="float" office:value="25196">
            <text:p>25196</text:p>
          </table:table-cell>
          <table:table-cell office:value-type="string">
            <text:p>Konektor do taśmy LED</text:p>
          </table:table-cell>
        </table:table-row>
        <table:table-row table:style-name="ro1">
          <table:table-cell office:value-type="float" office:value="25197">
            <text:p>25197</text:p>
          </table:table-cell>
          <table:table-cell office:value-type="string">
            <text:p>Kabel 12V</text:p>
          </table:table-cell>
        </table:table-row>
        <table:table-row table:style-name="ro2">
          <table:table-cell office:value-type="float" office:value="25198">
            <text:p>25198</text:p>
          </table:table-cell>
          <table:table-cell office:value-type="string">
            <text:p>Konektor typ F</text:p>
          </table:table-cell>
        </table:table-row>
        <table:table-row table:style-name="ro2">
          <table:table-cell office:value-type="float" office:value="25199">
            <text:p>25199</text:p>
          </table:table-cell>
          <table:table-cell office:value-type="string">
            <text:p>Konektor typ M</text:p>
          </table:table-cell>
        </table:table-row>
        <table:table-row table:style-name="ro2">
          <table:table-cell office:value-type="float" office:value="25200">
            <text:p>25200</text:p>
          </table:table-cell>
          <table:table-cell office:value-type="string">
            <text:p>Konektor typ Y</text:p>
          </table:table-cell>
        </table:table-row>
        <table:table-row table:style-name="ro1">
          <table:table-cell office:value-type="float" office:value="25201">
            <text:p>25201</text:p>
          </table:table-cell>
          <table:table-cell office:value-type="string">
            <text:p>Przedłużacz kabla oprawy 12V - 1 m</text:p>
          </table:table-cell>
        </table:table-row>
        <table:table-row table:style-name="ro1">
          <table:table-cell office:value-type="float" office:value="25202">
            <text:p>25202</text:p>
          </table:table-cell>
          <table:table-cell office:value-type="string">
            <text:p>Przedłużacz kabla oprawy 12V - 3 m</text:p>
          </table:table-cell>
        </table:table-row>
        <table:table-row table:style-name="ro1">
          <table:table-cell office:value-type="float" office:value="25203">
            <text:p>25203</text:p>
          </table:table-cell>
          <table:table-cell office:value-type="string">
            <text:p>Transformator 24W</text:p>
          </table:table-cell>
        </table:table-row>
        <table:table-row table:style-name="ro1">
          <table:table-cell office:value-type="float" office:value="25204">
            <text:p>25204</text:p>
          </table:table-cell>
          <table:table-cell office:value-type="string">
            <text:p>Transformator 60W</text:p>
          </table:table-cell>
        </table:table-row>
        <table:table-row table:style-name="ro1">
          <table:table-cell office:value-type="float" office:value="25205">
            <text:p>25205</text:p>
          </table:table-cell>
          <table:table-cell office:value-type="string">
            <text:p>Transformator 100W</text:p>
          </table:table-cell>
        </table:table-row>
        <table:table-row table:style-name="ro1">
          <table:table-cell office:value-type="float" office:value="25206">
            <text:p>25206</text:p>
          </table:table-cell>
          <table:table-cell office:value-type="string">
            <text:p>Przedłużacz do czujnika zmierzchu 6 m</text:p>
          </table:table-cell>
        </table:table-row>
        <table:table-row table:style-name="ro1">
          <table:table-cell office:value-type="float" office:value="25207">
            <text:p>25207</text:p>
          </table:table-cell>
          <table:table-cell office:value-type="string">
            <text:p>Czujnik ruchu</text:p>
          </table:table-cell>
        </table:table-row>
        <table:table-row table:style-name="ro1">
          <table:table-cell office:value-type="float" office:value="25208">
            <text:p>25208</text:p>
          </table:table-cell>
          <table:table-cell office:value-type="string">
            <text:p>Zdalny odbiornik</text:p>
          </table:table-cell>
        </table:table-row>
        <table:table-row table:style-name="ro1">
          <table:table-cell office:value-type="float" office:value="25209">
            <text:p>25209</text:p>
          </table:table-cell>
          <table:table-cell office:value-type="string">
            <text:p>Zdalny odbiornik z pilotem</text:p>
          </table:table-cell>
        </table:table-row>
        <table:table-row table:style-name="ro1">
          <table:table-cell office:value-type="float" office:value="25210">
            <text:p>25210</text:p>
          </table:table-cell>
          <table:table-cell office:value-type="string">
            <text:p>Moduł NXT</text:p>
          </table:table-cell>
        </table:table-row>
        <table:table-row table:style-name="ro1">
          <table:table-cell office:value-type="float" office:value="25211">
            <text:p>25211</text:p>
          </table:table-cell>
          <table:table-cell office:value-type="string">
            <text:p>Żarówka SMD LED 12V 3W</text:p>
          </table:table-cell>
        </table:table-row>
        <table:table-row table:style-name="ro1">
          <table:table-cell office:value-type="float" office:value="25212">
            <text:p>25212</text:p>
          </table:table-cell>
          <table:table-cell office:value-type="string">
            <text:p>Żarówka MR16 LED 12V 3W</text:p>
          </table:table-cell>
        </table:table-row>
        <table:table-row table:style-name="ro1">
          <table:table-cell office:value-type="float" office:value="25213">
            <text:p>25213</text:p>
          </table:table-cell>
          <table:table-cell office:value-type="string">
            <text:p>Żarówka MR16 LED 12V 5W</text:p>
          </table:table-cell>
        </table:table-row>
        <table:table-row table:style-name="ro1">
          <table:table-cell office:value-type="float" office:value="25214">
            <text:p>25214</text:p>
          </table:table-cell>
          <table:table-cell office:value-type="string">
            <text:p>Żarówka MR11 LED 12V 2W</text:p>
          </table:table-cell>
        </table:table-row>
        <table:table-row table:style-name="ro1">
          <table:table-cell office:value-type="float" office:value="25215">
            <text:p>25215</text:p>
          </table:table-cell>
          <table:table-cell office:value-type="string">
            <text:p>Żarówka MR11 LED 12V 3W</text:p>
          </table:table-cell>
        </table:table-row>
        <table:table-row table:style-name="ro1">
          <table:table-cell office:value-type="float" office:value="25216">
            <text:p>25216</text:p>
          </table:table-cell>
          <table:table-cell office:value-type="string">
            <text:p>Żarówka MR11 LED 12V 1,5W</text:p>
          </table:table-cell>
        </table:table-row>
        <table:table-row table:style-name="ro2">
          <table:table-cell office:value-type="float" office:value="25218">
            <text:p>25218</text:p>
          </table:table-cell>
          <table:table-cell office:value-type="string">
            <text:p>Camino</text:p>
          </table:table-cell>
        </table:table-row>
        <table:table-row table:style-name="ro2">
          <table:table-cell office:value-type="float" office:value="25219">
            <text:p>25219</text:p>
          </table:table-cell>
          <table:table-cell office:value-type="string">
            <text:p>Lapano</text:p>
          </table:table-cell>
        </table:table-row>
        <table:table-row table:style-name="ro1">
          <table:table-cell office:value-type="float" office:value="25220">
            <text:p>25220</text:p>
          </table:table-cell>
          <table:table-cell office:value-type="string">
            <text:p>Novi</text:p>
          </table:table-cell>
        </table:table-row>
        <table:table-row table:style-name="ro2">
          <table:table-cell office:value-type="float" office:value="25221">
            <text:p>25221</text:p>
          </table:table-cell>
          <table:table-cell office:value-type="string">
            <text:p>Tribano</text:p>
          </table:table-cell>
        </table:table-row>
        <table:table-row table:style-name="ro2">
          <table:table-cell office:value-type="float" office:value="25222">
            <text:p>25222</text:p>
          </table:table-cell>
          <table:table-cell office:value-type="string">
            <text:p>Akcento</text:p>
          </table:table-cell>
        </table:table-row>
        <table:table-row table:style-name="ro1">
          <table:table-cell office:value-type="float" office:value="25223">
            <text:p>25223</text:p>
          </table:table-cell>
          <table:table-cell office:value-type="string">
            <text:p>Arco</text:p>
          </table:table-cell>
        </table:table-row>
        <table:table-row table:style-name="ro2">
          <table:table-cell office:value-type="float" office:value="25224">
            <text:p>25224</text:p>
          </table:table-cell>
          <table:table-cell office:value-type="string">
            <text:p>Megan 35x35x4</text:p>
          </table:table-cell>
        </table:table-row>
        <table:table-row table:style-name="ro1">
          <table:table-cell office:value-type="float" office:value="25225">
            <text:p>25225</text:p>
          </table:table-cell>
          <table:table-cell office:value-type="string">
            <text:p>Moderno</text:p>
          </table:table-cell>
        </table:table-row>
        <table:table-row table:style-name="ro2">
          <table:table-cell office:value-type="float" office:value="25226">
            <text:p>25226</text:p>
          </table:table-cell>
          <table:table-cell office:value-type="string">
            <text:p>Pantenon</text:p>
          </table:table-cell>
        </table:table-row>
        <table:table-row table:style-name="ro2">
          <table:table-cell office:value-type="float" office:value="25227">
            <text:p>25227</text:p>
          </table:table-cell>
          <table:table-cell office:value-type="string">
            <text:p>Pantenon Classic</text:p>
          </table:table-cell>
        </table:table-row>
        <table:table-row table:style-name="ro2">
          <table:table-cell office:value-type="float" office:value="25228">
            <text:p>25228</text:p>
          </table:table-cell>
          <table:table-cell office:value-type="string">
            <text:p>Platino</text:p>
          </table:table-cell>
        </table:table-row>
        <table:table-row table:style-name="ro2">
          <table:table-cell office:value-type="float" office:value="25229">
            <text:p>25229</text:p>
          </table:table-cell>
          <table:table-cell office:value-type="string">
            <text:p>Resto</text:p>
          </table:table-cell>
        </table:table-row>
        <table:table-row table:style-name="ro2">
          <table:table-cell office:value-type="float" office:value="25230">
            <text:p>25230</text:p>
          </table:table-cell>
          <table:table-cell office:value-type="string">
            <text:p>Starco</text:p>
          </table:table-cell>
        </table:table-row>
        <table:table-row table:style-name="ro1">
          <table:table-cell office:value-type="float" office:value="25231">
            <text:p>25231</text:p>
          </table:table-cell>
          <table:table-cell office:value-type="string">
            <text:p>Stilo</text:p>
          </table:table-cell>
        </table:table-row>
        <table:table-row table:style-name="ro2">
          <table:table-cell office:value-type="float" office:value="25232">
            <text:p>25232</text:p>
          </table:table-cell>
          <table:table-cell office:value-type="string">
            <text:p>Vivien</text:p>
          </table:table-cell>
        </table:table-row>
        <table:table-row table:style-name="ro2">
          <table:table-cell office:value-type="float" office:value="25233">
            <text:p>25233</text:p>
          </table:table-cell>
          <table:table-cell office:value-type="string">
            <text:p>Behaton 6</text:p>
          </table:table-cell>
        </table:table-row>
        <table:table-row table:style-name="ro2">
          <table:table-cell office:value-type="float" office:value="25234">
            <text:p>25234</text:p>
          </table:table-cell>
          <table:table-cell office:value-type="string">
            <text:p>Behaton 8</text:p>
          </table:table-cell>
        </table:table-row>
        <table:table-row table:style-name="ro1">
          <table:table-cell office:value-type="float" office:value="25235">
            <text:p>25235</text:p>
          </table:table-cell>
          <table:table-cell office:value-type="string">
            <text:p>Holland 4</text:p>
          </table:table-cell>
        </table:table-row>
        <table:table-row table:style-name="ro1">
          <table:table-cell office:value-type="float" office:value="25237">
            <text:p>25237</text:p>
          </table:table-cell>
          <table:table-cell office:value-type="string">
            <text:p>Holland 8</text:p>
          </table:table-cell>
        </table:table-row>
        <table:table-row table:style-name="ro2">
          <table:table-cell office:value-type="float" office:value="25238">
            <text:p>25238</text:p>
          </table:table-cell>
          <table:table-cell office:value-type="string">
            <text:p>Nostalit 4</text:p>
          </table:table-cell>
        </table:table-row>
        <table:table-row table:style-name="ro2">
          <table:table-cell office:value-type="float" office:value="25240">
            <text:p>25240</text:p>
          </table:table-cell>
          <table:table-cell office:value-type="string">
            <text:p>Obrzeże Aspro 30x8x100</text:p>
          </table:table-cell>
        </table:table-row>
        <table:table-row table:style-name="ro1">
          <table:table-cell office:value-type="float" office:value="25241">
            <text:p>25241</text:p>
          </table:table-cell>
          <table:table-cell office:value-type="string">
            <text:p>Obrzeże 6x20x100</text:p>
          </table:table-cell>
        </table:table-row>
        <table:table-row table:style-name="ro1">
          <table:table-cell office:value-type="float" office:value="25242">
            <text:p>25242</text:p>
          </table:table-cell>
          <table:table-cell office:value-type="string">
            <text:p>Obrzeże 8x30x100</text:p>
          </table:table-cell>
        </table:table-row>
        <table:table-row table:style-name="ro1">
          <table:table-cell office:value-type="float" office:value="25243">
            <text:p>25243</text:p>
          </table:table-cell>
          <table:table-cell office:value-type="string">
            <text:p>Palisada Ringo</text:p>
          </table:table-cell>
        </table:table-row>
        <table:table-row table:style-name="ro2">
          <table:table-cell office:value-type="float" office:value="25244">
            <text:p>25244</text:p>
          </table:table-cell>
          <table:table-cell office:value-type="string">
            <text:p>Palisada Squero</text:p>
          </table:table-cell>
        </table:table-row>
        <table:table-row table:style-name="ro2">
          <table:table-cell office:value-type="float" office:value="25245">
            <text:p>25245</text:p>
          </table:table-cell>
          <table:table-cell office:value-type="string">
            <text:p>Palisada Nostalit</text:p>
          </table:table-cell>
        </table:table-row>
        <table:table-row table:style-name="ro2">
          <table:table-cell office:value-type="float" office:value="25246">
            <text:p>25246</text:p>
          </table:table-cell>
          <table:table-cell office:value-type="string">
            <text:p>Obrzeże Palinea 6x28x50</text:p>
          </table:table-cell>
        </table:table-row>
        <table:table-row table:style-name="ro1">
          <table:table-cell office:value-type="float" office:value="25247">
            <text:p>25247</text:p>
          </table:table-cell>
          <table:table-cell office:value-type="string">
            <text:p>Obrzeże Limes 8x30x48</text:p>
          </table:table-cell>
        </table:table-row>
        <table:table-row table:style-name="ro1">
          <table:table-cell office:value-type="float" office:value="25248">
            <text:p>25248</text:p>
          </table:table-cell>
          <table:table-cell office:value-type="string">
            <text:p>Gazon 20x28x34</text:p>
          </table:table-cell>
        </table:table-row>
        <table:table-row table:style-name="ro1">
          <table:table-cell office:value-type="float" office:value="25249">
            <text:p>25249</text:p>
          </table:table-cell>
          <table:table-cell office:value-type="string">
            <text:p>Gazon 28x40x50</text:p>
          </table:table-cell>
        </table:table-row>
        <table:table-row table:style-name="ro1">
          <table:table-cell office:value-type="float" office:value="25825">
            <text:p>25825</text:p>
          </table:table-cell>
          <table:table-cell office:value-type="string">
            <text:p>Gazon 20x28x34 - brązowy</text:p>
          </table:table-cell>
        </table:table-row>
        <table:table-row table:style-name="ro1">
          <table:table-cell office:value-type="float" office:value="25826">
            <text:p>25826</text:p>
          </table:table-cell>
          <table:table-cell office:value-type="string">
            <text:p>Gazon 20x28x34 - czerwony</text:p>
          </table:table-cell>
        </table:table-row>
        <table:table-row table:style-name="ro1">
          <table:table-cell office:value-type="float" office:value="25827">
            <text:p>25827</text:p>
          </table:table-cell>
          <table:table-cell office:value-type="string">
            <text:p>Gazon 20x28x34 - grafitowy</text:p>
          </table:table-cell>
        </table:table-row>
        <table:table-row table:style-name="ro1">
          <table:table-cell office:value-type="float" office:value="25828">
            <text:p>25828</text:p>
          </table:table-cell>
          <table:table-cell office:value-type="string">
            <text:p>Gazon 20x28x34 - szary</text:p>
          </table:table-cell>
        </table:table-row>
        <table:table-row table:style-name="ro1">
          <table:table-cell office:value-type="float" office:value="25829">
            <text:p>25829</text:p>
          </table:table-cell>
          <table:table-cell office:value-type="string">
            <text:p>Gazon 20x28x34 - żółty</text:p>
          </table:table-cell>
        </table:table-row>
        <table:table-row table:style-name="ro1">
          <table:table-cell office:value-type="float" office:value="25841">
            <text:p>25841</text:p>
          </table:table-cell>
          <table:table-cell office:value-type="string">
            <text:p>Gazon 28x40x50 - brązowy</text:p>
          </table:table-cell>
        </table:table-row>
        <table:table-row table:style-name="ro1">
          <table:table-cell office:value-type="float" office:value="25842">
            <text:p>25842</text:p>
          </table:table-cell>
          <table:table-cell office:value-type="string">
            <text:p>Gazon 28x40x50 - czerwony</text:p>
          </table:table-cell>
        </table:table-row>
        <table:table-row table:style-name="ro1">
          <table:table-cell office:value-type="float" office:value="25843">
            <text:p>25843</text:p>
          </table:table-cell>
          <table:table-cell office:value-type="string">
            <text:p>Gazon 28x40x50 - grafitowy</text:p>
          </table:table-cell>
        </table:table-row>
        <table:table-row table:style-name="ro1">
          <table:table-cell office:value-type="float" office:value="25844">
            <text:p>25844</text:p>
          </table:table-cell>
          <table:table-cell office:value-type="string">
            <text:p>Gazon 28x40x50 - szary</text:p>
          </table:table-cell>
        </table:table-row>
        <table:table-row table:style-name="ro1">
          <table:table-cell office:value-type="float" office:value="25845">
            <text:p>25845</text:p>
          </table:table-cell>
          <table:table-cell office:value-type="string">
            <text:p>Gazon 28x40x50 - żółty</text:p>
          </table:table-cell>
        </table:table-row>
        <table:table-row table:style-name="ro2">
          <table:table-cell office:value-type="float" office:value="25846">
            <text:p>25846</text:p>
          </table:table-cell>
          <table:table-cell office:value-type="string">
            <text:p>Palisada Squero - brązowy</text:p>
          </table:table-cell>
        </table:table-row>
        <table:table-row table:style-name="ro2">
          <table:table-cell office:value-type="float" office:value="25847">
            <text:p>25847</text:p>
          </table:table-cell>
          <table:table-cell office:value-type="string">
            <text:p>Palisada Squero - grafitowy</text:p>
          </table:table-cell>
        </table:table-row>
        <table:table-row table:style-name="ro2">
          <table:table-cell office:value-type="float" office:value="25848">
            <text:p>25848</text:p>
          </table:table-cell>
          <table:table-cell office:value-type="string">
            <text:p>Palisada Squero - szary</text:p>
          </table:table-cell>
        </table:table-row>
        <table:table-row table:style-name="ro2">
          <table:table-cell office:value-type="float" office:value="25853">
            <text:p>25853</text:p>
          </table:table-cell>
          <table:table-cell office:value-type="string">
            <text:p>Palisada Nostalit - brązowy</text:p>
          </table:table-cell>
        </table:table-row>
        <table:table-row table:style-name="ro2">
          <table:table-cell office:value-type="float" office:value="25854">
            <text:p>25854</text:p>
          </table:table-cell>
          <table:table-cell office:value-type="string">
            <text:p>Palisada Nostalit - grafitowy</text:p>
          </table:table-cell>
        </table:table-row>
        <table:table-row table:style-name="ro2">
          <table:table-cell office:value-type="float" office:value="25855">
            <text:p>25855</text:p>
          </table:table-cell>
          <table:table-cell office:value-type="string">
            <text:p>Palisada Nostalit - szary</text:p>
          </table:table-cell>
        </table:table-row>
        <table:table-row table:style-name="ro2">
          <table:table-cell office:value-type="float" office:value="25863">
            <text:p>25863</text:p>
          </table:table-cell>
          <table:table-cell office:value-type="string">
            <text:p>Obrzeże Palinea 6x28x50 - brązowy</text:p>
          </table:table-cell>
        </table:table-row>
        <table:table-row table:style-name="ro2">
          <table:table-cell office:value-type="float" office:value="25864">
            <text:p>25864</text:p>
          </table:table-cell>
          <table:table-cell office:value-type="string">
            <text:p>Obrzeże Palinea 6x28x50 - czerwony</text:p>
          </table:table-cell>
        </table:table-row>
        <table:table-row table:style-name="ro2">
          <table:table-cell office:value-type="float" office:value="25865">
            <text:p>25865</text:p>
          </table:table-cell>
          <table:table-cell office:value-type="string">
            <text:p>Obrzeże Palinea 6x28x50 - grafitowy</text:p>
          </table:table-cell>
        </table:table-row>
        <table:table-row table:style-name="ro2">
          <table:table-cell office:value-type="float" office:value="25866">
            <text:p>25866</text:p>
          </table:table-cell>
          <table:table-cell office:value-type="string">
            <text:p>Obrzeże Palinea 6x28x50 - szary</text:p>
          </table:table-cell>
        </table:table-row>
        <table:table-row table:style-name="ro1">
          <table:table-cell office:value-type="float" office:value="25868">
            <text:p>25868</text:p>
          </table:table-cell>
          <table:table-cell office:value-type="string">
            <text:p>Obrzeże Limes 8x30x48 - brązowy</text:p>
          </table:table-cell>
        </table:table-row>
        <table:table-row table:style-name="ro1">
          <table:table-cell office:value-type="float" office:value="25869">
            <text:p>25869</text:p>
          </table:table-cell>
          <table:table-cell office:value-type="string">
            <text:p>Obrzeże Limes 8x30x48 - czerwony</text:p>
          </table:table-cell>
        </table:table-row>
        <table:table-row table:style-name="ro1">
          <table:table-cell office:value-type="float" office:value="25870">
            <text:p>25870</text:p>
          </table:table-cell>
          <table:table-cell office:value-type="string">
            <text:p>Obrzeże Limes 8x30x48 - grafitowy</text:p>
          </table:table-cell>
        </table:table-row>
        <table:table-row table:style-name="ro1">
          <table:table-cell office:value-type="float" office:value="25871">
            <text:p>25871</text:p>
          </table:table-cell>
          <table:table-cell office:value-type="string">
            <text:p>Obrzeże Limes 8x30x48 - szary</text:p>
          </table:table-cell>
        </table:table-row>
        <table:table-row table:style-name="ro2">
          <table:table-cell office:value-type="float" office:value="25877">
            <text:p>25877</text:p>
          </table:table-cell>
          <table:table-cell office:value-type="string">
            <text:p>Obrzeże Aspro 30x8x100 - aspro</text:p>
          </table:table-cell>
        </table:table-row>
        <table:table-row table:style-name="ro2">
          <table:table-cell office:value-type="float" office:value="25878">
            <text:p>25878</text:p>
          </table:table-cell>
          <table:table-cell office:value-type="string">
            <text:p>Obrzeże Aspro 30x8x100 - bianco</text:p>
          </table:table-cell>
        </table:table-row>
        <table:table-row table:style-name="ro2">
          <table:table-cell office:value-type="float" office:value="25879">
            <text:p>25879</text:p>
          </table:table-cell>
          <table:table-cell office:value-type="string">
            <text:p>Obrzeże Aspro 30x8x100 - nero</text:p>
          </table:table-cell>
        </table:table-row>
        <table:table-row table:style-name="ro1">
          <table:table-cell office:value-type="float" office:value="25880">
            <text:p>25880</text:p>
          </table:table-cell>
          <table:table-cell office:value-type="string">
            <text:p>Obrzeże 6x20x100 - brązowy</text:p>
          </table:table-cell>
        </table:table-row>
        <table:table-row table:style-name="ro1">
          <table:table-cell office:value-type="float" office:value="25881">
            <text:p>25881</text:p>
          </table:table-cell>
          <table:table-cell office:value-type="string">
            <text:p>Obrzeże 6x20x100 - czerwony</text:p>
          </table:table-cell>
        </table:table-row>
        <table:table-row table:style-name="ro1">
          <table:table-cell office:value-type="float" office:value="25882">
            <text:p>25882</text:p>
          </table:table-cell>
          <table:table-cell office:value-type="string">
            <text:p>Obrzeże 6x20x100 - grafitowy</text:p>
          </table:table-cell>
        </table:table-row>
        <table:table-row table:style-name="ro1">
          <table:table-cell office:value-type="float" office:value="25883">
            <text:p>25883</text:p>
          </table:table-cell>
          <table:table-cell office:value-type="string">
            <text:p>Obrzeże 6x20x100 - szary</text:p>
          </table:table-cell>
        </table:table-row>
        <table:table-row table:style-name="ro1">
          <table:table-cell office:value-type="float" office:value="25884">
            <text:p>25884</text:p>
          </table:table-cell>
          <table:table-cell office:value-type="string">
            <text:p>Palisada Ringo - brązowy</text:p>
          </table:table-cell>
        </table:table-row>
        <table:table-row table:style-name="ro1">
          <table:table-cell office:value-type="float" office:value="25885">
            <text:p>25885</text:p>
          </table:table-cell>
          <table:table-cell office:value-type="string">
            <text:p>Palisada Ringo - grafitowy</text:p>
          </table:table-cell>
        </table:table-row>
        <table:table-row table:style-name="ro1">
          <table:table-cell office:value-type="float" office:value="25886">
            <text:p>25886</text:p>
          </table:table-cell>
          <table:table-cell office:value-type="string">
            <text:p>Palisada Ringo - szary</text:p>
          </table:table-cell>
        </table:table-row>
        <table:table-row table:style-name="ro1">
          <table:table-cell office:value-type="float" office:value="25947">
            <text:p>25947</text:p>
          </table:table-cell>
          <table:table-cell office:value-type="string">
            <text:p>Holland 4 - czerwony</text:p>
          </table:table-cell>
        </table:table-row>
        <table:table-row table:style-name="ro1">
          <table:table-cell office:value-type="float" office:value="25948">
            <text:p>25948</text:p>
          </table:table-cell>
          <table:table-cell office:value-type="string">
            <text:p>Holland 4 - grafitowy</text:p>
          </table:table-cell>
        </table:table-row>
        <table:table-row table:style-name="ro1">
          <table:table-cell office:value-type="float" office:value="25949">
            <text:p>25949</text:p>
          </table:table-cell>
          <table:table-cell office:value-type="string">
            <text:p>Holland 4 - szary</text:p>
          </table:table-cell>
        </table:table-row>
        <table:table-row table:style-name="ro1">
          <table:table-cell office:value-type="float" office:value="25950">
            <text:p>25950</text:p>
          </table:table-cell>
          <table:table-cell office:value-type="string">
            <text:p>Holland 4 - żółty</text:p>
          </table:table-cell>
        </table:table-row>
        <table:table-row table:style-name="ro1">
          <table:table-cell office:value-type="float" office:value="25954">
            <text:p>25954</text:p>
          </table:table-cell>
          <table:table-cell office:value-type="string">
            <text:p>Holland 8 - czerwony</text:p>
          </table:table-cell>
        </table:table-row>
        <table:table-row table:style-name="ro1">
          <table:table-cell office:value-type="float" office:value="25955">
            <text:p>25955</text:p>
          </table:table-cell>
          <table:table-cell office:value-type="string">
            <text:p>Holland 8 - grafitowy</text:p>
          </table:table-cell>
        </table:table-row>
        <table:table-row table:style-name="ro1">
          <table:table-cell office:value-type="float" office:value="25956">
            <text:p>25956</text:p>
          </table:table-cell>
          <table:table-cell office:value-type="string">
            <text:p>Holland 8 - szary</text:p>
          </table:table-cell>
        </table:table-row>
        <table:table-row table:style-name="ro1">
          <table:table-cell office:value-type="float" office:value="25957">
            <text:p>25957</text:p>
          </table:table-cell>
          <table:table-cell office:value-type="string">
            <text:p>Holland 8 - żółty</text:p>
          </table:table-cell>
        </table:table-row>
        <table:table-row table:style-name="ro2">
          <table:table-cell office:value-type="float" office:value="25967">
            <text:p>25967</text:p>
          </table:table-cell>
          <table:table-cell office:value-type="string">
            <text:p>Nostalit 4 - czerwony</text:p>
          </table:table-cell>
        </table:table-row>
        <table:table-row table:style-name="ro2">
          <table:table-cell office:value-type="float" office:value="25968">
            <text:p>25968</text:p>
          </table:table-cell>
          <table:table-cell office:value-type="string">
            <text:p>Nostalit 4 - grafitowy</text:p>
          </table:table-cell>
        </table:table-row>
        <table:table-row table:style-name="ro2">
          <table:table-cell office:value-type="float" office:value="25969">
            <text:p>25969</text:p>
          </table:table-cell>
          <table:table-cell office:value-type="string">
            <text:p>Nostalit 4 - szary</text:p>
          </table:table-cell>
        </table:table-row>
        <table:table-row table:style-name="ro2">
          <table:table-cell office:value-type="float" office:value="25970">
            <text:p>25970</text:p>
          </table:table-cell>
          <table:table-cell office:value-type="string">
            <text:p>Nostalit 4 - żółty</text:p>
          </table:table-cell>
        </table:table-row>
        <table:table-row table:style-name="ro1">
          <table:table-cell office:value-type="float" office:value="25984">
            <text:p>25984</text:p>
          </table:table-cell>
          <table:table-cell office:value-type="string">
            <text:p>Stilo - cappuccino</text:p>
          </table:table-cell>
        </table:table-row>
        <table:table-row table:style-name="ro1">
          <table:table-cell office:value-type="float" office:value="25985">
            <text:p>25985</text:p>
          </table:table-cell>
          <table:table-cell office:value-type="string">
            <text:p>Stilo - kasztanowy</text:p>
          </table:table-cell>
        </table:table-row>
        <table:table-row table:style-name="ro1">
          <table:table-cell office:value-type="float" office:value="25988">
            <text:p>25988</text:p>
          </table:table-cell>
          <table:table-cell office:value-type="string">
            <text:p>Stilo - stalowo biały</text:p>
          </table:table-cell>
        </table:table-row>
        <table:table-row table:style-name="ro1">
          <table:table-cell office:value-type="float" office:value="25989">
            <text:p>25989</text:p>
          </table:table-cell>
          <table:table-cell office:value-type="string">
            <text:p>Stilo - barwy jesieni</text:p>
          </table:table-cell>
        </table:table-row>
        <table:table-row table:style-name="ro2">
          <table:table-cell office:value-type="float" office:value="25990">
            <text:p>25990</text:p>
          </table:table-cell>
          <table:table-cell office:value-type="string">
            <text:p>Stilo - korten_s</text:p>
          </table:table-cell>
        </table:table-row>
        <table:table-row table:style-name="ro2">
          <table:table-cell office:value-type="float" office:value="26010">
            <text:p>26010</text:p>
          </table:table-cell>
          <table:table-cell office:value-type="string">
            <text:p>Vivien - cappuccino</text:p>
          </table:table-cell>
        </table:table-row>
        <table:table-row table:style-name="ro2">
          <table:table-cell office:value-type="float" office:value="26011">
            <text:p>26011</text:p>
          </table:table-cell>
          <table:table-cell office:value-type="string">
            <text:p>Vivien - kasztanowy</text:p>
          </table:table-cell>
        </table:table-row>
        <table:table-row table:style-name="ro2">
          <table:table-cell office:value-type="float" office:value="26014">
            <text:p>26014</text:p>
          </table:table-cell>
          <table:table-cell office:value-type="string">
            <text:p>Vivien - stalowo biały</text:p>
          </table:table-cell>
        </table:table-row>
        <table:table-row table:style-name="ro2">
          <table:table-cell office:value-type="float" office:value="26015">
            <text:p>26015</text:p>
          </table:table-cell>
          <table:table-cell office:value-type="string">
            <text:p>Vivien - barwy jesieni</text:p>
          </table:table-cell>
        </table:table-row>
        <table:table-row table:style-name="ro2">
          <table:table-cell office:value-type="float" office:value="26016">
            <text:p>26016</text:p>
          </table:table-cell>
          <table:table-cell office:value-type="string">
            <text:p>Vivien - brązowy</text:p>
          </table:table-cell>
        </table:table-row>
        <table:table-row table:style-name="ro2">
          <table:table-cell office:value-type="float" office:value="26017">
            <text:p>26017</text:p>
          </table:table-cell>
          <table:table-cell office:value-type="string">
            <text:p>Vivien - czerwony</text:p>
          </table:table-cell>
        </table:table-row>
        <table:table-row table:style-name="ro2">
          <table:table-cell office:value-type="float" office:value="26018">
            <text:p>26018</text:p>
          </table:table-cell>
          <table:table-cell office:value-type="string">
            <text:p>Vivien - grafitowy</text:p>
          </table:table-cell>
        </table:table-row>
        <table:table-row table:style-name="ro2">
          <table:table-cell office:value-type="float" office:value="26019">
            <text:p>26019</text:p>
          </table:table-cell>
          <table:table-cell office:value-type="string">
            <text:p>Vivien - korten_s</text:p>
          </table:table-cell>
        </table:table-row>
        <table:table-row table:style-name="ro2">
          <table:table-cell office:value-type="float" office:value="26020">
            <text:p>26020</text:p>
          </table:table-cell>
          <table:table-cell office:value-type="string">
            <text:p>Vivien - szary</text:p>
          </table:table-cell>
        </table:table-row>
        <table:table-row table:style-name="ro2">
          <table:table-cell office:value-type="float" office:value="26021">
            <text:p>26021</text:p>
          </table:table-cell>
          <table:table-cell office:value-type="string">
            <text:p>Vivien - żółty</text:p>
          </table:table-cell>
        </table:table-row>
        <table:table-row table:style-name="ro2">
          <table:table-cell office:value-type="float" office:value="26024">
            <text:p>26024</text:p>
          </table:table-cell>
          <table:table-cell office:value-type="string">
            <text:p>Behaton 6 - czerwony</text:p>
          </table:table-cell>
        </table:table-row>
        <table:table-row table:style-name="ro2">
          <table:table-cell office:value-type="float" office:value="26025">
            <text:p>26025</text:p>
          </table:table-cell>
          <table:table-cell office:value-type="string">
            <text:p>Behaton 6 - grafitowy</text:p>
          </table:table-cell>
        </table:table-row>
        <table:table-row table:style-name="ro2">
          <table:table-cell office:value-type="float" office:value="26026">
            <text:p>26026</text:p>
          </table:table-cell>
          <table:table-cell office:value-type="string">
            <text:p>Behaton 6 - szary</text:p>
          </table:table-cell>
        </table:table-row>
        <table:table-row table:style-name="ro2">
          <table:table-cell office:value-type="float" office:value="26027">
            <text:p>26027</text:p>
          </table:table-cell>
          <table:table-cell office:value-type="string">
            <text:p>Behaton 6 - żółty</text:p>
          </table:table-cell>
        </table:table-row>
        <table:table-row table:style-name="ro2">
          <table:table-cell office:value-type="float" office:value="26029">
            <text:p>26029</text:p>
          </table:table-cell>
          <table:table-cell office:value-type="string">
            <text:p>Behaton 8 - czerwony</text:p>
          </table:table-cell>
        </table:table-row>
        <table:table-row table:style-name="ro2">
          <table:table-cell office:value-type="float" office:value="26030">
            <text:p>26030</text:p>
          </table:table-cell>
          <table:table-cell office:value-type="string">
            <text:p>Behaton 8 - grafitowy</text:p>
          </table:table-cell>
        </table:table-row>
        <table:table-row table:style-name="ro2">
          <table:table-cell office:value-type="float" office:value="26031">
            <text:p>26031</text:p>
          </table:table-cell>
          <table:table-cell office:value-type="string">
            <text:p>Behaton 8 - szary</text:p>
          </table:table-cell>
        </table:table-row>
        <table:table-row table:style-name="ro2">
          <table:table-cell office:value-type="float" office:value="26032">
            <text:p>26032</text:p>
          </table:table-cell>
          <table:table-cell office:value-type="string">
            <text:p>Behaton 8 - żółty</text:p>
          </table:table-cell>
        </table:table-row>
        <table:table-row table:style-name="ro2">
          <table:table-cell office:value-type="float" office:value="26034">
            <text:p>26034</text:p>
          </table:table-cell>
          <table:table-cell office:value-type="string">
            <text:p>Pantenon Classic - bianco</text:p>
          </table:table-cell>
        </table:table-row>
        <table:table-row table:style-name="ro2">
          <table:table-cell office:value-type="float" office:value="26035">
            <text:p>26035</text:p>
          </table:table-cell>
          <table:table-cell office:value-type="string">
            <text:p>Pantenon Classic - cappuccino</text:p>
          </table:table-cell>
        </table:table-row>
        <table:table-row table:style-name="ro2">
          <table:table-cell office:value-type="float" office:value="26036">
            <text:p>26036</text:p>
          </table:table-cell>
          <table:table-cell office:value-type="string">
            <text:p>Pantenon Classic - kasztanowy</text:p>
          </table:table-cell>
        </table:table-row>
        <table:table-row table:style-name="ro2">
          <table:table-cell office:value-type="float" office:value="26037">
            <text:p>26037</text:p>
          </table:table-cell>
          <table:table-cell office:value-type="string">
            <text:p>Pantenon Classic - nero</text:p>
          </table:table-cell>
        </table:table-row>
        <table:table-row table:style-name="ro2">
          <table:table-cell office:value-type="float" office:value="26038">
            <text:p>26038</text:p>
          </table:table-cell>
          <table:table-cell office:value-type="string">
            <text:p>Pantenon Classic - solaro</text:p>
          </table:table-cell>
        </table:table-row>
        <table:table-row table:style-name="ro2">
          <table:table-cell office:value-type="float" office:value="26039">
            <text:p>26039</text:p>
          </table:table-cell>
          <table:table-cell office:value-type="string">
            <text:p>Pantenon Classic - stalowo biały</text:p>
          </table:table-cell>
        </table:table-row>
        <table:table-row table:style-name="ro2">
          <table:table-cell office:value-type="float" office:value="26040">
            <text:p>26040</text:p>
          </table:table-cell>
          <table:table-cell office:value-type="string">
            <text:p>Pantenon Classic - barwy jesieni</text:p>
          </table:table-cell>
        </table:table-row>
        <table:table-row table:style-name="ro2">
          <table:table-cell office:value-type="float" office:value="26041">
            <text:p>26041</text:p>
          </table:table-cell>
          <table:table-cell office:value-type="string">
            <text:p>Pantenon Classic - brązowy</text:p>
          </table:table-cell>
        </table:table-row>
        <table:table-row table:style-name="ro2">
          <table:table-cell office:value-type="float" office:value="26042">
            <text:p>26042</text:p>
          </table:table-cell>
          <table:table-cell office:value-type="string">
            <text:p>Pantenon Classic - czerwony</text:p>
          </table:table-cell>
        </table:table-row>
        <table:table-row table:style-name="ro2">
          <table:table-cell office:value-type="float" office:value="26043">
            <text:p>26043</text:p>
          </table:table-cell>
          <table:table-cell office:value-type="string">
            <text:p>Pantenon Classic - grafitowy</text:p>
          </table:table-cell>
        </table:table-row>
        <table:table-row table:style-name="ro2">
          <table:table-cell office:value-type="float" office:value="26044">
            <text:p>26044</text:p>
          </table:table-cell>
          <table:table-cell office:value-type="string">
            <text:p>Pantenon Classic - korten_s</text:p>
          </table:table-cell>
        </table:table-row>
        <table:table-row table:style-name="ro2">
          <table:table-cell office:value-type="float" office:value="26045">
            <text:p>26045</text:p>
          </table:table-cell>
          <table:table-cell office:value-type="string">
            <text:p>Pantenon Classic - szary</text:p>
          </table:table-cell>
        </table:table-row>
        <table:table-row table:style-name="ro2">
          <table:table-cell office:value-type="float" office:value="26046">
            <text:p>26046</text:p>
          </table:table-cell>
          <table:table-cell office:value-type="string">
            <text:p>Pantenon Classic - żółty</text:p>
          </table:table-cell>
        </table:table-row>
        <table:table-row table:style-name="ro2">
          <table:table-cell office:value-type="float" office:value="26047">
            <text:p>26047</text:p>
          </table:table-cell>
          <table:table-cell office:value-type="string">
            <text:p>Platino - bianco</text:p>
          </table:table-cell>
        </table:table-row>
        <table:table-row table:style-name="ro2">
          <table:table-cell office:value-type="float" office:value="26048">
            <text:p>26048</text:p>
          </table:table-cell>
          <table:table-cell office:value-type="string">
            <text:p>Platino - cappuccino</text:p>
          </table:table-cell>
        </table:table-row>
        <table:table-row table:style-name="ro2">
          <table:table-cell office:value-type="float" office:value="26049">
            <text:p>26049</text:p>
          </table:table-cell>
          <table:table-cell office:value-type="string">
            <text:p>Platino - kasztanowy</text:p>
          </table:table-cell>
        </table:table-row>
        <table:table-row table:style-name="ro2">
          <table:table-cell office:value-type="float" office:value="26050">
            <text:p>26050</text:p>
          </table:table-cell>
          <table:table-cell office:value-type="string">
            <text:p>Platino - nero</text:p>
          </table:table-cell>
        </table:table-row>
        <table:table-row table:style-name="ro2">
          <table:table-cell office:value-type="float" office:value="26051">
            <text:p>26051</text:p>
          </table:table-cell>
          <table:table-cell office:value-type="string">
            <text:p>Platino - solaro</text:p>
          </table:table-cell>
        </table:table-row>
        <table:table-row table:style-name="ro2">
          <table:table-cell office:value-type="float" office:value="26052">
            <text:p>26052</text:p>
          </table:table-cell>
          <table:table-cell office:value-type="string">
            <text:p>Platino - stalowo biały</text:p>
          </table:table-cell>
        </table:table-row>
        <table:table-row table:style-name="ro2">
          <table:table-cell office:value-type="float" office:value="26053">
            <text:p>26053</text:p>
          </table:table-cell>
          <table:table-cell office:value-type="string">
            <text:p>Platino - barwy jesieni</text:p>
          </table:table-cell>
        </table:table-row>
        <table:table-row table:style-name="ro2">
          <table:table-cell office:value-type="float" office:value="26054">
            <text:p>26054</text:p>
          </table:table-cell>
          <table:table-cell office:value-type="string">
            <text:p>Platino - korten_s</text:p>
          </table:table-cell>
        </table:table-row>
        <table:table-row table:style-name="ro2">
          <table:table-cell office:value-type="float" office:value="26055">
            <text:p>26055</text:p>
          </table:table-cell>
          <table:table-cell office:value-type="string">
            <text:p>Resto - bianco</text:p>
          </table:table-cell>
        </table:table-row>
        <table:table-row table:style-name="ro2">
          <table:table-cell office:value-type="float" office:value="26056">
            <text:p>26056</text:p>
          </table:table-cell>
          <table:table-cell office:value-type="string">
            <text:p>Resto - cappuccino</text:p>
          </table:table-cell>
        </table:table-row>
        <table:table-row table:style-name="ro2">
          <table:table-cell office:value-type="float" office:value="26057">
            <text:p>26057</text:p>
          </table:table-cell>
          <table:table-cell office:value-type="string">
            <text:p>Resto - kasztanowy</text:p>
          </table:table-cell>
        </table:table-row>
        <table:table-row table:style-name="ro2">
          <table:table-cell office:value-type="float" office:value="26058">
            <text:p>26058</text:p>
          </table:table-cell>
          <table:table-cell office:value-type="string">
            <text:p>Resto - nero</text:p>
          </table:table-cell>
        </table:table-row>
        <table:table-row table:style-name="ro2">
          <table:table-cell office:value-type="float" office:value="26059">
            <text:p>26059</text:p>
          </table:table-cell>
          <table:table-cell office:value-type="string">
            <text:p>Resto - solaro</text:p>
          </table:table-cell>
        </table:table-row>
        <table:table-row table:style-name="ro2">
          <table:table-cell office:value-type="float" office:value="26060">
            <text:p>26060</text:p>
          </table:table-cell>
          <table:table-cell office:value-type="string">
            <text:p>Resto - stalowo biały</text:p>
          </table:table-cell>
        </table:table-row>
        <table:table-row table:style-name="ro2">
          <table:table-cell office:value-type="float" office:value="26061">
            <text:p>26061</text:p>
          </table:table-cell>
          <table:table-cell office:value-type="string">
            <text:p>Resto - barwy jesieni</text:p>
          </table:table-cell>
        </table:table-row>
        <table:table-row table:style-name="ro2">
          <table:table-cell office:value-type="float" office:value="26062">
            <text:p>26062</text:p>
          </table:table-cell>
          <table:table-cell office:value-type="string">
            <text:p>Resto - brązowy</text:p>
          </table:table-cell>
        </table:table-row>
        <table:table-row table:style-name="ro2">
          <table:table-cell office:value-type="float" office:value="26063">
            <text:p>26063</text:p>
          </table:table-cell>
          <table:table-cell office:value-type="string">
            <text:p>Resto - grafitowy</text:p>
          </table:table-cell>
        </table:table-row>
        <table:table-row table:style-name="ro2">
          <table:table-cell office:value-type="float" office:value="26064">
            <text:p>26064</text:p>
          </table:table-cell>
          <table:table-cell office:value-type="string">
            <text:p>Resto - korten_s</text:p>
          </table:table-cell>
        </table:table-row>
        <table:table-row table:style-name="ro2">
          <table:table-cell office:value-type="float" office:value="26065">
            <text:p>26065</text:p>
          </table:table-cell>
          <table:table-cell office:value-type="string">
            <text:p>Resto - szary</text:p>
          </table:table-cell>
        </table:table-row>
        <table:table-row table:style-name="ro2">
          <table:table-cell office:value-type="float" office:value="26066">
            <text:p>26066</text:p>
          </table:table-cell>
          <table:table-cell office:value-type="string">
            <text:p>Resto - żółty</text:p>
          </table:table-cell>
        </table:table-row>
        <table:table-row table:style-name="ro2">
          <table:table-cell office:value-type="float" office:value="26067">
            <text:p>26067</text:p>
          </table:table-cell>
          <table:table-cell office:value-type="string">
            <text:p>Starco - bianco</text:p>
          </table:table-cell>
        </table:table-row>
        <table:table-row table:style-name="ro2">
          <table:table-cell office:value-type="float" office:value="26068">
            <text:p>26068</text:p>
          </table:table-cell>
          <table:table-cell office:value-type="string">
            <text:p>Starco - cappuccino</text:p>
          </table:table-cell>
        </table:table-row>
        <table:table-row table:style-name="ro2">
          <table:table-cell office:value-type="float" office:value="26069">
            <text:p>26069</text:p>
          </table:table-cell>
          <table:table-cell office:value-type="string">
            <text:p>Starco - kasztanowy</text:p>
          </table:table-cell>
        </table:table-row>
        <table:table-row table:style-name="ro2">
          <table:table-cell office:value-type="float" office:value="26070">
            <text:p>26070</text:p>
          </table:table-cell>
          <table:table-cell office:value-type="string">
            <text:p>Starco - nero</text:p>
          </table:table-cell>
        </table:table-row>
        <table:table-row table:style-name="ro2">
          <table:table-cell office:value-type="float" office:value="26071">
            <text:p>26071</text:p>
          </table:table-cell>
          <table:table-cell office:value-type="string">
            <text:p>Starco - solaro</text:p>
          </table:table-cell>
        </table:table-row>
        <table:table-row table:style-name="ro2">
          <table:table-cell office:value-type="float" office:value="26072">
            <text:p>26072</text:p>
          </table:table-cell>
          <table:table-cell office:value-type="string">
            <text:p>Starco - stalowo biały</text:p>
          </table:table-cell>
        </table:table-row>
        <table:table-row table:style-name="ro2">
          <table:table-cell office:value-type="float" office:value="26073">
            <text:p>26073</text:p>
          </table:table-cell>
          <table:table-cell office:value-type="string">
            <text:p>Starco - barwy jesieni</text:p>
          </table:table-cell>
        </table:table-row>
        <table:table-row table:style-name="ro2">
          <table:table-cell office:value-type="float" office:value="26074">
            <text:p>26074</text:p>
          </table:table-cell>
          <table:table-cell office:value-type="string">
            <text:p>Starco - brązowy</text:p>
          </table:table-cell>
        </table:table-row>
        <table:table-row table:style-name="ro2">
          <table:table-cell office:value-type="float" office:value="26075">
            <text:p>26075</text:p>
          </table:table-cell>
          <table:table-cell office:value-type="string">
            <text:p>Starco - czerwony</text:p>
          </table:table-cell>
        </table:table-row>
        <table:table-row table:style-name="ro2">
          <table:table-cell office:value-type="float" office:value="26076">
            <text:p>26076</text:p>
          </table:table-cell>
          <table:table-cell office:value-type="string">
            <text:p>Starco - grafitowy</text:p>
          </table:table-cell>
        </table:table-row>
        <table:table-row table:style-name="ro2">
          <table:table-cell office:value-type="float" office:value="26077">
            <text:p>26077</text:p>
          </table:table-cell>
          <table:table-cell office:value-type="string">
            <text:p>Starco - korten_s</text:p>
          </table:table-cell>
        </table:table-row>
        <table:table-row table:style-name="ro2">
          <table:table-cell office:value-type="float" office:value="26078">
            <text:p>26078</text:p>
          </table:table-cell>
          <table:table-cell office:value-type="string">
            <text:p>Starco - szary</text:p>
          </table:table-cell>
        </table:table-row>
        <table:table-row table:style-name="ro2">
          <table:table-cell office:value-type="float" office:value="26079">
            <text:p>26079</text:p>
          </table:table-cell>
          <table:table-cell office:value-type="string">
            <text:p>Starco - żółty</text:p>
          </table:table-cell>
        </table:table-row>
        <table:table-row table:style-name="ro1">
          <table:table-cell office:value-type="float" office:value="26080">
            <text:p>26080</text:p>
          </table:table-cell>
          <table:table-cell office:value-type="string">
            <text:p>Arco - płukana, bianco</text:p>
          </table:table-cell>
        </table:table-row>
        <table:table-row table:style-name="ro1">
          <table:table-cell office:value-type="float" office:value="26081">
            <text:p>26081</text:p>
          </table:table-cell>
          <table:table-cell office:value-type="string">
            <text:p>Arco - gładka, cappuccino</text:p>
          </table:table-cell>
        </table:table-row>
        <table:table-row table:style-name="ro1">
          <table:table-cell office:value-type="float" office:value="26082">
            <text:p>26082</text:p>
          </table:table-cell>
          <table:table-cell office:value-type="string">
            <text:p>Arco - gładka, kasztanowy</text:p>
          </table:table-cell>
        </table:table-row>
        <table:table-row table:style-name="ro1">
          <table:table-cell office:value-type="float" office:value="26083">
            <text:p>26083</text:p>
          </table:table-cell>
          <table:table-cell office:value-type="string">
            <text:p>Arco - płukana, nero</text:p>
          </table:table-cell>
        </table:table-row>
        <table:table-row table:style-name="ro2">
          <table:table-cell office:value-type="float" office:value="26084">
            <text:p>26084</text:p>
          </table:table-cell>
          <table:table-cell office:value-type="string">
            <text:p>Arco - płukana, solaro</text:p>
          </table:table-cell>
        </table:table-row>
        <table:table-row table:style-name="ro1">
          <table:table-cell office:value-type="float" office:value="26085">
            <text:p>26085</text:p>
          </table:table-cell>
          <table:table-cell office:value-type="string">
            <text:p>Arco - gładka, stalowo biały</text:p>
          </table:table-cell>
        </table:table-row>
        <table:table-row table:style-name="ro1">
          <table:table-cell office:value-type="float" office:value="26086">
            <text:p>26086</text:p>
          </table:table-cell>
          <table:table-cell office:value-type="string">
            <text:p>Arco - gładka, barwy jesieni</text:p>
          </table:table-cell>
        </table:table-row>
        <table:table-row table:style-name="ro1">
          <table:table-cell office:value-type="float" office:value="26087">
            <text:p>26087</text:p>
          </table:table-cell>
          <table:table-cell office:value-type="string">
            <text:p>Arco - gładka, brązowy</text:p>
          </table:table-cell>
        </table:table-row>
        <table:table-row table:style-name="ro1">
          <table:table-cell office:value-type="float" office:value="26088">
            <text:p>26088</text:p>
          </table:table-cell>
          <table:table-cell office:value-type="string">
            <text:p>Arco - gładka, czerwony</text:p>
          </table:table-cell>
        </table:table-row>
        <table:table-row table:style-name="ro1">
          <table:table-cell office:value-type="float" office:value="26089">
            <text:p>26089</text:p>
          </table:table-cell>
          <table:table-cell office:value-type="string">
            <text:p>Arco - gładka, grafitowy</text:p>
          </table:table-cell>
        </table:table-row>
        <table:table-row table:style-name="ro2">
          <table:table-cell office:value-type="float" office:value="26090">
            <text:p>26090</text:p>
          </table:table-cell>
          <table:table-cell office:value-type="string">
            <text:p>Arco - gładka, korten_s</text:p>
          </table:table-cell>
        </table:table-row>
        <table:table-row table:style-name="ro1">
          <table:table-cell office:value-type="float" office:value="26091">
            <text:p>26091</text:p>
          </table:table-cell>
          <table:table-cell office:value-type="string">
            <text:p>Arco - gładka, szary</text:p>
          </table:table-cell>
        </table:table-row>
        <table:table-row table:style-name="ro1">
          <table:table-cell office:value-type="float" office:value="26092">
            <text:p>26092</text:p>
          </table:table-cell>
          <table:table-cell office:value-type="string">
            <text:p>Arco - gładka, żółty</text:p>
          </table:table-cell>
        </table:table-row>
        <table:table-row table:style-name="ro2">
          <table:table-cell office:value-type="float" office:value="26093">
            <text:p>26093</text:p>
          </table:table-cell>
          <table:table-cell office:value-type="string">
            <text:p>Megan 35x35x4 - bianco</text:p>
          </table:table-cell>
        </table:table-row>
        <table:table-row table:style-name="ro2">
          <table:table-cell office:value-type="float" office:value="26094">
            <text:p>26094</text:p>
          </table:table-cell>
          <table:table-cell office:value-type="string">
            <text:p>Megan 35x35x4 - cappuccino</text:p>
          </table:table-cell>
        </table:table-row>
        <table:table-row table:style-name="ro2">
          <table:table-cell office:value-type="float" office:value="26095">
            <text:p>26095</text:p>
          </table:table-cell>
          <table:table-cell office:value-type="string">
            <text:p>Megan 35x35x4 - kasztanowy</text:p>
          </table:table-cell>
        </table:table-row>
        <table:table-row table:style-name="ro2">
          <table:table-cell office:value-type="float" office:value="26096">
            <text:p>26096</text:p>
          </table:table-cell>
          <table:table-cell office:value-type="string">
            <text:p>Megan 35x35x4 - nero</text:p>
          </table:table-cell>
        </table:table-row>
        <table:table-row table:style-name="ro2">
          <table:table-cell office:value-type="float" office:value="26097">
            <text:p>26097</text:p>
          </table:table-cell>
          <table:table-cell office:value-type="string">
            <text:p>Megan 35x35x4 - solaro</text:p>
          </table:table-cell>
        </table:table-row>
        <table:table-row table:style-name="ro2">
          <table:table-cell office:value-type="float" office:value="26098">
            <text:p>26098</text:p>
          </table:table-cell>
          <table:table-cell office:value-type="string">
            <text:p>Megan 35x35x4 - stalowo biały</text:p>
          </table:table-cell>
        </table:table-row>
        <table:table-row table:style-name="ro2">
          <table:table-cell office:value-type="float" office:value="26099">
            <text:p>26099</text:p>
          </table:table-cell>
          <table:table-cell office:value-type="string">
            <text:p>Megan 35x35x4 - barwy jesieni</text:p>
          </table:table-cell>
        </table:table-row>
        <table:table-row table:style-name="ro2">
          <table:table-cell office:value-type="float" office:value="26100">
            <text:p>26100</text:p>
          </table:table-cell>
          <table:table-cell office:value-type="string">
            <text:p>Megan 35x35x4 - brązowy</text:p>
          </table:table-cell>
        </table:table-row>
        <table:table-row table:style-name="ro2">
          <table:table-cell office:value-type="float" office:value="26101">
            <text:p>26101</text:p>
          </table:table-cell>
          <table:table-cell office:value-type="string">
            <text:p>Megan 35x35x4 - czerwony</text:p>
          </table:table-cell>
        </table:table-row>
        <table:table-row table:style-name="ro2">
          <table:table-cell office:value-type="float" office:value="26102">
            <text:p>26102</text:p>
          </table:table-cell>
          <table:table-cell office:value-type="string">
            <text:p>Megan 35x35x4 - grafitowy</text:p>
          </table:table-cell>
        </table:table-row>
        <table:table-row table:style-name="ro2">
          <table:table-cell office:value-type="float" office:value="26103">
            <text:p>26103</text:p>
          </table:table-cell>
          <table:table-cell office:value-type="string">
            <text:p>Megan 35x35x4 - korten_s</text:p>
          </table:table-cell>
        </table:table-row>
        <table:table-row table:style-name="ro2">
          <table:table-cell office:value-type="float" office:value="26104">
            <text:p>26104</text:p>
          </table:table-cell>
          <table:table-cell office:value-type="string">
            <text:p>Megan 35x35x4 - szary</text:p>
          </table:table-cell>
        </table:table-row>
        <table:table-row table:style-name="ro2">
          <table:table-cell office:value-type="float" office:value="26105">
            <text:p>26105</text:p>
          </table:table-cell>
          <table:table-cell office:value-type="string">
            <text:p>Megan 35x35x4 - żółty</text:p>
          </table:table-cell>
        </table:table-row>
        <table:table-row table:style-name="ro1">
          <table:table-cell office:value-type="float" office:value="26106">
            <text:p>26106</text:p>
          </table:table-cell>
          <table:table-cell office:value-type="string">
            <text:p>Moderno - bianco</text:p>
          </table:table-cell>
        </table:table-row>
        <table:table-row table:style-name="ro1">
          <table:table-cell office:value-type="float" office:value="26107">
            <text:p>26107</text:p>
          </table:table-cell>
          <table:table-cell office:value-type="string">
            <text:p>Moderno - cappuccino</text:p>
          </table:table-cell>
        </table:table-row>
        <table:table-row table:style-name="ro1">
          <table:table-cell office:value-type="float" office:value="26108">
            <text:p>26108</text:p>
          </table:table-cell>
          <table:table-cell office:value-type="string">
            <text:p>Moderno - kasztanowy</text:p>
          </table:table-cell>
        </table:table-row>
        <table:table-row table:style-name="ro1">
          <table:table-cell office:value-type="float" office:value="26109">
            <text:p>26109</text:p>
          </table:table-cell>
          <table:table-cell office:value-type="string">
            <text:p>Moderno - nero</text:p>
          </table:table-cell>
        </table:table-row>
        <table:table-row table:style-name="ro2">
          <table:table-cell office:value-type="float" office:value="26110">
            <text:p>26110</text:p>
          </table:table-cell>
          <table:table-cell office:value-type="string">
            <text:p>Moderno - solaro</text:p>
          </table:table-cell>
        </table:table-row>
        <table:table-row table:style-name="ro1">
          <table:table-cell office:value-type="float" office:value="26111">
            <text:p>26111</text:p>
          </table:table-cell>
          <table:table-cell office:value-type="string">
            <text:p>Moderno - stalowo biały</text:p>
          </table:table-cell>
        </table:table-row>
        <table:table-row table:style-name="ro1">
          <table:table-cell office:value-type="float" office:value="26112">
            <text:p>26112</text:p>
          </table:table-cell>
          <table:table-cell office:value-type="string">
            <text:p>Moderno - barwy jesieni</text:p>
          </table:table-cell>
        </table:table-row>
        <table:table-row table:style-name="ro1">
          <table:table-cell office:value-type="float" office:value="26113">
            <text:p>26113</text:p>
          </table:table-cell>
          <table:table-cell office:value-type="string">
            <text:p>Moderno - brązowy</text:p>
          </table:table-cell>
        </table:table-row>
        <table:table-row table:style-name="ro1">
          <table:table-cell office:value-type="float" office:value="26114">
            <text:p>26114</text:p>
          </table:table-cell>
          <table:table-cell office:value-type="string">
            <text:p>Moderno - czerwony</text:p>
          </table:table-cell>
        </table:table-row>
        <table:table-row table:style-name="ro1">
          <table:table-cell office:value-type="float" office:value="26115">
            <text:p>26115</text:p>
          </table:table-cell>
          <table:table-cell office:value-type="string">
            <text:p>Moderno - grafitowy</text:p>
          </table:table-cell>
        </table:table-row>
        <table:table-row table:style-name="ro2">
          <table:table-cell office:value-type="float" office:value="26116">
            <text:p>26116</text:p>
          </table:table-cell>
          <table:table-cell office:value-type="string">
            <text:p>Moderno - korten_s</text:p>
          </table:table-cell>
        </table:table-row>
        <table:table-row table:style-name="ro1">
          <table:table-cell office:value-type="float" office:value="26117">
            <text:p>26117</text:p>
          </table:table-cell>
          <table:table-cell office:value-type="string">
            <text:p>Moderno - szary</text:p>
          </table:table-cell>
        </table:table-row>
        <table:table-row table:style-name="ro1">
          <table:table-cell office:value-type="float" office:value="26118">
            <text:p>26118</text:p>
          </table:table-cell>
          <table:table-cell office:value-type="string">
            <text:p>Moderno - żółty</text:p>
          </table:table-cell>
        </table:table-row>
        <table:table-row table:style-name="ro2">
          <table:table-cell office:value-type="float" office:value="26119">
            <text:p>26119</text:p>
          </table:table-cell>
          <table:table-cell office:value-type="string">
            <text:p>Pantenon - bianco</text:p>
          </table:table-cell>
        </table:table-row>
        <table:table-row table:style-name="ro2">
          <table:table-cell office:value-type="float" office:value="26120">
            <text:p>26120</text:p>
          </table:table-cell>
          <table:table-cell office:value-type="string">
            <text:p>Pantenon - cappuccino</text:p>
          </table:table-cell>
        </table:table-row>
        <table:table-row table:style-name="ro2">
          <table:table-cell office:value-type="float" office:value="26121">
            <text:p>26121</text:p>
          </table:table-cell>
          <table:table-cell office:value-type="string">
            <text:p>Pantenon - kasztanowy</text:p>
          </table:table-cell>
        </table:table-row>
        <table:table-row table:style-name="ro2">
          <table:table-cell office:value-type="float" office:value="26122">
            <text:p>26122</text:p>
          </table:table-cell>
          <table:table-cell office:value-type="string">
            <text:p>Pantenon - nero</text:p>
          </table:table-cell>
        </table:table-row>
        <table:table-row table:style-name="ro2">
          <table:table-cell office:value-type="float" office:value="26123">
            <text:p>26123</text:p>
          </table:table-cell>
          <table:table-cell office:value-type="string">
            <text:p>Pantenon - solaro</text:p>
          </table:table-cell>
        </table:table-row>
        <table:table-row table:style-name="ro2">
          <table:table-cell office:value-type="float" office:value="26124">
            <text:p>26124</text:p>
          </table:table-cell>
          <table:table-cell office:value-type="string">
            <text:p>Pantenon - stalowo biały</text:p>
          </table:table-cell>
        </table:table-row>
        <table:table-row table:style-name="ro2">
          <table:table-cell office:value-type="float" office:value="26125">
            <text:p>26125</text:p>
          </table:table-cell>
          <table:table-cell office:value-type="string">
            <text:p>Pantenon - barwy jesieni</text:p>
          </table:table-cell>
        </table:table-row>
        <table:table-row table:style-name="ro2">
          <table:table-cell office:value-type="float" office:value="26126">
            <text:p>26126</text:p>
          </table:table-cell>
          <table:table-cell office:value-type="string">
            <text:p>Pantenon - brązowy</text:p>
          </table:table-cell>
        </table:table-row>
        <table:table-row table:style-name="ro2">
          <table:table-cell office:value-type="float" office:value="26127">
            <text:p>26127</text:p>
          </table:table-cell>
          <table:table-cell office:value-type="string">
            <text:p>Pantenon - czerwony</text:p>
          </table:table-cell>
        </table:table-row>
        <table:table-row table:style-name="ro2">
          <table:table-cell office:value-type="float" office:value="26128">
            <text:p>26128</text:p>
          </table:table-cell>
          <table:table-cell office:value-type="string">
            <text:p>Pantenon - grafitowy</text:p>
          </table:table-cell>
        </table:table-row>
        <table:table-row table:style-name="ro2">
          <table:table-cell office:value-type="float" office:value="26129">
            <text:p>26129</text:p>
          </table:table-cell>
          <table:table-cell office:value-type="string">
            <text:p>Pantenon - korten_s</text:p>
          </table:table-cell>
        </table:table-row>
        <table:table-row table:style-name="ro2">
          <table:table-cell office:value-type="float" office:value="26130">
            <text:p>26130</text:p>
          </table:table-cell>
          <table:table-cell office:value-type="string">
            <text:p>Pantenon - szary</text:p>
          </table:table-cell>
        </table:table-row>
        <table:table-row table:style-name="ro2">
          <table:table-cell office:value-type="float" office:value="26131">
            <text:p>26131</text:p>
          </table:table-cell>
          <table:table-cell office:value-type="string">
            <text:p>Pantenon - żółty</text:p>
          </table:table-cell>
        </table:table-row>
        <table:table-row table:style-name="ro2">
          <table:table-cell office:value-type="float" office:value="26132">
            <text:p>26132</text:p>
          </table:table-cell>
          <table:table-cell office:value-type="string">
            <text:p>Lapano - bianco</text:p>
          </table:table-cell>
        </table:table-row>
        <table:table-row table:style-name="ro2">
          <table:table-cell office:value-type="float" office:value="26133">
            <text:p>26133</text:p>
          </table:table-cell>
          <table:table-cell office:value-type="string">
            <text:p>Lapano - cappuccino</text:p>
          </table:table-cell>
        </table:table-row>
        <table:table-row table:style-name="ro2">
          <table:table-cell office:value-type="float" office:value="26134">
            <text:p>26134</text:p>
          </table:table-cell>
          <table:table-cell office:value-type="string">
            <text:p>Lapano - kasztanowy</text:p>
          </table:table-cell>
        </table:table-row>
        <table:table-row table:style-name="ro2">
          <table:table-cell office:value-type="float" office:value="26135">
            <text:p>26135</text:p>
          </table:table-cell>
          <table:table-cell office:value-type="string">
            <text:p>Lapano - nero</text:p>
          </table:table-cell>
        </table:table-row>
        <table:table-row table:style-name="ro2">
          <table:table-cell office:value-type="float" office:value="26136">
            <text:p>26136</text:p>
          </table:table-cell>
          <table:table-cell office:value-type="string">
            <text:p>Lapano - solaro</text:p>
          </table:table-cell>
        </table:table-row>
        <table:table-row table:style-name="ro2">
          <table:table-cell office:value-type="float" office:value="26137">
            <text:p>26137</text:p>
          </table:table-cell>
          <table:table-cell office:value-type="string">
            <text:p>Lapano - stalowo biały</text:p>
          </table:table-cell>
        </table:table-row>
        <table:table-row table:style-name="ro2">
          <table:table-cell office:value-type="float" office:value="26138">
            <text:p>26138</text:p>
          </table:table-cell>
          <table:table-cell office:value-type="string">
            <text:p>Lapano - barwy jesieni</text:p>
          </table:table-cell>
        </table:table-row>
        <table:table-row table:style-name="ro2">
          <table:table-cell office:value-type="float" office:value="26139">
            <text:p>26139</text:p>
          </table:table-cell>
          <table:table-cell office:value-type="string">
            <text:p>Lapano - brązowy</text:p>
          </table:table-cell>
        </table:table-row>
        <table:table-row table:style-name="ro2">
          <table:table-cell office:value-type="float" office:value="26140">
            <text:p>26140</text:p>
          </table:table-cell>
          <table:table-cell office:value-type="string">
            <text:p>Lapano - czerwony</text:p>
          </table:table-cell>
        </table:table-row>
        <table:table-row table:style-name="ro2">
          <table:table-cell office:value-type="float" office:value="26141">
            <text:p>26141</text:p>
          </table:table-cell>
          <table:table-cell office:value-type="string">
            <text:p>Lapano - grafitowy</text:p>
          </table:table-cell>
        </table:table-row>
        <table:table-row table:style-name="ro2">
          <table:table-cell office:value-type="float" office:value="26142">
            <text:p>26142</text:p>
          </table:table-cell>
          <table:table-cell office:value-type="string">
            <text:p>Lapano - korten_s</text:p>
          </table:table-cell>
        </table:table-row>
        <table:table-row table:style-name="ro2">
          <table:table-cell office:value-type="float" office:value="26143">
            <text:p>26143</text:p>
          </table:table-cell>
          <table:table-cell office:value-type="string">
            <text:p>Lapano - szary</text:p>
          </table:table-cell>
        </table:table-row>
        <table:table-row table:style-name="ro2">
          <table:table-cell office:value-type="float" office:value="26144">
            <text:p>26144</text:p>
          </table:table-cell>
          <table:table-cell office:value-type="string">
            <text:p>Lapano - żółty</text:p>
          </table:table-cell>
        </table:table-row>
        <table:table-row table:style-name="ro1">
          <table:table-cell office:value-type="float" office:value="26145">
            <text:p>26145</text:p>
          </table:table-cell>
          <table:table-cell office:value-type="string">
            <text:p>Novi - bianco</text:p>
          </table:table-cell>
        </table:table-row>
        <table:table-row table:style-name="ro1">
          <table:table-cell office:value-type="float" office:value="26146">
            <text:p>26146</text:p>
          </table:table-cell>
          <table:table-cell office:value-type="string">
            <text:p>Novi - cappuccino</text:p>
          </table:table-cell>
        </table:table-row>
        <table:table-row table:style-name="ro1">
          <table:table-cell office:value-type="float" office:value="26147">
            <text:p>26147</text:p>
          </table:table-cell>
          <table:table-cell office:value-type="string">
            <text:p>Novi - kasztanowy</text:p>
          </table:table-cell>
        </table:table-row>
        <table:table-row table:style-name="ro1">
          <table:table-cell office:value-type="float" office:value="26148">
            <text:p>26148</text:p>
          </table:table-cell>
          <table:table-cell office:value-type="string">
            <text:p>Novi - nero</text:p>
          </table:table-cell>
        </table:table-row>
        <table:table-row table:style-name="ro2">
          <table:table-cell office:value-type="float" office:value="26149">
            <text:p>26149</text:p>
          </table:table-cell>
          <table:table-cell office:value-type="string">
            <text:p>Novi - solaro</text:p>
          </table:table-cell>
        </table:table-row>
        <table:table-row table:style-name="ro1">
          <table:table-cell office:value-type="float" office:value="26150">
            <text:p>26150</text:p>
          </table:table-cell>
          <table:table-cell office:value-type="string">
            <text:p>Novi - stalowo biały</text:p>
          </table:table-cell>
        </table:table-row>
        <table:table-row table:style-name="ro1">
          <table:table-cell office:value-type="float" office:value="26151">
            <text:p>26151</text:p>
          </table:table-cell>
          <table:table-cell office:value-type="string">
            <text:p>Novi - barwy jesieni</text:p>
          </table:table-cell>
        </table:table-row>
        <table:table-row table:style-name="ro1">
          <table:table-cell office:value-type="float" office:value="26152">
            <text:p>26152</text:p>
          </table:table-cell>
          <table:table-cell office:value-type="string">
            <text:p>Novi - brązowy</text:p>
          </table:table-cell>
        </table:table-row>
        <table:table-row table:style-name="ro1">
          <table:table-cell office:value-type="float" office:value="26153">
            <text:p>26153</text:p>
          </table:table-cell>
          <table:table-cell office:value-type="string">
            <text:p>Novi - czerwony</text:p>
          </table:table-cell>
        </table:table-row>
        <table:table-row table:style-name="ro1">
          <table:table-cell office:value-type="float" office:value="26154">
            <text:p>26154</text:p>
          </table:table-cell>
          <table:table-cell office:value-type="string">
            <text:p>Novi - grafitowy</text:p>
          </table:table-cell>
        </table:table-row>
        <table:table-row table:style-name="ro2">
          <table:table-cell office:value-type="float" office:value="26155">
            <text:p>26155</text:p>
          </table:table-cell>
          <table:table-cell office:value-type="string">
            <text:p>Novi - korten_s</text:p>
          </table:table-cell>
        </table:table-row>
        <table:table-row table:style-name="ro1">
          <table:table-cell office:value-type="float" office:value="26156">
            <text:p>26156</text:p>
          </table:table-cell>
          <table:table-cell office:value-type="string">
            <text:p>Novi - szary</text:p>
          </table:table-cell>
        </table:table-row>
        <table:table-row table:style-name="ro1">
          <table:table-cell office:value-type="float" office:value="26157">
            <text:p>26157</text:p>
          </table:table-cell>
          <table:table-cell office:value-type="string">
            <text:p>Novi - żółty</text:p>
          </table:table-cell>
        </table:table-row>
        <table:table-row table:style-name="ro2">
          <table:table-cell office:value-type="float" office:value="26158">
            <text:p>26158</text:p>
          </table:table-cell>
          <table:table-cell office:value-type="string">
            <text:p>Tribano - bianco</text:p>
          </table:table-cell>
        </table:table-row>
        <table:table-row table:style-name="ro2">
          <table:table-cell office:value-type="float" office:value="26159">
            <text:p>26159</text:p>
          </table:table-cell>
          <table:table-cell office:value-type="string">
            <text:p>Tribano - cappuccino</text:p>
          </table:table-cell>
        </table:table-row>
        <table:table-row table:style-name="ro2">
          <table:table-cell office:value-type="float" office:value="26160">
            <text:p>26160</text:p>
          </table:table-cell>
          <table:table-cell office:value-type="string">
            <text:p>Tribano - kasztanowy</text:p>
          </table:table-cell>
        </table:table-row>
        <table:table-row table:style-name="ro2">
          <table:table-cell office:value-type="float" office:value="26161">
            <text:p>26161</text:p>
          </table:table-cell>
          <table:table-cell office:value-type="string">
            <text:p>Tribano - nero</text:p>
          </table:table-cell>
        </table:table-row>
        <table:table-row table:style-name="ro2">
          <table:table-cell office:value-type="float" office:value="26162">
            <text:p>26162</text:p>
          </table:table-cell>
          <table:table-cell office:value-type="string">
            <text:p>Tribano - solaro</text:p>
          </table:table-cell>
        </table:table-row>
        <table:table-row table:style-name="ro2">
          <table:table-cell office:value-type="float" office:value="26163">
            <text:p>26163</text:p>
          </table:table-cell>
          <table:table-cell office:value-type="string">
            <text:p>Tribano - stalowo biały</text:p>
          </table:table-cell>
        </table:table-row>
        <table:table-row table:style-name="ro2">
          <table:table-cell office:value-type="float" office:value="26164">
            <text:p>26164</text:p>
          </table:table-cell>
          <table:table-cell office:value-type="string">
            <text:p>Tribano - barwy jesieni</text:p>
          </table:table-cell>
        </table:table-row>
        <table:table-row table:style-name="ro2">
          <table:table-cell office:value-type="float" office:value="26165">
            <text:p>26165</text:p>
          </table:table-cell>
          <table:table-cell office:value-type="string">
            <text:p>Tribano - brązowy</text:p>
          </table:table-cell>
        </table:table-row>
        <table:table-row table:style-name="ro2">
          <table:table-cell office:value-type="float" office:value="26166">
            <text:p>26166</text:p>
          </table:table-cell>
          <table:table-cell office:value-type="string">
            <text:p>Tribano - czerwony</text:p>
          </table:table-cell>
        </table:table-row>
        <table:table-row table:style-name="ro2">
          <table:table-cell office:value-type="float" office:value="26167">
            <text:p>26167</text:p>
          </table:table-cell>
          <table:table-cell office:value-type="string">
            <text:p>Tribano - grafitowy</text:p>
          </table:table-cell>
        </table:table-row>
        <table:table-row table:style-name="ro2">
          <table:table-cell office:value-type="float" office:value="26168">
            <text:p>26168</text:p>
          </table:table-cell>
          <table:table-cell office:value-type="string">
            <text:p>Tribano - korten_s</text:p>
          </table:table-cell>
        </table:table-row>
        <table:table-row table:style-name="ro2">
          <table:table-cell office:value-type="float" office:value="26169">
            <text:p>26169</text:p>
          </table:table-cell>
          <table:table-cell office:value-type="string">
            <text:p>Tribano - szary</text:p>
          </table:table-cell>
        </table:table-row>
        <table:table-row table:style-name="ro2">
          <table:table-cell office:value-type="float" office:value="26170">
            <text:p>26170</text:p>
          </table:table-cell>
          <table:table-cell office:value-type="string">
            <text:p>Tribano - żółty</text:p>
          </table:table-cell>
        </table:table-row>
        <table:table-row table:style-name="ro2">
          <table:table-cell office:value-type="float" office:value="26171">
            <text:p>26171</text:p>
          </table:table-cell>
          <table:table-cell office:value-type="string">
            <text:p>Akcento - bianco</text:p>
          </table:table-cell>
        </table:table-row>
        <table:table-row table:style-name="ro2">
          <table:table-cell office:value-type="float" office:value="26172">
            <text:p>26172</text:p>
          </table:table-cell>
          <table:table-cell office:value-type="string">
            <text:p>Akcento - cappuccino</text:p>
          </table:table-cell>
        </table:table-row>
        <table:table-row table:style-name="ro2">
          <table:table-cell office:value-type="float" office:value="26173">
            <text:p>26173</text:p>
          </table:table-cell>
          <table:table-cell office:value-type="string">
            <text:p>Akcento - kasztanowy</text:p>
          </table:table-cell>
        </table:table-row>
        <table:table-row table:style-name="ro2">
          <table:table-cell office:value-type="float" office:value="26174">
            <text:p>26174</text:p>
          </table:table-cell>
          <table:table-cell office:value-type="string">
            <text:p>Akcento - nero</text:p>
          </table:table-cell>
        </table:table-row>
        <table:table-row table:style-name="ro2">
          <table:table-cell office:value-type="float" office:value="26175">
            <text:p>26175</text:p>
          </table:table-cell>
          <table:table-cell office:value-type="string">
            <text:p>Akcento - solaro</text:p>
          </table:table-cell>
        </table:table-row>
        <table:table-row table:style-name="ro2">
          <table:table-cell office:value-type="float" office:value="26176">
            <text:p>26176</text:p>
          </table:table-cell>
          <table:table-cell office:value-type="string">
            <text:p>Akcento - stalowo biały</text:p>
          </table:table-cell>
        </table:table-row>
        <table:table-row table:style-name="ro2">
          <table:table-cell office:value-type="float" office:value="26177">
            <text:p>26177</text:p>
          </table:table-cell>
          <table:table-cell office:value-type="string">
            <text:p>Akcento - barwy jesieni</text:p>
          </table:table-cell>
        </table:table-row>
        <table:table-row table:style-name="ro2">
          <table:table-cell office:value-type="float" office:value="26178">
            <text:p>26178</text:p>
          </table:table-cell>
          <table:table-cell office:value-type="string">
            <text:p>Akcento - korten_s</text:p>
          </table:table-cell>
        </table:table-row>
        <table:table-row table:style-name="ro2">
          <table:table-cell office:value-type="float" office:value="26179">
            <text:p>26179</text:p>
          </table:table-cell>
          <table:table-cell office:value-type="string">
            <text:p>Camino - płukana, bianco</text:p>
          </table:table-cell>
        </table:table-row>
        <table:table-row table:style-name="ro2">
          <table:table-cell office:value-type="float" office:value="26180">
            <text:p>26180</text:p>
          </table:table-cell>
          <table:table-cell office:value-type="string">
            <text:p>Camino - gładka, cappuccino</text:p>
          </table:table-cell>
        </table:table-row>
        <table:table-row table:style-name="ro2">
          <table:table-cell office:value-type="float" office:value="26181">
            <text:p>26181</text:p>
          </table:table-cell>
          <table:table-cell office:value-type="string">
            <text:p>Camino - gładka, kasztanowy</text:p>
          </table:table-cell>
        </table:table-row>
        <table:table-row table:style-name="ro2">
          <table:table-cell office:value-type="float" office:value="26182">
            <text:p>26182</text:p>
          </table:table-cell>
          <table:table-cell office:value-type="string">
            <text:p>Camino - płukana, nero</text:p>
          </table:table-cell>
        </table:table-row>
        <table:table-row table:style-name="ro2">
          <table:table-cell office:value-type="float" office:value="26183">
            <text:p>26183</text:p>
          </table:table-cell>
          <table:table-cell office:value-type="string">
            <text:p>Camino - płukana, solaro</text:p>
          </table:table-cell>
        </table:table-row>
        <table:table-row table:style-name="ro2">
          <table:table-cell office:value-type="float" office:value="26184">
            <text:p>26184</text:p>
          </table:table-cell>
          <table:table-cell office:value-type="string">
            <text:p>Camino - gładka, stalowo biały</text:p>
          </table:table-cell>
        </table:table-row>
        <table:table-row table:style-name="ro2">
          <table:table-cell office:value-type="float" office:value="26185">
            <text:p>26185</text:p>
          </table:table-cell>
          <table:table-cell office:value-type="string">
            <text:p>Camino - gładka, barwy jesieni</text:p>
          </table:table-cell>
        </table:table-row>
        <table:table-row table:style-name="ro2">
          <table:table-cell office:value-type="float" office:value="26186">
            <text:p>26186</text:p>
          </table:table-cell>
          <table:table-cell office:value-type="string">
            <text:p>Camino - gładka, brązowy</text:p>
          </table:table-cell>
        </table:table-row>
        <table:table-row table:style-name="ro2">
          <table:table-cell office:value-type="float" office:value="26187">
            <text:p>26187</text:p>
          </table:table-cell>
          <table:table-cell office:value-type="string">
            <text:p>Camino - gładka, czerwony</text:p>
          </table:table-cell>
        </table:table-row>
        <table:table-row table:style-name="ro2">
          <table:table-cell office:value-type="float" office:value="26188">
            <text:p>26188</text:p>
          </table:table-cell>
          <table:table-cell office:value-type="string">
            <text:p>Camino - gładka, grafitowy</text:p>
          </table:table-cell>
        </table:table-row>
        <table:table-row table:style-name="ro2">
          <table:table-cell office:value-type="float" office:value="26189">
            <text:p>26189</text:p>
          </table:table-cell>
          <table:table-cell office:value-type="string">
            <text:p>Camino - gładka, korten_s</text:p>
          </table:table-cell>
        </table:table-row>
        <table:table-row table:style-name="ro2">
          <table:table-cell office:value-type="float" office:value="26190">
            <text:p>26190</text:p>
          </table:table-cell>
          <table:table-cell office:value-type="string">
            <text:p>Camino - gładka, szary</text:p>
          </table:table-cell>
        </table:table-row>
        <table:table-row table:style-name="ro2">
          <table:table-cell office:value-type="float" office:value="26191">
            <text:p>26191</text:p>
          </table:table-cell>
          <table:table-cell office:value-type="string">
            <text:p>Camino - gładka, żółty</text:p>
          </table:table-cell>
        </table:table-row>
        <table:table-row table:style-name="ro1">
          <table:table-cell office:value-type="float" office:value="26198">
            <text:p>26198</text:p>
          </table:table-cell>
          <table:table-cell office:value-type="string">
            <text:p>Palisada Split 15x14x90 - kasztanowy</text:p>
          </table:table-cell>
        </table:table-row>
        <table:table-row table:style-name="ro1">
          <table:table-cell office:value-type="float" office:value="26199">
            <text:p>26199</text:p>
          </table:table-cell>
          <table:table-cell office:value-type="string">
            <text:p>Palisada Split 15x14x90 - nero</text:p>
          </table:table-cell>
        </table:table-row>
        <table:table-row table:style-name="ro2">
          <table:table-cell office:value-type="float" office:value="26200">
            <text:p>26200</text:p>
          </table:table-cell>
          <table:table-cell office:value-type="string">
            <text:p>Palisada Split 15x14x90 - pastello</text:p>
          </table:table-cell>
        </table:table-row>
        <table:table-row table:style-name="ro2">
          <table:table-cell office:value-type="float" office:value="26201">
            <text:p>26201</text:p>
          </table:table-cell>
          <table:table-cell office:value-type="string">
            <text:p>Palisada Split 10x10x60 - bianco carrara</text:p>
          </table:table-cell>
        </table:table-row>
        <table:table-row table:style-name="ro1">
          <table:table-cell office:value-type="float" office:value="26202">
            <text:p>26202</text:p>
          </table:table-cell>
          <table:table-cell office:value-type="string">
            <text:p>Palisada Split 10x10x60 - kasztanowy</text:p>
          </table:table-cell>
        </table:table-row>
        <table:table-row table:style-name="ro1">
          <table:table-cell office:value-type="float" office:value="26203">
            <text:p>26203</text:p>
          </table:table-cell>
          <table:table-cell office:value-type="string">
            <text:p>Palisada Split 10x10x60 - nero</text:p>
          </table:table-cell>
        </table:table-row>
        <table:table-row table:style-name="ro2">
          <table:table-cell office:value-type="float" office:value="26204">
            <text:p>26204</text:p>
          </table:table-cell>
          <table:table-cell office:value-type="string">
            <text:p>Palisada Split 10x10x60 - pastello</text:p>
          </table:table-cell>
        </table:table-row>
        <table:table-row table:style-name="ro1">
          <table:table-cell office:value-type="float" office:value="26205">
            <text:p>26205</text:p>
          </table:table-cell>
          <table:table-cell office:value-type="string">
            <text:p>Piastra 120x90x10 - bianco</text:p>
          </table:table-cell>
        </table:table-row>
        <table:table-row table:style-name="ro1">
          <table:table-cell office:value-type="float" office:value="26206">
            <text:p>26206</text:p>
          </table:table-cell>
          <table:table-cell office:value-type="string">
            <text:p>Piastra 120x90x10 - nero</text:p>
          </table:table-cell>
        </table:table-row>
        <table:table-row table:style-name="ro1">
          <table:table-cell office:value-type="float" office:value="26207">
            <text:p>26207</text:p>
          </table:table-cell>
          <table:table-cell office:value-type="string">
            <text:p>Palladio 6x37x28 - antracyt</text:p>
          </table:table-cell>
        </table:table-row>
        <table:table-row table:style-name="ro1">
          <table:table-cell office:value-type="float" office:value="26208">
            <text:p>26208</text:p>
          </table:table-cell>
          <table:table-cell office:value-type="string">
            <text:p>Palladio 6x37x28 - kasztanowy</text:p>
          </table:table-cell>
        </table:table-row>
        <table:table-row table:style-name="ro2">
          <table:table-cell office:value-type="float" office:value="26209">
            <text:p>26209</text:p>
          </table:table-cell>
          <table:table-cell office:value-type="string">
            <text:p>Palladio 6x37x28 - pastello</text:p>
          </table:table-cell>
        </table:table-row>
        <table:table-row table:style-name="ro1">
          <table:table-cell office:value-type="float" office:value="26210">
            <text:p>26210</text:p>
          </table:table-cell>
          <table:table-cell office:value-type="string">
            <text:p>Palladio 6x37x28 - pergaminowa biel</text:p>
          </table:table-cell>
        </table:table-row>
        <table:table-row table:style-name="ro1">
          <table:table-cell office:value-type="float" office:value="26211">
            <text:p>26211</text:p>
          </table:table-cell>
          <table:table-cell office:value-type="string">
            <text:p>Palladio 6x37x28 - popielaty</text:p>
          </table:table-cell>
        </table:table-row>
        <table:table-row table:style-name="ro1">
          <table:table-cell office:value-type="float" office:value="26212">
            <text:p>26212</text:p>
          </table:table-cell>
          <table:table-cell office:value-type="string">
            <text:p>Palisada rustykalna 26,9x9x11 - antracytowy</text:p>
          </table:table-cell>
        </table:table-row>
        <table:table-row table:style-name="ro2">
          <table:table-cell office:value-type="float" office:value="26213">
            <text:p>26213</text:p>
          </table:table-cell>
          <table:table-cell office:value-type="string">
            <text:p>Palisada rustykalna 26,9x9x11 - pastello</text:p>
          </table:table-cell>
        </table:table-row>
        <table:table-row table:style-name="ro2">
          <table:table-cell office:value-type="float" office:value="26214">
            <text:p>26214</text:p>
          </table:table-cell>
          <table:table-cell office:value-type="string">
            <text:p>Donica 100x50x50 - antracytowy malt</text:p>
          </table:table-cell>
        </table:table-row>
        <table:table-row table:style-name="ro1">
          <table:table-cell office:value-type="float" office:value="26215">
            <text:p>26215</text:p>
          </table:table-cell>
          <table:table-cell office:value-type="string">
            <text:p>Donica 100x50x50 - biały betonowy</text:p>
          </table:table-cell>
        </table:table-row>
        <table:table-row table:style-name="ro2">
          <table:table-cell office:value-type="float" office:value="26216">
            <text:p>26216</text:p>
          </table:table-cell>
          <table:table-cell office:value-type="string">
            <text:p>Donica 100x50x50 - biały malt</text:p>
          </table:table-cell>
        </table:table-row>
        <table:table-row table:style-name="ro2">
          <table:table-cell office:value-type="float" office:value="26217">
            <text:p>26217</text:p>
          </table:table-cell>
          <table:table-cell office:value-type="string">
            <text:p>Donica 100x50x50 - cementowo grafitowy</text:p>
          </table:table-cell>
        </table:table-row>
        <table:table-row table:style-name="ro2">
          <table:table-cell office:value-type="float" office:value="26218">
            <text:p>26218</text:p>
          </table:table-cell>
          <table:table-cell office:value-type="string">
            <text:p>Donica 100x50x50 - szary malt</text:p>
          </table:table-cell>
        </table:table-row>
        <table:table-row table:style-name="ro2">
          <table:table-cell office:value-type="float" office:value="26219">
            <text:p>26219</text:p>
          </table:table-cell>
          <table:table-cell office:value-type="string">
            <text:p>Donica 50x50x50 - antracytowy malt</text:p>
          </table:table-cell>
        </table:table-row>
        <table:table-row table:style-name="ro1">
          <table:table-cell office:value-type="float" office:value="26220">
            <text:p>26220</text:p>
          </table:table-cell>
          <table:table-cell office:value-type="string">
            <text:p>Donica 50x50x50 - biały betonowy</text:p>
          </table:table-cell>
        </table:table-row>
        <table:table-row table:style-name="ro2">
          <table:table-cell office:value-type="float" office:value="26221">
            <text:p>26221</text:p>
          </table:table-cell>
          <table:table-cell office:value-type="string">
            <text:p>Donica 50x50x50 - biały malt</text:p>
          </table:table-cell>
        </table:table-row>
        <table:table-row table:style-name="ro2">
          <table:table-cell office:value-type="float" office:value="26222">
            <text:p>26222</text:p>
          </table:table-cell>
          <table:table-cell office:value-type="string">
            <text:p>Donica 50x50x50 - cementowo grafitowy</text:p>
          </table:table-cell>
        </table:table-row>
        <table:table-row table:style-name="ro2">
          <table:table-cell office:value-type="float" office:value="26223">
            <text:p>26223</text:p>
          </table:table-cell>
          <table:table-cell office:value-type="string">
            <text:p>Donica 50x50x50 - szary malt</text:p>
          </table:table-cell>
        </table:table-row>
        <table:table-row table:style-name="ro2">
          <table:table-cell office:value-type="float" office:value="26224">
            <text:p>26224</text:p>
          </table:table-cell>
          <table:table-cell office:value-type="string">
            <text:p>Plaster miodu - donica 90x78x45 - antracytowy malt</text:p>
          </table:table-cell>
        </table:table-row>
        <table:table-row table:style-name="ro1">
          <table:table-cell office:value-type="float" office:value="26225">
            <text:p>26225</text:p>
          </table:table-cell>
          <table:table-cell office:value-type="string">
            <text:p>Plaster miodu - donica 90x78x45 - biały betonowy</text:p>
          </table:table-cell>
        </table:table-row>
        <table:table-row table:style-name="ro2">
          <table:table-cell office:value-type="float" office:value="26226">
            <text:p>26226</text:p>
          </table:table-cell>
          <table:table-cell office:value-type="string">
            <text:p>Plaster miodu - donica 90x78x45 - biały malt</text:p>
          </table:table-cell>
        </table:table-row>
        <table:table-row table:style-name="ro2">
          <table:table-cell office:value-type="float" office:value="26227">
            <text:p>26227</text:p>
          </table:table-cell>
          <table:table-cell office:value-type="string">
            <text:p>Plaster miodu - donica 90x78x45 - szary malt</text:p>
          </table:table-cell>
        </table:table-row>
        <table:table-row table:style-name="ro2">
          <table:table-cell office:value-type="float" office:value="26229">
            <text:p>26229</text:p>
          </table:table-cell>
          <table:table-cell office:value-type="string">
            <text:p>Plaster Miodu - siedzisko 90x78x45 - antracytowy malt</text:p>
          </table:table-cell>
        </table:table-row>
        <table:table-row table:style-name="ro1">
          <table:table-cell office:value-type="float" office:value="26230">
            <text:p>26230</text:p>
          </table:table-cell>
          <table:table-cell office:value-type="string">
            <text:p>Plaster Miodu - siedzisko 90x78x45 - biały betonowy</text:p>
          </table:table-cell>
        </table:table-row>
        <table:table-row table:style-name="ro2">
          <table:table-cell office:value-type="float" office:value="26231">
            <text:p>26231</text:p>
          </table:table-cell>
          <table:table-cell office:value-type="string">
            <text:p>Plaster Miodu - siedzisko 90x78x45 - biały malt</text:p>
          </table:table-cell>
        </table:table-row>
        <table:table-row table:style-name="ro2">
          <table:table-cell office:value-type="float" office:value="26232">
            <text:p>26232</text:p>
          </table:table-cell>
          <table:table-cell office:value-type="string">
            <text:p>Plaster Miodu - siedzisko 90x78x45 - szary malt</text:p>
          </table:table-cell>
        </table:table-row>
        <table:table-row table:style-name="ro2">
          <table:table-cell office:value-type="float" office:value="26233">
            <text:p>26233</text:p>
          </table:table-cell>
          <table:table-cell office:value-type="string">
            <text:p>Otoczaki (25-40) 25 - bianco bello</text:p>
          </table:table-cell>
        </table:table-row>
        <table:table-row table:style-name="ro2">
          <table:table-cell office:value-type="float" office:value="26234">
            <text:p>26234</text:p>
          </table:table-cell>
          <table:table-cell office:value-type="string">
            <text:p>Otoczaki (25-40) 25 - crema marmo</text:p>
          </table:table-cell>
        </table:table-row>
        <table:table-row table:style-name="ro2">
          <table:table-cell office:value-type="float" office:value="26235">
            <text:p>26235</text:p>
          </table:table-cell>
          <table:table-cell office:value-type="string">
            <text:p>Otoczaki (25-40) 25 - nero carbone</text:p>
          </table:table-cell>
        </table:table-row>
        <table:table-row table:style-name="ro2">
          <table:table-cell office:value-type="float" office:value="26236">
            <text:p>26236</text:p>
          </table:table-cell>
          <table:table-cell office:value-type="string">
            <text:p>Otoczaki (25-40) 25 - rosso marone</text:p>
          </table:table-cell>
        </table:table-row>
        <table:table-row table:style-name="ro2">
          <table:table-cell office:value-type="float" office:value="26237">
            <text:p>26237</text:p>
          </table:table-cell>
          <table:table-cell office:value-type="string">
            <text:p>Grysy (16-22) 25 - bianco bello</text:p>
          </table:table-cell>
        </table:table-row>
        <table:table-row table:style-name="ro2">
          <table:table-cell office:value-type="float" office:value="26238">
            <text:p>26238</text:p>
          </table:table-cell>
          <table:table-cell office:value-type="string">
            <text:p>Grysy (16-22) 25 - crema marmo</text:p>
          </table:table-cell>
        </table:table-row>
        <table:table-row table:style-name="ro2">
          <table:table-cell office:value-type="float" office:value="26239">
            <text:p>26239</text:p>
          </table:table-cell>
          <table:table-cell office:value-type="string">
            <text:p>Grysy (16-22) 25 - nero carbone</text:p>
          </table:table-cell>
        </table:table-row>
        <table:table-row table:style-name="ro2">
          <table:table-cell office:value-type="float" office:value="26240">
            <text:p>26240</text:p>
          </table:table-cell>
          <table:table-cell office:value-type="string">
            <text:p>Grysy (16-22) 25 - rosso marone</text:p>
          </table:table-cell>
        </table:table-row>
        <table:table-row table:style-name="ro2">
          <table:table-cell office:value-type="float" office:value="26241">
            <text:p>26241</text:p>
          </table:table-cell>
          <table:table-cell office:value-type="string">
            <text:p>Piłka golfowa 60 - antracytowy malt</text:p>
          </table:table-cell>
        </table:table-row>
        <table:table-row table:style-name="ro1">
          <table:table-cell office:value-type="float" office:value="26242">
            <text:p>26242</text:p>
          </table:table-cell>
          <table:table-cell office:value-type="string">
            <text:p>Piłka golfowa 60 - biały betonowy</text:p>
          </table:table-cell>
        </table:table-row>
        <table:table-row table:style-name="ro2">
          <table:table-cell office:value-type="float" office:value="26243">
            <text:p>26243</text:p>
          </table:table-cell>
          <table:table-cell office:value-type="string">
            <text:p>Piłka golfowa 60 - biały malt</text:p>
          </table:table-cell>
        </table:table-row>
        <table:table-row table:style-name="ro2">
          <table:table-cell office:value-type="float" office:value="26244">
            <text:p>26244</text:p>
          </table:table-cell>
          <table:table-cell office:value-type="string">
            <text:p>Piłka golfowa 60 - szary malt</text:p>
          </table:table-cell>
        </table:table-row>
        <table:table-row table:style-name="ro1">
          <table:table-cell office:value-type="float" office:value="26246">
            <text:p>26246</text:p>
          </table:table-cell>
          <table:table-cell office:value-type="string">
            <text:p>Prostokąt 6 - czerwony</text:p>
          </table:table-cell>
        </table:table-row>
        <table:table-row table:style-name="ro1">
          <table:table-cell office:value-type="float" office:value="26247">
            <text:p>26247</text:p>
          </table:table-cell>
          <table:table-cell office:value-type="string">
            <text:p>Prostokąt 6 - grafitowy</text:p>
          </table:table-cell>
        </table:table-row>
        <table:table-row table:style-name="ro1">
          <table:table-cell office:value-type="float" office:value="26248">
            <text:p>26248</text:p>
          </table:table-cell>
          <table:table-cell office:value-type="string">
            <text:p>Prostokąt 6 - szary</text:p>
          </table:table-cell>
        </table:table-row>
        <table:table-row table:style-name="ro1">
          <table:table-cell office:value-type="float" office:value="26249">
            <text:p>26249</text:p>
          </table:table-cell>
          <table:table-cell office:value-type="string">
            <text:p>Prostokąt 8 - czerwony</text:p>
          </table:table-cell>
        </table:table-row>
        <table:table-row table:style-name="ro1">
          <table:table-cell office:value-type="float" office:value="26250">
            <text:p>26250</text:p>
          </table:table-cell>
          <table:table-cell office:value-type="string">
            <text:p>Prostokąt 8 - grafitowy</text:p>
          </table:table-cell>
        </table:table-row>
        <table:table-row table:style-name="ro1">
          <table:table-cell office:value-type="float" office:value="26251">
            <text:p>26251</text:p>
          </table:table-cell>
          <table:table-cell office:value-type="string">
            <text:p>Prostokąt 8 - szary</text:p>
          </table:table-cell>
        </table:table-row>
        <table:table-row table:style-name="ro1">
          <table:table-cell office:value-type="float" office:value="26252">
            <text:p>26252</text:p>
          </table:table-cell>
          <table:table-cell office:value-type="string">
            <text:p>Podwójne T 6 - czerwony</text:p>
          </table:table-cell>
        </table:table-row>
        <table:table-row table:style-name="ro1">
          <table:table-cell office:value-type="float" office:value="26253">
            <text:p>26253</text:p>
          </table:table-cell>
          <table:table-cell office:value-type="string">
            <text:p>Podwójne T 6 - grafitowy</text:p>
          </table:table-cell>
        </table:table-row>
        <table:table-row table:style-name="ro1">
          <table:table-cell office:value-type="float" office:value="26254">
            <text:p>26254</text:p>
          </table:table-cell>
          <table:table-cell office:value-type="string">
            <text:p>Podwójne T 6 - szary</text:p>
          </table:table-cell>
        </table:table-row>
        <table:table-row table:style-name="ro1">
          <table:table-cell office:value-type="float" office:value="26255">
            <text:p>26255</text:p>
          </table:table-cell>
          <table:table-cell office:value-type="string">
            <text:p>Podwójne T 8 - czerwony</text:p>
          </table:table-cell>
        </table:table-row>
        <table:table-row table:style-name="ro1">
          <table:table-cell office:value-type="float" office:value="26256">
            <text:p>26256</text:p>
          </table:table-cell>
          <table:table-cell office:value-type="string">
            <text:p>Podwójne T 8 - grafitowy</text:p>
          </table:table-cell>
        </table:table-row>
        <table:table-row table:style-name="ro1">
          <table:table-cell office:value-type="float" office:value="26257">
            <text:p>26257</text:p>
          </table:table-cell>
          <table:table-cell office:value-type="string">
            <text:p>Podwójne T 8 - szary</text:p>
          </table:table-cell>
        </table:table-row>
        <table:table-row table:style-name="ro1">
          <table:table-cell office:value-type="float" office:value="26258">
            <text:p>26258</text:p>
          </table:table-cell>
          <table:table-cell office:value-type="string">
            <text:p>Obrzeże 6x20x100 - brązowy</text:p>
          </table:table-cell>
        </table:table-row>
        <table:table-row table:style-name="ro1">
          <table:table-cell office:value-type="float" office:value="26259">
            <text:p>26259</text:p>
          </table:table-cell>
          <table:table-cell office:value-type="string">
            <text:p>Obrzeże 6x20x100 - czerwony</text:p>
          </table:table-cell>
        </table:table-row>
        <table:table-row table:style-name="ro1">
          <table:table-cell office:value-type="float" office:value="26260">
            <text:p>26260</text:p>
          </table:table-cell>
          <table:table-cell office:value-type="string">
            <text:p>Obrzeże 6x20x100 - grafitowy</text:p>
          </table:table-cell>
        </table:table-row>
        <table:table-row table:style-name="ro1">
          <table:table-cell office:value-type="float" office:value="26261">
            <text:p>26261</text:p>
          </table:table-cell>
          <table:table-cell office:value-type="string">
            <text:p>Obrzeże 6x20x100 - szary</text:p>
          </table:table-cell>
        </table:table-row>
        <table:table-row table:style-name="ro1">
          <table:table-cell office:value-type="float" office:value="26262">
            <text:p>26262</text:p>
          </table:table-cell>
          <table:table-cell office:value-type="string">
            <text:p>Akropol classic 6 - grafitowy</text:p>
          </table:table-cell>
        </table:table-row>
        <table:table-row table:style-name="ro1">
          <table:table-cell office:value-type="float" office:value="26263">
            <text:p>26263</text:p>
          </table:table-cell>
          <table:table-cell office:value-type="string">
            <text:p>Akropol classic 6 - szary</text:p>
          </table:table-cell>
        </table:table-row>
        <table:table-row table:style-name="ro2">
          <table:table-cell office:value-type="float" office:value="26264">
            <text:p>26264</text:p>
          </table:table-cell>
          <table:table-cell office:value-type="string">
            <text:p>Quadra classic 8 (20x20;20x30) - grafitowy</text:p>
          </table:table-cell>
        </table:table-row>
        <table:table-row table:style-name="ro2">
          <table:table-cell office:value-type="float" office:value="26265">
            <text:p>26265</text:p>
          </table:table-cell>
          <table:table-cell office:value-type="string">
            <text:p>Quadra classic 8 (20x20;20x30) - szary</text:p>
          </table:table-cell>
        </table:table-row>
        <table:table-row table:style-name="ro2">
          <table:table-cell office:value-type="float" office:value="26266">
            <text:p>26266</text:p>
          </table:table-cell>
          <table:table-cell office:value-type="string">
            <text:p>Donica 50x50x100 - antracytowy malt</text:p>
          </table:table-cell>
        </table:table-row>
        <table:table-row table:style-name="ro1">
          <table:table-cell office:value-type="float" office:value="26267">
            <text:p>26267</text:p>
          </table:table-cell>
          <table:table-cell office:value-type="string">
            <text:p>Donica 50x50x100 - biały betonowy</text:p>
          </table:table-cell>
        </table:table-row>
        <table:table-row table:style-name="ro2">
          <table:table-cell office:value-type="float" office:value="26268">
            <text:p>26268</text:p>
          </table:table-cell>
          <table:table-cell office:value-type="string">
            <text:p>Donica 50x50x100 - biały malt</text:p>
          </table:table-cell>
        </table:table-row>
        <table:table-row table:style-name="ro2">
          <table:table-cell office:value-type="float" office:value="26269">
            <text:p>26269</text:p>
          </table:table-cell>
          <table:table-cell office:value-type="string">
            <text:p>Donica 50x50x100 - cementowo grafitowy</text:p>
          </table:table-cell>
        </table:table-row>
        <table:table-row table:style-name="ro2">
          <table:table-cell office:value-type="float" office:value="26270">
            <text:p>26270</text:p>
          </table:table-cell>
          <table:table-cell office:value-type="string">
            <text:p>Donica 50x50x100 - szary malt</text:p>
          </table:table-cell>
        </table:table-row>
        <table:table-row table:style-name="ro2">
          <table:table-cell office:value-type="float" office:value="26271">
            <text:p>26271</text:p>
          </table:table-cell>
          <table:table-cell office:value-type="string">
            <text:p>Kula 60 - antracytowy malt</text:p>
          </table:table-cell>
        </table:table-row>
        <table:table-row table:style-name="ro1">
          <table:table-cell office:value-type="float" office:value="26272">
            <text:p>26272</text:p>
          </table:table-cell>
          <table:table-cell office:value-type="string">
            <text:p>Kula 60 - biały betonowy</text:p>
          </table:table-cell>
        </table:table-row>
        <table:table-row table:style-name="ro2">
          <table:table-cell office:value-type="float" office:value="26273">
            <text:p>26273</text:p>
          </table:table-cell>
          <table:table-cell office:value-type="string">
            <text:p>Kula 60 - biały malt</text:p>
          </table:table-cell>
        </table:table-row>
        <table:table-row table:style-name="ro2">
          <table:table-cell office:value-type="float" office:value="26274">
            <text:p>26274</text:p>
          </table:table-cell>
          <table:table-cell office:value-type="string">
            <text:p>Kula 60 - szary malt</text:p>
          </table:table-cell>
        </table:table-row>
        <table:table-row table:style-name="ro2">
          <table:table-cell office:value-type="float" office:value="26275">
            <text:p>26275</text:p>
          </table:table-cell>
          <table:table-cell office:value-type="string">
            <text:p>Sześcian 50 - antracytowy malt</text:p>
          </table:table-cell>
        </table:table-row>
        <table:table-row table:style-name="ro1">
          <table:table-cell office:value-type="float" office:value="26276">
            <text:p>26276</text:p>
          </table:table-cell>
          <table:table-cell office:value-type="string">
            <text:p>Sześcian 50 - biały betonowy</text:p>
          </table:table-cell>
        </table:table-row>
        <table:table-row table:style-name="ro2">
          <table:table-cell office:value-type="float" office:value="26277">
            <text:p>26277</text:p>
          </table:table-cell>
          <table:table-cell office:value-type="string">
            <text:p>Sześcian 50 - biały malt</text:p>
          </table:table-cell>
        </table:table-row>
        <table:table-row table:style-name="ro2">
          <table:table-cell office:value-type="float" office:value="26278">
            <text:p>26278</text:p>
          </table:table-cell>
          <table:table-cell office:value-type="string">
            <text:p>Sześcian 50 - szary malt</text:p>
          </table:table-cell>
        </table:table-row>
        <table:table-row table:style-name="ro2">
          <table:table-cell office:value-type="float" office:value="26279">
            <text:p>26279</text:p>
          </table:table-cell>
          <table:table-cell office:value-type="string">
            <text:p>Kula 90 - antracytowy malt</text:p>
          </table:table-cell>
        </table:table-row>
        <table:table-row table:style-name="ro1">
          <table:table-cell office:value-type="float" office:value="26280">
            <text:p>26280</text:p>
          </table:table-cell>
          <table:table-cell office:value-type="string">
            <text:p>Kula 90 - biały betonowy</text:p>
          </table:table-cell>
        </table:table-row>
        <table:table-row table:style-name="ro2">
          <table:table-cell office:value-type="float" office:value="26281">
            <text:p>26281</text:p>
          </table:table-cell>
          <table:table-cell office:value-type="string">
            <text:p>Kula 90 - biały malt</text:p>
          </table:table-cell>
        </table:table-row>
        <table:table-row table:style-name="ro2">
          <table:table-cell office:value-type="float" office:value="26282">
            <text:p>26282</text:p>
          </table:table-cell>
          <table:table-cell office:value-type="string">
            <text:p>Kula 90 - szary malt</text:p>
          </table:table-cell>
        </table:table-row>
        <table:table-row table:style-name="ro2">
          <table:table-cell office:value-type="float" office:value="26283">
            <text:p>26283</text:p>
          </table:table-cell>
          <table:table-cell office:value-type="string">
            <text:p>Natulit Massimo 8 - bazaltowy grafit</text:p>
          </table:table-cell>
        </table:table-row>
        <table:table-row table:style-name="ro2">
          <table:table-cell office:value-type="float" office:value="26284">
            <text:p>26284</text:p>
          </table:table-cell>
          <table:table-cell office:value-type="string">
            <text:p>Natulit Massimo 8 - piaskowo-beżowy</text:p>
          </table:table-cell>
        </table:table-row>
        <table:table-row table:style-name="ro2">
          <table:table-cell office:value-type="float" office:value="26285">
            <text:p>26285</text:p>
          </table:table-cell>
          <table:table-cell office:value-type="string">
            <text:p>Natulit Massimo 8 - torfowy brąz</text:p>
          </table:table-cell>
        </table:table-row>
        <table:table-row table:style-name="ro2">
          <table:table-cell office:value-type="float" office:value="26286">
            <text:p>26286</text:p>
          </table:table-cell>
          <table:table-cell office:value-type="string">
            <text:p>Murja 4 (11,8x11,8; 15,9x11,8) - antracytowy</text:p>
          </table:table-cell>
        </table:table-row>
        <table:table-row table:style-name="ro2">
          <table:table-cell office:value-type="float" office:value="26287">
            <text:p>26287</text:p>
          </table:table-cell>
          <table:table-cell office:value-type="string">
            <text:p>Murja 4 (11,8x11,8; 15,9x11,8) - ceglasty</text:p>
          </table:table-cell>
        </table:table-row>
        <table:table-row table:style-name="ro2">
          <table:table-cell office:value-type="float" office:value="26288">
            <text:p>26288</text:p>
          </table:table-cell>
          <table:table-cell office:value-type="string">
            <text:p>Murja 4 (11,8x11,8; 15,9x11,8) - srebrno-szary</text:p>
          </table:table-cell>
        </table:table-row>
        <table:table-row table:style-name="ro2">
          <table:table-cell office:value-type="float" office:value="26289">
            <text:p>26289</text:p>
          </table:table-cell>
          <table:table-cell office:value-type="string">
            <text:p>Murja 4 (11,8x11,8; 15,9x11,8) - biały</text:p>
          </table:table-cell>
        </table:table-row>
        <table:table-row table:style-name="ro2">
          <table:table-cell office:value-type="float" office:value="26290">
            <text:p>26290</text:p>
          </table:table-cell>
          <table:table-cell office:value-type="string">
            <text:p>Kula 30 - antracytowy malt</text:p>
          </table:table-cell>
        </table:table-row>
        <table:table-row table:style-name="ro1">
          <table:table-cell office:value-type="float" office:value="26291">
            <text:p>26291</text:p>
          </table:table-cell>
          <table:table-cell office:value-type="string">
            <text:p>Kula 30 - biały betonowy</text:p>
          </table:table-cell>
        </table:table-row>
        <table:table-row table:style-name="ro2">
          <table:table-cell office:value-type="float" office:value="26292">
            <text:p>26292</text:p>
          </table:table-cell>
          <table:table-cell office:value-type="string">
            <text:p>Kula 30 - biały malt</text:p>
          </table:table-cell>
        </table:table-row>
        <table:table-row table:style-name="ro2">
          <table:table-cell office:value-type="float" office:value="26293">
            <text:p>26293</text:p>
          </table:table-cell>
          <table:table-cell office:value-type="string">
            <text:p>Kula 30 - szary malt</text:p>
          </table:table-cell>
        </table:table-row>
        <table:table-row table:style-name="ro2">
          <table:table-cell office:value-type="float" office:value="26294">
            <text:p>26294</text:p>
          </table:table-cell>
          <table:table-cell office:value-type="string">
            <text:p>Cegła Split 25x12x6,5 - bianco carrara</text:p>
          </table:table-cell>
        </table:table-row>
        <table:table-row table:style-name="ro1">
          <table:table-cell office:value-type="float" office:value="26295">
            <text:p>26295</text:p>
          </table:table-cell>
          <table:table-cell office:value-type="string">
            <text:p>Cegła Split 25x12x6,5 - kasztanowy</text:p>
          </table:table-cell>
        </table:table-row>
        <table:table-row table:style-name="ro2">
          <table:table-cell office:value-type="float" office:value="26296">
            <text:p>26296</text:p>
          </table:table-cell>
          <table:table-cell office:value-type="string">
            <text:p>Cegła Split 25x12x6,5 - pastello</text:p>
          </table:table-cell>
        </table:table-row>
        <table:table-row table:style-name="ro1">
          <table:table-cell office:value-type="float" office:value="26297">
            <text:p>26297</text:p>
          </table:table-cell>
          <table:table-cell office:value-type="string">
            <text:p>Split kamień ogrodowy 16/20x20x10 - kasztanowy</text:p>
          </table:table-cell>
        </table:table-row>
        <table:table-row table:style-name="ro1">
          <table:table-cell office:value-type="float" office:value="26298">
            <text:p>26298</text:p>
          </table:table-cell>
          <table:table-cell office:value-type="string">
            <text:p>Split kamień ogrodowy 16/20x20x10 - nero</text:p>
          </table:table-cell>
        </table:table-row>
        <table:table-row table:style-name="ro2">
          <table:table-cell office:value-type="float" office:value="26299">
            <text:p>26299</text:p>
          </table:table-cell>
          <table:table-cell office:value-type="string">
            <text:p>Split kamień ogrodowy 16/20x20x10 - pastello</text:p>
          </table:table-cell>
        </table:table-row>
        <table:table-row table:style-name="ro1">
          <table:table-cell office:value-type="float" office:value="26300">
            <text:p>26300</text:p>
          </table:table-cell>
          <table:table-cell office:value-type="string">
            <text:p>Ogrodzenie Maxima połówka 19x19x14 - antracyt</text:p>
          </table:table-cell>
        </table:table-row>
        <table:table-row table:style-name="ro2">
          <table:table-cell office:value-type="float" office:value="26301">
            <text:p>26301</text:p>
          </table:table-cell>
          <table:table-cell office:value-type="string">
            <text:p>Ogrodzenie Maxima połówka 19x19x14 - pastello</text:p>
          </table:table-cell>
        </table:table-row>
        <table:table-row table:style-name="ro1">
          <table:table-cell office:value-type="float" office:value="26302">
            <text:p>26302</text:p>
          </table:table-cell>
          <table:table-cell office:value-type="string">
            <text:p>Ogrodzenie Maxima połówka 19x19x14 - popielaty_l</text:p>
          </table:table-cell>
        </table:table-row>
        <table:table-row table:style-name="ro1">
          <table:table-cell office:value-type="float" office:value="26303">
            <text:p>26303</text:p>
          </table:table-cell>
          <table:table-cell office:value-type="string">
            <text:p>Daszek Maxima prosty 22x27,6x4,5 - antracyt</text:p>
          </table:table-cell>
        </table:table-row>
        <table:table-row table:style-name="ro2">
          <table:table-cell office:value-type="float" office:value="26304">
            <text:p>26304</text:p>
          </table:table-cell>
          <table:table-cell office:value-type="string">
            <text:p>Daszek Maxima prosty 22x27,6x4,5 - pastello</text:p>
          </table:table-cell>
        </table:table-row>
        <table:table-row table:style-name="ro1">
          <table:table-cell office:value-type="float" office:value="26305">
            <text:p>26305</text:p>
          </table:table-cell>
          <table:table-cell office:value-type="string">
            <text:p>Daszek Maxima prosty 22x27,6x4,5 - popielaty_l</text:p>
          </table:table-cell>
        </table:table-row>
        <table:table-row table:style-name="ro1">
          <table:table-cell office:value-type="float" office:value="26306">
            <text:p>26306</text:p>
          </table:table-cell>
          <table:table-cell office:value-type="string">
            <text:p>Słupek ogrodzeniowy Maxima 38x38x14 - antracyt</text:p>
          </table:table-cell>
        </table:table-row>
        <table:table-row table:style-name="ro2">
          <table:table-cell office:value-type="float" office:value="26307">
            <text:p>26307</text:p>
          </table:table-cell>
          <table:table-cell office:value-type="string">
            <text:p>Słupek ogrodzeniowy Maxima 38x38x14 - pastello</text:p>
          </table:table-cell>
        </table:table-row>
        <table:table-row table:style-name="ro1">
          <table:table-cell office:value-type="float" office:value="26308">
            <text:p>26308</text:p>
          </table:table-cell>
          <table:table-cell office:value-type="string">
            <text:p>Słupek ogrodzeniowy Maxima 38x38x14 - popielaty_l</text:p>
          </table:table-cell>
        </table:table-row>
        <table:table-row table:style-name="ro1">
          <table:table-cell office:value-type="float" office:value="26309">
            <text:p>26309</text:p>
          </table:table-cell>
          <table:table-cell office:value-type="string">
            <text:p>Daszek Maxima prosty duży 38x38x4,5 - antracyt</text:p>
          </table:table-cell>
        </table:table-row>
        <table:table-row table:style-name="ro2">
          <table:table-cell office:value-type="float" office:value="26310">
            <text:p>26310</text:p>
          </table:table-cell>
          <table:table-cell office:value-type="string">
            <text:p>Daszek Maxima prosty duży 38x38x4,5 - pastello</text:p>
          </table:table-cell>
        </table:table-row>
        <table:table-row table:style-name="ro1">
          <table:table-cell office:value-type="float" office:value="26311">
            <text:p>26311</text:p>
          </table:table-cell>
          <table:table-cell office:value-type="string">
            <text:p>Daszek Maxima prosty duży 38x38x4,5 - popielaty</text:p>
          </table:table-cell>
        </table:table-row>
        <table:table-row table:style-name="ro1">
          <table:table-cell office:value-type="float" office:value="26312">
            <text:p>26312</text:p>
          </table:table-cell>
          <table:table-cell office:value-type="string">
            <text:p>Ogrodzenie Maxima bloczek 19x38x14 - antracyt</text:p>
          </table:table-cell>
        </table:table-row>
        <table:table-row table:style-name="ro2">
          <table:table-cell office:value-type="float" office:value="26313">
            <text:p>26313</text:p>
          </table:table-cell>
          <table:table-cell office:value-type="string">
            <text:p>Ogrodzenie Maxima bloczek 19x38x14 - pastello</text:p>
          </table:table-cell>
        </table:table-row>
        <table:table-row table:style-name="ro1">
          <table:table-cell office:value-type="float" office:value="26314">
            <text:p>26314</text:p>
          </table:table-cell>
          <table:table-cell office:value-type="string">
            <text:p>Ogrodzenie Maxima bloczek 19x38x14 - popielaty_l</text:p>
          </table:table-cell>
        </table:table-row>
        <table:table-row table:style-name="ro2">
          <table:table-cell office:value-type="float" office:value="26315">
            <text:p>26315</text:p>
          </table:table-cell>
          <table:table-cell office:value-type="string">
            <text:p>Ogrodzenie Split Daszek prosty czterostronnie splitowany 42x42x6,5 - popielaty_split</text:p>
          </table:table-cell>
        </table:table-row>
        <table:table-row table:style-name="ro2">
          <table:table-cell office:value-type="float" office:value="26316">
            <text:p>26316</text:p>
          </table:table-cell>
          <table:table-cell office:value-type="string">
            <text:p>Ogrodzenie Split Daszek prosty czterostronnie splitowany 42x42x6,5 - pastello split</text:p>
          </table:table-cell>
        </table:table-row>
        <table:table-row table:style-name="ro2">
          <table:table-cell office:value-type="float" office:value="26317">
            <text:p>26317</text:p>
          </table:table-cell>
          <table:table-cell office:value-type="string">
            <text:p>Ogrodzenie Split Daszek prosty czterostronnie splitowany 42x42x6,5 - nero_split</text:p>
          </table:table-cell>
        </table:table-row>
        <table:table-row table:style-name="ro2">
          <table:table-cell office:value-type="float" office:value="26318">
            <text:p>26318</text:p>
          </table:table-cell>
          <table:table-cell office:value-type="string">
            <text:p>Ogrodzenie Split Daszek prosty czterostronnie splitowany 42x42x6,5 - kasztanowy split</text:p>
          </table:table-cell>
        </table:table-row>
        <table:table-row table:style-name="ro1">
          <table:table-cell office:value-type="float" office:value="26319">
            <text:p>26319</text:p>
          </table:table-cell>
          <table:table-cell office:value-type="string">
            <text:p>Ogrodzenie strukturalne 7 - antracytowy</text:p>
          </table:table-cell>
        </table:table-row>
        <table:table-row table:style-name="ro1">
          <table:table-cell office:value-type="float" office:value="26320">
            <text:p>26320</text:p>
          </table:table-cell>
          <table:table-cell office:value-type="string">
            <text:p>Ogrodzenie strukturalne 7 - popielaty_l</text:p>
          </table:table-cell>
        </table:table-row>
        <table:table-row table:style-name="ro1">
          <table:table-cell office:value-type="float" office:value="26321">
            <text:p>26321</text:p>
          </table:table-cell>
          <table:table-cell office:value-type="string">
            <text:p>Daszek ogrodzenie strukturalne 6 - antracytowy</text:p>
          </table:table-cell>
        </table:table-row>
        <table:table-row table:style-name="ro1">
          <table:table-cell office:value-type="float" office:value="26322">
            <text:p>26322</text:p>
          </table:table-cell>
          <table:table-cell office:value-type="string">
            <text:p>Daszek ogrodzenie strukturalne 6 - popielaty_l</text:p>
          </table:table-cell>
        </table:table-row>
        <table:table-row table:style-name="ro2">
          <table:table-cell office:value-type="float" office:value="26323">
            <text:p>26323</text:p>
          </table:table-cell>
          <table:table-cell office:value-type="string">
            <text:p>Ogrodzenie Split Bloczek czterostronnnie splitowany 19x38x14 - popielaty_split</text:p>
          </table:table-cell>
        </table:table-row>
        <table:table-row table:style-name="ro2">
          <table:table-cell office:value-type="float" office:value="26324">
            <text:p>26324</text:p>
          </table:table-cell>
          <table:table-cell office:value-type="string">
            <text:p>Ogrodzenie Split Bloczek czterostronnnie splitowany 19x38x14 - pastello split</text:p>
          </table:table-cell>
        </table:table-row>
        <table:table-row table:style-name="ro2">
          <table:table-cell office:value-type="float" office:value="26325">
            <text:p>26325</text:p>
          </table:table-cell>
          <table:table-cell office:value-type="string">
            <text:p>Ogrodzenie Split Bloczek czterostronnnie splitowany 19x38x14 - nero_split</text:p>
          </table:table-cell>
        </table:table-row>
        <table:table-row table:style-name="ro2">
          <table:table-cell office:value-type="float" office:value="26326">
            <text:p>26326</text:p>
          </table:table-cell>
          <table:table-cell office:value-type="string">
            <text:p>Ogrodzenie Split Bloczek czterostronnnie splitowany 19x38x14 - kasztanowy split</text:p>
          </table:table-cell>
        </table:table-row>
        <table:table-row table:style-name="ro2">
          <table:table-cell office:value-type="float" office:value="26327">
            <text:p>26327</text:p>
          </table:table-cell>
          <table:table-cell office:value-type="string">
            <text:p>Ogrodzenie Split Bloczek połówkowy trójstronnie splitowany 19x19x14 - popielaty_split</text:p>
          </table:table-cell>
        </table:table-row>
        <table:table-row table:style-name="ro2">
          <table:table-cell office:value-type="float" office:value="26328">
            <text:p>26328</text:p>
          </table:table-cell>
          <table:table-cell office:value-type="string">
            <text:p>Ogrodzenie Split Bloczek połówkowy trójstronnie splitowany 19x19x14 - pastello split</text:p>
          </table:table-cell>
        </table:table-row>
        <table:table-row table:style-name="ro2">
          <table:table-cell office:value-type="float" office:value="26329">
            <text:p>26329</text:p>
          </table:table-cell>
          <table:table-cell office:value-type="string">
            <text:p>Ogrodzenie Split Bloczek połówkowy trójstronnie splitowany 19x19x14 - nero_split</text:p>
          </table:table-cell>
        </table:table-row>
        <table:table-row table:style-name="ro2">
          <table:table-cell office:value-type="float" office:value="26330">
            <text:p>26330</text:p>
          </table:table-cell>
          <table:table-cell office:value-type="string">
            <text:p>Ogrodzenie Split Bloczek połówkowy trójstronnie splitowany 19x19x14 - kasztanowy split</text:p>
          </table:table-cell>
        </table:table-row>
        <table:table-row table:style-name="ro2">
          <table:table-cell office:value-type="float" office:value="26331">
            <text:p>26331</text:p>
          </table:table-cell>
          <table:table-cell office:value-type="string">
            <text:p>Ogrodzenie Split Daszek dwuspadowy splitowany 22x27,6x4,5/6 - popielaty_split</text:p>
          </table:table-cell>
        </table:table-row>
        <table:table-row table:style-name="ro2">
          <table:table-cell office:value-type="float" office:value="26332">
            <text:p>26332</text:p>
          </table:table-cell>
          <table:table-cell office:value-type="string">
            <text:p>Ogrodzenie Split Daszek dwuspadowy splitowany 22x27,6x4,5/6 - pastello split</text:p>
          </table:table-cell>
        </table:table-row>
        <table:table-row table:style-name="ro2">
          <table:table-cell office:value-type="float" office:value="26333">
            <text:p>26333</text:p>
          </table:table-cell>
          <table:table-cell office:value-type="string">
            <text:p>Ogrodzenie Split Daszek dwuspadowy splitowany 22x27,6x4,5/6 - nero_split</text:p>
          </table:table-cell>
        </table:table-row>
        <table:table-row table:style-name="ro2">
          <table:table-cell office:value-type="float" office:value="26334">
            <text:p>26334</text:p>
          </table:table-cell>
          <table:table-cell office:value-type="string">
            <text:p>Ogrodzenie Split Daszek dwuspadowy splitowany 22x27,6x4,5/6 - kasztanowy split</text:p>
          </table:table-cell>
        </table:table-row>
        <table:table-row table:style-name="ro2">
          <table:table-cell office:value-type="float" office:value="26335">
            <text:p>26335</text:p>
          </table:table-cell>
          <table:table-cell office:value-type="string">
            <text:p>Ogrodzenie Split Daszek prosty czterostronnie splitowany 47x28x6 - popielaty_split</text:p>
          </table:table-cell>
        </table:table-row>
        <table:table-row table:style-name="ro2">
          <table:table-cell office:value-type="float" office:value="26336">
            <text:p>26336</text:p>
          </table:table-cell>
          <table:table-cell office:value-type="string">
            <text:p>Ogrodzenie Split Daszek prosty czterostronnie splitowany 47x28x6 - pastello split</text:p>
          </table:table-cell>
        </table:table-row>
        <table:table-row table:style-name="ro2">
          <table:table-cell office:value-type="float" office:value="26337">
            <text:p>26337</text:p>
          </table:table-cell>
          <table:table-cell office:value-type="string">
            <text:p>Ogrodzenie Split Daszek prosty czterostronnie splitowany 47x28x6 - nero_split</text:p>
          </table:table-cell>
        </table:table-row>
        <table:table-row table:style-name="ro2">
          <table:table-cell office:value-type="float" office:value="26338">
            <text:p>26338</text:p>
          </table:table-cell>
          <table:table-cell office:value-type="string">
            <text:p>Ogrodzenie Split Daszek prosty czterostronnie splitowany 47x28x6 - kasztanowy split</text:p>
          </table:table-cell>
        </table:table-row>
        <table:table-row table:style-name="ro2">
          <table:table-cell office:value-type="float" office:value="26339">
            <text:p>26339</text:p>
          </table:table-cell>
          <table:table-cell office:value-type="string">
            <text:p>Ogrodzenie Split Słupek ogrodzeniowy czterostronnie splitowany 38x38x14 - kasztanowy split</text:p>
          </table:table-cell>
        </table:table-row>
        <table:table-row table:style-name="ro2">
          <table:table-cell office:value-type="float" office:value="26340">
            <text:p>26340</text:p>
          </table:table-cell>
          <table:table-cell office:value-type="string">
            <text:p>Ogrodzenie Split Słupek ogrodzeniowy czterostronnie splitowany 38x38x14 - nero_split</text:p>
          </table:table-cell>
        </table:table-row>
        <table:table-row table:style-name="ro2">
          <table:table-cell office:value-type="float" office:value="26341">
            <text:p>26341</text:p>
          </table:table-cell>
          <table:table-cell office:value-type="string">
            <text:p>Ogrodzenie Split Słupek ogrodzeniowy czterostronnie splitowany 38x38x14 - pastello split</text:p>
          </table:table-cell>
        </table:table-row>
        <table:table-row table:style-name="ro2">
          <table:table-cell office:value-type="float" office:value="26342">
            <text:p>26342</text:p>
          </table:table-cell>
          <table:table-cell office:value-type="string">
            <text:p>Ogrodzenie Split Słupek ogrodzeniowy czterostronnie splitowany 38x38x14 - popielaty_split</text:p>
          </table:table-cell>
        </table:table-row>
        <table:table-row table:style-name="ro1">
          <table:table-cell office:value-type="float" office:value="26343">
            <text:p>26343</text:p>
          </table:table-cell>
          <table:table-cell office:value-type="string">
            <text:p>Stopień Trawertyn 78,5x35x15 - bianco</text:p>
          </table:table-cell>
        </table:table-row>
        <table:table-row table:style-name="ro2">
          <table:table-cell office:value-type="float" office:value="26344">
            <text:p>26344</text:p>
          </table:table-cell>
          <table:table-cell office:value-type="string">
            <text:p>Stopień Trawertyn 78,5x35x15 - grigio</text:p>
          </table:table-cell>
        </table:table-row>
        <table:table-row table:style-name="ro1">
          <table:table-cell office:value-type="float" office:value="26345">
            <text:p>26345</text:p>
          </table:table-cell>
          <table:table-cell office:value-type="string">
            <text:p>Stopień Madera 78,5x40x15 - bianco</text:p>
          </table:table-cell>
        </table:table-row>
        <table:table-row table:style-name="ro2">
          <table:table-cell office:value-type="float" office:value="26346">
            <text:p>26346</text:p>
          </table:table-cell>
          <table:table-cell office:value-type="string">
            <text:p>Stopień Madera 78,5x40x15 - grigio</text:p>
          </table:table-cell>
        </table:table-row>
        <table:table-row table:style-name="ro2">
          <table:table-cell office:value-type="float" office:value="26347">
            <text:p>26347</text:p>
          </table:table-cell>
          <table:table-cell office:value-type="string">
            <text:p>Twenty 60x60x2 - antracytowy</text:p>
          </table:table-cell>
        </table:table-row>
        <table:table-row table:style-name="ro2">
          <table:table-cell office:value-type="float" office:value="26348">
            <text:p>26348</text:p>
          </table:table-cell>
          <table:table-cell office:value-type="string">
            <text:p>Twenty 60x60x2 - gołębi</text:p>
          </table:table-cell>
        </table:table-row>
        <table:table-row table:style-name="ro1">
          <table:table-cell office:value-type="float" office:value="26349">
            <text:p>26349</text:p>
          </table:table-cell>
          <table:table-cell office:value-type="string">
            <text:p>Stopień Maxima 100x35x15 - antracyt</text:p>
          </table:table-cell>
        </table:table-row>
        <table:table-row table:style-name="ro1">
          <table:table-cell office:value-type="float" office:value="26350">
            <text:p>26350</text:p>
          </table:table-cell>
          <table:table-cell office:value-type="string">
            <text:p>Stopień Maxima 100x35x15 - gołębi</text:p>
          </table:table-cell>
        </table:table-row>
        <table:table-row table:style-name="ro2">
          <table:table-cell office:value-type="float" office:value="26351">
            <text:p>26351</text:p>
          </table:table-cell>
          <table:table-cell office:value-type="string">
            <text:p>Stopień Maxima 100x35x15 - pastello</text:p>
          </table:table-cell>
        </table:table-row>
        <table:table-row table:style-name="ro1">
          <table:table-cell office:value-type="float" office:value="26352">
            <text:p>26352</text:p>
          </table:table-cell>
          <table:table-cell office:value-type="string">
            <text:p>Stopień Maxima 100x35x15 - popielaty</text:p>
          </table:table-cell>
        </table:table-row>
        <table:table-row table:style-name="ro2">
          <table:table-cell office:value-type="float" office:value="26353">
            <text:p>26353</text:p>
          </table:table-cell>
          <table:table-cell office:value-type="string">
            <text:p>Rift 10,5x45x2 - 1</text:p>
          </table:table-cell>
        </table:table-row>
        <table:table-row table:style-name="ro2">
          <table:table-cell office:value-type="float" office:value="26354">
            <text:p>26354</text:p>
          </table:table-cell>
          <table:table-cell office:value-type="string">
            <text:p>Rift 10,5x45x2 - AD</text:p>
          </table:table-cell>
        </table:table-row>
        <table:table-row table:style-name="ro2">
          <table:table-cell office:value-type="float" office:value="26355">
            <text:p>26355</text:p>
          </table:table-cell>
          <table:table-cell office:value-type="string">
            <text:p>Rift 10,5x45x2 - AD02</text:p>
          </table:table-cell>
        </table:table-row>
        <table:table-row table:style-name="ro2">
          <table:table-cell office:value-type="float" office:value="26356">
            <text:p>26356</text:p>
          </table:table-cell>
          <table:table-cell office:value-type="string">
            <text:p>Rift 10,5x45x2 - AD03</text:p>
          </table:table-cell>
        </table:table-row>
        <table:table-row table:style-name="ro2">
          <table:table-cell office:value-type="float" office:value="26357">
            <text:p>26357</text:p>
          </table:table-cell>
          <table:table-cell office:value-type="string">
            <text:p>Rift 10,5x45x2 - AD04</text:p>
          </table:table-cell>
        </table:table-row>
        <table:table-row table:style-name="ro2">
          <table:table-cell office:value-type="float" office:value="26358">
            <text:p>26358</text:p>
          </table:table-cell>
          <table:table-cell office:value-type="string">
            <text:p>Rift 10,5x45x2 - QR01</text:p>
          </table:table-cell>
        </table:table-row>
        <table:table-row table:style-name="ro2">
          <table:table-cell office:value-type="float" office:value="26359">
            <text:p>26359</text:p>
          </table:table-cell>
          <table:table-cell office:value-type="string">
            <text:p>Rift 10,5x45x2 - QR02</text:p>
          </table:table-cell>
        </table:table-row>
        <table:table-row table:style-name="ro2">
          <table:table-cell office:value-type="float" office:value="26360">
            <text:p>26360</text:p>
          </table:table-cell>
          <table:table-cell office:value-type="string">
            <text:p>Rift 10,5x45x2 - QR03</text:p>
          </table:table-cell>
        </table:table-row>
        <table:table-row table:style-name="ro2">
          <table:table-cell office:value-type="float" office:value="26361">
            <text:p>26361</text:p>
          </table:table-cell>
          <table:table-cell office:value-type="string">
            <text:p>Rift 10,5x45x2 - QR04</text:p>
          </table:table-cell>
        </table:table-row>
        <table:table-row table:style-name="ro2">
          <table:table-cell office:value-type="float" office:value="26362">
            <text:p>26362</text:p>
          </table:table-cell>
          <table:table-cell office:value-type="string">
            <text:p>Rift 10,5x45x2 - QR05</text:p>
          </table:table-cell>
        </table:table-row>
        <table:table-row table:style-name="ro2">
          <table:table-cell office:value-type="float" office:value="26363">
            <text:p>26363</text:p>
          </table:table-cell>
          <table:table-cell office:value-type="string">
            <text:p>Rift 10,5x45x2 - TB01</text:p>
          </table:table-cell>
        </table:table-row>
        <table:table-row table:style-name="ro2">
          <table:table-cell office:value-type="float" office:value="26364">
            <text:p>26364</text:p>
          </table:table-cell>
          <table:table-cell office:value-type="string">
            <text:p>Rift 10,5x45x2 - TB02</text:p>
          </table:table-cell>
        </table:table-row>
        <table:table-row table:style-name="ro2">
          <table:table-cell office:value-type="float" office:value="26365">
            <text:p>26365</text:p>
          </table:table-cell>
          <table:table-cell office:value-type="string">
            <text:p>Rift 10,5x45x2 - TB03</text:p>
          </table:table-cell>
        </table:table-row>
        <table:table-row table:style-name="ro2">
          <table:table-cell office:value-type="float" office:value="26366">
            <text:p>26366</text:p>
          </table:table-cell>
          <table:table-cell office:value-type="string">
            <text:p>Rift 10,5x45x2 - TB04</text:p>
          </table:table-cell>
        </table:table-row>
        <table:table-row table:style-name="ro2">
          <table:table-cell office:value-type="float" office:value="26367">
            <text:p>26367</text:p>
          </table:table-cell>
          <table:table-cell office:value-type="string">
            <text:p>Rift 10,5x45x2 - TB05</text:p>
          </table:table-cell>
        </table:table-row>
        <table:table-row table:style-name="ro2">
          <table:table-cell office:value-type="float" office:value="26368">
            <text:p>26368</text:p>
          </table:table-cell>
          <table:table-cell office:value-type="string">
            <text:p>Stopień Split 100x40x15 - bianco carrara</text:p>
          </table:table-cell>
        </table:table-row>
        <table:table-row table:style-name="ro1">
          <table:table-cell office:value-type="float" office:value="26369">
            <text:p>26369</text:p>
          </table:table-cell>
          <table:table-cell office:value-type="string">
            <text:p>Stopień Split 100x40x15 - kasztanowy</text:p>
          </table:table-cell>
        </table:table-row>
        <table:table-row table:style-name="ro1">
          <table:table-cell office:value-type="float" office:value="26370">
            <text:p>26370</text:p>
          </table:table-cell>
          <table:table-cell office:value-type="string">
            <text:p>Stopień Split 100x40x15 - nero</text:p>
          </table:table-cell>
        </table:table-row>
        <table:table-row table:style-name="ro2">
          <table:table-cell office:value-type="float" office:value="26371">
            <text:p>26371</text:p>
          </table:table-cell>
          <table:table-cell office:value-type="string">
            <text:p>Stopień Split 100x40x15 - pastello</text:p>
          </table:table-cell>
        </table:table-row>
        <table:table-row table:style-name="ro2">
          <table:table-cell office:value-type="float" office:value="26372">
            <text:p>26372</text:p>
          </table:table-cell>
          <table:table-cell office:value-type="string">
            <text:p>Stones 2.0 60x60x2 - chambrod</text:p>
          </table:table-cell>
        </table:table-row>
        <table:table-row table:style-name="ro2">
          <table:table-cell office:value-type="float" office:value="26373">
            <text:p>26373</text:p>
          </table:table-cell>
          <table:table-cell office:value-type="string">
            <text:p>Stones 2.0 60x60x2 - pierre bleue</text:p>
          </table:table-cell>
        </table:table-row>
        <table:table-row table:style-name="ro2">
          <table:table-cell office:value-type="float" office:value="26374">
            <text:p>26374</text:p>
          </table:table-cell>
          <table:table-cell office:value-type="string">
            <text:p>Stones 2.0 60x60x2 - pierre bleue sablee</text:p>
          </table:table-cell>
        </table:table-row>
        <table:table-row table:style-name="ro2">
          <table:table-cell office:value-type="float" office:value="26375">
            <text:p>26375</text:p>
          </table:table-cell>
          <table:table-cell office:value-type="string">
            <text:p>Stones 2.0 90x90x2 - chambrod</text:p>
          </table:table-cell>
        </table:table-row>
        <table:table-row table:style-name="ro2">
          <table:table-cell office:value-type="float" office:value="26376">
            <text:p>26376</text:p>
          </table:table-cell>
          <table:table-cell office:value-type="string">
            <text:p>Stones 2.0 90x90x2 - pierre bleue</text:p>
          </table:table-cell>
        </table:table-row>
        <table:table-row table:style-name="ro2">
          <table:table-cell office:value-type="float" office:value="26377">
            <text:p>26377</text:p>
          </table:table-cell>
          <table:table-cell office:value-type="string">
            <text:p>Stones 2.0 90x90x2 - pierre bleue sablee</text:p>
          </table:table-cell>
        </table:table-row>
        <table:table-row table:style-name="ro2">
          <table:table-cell office:value-type="float" office:value="26378">
            <text:p>26378</text:p>
          </table:table-cell>
          <table:table-cell office:value-type="string">
            <text:p>Stones 2.0 60x120x2 - chambrod</text:p>
          </table:table-cell>
        </table:table-row>
        <table:table-row table:style-name="ro2">
          <table:table-cell office:value-type="float" office:value="26379">
            <text:p>26379</text:p>
          </table:table-cell>
          <table:table-cell office:value-type="string">
            <text:p>Stones 2.0 60x120x2 - pierre bleue</text:p>
          </table:table-cell>
        </table:table-row>
        <table:table-row table:style-name="ro2">
          <table:table-cell office:value-type="float" office:value="26380">
            <text:p>26380</text:p>
          </table:table-cell>
          <table:table-cell office:value-type="string">
            <text:p>Stones 2.0 60x120x2 - pierre bleue sablee</text:p>
          </table:table-cell>
        </table:table-row>
        <table:table-row table:style-name="ro2">
          <table:table-cell office:value-type="float" office:value="26381">
            <text:p>26381</text:p>
          </table:table-cell>
          <table:table-cell office:value-type="string">
            <text:p>Unico 33x60x2 - chambrod</text:p>
          </table:table-cell>
        </table:table-row>
        <table:table-row table:style-name="ro2">
          <table:table-cell office:value-type="float" office:value="26382">
            <text:p>26382</text:p>
          </table:table-cell>
          <table:table-cell office:value-type="string">
            <text:p>Unico 33x60x2 - glacier</text:p>
          </table:table-cell>
        </table:table-row>
        <table:table-row table:style-name="ro2">
          <table:table-cell office:value-type="float" office:value="26383">
            <text:p>26383</text:p>
          </table:table-cell>
          <table:table-cell office:value-type="string">
            <text:p>Unico 33x60x2 - gra</text:p>
          </table:table-cell>
        </table:table-row>
        <table:table-row table:style-name="ro2">
          <table:table-cell office:value-type="float" office:value="26384">
            <text:p>26384</text:p>
          </table:table-cell>
          <table:table-cell office:value-type="string">
            <text:p>Unico 33x60x2 - mantle</text:p>
          </table:table-cell>
        </table:table-row>
        <table:table-row table:style-name="ro2">
          <table:table-cell office:value-type="float" office:value="26385">
            <text:p>26385</text:p>
          </table:table-cell>
          <table:table-cell office:value-type="string">
            <text:p>Unico 33x60x2 - mountains</text:p>
          </table:table-cell>
        </table:table-row>
        <table:table-row table:style-name="ro2">
          <table:table-cell office:value-type="float" office:value="26386">
            <text:p>26386</text:p>
          </table:table-cell>
          <table:table-cell office:value-type="string">
            <text:p>Unico 33x60x2 - pierre bleue</text:p>
          </table:table-cell>
        </table:table-row>
        <table:table-row table:style-name="ro2">
          <table:table-cell office:value-type="float" office:value="26387">
            <text:p>26387</text:p>
          </table:table-cell>
          <table:table-cell office:value-type="string">
            <text:p>Unico 33x60x2 - pierre bleue sablee</text:p>
          </table:table-cell>
        </table:table-row>
        <table:table-row table:style-name="ro2">
          <table:table-cell office:value-type="float" office:value="26388">
            <text:p>26388</text:p>
          </table:table-cell>
          <table:table-cell office:value-type="string">
            <text:p>Unico 33x60x2 - river</text:p>
          </table:table-cell>
        </table:table-row>
        <table:table-row table:style-name="ro2">
          <table:table-cell office:value-type="float" office:value="26389">
            <text:p>26389</text:p>
          </table:table-cell>
          <table:table-cell office:value-type="string">
            <text:p>Unico 33x60x2 - svart</text:p>
          </table:table-cell>
        </table:table-row>
        <table:table-row table:style-name="ro2">
          <table:table-cell office:value-type="float" office:value="26390">
            <text:p>26390</text:p>
          </table:table-cell>
          <table:table-cell office:value-type="string">
            <text:p>Unico 33x60x2 - vit</text:p>
          </table:table-cell>
        </table:table-row>
        <table:table-row table:style-name="ro2">
          <table:table-cell office:value-type="float" office:value="26391">
            <text:p>26391</text:p>
          </table:table-cell>
          <table:table-cell office:value-type="string">
            <text:p>Unico 33x60x2 - waterfall</text:p>
          </table:table-cell>
        </table:table-row>
        <table:table-row table:style-name="ro2">
          <table:table-cell office:value-type="float" office:value="26392">
            <text:p>26392</text:p>
          </table:table-cell>
          <table:table-cell office:value-type="string">
            <text:p>Quarziti 2.0 60x60x2 - glacier</text:p>
          </table:table-cell>
        </table:table-row>
        <table:table-row table:style-name="ro2">
          <table:table-cell office:value-type="float" office:value="26393">
            <text:p>26393</text:p>
          </table:table-cell>
          <table:table-cell office:value-type="string">
            <text:p>Quarziti 2.0 60x60x2 - montle</text:p>
          </table:table-cell>
        </table:table-row>
        <table:table-row table:style-name="ro2">
          <table:table-cell office:value-type="float" office:value="26394">
            <text:p>26394</text:p>
          </table:table-cell>
          <table:table-cell office:value-type="string">
            <text:p>Quarziti 2.0 60x60x2 - mountains</text:p>
          </table:table-cell>
        </table:table-row>
        <table:table-row table:style-name="ro2">
          <table:table-cell office:value-type="float" office:value="26395">
            <text:p>26395</text:p>
          </table:table-cell>
          <table:table-cell office:value-type="string">
            <text:p>Quarziti 2.0 60x60x2 - river</text:p>
          </table:table-cell>
        </table:table-row>
        <table:table-row table:style-name="ro2">
          <table:table-cell office:value-type="float" office:value="26396">
            <text:p>26396</text:p>
          </table:table-cell>
          <table:table-cell office:value-type="string">
            <text:p>Quarziti 2.0 60x60x2 - waterfall</text:p>
          </table:table-cell>
        </table:table-row>
        <table:table-row table:style-name="ro2">
          <table:table-cell office:value-type="float" office:value="26397">
            <text:p>26397</text:p>
          </table:table-cell>
          <table:table-cell office:value-type="string">
            <text:p>Quarziti 2.0 60x120x2 - glacier</text:p>
          </table:table-cell>
        </table:table-row>
        <table:table-row table:style-name="ro2">
          <table:table-cell office:value-type="float" office:value="26398">
            <text:p>26398</text:p>
          </table:table-cell>
          <table:table-cell office:value-type="string">
            <text:p>Quarziti 2.0 60x120x2 - montle</text:p>
          </table:table-cell>
        </table:table-row>
        <table:table-row table:style-name="ro2">
          <table:table-cell office:value-type="float" office:value="26399">
            <text:p>26399</text:p>
          </table:table-cell>
          <table:table-cell office:value-type="string">
            <text:p>Quarziti 2.0 60x120x2 - mountains</text:p>
          </table:table-cell>
        </table:table-row>
        <table:table-row table:style-name="ro2">
          <table:table-cell office:value-type="float" office:value="26400">
            <text:p>26400</text:p>
          </table:table-cell>
          <table:table-cell office:value-type="string">
            <text:p>Quarziti 2.0 60x120x2 - river</text:p>
          </table:table-cell>
        </table:table-row>
        <table:table-row table:style-name="ro2">
          <table:table-cell office:value-type="float" office:value="26401">
            <text:p>26401</text:p>
          </table:table-cell>
          <table:table-cell office:value-type="string">
            <text:p>Quarziti 2.0 60x120x2 - waterfall</text:p>
          </table:table-cell>
        </table:table-row>
        <table:table-row table:style-name="ro2">
          <table:table-cell office:value-type="float" office:value="26402">
            <text:p>26402</text:p>
          </table:table-cell>
          <table:table-cell office:value-type="string">
            <text:p>Quarziti 2.0 30x60x2 - glacier</text:p>
          </table:table-cell>
        </table:table-row>
        <table:table-row table:style-name="ro2">
          <table:table-cell office:value-type="float" office:value="26403">
            <text:p>26403</text:p>
          </table:table-cell>
          <table:table-cell office:value-type="string">
            <text:p>Quarziti 2.0 30x60x2 - montle</text:p>
          </table:table-cell>
        </table:table-row>
        <table:table-row table:style-name="ro2">
          <table:table-cell office:value-type="float" office:value="26404">
            <text:p>26404</text:p>
          </table:table-cell>
          <table:table-cell office:value-type="string">
            <text:p>Quarziti 2.0 30x60x2 - mountains</text:p>
          </table:table-cell>
        </table:table-row>
        <table:table-row table:style-name="ro2">
          <table:table-cell office:value-type="float" office:value="26405">
            <text:p>26405</text:p>
          </table:table-cell>
          <table:table-cell office:value-type="string">
            <text:p>Quarziti 2.0 30x60x2 - river</text:p>
          </table:table-cell>
        </table:table-row>
        <table:table-row table:style-name="ro2">
          <table:table-cell office:value-type="float" office:value="26406">
            <text:p>26406</text:p>
          </table:table-cell>
          <table:table-cell office:value-type="string">
            <text:p>Quarziti 2.0 30x60x2 - waterfall</text:p>
          </table:table-cell>
        </table:table-row>
        <table:table-row table:style-name="ro2">
          <table:table-cell office:value-type="float" office:value="26407">
            <text:p>26407</text:p>
          </table:table-cell>
          <table:table-cell office:value-type="string">
            <text:p>Quarziti 2.0 45x90x2 - glacier</text:p>
          </table:table-cell>
        </table:table-row>
        <table:table-row table:style-name="ro2">
          <table:table-cell office:value-type="float" office:value="26408">
            <text:p>26408</text:p>
          </table:table-cell>
          <table:table-cell office:value-type="string">
            <text:p>Quarziti 2.0 45x90x2 - montle</text:p>
          </table:table-cell>
        </table:table-row>
        <table:table-row table:style-name="ro2">
          <table:table-cell office:value-type="float" office:value="26409">
            <text:p>26409</text:p>
          </table:table-cell>
          <table:table-cell office:value-type="string">
            <text:p>Quarziti 2.0 45x90x2 - mountains</text:p>
          </table:table-cell>
        </table:table-row>
        <table:table-row table:style-name="ro2">
          <table:table-cell office:value-type="float" office:value="26410">
            <text:p>26410</text:p>
          </table:table-cell>
          <table:table-cell office:value-type="string">
            <text:p>Quarziti 2.0 45x90x2 - river</text:p>
          </table:table-cell>
        </table:table-row>
        <table:table-row table:style-name="ro2">
          <table:table-cell office:value-type="float" office:value="26411">
            <text:p>26411</text:p>
          </table:table-cell>
          <table:table-cell office:value-type="string">
            <text:p>Quarziti 2.0 45x90x2 - waterfall</text:p>
          </table:table-cell>
        </table:table-row>
        <table:table-row table:style-name="ro2">
          <table:table-cell office:value-type="float" office:value="26412">
            <text:p>26412</text:p>
          </table:table-cell>
          <table:table-cell office:value-type="string">
            <text:p>Glocal 60x60x2 - absolute</text:p>
          </table:table-cell>
        </table:table-row>
        <table:table-row table:style-name="ro2">
          <table:table-cell office:value-type="float" office:value="26413">
            <text:p>26413</text:p>
          </table:table-cell>
          <table:table-cell office:value-type="string">
            <text:p>Glocal 60x60x2 - chamois</text:p>
          </table:table-cell>
        </table:table-row>
        <table:table-row table:style-name="ro2">
          <table:table-cell office:value-type="float" office:value="26414">
            <text:p>26414</text:p>
          </table:table-cell>
          <table:table-cell office:value-type="string">
            <text:p>Glocal 60x60x2 - classic</text:p>
          </table:table-cell>
        </table:table-row>
        <table:table-row table:style-name="ro2">
          <table:table-cell office:value-type="float" office:value="26415">
            <text:p>26415</text:p>
          </table:table-cell>
          <table:table-cell office:value-type="string">
            <text:p>Glocal 60x60x2 - ideal</text:p>
          </table:table-cell>
        </table:table-row>
        <table:table-row table:style-name="ro2">
          <table:table-cell office:value-type="float" office:value="26416">
            <text:p>26416</text:p>
          </table:table-cell>
          <table:table-cell office:value-type="string">
            <text:p>Glocal 60x60x2 - type</text:p>
          </table:table-cell>
        </table:table-row>
        <table:table-row table:style-name="ro2">
          <table:table-cell office:value-type="float" office:value="26417">
            <text:p>26417</text:p>
          </table:table-cell>
          <table:table-cell office:value-type="string">
            <text:p>Officine 60x60x2 - acid</text:p>
          </table:table-cell>
        </table:table-row>
        <table:table-row table:style-name="ro2">
          <table:table-cell office:value-type="float" office:value="26418">
            <text:p>26418</text:p>
          </table:table-cell>
          <table:table-cell office:value-type="string">
            <text:p>Officine 60x60x2 - dark</text:p>
          </table:table-cell>
        </table:table-row>
        <table:table-row table:style-name="ro2">
          <table:table-cell office:value-type="float" office:value="26419">
            <text:p>26419</text:p>
          </table:table-cell>
          <table:table-cell office:value-type="string">
            <text:p>Officine 60x60x2 - ghotic</text:p>
          </table:table-cell>
        </table:table-row>
        <table:table-row table:style-name="ro2">
          <table:table-cell office:value-type="float" office:value="26420">
            <text:p>26420</text:p>
          </table:table-cell>
          <table:table-cell office:value-type="string">
            <text:p>Officine 60x60x2 - romanic</text:p>
          </table:table-cell>
        </table:table-row>
        <table:table-row table:style-name="ro2">
          <table:table-cell office:value-type="float" office:value="26421">
            <text:p>26421</text:p>
          </table:table-cell>
          <table:table-cell office:value-type="string">
            <text:p>Officine 60x60x2 - sunset</text:p>
          </table:table-cell>
        </table:table-row>
        <table:table-row table:style-name="ro2">
          <table:table-cell office:value-type="float" office:value="26422">
            <text:p>26422</text:p>
          </table:table-cell>
          <table:table-cell office:value-type="string">
            <text:p>Officine 90x90x2 - dark</text:p>
          </table:table-cell>
        </table:table-row>
        <table:table-row table:style-name="ro2">
          <table:table-cell office:value-type="float" office:value="26423">
            <text:p>26423</text:p>
          </table:table-cell>
          <table:table-cell office:value-type="string">
            <text:p>Officine 90x90x2 - ghotic</text:p>
          </table:table-cell>
        </table:table-row>
        <table:table-row table:style-name="ro2">
          <table:table-cell office:value-type="float" office:value="26424">
            <text:p>26424</text:p>
          </table:table-cell>
          <table:table-cell office:value-type="string">
            <text:p>Officine 90x90x2 - roma</text:p>
          </table:table-cell>
        </table:table-row>
        <table:table-row table:style-name="ro2">
          <table:table-cell office:value-type="float" office:value="26425">
            <text:p>26425</text:p>
          </table:table-cell>
          <table:table-cell office:value-type="string">
            <text:p>Officine 90x90x2 - sunset</text:p>
          </table:table-cell>
        </table:table-row>
        <table:table-row table:style-name="ro2">
          <table:table-cell office:value-type="float" office:value="26426">
            <text:p>26426</text:p>
          </table:table-cell>
          <table:table-cell office:value-type="string">
            <text:p>Officine 40x120x2 - dark</text:p>
          </table:table-cell>
        </table:table-row>
        <table:table-row table:style-name="ro2">
          <table:table-cell office:value-type="float" office:value="26427">
            <text:p>26427</text:p>
          </table:table-cell>
          <table:table-cell office:value-type="string">
            <text:p>Officine 40x120x2 - ghotic</text:p>
          </table:table-cell>
        </table:table-row>
        <table:table-row table:style-name="ro2">
          <table:table-cell office:value-type="float" office:value="26428">
            <text:p>26428</text:p>
          </table:table-cell>
          <table:table-cell office:value-type="string">
            <text:p>Officine 40x120x2 - roma</text:p>
          </table:table-cell>
        </table:table-row>
        <table:table-row table:style-name="ro2">
          <table:table-cell office:value-type="float" office:value="26429">
            <text:p>26429</text:p>
          </table:table-cell>
          <table:table-cell office:value-type="string">
            <text:p>Officine 40x120x2 - sunset</text:p>
          </table:table-cell>
        </table:table-row>
        <table:table-row table:style-name="ro2">
          <table:table-cell office:value-type="float" office:value="26430">
            <text:p>26430</text:p>
          </table:table-cell>
          <table:table-cell office:value-type="string">
            <text:p>Sundeck 60x60x2 - orgin</text:p>
          </table:table-cell>
        </table:table-row>
        <table:table-row table:style-name="ro2">
          <table:table-cell office:value-type="float" office:value="26431">
            <text:p>26431</text:p>
          </table:table-cell>
          <table:table-cell office:value-type="string">
            <text:p>Sundeck 60x60x2 - spirit</text:p>
          </table:table-cell>
        </table:table-row>
        <table:table-row table:style-name="ro2">
          <table:table-cell office:value-type="float" office:value="26432">
            <text:p>26432</text:p>
          </table:table-cell>
          <table:table-cell office:value-type="string">
            <text:p>Vertigo monocolor 20x20x8 - antracytowy</text:p>
          </table:table-cell>
        </table:table-row>
        <table:table-row table:style-name="ro2">
          <table:table-cell office:value-type="float" office:value="26433">
            <text:p>26433</text:p>
          </table:table-cell>
          <table:table-cell office:value-type="string">
            <text:p>Vertigo monocolor 20x20x8 - pergaminowa biel</text:p>
          </table:table-cell>
        </table:table-row>
        <table:table-row table:style-name="ro2">
          <table:table-cell office:value-type="float" office:value="26434">
            <text:p>26434</text:p>
          </table:table-cell>
          <table:table-cell office:value-type="string">
            <text:p>Hexo monocolor 40x35x8 - antracytowy</text:p>
          </table:table-cell>
        </table:table-row>
        <table:table-row table:style-name="ro2">
          <table:table-cell office:value-type="float" office:value="26435">
            <text:p>26435</text:p>
          </table:table-cell>
          <table:table-cell office:value-type="string">
            <text:p>Hexo monocolor 40x35x8 - gołębi</text:p>
          </table:table-cell>
        </table:table-row>
        <table:table-row table:style-name="ro2">
          <table:table-cell office:value-type="float" office:value="26436">
            <text:p>26436</text:p>
          </table:table-cell>
          <table:table-cell office:value-type="string">
            <text:p>Hexo monocolor 40x35x8 - pergaminowa biel</text:p>
          </table:table-cell>
        </table:table-row>
        <table:table-row table:style-name="ro2">
          <table:table-cell office:value-type="float" office:value="26437">
            <text:p>26437</text:p>
          </table:table-cell>
          <table:table-cell office:value-type="string">
            <text:p>Via Trio colormix 8 - karbonowy</text:p>
          </table:table-cell>
        </table:table-row>
        <table:table-row table:style-name="ro2">
          <table:table-cell office:value-type="float" office:value="26438">
            <text:p>26438</text:p>
          </table:table-cell>
          <table:table-cell office:value-type="string">
            <text:p>Via Trio colormix 8 - kasztanowy</text:p>
          </table:table-cell>
        </table:table-row>
        <table:table-row table:style-name="ro2">
          <table:table-cell office:value-type="float" office:value="26439">
            <text:p>26439</text:p>
          </table:table-cell>
          <table:table-cell office:value-type="string">
            <text:p>Via Trio colormix 8 - pastello</text:p>
          </table:table-cell>
        </table:table-row>
        <table:table-row table:style-name="ro2">
          <table:table-cell office:value-type="float" office:value="26440">
            <text:p>26440</text:p>
          </table:table-cell>
          <table:table-cell office:value-type="string">
            <text:p>Via Trio colormix 8 - popielaty</text:p>
          </table:table-cell>
        </table:table-row>
        <table:table-row table:style-name="ro1">
          <table:table-cell office:value-type="float" office:value="26441">
            <text:p>26441</text:p>
          </table:table-cell>
          <table:table-cell office:value-type="string">
            <text:p>Via Trio PHA 8 - antracytowy</text:p>
          </table:table-cell>
        </table:table-row>
        <table:table-row table:style-name="ro1">
          <table:table-cell office:value-type="float" office:value="26442">
            <text:p>26442</text:p>
          </table:table-cell>
          <table:table-cell office:value-type="string">
            <text:p>Via Trio PHA 8 - pergaminowa biel</text:p>
          </table:table-cell>
        </table:table-row>
        <table:table-row table:style-name="ro1">
          <table:table-cell office:value-type="float" office:value="26443">
            <text:p>26443</text:p>
          </table:table-cell>
          <table:table-cell office:value-type="string">
            <text:p>Via Trio PHA 8 - beżowy</text:p>
          </table:table-cell>
        </table:table-row>
        <table:table-row table:style-name="ro2">
          <table:table-cell office:value-type="float" office:value="26444">
            <text:p>26444</text:p>
          </table:table-cell>
          <table:table-cell office:value-type="string">
            <text:p>Via Trio monocolor 8 - antracytowy</text:p>
          </table:table-cell>
        </table:table-row>
        <table:table-row table:style-name="ro2">
          <table:table-cell office:value-type="float" office:value="26445">
            <text:p>26445</text:p>
          </table:table-cell>
          <table:table-cell office:value-type="string">
            <text:p>Via Trio monocolor 8 - pergaminowa biel</text:p>
          </table:table-cell>
        </table:table-row>
        <table:table-row table:style-name="ro2">
          <table:table-cell office:value-type="float" office:value="26446">
            <text:p>26446</text:p>
          </table:table-cell>
          <table:table-cell office:value-type="string">
            <text:p>Via Trio monocolor 8 - beżowy</text:p>
          </table:table-cell>
        </table:table-row>
        <table:table-row table:style-name="ro2">
          <table:table-cell office:value-type="float" office:value="26447">
            <text:p>26447</text:p>
          </table:table-cell>
          <table:table-cell office:value-type="string">
            <text:p>Imola colormix 6 - karbonowy</text:p>
          </table:table-cell>
        </table:table-row>
        <table:table-row table:style-name="ro2">
          <table:table-cell office:value-type="float" office:value="26448">
            <text:p>26448</text:p>
          </table:table-cell>
          <table:table-cell office:value-type="string">
            <text:p>Imola colormix 6 - kasztanowy</text:p>
          </table:table-cell>
        </table:table-row>
        <table:table-row table:style-name="ro2">
          <table:table-cell office:value-type="float" office:value="26449">
            <text:p>26449</text:p>
          </table:table-cell>
          <table:table-cell office:value-type="string">
            <text:p>Imola colormix 6 - muszelkowy</text:p>
          </table:table-cell>
        </table:table-row>
        <table:table-row table:style-name="ro2">
          <table:table-cell office:value-type="float" office:value="26450">
            <text:p>26450</text:p>
          </table:table-cell>
          <table:table-cell office:value-type="string">
            <text:p>Imola colormix 6 - pastello</text:p>
          </table:table-cell>
        </table:table-row>
        <table:table-row table:style-name="ro2">
          <table:table-cell office:value-type="float" office:value="26451">
            <text:p>26451</text:p>
          </table:table-cell>
          <table:table-cell office:value-type="string">
            <text:p>Durango antico 6 - bazaltowo-szary</text:p>
          </table:table-cell>
        </table:table-row>
        <table:table-row table:style-name="ro2">
          <table:table-cell office:value-type="float" office:value="26452">
            <text:p>26452</text:p>
          </table:table-cell>
          <table:table-cell office:value-type="string">
            <text:p>Durango antico 6 - piaskowo-beżowy</text:p>
          </table:table-cell>
        </table:table-row>
        <table:table-row table:style-name="ro2">
          <table:table-cell office:value-type="float" office:value="26453">
            <text:p>26453</text:p>
          </table:table-cell>
          <table:table-cell office:value-type="string">
            <text:p>Romano antico 6 - bazaltowy grafit</text:p>
          </table:table-cell>
        </table:table-row>
        <table:table-row table:style-name="ro2">
          <table:table-cell office:value-type="float" office:value="26454">
            <text:p>26454</text:p>
          </table:table-cell>
          <table:table-cell office:value-type="string">
            <text:p>Romano antico 6 - piaskowo-beżowy</text:p>
          </table:table-cell>
        </table:table-row>
        <table:table-row table:style-name="ro2">
          <table:table-cell office:value-type="float" office:value="26455">
            <text:p>26455</text:p>
          </table:table-cell>
          <table:table-cell office:value-type="string">
            <text:p>Romano antico 6 - srebrno szary</text:p>
          </table:table-cell>
        </table:table-row>
        <table:table-row table:style-name="ro2">
          <table:table-cell office:value-type="float" office:value="26456">
            <text:p>26456</text:p>
          </table:table-cell>
          <table:table-cell office:value-type="string">
            <text:p>Romano antico 6 - torfowy brąz</text:p>
          </table:table-cell>
        </table:table-row>
        <table:table-row table:style-name="ro2">
          <table:table-cell office:value-type="float" office:value="26457">
            <text:p>26457</text:p>
          </table:table-cell>
          <table:table-cell office:value-type="string">
            <text:p>Piccola colormix 6 - kasztanowy</text:p>
          </table:table-cell>
        </table:table-row>
        <table:table-row table:style-name="ro2">
          <table:table-cell office:value-type="float" office:value="26458">
            <text:p>26458</text:p>
          </table:table-cell>
          <table:table-cell office:value-type="string">
            <text:p>Piccola colormix 6 - pastello</text:p>
          </table:table-cell>
        </table:table-row>
        <table:table-row table:style-name="ro2">
          <table:table-cell office:value-type="float" office:value="26459">
            <text:p>26459</text:p>
          </table:table-cell>
          <table:table-cell office:value-type="string">
            <text:p>Piccola elegante 6 - bianco carrara</text:p>
          </table:table-cell>
        </table:table-row>
        <table:table-row table:style-name="ro2">
          <table:table-cell office:value-type="float" office:value="26460">
            <text:p>26460</text:p>
          </table:table-cell>
          <table:table-cell office:value-type="string">
            <text:p>Piccola elegante 6 - bronzo</text:p>
          </table:table-cell>
        </table:table-row>
        <table:table-row table:style-name="ro2">
          <table:table-cell office:value-type="float" office:value="26461">
            <text:p>26461</text:p>
          </table:table-cell>
          <table:table-cell office:value-type="string">
            <text:p>Piccola elegante 6 - granito</text:p>
          </table:table-cell>
        </table:table-row>
        <table:table-row table:style-name="ro2">
          <table:table-cell office:value-type="float" office:value="26462">
            <text:p>26462</text:p>
          </table:table-cell>
          <table:table-cell office:value-type="string">
            <text:p>Piccola elegante 6 - nero</text:p>
          </table:table-cell>
        </table:table-row>
        <table:table-row table:style-name="ro2">
          <table:table-cell office:value-type="float" office:value="26463">
            <text:p>26463</text:p>
          </table:table-cell>
          <table:table-cell office:value-type="string">
            <text:p>Piccola elegante 6 - solaro</text:p>
          </table:table-cell>
        </table:table-row>
        <table:table-row table:style-name="ro2">
          <table:table-cell office:value-type="float" office:value="26464">
            <text:p>26464</text:p>
          </table:table-cell>
          <table:table-cell office:value-type="string">
            <text:p>Mini Trio colormix 6 - kasztanowy</text:p>
          </table:table-cell>
        </table:table-row>
        <table:table-row table:style-name="ro2">
          <table:table-cell office:value-type="float" office:value="26465">
            <text:p>26465</text:p>
          </table:table-cell>
          <table:table-cell office:value-type="string">
            <text:p>Mini Trio colormix 6 - pastello</text:p>
          </table:table-cell>
        </table:table-row>
        <table:table-row table:style-name="ro2">
          <table:table-cell office:value-type="float" office:value="26466">
            <text:p>26466</text:p>
          </table:table-cell>
          <table:table-cell office:value-type="string">
            <text:p>Mini Trio colormix 6 - popielaty</text:p>
          </table:table-cell>
        </table:table-row>
        <table:table-row table:style-name="ro2">
          <table:table-cell office:value-type="float" office:value="26467">
            <text:p>26467</text:p>
          </table:table-cell>
          <table:table-cell office:value-type="string">
            <text:p>Mini Trio colormix 8 - kasztanowy</text:p>
          </table:table-cell>
        </table:table-row>
        <table:table-row table:style-name="ro2">
          <table:table-cell office:value-type="float" office:value="26468">
            <text:p>26468</text:p>
          </table:table-cell>
          <table:table-cell office:value-type="string">
            <text:p>Mini Trio colormix 8 - pastello</text:p>
          </table:table-cell>
        </table:table-row>
        <table:table-row table:style-name="ro2">
          <table:table-cell office:value-type="float" office:value="26469">
            <text:p>26469</text:p>
          </table:table-cell>
          <table:table-cell office:value-type="string">
            <text:p>Mini Trio colormix 8 - popielaty</text:p>
          </table:table-cell>
        </table:table-row>
        <table:table-row table:style-name="ro2">
          <table:table-cell office:value-type="float" office:value="26470">
            <text:p>26470</text:p>
          </table:table-cell>
          <table:table-cell office:value-type="string">
            <text:p>Tract antico 8 - bazaltowy grafit</text:p>
          </table:table-cell>
        </table:table-row>
        <table:table-row table:style-name="ro2">
          <table:table-cell office:value-type="float" office:value="26471">
            <text:p>26471</text:p>
          </table:table-cell>
          <table:table-cell office:value-type="string">
            <text:p>Tract antico 8 - piaskowo-beżowy</text:p>
          </table:table-cell>
        </table:table-row>
        <table:table-row table:style-name="ro2">
          <table:table-cell office:value-type="float" office:value="26472">
            <text:p>26472</text:p>
          </table:table-cell>
          <table:table-cell office:value-type="string">
            <text:p>Tract antico 8 - srebrno-szary</text:p>
          </table:table-cell>
        </table:table-row>
        <table:table-row table:style-name="ro2">
          <table:table-cell office:value-type="float" office:value="26473">
            <text:p>26473</text:p>
          </table:table-cell>
          <table:table-cell office:value-type="string">
            <text:p>Atrio antico 8 - piaskowo-beżowy</text:p>
          </table:table-cell>
        </table:table-row>
        <table:table-row table:style-name="ro2">
          <table:table-cell office:value-type="float" office:value="26474">
            <text:p>26474</text:p>
          </table:table-cell>
          <table:table-cell office:value-type="string">
            <text:p>Atrio antico 8 - stalowo-szary</text:p>
          </table:table-cell>
        </table:table-row>
        <table:table-row table:style-name="ro2">
          <table:table-cell office:value-type="float" office:value="26475">
            <text:p>26475</text:p>
          </table:table-cell>
          <table:table-cell office:value-type="string">
            <text:p>Atrio antico 8 - torfowy brąz</text:p>
          </table:table-cell>
        </table:table-row>
        <table:table-row table:style-name="ro2">
          <table:table-cell office:value-type="float" office:value="26476">
            <text:p>26476</text:p>
          </table:table-cell>
          <table:table-cell office:value-type="string">
            <text:p>Mini Trio aspero 6 - ciemnoszary</text:p>
          </table:table-cell>
        </table:table-row>
        <table:table-row table:style-name="ro2">
          <table:table-cell office:value-type="float" office:value="26477">
            <text:p>26477</text:p>
          </table:table-cell>
          <table:table-cell office:value-type="string">
            <text:p>Mini Trio aspero 6 - piaskowy</text:p>
          </table:table-cell>
        </table:table-row>
        <table:table-row table:style-name="ro2">
          <table:table-cell office:value-type="float" office:value="26478">
            <text:p>26478</text:p>
          </table:table-cell>
          <table:table-cell office:value-type="string">
            <text:p>Mini Trio aspero 6 - tytanowy</text:p>
          </table:table-cell>
        </table:table-row>
        <table:table-row table:style-name="ro2">
          <table:table-cell office:value-type="float" office:value="26479">
            <text:p>26479</text:p>
          </table:table-cell>
          <table:table-cell office:value-type="string">
            <text:p>Mini Trio aspero 6 - biały</text:p>
          </table:table-cell>
        </table:table-row>
        <table:table-row table:style-name="ro2">
          <table:table-cell office:value-type="float" office:value="26480">
            <text:p>26480</text:p>
          </table:table-cell>
          <table:table-cell office:value-type="string">
            <text:p>Mini Trio aspero 8 - ciemnoszary</text:p>
          </table:table-cell>
        </table:table-row>
        <table:table-row table:style-name="ro2">
          <table:table-cell office:value-type="float" office:value="26481">
            <text:p>26481</text:p>
          </table:table-cell>
          <table:table-cell office:value-type="string">
            <text:p>Mini Trio aspero 8 - piaskowy</text:p>
          </table:table-cell>
        </table:table-row>
        <table:table-row table:style-name="ro2">
          <table:table-cell office:value-type="float" office:value="26482">
            <text:p>26482</text:p>
          </table:table-cell>
          <table:table-cell office:value-type="string">
            <text:p>Mini Trio aspero 8 - tytanowy</text:p>
          </table:table-cell>
        </table:table-row>
        <table:table-row table:style-name="ro2">
          <table:table-cell office:value-type="float" office:value="26483">
            <text:p>26483</text:p>
          </table:table-cell>
          <table:table-cell office:value-type="string">
            <text:p>Mini Trio aspero 8 - biały</text:p>
          </table:table-cell>
        </table:table-row>
        <table:table-row table:style-name="ro2">
          <table:table-cell office:value-type="float" office:value="26484">
            <text:p>26484</text:p>
          </table:table-cell>
          <table:table-cell office:value-type="string">
            <text:p>Mini Trio monocolor 6 - antracytowy</text:p>
          </table:table-cell>
        </table:table-row>
        <table:table-row table:style-name="ro2">
          <table:table-cell office:value-type="float" office:value="26485">
            <text:p>26485</text:p>
          </table:table-cell>
          <table:table-cell office:value-type="string">
            <text:p>Mini Trio monocolor 6 - pergaminowa biel</text:p>
          </table:table-cell>
        </table:table-row>
        <table:table-row table:style-name="ro2">
          <table:table-cell office:value-type="float" office:value="26486">
            <text:p>26486</text:p>
          </table:table-cell>
          <table:table-cell office:value-type="string">
            <text:p>Mini Trio monocolor 6 - beżowy</text:p>
          </table:table-cell>
        </table:table-row>
        <table:table-row table:style-name="ro2">
          <table:table-cell office:value-type="float" office:value="26487">
            <text:p>26487</text:p>
          </table:table-cell>
          <table:table-cell office:value-type="string">
            <text:p>Mini Trio monocolor 8 - antracytowy</text:p>
          </table:table-cell>
        </table:table-row>
        <table:table-row table:style-name="ro2">
          <table:table-cell office:value-type="float" office:value="26488">
            <text:p>26488</text:p>
          </table:table-cell>
          <table:table-cell office:value-type="string">
            <text:p>Mini Trio monocolor 8 - pergaminowa biel</text:p>
          </table:table-cell>
        </table:table-row>
        <table:table-row table:style-name="ro2">
          <table:table-cell office:value-type="float" office:value="26489">
            <text:p>26489</text:p>
          </table:table-cell>
          <table:table-cell office:value-type="string">
            <text:p>Mini Trio monocolor 8 - beżowy</text:p>
          </table:table-cell>
        </table:table-row>
        <table:table-row table:style-name="ro2">
          <table:table-cell office:value-type="float" office:value="26490">
            <text:p>26490</text:p>
          </table:table-cell>
          <table:table-cell office:value-type="string">
            <text:p>Modulo monocolor 6 - antracytowy</text:p>
          </table:table-cell>
        </table:table-row>
        <table:table-row table:style-name="ro2">
          <table:table-cell office:value-type="float" office:value="26491">
            <text:p>26491</text:p>
          </table:table-cell>
          <table:table-cell office:value-type="string">
            <text:p>Modulo monocolor 6 - gołębi</text:p>
          </table:table-cell>
        </table:table-row>
        <table:table-row table:style-name="ro2">
          <table:table-cell office:value-type="float" office:value="26492">
            <text:p>26492</text:p>
          </table:table-cell>
          <table:table-cell office:value-type="string">
            <text:p>Via Trio aspero 8 - ciemnoszary</text:p>
          </table:table-cell>
        </table:table-row>
        <table:table-row table:style-name="ro2">
          <table:table-cell office:value-type="float" office:value="26493">
            <text:p>26493</text:p>
          </table:table-cell>
          <table:table-cell office:value-type="string">
            <text:p>Via Trio aspero 8 - corten</text:p>
          </table:table-cell>
        </table:table-row>
        <table:table-row table:style-name="ro2">
          <table:table-cell office:value-type="float" office:value="26494">
            <text:p>26494</text:p>
          </table:table-cell>
          <table:table-cell office:value-type="string">
            <text:p>Via Trio aspero 8 - jasnoszary</text:p>
          </table:table-cell>
        </table:table-row>
        <table:table-row table:style-name="ro2">
          <table:table-cell office:value-type="float" office:value="26495">
            <text:p>26495</text:p>
          </table:table-cell>
          <table:table-cell office:value-type="string">
            <text:p>Via Trio aspero 8 - karmelowy</text:p>
          </table:table-cell>
        </table:table-row>
        <table:table-row table:style-name="ro2">
          <table:table-cell office:value-type="float" office:value="26496">
            <text:p>26496</text:p>
          </table:table-cell>
          <table:table-cell office:value-type="string">
            <text:p>Via Trio aspero 8 - platynowy</text:p>
          </table:table-cell>
        </table:table-row>
        <table:table-row table:style-name="ro2">
          <table:table-cell office:value-type="float" office:value="26497">
            <text:p>26497</text:p>
          </table:table-cell>
          <table:table-cell office:value-type="string">
            <text:p>Via Trio aspero 8 - tytanowy</text:p>
          </table:table-cell>
        </table:table-row>
        <table:table-row table:style-name="ro2">
          <table:table-cell office:value-type="float" office:value="26498">
            <text:p>26498</text:p>
          </table:table-cell>
          <table:table-cell office:value-type="string">
            <text:p>Via Trio aspero 8 - biały_aspero</text:p>
          </table:table-cell>
        </table:table-row>
        <table:table-row table:style-name="ro2">
          <table:table-cell office:value-type="float" office:value="26500">
            <text:p>26500</text:p>
          </table:table-cell>
          <table:table-cell office:value-type="string">
            <text:p>Calcario 40x40x3 - argento</text:p>
          </table:table-cell>
        </table:table-row>
        <table:table-row table:style-name="ro2">
          <table:table-cell office:value-type="float" office:value="26501">
            <text:p>26501</text:p>
          </table:table-cell>
          <table:table-cell office:value-type="string">
            <text:p>Calcario 40x40x3 - champagne</text:p>
          </table:table-cell>
        </table:table-row>
        <table:table-row table:style-name="ro2">
          <table:table-cell office:value-type="float" office:value="26502">
            <text:p>26502</text:p>
          </table:table-cell>
          <table:table-cell office:value-type="string">
            <text:p>Calcario 60x40x3 - argento</text:p>
          </table:table-cell>
        </table:table-row>
        <table:table-row table:style-name="ro2">
          <table:table-cell office:value-type="float" office:value="26503">
            <text:p>26503</text:p>
          </table:table-cell>
          <table:table-cell office:value-type="string">
            <text:p>Calcario 60x40x3 - champagne</text:p>
          </table:table-cell>
        </table:table-row>
        <table:table-row table:style-name="ro2">
          <table:table-cell office:value-type="float" office:value="26504">
            <text:p>26504</text:p>
          </table:table-cell>
          <table:table-cell office:value-type="string">
            <text:p>Karre monocolor 50x50x7 - antracytowy</text:p>
          </table:table-cell>
        </table:table-row>
        <table:table-row table:style-name="ro2">
          <table:table-cell office:value-type="float" office:value="26505">
            <text:p>26505</text:p>
          </table:table-cell>
          <table:table-cell office:value-type="string">
            <text:p>Karre monocolor 50x50x7 - pergaminowa biel</text:p>
          </table:table-cell>
        </table:table-row>
        <table:table-row table:style-name="ro2">
          <table:table-cell office:value-type="float" office:value="26506">
            <text:p>26506</text:p>
          </table:table-cell>
          <table:table-cell office:value-type="string">
            <text:p>Quadra monocolor 8 - antracytowy</text:p>
          </table:table-cell>
        </table:table-row>
        <table:table-row table:style-name="ro2">
          <table:table-cell office:value-type="float" office:value="26507">
            <text:p>26507</text:p>
          </table:table-cell>
          <table:table-cell office:value-type="string">
            <text:p>Quadra monocolor 8 - pergaminowa biel</text:p>
          </table:table-cell>
        </table:table-row>
        <table:table-row table:style-name="ro2">
          <table:table-cell office:value-type="float" office:value="26508">
            <text:p>26508</text:p>
          </table:table-cell>
          <table:table-cell office:value-type="string">
            <text:p>Quadra elegante (20x20; 20x30) 6 - bianco carrara</text:p>
          </table:table-cell>
        </table:table-row>
        <table:table-row table:style-name="ro2">
          <table:table-cell office:value-type="float" office:value="26509">
            <text:p>26509</text:p>
          </table:table-cell>
          <table:table-cell office:value-type="string">
            <text:p>Quadra elegante (20x20; 20x30) 6 - granito</text:p>
          </table:table-cell>
        </table:table-row>
        <table:table-row table:style-name="ro2">
          <table:table-cell office:value-type="float" office:value="26510">
            <text:p>26510</text:p>
          </table:table-cell>
          <table:table-cell office:value-type="string">
            <text:p>Quadra elegante (20x20; 20x30) 6 - nero</text:p>
          </table:table-cell>
        </table:table-row>
        <table:table-row table:style-name="ro2">
          <table:table-cell office:value-type="float" office:value="26511">
            <text:p>26511</text:p>
          </table:table-cell>
          <table:table-cell office:value-type="string">
            <text:p>Mattone antico 8 - bazaltowo-szary</text:p>
          </table:table-cell>
        </table:table-row>
        <table:table-row table:style-name="ro2">
          <table:table-cell office:value-type="float" office:value="26512">
            <text:p>26512</text:p>
          </table:table-cell>
          <table:table-cell office:value-type="string">
            <text:p>Mattone antico 8 - ceglasty</text:p>
          </table:table-cell>
        </table:table-row>
        <table:table-row table:style-name="ro2">
          <table:table-cell office:value-type="float" office:value="26513">
            <text:p>26513</text:p>
          </table:table-cell>
          <table:table-cell office:value-type="string">
            <text:p>Qubo antico 8 - bazaltowy grafit</text:p>
          </table:table-cell>
        </table:table-row>
        <table:table-row table:style-name="ro2">
          <table:table-cell office:value-type="float" office:value="26514">
            <text:p>26514</text:p>
          </table:table-cell>
          <table:table-cell office:value-type="string">
            <text:p>Qubo antico 8 - piaskowo-beżowy</text:p>
          </table:table-cell>
        </table:table-row>
        <table:table-row table:style-name="ro2">
          <table:table-cell office:value-type="float" office:value="26515">
            <text:p>26515</text:p>
          </table:table-cell>
          <table:table-cell office:value-type="string">
            <text:p>Qubo antico 8 - srebrno-szary</text:p>
          </table:table-cell>
        </table:table-row>
        <table:table-row table:style-name="ro2">
          <table:table-cell office:value-type="float" office:value="26516">
            <text:p>26516</text:p>
          </table:table-cell>
          <table:table-cell office:value-type="string">
            <text:p>Akropol colormix 8 - kasztanowy</text:p>
          </table:table-cell>
        </table:table-row>
        <table:table-row table:style-name="ro2">
          <table:table-cell office:value-type="float" office:value="26517">
            <text:p>26517</text:p>
          </table:table-cell>
          <table:table-cell office:value-type="string">
            <text:p>Akropol colormix 8 - kolory jesieni</text:p>
          </table:table-cell>
        </table:table-row>
        <table:table-row table:style-name="ro2">
          <table:table-cell office:value-type="float" office:value="26518">
            <text:p>26518</text:p>
          </table:table-cell>
          <table:table-cell office:value-type="string">
            <text:p>Akropol colormix 6 - karbonowy</text:p>
          </table:table-cell>
        </table:table-row>
        <table:table-row table:style-name="ro2">
          <table:table-cell office:value-type="float" office:value="26519">
            <text:p>26519</text:p>
          </table:table-cell>
          <table:table-cell office:value-type="string">
            <text:p>Akropol colormix 6 - kasztanowy</text:p>
          </table:table-cell>
        </table:table-row>
        <table:table-row table:style-name="ro2">
          <table:table-cell office:value-type="float" office:value="26520">
            <text:p>26520</text:p>
          </table:table-cell>
          <table:table-cell office:value-type="string">
            <text:p>Akropol colormix 6 - kolory jesieni</text:p>
          </table:table-cell>
        </table:table-row>
        <table:table-row table:style-name="ro2">
          <table:table-cell office:value-type="float" office:value="26521">
            <text:p>26521</text:p>
          </table:table-cell>
          <table:table-cell office:value-type="string">
            <text:p>Akropol colormix 6 - muszelkowy</text:p>
          </table:table-cell>
        </table:table-row>
        <table:table-row table:style-name="ro2">
          <table:table-cell office:value-type="float" office:value="26522">
            <text:p>26522</text:p>
          </table:table-cell>
          <table:table-cell office:value-type="string">
            <text:p>Akropol colormix 6 - pastello</text:p>
          </table:table-cell>
        </table:table-row>
        <table:table-row table:style-name="ro2">
          <table:table-cell office:value-type="float" office:value="26523">
            <text:p>26523</text:p>
          </table:table-cell>
          <table:table-cell office:value-type="string">
            <text:p>Merano antico 6 - bazaltowy grafit</text:p>
          </table:table-cell>
        </table:table-row>
        <table:table-row table:style-name="ro2">
          <table:table-cell office:value-type="float" office:value="26524">
            <text:p>26524</text:p>
          </table:table-cell>
          <table:table-cell office:value-type="string">
            <text:p>Merano antico 6 - piaskowo-beżowy</text:p>
          </table:table-cell>
        </table:table-row>
        <table:table-row table:style-name="ro2">
          <table:table-cell office:value-type="float" office:value="26525">
            <text:p>26525</text:p>
          </table:table-cell>
          <table:table-cell office:value-type="string">
            <text:p>Merano antico 6 - srebrno szary</text:p>
          </table:table-cell>
        </table:table-row>
        <table:table-row table:style-name="ro2">
          <table:table-cell office:value-type="float" office:value="26526">
            <text:p>26526</text:p>
          </table:table-cell>
          <table:table-cell office:value-type="string">
            <text:p>Merano antico 6 - torfowy brąz</text:p>
          </table:table-cell>
        </table:table-row>
        <table:table-row table:style-name="ro2">
          <table:table-cell office:value-type="float" office:value="26527">
            <text:p>26527</text:p>
          </table:table-cell>
          <table:table-cell office:value-type="string">
            <text:p>Quadra elegante (20x20; 20x30) 8 - bianco carrara</text:p>
          </table:table-cell>
        </table:table-row>
        <table:table-row table:style-name="ro2">
          <table:table-cell office:value-type="float" office:value="26528">
            <text:p>26528</text:p>
          </table:table-cell>
          <table:table-cell office:value-type="string">
            <text:p>Quadra elegante (20x20; 20x30) 8 - granito</text:p>
          </table:table-cell>
        </table:table-row>
        <table:table-row table:style-name="ro2">
          <table:table-cell office:value-type="float" office:value="26529">
            <text:p>26529</text:p>
          </table:table-cell>
          <table:table-cell office:value-type="string">
            <text:p>Quadra elegante (20x20; 20x30) 8 - nero</text:p>
          </table:table-cell>
        </table:table-row>
        <table:table-row table:style-name="ro2">
          <table:table-cell office:value-type="float" office:value="26530">
            <text:p>26530</text:p>
          </table:table-cell>
          <table:table-cell office:value-type="string">
            <text:p>Synergio monocolor 10 - antracytowy</text:p>
          </table:table-cell>
        </table:table-row>
        <table:table-row table:style-name="ro2">
          <table:table-cell office:value-type="float" office:value="26531">
            <text:p>26531</text:p>
          </table:table-cell>
          <table:table-cell office:value-type="string">
            <text:p>Synergio monocolor 10 - gołębi</text:p>
          </table:table-cell>
        </table:table-row>
        <table:table-row table:style-name="ro2">
          <table:table-cell office:value-type="float" office:value="26532">
            <text:p>26532</text:p>
          </table:table-cell>
          <table:table-cell office:value-type="string">
            <text:p>Synergio monocolor 10 - pergaminowa biel</text:p>
          </table:table-cell>
        </table:table-row>
        <table:table-row table:style-name="ro2">
          <table:table-cell office:value-type="float" office:value="26533">
            <text:p>26533</text:p>
          </table:table-cell>
          <table:table-cell office:value-type="string">
            <text:p>Akropol elegante 6 - bianco carrara</text:p>
          </table:table-cell>
        </table:table-row>
        <table:table-row table:style-name="ro2">
          <table:table-cell office:value-type="float" office:value="26534">
            <text:p>26534</text:p>
          </table:table-cell>
          <table:table-cell office:value-type="string">
            <text:p>Akropol elegante 6 - bronzo</text:p>
          </table:table-cell>
        </table:table-row>
        <table:table-row table:style-name="ro2">
          <table:table-cell office:value-type="float" office:value="26535">
            <text:p>26535</text:p>
          </table:table-cell>
          <table:table-cell office:value-type="string">
            <text:p>Akropol elegante 6 - granito</text:p>
          </table:table-cell>
        </table:table-row>
        <table:table-row table:style-name="ro2">
          <table:table-cell office:value-type="float" office:value="26536">
            <text:p>26536</text:p>
          </table:table-cell>
          <table:table-cell office:value-type="string">
            <text:p>Akropol elegante 6 - nero</text:p>
          </table:table-cell>
        </table:table-row>
        <table:table-row table:style-name="ro2">
          <table:table-cell office:value-type="float" office:value="26537">
            <text:p>26537</text:p>
          </table:table-cell>
          <table:table-cell office:value-type="string">
            <text:p>Akropol elegante 6 - solaro</text:p>
          </table:table-cell>
        </table:table-row>
        <table:table-row table:style-name="ro1">
          <table:table-cell office:value-type="float" office:value="26538">
            <text:p>26538</text:p>
          </table:table-cell>
          <table:table-cell office:value-type="string">
            <text:p>Maxima Slim 80x10x10 - antracyt</text:p>
          </table:table-cell>
        </table:table-row>
        <table:table-row table:style-name="ro1">
          <table:table-cell office:value-type="float" office:value="26539">
            <text:p>26539</text:p>
          </table:table-cell>
          <table:table-cell office:value-type="string">
            <text:p>Maxima Slim 80x10x10 - gołębi</text:p>
          </table:table-cell>
        </table:table-row>
        <table:table-row table:style-name="ro2">
          <table:table-cell office:value-type="float" office:value="26540">
            <text:p>26540</text:p>
          </table:table-cell>
          <table:table-cell office:value-type="string">
            <text:p>Maxima Slim 80x10x10 - pastello</text:p>
          </table:table-cell>
        </table:table-row>
        <table:table-row table:style-name="ro1">
          <table:table-cell office:value-type="float" office:value="26541">
            <text:p>26541</text:p>
          </table:table-cell>
          <table:table-cell office:value-type="string">
            <text:p>Maxima Slim 80x10x10 - popielaty</text:p>
          </table:table-cell>
        </table:table-row>
        <table:table-row table:style-name="ro2">
          <table:table-cell office:value-type="float" office:value="26542">
            <text:p>26542</text:p>
          </table:table-cell>
          <table:table-cell office:value-type="string">
            <text:p>Calcario 20x40x3 - argento</text:p>
          </table:table-cell>
        </table:table-row>
        <table:table-row table:style-name="ro2">
          <table:table-cell office:value-type="float" office:value="26543">
            <text:p>26543</text:p>
          </table:table-cell>
          <table:table-cell office:value-type="string">
            <text:p>Calcario 20x40x3 - champagne</text:p>
          </table:table-cell>
        </table:table-row>
        <table:table-row table:style-name="ro2">
          <table:table-cell office:value-type="float" office:value="26544">
            <text:p>26544</text:p>
          </table:table-cell>
          <table:table-cell office:value-type="string">
            <text:p>Calcario 20x20x3 - argento</text:p>
          </table:table-cell>
        </table:table-row>
        <table:table-row table:style-name="ro2">
          <table:table-cell office:value-type="float" office:value="26545">
            <text:p>26545</text:p>
          </table:table-cell>
          <table:table-cell office:value-type="string">
            <text:p>Calcario 20x20x3 - champagne</text:p>
          </table:table-cell>
        </table:table-row>
        <table:table-row table:style-name="ro1">
          <table:table-cell office:value-type="float" office:value="26546">
            <text:p>26546</text:p>
          </table:table-cell>
          <table:table-cell office:value-type="string">
            <text:p>Trawertyn 80x20x5 - bianco</text:p>
          </table:table-cell>
        </table:table-row>
        <table:table-row table:style-name="ro1">
          <table:table-cell office:value-type="float" office:value="26547">
            <text:p>26547</text:p>
          </table:table-cell>
          <table:table-cell office:value-type="string">
            <text:p>Trawertyn 80x20x5 - gringo</text:p>
          </table:table-cell>
        </table:table-row>
        <table:table-row table:style-name="ro1">
          <table:table-cell office:value-type="float" office:value="26548">
            <text:p>26548</text:p>
          </table:table-cell>
          <table:table-cell office:value-type="string">
            <text:p>Trawertyn 60x60x4 - bianco</text:p>
          </table:table-cell>
        </table:table-row>
        <table:table-row table:style-name="ro1">
          <table:table-cell office:value-type="float" office:value="26549">
            <text:p>26549</text:p>
          </table:table-cell>
          <table:table-cell office:value-type="string">
            <text:p>Trawertyn 60x60x4 - gringo</text:p>
          </table:table-cell>
        </table:table-row>
        <table:table-row table:style-name="ro1">
          <table:table-cell office:value-type="float" office:value="26550">
            <text:p>26550</text:p>
          </table:table-cell>
          <table:table-cell office:value-type="string">
            <text:p>Trawertyn 60x40x4 - bianco</text:p>
          </table:table-cell>
        </table:table-row>
        <table:table-row table:style-name="ro1">
          <table:table-cell office:value-type="float" office:value="26551">
            <text:p>26551</text:p>
          </table:table-cell>
          <table:table-cell office:value-type="string">
            <text:p>Trawertyn 60x40x4 - gringo</text:p>
          </table:table-cell>
        </table:table-row>
        <table:table-row table:style-name="ro1">
          <table:table-cell office:value-type="float" office:value="26552">
            <text:p>26552</text:p>
          </table:table-cell>
          <table:table-cell office:value-type="string">
            <text:p>Madera 78,5x20x5 - bianco</text:p>
          </table:table-cell>
        </table:table-row>
        <table:table-row table:style-name="ro1">
          <table:table-cell office:value-type="float" office:value="26553">
            <text:p>26553</text:p>
          </table:table-cell>
          <table:table-cell office:value-type="string">
            <text:p>Madera 78,5x20x5 - gringo</text:p>
          </table:table-cell>
        </table:table-row>
        <table:table-row table:style-name="ro1">
          <table:table-cell office:value-type="float" office:value="26554">
            <text:p>26554</text:p>
          </table:table-cell>
          <table:table-cell office:value-type="string">
            <text:p>Maxima Trio bez fug 40x80x8 - antracyt</text:p>
          </table:table-cell>
        </table:table-row>
        <table:table-row table:style-name="ro1">
          <table:table-cell office:value-type="float" office:value="26555">
            <text:p>26555</text:p>
          </table:table-cell>
          <table:table-cell office:value-type="string">
            <text:p>Maxima Trio bez fug 40x80x8 - gołębi</text:p>
          </table:table-cell>
        </table:table-row>
        <table:table-row table:style-name="ro2">
          <table:table-cell office:value-type="float" office:value="26556">
            <text:p>26556</text:p>
          </table:table-cell>
          <table:table-cell office:value-type="string">
            <text:p>Maxima Trio bez fug 40x80x8 - pastello</text:p>
          </table:table-cell>
        </table:table-row>
        <table:table-row table:style-name="ro1">
          <table:table-cell office:value-type="float" office:value="26557">
            <text:p>26557</text:p>
          </table:table-cell>
          <table:table-cell office:value-type="string">
            <text:p>Maxima Trio bez fug 40x80x8 - pergaminowa biel</text:p>
          </table:table-cell>
        </table:table-row>
        <table:table-row table:style-name="ro1">
          <table:table-cell office:value-type="float" office:value="26558">
            <text:p>26558</text:p>
          </table:table-cell>
          <table:table-cell office:value-type="string">
            <text:p>Maxima Trio bez fug 40x80x8 - popielaty</text:p>
          </table:table-cell>
        </table:table-row>
        <table:table-row table:style-name="ro1">
          <table:table-cell office:value-type="float" office:value="26559">
            <text:p>26559</text:p>
          </table:table-cell>
          <table:table-cell office:value-type="string">
            <text:p>Maxima 80x80x8 - antracyt</text:p>
          </table:table-cell>
        </table:table-row>
        <table:table-row table:style-name="ro1">
          <table:table-cell office:value-type="float" office:value="26560">
            <text:p>26560</text:p>
          </table:table-cell>
          <table:table-cell office:value-type="string">
            <text:p>Maxima 80x80x8 - gołębi</text:p>
          </table:table-cell>
        </table:table-row>
        <table:table-row table:style-name="ro2">
          <table:table-cell office:value-type="float" office:value="26561">
            <text:p>26561</text:p>
          </table:table-cell>
          <table:table-cell office:value-type="string">
            <text:p>Maxima 80x80x8 - pastello</text:p>
          </table:table-cell>
        </table:table-row>
        <table:table-row table:style-name="ro1">
          <table:table-cell office:value-type="float" office:value="26562">
            <text:p>26562</text:p>
          </table:table-cell>
          <table:table-cell office:value-type="string">
            <text:p>Maxima 80x80x8 - pergaminowa biel</text:p>
          </table:table-cell>
        </table:table-row>
        <table:table-row table:style-name="ro1">
          <table:table-cell office:value-type="float" office:value="26563">
            <text:p>26563</text:p>
          </table:table-cell>
          <table:table-cell office:value-type="string">
            <text:p>Maxima 80x80x8 - popielaty</text:p>
          </table:table-cell>
        </table:table-row>
        <table:table-row table:style-name="ro2">
          <table:table-cell office:value-type="float" office:value="26564">
            <text:p>26564</text:p>
          </table:table-cell>
          <table:table-cell office:value-type="string">
            <text:p>Quadra MAXI 80x80x8 - bianco carrara</text:p>
          </table:table-cell>
        </table:table-row>
        <table:table-row table:style-name="ro2">
          <table:table-cell office:value-type="float" office:value="26565">
            <text:p>26565</text:p>
          </table:table-cell>
          <table:table-cell office:value-type="string">
            <text:p>Quadra MAXI 80x80x8 - granito</text:p>
          </table:table-cell>
        </table:table-row>
        <table:table-row table:style-name="ro1">
          <table:table-cell office:value-type="float" office:value="26566">
            <text:p>26566</text:p>
          </table:table-cell>
          <table:table-cell office:value-type="string">
            <text:p>Maxima Molto 120x20x10 - antracyt</text:p>
          </table:table-cell>
        </table:table-row>
        <table:table-row table:style-name="ro1">
          <table:table-cell office:value-type="float" office:value="26567">
            <text:p>26567</text:p>
          </table:table-cell>
          <table:table-cell office:value-type="string">
            <text:p>Maxima Molto 120x20x10 - gołębi</text:p>
          </table:table-cell>
        </table:table-row>
        <table:table-row table:style-name="ro2">
          <table:table-cell office:value-type="float" office:value="26568">
            <text:p>26568</text:p>
          </table:table-cell>
          <table:table-cell office:value-type="string">
            <text:p>Maxima Molto 120x20x10 - pastello</text:p>
          </table:table-cell>
        </table:table-row>
        <table:table-row table:style-name="ro1">
          <table:table-cell office:value-type="float" office:value="26569">
            <text:p>26569</text:p>
          </table:table-cell>
          <table:table-cell office:value-type="string">
            <text:p>Maxima Molto 120x20x10 - pergaminowa biel</text:p>
          </table:table-cell>
        </table:table-row>
        <table:table-row table:style-name="ro1">
          <table:table-cell office:value-type="float" office:value="26570">
            <text:p>26570</text:p>
          </table:table-cell>
          <table:table-cell office:value-type="string">
            <text:p>Maxima Molto 120x20x10 - popielaty</text:p>
          </table:table-cell>
        </table:table-row>
        <table:table-row table:style-name="ro1">
          <table:table-cell office:value-type="float" office:value="26571">
            <text:p>26571</text:p>
          </table:table-cell>
          <table:table-cell office:value-type="string">
            <text:p>Maxima Grande 120x40x10 - antracyt</text:p>
          </table:table-cell>
        </table:table-row>
        <table:table-row table:style-name="ro1">
          <table:table-cell office:value-type="float" office:value="26572">
            <text:p>26572</text:p>
          </table:table-cell>
          <table:table-cell office:value-type="string">
            <text:p>Maxima Grande 120x40x10 - gołębi</text:p>
          </table:table-cell>
        </table:table-row>
        <table:table-row table:style-name="ro2">
          <table:table-cell office:value-type="float" office:value="26573">
            <text:p>26573</text:p>
          </table:table-cell>
          <table:table-cell office:value-type="string">
            <text:p>Maxima Grande 120x40x10 - pastello</text:p>
          </table:table-cell>
        </table:table-row>
        <table:table-row table:style-name="ro1">
          <table:table-cell office:value-type="float" office:value="26574">
            <text:p>26574</text:p>
          </table:table-cell>
          <table:table-cell office:value-type="string">
            <text:p>Maxima Grande 120x40x10 - popielaty</text:p>
          </table:table-cell>
        </table:table-row>
        <table:table-row table:style-name="ro2">
          <table:table-cell office:value-type="float" office:value="26576">
            <text:p>26576</text:p>
          </table:table-cell>
          <table:table-cell office:value-type="string">
            <text:p>Sundeck 30x120x2 - orgin</text:p>
          </table:table-cell>
        </table:table-row>
        <table:table-row table:style-name="ro2">
          <table:table-cell office:value-type="float" office:value="26577">
            <text:p>26577</text:p>
          </table:table-cell>
          <table:table-cell office:value-type="string">
            <text:p>Sundeck 30x120x2 - spirit</text:p>
          </table:table-cell>
        </table:table-row>
        <table:table-row table:style-name="ro2">
          <table:table-cell office:value-type="float" office:value="26578">
            <text:p>26578</text:p>
          </table:table-cell>
          <table:table-cell office:value-type="string">
            <text:p>Maxima Lungo 80x20x8 - antracyt</text:p>
          </table:table-cell>
        </table:table-row>
        <table:table-row table:style-name="ro2">
          <table:table-cell office:value-type="float" office:value="26579">
            <text:p>26579</text:p>
          </table:table-cell>
          <table:table-cell office:value-type="string">
            <text:p>Maxima Lungo 80x20x8 - gołębi</text:p>
          </table:table-cell>
        </table:table-row>
        <table:table-row table:style-name="ro2">
          <table:table-cell office:value-type="float" office:value="26580">
            <text:p>26580</text:p>
          </table:table-cell>
          <table:table-cell office:value-type="string">
            <text:p>Maxima Lungo 80x20x8 - pastello</text:p>
          </table:table-cell>
        </table:table-row>
        <table:table-row table:style-name="ro2">
          <table:table-cell office:value-type="float" office:value="26581">
            <text:p>26581</text:p>
          </table:table-cell>
          <table:table-cell office:value-type="string">
            <text:p>Maxima Lungo 80x20x8 - pergaminowa biel</text:p>
          </table:table-cell>
        </table:table-row>
        <table:table-row table:style-name="ro2">
          <table:table-cell office:value-type="float" office:value="26582">
            <text:p>26582</text:p>
          </table:table-cell>
          <table:table-cell office:value-type="string">
            <text:p>Maxima Lungo 80x20x8 - popielaty</text:p>
          </table:table-cell>
        </table:table-row>
        <table:table-row table:style-name="ro2">
          <table:table-cell office:value-type="float" office:value="26583">
            <text:p>26583</text:p>
          </table:table-cell>
          <table:table-cell office:value-type="string">
            <text:p>Maxima Rigato 80x40x8 - antracyt</text:p>
          </table:table-cell>
        </table:table-row>
        <table:table-row table:style-name="ro2">
          <table:table-cell office:value-type="float" office:value="26584">
            <text:p>26584</text:p>
          </table:table-cell>
          <table:table-cell office:value-type="string">
            <text:p>Maxima Rigato 80x40x8 - popielaty</text:p>
          </table:table-cell>
        </table:table-row>
        <table:table-row table:style-name="ro2">
          <table:table-cell office:value-type="float" office:value="26585">
            <text:p>26585</text:p>
          </table:table-cell>
          <table:table-cell office:value-type="string">
            <text:p>Signature 30x120x2 - artico</text:p>
          </table:table-cell>
        </table:table-row>
        <table:table-row table:style-name="ro2">
          <table:table-cell office:value-type="float" office:value="26586">
            <text:p>26586</text:p>
          </table:table-cell>
          <table:table-cell office:value-type="string">
            <text:p>Signature 30x120x2 - dakota</text:p>
          </table:table-cell>
        </table:table-row>
        <table:table-row table:style-name="ro2">
          <table:table-cell office:value-type="float" office:value="26587">
            <text:p>26587</text:p>
          </table:table-cell>
          <table:table-cell office:value-type="string">
            <text:p>Signature 30x120x2 - havana</text:p>
          </table:table-cell>
        </table:table-row>
        <table:table-row table:style-name="ro2">
          <table:table-cell office:value-type="float" office:value="26588">
            <text:p>26588</text:p>
          </table:table-cell>
          <table:table-cell office:value-type="string">
            <text:p>Nau 19,7x120x2 - fado</text:p>
          </table:table-cell>
        </table:table-row>
        <table:table-row table:style-name="ro2">
          <table:table-cell office:value-type="float" office:value="26589">
            <text:p>26589</text:p>
          </table:table-cell>
          <table:table-cell office:value-type="string">
            <text:p>Nau 19,7x120x2 - indie</text:p>
          </table:table-cell>
        </table:table-row>
        <table:table-row table:style-name="ro2">
          <table:table-cell office:value-type="float" office:value="26590">
            <text:p>26590</text:p>
          </table:table-cell>
          <table:table-cell office:value-type="string">
            <text:p>Nau 60x60x2 - fado</text:p>
          </table:table-cell>
        </table:table-row>
        <table:table-row table:style-name="ro2">
          <table:table-cell office:value-type="float" office:value="26591">
            <text:p>26591</text:p>
          </table:table-cell>
          <table:table-cell office:value-type="string">
            <text:p>Nau 60x60x2 - indie</text:p>
          </table:table-cell>
        </table:table-row>
        <table:table-row table:style-name="ro2">
          <table:table-cell office:value-type="float" office:value="26592">
            <text:p>26592</text:p>
          </table:table-cell>
          <table:table-cell office:value-type="string">
            <text:p>Nau 30x120x2 - fado</text:p>
          </table:table-cell>
        </table:table-row>
        <table:table-row table:style-name="ro2">
          <table:table-cell office:value-type="float" office:value="26593">
            <text:p>26593</text:p>
          </table:table-cell>
          <table:table-cell office:value-type="string">
            <text:p>Nau 30x120x2 - indie</text:p>
          </table:table-cell>
        </table:table-row>
        <table:table-row table:style-name="ro2">
          <table:table-cell office:value-type="float" office:value="26594">
            <text:p>26594</text:p>
          </table:table-cell>
          <table:table-cell office:value-type="string">
            <text:p>Glocal 90x90x2 - absolute</text:p>
          </table:table-cell>
        </table:table-row>
        <table:table-row table:style-name="ro2">
          <table:table-cell office:value-type="float" office:value="26595">
            <text:p>26595</text:p>
          </table:table-cell>
          <table:table-cell office:value-type="string">
            <text:p>Glocal 90x90x2 - chamois</text:p>
          </table:table-cell>
        </table:table-row>
        <table:table-row table:style-name="ro2">
          <table:table-cell office:value-type="float" office:value="26596">
            <text:p>26596</text:p>
          </table:table-cell>
          <table:table-cell office:value-type="string">
            <text:p>Glocal 90x90x2 - classic</text:p>
          </table:table-cell>
        </table:table-row>
        <table:table-row table:style-name="ro2">
          <table:table-cell office:value-type="float" office:value="26597">
            <text:p>26597</text:p>
          </table:table-cell>
          <table:table-cell office:value-type="string">
            <text:p>Glocal 90x90x2 - ideal</text:p>
          </table:table-cell>
        </table:table-row>
        <table:table-row table:style-name="ro2">
          <table:table-cell office:value-type="float" office:value="26598">
            <text:p>26598</text:p>
          </table:table-cell>
          <table:table-cell office:value-type="string">
            <text:p>Glocal 90x90x2 - type</text:p>
          </table:table-cell>
        </table:table-row>
        <table:table-row table:style-name="ro2">
          <table:table-cell office:value-type="float" office:value="26599">
            <text:p>26599</text:p>
          </table:table-cell>
          <table:table-cell office:value-type="string">
            <text:p>Glocal 60x120x2 - absolute</text:p>
          </table:table-cell>
        </table:table-row>
        <table:table-row table:style-name="ro2">
          <table:table-cell office:value-type="float" office:value="26600">
            <text:p>26600</text:p>
          </table:table-cell>
          <table:table-cell office:value-type="string">
            <text:p>Glocal 60x120x2 - chamois</text:p>
          </table:table-cell>
        </table:table-row>
        <table:table-row table:style-name="ro2">
          <table:table-cell office:value-type="float" office:value="26601">
            <text:p>26601</text:p>
          </table:table-cell>
          <table:table-cell office:value-type="string">
            <text:p>Glocal 60x120x2 - classic</text:p>
          </table:table-cell>
        </table:table-row>
        <table:table-row table:style-name="ro2">
          <table:table-cell office:value-type="float" office:value="26602">
            <text:p>26602</text:p>
          </table:table-cell>
          <table:table-cell office:value-type="string">
            <text:p>Glocal 60x120x2 - ideal</text:p>
          </table:table-cell>
        </table:table-row>
        <table:table-row table:style-name="ro2">
          <table:table-cell office:value-type="float" office:value="26603">
            <text:p>26603</text:p>
          </table:table-cell>
          <table:table-cell office:value-type="string">
            <text:p>Glocal 60x120x2 - type</text:p>
          </table:table-cell>
        </table:table-row>
        <table:table-row table:style-name="ro2">
          <table:table-cell office:value-type="float" office:value="26604">
            <text:p>26604</text:p>
          </table:table-cell>
          <table:table-cell office:value-type="string">
            <text:p>Glocal 120x120x2 - absolute</text:p>
          </table:table-cell>
        </table:table-row>
        <table:table-row table:style-name="ro2">
          <table:table-cell office:value-type="float" office:value="26605">
            <text:p>26605</text:p>
          </table:table-cell>
          <table:table-cell office:value-type="string">
            <text:p>Glocal 120x120x2 - ideal</text:p>
          </table:table-cell>
        </table:table-row>
        <table:table-row table:style-name="ro1">
          <table:table-cell office:value-type="float" office:value="26606">
            <text:p>26606</text:p>
          </table:table-cell>
          <table:table-cell office:value-type="string">
            <text:p>Palisada Madera 79,5x15x14,5 - bianco</text:p>
          </table:table-cell>
        </table:table-row>
        <table:table-row table:style-name="ro2">
          <table:table-cell office:value-type="float" office:value="26607">
            <text:p>26607</text:p>
          </table:table-cell>
          <table:table-cell office:value-type="string">
            <text:p>Palisada Madera 79,5x15x14,5 - grigio</text:p>
          </table:table-cell>
        </table:table-row>
        <table:table-row table:style-name="ro1">
          <table:table-cell office:value-type="float" office:value="26608">
            <text:p>26608</text:p>
          </table:table-cell>
          <table:table-cell office:value-type="string">
            <text:p>Palisada Trawertyn 79,5x15x14,5 - bianco</text:p>
          </table:table-cell>
        </table:table-row>
        <table:table-row table:style-name="ro2">
          <table:table-cell office:value-type="float" office:value="26609">
            <text:p>26609</text:p>
          </table:table-cell>
          <table:table-cell office:value-type="string">
            <text:p>Palisada Trawertyn 79,5x15x14,5 - grigio</text:p>
          </table:table-cell>
        </table:table-row>
        <table:table-row table:style-name="ro2">
          <table:table-cell office:value-type="float" office:value="26610">
            <text:p>26610</text:p>
          </table:table-cell>
          <table:table-cell office:value-type="string">
            <text:p>Kravento Alto - prosty lub skośny 35 - antracyt</text:p>
          </table:table-cell>
        </table:table-row>
        <table:table-row table:style-name="ro2">
          <table:table-cell office:value-type="float" office:value="26611">
            <text:p>26611</text:p>
          </table:table-cell>
          <table:table-cell office:value-type="string">
            <text:p>Kravento Alto - prosty lub skośny 35 - kasztanowy</text:p>
          </table:table-cell>
        </table:table-row>
        <table:table-row table:style-name="ro2">
          <table:table-cell office:value-type="float" office:value="26612">
            <text:p>26612</text:p>
          </table:table-cell>
          <table:table-cell office:value-type="string">
            <text:p>Kravento Alto - prosty lub skośny 35 - pastello</text:p>
          </table:table-cell>
        </table:table-row>
        <table:table-row table:style-name="ro1">
          <table:table-cell office:value-type="float" office:value="26613">
            <text:p>26613</text:p>
          </table:table-cell>
          <table:table-cell office:value-type="string">
            <text:p>Palisada Split 15x10x120 - kasztanowy</text:p>
          </table:table-cell>
        </table:table-row>
        <table:table-row table:style-name="ro1">
          <table:table-cell office:value-type="float" office:value="26614">
            <text:p>26614</text:p>
          </table:table-cell>
          <table:table-cell office:value-type="string">
            <text:p>Palisada Split 15x10x120 - nero</text:p>
          </table:table-cell>
        </table:table-row>
        <table:table-row table:style-name="ro2">
          <table:table-cell office:value-type="float" office:value="26615">
            <text:p>26615</text:p>
          </table:table-cell>
          <table:table-cell office:value-type="string">
            <text:p>Palisada Split 15x10x120 - pastello</text:p>
          </table:table-cell>
        </table:table-row>
        <table:table-row table:style-name="ro2">
          <table:table-cell office:value-type="float" office:value="26616">
            <text:p>26616</text:p>
          </table:table-cell>
          <table:table-cell office:value-type="string">
            <text:p>Palisada Split 10x10x45 - bianco carrara</text:p>
          </table:table-cell>
        </table:table-row>
        <table:table-row table:style-name="ro1">
          <table:table-cell office:value-type="float" office:value="26617">
            <text:p>26617</text:p>
          </table:table-cell>
          <table:table-cell office:value-type="string">
            <text:p>Palisada Split 10x10x45 - kasztanowy</text:p>
          </table:table-cell>
        </table:table-row>
        <table:table-row table:style-name="ro1">
          <table:table-cell office:value-type="float" office:value="26618">
            <text:p>26618</text:p>
          </table:table-cell>
          <table:table-cell office:value-type="string">
            <text:p>Palisada Split 10x10x45 - nero</text:p>
          </table:table-cell>
        </table:table-row>
        <table:table-row table:style-name="ro2">
          <table:table-cell office:value-type="float" office:value="26619">
            <text:p>26619</text:p>
          </table:table-cell>
          <table:table-cell office:value-type="string">
            <text:p>Palisada Split 10x10x45 - pastello</text:p>
          </table:table-cell>
        </table:table-row>
        <table:table-row table:style-name="ro2">
          <table:table-cell office:value-type="float" office:value="26620">
            <text:p>26620</text:p>
          </table:table-cell>
          <table:table-cell office:value-type="string">
            <text:p>Ogrodzenie Split Bloczek dwustronnnie splitowany 19x38x14 - popielaty_split</text:p>
          </table:table-cell>
        </table:table-row>
        <table:table-row table:style-name="ro2">
          <table:table-cell office:value-type="float" office:value="26621">
            <text:p>26621</text:p>
          </table:table-cell>
          <table:table-cell office:value-type="string">
            <text:p>Ogrodzenie Split Bloczek dwustronnnie splitowany 19x38x14 - pastello split</text:p>
          </table:table-cell>
        </table:table-row>
        <table:table-row table:style-name="ro2">
          <table:table-cell office:value-type="float" office:value="26622">
            <text:p>26622</text:p>
          </table:table-cell>
          <table:table-cell office:value-type="string">
            <text:p>Ogrodzenie Split Bloczek dwustronnnie splitowany 19x38x14 - nero_split</text:p>
          </table:table-cell>
        </table:table-row>
        <table:table-row table:style-name="ro2">
          <table:table-cell office:value-type="float" office:value="26623">
            <text:p>26623</text:p>
          </table:table-cell>
          <table:table-cell office:value-type="string">
            <text:p>Ogrodzenie Split Bloczek dwustronnnie splitowany 19x38x14 - kasztanowy split</text:p>
          </table:table-cell>
        </table:table-row>
        <table:table-row table:style-name="ro2">
          <table:table-cell office:value-type="float" office:value="26624">
            <text:p>26624</text:p>
          </table:table-cell>
          <table:table-cell office:value-type="string">
            <text:p>Ogrodzenie Split Bloczek trzystronnnie splitowany 19x38x14 - popielaty_split</text:p>
          </table:table-cell>
        </table:table-row>
        <table:table-row table:style-name="ro2">
          <table:table-cell office:value-type="float" office:value="26625">
            <text:p>26625</text:p>
          </table:table-cell>
          <table:table-cell office:value-type="string">
            <text:p>Ogrodzenie Split Bloczek trzystronnnie splitowany 19x38x14 - pastello split</text:p>
          </table:table-cell>
        </table:table-row>
        <table:table-row table:style-name="ro2">
          <table:table-cell office:value-type="float" office:value="26626">
            <text:p>26626</text:p>
          </table:table-cell>
          <table:table-cell office:value-type="string">
            <text:p>Ogrodzenie Split Bloczek trzystronnnie splitowany 19x38x14 - nero_split</text:p>
          </table:table-cell>
        </table:table-row>
        <table:table-row table:style-name="ro2">
          <table:table-cell office:value-type="float" office:value="26627">
            <text:p>26627</text:p>
          </table:table-cell>
          <table:table-cell office:value-type="string">
            <text:p>Ogrodzenie Split Bloczek trzystronnnie splitowany 19x38x14 - kasztanowy split</text:p>
          </table:table-cell>
        </table:table-row>
        <table:table-row table:style-name="ro2">
          <table:table-cell office:value-type="float" office:value="26628">
            <text:p>26628</text:p>
          </table:table-cell>
          <table:table-cell office:value-type="string">
            <text:p>Vertigo Lungo monocolor 20x60x8 - antracytowy</text:p>
          </table:table-cell>
        </table:table-row>
        <table:table-row table:style-name="ro2">
          <table:table-cell office:value-type="float" office:value="26629">
            <text:p>26629</text:p>
          </table:table-cell>
          <table:table-cell office:value-type="string">
            <text:p>Vertigo Lungo monocolor 20x60x8 - pergaminowa biel</text:p>
          </table:table-cell>
        </table:table-row>
        <table:table-row table:style-name="ro2">
          <table:table-cell office:value-type="float" office:value="26630">
            <text:p>26630</text:p>
          </table:table-cell>
          <table:table-cell office:value-type="string">
            <text:p>Modulo colormix 6 - karbonowy</text:p>
          </table:table-cell>
        </table:table-row>
        <table:table-row table:style-name="ro2">
          <table:table-cell office:value-type="float" office:value="26631">
            <text:p>26631</text:p>
          </table:table-cell>
          <table:table-cell office:value-type="string">
            <text:p>Modulo colormix 6 - kasztanowy</text:p>
          </table:table-cell>
        </table:table-row>
        <table:table-row table:style-name="ro2">
          <table:table-cell office:value-type="float" office:value="26632">
            <text:p>26632</text:p>
          </table:table-cell>
          <table:table-cell office:value-type="string">
            <text:p>Modulo colormix 6 - pastello</text:p>
          </table:table-cell>
        </table:table-row>
        <table:table-row table:style-name="ro2">
          <table:table-cell office:value-type="float" office:value="26633">
            <text:p>26633</text:p>
          </table:table-cell>
          <table:table-cell office:value-type="string">
            <text:p>Galico monocolor 8 - antracytowy</text:p>
          </table:table-cell>
        </table:table-row>
        <table:table-row table:style-name="ro2">
          <table:table-cell office:value-type="float" office:value="26634">
            <text:p>26634</text:p>
          </table:table-cell>
          <table:table-cell office:value-type="string">
            <text:p>Galico monocolor 8 - gołębi</text:p>
          </table:table-cell>
        </table:table-row>
        <table:table-row table:style-name="ro2">
          <table:table-cell office:value-type="float" office:value="26635">
            <text:p>26635</text:p>
          </table:table-cell>
          <table:table-cell office:value-type="string">
            <text:p>Hexo ECO monocolor 40x35x8 - antracytowy</text:p>
          </table:table-cell>
        </table:table-row>
        <table:table-row table:style-name="ro2">
          <table:table-cell office:value-type="float" office:value="26636">
            <text:p>26636</text:p>
          </table:table-cell>
          <table:table-cell office:value-type="string">
            <text:p>Hexo ECO monocolor 40x35x8 - gołębi</text:p>
          </table:table-cell>
        </table:table-row>
        <table:table-row table:style-name="ro1">
          <table:table-cell office:value-type="float" office:value="26639">
            <text:p>26639</text:p>
          </table:table-cell>
          <table:table-cell office:value-type="string">
            <text:p>Fuga - naturalny, 25</text:p>
          </table:table-cell>
        </table:table-row>
        <table:table-row table:style-name="ro1">
          <table:table-cell office:value-type="float" office:value="26640">
            <text:p>26640</text:p>
          </table:table-cell>
          <table:table-cell office:value-type="string">
            <text:p>Fuga - srebrno-szary, 25</text:p>
          </table:table-cell>
        </table:table-row>
        <table:table-row table:style-name="ro1">
          <table:table-cell office:value-type="float" office:value="26641">
            <text:p>26641</text:p>
          </table:table-cell>
          <table:table-cell office:value-type="string">
            <text:p>Fuga - bazaltowy, 25</text:p>
          </table:table-cell>
        </table:table-row>
        <table:table-row table:style-name="ro1">
          <table:table-cell office:value-type="float" office:value="26644">
            <text:p>26644</text:p>
          </table:table-cell>
          <table:table-cell office:value-type="string">
            <text:p>Reno Plus - antracyt</text:p>
          </table:table-cell>
        </table:table-row>
        <table:table-row table:style-name="ro1">
          <table:table-cell office:value-type="float" office:value="26645">
            <text:p>26645</text:p>
          </table:table-cell>
          <table:table-cell office:value-type="string">
            <text:p>Reno Plus - pergaminowa biel</text:p>
          </table:table-cell>
        </table:table-row>
        <table:table-row table:style-name="ro2">
          <table:table-cell office:value-type="float" office:value="26649">
            <text:p>26649</text:p>
          </table:table-cell>
          <table:table-cell office:value-type="string">
            <text:p>Kaucja paleta Styrobud</text:p>
          </table:table-cell>
        </table:table-row>
        <table:table-row table:style-name="ro2">
          <table:table-cell office:value-type="float" office:value="26686">
            <text:p>26686</text:p>
          </table:table-cell>
          <table:table-cell office:value-type="string">
            <text:p>Kaucja paleta Swornowski</text:p>
          </table:table-cell>
        </table:table-row>
        <table:table-row table:style-name="ro1">
          <table:table-cell office:value-type="float" office:value="26688">
            <text:p>26688</text:p>
          </table:table-cell>
          <table:table-cell office:value-type="string">
            <text:p>Fuga - naturalny, 12,5</text:p>
          </table:table-cell>
        </table:table-row>
        <table:table-row table:style-name="ro1">
          <table:table-cell office:value-type="float" office:value="26689">
            <text:p>26689</text:p>
          </table:table-cell>
          <table:table-cell office:value-type="string">
            <text:p>Fuga - srebrno-szary, 12,5</text:p>
          </table:table-cell>
        </table:table-row>
        <table:table-row table:style-name="ro1">
          <table:table-cell office:value-type="float" office:value="26690">
            <text:p>26690</text:p>
          </table:table-cell>
          <table:table-cell office:value-type="string">
            <text:p>Fuga - bazaltowy, 12,5</text:p>
          </table:table-cell>
        </table:table-row>
        <table:table-row table:style-name="ro2">
          <table:table-cell office:value-type="float" office:value="26718">
            <text:p>26718</text:p>
          </table:table-cell>
          <table:table-cell office:value-type="string">
            <text:p>Oland II - inez</text:p>
          </table:table-cell>
        </table:table-row>
        <table:table-row table:style-name="ro2">
          <table:table-cell office:value-type="float" office:value="26719">
            <text:p>26719</text:p>
          </table:table-cell>
          <table:table-cell office:value-type="string">
            <text:p>Oland II - ritmo_d</text:p>
          </table:table-cell>
        </table:table-row>
        <table:table-row table:style-name="ro2">
          <table:table-cell office:value-type="float" office:value="26720">
            <text:p>26720</text:p>
          </table:table-cell>
          <table:table-cell office:value-type="string">
            <text:p>Lamell - cortado</text:p>
          </table:table-cell>
        </table:table-row>
        <table:table-row table:style-name="ro2">
          <table:table-cell office:value-type="float" office:value="26721">
            <text:p>26721</text:p>
          </table:table-cell>
          <table:table-cell office:value-type="string">
            <text:p>Lamell - ivory</text:p>
          </table:table-cell>
        </table:table-row>
        <table:table-row table:style-name="ro2">
          <table:table-cell office:value-type="float" office:value="26722">
            <text:p>26722</text:p>
          </table:table-cell>
          <table:table-cell office:value-type="string">
            <text:p>Commix - cortado</text:p>
          </table:table-cell>
        </table:table-row>
        <table:table-row table:style-name="ro2">
          <table:table-cell office:value-type="float" office:value="26737">
            <text:p>26737</text:p>
          </table:table-cell>
          <table:table-cell office:value-type="string">
            <text:p>Nakładka Libet Bord - corten</text:p>
          </table:table-cell>
        </table:table-row>
        <table:table-row table:style-name="ro2">
          <table:table-cell office:value-type="float" office:value="26738">
            <text:p>26738</text:p>
          </table:table-cell>
          <table:table-cell office:value-type="string">
            <text:p>Nakładka Libet Bord - nierdzewna</text:p>
          </table:table-cell>
        </table:table-row>
        <table:table-row table:style-name="ro2">
          <table:table-cell office:value-type="float" office:value="26739">
            <text:p>26739</text:p>
          </table:table-cell>
          <table:table-cell office:value-type="string">
            <text:p>Nakładka Libet Bord - ocynkowana</text:p>
          </table:table-cell>
        </table:table-row>
        <table:table-row table:style-name="ro2">
          <table:table-cell office:value-type="float" office:value="26749">
            <text:p>26749</text:p>
          </table:table-cell>
          <table:table-cell office:value-type="string">
            <text:p>Narożnik nakładki Libet Bord - corten</text:p>
          </table:table-cell>
        </table:table-row>
        <table:table-row table:style-name="ro2">
          <table:table-cell office:value-type="float" office:value="26750">
            <text:p>26750</text:p>
          </table:table-cell>
          <table:table-cell office:value-type="string">
            <text:p>Narożnik nakładki Libet Bord - inox</text:p>
          </table:table-cell>
        </table:table-row>
        <table:table-row table:style-name="ro2">
          <table:table-cell office:value-type="float" office:value="26751">
            <text:p>26751</text:p>
          </table:table-cell>
          <table:table-cell office:value-type="string">
            <text:p>Narożnik nakładki Libet Bord - ocynkowana</text:p>
          </table:table-cell>
        </table:table-row>
        <table:table-row table:style-name="ro1">
          <table:table-cell office:value-type="float" office:value="26774">
            <text:p>26774</text:p>
          </table:table-cell>
          <table:table-cell office:value-type="string">
            <text:p>Florencja - gładka, czekolada</text:p>
          </table:table-cell>
        </table:table-row>
        <table:table-row table:style-name="ro1">
          <table:table-cell office:value-type="float" office:value="26775">
            <text:p>26775</text:p>
          </table:table-cell>
          <table:table-cell office:value-type="string">
            <text:p>Florencja - gładka, marago</text:p>
          </table:table-cell>
        </table:table-row>
        <table:table-row table:style-name="ro2">
          <table:table-cell office:value-type="float" office:value="26776">
            <text:p>26776</text:p>
          </table:table-cell>
          <table:table-cell office:value-type="string">
            <text:p>Florencja - gładka, mocca</text:p>
          </table:table-cell>
        </table:table-row>
        <table:table-row table:style-name="ro1">
          <table:table-cell office:value-type="float" office:value="26777">
            <text:p>26777</text:p>
          </table:table-cell>
          <table:table-cell office:value-type="string">
            <text:p>Florencja - gładka, toffi</text:p>
          </table:table-cell>
        </table:table-row>
        <table:table-row table:style-name="ro2">
          <table:table-cell office:value-type="float" office:value="26780">
            <text:p>26780</text:p>
          </table:table-cell>
          <table:table-cell office:value-type="string">
            <text:p>Florencja - postarzana, mocca</text:p>
          </table:table-cell>
        </table:table-row>
        <table:table-row table:style-name="ro1">
          <table:table-cell office:value-type="float" office:value="26781">
            <text:p>26781</text:p>
          </table:table-cell>
          <table:table-cell office:value-type="string">
            <text:p>Florencja - postarzana, czekolada</text:p>
          </table:table-cell>
        </table:table-row>
        <table:table-row table:style-name="ro2">
          <table:table-cell office:value-type="float" office:value="26834">
            <text:p>26834</text:p>
          </table:table-cell>
          <table:table-cell office:value-type="string">
            <text:p>Akropolis 8 - mocca</text:p>
          </table:table-cell>
        </table:table-row>
        <table:table-row table:style-name="ro1">
          <table:table-cell office:value-type="float" office:value="26835">
            <text:p>26835</text:p>
          </table:table-cell>
          <table:table-cell office:value-type="string">
            <text:p>Akropolis 8 - marago</text:p>
          </table:table-cell>
        </table:table-row>
        <table:table-row table:style-name="ro1">
          <table:table-cell office:value-type="float" office:value="26836">
            <text:p>26836</text:p>
          </table:table-cell>
          <table:table-cell office:value-type="string">
            <text:p>Akropolis 8 - czekolada</text:p>
          </table:table-cell>
        </table:table-row>
        <table:table-row table:style-name="ro1">
          <table:table-cell office:value-type="float" office:value="26837">
            <text:p>26837</text:p>
          </table:table-cell>
          <table:table-cell office:value-type="string">
            <text:p>Akropolis 8 - toffi</text:p>
          </table:table-cell>
        </table:table-row>
        <table:table-row table:style-name="ro1">
          <table:table-cell office:value-type="float" office:value="26840">
            <text:p>26840</text:p>
          </table:table-cell>
          <table:table-cell office:value-type="string">
            <text:p>Akropolis 8 - grafitowy</text:p>
          </table:table-cell>
        </table:table-row>
        <table:table-row table:style-name="ro1">
          <table:table-cell office:value-type="float" office:value="26841">
            <text:p>26841</text:p>
          </table:table-cell>
          <table:table-cell office:value-type="string">
            <text:p>Akropolis 8 - szary</text:p>
          </table:table-cell>
        </table:table-row>
        <table:table-row table:style-name="ro1">
          <table:table-cell office:value-type="float" office:value="26842">
            <text:p>26842</text:p>
          </table:table-cell>
          <table:table-cell office:value-type="string">
            <text:p>Akropolis 8 - żółty płukany</text:p>
          </table:table-cell>
        </table:table-row>
        <table:table-row table:style-name="ro1">
          <table:table-cell office:value-type="float" office:value="26843">
            <text:p>26843</text:p>
          </table:table-cell>
          <table:table-cell office:value-type="string">
            <text:p>Akropolis 8 - łosoś_k</text:p>
          </table:table-cell>
        </table:table-row>
        <table:table-row table:style-name="ro1">
          <table:table-cell office:value-type="float" office:value="26844">
            <text:p>26844</text:p>
          </table:table-cell>
          <table:table-cell office:value-type="string">
            <text:p>Akropolis 8 - brązowy płukany</text:p>
          </table:table-cell>
        </table:table-row>
        <table:table-row table:style-name="ro1">
          <table:table-cell office:value-type="float" office:value="26845">
            <text:p>26845</text:p>
          </table:table-cell>
          <table:table-cell office:value-type="string">
            <text:p>Akropolis 8 - żółto – kremowy_k</text:p>
          </table:table-cell>
        </table:table-row>
        <table:table-row table:style-name="ro1">
          <table:table-cell office:value-type="float" office:value="26846">
            <text:p>26846</text:p>
          </table:table-cell>
          <table:table-cell office:value-type="string">
            <text:p>Akropolis 8 - szary płukany_k</text:p>
          </table:table-cell>
        </table:table-row>
        <table:table-row table:style-name="ro1">
          <table:table-cell office:value-type="float" office:value="26847">
            <text:p>26847</text:p>
          </table:table-cell>
          <table:table-cell office:value-type="string">
            <text:p>Akropolis 8 - grafit płukany_k</text:p>
          </table:table-cell>
        </table:table-row>
        <table:table-row table:style-name="ro1">
          <table:table-cell office:value-type="float" office:value="26848">
            <text:p>26848</text:p>
          </table:table-cell>
          <table:table-cell office:value-type="string">
            <text:p>Akropolis 8 - biały płukany_k</text:p>
          </table:table-cell>
        </table:table-row>
        <table:table-row table:style-name="ro1">
          <table:table-cell office:value-type="float" office:value="26857">
            <text:p>26857</text:p>
          </table:table-cell>
          <table:table-cell office:value-type="string">
            <text:p>Ravenna - biały_k</text:p>
          </table:table-cell>
        </table:table-row>
        <table:table-row table:style-name="ro1">
          <table:table-cell office:value-type="float" office:value="26858">
            <text:p>26858</text:p>
          </table:table-cell>
          <table:table-cell office:value-type="string">
            <text:p>Ravenna - latte_k</text:p>
          </table:table-cell>
        </table:table-row>
        <table:table-row table:style-name="ro2">
          <table:table-cell office:value-type="float" office:value="26859">
            <text:p>26859</text:p>
          </table:table-cell>
          <table:table-cell office:value-type="string">
            <text:p>Ravenna - lungo</text:p>
          </table:table-cell>
        </table:table-row>
        <table:table-row table:style-name="ro1">
          <table:table-cell office:value-type="float" office:value="26860">
            <text:p>26860</text:p>
          </table:table-cell>
          <table:table-cell office:value-type="string">
            <text:p>Ravenna - espresso</text:p>
          </table:table-cell>
        </table:table-row>
        <table:table-row table:style-name="ro2">
          <table:table-cell office:value-type="float" office:value="26861">
            <text:p>26861</text:p>
          </table:table-cell>
          <table:table-cell office:value-type="string">
            <text:p>Ravenna - romano</text:p>
          </table:table-cell>
        </table:table-row>
        <table:table-row table:style-name="ro2">
          <table:table-cell office:value-type="float" office:value="26862">
            <text:p>26862</text:p>
          </table:table-cell>
          <table:table-cell office:value-type="string">
            <text:p>Ravenna - frappe</text:p>
          </table:table-cell>
        </table:table-row>
        <table:table-row table:style-name="ro1">
          <table:table-cell office:value-type="float" office:value="26865">
            <text:p>26865</text:p>
          </table:table-cell>
          <table:table-cell office:value-type="string">
            <text:p>Akropolis 6 - biały płukany_k</text:p>
          </table:table-cell>
        </table:table-row>
        <table:table-row table:style-name="ro1">
          <table:table-cell office:value-type="float" office:value="26866">
            <text:p>26866</text:p>
          </table:table-cell>
          <table:table-cell office:value-type="string">
            <text:p>Akropolis 6 - żółty płukany</text:p>
          </table:table-cell>
        </table:table-row>
        <table:table-row table:style-name="ro1">
          <table:table-cell office:value-type="float" office:value="26867">
            <text:p>26867</text:p>
          </table:table-cell>
          <table:table-cell office:value-type="string">
            <text:p>Akropolis 6 - łosoś_k</text:p>
          </table:table-cell>
        </table:table-row>
        <table:table-row table:style-name="ro1">
          <table:table-cell office:value-type="float" office:value="26868">
            <text:p>26868</text:p>
          </table:table-cell>
          <table:table-cell office:value-type="string">
            <text:p>Akropolis 6 - brązowy płukany</text:p>
          </table:table-cell>
        </table:table-row>
        <table:table-row table:style-name="ro1">
          <table:table-cell office:value-type="float" office:value="26869">
            <text:p>26869</text:p>
          </table:table-cell>
          <table:table-cell office:value-type="string">
            <text:p>Akropolis 6 - żółto – kremowy_k</text:p>
          </table:table-cell>
        </table:table-row>
        <table:table-row table:style-name="ro1">
          <table:table-cell office:value-type="float" office:value="26870">
            <text:p>26870</text:p>
          </table:table-cell>
          <table:table-cell office:value-type="string">
            <text:p>Akropolis 6 - szary płukany_k</text:p>
          </table:table-cell>
        </table:table-row>
        <table:table-row table:style-name="ro1">
          <table:table-cell office:value-type="float" office:value="26871">
            <text:p>26871</text:p>
          </table:table-cell>
          <table:table-cell office:value-type="string">
            <text:p>Akropolis 6 - grafit płukany_k</text:p>
          </table:table-cell>
        </table:table-row>
        <table:table-row table:style-name="ro2">
          <table:table-cell office:value-type="float" office:value="26872">
            <text:p>26872</text:p>
          </table:table-cell>
          <table:table-cell office:value-type="string">
            <text:p>Akropolis 6 - mocca</text:p>
          </table:table-cell>
        </table:table-row>
        <table:table-row table:style-name="ro1">
          <table:table-cell office:value-type="float" office:value="26873">
            <text:p>26873</text:p>
          </table:table-cell>
          <table:table-cell office:value-type="string">
            <text:p>Akropolis 6 - marago</text:p>
          </table:table-cell>
        </table:table-row>
        <table:table-row table:style-name="ro1">
          <table:table-cell office:value-type="float" office:value="26874">
            <text:p>26874</text:p>
          </table:table-cell>
          <table:table-cell office:value-type="string">
            <text:p>Akropolis 6 - czekolada</text:p>
          </table:table-cell>
        </table:table-row>
        <table:table-row table:style-name="ro1">
          <table:table-cell office:value-type="float" office:value="26875">
            <text:p>26875</text:p>
          </table:table-cell>
          <table:table-cell office:value-type="string">
            <text:p>Akropolis 6 - toffi</text:p>
          </table:table-cell>
        </table:table-row>
        <table:table-row table:style-name="ro1">
          <table:table-cell office:value-type="float" office:value="26876">
            <text:p>26876</text:p>
          </table:table-cell>
          <table:table-cell office:value-type="string">
            <text:p>Akropolis 6 - A3 Złota Jesień</text:p>
          </table:table-cell>
        </table:table-row>
        <table:table-row table:style-name="ro1">
          <table:table-cell office:value-type="float" office:value="26877">
            <text:p>26877</text:p>
          </table:table-cell>
          <table:table-cell office:value-type="string">
            <text:p>Akropolis 6 - A1 Złota Jesień</text:p>
          </table:table-cell>
        </table:table-row>
        <table:table-row table:style-name="ro1">
          <table:table-cell office:value-type="float" office:value="26878">
            <text:p>26878</text:p>
          </table:table-cell>
          <table:table-cell office:value-type="string">
            <text:p>Akropolis 6 - grafitowy</text:p>
          </table:table-cell>
        </table:table-row>
        <table:table-row table:style-name="ro1">
          <table:table-cell office:value-type="float" office:value="26879">
            <text:p>26879</text:p>
          </table:table-cell>
          <table:table-cell office:value-type="string">
            <text:p>Akropolis 6 - szary</text:p>
          </table:table-cell>
        </table:table-row>
        <table:table-row table:style-name="ro1">
          <table:table-cell office:value-type="float" office:value="26880">
            <text:p>26880</text:p>
          </table:table-cell>
          <table:table-cell office:value-type="string">
            <text:p>Akropolis 6 - biały_k</text:p>
          </table:table-cell>
        </table:table-row>
        <table:table-row table:style-name="ro1">
          <table:table-cell office:value-type="float" office:value="26882">
            <text:p>26882</text:p>
          </table:table-cell>
          <table:table-cell office:value-type="string">
            <text:p>Kaucja paleta ŁUCZNIK</text:p>
          </table:table-cell>
        </table:table-row>
        <table:table-row table:style-name="ro1">
          <table:table-cell office:value-type="float" office:value="26883">
            <text:p>26883</text:p>
          </table:table-cell>
          <table:table-cell office:value-type="string">
            <text:p>Granit duży - biały płukany_k</text:p>
          </table:table-cell>
        </table:table-row>
        <table:table-row table:style-name="ro2">
          <table:table-cell office:value-type="float" office:value="26888">
            <text:p>26888</text:p>
          </table:table-cell>
          <table:table-cell office:value-type="string">
            <text:p>Antracyt Slate 1t. - 2-4</text:p>
          </table:table-cell>
        </table:table-row>
        <table:table-row table:style-name="ro2">
          <table:table-cell office:value-type="float" office:value="26889">
            <text:p>26889</text:p>
          </table:table-cell>
          <table:table-cell office:value-type="string">
            <text:p>Antracyt Slate 1t. - 4-8</text:p>
          </table:table-cell>
        </table:table-row>
        <table:table-row table:style-name="ro1">
          <table:table-cell office:value-type="float" office:value="27023">
            <text:p>27023</text:p>
          </table:table-cell>
          <table:table-cell office:value-type="string">
            <text:p>Napoli 4cm - szary</text:p>
          </table:table-cell>
        </table:table-row>
        <table:table-row table:style-name="ro1">
          <table:table-cell office:value-type="float" office:value="27024">
            <text:p>27024</text:p>
          </table:table-cell>
          <table:table-cell office:value-type="string">
            <text:p>Napoli 4cm - grafitowy</text:p>
          </table:table-cell>
        </table:table-row>
        <table:table-row table:style-name="ro2">
          <table:table-cell office:value-type="float" office:value="27025">
            <text:p>27025</text:p>
          </table:table-cell>
          <table:table-cell office:value-type="string">
            <text:p>Napoli 4cm - cortado</text:p>
          </table:table-cell>
        </table:table-row>
        <table:table-row table:style-name="ro1">
          <table:table-cell office:value-type="float" office:value="27026">
            <text:p>27026</text:p>
          </table:table-cell>
          <table:table-cell office:value-type="string">
            <text:p>Napoli 4cm - barwy jesieni</text:p>
          </table:table-cell>
        </table:table-row>
        <table:table-row table:style-name="ro1">
          <table:table-cell office:value-type="float" office:value="27027">
            <text:p>27027</text:p>
          </table:table-cell>
          <table:table-cell office:value-type="string">
            <text:p>Napoli 4cm - latte</text:p>
          </table:table-cell>
        </table:table-row>
        <table:table-row table:style-name="ro2">
          <table:table-cell office:value-type="float" office:value="27028">
            <text:p>27028</text:p>
          </table:table-cell>
          <table:table-cell office:value-type="string">
            <text:p>Napoli 4cm - nerino</text:p>
          </table:table-cell>
        </table:table-row>
        <table:table-row table:style-name="ro2">
          <table:table-cell office:value-type="float" office:value="27029">
            <text:p>27029</text:p>
          </table:table-cell>
          <table:table-cell office:value-type="string">
            <text:p>Commix - szary</text:p>
          </table:table-cell>
        </table:table-row>
        <table:table-row table:style-name="ro1">
          <table:table-cell office:value-type="float" office:value="27030">
            <text:p>27030</text:p>
          </table:table-cell>
          <table:table-cell office:value-type="string">
            <text:p>Triada</text:p>
          </table:table-cell>
        </table:table-row>
        <table:table-row table:style-name="ro1">
          <table:table-cell office:value-type="float" office:value="27033">
            <text:p>27033</text:p>
          </table:table-cell>
          <table:table-cell office:value-type="string">
            <text:p>Triada - grafitowy</text:p>
          </table:table-cell>
        </table:table-row>
        <table:table-row table:style-name="ro2">
          <table:table-cell office:value-type="float" office:value="27034">
            <text:p>27034</text:p>
          </table:table-cell>
          <table:table-cell office:value-type="string">
            <text:p>Triada - nerino</text:p>
          </table:table-cell>
        </table:table-row>
        <table:table-row table:style-name="ro2">
          <table:table-cell office:value-type="float" office:value="27035">
            <text:p>27035</text:p>
          </table:table-cell>
          <table:table-cell office:value-type="string">
            <text:p>Triada - onyx</text:p>
          </table:table-cell>
        </table:table-row>
        <table:table-row table:style-name="ro1">
          <table:table-cell office:value-type="float" office:value="27036">
            <text:p>27036</text:p>
          </table:table-cell>
          <table:table-cell office:value-type="string">
            <text:p>Triada - stalowy</text:p>
          </table:table-cell>
        </table:table-row>
        <table:table-row table:style-name="ro1">
          <table:table-cell office:value-type="float" office:value="27037">
            <text:p>27037</text:p>
          </table:table-cell>
          <table:table-cell office:value-type="string">
            <text:p>Triada - szary</text:p>
          </table:table-cell>
        </table:table-row>
        <table:table-row table:style-name="ro2">
          <table:table-cell office:value-type="float" office:value="27038">
            <text:p>27038</text:p>
          </table:table-cell>
          <table:table-cell office:value-type="string">
            <text:p>Lamell - bazaltowy</text:p>
          </table:table-cell>
        </table:table-row>
        <table:table-row table:style-name="ro2">
          <table:table-cell office:value-type="float" office:value="27039">
            <text:p>27039</text:p>
          </table:table-cell>
          <table:table-cell office:value-type="string">
            <text:p>Metrik - korten</text:p>
          </table:table-cell>
        </table:table-row>
        <table:table-row table:style-name="ro2">
          <table:table-cell office:value-type="float" office:value="27040">
            <text:p>27040</text:p>
          </table:table-cell>
          <table:table-cell office:value-type="string">
            <text:p>Multicomplex - cortado</text:p>
          </table:table-cell>
        </table:table-row>
        <table:table-row table:style-name="ro2">
          <table:table-cell office:value-type="float" office:value="27041">
            <text:p>27041</text:p>
          </table:table-cell>
          <table:table-cell office:value-type="string">
            <text:p>Multicomplex - ivory</text:p>
          </table:table-cell>
        </table:table-row>
        <table:table-row table:style-name="ro2">
          <table:table-cell office:value-type="float" office:value="27043">
            <text:p>27043</text:p>
          </table:table-cell>
          <table:table-cell office:value-type="string">
            <text:p>Ideo - cortado</text:p>
          </table:table-cell>
        </table:table-row>
        <table:table-row table:style-name="ro2">
          <table:table-cell office:value-type="float" office:value="27045">
            <text:p>27045</text:p>
          </table:table-cell>
          <table:table-cell office:value-type="string">
            <text:p>Carmino - gładka, nerino</text:p>
          </table:table-cell>
        </table:table-row>
        <table:table-row table:style-name="ro2">
          <table:table-cell office:value-type="float" office:value="27046">
            <text:p>27046</text:p>
          </table:table-cell>
          <table:table-cell office:value-type="string">
            <text:p>Carmino - postarzana, nerino</text:p>
          </table:table-cell>
        </table:table-row>
        <table:table-row table:style-name="ro2">
          <table:table-cell office:value-type="float" office:value="27049">
            <text:p>27049</text:p>
          </table:table-cell>
          <table:table-cell office:value-type="string">
            <text:p>Nostalite 6cm - barwy jesieni</text:p>
          </table:table-cell>
        </table:table-row>
        <table:table-row table:style-name="ro1">
          <table:table-cell office:value-type="float" office:value="27051">
            <text:p>27051</text:p>
          </table:table-cell>
          <table:table-cell office:value-type="string">
            <text:p>Granito - brązowy</text:p>
          </table:table-cell>
        </table:table-row>
        <table:table-row table:style-name="ro2">
          <table:table-cell office:value-type="float" office:value="27053">
            <text:p>27053</text:p>
          </table:table-cell>
          <table:table-cell office:value-type="string">
            <text:p>Trento - latte</text:p>
          </table:table-cell>
        </table:table-row>
        <table:table-row table:style-name="ro2">
          <table:table-cell office:value-type="float" office:value="27054">
            <text:p>27054</text:p>
          </table:table-cell>
          <table:table-cell office:value-type="string">
            <text:p>Napoli 6cm - cortado</text:p>
          </table:table-cell>
        </table:table-row>
        <table:table-row table:style-name="ro1">
          <table:table-cell office:value-type="float" office:value="27055">
            <text:p>27055</text:p>
          </table:table-cell>
          <table:table-cell office:value-type="string">
            <text:p>Napoli 6cm - barwy jesieni</text:p>
          </table:table-cell>
        </table:table-row>
        <table:table-row table:style-name="ro1">
          <table:table-cell office:value-type="float" office:value="27056">
            <text:p>27056</text:p>
          </table:table-cell>
          <table:table-cell office:value-type="string">
            <text:p>Napoli 6cm - brązowy</text:p>
          </table:table-cell>
        </table:table-row>
        <table:table-row table:style-name="ro1">
          <table:table-cell office:value-type="float" office:value="27057">
            <text:p>27057</text:p>
          </table:table-cell>
          <table:table-cell office:value-type="string">
            <text:p>Napoli 6cm - latte</text:p>
          </table:table-cell>
        </table:table-row>
        <table:table-row table:style-name="ro2">
          <table:table-cell office:value-type="float" office:value="27058">
            <text:p>27058</text:p>
          </table:table-cell>
          <table:table-cell office:value-type="string">
            <text:p>Napoli 6cm - onyx</text:p>
          </table:table-cell>
        </table:table-row>
        <table:table-row table:style-name="ro2">
          <table:table-cell office:value-type="float" office:value="27059">
            <text:p>27059</text:p>
          </table:table-cell>
          <table:table-cell office:value-type="string">
            <text:p>Napoli 6cm - galia</text:p>
          </table:table-cell>
        </table:table-row>
        <table:table-row table:style-name="ro1">
          <table:table-cell office:value-type="float" office:value="27060">
            <text:p>27060</text:p>
          </table:table-cell>
          <table:table-cell office:value-type="string">
            <text:p>Magna 100x75x8cm - bazaltowy</text:p>
          </table:table-cell>
        </table:table-row>
        <table:table-row table:style-name="ro1">
          <table:table-cell office:value-type="float" office:value="27061">
            <text:p>27061</text:p>
          </table:table-cell>
          <table:table-cell office:value-type="string">
            <text:p>Magna 50x75x10cm - stalowy</text:p>
          </table:table-cell>
        </table:table-row>
        <table:table-row table:style-name="ro1">
          <table:table-cell office:value-type="float" office:value="27062">
            <text:p>27062</text:p>
          </table:table-cell>
          <table:table-cell office:value-type="string">
            <text:p>Magna 50x75x10cm - bazaltowy</text:p>
          </table:table-cell>
        </table:table-row>
        <table:table-row table:style-name="ro1">
          <table:table-cell office:value-type="float" office:value="27063">
            <text:p>27063</text:p>
          </table:table-cell>
          <table:table-cell office:value-type="string">
            <text:p>Magna 50x75x8cm - bazaltowy</text:p>
          </table:table-cell>
        </table:table-row>
        <table:table-row table:style-name="ro1">
          <table:table-cell office:value-type="float" office:value="27065">
            <text:p>27065</text:p>
          </table:table-cell>
          <table:table-cell office:value-type="string">
            <text:p>Impregnat Efekt 5l</text:p>
          </table:table-cell>
        </table:table-row>
        <table:table-row table:style-name="ro1">
          <table:table-cell office:value-type="float" office:value="27068">
            <text:p>27068</text:p>
          </table:table-cell>
          <table:table-cell office:value-type="string">
            <text:p>Piasek Polimerowy</text:p>
          </table:table-cell>
        </table:table-row>
        <table:table-row table:style-name="ro1">
          <table:table-cell office:value-type="float" office:value="27073">
            <text:p>27073</text:p>
          </table:table-cell>
          <table:table-cell office:value-type="string">
            <text:p>Piasek Polimerowy - piasek grafitowy</text:p>
          </table:table-cell>
        </table:table-row>
        <table:table-row table:style-name="ro1">
          <table:table-cell office:value-type="float" office:value="27074">
            <text:p>27074</text:p>
          </table:table-cell>
          <table:table-cell office:value-type="string">
            <text:p>Piasek Polimerowy - beżowy_piasek</text:p>
          </table:table-cell>
        </table:table-row>
        <table:table-row table:style-name="ro2">
          <table:table-cell office:value-type="float" office:value="27075">
            <text:p>27075</text:p>
          </table:table-cell>
          <table:table-cell office:value-type="string">
            <text:p>Bloczek Murro</text:p>
          </table:table-cell>
        </table:table-row>
        <table:table-row table:style-name="ro2">
          <table:table-cell office:value-type="float" office:value="27076">
            <text:p>27076</text:p>
          </table:table-cell>
          <table:table-cell office:value-type="string">
            <text:p>Bloczek Murro - grafitowy</text:p>
          </table:table-cell>
        </table:table-row>
        <table:table-row table:style-name="ro2">
          <table:table-cell office:value-type="float" office:value="27077">
            <text:p>27077</text:p>
          </table:table-cell>
          <table:table-cell office:value-type="string">
            <text:p>Bloczek Murro - latte</text:p>
          </table:table-cell>
        </table:table-row>
        <table:table-row table:style-name="ro2">
          <table:table-cell office:value-type="float" office:value="27078">
            <text:p>27078</text:p>
          </table:table-cell>
          <table:table-cell office:value-type="string">
            <text:p>Bloczek Murro - nerino</text:p>
          </table:table-cell>
        </table:table-row>
        <table:table-row table:style-name="ro2">
          <table:table-cell office:value-type="float" office:value="27079">
            <text:p>27079</text:p>
          </table:table-cell>
          <table:table-cell office:value-type="string">
            <text:p>Bloczek Murro - onyx</text:p>
          </table:table-cell>
        </table:table-row>
        <table:table-row table:style-name="ro2">
          <table:table-cell office:value-type="float" office:value="27080">
            <text:p>27080</text:p>
          </table:table-cell>
          <table:table-cell office:value-type="string">
            <text:p>Bloczek Murro - stalowy</text:p>
          </table:table-cell>
        </table:table-row>
        <table:table-row table:style-name="ro2">
          <table:table-cell office:value-type="float" office:value="27088">
            <text:p>27088</text:p>
          </table:table-cell>
          <table:table-cell office:value-type="string">
            <text:p>Daszek Murro</text:p>
          </table:table-cell>
        </table:table-row>
        <table:table-row table:style-name="ro2">
          <table:table-cell office:value-type="float" office:value="27089">
            <text:p>27089</text:p>
          </table:table-cell>
          <table:table-cell office:value-type="string">
            <text:p>Daszek Murro - grafitowy</text:p>
          </table:table-cell>
        </table:table-row>
        <table:table-row table:style-name="ro2">
          <table:table-cell office:value-type="float" office:value="27090">
            <text:p>27090</text:p>
          </table:table-cell>
          <table:table-cell office:value-type="string">
            <text:p>Daszek Murro - latte</text:p>
          </table:table-cell>
        </table:table-row>
        <table:table-row table:style-name="ro2">
          <table:table-cell office:value-type="float" office:value="27091">
            <text:p>27091</text:p>
          </table:table-cell>
          <table:table-cell office:value-type="string">
            <text:p>Daszek Murro - nerino</text:p>
          </table:table-cell>
        </table:table-row>
        <table:table-row table:style-name="ro2">
          <table:table-cell office:value-type="float" office:value="27092">
            <text:p>27092</text:p>
          </table:table-cell>
          <table:table-cell office:value-type="string">
            <text:p>Daszek Murro - onyx</text:p>
          </table:table-cell>
        </table:table-row>
        <table:table-row table:style-name="ro2">
          <table:table-cell office:value-type="float" office:value="27093">
            <text:p>27093</text:p>
          </table:table-cell>
          <table:table-cell office:value-type="string">
            <text:p>Daszek Murro - stalowy</text:p>
          </table:table-cell>
        </table:table-row>
        <table:table-row table:style-name="ro2">
          <table:table-cell office:value-type="float" office:value="27094">
            <text:p>27094</text:p>
          </table:table-cell>
          <table:table-cell office:value-type="string">
            <text:p>Obrzeże Treo 50x28x8</text:p>
          </table:table-cell>
        </table:table-row>
        <table:table-row table:style-name="ro2">
          <table:table-cell office:value-type="float" office:value="27099">
            <text:p>27099</text:p>
          </table:table-cell>
          <table:table-cell office:value-type="string">
            <text:p>Obrzeże Treo 50x28x8 - brązowy</text:p>
          </table:table-cell>
        </table:table-row>
        <table:table-row table:style-name="ro2">
          <table:table-cell office:value-type="float" office:value="27100">
            <text:p>27100</text:p>
          </table:table-cell>
          <table:table-cell office:value-type="string">
            <text:p>Obrzeże Treo 50x28x8 - grafitowy</text:p>
          </table:table-cell>
        </table:table-row>
        <table:table-row table:style-name="ro2">
          <table:table-cell office:value-type="float" office:value="27101">
            <text:p>27101</text:p>
          </table:table-cell>
          <table:table-cell office:value-type="string">
            <text:p>Obrzeże Treo 50x28x8 - stalowy</text:p>
          </table:table-cell>
        </table:table-row>
        <table:table-row table:style-name="ro1">
          <table:table-cell office:value-type="float" office:value="27102">
            <text:p>27102</text:p>
          </table:table-cell>
          <table:table-cell office:value-type="string">
            <text:p>Obrzeże Flesz 6x20x30 - beżowy</text:p>
          </table:table-cell>
        </table:table-row>
        <table:table-row table:style-name="ro2">
          <table:table-cell office:value-type="float" office:value="27103">
            <text:p>27103</text:p>
          </table:table-cell>
          <table:table-cell office:value-type="string">
            <text:p>Palisada Hestra 80cm</text:p>
          </table:table-cell>
        </table:table-row>
        <table:table-row table:style-name="ro2">
          <table:table-cell office:value-type="float" office:value="27104">
            <text:p>27104</text:p>
          </table:table-cell>
          <table:table-cell office:value-type="string">
            <text:p>Palisada Hestra 80cm - grafitowy utwardzany</text:p>
          </table:table-cell>
        </table:table-row>
        <table:table-row table:style-name="ro2">
          <table:table-cell office:value-type="float" office:value="27105">
            <text:p>27105</text:p>
          </table:table-cell>
          <table:table-cell office:value-type="string">
            <text:p>Palisada Hestra 80cm - szary utwardzany</text:p>
          </table:table-cell>
        </table:table-row>
        <table:table-row table:style-name="ro2">
          <table:table-cell office:value-type="float" office:value="27106">
            <text:p>27106</text:p>
          </table:table-cell>
          <table:table-cell office:value-type="string">
            <text:p>Palisada Hestra 60cm</text:p>
          </table:table-cell>
        </table:table-row>
        <table:table-row table:style-name="ro2">
          <table:table-cell office:value-type="float" office:value="27107">
            <text:p>27107</text:p>
          </table:table-cell>
          <table:table-cell office:value-type="string">
            <text:p>Palisada Hestra 60cm - grafitowy utwardzany</text:p>
          </table:table-cell>
        </table:table-row>
        <table:table-row table:style-name="ro2">
          <table:table-cell office:value-type="float" office:value="27108">
            <text:p>27108</text:p>
          </table:table-cell>
          <table:table-cell office:value-type="string">
            <text:p>Palisada Hestra 60cm - szary utwardzany</text:p>
          </table:table-cell>
        </table:table-row>
        <table:table-row table:style-name="ro1">
          <table:table-cell office:value-type="float" office:value="27109">
            <text:p>27109</text:p>
          </table:table-cell>
          <table:table-cell office:value-type="string">
            <text:p>Grando 40</text:p>
          </table:table-cell>
        </table:table-row>
        <table:table-row table:style-name="ro1">
          <table:table-cell office:value-type="float" office:value="27111">
            <text:p>27111</text:p>
          </table:table-cell>
          <table:table-cell office:value-type="string">
            <text:p>Grando 40 - grafitowy</text:p>
          </table:table-cell>
        </table:table-row>
        <table:table-row table:style-name="ro1">
          <table:table-cell office:value-type="float" office:value="27112">
            <text:p>27112</text:p>
          </table:table-cell>
          <table:table-cell office:value-type="string">
            <text:p>Grando 40 - stalowy</text:p>
          </table:table-cell>
        </table:table-row>
        <table:table-row table:style-name="ro2">
          <table:table-cell office:value-type="float" office:value="27114">
            <text:p>27114</text:p>
          </table:table-cell>
          <table:table-cell office:value-type="string">
            <text:p>Donica Tigiela</text:p>
          </table:table-cell>
        </table:table-row>
        <table:table-row table:style-name="ro2">
          <table:table-cell office:value-type="float" office:value="27118">
            <text:p>27118</text:p>
          </table:table-cell>
          <table:table-cell office:value-type="string">
            <text:p>Donica Tigiela - grafitowy</text:p>
          </table:table-cell>
        </table:table-row>
        <table:table-row table:style-name="ro2">
          <table:table-cell office:value-type="float" office:value="27119">
            <text:p>27119</text:p>
          </table:table-cell>
          <table:table-cell office:value-type="string">
            <text:p>Donica Tigiela - stalowy</text:p>
          </table:table-cell>
        </table:table-row>
        <table:table-row table:style-name="ro2">
          <table:table-cell office:value-type="float" office:value="27120">
            <text:p>27120</text:p>
          </table:table-cell>
          <table:table-cell office:value-type="string">
            <text:p>Gazon Abax</text:p>
          </table:table-cell>
        </table:table-row>
        <table:table-row table:style-name="ro2">
          <table:table-cell office:value-type="float" office:value="27125">
            <text:p>27125</text:p>
          </table:table-cell>
          <table:table-cell office:value-type="string">
            <text:p>Gazon Abax - brązowy</text:p>
          </table:table-cell>
        </table:table-row>
        <table:table-row table:style-name="ro2">
          <table:table-cell office:value-type="float" office:value="27126">
            <text:p>27126</text:p>
          </table:table-cell>
          <table:table-cell office:value-type="string">
            <text:p>Gazon Abax - grafitowy</text:p>
          </table:table-cell>
        </table:table-row>
        <table:table-row table:style-name="ro2">
          <table:table-cell office:value-type="float" office:value="27127">
            <text:p>27127</text:p>
          </table:table-cell>
          <table:table-cell office:value-type="string">
            <text:p>Gazon Abax - szary</text:p>
          </table:table-cell>
        </table:table-row>
        <table:table-row table:style-name="ro2">
          <table:table-cell office:value-type="float" office:value="27129">
            <text:p>27129</text:p>
          </table:table-cell>
          <table:table-cell office:value-type="string">
            <text:p>Extrano - szary</text:p>
          </table:table-cell>
        </table:table-row>
        <table:table-row table:style-name="ro2">
          <table:table-cell office:value-type="float" office:value="27130">
            <text:p>27130</text:p>
          </table:table-cell>
          <table:table-cell office:value-type="string">
            <text:p>Extrano - grafitowy</text:p>
          </table:table-cell>
        </table:table-row>
        <table:table-row table:style-name="ro2">
          <table:table-cell office:value-type="float" office:value="27131">
            <text:p>27131</text:p>
          </table:table-cell>
          <table:table-cell office:value-type="string">
            <text:p>Gazon Abax</text:p>
          </table:table-cell>
        </table:table-row>
        <table:table-row table:style-name="ro1">
          <table:table-cell office:value-type="float" office:value="27133">
            <text:p>27133</text:p>
          </table:table-cell>
          <table:table-cell office:value-type="string">
            <text:p>Płytka chodnikowa 50x25x7</text:p>
          </table:table-cell>
        </table:table-row>
        <table:table-row table:style-name="ro1">
          <table:table-cell office:value-type="float" office:value="27134">
            <text:p>27134</text:p>
          </table:table-cell>
          <table:table-cell office:value-type="string">
            <text:p>Płytka chodnikowa 50x50x7</text:p>
          </table:table-cell>
        </table:table-row>
        <table:table-row table:style-name="ro1">
          <table:table-cell office:value-type="float" office:value="27140">
            <text:p>27140</text:p>
          </table:table-cell>
          <table:table-cell office:value-type="string">
            <text:p>Krawężnik drogowy 15x30x50</text:p>
          </table:table-cell>
        </table:table-row>
        <table:table-row table:style-name="ro1">
          <table:table-cell office:value-type="float" office:value="27141">
            <text:p>27141</text:p>
          </table:table-cell>
          <table:table-cell office:value-type="string">
            <text:p>Krawężnik drogowy 15x30x50 - szary</text:p>
          </table:table-cell>
        </table:table-row>
        <table:table-row table:style-name="ro1">
          <table:table-cell office:value-type="float" office:value="27142">
            <text:p>27142</text:p>
          </table:table-cell>
          <table:table-cell office:value-type="string">
            <text:p>Krawężnik wjazdowy15x22x100</text:p>
          </table:table-cell>
        </table:table-row>
        <table:table-row table:style-name="ro1">
          <table:table-cell office:value-type="float" office:value="27143">
            <text:p>27143</text:p>
          </table:table-cell>
          <table:table-cell office:value-type="string">
            <text:p>Krawężnik wjazdowy15x22x100 - szary</text:p>
          </table:table-cell>
        </table:table-row>
        <table:table-row table:style-name="ro1">
          <table:table-cell office:value-type="float" office:value="27144">
            <text:p>27144</text:p>
          </table:table-cell>
          <table:table-cell office:value-type="string">
            <text:p>Krawężnik drogowy 20x30x100</text:p>
          </table:table-cell>
        </table:table-row>
        <table:table-row table:style-name="ro1">
          <table:table-cell office:value-type="float" office:value="27145">
            <text:p>27145</text:p>
          </table:table-cell>
          <table:table-cell office:value-type="string">
            <text:p>Krawężnik drogowy 20x30x100 - szary</text:p>
          </table:table-cell>
        </table:table-row>
        <table:table-row table:style-name="ro1">
          <table:table-cell office:value-type="float" office:value="27146">
            <text:p>27146</text:p>
          </table:table-cell>
          <table:table-cell office:value-type="string">
            <text:p>Krawężnik wjazdowy 20x22x100</text:p>
          </table:table-cell>
        </table:table-row>
        <table:table-row table:style-name="ro1">
          <table:table-cell office:value-type="float" office:value="27147">
            <text:p>27147</text:p>
          </table:table-cell>
          <table:table-cell office:value-type="string">
            <text:p>Krawężnik wjazdowy 20x22x100 - szary</text:p>
          </table:table-cell>
        </table:table-row>
        <table:table-row table:style-name="ro1">
          <table:table-cell office:value-type="float" office:value="27148">
            <text:p>27148</text:p>
          </table:table-cell>
          <table:table-cell office:value-type="string">
            <text:p>Krawężnik skośny 15x22/30x100</text:p>
          </table:table-cell>
        </table:table-row>
        <table:table-row table:style-name="ro1">
          <table:table-cell office:value-type="float" office:value="27149">
            <text:p>27149</text:p>
          </table:table-cell>
          <table:table-cell office:value-type="string">
            <text:p>Krawężnik skośny 15x22/30x100 - lewy</text:p>
          </table:table-cell>
        </table:table-row>
        <table:table-row table:style-name="ro1">
          <table:table-cell office:value-type="float" office:value="27150">
            <text:p>27150</text:p>
          </table:table-cell>
          <table:table-cell office:value-type="string">
            <text:p>Krawężnik skośny 15x22/30x100 - prawy</text:p>
          </table:table-cell>
        </table:table-row>
        <table:table-row table:style-name="ro1">
          <table:table-cell office:value-type="float" office:value="27152">
            <text:p>27152</text:p>
          </table:table-cell>
          <table:table-cell office:value-type="string">
            <text:p>Krawężnik łukowy 15</text:p>
          </table:table-cell>
        </table:table-row>
        <table:table-row table:style-name="ro1">
          <table:table-cell office:value-type="float" office:value="27153">
            <text:p>27153</text:p>
          </table:table-cell>
          <table:table-cell office:value-type="string">
            <text:p>Krawężnik łukowy 15 - wklęsły, R5</text:p>
          </table:table-cell>
        </table:table-row>
        <table:table-row table:style-name="ro1">
          <table:table-cell office:value-type="float" office:value="27154">
            <text:p>27154</text:p>
          </table:table-cell>
          <table:table-cell office:value-type="string">
            <text:p>Krawężnik łukowy 15 - wklęsły, R12</text:p>
          </table:table-cell>
        </table:table-row>
        <table:table-row table:style-name="ro1">
          <table:table-cell office:value-type="float" office:value="27155">
            <text:p>27155</text:p>
          </table:table-cell>
          <table:table-cell office:value-type="string">
            <text:p>Krawężnik łukowy 15 - wklęsły, R3</text:p>
          </table:table-cell>
        </table:table-row>
        <table:table-row table:style-name="ro1">
          <table:table-cell office:value-type="float" office:value="27156">
            <text:p>27156</text:p>
          </table:table-cell>
          <table:table-cell office:value-type="string">
            <text:p>Krawężnik łukowy 15 - wklęsły, R2</text:p>
          </table:table-cell>
        </table:table-row>
        <table:table-row table:style-name="ro1">
          <table:table-cell office:value-type="float" office:value="27157">
            <text:p>27157</text:p>
          </table:table-cell>
          <table:table-cell office:value-type="string">
            <text:p>Krawężnik łukowy 15 - wklęsły, R1</text:p>
          </table:table-cell>
        </table:table-row>
        <table:table-row table:style-name="ro1">
          <table:table-cell office:value-type="float" office:value="27158">
            <text:p>27158</text:p>
          </table:table-cell>
          <table:table-cell office:value-type="string">
            <text:p>Krawężnik łukowy 15 - wklęsły, R0,5</text:p>
          </table:table-cell>
        </table:table-row>
        <table:table-row table:style-name="ro1">
          <table:table-cell office:value-type="float" office:value="27159">
            <text:p>27159</text:p>
          </table:table-cell>
          <table:table-cell office:value-type="string">
            <text:p>Krawężnik łukowy 15 - wypukły, R12</text:p>
          </table:table-cell>
        </table:table-row>
        <table:table-row table:style-name="ro1">
          <table:table-cell office:value-type="float" office:value="27160">
            <text:p>27160</text:p>
          </table:table-cell>
          <table:table-cell office:value-type="string">
            <text:p>Krawężnik łukowy 15 - wypukły, R8</text:p>
          </table:table-cell>
        </table:table-row>
        <table:table-row table:style-name="ro1">
          <table:table-cell office:value-type="float" office:value="27161">
            <text:p>27161</text:p>
          </table:table-cell>
          <table:table-cell office:value-type="string">
            <text:p>Krawężnik łukowy 15 - wypukły, R5</text:p>
          </table:table-cell>
        </table:table-row>
        <table:table-row table:style-name="ro1">
          <table:table-cell office:value-type="float" office:value="27162">
            <text:p>27162</text:p>
          </table:table-cell>
          <table:table-cell office:value-type="string">
            <text:p>Krawężnik łukowy 15 - wypukły, R3</text:p>
          </table:table-cell>
        </table:table-row>
        <table:table-row table:style-name="ro1">
          <table:table-cell office:value-type="float" office:value="27163">
            <text:p>27163</text:p>
          </table:table-cell>
          <table:table-cell office:value-type="string">
            <text:p>Krawężnik łukowy 15 - wypukły, R2</text:p>
          </table:table-cell>
        </table:table-row>
        <table:table-row table:style-name="ro1">
          <table:table-cell office:value-type="float" office:value="27164">
            <text:p>27164</text:p>
          </table:table-cell>
          <table:table-cell office:value-type="string">
            <text:p>Krawężnik łukowy 15 - wypukły, R1</text:p>
          </table:table-cell>
        </table:table-row>
        <table:table-row table:style-name="ro1">
          <table:table-cell office:value-type="float" office:value="27165">
            <text:p>27165</text:p>
          </table:table-cell>
          <table:table-cell office:value-type="string">
            <text:p>Krawężnik łukowy 15 - wypukły, R0,5</text:p>
          </table:table-cell>
        </table:table-row>
        <table:table-row table:style-name="ro1">
          <table:table-cell office:value-type="float" office:value="27168">
            <text:p>27168</text:p>
          </table:table-cell>
          <table:table-cell office:value-type="string">
            <text:p>Płyta ściekowa 25x33x8</text:p>
          </table:table-cell>
        </table:table-row>
        <table:table-row table:style-name="ro1">
          <table:table-cell office:value-type="float" office:value="27174">
            <text:p>27174</text:p>
          </table:table-cell>
          <table:table-cell office:value-type="string">
            <text:p>Płyta ściekowa 25x33x8 - grafitowy</text:p>
          </table:table-cell>
        </table:table-row>
        <table:table-row table:style-name="ro1">
          <table:table-cell office:value-type="float" office:value="27175">
            <text:p>27175</text:p>
          </table:table-cell>
          <table:table-cell office:value-type="string">
            <text:p>Płyta ściekowa 25x33x8 - szary</text:p>
          </table:table-cell>
        </table:table-row>
        <table:table-row table:style-name="ro1">
          <table:table-cell office:value-type="float" office:value="27176">
            <text:p>27176</text:p>
          </table:table-cell>
          <table:table-cell office:value-type="string">
            <text:p>Płyta ściekowa 60x33</text:p>
          </table:table-cell>
        </table:table-row>
        <table:table-row table:style-name="ro1">
          <table:table-cell office:value-type="float" office:value="27179">
            <text:p>27179</text:p>
          </table:table-cell>
          <table:table-cell office:value-type="string">
            <text:p>Płyta ściekowa 60x50x15</text:p>
          </table:table-cell>
        </table:table-row>
        <table:table-row table:style-name="ro2">
          <table:table-cell office:value-type="float" office:value="27180">
            <text:p>27180</text:p>
          </table:table-cell>
          <table:table-cell office:value-type="string">
            <text:p>Płyta ściekowa typ.trójkątny 50x33x15</text:p>
          </table:table-cell>
        </table:table-row>
        <table:table-row table:style-name="ro2">
          <table:table-cell office:value-type="float" office:value="27181">
            <text:p>27181</text:p>
          </table:table-cell>
          <table:table-cell office:value-type="string">
            <text:p>Płyta ściekowa typ.trójkątny 50x50x15</text:p>
          </table:table-cell>
        </table:table-row>
        <table:table-row table:style-name="ro1">
          <table:table-cell office:value-type="float" office:value="27182">
            <text:p>27182</text:p>
          </table:table-cell>
          <table:table-cell office:value-type="string">
            <text:p>Krawężnik drogowy 20x30x50</text:p>
          </table:table-cell>
        </table:table-row>
        <table:table-row table:style-name="ro1">
          <table:table-cell office:value-type="float" office:value="27183">
            <text:p>27183</text:p>
          </table:table-cell>
          <table:table-cell office:value-type="string">
            <text:p>Krawężnik drogowy 20x30x50 - szary</text:p>
          </table:table-cell>
        </table:table-row>
        <table:table-row table:style-name="ro1">
          <table:table-cell office:value-type="float" office:value="27184">
            <text:p>27184</text:p>
          </table:table-cell>
          <table:table-cell office:value-type="string">
            <text:p>Opornik 12x25x100</text:p>
          </table:table-cell>
        </table:table-row>
        <table:table-row table:style-name="ro1">
          <table:table-cell office:value-type="float" office:value="27188">
            <text:p>27188</text:p>
          </table:table-cell>
          <table:table-cell office:value-type="string">
            <text:p>Opornik 12x25x100 - szary</text:p>
          </table:table-cell>
        </table:table-row>
        <table:table-row table:style-name="ro2">
          <table:table-cell office:value-type="float" office:value="27665">
            <text:p>27665</text:p>
          </table:table-cell>
          <table:table-cell office:value-type="string">
            <text:p>Exa - folk</text:p>
          </table:table-cell>
        </table:table-row>
        <table:table-row table:style-name="ro2">
          <table:table-cell office:value-type="float" office:value="27675">
            <text:p>27675</text:p>
          </table:table-cell>
          <table:table-cell office:value-type="string">
            <text:p>Grosseto gładka - biały_k</text:p>
          </table:table-cell>
        </table:table-row>
        <table:table-row table:style-name="ro2">
          <table:table-cell office:value-type="float" office:value="27676">
            <text:p>27676</text:p>
          </table:table-cell>
          <table:table-cell office:value-type="string">
            <text:p>Grosseto gładka - szary</text:p>
          </table:table-cell>
        </table:table-row>
        <table:table-row table:style-name="ro2">
          <table:table-cell office:value-type="float" office:value="27677">
            <text:p>27677</text:p>
          </table:table-cell>
          <table:table-cell office:value-type="string">
            <text:p>Grosseto gładka - mocca</text:p>
          </table:table-cell>
        </table:table-row>
        <table:table-row table:style-name="ro2">
          <table:table-cell office:value-type="float" office:value="27679">
            <text:p>27679</text:p>
          </table:table-cell>
          <table:table-cell office:value-type="string">
            <text:p>Grosseto decore struktura</text:p>
          </table:table-cell>
        </table:table-row>
        <table:table-row table:style-name="ro2">
          <table:table-cell office:value-type="float" office:value="27680">
            <text:p>27680</text:p>
          </table:table-cell>
          <table:table-cell office:value-type="string">
            <text:p>Grosseto decore struktura - grafitowy</text:p>
          </table:table-cell>
        </table:table-row>
        <table:table-row table:style-name="ro1">
          <table:table-cell office:value-type="float" office:value="27683">
            <text:p>27683</text:p>
          </table:table-cell>
          <table:table-cell office:value-type="string">
            <text:p>Bergamo - latte_k</text:p>
          </table:table-cell>
        </table:table-row>
        <table:table-row table:style-name="ro2">
          <table:table-cell office:value-type="float" office:value="27684">
            <text:p>27684</text:p>
          </table:table-cell>
          <table:table-cell office:value-type="string">
            <text:p>Bergamo - lungo</text:p>
          </table:table-cell>
        </table:table-row>
        <table:table-row table:style-name="ro1">
          <table:table-cell office:value-type="float" office:value="27686">
            <text:p>27686</text:p>
          </table:table-cell>
          <table:table-cell office:value-type="string">
            <text:p>Toronto - A6s Marago</text:p>
          </table:table-cell>
        </table:table-row>
        <table:table-row table:style-name="ro1">
          <table:table-cell office:value-type="float" office:value="27687">
            <text:p>27687</text:p>
          </table:table-cell>
          <table:table-cell office:value-type="string">
            <text:p>Toronto - biały_k</text:p>
          </table:table-cell>
        </table:table-row>
        <table:table-row table:style-name="ro1">
          <table:table-cell office:value-type="float" office:value="27689">
            <text:p>27689</text:p>
          </table:table-cell>
          <table:table-cell office:value-type="string">
            <text:p>Dakota - biały_k</text:p>
          </table:table-cell>
        </table:table-row>
        <table:table-row table:style-name="ro1">
          <table:table-cell office:value-type="float" office:value="27690">
            <text:p>27690</text:p>
          </table:table-cell>
          <table:table-cell office:value-type="string">
            <text:p>Dakota - grafitowy</text:p>
          </table:table-cell>
        </table:table-row>
        <table:table-row table:style-name="ro1">
          <table:table-cell office:value-type="float" office:value="27699">
            <text:p>27699</text:p>
          </table:table-cell>
          <table:table-cell office:value-type="string">
            <text:p>Kalifornia 6 MIKROFAZA - biały_k</text:p>
          </table:table-cell>
        </table:table-row>
        <table:table-row table:style-name="ro1">
          <table:table-cell office:value-type="float" office:value="27700">
            <text:p>27700</text:p>
          </table:table-cell>
          <table:table-cell office:value-type="string">
            <text:p>Kalifornia 6 MIKROFAZA - grafitowy</text:p>
          </table:table-cell>
        </table:table-row>
        <table:table-row table:style-name="ro1">
          <table:table-cell office:value-type="float" office:value="27701">
            <text:p>27701</text:p>
          </table:table-cell>
          <table:table-cell office:value-type="string">
            <text:p>Kalifornia 6 MIKROFAZA - A6s Marago</text:p>
          </table:table-cell>
        </table:table-row>
        <table:table-row table:style-name="ro1">
          <table:table-cell office:value-type="float" office:value="27703">
            <text:p>27703</text:p>
          </table:table-cell>
          <table:table-cell office:value-type="string">
            <text:p>Kalifornia 6 - biały_k</text:p>
          </table:table-cell>
        </table:table-row>
        <table:table-row table:style-name="ro2">
          <table:table-cell office:value-type="float" office:value="27710">
            <text:p>27710</text:p>
          </table:table-cell>
          <table:table-cell office:value-type="string">
            <text:p>Aprilia gładka - cappucino</text:p>
          </table:table-cell>
        </table:table-row>
        <table:table-row table:style-name="ro2">
          <table:table-cell office:value-type="float" office:value="27711">
            <text:p>27711</text:p>
          </table:table-cell>
          <table:table-cell office:value-type="string">
            <text:p>Aprilia gładka - romano</text:p>
          </table:table-cell>
        </table:table-row>
        <table:table-row table:style-name="ro2">
          <table:table-cell office:value-type="float" office:value="27712">
            <text:p>27712</text:p>
          </table:table-cell>
          <table:table-cell office:value-type="string">
            <text:p>Aprilia gładka - A6s Marago</text:p>
          </table:table-cell>
        </table:table-row>
        <table:table-row table:style-name="ro2">
          <table:table-cell office:value-type="float" office:value="27713">
            <text:p>27713</text:p>
          </table:table-cell>
          <table:table-cell office:value-type="string">
            <text:p>Aprilia gładka - espresso</text:p>
          </table:table-cell>
        </table:table-row>
        <table:table-row table:style-name="ro2">
          <table:table-cell office:value-type="float" office:value="27714">
            <text:p>27714</text:p>
          </table:table-cell>
          <table:table-cell office:value-type="string">
            <text:p>Aprilia gładka - lungo</text:p>
          </table:table-cell>
        </table:table-row>
        <table:table-row table:style-name="ro2">
          <table:table-cell office:value-type="float" office:value="27715">
            <text:p>27715</text:p>
          </table:table-cell>
          <table:table-cell office:value-type="string">
            <text:p>Aprilia gładka - latte_k</text:p>
          </table:table-cell>
        </table:table-row>
        <table:table-row table:style-name="ro1">
          <table:table-cell office:value-type="float" office:value="27720">
            <text:p>27720</text:p>
          </table:table-cell>
          <table:table-cell office:value-type="string">
            <text:p>Nevada</text:p>
          </table:table-cell>
        </table:table-row>
        <table:table-row table:style-name="ro1">
          <table:table-cell office:value-type="float" office:value="27725">
            <text:p>27725</text:p>
          </table:table-cell>
          <table:table-cell office:value-type="string">
            <text:p>Nevada - biały_k</text:p>
          </table:table-cell>
        </table:table-row>
        <table:table-row table:style-name="ro2">
          <table:table-cell office:value-type="float" office:value="27726">
            <text:p>27726</text:p>
          </table:table-cell>
          <table:table-cell office:value-type="string">
            <text:p>Nevada - cappucino</text:p>
          </table:table-cell>
        </table:table-row>
        <table:table-row table:style-name="ro1">
          <table:table-cell office:value-type="float" office:value="27727">
            <text:p>27727</text:p>
          </table:table-cell>
          <table:table-cell office:value-type="string">
            <text:p>Nevada - espresso</text:p>
          </table:table-cell>
        </table:table-row>
        <table:table-row table:style-name="ro2">
          <table:table-cell office:value-type="float" office:value="27728">
            <text:p>27728</text:p>
          </table:table-cell>
          <table:table-cell office:value-type="string">
            <text:p>Nevada - frappe</text:p>
          </table:table-cell>
        </table:table-row>
        <table:table-row table:style-name="ro1">
          <table:table-cell office:value-type="float" office:value="27729">
            <text:p>27729</text:p>
          </table:table-cell>
          <table:table-cell office:value-type="string">
            <text:p>Nevada - latte_k</text:p>
          </table:table-cell>
        </table:table-row>
        <table:table-row table:style-name="ro2">
          <table:table-cell office:value-type="float" office:value="27730">
            <text:p>27730</text:p>
          </table:table-cell>
          <table:table-cell office:value-type="string">
            <text:p>Nevada - lungo</text:p>
          </table:table-cell>
        </table:table-row>
        <table:table-row table:style-name="ro2">
          <table:table-cell office:value-type="float" office:value="27731">
            <text:p>27731</text:p>
          </table:table-cell>
          <table:table-cell office:value-type="string">
            <text:p>Nevada - romano</text:p>
          </table:table-cell>
        </table:table-row>
        <table:table-row table:style-name="ro1">
          <table:table-cell office:value-type="float" office:value="27732">
            <text:p>27732</text:p>
          </table:table-cell>
          <table:table-cell office:value-type="string">
            <text:p>Nevada - A6 Marago</text:p>
          </table:table-cell>
        </table:table-row>
        <table:table-row table:style-name="ro1">
          <table:table-cell office:value-type="float" office:value="27733">
            <text:p>27733</text:p>
          </table:table-cell>
          <table:table-cell office:value-type="string">
            <text:p>Nevada - A6s Marago</text:p>
          </table:table-cell>
        </table:table-row>
        <table:table-row table:style-name="ro1">
          <table:table-cell office:value-type="float" office:value="27734">
            <text:p>27734</text:p>
          </table:table-cell>
          <table:table-cell office:value-type="string">
            <text:p>Nevada - grafitowy</text:p>
          </table:table-cell>
        </table:table-row>
        <table:table-row table:style-name="ro2">
          <table:table-cell office:value-type="float" office:value="27742">
            <text:p>27742</text:p>
          </table:table-cell>
          <table:table-cell office:value-type="string">
            <text:p>Rossano 6 - A3 Złota Jesień</text:p>
          </table:table-cell>
        </table:table-row>
        <table:table-row table:style-name="ro2">
          <table:table-cell office:value-type="float" office:value="27743">
            <text:p>27743</text:p>
          </table:table-cell>
          <table:table-cell office:value-type="string">
            <text:p>Rossano 6 - wanilia</text:p>
          </table:table-cell>
        </table:table-row>
        <table:table-row table:style-name="ro2">
          <table:table-cell office:value-type="float" office:value="27744">
            <text:p>27744</text:p>
          </table:table-cell>
          <table:table-cell office:value-type="string">
            <text:p>Rossano 6 - romano</text:p>
          </table:table-cell>
        </table:table-row>
        <table:table-row table:style-name="ro2">
          <table:table-cell office:value-type="float" office:value="27745">
            <text:p>27745</text:p>
          </table:table-cell>
          <table:table-cell office:value-type="string">
            <text:p>Rossano 6 - cappucino</text:p>
          </table:table-cell>
        </table:table-row>
        <table:table-row table:style-name="ro2">
          <table:table-cell office:value-type="float" office:value="27746">
            <text:p>27746</text:p>
          </table:table-cell>
          <table:table-cell office:value-type="string">
            <text:p>Rossano 6 - łosoś_k</text:p>
          </table:table-cell>
        </table:table-row>
        <table:table-row table:style-name="ro2">
          <table:table-cell office:value-type="float" office:value="27762">
            <text:p>27762</text:p>
          </table:table-cell>
          <table:table-cell office:value-type="string">
            <text:p>Akropolis 6 mikrofaza - frappe</text:p>
          </table:table-cell>
        </table:table-row>
        <table:table-row table:style-name="ro1">
          <table:table-cell office:value-type="float" office:value="27763">
            <text:p>27763</text:p>
          </table:table-cell>
          <table:table-cell office:value-type="string">
            <text:p>Akropolis 6 mikrofaza - A6s Marago</text:p>
          </table:table-cell>
        </table:table-row>
        <table:table-row table:style-name="ro1">
          <table:table-cell office:value-type="float" office:value="27770">
            <text:p>27770</text:p>
          </table:table-cell>
          <table:table-cell office:value-type="string">
            <text:p>Granit duży - latte_k</text:p>
          </table:table-cell>
        </table:table-row>
        <table:table-row table:style-name="ro2">
          <table:table-cell office:value-type="float" office:value="27771">
            <text:p>27771</text:p>
          </table:table-cell>
          <table:table-cell office:value-type="string">
            <text:p>Granit duży - lungo</text:p>
          </table:table-cell>
        </table:table-row>
        <table:table-row table:style-name="ro1">
          <table:table-cell office:value-type="float" office:value="27772">
            <text:p>27772</text:p>
          </table:table-cell>
          <table:table-cell office:value-type="string">
            <text:p>Granit duży - espresso</text:p>
          </table:table-cell>
        </table:table-row>
        <table:table-row table:style-name="ro1">
          <table:table-cell office:value-type="float" office:value="27773">
            <text:p>27773</text:p>
          </table:table-cell>
          <table:table-cell office:value-type="string">
            <text:p>Granit duży - A6 Marago</text:p>
          </table:table-cell>
        </table:table-row>
        <table:table-row table:style-name="ro2">
          <table:table-cell office:value-type="float" office:value="27774">
            <text:p>27774</text:p>
          </table:table-cell>
          <table:table-cell office:value-type="string">
            <text:p>Granit duży - frappe</text:p>
          </table:table-cell>
        </table:table-row>
        <table:table-row table:style-name="ro1">
          <table:table-cell office:value-type="float" office:value="27775">
            <text:p>27775</text:p>
          </table:table-cell>
          <table:table-cell office:value-type="string">
            <text:p>Granit duży strukturalny - szary</text:p>
          </table:table-cell>
        </table:table-row>
        <table:table-row table:style-name="ro1">
          <table:table-cell office:value-type="float" office:value="27776">
            <text:p>27776</text:p>
          </table:table-cell>
          <table:table-cell office:value-type="string">
            <text:p>Granit duży strukturalny - A6s Marago</text:p>
          </table:table-cell>
        </table:table-row>
        <table:table-row table:style-name="ro1">
          <table:table-cell office:value-type="float" office:value="27784">
            <text:p>27784</text:p>
          </table:table-cell>
          <table:table-cell office:value-type="string">
            <text:p>Granit mały 8 - biały płukany_k</text:p>
          </table:table-cell>
        </table:table-row>
        <table:table-row table:style-name="ro1">
          <table:table-cell office:value-type="float" office:value="27785">
            <text:p>27785</text:p>
          </table:table-cell>
          <table:table-cell office:value-type="string">
            <text:p>Granit mały 8 - brązowy płukany</text:p>
          </table:table-cell>
        </table:table-row>
        <table:table-row table:style-name="ro1">
          <table:table-cell office:value-type="float" office:value="27786">
            <text:p>27786</text:p>
          </table:table-cell>
          <table:table-cell office:value-type="string">
            <text:p>Granit mały 8 - grafitowy płukany</text:p>
          </table:table-cell>
        </table:table-row>
        <table:table-row table:style-name="ro1">
          <table:table-cell office:value-type="float" office:value="27787">
            <text:p>27787</text:p>
          </table:table-cell>
          <table:table-cell office:value-type="string">
            <text:p>Granit mały 8 - łosoś_k</text:p>
          </table:table-cell>
        </table:table-row>
        <table:table-row table:style-name="ro1">
          <table:table-cell office:value-type="float" office:value="27788">
            <text:p>27788</text:p>
          </table:table-cell>
          <table:table-cell office:value-type="string">
            <text:p>Granit mały 8 - żółto - kremowy_k</text:p>
          </table:table-cell>
        </table:table-row>
        <table:table-row table:style-name="ro1">
          <table:table-cell office:value-type="float" office:value="27789">
            <text:p>27789</text:p>
          </table:table-cell>
          <table:table-cell office:value-type="string">
            <text:p>Granit mały 8 - żółty płukany</text:p>
          </table:table-cell>
        </table:table-row>
        <table:table-row table:style-name="ro1">
          <table:table-cell office:value-type="float" office:value="27790">
            <text:p>27790</text:p>
          </table:table-cell>
          <table:table-cell office:value-type="string">
            <text:p>Granit mały 8 - szary płukany</text:p>
          </table:table-cell>
        </table:table-row>
        <table:table-row table:style-name="ro1">
          <table:table-cell office:value-type="float" office:value="27792">
            <text:p>27792</text:p>
          </table:table-cell>
          <table:table-cell office:value-type="string">
            <text:p>Granit mały 6 - postarzana, czekolada</text:p>
          </table:table-cell>
        </table:table-row>
        <table:table-row table:style-name="ro1">
          <table:table-cell office:value-type="float" office:value="27793">
            <text:p>27793</text:p>
          </table:table-cell>
          <table:table-cell office:value-type="string">
            <text:p>Granit mały 6 - postarzana, grafit płukany_k</text:p>
          </table:table-cell>
        </table:table-row>
        <table:table-row table:style-name="ro1">
          <table:table-cell office:value-type="float" office:value="27794">
            <text:p>27794</text:p>
          </table:table-cell>
          <table:table-cell office:value-type="string">
            <text:p>Granit mały 6 - postarzana, marago</text:p>
          </table:table-cell>
        </table:table-row>
        <table:table-row table:style-name="ro2">
          <table:table-cell office:value-type="float" office:value="27795">
            <text:p>27795</text:p>
          </table:table-cell>
          <table:table-cell office:value-type="string">
            <text:p>Granit mały 6 - postarzana, mocca</text:p>
          </table:table-cell>
        </table:table-row>
        <table:table-row table:style-name="ro1">
          <table:table-cell office:value-type="float" office:value="27796">
            <text:p>27796</text:p>
          </table:table-cell>
          <table:table-cell office:value-type="string">
            <text:p>Granit mały 6 - postarzana, szary płukany_k</text:p>
          </table:table-cell>
        </table:table-row>
        <table:table-row table:style-name="ro1">
          <table:table-cell office:value-type="float" office:value="27797">
            <text:p>27797</text:p>
          </table:table-cell>
          <table:table-cell office:value-type="string">
            <text:p>Granit mały 6 - postarzana, toffi</text:p>
          </table:table-cell>
        </table:table-row>
        <table:table-row table:style-name="ro1">
          <table:table-cell office:value-type="float" office:value="27798">
            <text:p>27798</text:p>
          </table:table-cell>
          <table:table-cell office:value-type="string">
            <text:p>Granit mały 6 - postarzana, żółto – kremowy_k</text:p>
          </table:table-cell>
        </table:table-row>
        <table:table-row table:style-name="ro1">
          <table:table-cell office:value-type="float" office:value="27799">
            <text:p>27799</text:p>
          </table:table-cell>
          <table:table-cell office:value-type="string">
            <text:p>Granit mały 6 - postarzana, A1 Złota Jesień</text:p>
          </table:table-cell>
        </table:table-row>
        <table:table-row table:style-name="ro1">
          <table:table-cell office:value-type="float" office:value="27800">
            <text:p>27800</text:p>
          </table:table-cell>
          <table:table-cell office:value-type="string">
            <text:p>Granit mały 6 - postarzana, brązowy płukany</text:p>
          </table:table-cell>
        </table:table-row>
        <table:table-row table:style-name="ro1">
          <table:table-cell office:value-type="float" office:value="27801">
            <text:p>27801</text:p>
          </table:table-cell>
          <table:table-cell office:value-type="string">
            <text:p>Granit mały 6 - postarzana, grafitowy</text:p>
          </table:table-cell>
        </table:table-row>
        <table:table-row table:style-name="ro1">
          <table:table-cell office:value-type="float" office:value="27802">
            <text:p>27802</text:p>
          </table:table-cell>
          <table:table-cell office:value-type="string">
            <text:p>Granit mały 6 - postarzana, łosoś_k</text:p>
          </table:table-cell>
        </table:table-row>
        <table:table-row table:style-name="ro1">
          <table:table-cell office:value-type="float" office:value="27803">
            <text:p>27803</text:p>
          </table:table-cell>
          <table:table-cell office:value-type="string">
            <text:p>Granit mały 6 - postarzana, szary</text:p>
          </table:table-cell>
        </table:table-row>
        <table:table-row table:style-name="ro1">
          <table:table-cell office:value-type="float" office:value="27804">
            <text:p>27804</text:p>
          </table:table-cell>
          <table:table-cell office:value-type="string">
            <text:p>Granit mały 6 - postarzana, żółty płukany</text:p>
          </table:table-cell>
        </table:table-row>
        <table:table-row table:style-name="ro2">
          <table:table-cell office:value-type="float" office:value="27807">
            <text:p>27807</text:p>
          </table:table-cell>
          <table:table-cell office:value-type="string">
            <text:p>Esperia - cappucino</text:p>
          </table:table-cell>
        </table:table-row>
        <table:table-row table:style-name="ro2">
          <table:table-cell office:value-type="float" office:value="27808">
            <text:p>27808</text:p>
          </table:table-cell>
          <table:table-cell office:value-type="string">
            <text:p>Esperia - romano</text:p>
          </table:table-cell>
        </table:table-row>
        <table:table-row table:style-name="ro2">
          <table:table-cell office:value-type="float" office:value="27811">
            <text:p>27811</text:p>
          </table:table-cell>
          <table:table-cell office:value-type="string">
            <text:p>Latina - frappe</text:p>
          </table:table-cell>
        </table:table-row>
        <table:table-row table:style-name="ro1">
          <table:table-cell office:value-type="float" office:value="27812">
            <text:p>27812</text:p>
          </table:table-cell>
          <table:table-cell office:value-type="string">
            <text:p>Latina - espresso</text:p>
          </table:table-cell>
        </table:table-row>
        <table:table-row table:style-name="ro2">
          <table:table-cell office:value-type="float" office:value="27815">
            <text:p>27815</text:p>
          </table:table-cell>
          <table:table-cell office:value-type="string">
            <text:p>Slavia - frappe</text:p>
          </table:table-cell>
        </table:table-row>
        <table:table-row table:style-name="ro2">
          <table:table-cell office:value-type="float" office:value="27816">
            <text:p>27816</text:p>
          </table:table-cell>
          <table:table-cell office:value-type="string">
            <text:p>Slavia - romano</text:p>
          </table:table-cell>
        </table:table-row>
        <table:table-row table:style-name="ro1">
          <table:table-cell office:value-type="float" office:value="27820">
            <text:p>27820</text:p>
          </table:table-cell>
          <table:table-cell office:value-type="string">
            <text:p>W-2 - brązowy</text:p>
          </table:table-cell>
        </table:table-row>
        <table:table-row table:style-name="ro2">
          <table:table-cell office:value-type="float" office:value="27821">
            <text:p>27821</text:p>
          </table:table-cell>
          <table:table-cell office:value-type="string">
            <text:p>Bravia - mocca</text:p>
          </table:table-cell>
        </table:table-row>
        <table:table-row table:style-name="ro2">
          <table:table-cell office:value-type="float" office:value="27822">
            <text:p>27822</text:p>
          </table:table-cell>
          <table:table-cell office:value-type="string">
            <text:p>Bravia - czekolada</text:p>
          </table:table-cell>
        </table:table-row>
        <table:table-row table:style-name="ro1">
          <table:table-cell office:value-type="float" office:value="27826">
            <text:p>27826</text:p>
          </table:table-cell>
          <table:table-cell office:value-type="string">
            <text:p>Płytka chodnikowa 50x50x7 - szary</text:p>
          </table:table-cell>
        </table:table-row>
        <table:table-row table:style-name="ro1">
          <table:table-cell office:value-type="float" office:value="27830">
            <text:p>27830</text:p>
          </table:table-cell>
          <table:table-cell office:value-type="string">
            <text:p>Płytka chodnikowa 50x25x7 - szary</text:p>
          </table:table-cell>
        </table:table-row>
        <table:table-row table:style-name="ro2">
          <table:table-cell office:value-type="float" office:value="27839">
            <text:p>27839</text:p>
          </table:table-cell>
          <table:table-cell office:value-type="string">
            <text:p>Eko Prostokąt - frappe</text:p>
          </table:table-cell>
        </table:table-row>
        <table:table-row table:style-name="ro2">
          <table:table-cell office:value-type="float" office:value="27840">
            <text:p>27840</text:p>
          </table:table-cell>
          <table:table-cell office:value-type="string">
            <text:p>Eko Prostokąt - szary</text:p>
          </table:table-cell>
        </table:table-row>
        <table:table-row table:style-name="ro2">
          <table:table-cell office:value-type="float" office:value="27841">
            <text:p>27841</text:p>
          </table:table-cell>
          <table:table-cell office:value-type="string">
            <text:p>Eko Prostokąt - grafitowy</text:p>
          </table:table-cell>
        </table:table-row>
        <table:table-row table:style-name="ro2">
          <table:table-cell office:value-type="float" office:value="27845">
            <text:p>27845</text:p>
          </table:table-cell>
          <table:table-cell office:value-type="string">
            <text:p>Eko Kwadrat - marago</text:p>
          </table:table-cell>
        </table:table-row>
        <table:table-row table:style-name="ro2">
          <table:table-cell office:value-type="float" office:value="27846">
            <text:p>27846</text:p>
          </table:table-cell>
          <table:table-cell office:value-type="string">
            <text:p>Eko Kwadrat - mocca</text:p>
          </table:table-cell>
        </table:table-row>
        <table:table-row table:style-name="ro2">
          <table:table-cell office:value-type="float" office:value="27847">
            <text:p>27847</text:p>
          </table:table-cell>
          <table:table-cell office:value-type="string">
            <text:p>Eko Kwadrat - frappe</text:p>
          </table:table-cell>
        </table:table-row>
        <table:table-row table:style-name="ro1">
          <table:table-cell office:value-type="float" office:value="27848">
            <text:p>27848</text:p>
          </table:table-cell>
          <table:table-cell office:value-type="string">
            <text:p>Ażur duży 40x60x10 - czerwony</text:p>
          </table:table-cell>
        </table:table-row>
        <table:table-row table:style-name="ro1">
          <table:table-cell office:value-type="float" office:value="27849">
            <text:p>27849</text:p>
          </table:table-cell>
          <table:table-cell office:value-type="string">
            <text:p>Sahara 80x80</text:p>
          </table:table-cell>
        </table:table-row>
        <table:table-row table:style-name="ro2">
          <table:table-cell office:value-type="float" office:value="27855">
            <text:p>27855</text:p>
          </table:table-cell>
          <table:table-cell office:value-type="string">
            <text:p>Sahara 80x80 - krystal_k</text:p>
          </table:table-cell>
        </table:table-row>
        <table:table-row table:style-name="ro1">
          <table:table-cell office:value-type="float" office:value="27856">
            <text:p>27856</text:p>
          </table:table-cell>
          <table:table-cell office:value-type="string">
            <text:p>Sahara 80x80 - piaskowy_k</text:p>
          </table:table-cell>
        </table:table-row>
        <table:table-row table:style-name="ro1">
          <table:table-cell office:value-type="float" office:value="27858">
            <text:p>27858</text:p>
          </table:table-cell>
          <table:table-cell office:value-type="string">
            <text:p>Sahara 60x60</text:p>
          </table:table-cell>
        </table:table-row>
        <table:table-row table:style-name="ro2">
          <table:table-cell office:value-type="float" office:value="27859">
            <text:p>27859</text:p>
          </table:table-cell>
          <table:table-cell office:value-type="string">
            <text:p>Sahara 60x60 - krystal_k</text:p>
          </table:table-cell>
        </table:table-row>
        <table:table-row table:style-name="ro1">
          <table:table-cell office:value-type="float" office:value="27860">
            <text:p>27860</text:p>
          </table:table-cell>
          <table:table-cell office:value-type="string">
            <text:p>Sahara 60x60 - piaskowy_k</text:p>
          </table:table-cell>
        </table:table-row>
        <table:table-row table:style-name="ro1">
          <table:table-cell office:value-type="float" office:value="27861">
            <text:p>27861</text:p>
          </table:table-cell>
          <table:table-cell office:value-type="string">
            <text:p>Sahara 100x80</text:p>
          </table:table-cell>
        </table:table-row>
        <table:table-row table:style-name="ro2">
          <table:table-cell office:value-type="float" office:value="27862">
            <text:p>27862</text:p>
          </table:table-cell>
          <table:table-cell office:value-type="string">
            <text:p>Sahara 100x80 - krystal_k</text:p>
          </table:table-cell>
        </table:table-row>
        <table:table-row table:style-name="ro1">
          <table:table-cell office:value-type="float" office:value="27863">
            <text:p>27863</text:p>
          </table:table-cell>
          <table:table-cell office:value-type="string">
            <text:p>Sahara 100x80 - piaskowy_k</text:p>
          </table:table-cell>
        </table:table-row>
        <table:table-row table:style-name="ro1">
          <table:table-cell office:value-type="float" office:value="27865">
            <text:p>27865</text:p>
          </table:table-cell>
          <table:table-cell office:value-type="string">
            <text:p>Sahara 80x60</text:p>
          </table:table-cell>
        </table:table-row>
        <table:table-row table:style-name="ro2">
          <table:table-cell office:value-type="float" office:value="27866">
            <text:p>27866</text:p>
          </table:table-cell>
          <table:table-cell office:value-type="string">
            <text:p>Sahara 80x60 - krystal_k</text:p>
          </table:table-cell>
        </table:table-row>
        <table:table-row table:style-name="ro1">
          <table:table-cell office:value-type="float" office:value="27867">
            <text:p>27867</text:p>
          </table:table-cell>
          <table:table-cell office:value-type="string">
            <text:p>Sahara 80x60 - piaskowy_k</text:p>
          </table:table-cell>
        </table:table-row>
        <table:table-row table:style-name="ro1">
          <table:table-cell office:value-type="float" office:value="27870">
            <text:p>27870</text:p>
          </table:table-cell>
          <table:table-cell office:value-type="string">
            <text:p>Sahara 80x40</text:p>
          </table:table-cell>
        </table:table-row>
        <table:table-row table:style-name="ro2">
          <table:table-cell office:value-type="float" office:value="27871">
            <text:p>27871</text:p>
          </table:table-cell>
          <table:table-cell office:value-type="string">
            <text:p>Sahara 80x40 - krystal_k</text:p>
          </table:table-cell>
        </table:table-row>
        <table:table-row table:style-name="ro1">
          <table:table-cell office:value-type="float" office:value="27872">
            <text:p>27872</text:p>
          </table:table-cell>
          <table:table-cell office:value-type="string">
            <text:p>Sahara 80x40 - piaskowy_k</text:p>
          </table:table-cell>
        </table:table-row>
        <table:table-row table:style-name="ro1">
          <table:table-cell office:value-type="float" office:value="27873">
            <text:p>27873</text:p>
          </table:table-cell>
          <table:table-cell office:value-type="string">
            <text:p>Sahara 60x40</text:p>
          </table:table-cell>
        </table:table-row>
        <table:table-row table:style-name="ro2">
          <table:table-cell office:value-type="float" office:value="27874">
            <text:p>27874</text:p>
          </table:table-cell>
          <table:table-cell office:value-type="string">
            <text:p>Sahara 60x40 - krystal_k</text:p>
          </table:table-cell>
        </table:table-row>
        <table:table-row table:style-name="ro1">
          <table:table-cell office:value-type="float" office:value="27875">
            <text:p>27875</text:p>
          </table:table-cell>
          <table:table-cell office:value-type="string">
            <text:p>Sahara 60x40 - piaskowy_k</text:p>
          </table:table-cell>
        </table:table-row>
        <table:table-row table:style-name="ro1">
          <table:table-cell office:value-type="float" office:value="27876">
            <text:p>27876</text:p>
          </table:table-cell>
          <table:table-cell office:value-type="string">
            <text:p>Sahara 60x30</text:p>
          </table:table-cell>
        </table:table-row>
        <table:table-row table:style-name="ro2">
          <table:table-cell office:value-type="float" office:value="27877">
            <text:p>27877</text:p>
          </table:table-cell>
          <table:table-cell office:value-type="string">
            <text:p>Sahara 60x30 - krystal_k</text:p>
          </table:table-cell>
        </table:table-row>
        <table:table-row table:style-name="ro1">
          <table:table-cell office:value-type="float" office:value="27878">
            <text:p>27878</text:p>
          </table:table-cell>
          <table:table-cell office:value-type="string">
            <text:p>Sahara 60x30 - piaskowy_k</text:p>
          </table:table-cell>
        </table:table-row>
        <table:table-row table:style-name="ro1">
          <table:table-cell office:value-type="float" office:value="27887">
            <text:p>27887</text:p>
          </table:table-cell>
          <table:table-cell office:value-type="string">
            <text:p>PRIMO 100x80x5 - Kwarc</text:p>
          </table:table-cell>
        </table:table-row>
        <table:table-row table:style-name="ro1">
          <table:table-cell office:value-type="float" office:value="27890">
            <text:p>27890</text:p>
          </table:table-cell>
          <table:table-cell office:value-type="string">
            <text:p>PRIMO 80x80x5 - Kwarc</text:p>
          </table:table-cell>
        </table:table-row>
        <table:table-row table:style-name="ro1">
          <table:table-cell office:value-type="float" office:value="27892">
            <text:p>27892</text:p>
          </table:table-cell>
          <table:table-cell office:value-type="string">
            <text:p>PRIMO 60x60x4</text:p>
          </table:table-cell>
        </table:table-row>
        <table:table-row table:style-name="ro1">
          <table:table-cell office:value-type="float" office:value="27893">
            <text:p>27893</text:p>
          </table:table-cell>
          <table:table-cell office:value-type="string">
            <text:p>PRIMO 60x60x4 - Kwarc</text:p>
          </table:table-cell>
        </table:table-row>
        <table:table-row table:style-name="ro2">
          <table:table-cell office:value-type="float" office:value="27894">
            <text:p>27894</text:p>
          </table:table-cell>
          <table:table-cell office:value-type="string">
            <text:p>PRIMO 60x60x4 - basalt</text:p>
          </table:table-cell>
        </table:table-row>
        <table:table-row table:style-name="ro1">
          <table:table-cell office:value-type="float" office:value="27895">
            <text:p>27895</text:p>
          </table:table-cell>
          <table:table-cell office:value-type="string">
            <text:p>PRIMO 60x60x4 - grafit_primo</text:p>
          </table:table-cell>
        </table:table-row>
        <table:table-row table:style-name="ro2">
          <table:table-cell office:value-type="float" office:value="27896">
            <text:p>27896</text:p>
          </table:table-cell>
          <table:table-cell office:value-type="string">
            <text:p>PRIMO 60x60x4 - gray</text:p>
          </table:table-cell>
        </table:table-row>
        <table:table-row table:style-name="ro2">
          <table:table-cell office:value-type="float" office:value="27897">
            <text:p>27897</text:p>
          </table:table-cell>
          <table:table-cell office:value-type="string">
            <text:p>PRIMO 60x60x4 - grid</text:p>
          </table:table-cell>
        </table:table-row>
        <table:table-row table:style-name="ro2">
          <table:table-cell office:value-type="float" office:value="27898">
            <text:p>27898</text:p>
          </table:table-cell>
          <table:table-cell office:value-type="string">
            <text:p>PRIMO 60x60x4 - sand</text:p>
          </table:table-cell>
        </table:table-row>
        <table:table-row table:style-name="ro1">
          <table:table-cell office:value-type="float" office:value="27899">
            <text:p>27899</text:p>
          </table:table-cell>
          <table:table-cell office:value-type="string">
            <text:p>PRIMO 80x60x4</text:p>
          </table:table-cell>
        </table:table-row>
        <table:table-row table:style-name="ro1">
          <table:table-cell office:value-type="float" office:value="27900">
            <text:p>27900</text:p>
          </table:table-cell>
          <table:table-cell office:value-type="string">
            <text:p>PRIMO 80x60x4 - Kwarc</text:p>
          </table:table-cell>
        </table:table-row>
        <table:table-row table:style-name="ro2">
          <table:table-cell office:value-type="float" office:value="27901">
            <text:p>27901</text:p>
          </table:table-cell>
          <table:table-cell office:value-type="string">
            <text:p>PRIMO 80x60x4 - basalt</text:p>
          </table:table-cell>
        </table:table-row>
        <table:table-row table:style-name="ro1">
          <table:table-cell office:value-type="float" office:value="27902">
            <text:p>27902</text:p>
          </table:table-cell>
          <table:table-cell office:value-type="string">
            <text:p>PRIMO 80x60x4 - grafit_primo</text:p>
          </table:table-cell>
        </table:table-row>
        <table:table-row table:style-name="ro2">
          <table:table-cell office:value-type="float" office:value="27903">
            <text:p>27903</text:p>
          </table:table-cell>
          <table:table-cell office:value-type="string">
            <text:p>PRIMO 80x60x4 - gray</text:p>
          </table:table-cell>
        </table:table-row>
        <table:table-row table:style-name="ro2">
          <table:table-cell office:value-type="float" office:value="27904">
            <text:p>27904</text:p>
          </table:table-cell>
          <table:table-cell office:value-type="string">
            <text:p>PRIMO 80x60x4 - grid</text:p>
          </table:table-cell>
        </table:table-row>
        <table:table-row table:style-name="ro2">
          <table:table-cell office:value-type="float" office:value="27905">
            <text:p>27905</text:p>
          </table:table-cell>
          <table:table-cell office:value-type="string">
            <text:p>PRIMO 80x60x4 - sand</text:p>
          </table:table-cell>
        </table:table-row>
        <table:table-row table:style-name="ro1">
          <table:table-cell office:value-type="float" office:value="27906">
            <text:p>27906</text:p>
          </table:table-cell>
          <table:table-cell office:value-type="string">
            <text:p>PRIMO 80x40x4</text:p>
          </table:table-cell>
        </table:table-row>
        <table:table-row table:style-name="ro1">
          <table:table-cell office:value-type="float" office:value="27907">
            <text:p>27907</text:p>
          </table:table-cell>
          <table:table-cell office:value-type="string">
            <text:p>PRIMO 60x40x4</text:p>
          </table:table-cell>
        </table:table-row>
        <table:table-row table:style-name="ro1">
          <table:table-cell office:value-type="float" office:value="27908">
            <text:p>27908</text:p>
          </table:table-cell>
          <table:table-cell office:value-type="string">
            <text:p>PRIMO 80x40x4 - Kwarc</text:p>
          </table:table-cell>
        </table:table-row>
        <table:table-row table:style-name="ro1">
          <table:table-cell office:value-type="float" office:value="27909">
            <text:p>27909</text:p>
          </table:table-cell>
          <table:table-cell office:value-type="string">
            <text:p>PRIMO 60x40x4 - Kwarc</text:p>
          </table:table-cell>
        </table:table-row>
        <table:table-row table:style-name="ro2">
          <table:table-cell office:value-type="float" office:value="27910">
            <text:p>27910</text:p>
          </table:table-cell>
          <table:table-cell office:value-type="string">
            <text:p>PRIMO 80x40x4 - basalt</text:p>
          </table:table-cell>
        </table:table-row>
        <table:table-row table:style-name="ro2">
          <table:table-cell office:value-type="float" office:value="27911">
            <text:p>27911</text:p>
          </table:table-cell>
          <table:table-cell office:value-type="string">
            <text:p>PRIMO 60x40x4 - basalt</text:p>
          </table:table-cell>
        </table:table-row>
        <table:table-row table:style-name="ro1">
          <table:table-cell office:value-type="float" office:value="27912">
            <text:p>27912</text:p>
          </table:table-cell>
          <table:table-cell office:value-type="string">
            <text:p>PRIMO 80x40x4 - grafit_primo</text:p>
          </table:table-cell>
        </table:table-row>
        <table:table-row table:style-name="ro1">
          <table:table-cell office:value-type="float" office:value="27913">
            <text:p>27913</text:p>
          </table:table-cell>
          <table:table-cell office:value-type="string">
            <text:p>PRIMO 60x40x4 - grafit_primo</text:p>
          </table:table-cell>
        </table:table-row>
        <table:table-row table:style-name="ro2">
          <table:table-cell office:value-type="float" office:value="27914">
            <text:p>27914</text:p>
          </table:table-cell>
          <table:table-cell office:value-type="string">
            <text:p>PRIMO 80x40x4 - gray</text:p>
          </table:table-cell>
        </table:table-row>
        <table:table-row table:style-name="ro2">
          <table:table-cell office:value-type="float" office:value="27915">
            <text:p>27915</text:p>
          </table:table-cell>
          <table:table-cell office:value-type="string">
            <text:p>PRIMO 60x40x4 - gray</text:p>
          </table:table-cell>
        </table:table-row>
        <table:table-row table:style-name="ro2">
          <table:table-cell office:value-type="float" office:value="27916">
            <text:p>27916</text:p>
          </table:table-cell>
          <table:table-cell office:value-type="string">
            <text:p>PRIMO 80x40x4 - grid</text:p>
          </table:table-cell>
        </table:table-row>
        <table:table-row table:style-name="ro2">
          <table:table-cell office:value-type="float" office:value="27917">
            <text:p>27917</text:p>
          </table:table-cell>
          <table:table-cell office:value-type="string">
            <text:p>PRIMO 60x40x4 - grid</text:p>
          </table:table-cell>
        </table:table-row>
        <table:table-row table:style-name="ro2">
          <table:table-cell office:value-type="float" office:value="27918">
            <text:p>27918</text:p>
          </table:table-cell>
          <table:table-cell office:value-type="string">
            <text:p>PRIMO 80x40x4 - sand</text:p>
          </table:table-cell>
        </table:table-row>
        <table:table-row table:style-name="ro2">
          <table:table-cell office:value-type="float" office:value="27919">
            <text:p>27919</text:p>
          </table:table-cell>
          <table:table-cell office:value-type="string">
            <text:p>PRIMO 60x40x4 - sand</text:p>
          </table:table-cell>
        </table:table-row>
        <table:table-row table:style-name="ro1">
          <table:table-cell office:value-type="float" office:value="27920">
            <text:p>27920</text:p>
          </table:table-cell>
          <table:table-cell office:value-type="string">
            <text:p>PRIMO 60x30x4</text:p>
          </table:table-cell>
        </table:table-row>
        <table:table-row table:style-name="ro1">
          <table:table-cell office:value-type="float" office:value="27921">
            <text:p>27921</text:p>
          </table:table-cell>
          <table:table-cell office:value-type="string">
            <text:p>PRIMO 60x30x4 - Kwarc</text:p>
          </table:table-cell>
        </table:table-row>
        <table:table-row table:style-name="ro2">
          <table:table-cell office:value-type="float" office:value="27922">
            <text:p>27922</text:p>
          </table:table-cell>
          <table:table-cell office:value-type="string">
            <text:p>PRIMO 60x30x4 - basalt</text:p>
          </table:table-cell>
        </table:table-row>
        <table:table-row table:style-name="ro1">
          <table:table-cell office:value-type="float" office:value="27923">
            <text:p>27923</text:p>
          </table:table-cell>
          <table:table-cell office:value-type="string">
            <text:p>PRIMO 60x30x4 - grafit_primo</text:p>
          </table:table-cell>
        </table:table-row>
        <table:table-row table:style-name="ro2">
          <table:table-cell office:value-type="float" office:value="27924">
            <text:p>27924</text:p>
          </table:table-cell>
          <table:table-cell office:value-type="string">
            <text:p>PRIMO 60x30x4 - gray</text:p>
          </table:table-cell>
        </table:table-row>
        <table:table-row table:style-name="ro2">
          <table:table-cell office:value-type="float" office:value="27925">
            <text:p>27925</text:p>
          </table:table-cell>
          <table:table-cell office:value-type="string">
            <text:p>PRIMO 60x30x4 - grid</text:p>
          </table:table-cell>
        </table:table-row>
        <table:table-row table:style-name="ro2">
          <table:table-cell office:value-type="float" office:value="27926">
            <text:p>27926</text:p>
          </table:table-cell>
          <table:table-cell office:value-type="string">
            <text:p>PRIMO 60x30x4 - sand</text:p>
          </table:table-cell>
        </table:table-row>
        <table:table-row table:style-name="ro1">
          <table:table-cell office:value-type="float" office:value="27937">
            <text:p>27937</text:p>
          </table:table-cell>
          <table:table-cell office:value-type="string">
            <text:p>MARMO 60x60x4</text:p>
          </table:table-cell>
        </table:table-row>
        <table:table-row table:style-name="ro2">
          <table:table-cell office:value-type="float" office:value="27938">
            <text:p>27938</text:p>
          </table:table-cell>
          <table:table-cell office:value-type="string">
            <text:p>MARMO 60x60x4 - Gawi</text:p>
          </table:table-cell>
        </table:table-row>
        <table:table-row table:style-name="ro2">
          <table:table-cell office:value-type="float" office:value="27939">
            <text:p>27939</text:p>
          </table:table-cell>
          <table:table-cell office:value-type="string">
            <text:p>MARMO 60x60x4 - lipari</text:p>
          </table:table-cell>
        </table:table-row>
        <table:table-row table:style-name="ro1">
          <table:table-cell office:value-type="float" office:value="27940">
            <text:p>27940</text:p>
          </table:table-cell>
          <table:table-cell office:value-type="string">
            <text:p>MARMO 60x60x4 - poza</text:p>
          </table:table-cell>
        </table:table-row>
        <table:table-row table:style-name="ro2">
          <table:table-cell office:value-type="float" office:value="27941">
            <text:p>27941</text:p>
          </table:table-cell>
          <table:table-cell office:value-type="string">
            <text:p>MARMO 60x60x4 - Kapri</text:p>
          </table:table-cell>
        </table:table-row>
        <table:table-row table:style-name="ro1">
          <table:table-cell office:value-type="float" office:value="27942">
            <text:p>27942</text:p>
          </table:table-cell>
          <table:table-cell office:value-type="string">
            <text:p>MARMO 80x60x4</text:p>
          </table:table-cell>
        </table:table-row>
        <table:table-row table:style-name="ro2">
          <table:table-cell office:value-type="float" office:value="27943">
            <text:p>27943</text:p>
          </table:table-cell>
          <table:table-cell office:value-type="string">
            <text:p>MARMO 80x60x4 - Gawi</text:p>
          </table:table-cell>
        </table:table-row>
        <table:table-row table:style-name="ro2">
          <table:table-cell office:value-type="float" office:value="27944">
            <text:p>27944</text:p>
          </table:table-cell>
          <table:table-cell office:value-type="string">
            <text:p>MARMO 80x60x4 - lipari</text:p>
          </table:table-cell>
        </table:table-row>
        <table:table-row table:style-name="ro1">
          <table:table-cell office:value-type="float" office:value="27945">
            <text:p>27945</text:p>
          </table:table-cell>
          <table:table-cell office:value-type="string">
            <text:p>MARMO 80x60x4 - poza</text:p>
          </table:table-cell>
        </table:table-row>
        <table:table-row table:style-name="ro2">
          <table:table-cell office:value-type="float" office:value="27946">
            <text:p>27946</text:p>
          </table:table-cell>
          <table:table-cell office:value-type="string">
            <text:p>MARMO 80x60x4 - Kapri</text:p>
          </table:table-cell>
        </table:table-row>
        <table:table-row table:style-name="ro1">
          <table:table-cell office:value-type="float" office:value="27947">
            <text:p>27947</text:p>
          </table:table-cell>
          <table:table-cell office:value-type="string">
            <text:p>MARMO 80x40x4</text:p>
          </table:table-cell>
        </table:table-row>
        <table:table-row table:style-name="ro2">
          <table:table-cell office:value-type="float" office:value="27948">
            <text:p>27948</text:p>
          </table:table-cell>
          <table:table-cell office:value-type="string">
            <text:p>MARMO 80x40x4 - Gawi</text:p>
          </table:table-cell>
        </table:table-row>
        <table:table-row table:style-name="ro2">
          <table:table-cell office:value-type="float" office:value="27949">
            <text:p>27949</text:p>
          </table:table-cell>
          <table:table-cell office:value-type="string">
            <text:p>MARMO 80x40x4 - lipari</text:p>
          </table:table-cell>
        </table:table-row>
        <table:table-row table:style-name="ro1">
          <table:table-cell office:value-type="float" office:value="27950">
            <text:p>27950</text:p>
          </table:table-cell>
          <table:table-cell office:value-type="string">
            <text:p>MARMO 80x40x4 - poza</text:p>
          </table:table-cell>
        </table:table-row>
        <table:table-row table:style-name="ro2">
          <table:table-cell office:value-type="float" office:value="27951">
            <text:p>27951</text:p>
          </table:table-cell>
          <table:table-cell office:value-type="string">
            <text:p>MARMO 80x40x4 - Kapri</text:p>
          </table:table-cell>
        </table:table-row>
        <table:table-row table:style-name="ro1">
          <table:table-cell office:value-type="float" office:value="27952">
            <text:p>27952</text:p>
          </table:table-cell>
          <table:table-cell office:value-type="string">
            <text:p>MARMO 60x40x4</text:p>
          </table:table-cell>
        </table:table-row>
        <table:table-row table:style-name="ro2">
          <table:table-cell office:value-type="float" office:value="27953">
            <text:p>27953</text:p>
          </table:table-cell>
          <table:table-cell office:value-type="string">
            <text:p>MARMO 60x40x4 - Gawi</text:p>
          </table:table-cell>
        </table:table-row>
        <table:table-row table:style-name="ro2">
          <table:table-cell office:value-type="float" office:value="27954">
            <text:p>27954</text:p>
          </table:table-cell>
          <table:table-cell office:value-type="string">
            <text:p>MARMO 60x40x4 - lipari</text:p>
          </table:table-cell>
        </table:table-row>
        <table:table-row table:style-name="ro1">
          <table:table-cell office:value-type="float" office:value="27955">
            <text:p>27955</text:p>
          </table:table-cell>
          <table:table-cell office:value-type="string">
            <text:p>MARMO 60x40x4 - poza</text:p>
          </table:table-cell>
        </table:table-row>
        <table:table-row table:style-name="ro2">
          <table:table-cell office:value-type="float" office:value="27956">
            <text:p>27956</text:p>
          </table:table-cell>
          <table:table-cell office:value-type="string">
            <text:p>MARMO 60x40x4 - Kapri</text:p>
          </table:table-cell>
        </table:table-row>
        <table:table-row table:style-name="ro1">
          <table:table-cell office:value-type="float" office:value="27957">
            <text:p>27957</text:p>
          </table:table-cell>
          <table:table-cell office:value-type="string">
            <text:p>MARMO 60x30x4</text:p>
          </table:table-cell>
        </table:table-row>
        <table:table-row table:style-name="ro2">
          <table:table-cell office:value-type="float" office:value="27958">
            <text:p>27958</text:p>
          </table:table-cell>
          <table:table-cell office:value-type="string">
            <text:p>MARMO 60x30x4 - Gawi</text:p>
          </table:table-cell>
        </table:table-row>
        <table:table-row table:style-name="ro2">
          <table:table-cell office:value-type="float" office:value="27959">
            <text:p>27959</text:p>
          </table:table-cell>
          <table:table-cell office:value-type="string">
            <text:p>MARMO 60x30x4 - lipari</text:p>
          </table:table-cell>
        </table:table-row>
        <table:table-row table:style-name="ro1">
          <table:table-cell office:value-type="float" office:value="27960">
            <text:p>27960</text:p>
          </table:table-cell>
          <table:table-cell office:value-type="string">
            <text:p>MARMO 60x30x4 - poza</text:p>
          </table:table-cell>
        </table:table-row>
        <table:table-row table:style-name="ro2">
          <table:table-cell office:value-type="float" office:value="27961">
            <text:p>27961</text:p>
          </table:table-cell>
          <table:table-cell office:value-type="string">
            <text:p>MARMO 60x30x4 - Kapri</text:p>
          </table:table-cell>
        </table:table-row>
        <table:table-row table:style-name="ro1">
          <table:table-cell office:value-type="float" office:value="27980">
            <text:p>27980</text:p>
          </table:table-cell>
          <table:table-cell office:value-type="string">
            <text:p>TIRANO 60x30x4 - Pro_Tech, stalowy</text:p>
          </table:table-cell>
        </table:table-row>
        <table:table-row table:style-name="ro1">
          <table:table-cell office:value-type="float" office:value="27981">
            <text:p>27981</text:p>
          </table:table-cell>
          <table:table-cell office:value-type="string">
            <text:p>TIRANO 60x30x4 - Pro_Tech, biały forte</text:p>
          </table:table-cell>
        </table:table-row>
        <table:table-row table:style-name="ro1">
          <table:table-cell office:value-type="float" office:value="27982">
            <text:p>27982</text:p>
          </table:table-cell>
          <table:table-cell office:value-type="string">
            <text:p>TIRANO 60x30x4 - gładka, stalowy</text:p>
          </table:table-cell>
        </table:table-row>
        <table:table-row table:style-name="ro1">
          <table:table-cell office:value-type="float" office:value="27983">
            <text:p>27983</text:p>
          </table:table-cell>
          <table:table-cell office:value-type="string">
            <text:p>TIRANO 60x30x4 - gładka, biały forte</text:p>
          </table:table-cell>
        </table:table-row>
        <table:table-row table:style-name="ro1">
          <table:table-cell office:value-type="float" office:value="27985">
            <text:p>27985</text:p>
          </table:table-cell>
          <table:table-cell office:value-type="string">
            <text:p>TIRANO 80x60x4 - Pro_Tech, stalowy</text:p>
          </table:table-cell>
        </table:table-row>
        <table:table-row table:style-name="ro1">
          <table:table-cell office:value-type="float" office:value="27986">
            <text:p>27986</text:p>
          </table:table-cell>
          <table:table-cell office:value-type="string">
            <text:p>TIRANO 80x60x4 - Pro_Tech, biały forte</text:p>
          </table:table-cell>
        </table:table-row>
        <table:table-row table:style-name="ro1">
          <table:table-cell office:value-type="float" office:value="27987">
            <text:p>27987</text:p>
          </table:table-cell>
          <table:table-cell office:value-type="string">
            <text:p>TIRANO 80x60x4 - gładka, biały forte</text:p>
          </table:table-cell>
        </table:table-row>
        <table:table-row table:style-name="ro1">
          <table:table-cell office:value-type="float" office:value="27988">
            <text:p>27988</text:p>
          </table:table-cell>
          <table:table-cell office:value-type="string">
            <text:p>TIRANO 80x60x4 - gładka, stalowy</text:p>
          </table:table-cell>
        </table:table-row>
        <table:table-row table:style-name="ro1">
          <table:table-cell office:value-type="float" office:value="27991">
            <text:p>27991</text:p>
          </table:table-cell>
          <table:table-cell office:value-type="string">
            <text:p>TIRANO 60x40x4 - Pro_Tech, biały forte</text:p>
          </table:table-cell>
        </table:table-row>
        <table:table-row table:style-name="ro1">
          <table:table-cell office:value-type="float" office:value="27992">
            <text:p>27992</text:p>
          </table:table-cell>
          <table:table-cell office:value-type="string">
            <text:p>TIRANO 60x40x4 - Pro_Tech, stalowy</text:p>
          </table:table-cell>
        </table:table-row>
        <table:table-row table:style-name="ro1">
          <table:table-cell office:value-type="float" office:value="27993">
            <text:p>27993</text:p>
          </table:table-cell>
          <table:table-cell office:value-type="string">
            <text:p>TIRANO 60x40x4 - gładka, stalowy</text:p>
          </table:table-cell>
        </table:table-row>
        <table:table-row table:style-name="ro1">
          <table:table-cell office:value-type="float" office:value="27994">
            <text:p>27994</text:p>
          </table:table-cell>
          <table:table-cell office:value-type="string">
            <text:p>TIRANO 60x40x4 - gładka, biały forte</text:p>
          </table:table-cell>
        </table:table-row>
        <table:table-row table:style-name="ro1">
          <table:table-cell office:value-type="float" office:value="27996">
            <text:p>27996</text:p>
          </table:table-cell>
          <table:table-cell office:value-type="string">
            <text:p>TIRANO 100x80x5 - Pro_Tech, biały forte</text:p>
          </table:table-cell>
        </table:table-row>
        <table:table-row table:style-name="ro1">
          <table:table-cell office:value-type="float" office:value="27997">
            <text:p>27997</text:p>
          </table:table-cell>
          <table:table-cell office:value-type="string">
            <text:p>TIRANO 100x80x5 - gładka, biały forte</text:p>
          </table:table-cell>
        </table:table-row>
        <table:table-row table:style-name="ro1">
          <table:table-cell office:value-type="float" office:value="27998">
            <text:p>27998</text:p>
          </table:table-cell>
          <table:table-cell office:value-type="string">
            <text:p>TIRANO 60x60x4 - gładka, szary</text:p>
          </table:table-cell>
        </table:table-row>
        <table:table-row table:style-name="ro1">
          <table:table-cell office:value-type="float" office:value="27999">
            <text:p>27999</text:p>
          </table:table-cell>
          <table:table-cell office:value-type="string">
            <text:p>TIRANO 60x60x4 - Pro_Tech, szary</text:p>
          </table:table-cell>
        </table:table-row>
        <table:table-row table:style-name="ro1">
          <table:table-cell office:value-type="float" office:value="28000">
            <text:p>28000</text:p>
          </table:table-cell>
          <table:table-cell office:value-type="string">
            <text:p>TIRANO 80x40x4 - Pro_Tech, stalowy</text:p>
          </table:table-cell>
        </table:table-row>
        <table:table-row table:style-name="ro1">
          <table:table-cell office:value-type="float" office:value="28001">
            <text:p>28001</text:p>
          </table:table-cell>
          <table:table-cell office:value-type="string">
            <text:p>TIRANO 80x40x4 - Pro_Tech, biały forte</text:p>
          </table:table-cell>
        </table:table-row>
        <table:table-row table:style-name="ro1">
          <table:table-cell office:value-type="float" office:value="28002">
            <text:p>28002</text:p>
          </table:table-cell>
          <table:table-cell office:value-type="string">
            <text:p>TIRANO 80x40x4 - gładka, biały forte</text:p>
          </table:table-cell>
        </table:table-row>
        <table:table-row table:style-name="ro1">
          <table:table-cell office:value-type="float" office:value="28003">
            <text:p>28003</text:p>
          </table:table-cell>
          <table:table-cell office:value-type="string">
            <text:p>TIRANO 80x40x4 - gładka, stalowy</text:p>
          </table:table-cell>
        </table:table-row>
        <table:table-row table:style-name="ro1">
          <table:table-cell office:value-type="float" office:value="28004">
            <text:p>28004</text:p>
          </table:table-cell>
          <table:table-cell office:value-type="string">
            <text:p>TIRANO 60x60x10</text:p>
          </table:table-cell>
        </table:table-row>
        <table:table-row table:style-name="ro1">
          <table:table-cell office:value-type="float" office:value="28012">
            <text:p>28012</text:p>
          </table:table-cell>
          <table:table-cell office:value-type="string">
            <text:p>TIRANO 60x60x10 - biały_k</text:p>
          </table:table-cell>
        </table:table-row>
        <table:table-row table:style-name="ro1">
          <table:table-cell office:value-type="float" office:value="28014">
            <text:p>28014</text:p>
          </table:table-cell>
          <table:table-cell office:value-type="string">
            <text:p>TIRANO 60x60x10 - stalowy</text:p>
          </table:table-cell>
        </table:table-row>
        <table:table-row table:style-name="ro1">
          <table:table-cell office:value-type="float" office:value="28017">
            <text:p>28017</text:p>
          </table:table-cell>
          <table:table-cell office:value-type="string">
            <text:p>DESKA NATURO</text:p>
          </table:table-cell>
        </table:table-row>
        <table:table-row table:style-name="ro1">
          <table:table-cell office:value-type="float" office:value="28018">
            <text:p>28018</text:p>
          </table:table-cell>
          <table:table-cell office:value-type="string">
            <text:p>DESKA NATURO - deska biały forte</text:p>
          </table:table-cell>
        </table:table-row>
        <table:table-row table:style-name="ro1">
          <table:table-cell office:value-type="float" office:value="28019">
            <text:p>28019</text:p>
          </table:table-cell>
          <table:table-cell office:value-type="string">
            <text:p>DESKA NATURO - deska orzech</text:p>
          </table:table-cell>
        </table:table-row>
        <table:table-row table:style-name="ro2">
          <table:table-cell office:value-type="float" office:value="28020">
            <text:p>28020</text:p>
          </table:table-cell>
          <table:table-cell office:value-type="string">
            <text:p>DESKA NATURO - deska sonoma</text:p>
          </table:table-cell>
        </table:table-row>
        <table:table-row table:style-name="ro1">
          <table:table-cell office:value-type="float" office:value="28028">
            <text:p>28028</text:p>
          </table:table-cell>
          <table:table-cell office:value-type="string">
            <text:p>SANIDA - Pro_Tech, polar_s</text:p>
          </table:table-cell>
        </table:table-row>
        <table:table-row table:style-name="ro2">
          <table:table-cell office:value-type="float" office:value="28029">
            <text:p>28029</text:p>
          </table:table-cell>
          <table:table-cell office:value-type="string">
            <text:p>SANIDA - Pro_Tech, oro_s</text:p>
          </table:table-cell>
        </table:table-row>
        <table:table-row table:style-name="ro2">
          <table:table-cell office:value-type="float" office:value="28030">
            <text:p>28030</text:p>
          </table:table-cell>
          <table:table-cell office:value-type="string">
            <text:p>SANIDA - Pro_Tech, carmel_s</text:p>
          </table:table-cell>
        </table:table-row>
        <table:table-row table:style-name="ro1">
          <table:table-cell office:value-type="float" office:value="28031">
            <text:p>28031</text:p>
          </table:table-cell>
          <table:table-cell office:value-type="string">
            <text:p>SANIDA - Pro_Tech, antyk_s</text:p>
          </table:table-cell>
        </table:table-row>
        <table:table-row table:style-name="ro1">
          <table:table-cell office:value-type="float" office:value="28035">
            <text:p>28035</text:p>
          </table:table-cell>
          <table:table-cell office:value-type="string">
            <text:p>GRANDIA 80x40x4</text:p>
          </table:table-cell>
        </table:table-row>
        <table:table-row table:style-name="ro1">
          <table:table-cell office:value-type="float" office:value="28043">
            <text:p>28043</text:p>
          </table:table-cell>
          <table:table-cell office:value-type="string">
            <text:p>GRANDIA 80x40x4 - Pro_Tech, biały forte</text:p>
          </table:table-cell>
        </table:table-row>
        <table:table-row table:style-name="ro1">
          <table:table-cell office:value-type="float" office:value="28044">
            <text:p>28044</text:p>
          </table:table-cell>
          <table:table-cell office:value-type="string">
            <text:p>GRANDIA 80x40x4 - Pro_Tech, biały</text:p>
          </table:table-cell>
        </table:table-row>
        <table:table-row table:style-name="ro1">
          <table:table-cell office:value-type="float" office:value="28045">
            <text:p>28045</text:p>
          </table:table-cell>
          <table:table-cell office:value-type="string">
            <text:p>GRANDIA 80x40x4 - Pro_Tech, stalowy</text:p>
          </table:table-cell>
        </table:table-row>
        <table:table-row table:style-name="ro1">
          <table:table-cell office:value-type="float" office:value="28046">
            <text:p>28046</text:p>
          </table:table-cell>
          <table:table-cell office:value-type="string">
            <text:p>GRANDIA 80x40x4 - fakturowana, biały forte</text:p>
          </table:table-cell>
        </table:table-row>
        <table:table-row table:style-name="ro1">
          <table:table-cell office:value-type="float" office:value="28047">
            <text:p>28047</text:p>
          </table:table-cell>
          <table:table-cell office:value-type="string">
            <text:p>GRANDIA 80x40x4 - fakturowana, biały</text:p>
          </table:table-cell>
        </table:table-row>
        <table:table-row table:style-name="ro1">
          <table:table-cell office:value-type="float" office:value="28048">
            <text:p>28048</text:p>
          </table:table-cell>
          <table:table-cell office:value-type="string">
            <text:p>GRANDIA 80x40x4 - fakturowana, stalowy</text:p>
          </table:table-cell>
        </table:table-row>
        <table:table-row table:style-name="ro1">
          <table:table-cell office:value-type="float" office:value="28049">
            <text:p>28049</text:p>
          </table:table-cell>
          <table:table-cell office:value-type="string">
            <text:p>TARO 80x60x4</text:p>
          </table:table-cell>
        </table:table-row>
        <table:table-row table:style-name="ro1">
          <table:table-cell office:value-type="float" office:value="28055">
            <text:p>28055</text:p>
          </table:table-cell>
          <table:table-cell office:value-type="string">
            <text:p>TARO 80x60x4 - fakturowana, biały forte_t</text:p>
          </table:table-cell>
        </table:table-row>
        <table:table-row table:style-name="ro1">
          <table:table-cell office:value-type="float" office:value="28056">
            <text:p>28056</text:p>
          </table:table-cell>
          <table:table-cell office:value-type="string">
            <text:p>TARO 80x60x4 - fakturowana, biały_t</text:p>
          </table:table-cell>
        </table:table-row>
        <table:table-row table:style-name="ro1">
          <table:table-cell office:value-type="float" office:value="28057">
            <text:p>28057</text:p>
          </table:table-cell>
          <table:table-cell office:value-type="string">
            <text:p>TARO 80x60x4 - fakturowana, stalowy_t</text:p>
          </table:table-cell>
        </table:table-row>
        <table:table-row table:style-name="ro1">
          <table:table-cell office:value-type="float" office:value="28058">
            <text:p>28058</text:p>
          </table:table-cell>
          <table:table-cell office:value-type="string">
            <text:p>TARO 80x60x4 - Pro_Tech, stalowy_t</text:p>
          </table:table-cell>
        </table:table-row>
        <table:table-row table:style-name="ro1">
          <table:table-cell office:value-type="float" office:value="28059">
            <text:p>28059</text:p>
          </table:table-cell>
          <table:table-cell office:value-type="string">
            <text:p>TARO 80x60x4 - Pro_Tech, biały_t</text:p>
          </table:table-cell>
        </table:table-row>
        <table:table-row table:style-name="ro1">
          <table:table-cell office:value-type="float" office:value="28060">
            <text:p>28060</text:p>
          </table:table-cell>
          <table:table-cell office:value-type="string">
            <text:p>TARO 80x60x4 - Pro_Tech, biały forte_t</text:p>
          </table:table-cell>
        </table:table-row>
        <table:table-row table:style-name="ro1">
          <table:table-cell office:value-type="float" office:value="28069">
            <text:p>28069</text:p>
          </table:table-cell>
          <table:table-cell office:value-type="string">
            <text:p>Ogrodzenie LONG 100x20x30 - szary</text:p>
          </table:table-cell>
        </table:table-row>
        <table:table-row table:style-name="ro1">
          <table:table-cell office:value-type="float" office:value="28071">
            <text:p>28071</text:p>
          </table:table-cell>
          <table:table-cell office:value-type="string">
            <text:p>Daszek LONG 100x20x10 - szary</text:p>
          </table:table-cell>
        </table:table-row>
        <table:table-row table:style-name="ro1">
          <table:table-cell office:value-type="float" office:value="28073">
            <text:p>28073</text:p>
          </table:table-cell>
          <table:table-cell office:value-type="string">
            <text:p>Ogrodzenie MEDIUM 80x20x25 - latte_k</text:p>
          </table:table-cell>
        </table:table-row>
        <table:table-row table:style-name="ro1">
          <table:table-cell office:value-type="float" office:value="28077">
            <text:p>28077</text:p>
          </table:table-cell>
          <table:table-cell office:value-type="string">
            <text:p>Daszek MEDIUM 80x20x8 - latte_k</text:p>
          </table:table-cell>
        </table:table-row>
        <table:table-row table:style-name="ro1">
          <table:table-cell office:value-type="float" office:value="28082">
            <text:p>28082</text:p>
          </table:table-cell>
          <table:table-cell office:value-type="string">
            <text:p>Ogrodzenie ROYAL S50 - A6s Marago</text:p>
          </table:table-cell>
        </table:table-row>
        <table:table-row table:style-name="ro1">
          <table:table-cell office:value-type="float" office:value="28083">
            <text:p>28083</text:p>
          </table:table-cell>
          <table:table-cell office:value-type="string">
            <text:p>Ogrodzenie ROYAL S50 - czekolada</text:p>
          </table:table-cell>
        </table:table-row>
        <table:table-row table:style-name="ro1">
          <table:table-cell office:value-type="float" office:value="28085">
            <text:p>28085</text:p>
          </table:table-cell>
          <table:table-cell office:value-type="string">
            <text:p>Daszek ROYAL 50S - A6s Marago</text:p>
          </table:table-cell>
        </table:table-row>
        <table:table-row table:style-name="ro1">
          <table:table-cell office:value-type="float" office:value="28087">
            <text:p>28087</text:p>
          </table:table-cell>
          <table:table-cell office:value-type="string">
            <text:p>Daszek ROYAL 50S - toffi</text:p>
          </table:table-cell>
        </table:table-row>
        <table:table-row table:style-name="ro1">
          <table:table-cell office:value-type="float" office:value="28088">
            <text:p>28088</text:p>
          </table:table-cell>
          <table:table-cell office:value-type="string">
            <text:p>Daszek ROYAL 50P - A6s Marago</text:p>
          </table:table-cell>
        </table:table-row>
        <table:table-row table:style-name="ro2">
          <table:table-cell office:value-type="float" office:value="28089">
            <text:p>28089</text:p>
          </table:table-cell>
          <table:table-cell office:value-type="string">
            <text:p>Daszek ROYAL 50P - cappucino</text:p>
          </table:table-cell>
        </table:table-row>
        <table:table-row table:style-name="ro1">
          <table:table-cell office:value-type="float" office:value="28090">
            <text:p>28090</text:p>
          </table:table-cell>
          <table:table-cell office:value-type="string">
            <text:p>Daszek ROYAL 50P - czekolada</text:p>
          </table:table-cell>
        </table:table-row>
        <table:table-row table:style-name="ro2">
          <table:table-cell office:value-type="float" office:value="28093">
            <text:p>28093</text:p>
          </table:table-cell>
          <table:table-cell office:value-type="string">
            <text:p>Ogrodzenie P50 - cappucino</text:p>
          </table:table-cell>
        </table:table-row>
        <table:table-row table:style-name="ro1">
          <table:table-cell office:value-type="float" office:value="28094">
            <text:p>28094</text:p>
          </table:table-cell>
          <table:table-cell office:value-type="string">
            <text:p>Ogrodzenie P50 - A6s Marago</text:p>
          </table:table-cell>
        </table:table-row>
        <table:table-row table:style-name="ro1">
          <table:table-cell office:value-type="float" office:value="28095">
            <text:p>28095</text:p>
          </table:table-cell>
          <table:table-cell office:value-type="string">
            <text:p>Ogrodzenie P50 - czekolada</text:p>
          </table:table-cell>
        </table:table-row>
        <table:table-row table:style-name="ro1">
          <table:table-cell office:value-type="float" office:value="28096">
            <text:p>28096</text:p>
          </table:table-cell>
          <table:table-cell office:value-type="string">
            <text:p>Ogrodzenie P25 - A6s Marago</text:p>
          </table:table-cell>
        </table:table-row>
        <table:table-row table:style-name="ro1">
          <table:table-cell office:value-type="float" office:value="28097">
            <text:p>28097</text:p>
          </table:table-cell>
          <table:table-cell office:value-type="string">
            <text:p>Ogrodzenie P25 - czekolada</text:p>
          </table:table-cell>
        </table:table-row>
        <table:table-row table:style-name="ro2">
          <table:table-cell office:value-type="float" office:value="28098">
            <text:p>28098</text:p>
          </table:table-cell>
          <table:table-cell office:value-type="string">
            <text:p>Ogrodzenie MURO 16 P38 - fredo łupany</text:p>
          </table:table-cell>
        </table:table-row>
        <table:table-row table:style-name="ro2">
          <table:table-cell office:value-type="float" office:value="28102">
            <text:p>28102</text:p>
          </table:table-cell>
          <table:table-cell office:value-type="string">
            <text:p>Ogrodzenie MURO 16 S22 - fredo łupany</text:p>
          </table:table-cell>
        </table:table-row>
        <table:table-row table:style-name="ro1">
          <table:table-cell office:value-type="float" office:value="28103">
            <text:p>28103</text:p>
          </table:table-cell>
          <table:table-cell office:value-type="string">
            <text:p>Ogrodzenie MURO 16 S22 - wanilia łupany_k</text:p>
          </table:table-cell>
        </table:table-row>
        <table:table-row table:style-name="ro1">
          <table:table-cell office:value-type="float" office:value="28111">
            <text:p>28111</text:p>
          </table:table-cell>
          <table:table-cell office:value-type="string">
            <text:p>Ogrodzenie MURO 8 P22 - latte łamany</text:p>
          </table:table-cell>
        </table:table-row>
        <table:table-row table:style-name="ro2">
          <table:table-cell office:value-type="float" office:value="28112">
            <text:p>28112</text:p>
          </table:table-cell>
          <table:table-cell office:value-type="string">
            <text:p>Ogrodzenie MURO 8 P22 - lungo łupany_k</text:p>
          </table:table-cell>
        </table:table-row>
        <table:table-row table:style-name="ro2">
          <table:table-cell office:value-type="float" office:value="28114">
            <text:p>28114</text:p>
          </table:table-cell>
          <table:table-cell office:value-type="string">
            <text:p>Ogrodzenie MURO 8 S22 - lungo łupany_k</text:p>
          </table:table-cell>
        </table:table-row>
        <table:table-row table:style-name="ro1">
          <table:table-cell office:value-type="float" office:value="28117">
            <text:p>28117</text:p>
          </table:table-cell>
          <table:table-cell office:value-type="string">
            <text:p>Ogrodzenie MURO 8 S38 - latte łamany</text:p>
          </table:table-cell>
        </table:table-row>
        <table:table-row table:style-name="ro2">
          <table:table-cell office:value-type="float" office:value="28125">
            <text:p>28125</text:p>
          </table:table-cell>
          <table:table-cell office:value-type="string">
            <text:p>Okapnik 2-stronnie łupany 100x31x7 - fredo łupany</text:p>
          </table:table-cell>
        </table:table-row>
        <table:table-row table:style-name="ro2">
          <table:table-cell office:value-type="float" office:value="28133">
            <text:p>28133</text:p>
          </table:table-cell>
          <table:table-cell office:value-type="string">
            <text:p>Okapnik 2-stronnie łupany 100x31x7 - frappe łupane</text:p>
          </table:table-cell>
        </table:table-row>
        <table:table-row table:style-name="ro2">
          <table:table-cell office:value-type="float" office:value="28134">
            <text:p>28134</text:p>
          </table:table-cell>
          <table:table-cell office:value-type="string">
            <text:p>Okapnik 2-stronnie łupany 98x46x7 - fredo łupany</text:p>
          </table:table-cell>
        </table:table-row>
        <table:table-row table:style-name="ro2">
          <table:table-cell office:value-type="float" office:value="28135">
            <text:p>28135</text:p>
          </table:table-cell>
          <table:table-cell office:value-type="string">
            <text:p>Okapnik 2-stronnie łupany 98x46x7 - frappe łupane</text:p>
          </table:table-cell>
        </table:table-row>
        <table:table-row table:style-name="ro2">
          <table:table-cell office:value-type="float" office:value="28136">
            <text:p>28136</text:p>
          </table:table-cell>
          <table:table-cell office:value-type="string">
            <text:p>Okapnik 2-stronnie łupany 98x46x7 - cappucino łupany</text:p>
          </table:table-cell>
        </table:table-row>
        <table:table-row table:style-name="ro2">
          <table:table-cell office:value-type="float" office:value="28137">
            <text:p>28137</text:p>
          </table:table-cell>
          <table:table-cell office:value-type="string">
            <text:p>Okapnik 2-stronnie łupany 98x23x7 - latte łamany</text:p>
          </table:table-cell>
        </table:table-row>
        <table:table-row table:style-name="ro2">
          <table:table-cell office:value-type="float" office:value="28138">
            <text:p>28138</text:p>
          </table:table-cell>
          <table:table-cell office:value-type="string">
            <text:p>Okapnik 2-stronnie łupany 98x23x7 - cappucino łupany</text:p>
          </table:table-cell>
        </table:table-row>
        <table:table-row table:style-name="ro2">
          <table:table-cell office:value-type="float" office:value="28139">
            <text:p>28139</text:p>
          </table:table-cell>
          <table:table-cell office:value-type="string">
            <text:p>Okapnik 2-stronnie łupany 98x23x7 - frappe łupane</text:p>
          </table:table-cell>
        </table:table-row>
        <table:table-row table:style-name="ro2">
          <table:table-cell office:value-type="float" office:value="28140">
            <text:p>28140</text:p>
          </table:table-cell>
          <table:table-cell office:value-type="string">
            <text:p>Okapnik 2-stronnie łupany 100x31x7 - latte łamany</text:p>
          </table:table-cell>
        </table:table-row>
        <table:table-row table:style-name="ro2">
          <table:table-cell office:value-type="float" office:value="28150">
            <text:p>28150</text:p>
          </table:table-cell>
          <table:table-cell office:value-type="string">
            <text:p>Okapnik 4-stronnie łupany 84x31x7 - frappe łupane</text:p>
          </table:table-cell>
        </table:table-row>
        <table:table-row table:style-name="ro2">
          <table:table-cell office:value-type="float" office:value="28151">
            <text:p>28151</text:p>
          </table:table-cell>
          <table:table-cell office:value-type="string">
            <text:p>Okapnik 4-stronnie łupany 84x31x7 - cappucino łupany</text:p>
          </table:table-cell>
        </table:table-row>
        <table:table-row table:style-name="ro2">
          <table:table-cell office:value-type="float" office:value="28152">
            <text:p>28152</text:p>
          </table:table-cell>
          <table:table-cell office:value-type="string">
            <text:p>Okapnik 4-stronnie łupany 84x31x7 - fredo łupany</text:p>
          </table:table-cell>
        </table:table-row>
        <table:table-row table:style-name="ro2">
          <table:table-cell office:value-type="float" office:value="28153">
            <text:p>28153</text:p>
          </table:table-cell>
          <table:table-cell office:value-type="string">
            <text:p>Okapnik 4-stronnie łupany 84x46x7 - cappucino łupany</text:p>
          </table:table-cell>
        </table:table-row>
        <table:table-row table:style-name="ro2">
          <table:table-cell office:value-type="float" office:value="28154">
            <text:p>28154</text:p>
          </table:table-cell>
          <table:table-cell office:value-type="string">
            <text:p>Okapnik 4-stronnie łupany 84x46x7 - latte łamany</text:p>
          </table:table-cell>
        </table:table-row>
        <table:table-row table:style-name="ro2">
          <table:table-cell office:value-type="float" office:value="28155">
            <text:p>28155</text:p>
          </table:table-cell>
          <table:table-cell office:value-type="string">
            <text:p>Okapnik 4-stronnie łupany 84x46x7 - fredo łupany</text:p>
          </table:table-cell>
        </table:table-row>
        <table:table-row table:style-name="ro2">
          <table:table-cell office:value-type="float" office:value="28157">
            <text:p>28157</text:p>
          </table:table-cell>
          <table:table-cell office:value-type="string">
            <text:p>Okapnik 4-stronnie łupany 46x31x7 - cappucino łupany</text:p>
          </table:table-cell>
        </table:table-row>
        <table:table-row table:style-name="ro2">
          <table:table-cell office:value-type="float" office:value="28158">
            <text:p>28158</text:p>
          </table:table-cell>
          <table:table-cell office:value-type="string">
            <text:p>Okapnik 4-stronnie łupany 46x31x7 - latte łamany</text:p>
          </table:table-cell>
        </table:table-row>
        <table:table-row table:style-name="ro2">
          <table:table-cell office:value-type="float" office:value="28159">
            <text:p>28159</text:p>
          </table:table-cell>
          <table:table-cell office:value-type="string">
            <text:p>Okapnik 4-stronnie łupany 46x31x7 - fredo łupany</text:p>
          </table:table-cell>
        </table:table-row>
        <table:table-row table:style-name="ro2">
          <table:table-cell office:value-type="float" office:value="28164">
            <text:p>28164</text:p>
          </table:table-cell>
          <table:table-cell office:value-type="string">
            <text:p>Okapnik 4-stronnie łupany 46x46x7</text:p>
          </table:table-cell>
        </table:table-row>
        <table:table-row table:style-name="ro2">
          <table:table-cell office:value-type="float" office:value="28165">
            <text:p>28165</text:p>
          </table:table-cell>
          <table:table-cell office:value-type="string">
            <text:p>Okapnik 4-stronnie łupany 46x46x7 - biały łupany_k</text:p>
          </table:table-cell>
        </table:table-row>
        <table:table-row table:style-name="ro2">
          <table:table-cell office:value-type="float" office:value="28166">
            <text:p>28166</text:p>
          </table:table-cell>
          <table:table-cell office:value-type="string">
            <text:p>Okapnik 4-stronnie łupany 46x46x7 - biały forte łupany</text:p>
          </table:table-cell>
        </table:table-row>
        <table:table-row table:style-name="ro2">
          <table:table-cell office:value-type="float" office:value="28167">
            <text:p>28167</text:p>
          </table:table-cell>
          <table:table-cell office:value-type="string">
            <text:p>Okapnik 4-stronnie łupany 46x46x7 - fredo łupany</text:p>
          </table:table-cell>
        </table:table-row>
        <table:table-row table:style-name="ro2">
          <table:table-cell office:value-type="float" office:value="28168">
            <text:p>28168</text:p>
          </table:table-cell>
          <table:table-cell office:value-type="string">
            <text:p>Okapnik 4-stronnie łupany 46x46x7 - grafit łupany_k</text:p>
          </table:table-cell>
        </table:table-row>
        <table:table-row table:style-name="ro2">
          <table:table-cell office:value-type="float" office:value="28169">
            <text:p>28169</text:p>
          </table:table-cell>
          <table:table-cell office:value-type="string">
            <text:p>Okapnik 4-stronnie łupany 46x46x7 - latte łamany</text:p>
          </table:table-cell>
        </table:table-row>
        <table:table-row table:style-name="ro2">
          <table:table-cell office:value-type="float" office:value="28170">
            <text:p>28170</text:p>
          </table:table-cell>
          <table:table-cell office:value-type="string">
            <text:p>Okapnik 4-stronnie łupany 46x46x7 - lungo łupany_k</text:p>
          </table:table-cell>
        </table:table-row>
        <table:table-row table:style-name="ro2">
          <table:table-cell office:value-type="float" office:value="28171">
            <text:p>28171</text:p>
          </table:table-cell>
          <table:table-cell office:value-type="string">
            <text:p>Okapnik 4-stronnie łupany 46x46x7 - czekolada łupany_k</text:p>
          </table:table-cell>
        </table:table-row>
        <table:table-row table:style-name="ro2">
          <table:table-cell office:value-type="float" office:value="28172">
            <text:p>28172</text:p>
          </table:table-cell>
          <table:table-cell office:value-type="string">
            <text:p>Okapnik 4-stronnie łupany 46x46x7 - toffi łupany_k</text:p>
          </table:table-cell>
        </table:table-row>
        <table:table-row table:style-name="ro2">
          <table:table-cell office:value-type="float" office:value="28173">
            <text:p>28173</text:p>
          </table:table-cell>
          <table:table-cell office:value-type="string">
            <text:p>Okapnik 4-stronnie łupany 46x46x7 - marago łupany_k</text:p>
          </table:table-cell>
        </table:table-row>
        <table:table-row table:style-name="ro2">
          <table:table-cell office:value-type="float" office:value="28174">
            <text:p>28174</text:p>
          </table:table-cell>
          <table:table-cell office:value-type="string">
            <text:p>Okapnik 4-stronnie łupany 46x46x7 - wanilia łupany_k</text:p>
          </table:table-cell>
        </table:table-row>
        <table:table-row table:style-name="ro2">
          <table:table-cell office:value-type="float" office:value="28175">
            <text:p>28175</text:p>
          </table:table-cell>
          <table:table-cell office:value-type="string">
            <text:p>Okapnik 4-stronnie łupany 46x46x7 - mocca łupany_k</text:p>
          </table:table-cell>
        </table:table-row>
        <table:table-row table:style-name="ro2">
          <table:table-cell office:value-type="float" office:value="28176">
            <text:p>28176</text:p>
          </table:table-cell>
          <table:table-cell office:value-type="string">
            <text:p>Okapnik 4-stronnie łupany 46x46x7 - cappucino łupany</text:p>
          </table:table-cell>
        </table:table-row>
        <table:table-row table:style-name="ro2">
          <table:table-cell office:value-type="float" office:value="28177">
            <text:p>28177</text:p>
          </table:table-cell>
          <table:table-cell office:value-type="string">
            <text:p>Okapnik 4-stronnie łupany 46x46x7 - frappe łupane</text:p>
          </table:table-cell>
        </table:table-row>
        <table:table-row table:style-name="ro1">
          <table:table-cell office:value-type="float" office:value="28190">
            <text:p>28190</text:p>
          </table:table-cell>
          <table:table-cell office:value-type="string">
            <text:p>Cegła łupana 11,5x23x7</text:p>
          </table:table-cell>
        </table:table-row>
        <table:table-row table:style-name="ro1">
          <table:table-cell office:value-type="float" office:value="28191">
            <text:p>28191</text:p>
          </table:table-cell>
          <table:table-cell office:value-type="string">
            <text:p>Cegła łupana 11,5x23x7 - biały łupany_k</text:p>
          </table:table-cell>
        </table:table-row>
        <table:table-row table:style-name="ro1">
          <table:table-cell office:value-type="float" office:value="28192">
            <text:p>28192</text:p>
          </table:table-cell>
          <table:table-cell office:value-type="string">
            <text:p>Cegła łupana 11,5x23x7 - czekolada łupany_k</text:p>
          </table:table-cell>
        </table:table-row>
        <table:table-row table:style-name="ro1">
          <table:table-cell office:value-type="float" office:value="28193">
            <text:p>28193</text:p>
          </table:table-cell>
          <table:table-cell office:value-type="string">
            <text:p>Cegła łupana 11,5x23x7 - grafit łupany_k</text:p>
          </table:table-cell>
        </table:table-row>
        <table:table-row table:style-name="ro1">
          <table:table-cell office:value-type="float" office:value="28196">
            <text:p>28196</text:p>
          </table:table-cell>
          <table:table-cell office:value-type="string">
            <text:p>Cegła łupana 11,5x23x7 - toffi łupany_k</text:p>
          </table:table-cell>
        </table:table-row>
        <table:table-row table:style-name="ro1">
          <table:table-cell office:value-type="float" office:value="28200">
            <text:p>28200</text:p>
          </table:table-cell>
          <table:table-cell office:value-type="string">
            <text:p>Gazon prostokątny 60x40x25 - brązowy</text:p>
          </table:table-cell>
        </table:table-row>
        <table:table-row table:style-name="ro1">
          <table:table-cell office:value-type="float" office:value="28201">
            <text:p>28201</text:p>
          </table:table-cell>
          <table:table-cell office:value-type="string">
            <text:p>Stopień gładki ROYAL 100x40x15</text:p>
          </table:table-cell>
        </table:table-row>
        <table:table-row table:style-name="ro1">
          <table:table-cell office:value-type="float" office:value="28202">
            <text:p>28202</text:p>
          </table:table-cell>
          <table:table-cell office:value-type="string">
            <text:p>Stopień gładki ROYAL 100x40x15 - biały_k</text:p>
          </table:table-cell>
        </table:table-row>
        <table:table-row table:style-name="ro1">
          <table:table-cell office:value-type="float" office:value="28203">
            <text:p>28203</text:p>
          </table:table-cell>
          <table:table-cell office:value-type="string">
            <text:p>Stopień gładki ROYAL 100x40x15 - szary</text:p>
          </table:table-cell>
        </table:table-row>
        <table:table-row table:style-name="ro2">
          <table:table-cell office:value-type="float" office:value="28205">
            <text:p>28205</text:p>
          </table:table-cell>
          <table:table-cell office:value-type="string">
            <text:p>Stopień gładki ROYAL 100x40x15 - frappe</text:p>
          </table:table-cell>
        </table:table-row>
        <table:table-row table:style-name="ro1">
          <table:table-cell office:value-type="float" office:value="28206">
            <text:p>28206</text:p>
          </table:table-cell>
          <table:table-cell office:value-type="string">
            <text:p>Stopień gładki ROYAL 100x40x15 - marago</text:p>
          </table:table-cell>
        </table:table-row>
        <table:table-row table:style-name="ro2">
          <table:table-cell office:value-type="float" office:value="28207">
            <text:p>28207</text:p>
          </table:table-cell>
          <table:table-cell office:value-type="string">
            <text:p>Stopień gładki ROYAL 100x40x15 - mocca</text:p>
          </table:table-cell>
        </table:table-row>
        <table:table-row table:style-name="ro2">
          <table:table-cell office:value-type="float" office:value="28208">
            <text:p>28208</text:p>
          </table:table-cell>
          <table:table-cell office:value-type="string">
            <text:p>Stopień gładki ROYAL 100x40x15 - romano</text:p>
          </table:table-cell>
        </table:table-row>
        <table:table-row table:style-name="ro1">
          <table:table-cell office:value-type="float" office:value="28210">
            <text:p>28210</text:p>
          </table:table-cell>
          <table:table-cell office:value-type="string">
            <text:p>Stopień gładki ROYAL 100x40x15 - grafitowy</text:p>
          </table:table-cell>
        </table:table-row>
        <table:table-row table:style-name="ro1">
          <table:table-cell office:value-type="float" office:value="28213">
            <text:p>28213</text:p>
          </table:table-cell>
          <table:table-cell office:value-type="string">
            <text:p>Stopień gładki ROYAL 100x37x7 - latte_k</text:p>
          </table:table-cell>
        </table:table-row>
        <table:table-row table:style-name="ro2">
          <table:table-cell office:value-type="float" office:value="28214">
            <text:p>28214</text:p>
          </table:table-cell>
          <table:table-cell office:value-type="string">
            <text:p>Stopień gładki ROYAL 100x37x7 - lungo</text:p>
          </table:table-cell>
        </table:table-row>
        <table:table-row table:style-name="ro1">
          <table:table-cell office:value-type="float" office:value="28215">
            <text:p>28215</text:p>
          </table:table-cell>
          <table:table-cell office:value-type="string">
            <text:p>Stopień gładki ROYAL 100x37x7 - wanilia</text:p>
          </table:table-cell>
        </table:table-row>
        <table:table-row table:style-name="ro1">
          <table:table-cell office:value-type="float" office:value="28217">
            <text:p>28217</text:p>
          </table:table-cell>
          <table:table-cell office:value-type="string">
            <text:p>Stopień strukturalny ROYAL 120x35x15 - szary</text:p>
          </table:table-cell>
        </table:table-row>
        <table:table-row table:style-name="ro1">
          <table:table-cell office:value-type="float" office:value="28218">
            <text:p>28218</text:p>
          </table:table-cell>
          <table:table-cell office:value-type="string">
            <text:p>Stopień strukturalny ROYAL 120x35x15 - latte_k</text:p>
          </table:table-cell>
        </table:table-row>
        <table:table-row table:style-name="ro1">
          <table:table-cell office:value-type="float" office:value="28219">
            <text:p>28219</text:p>
          </table:table-cell>
          <table:table-cell office:value-type="string">
            <text:p>Stopnie łupane MURO 105x50x15 - biały łupany_k</text:p>
          </table:table-cell>
        </table:table-row>
        <table:table-row table:style-name="ro1">
          <table:table-cell office:value-type="float" office:value="28220">
            <text:p>28220</text:p>
          </table:table-cell>
          <table:table-cell office:value-type="string">
            <text:p>Stopnie łupane MURO 105x50x15 - czekolada łupany_k</text:p>
          </table:table-cell>
        </table:table-row>
        <table:table-row table:style-name="ro2">
          <table:table-cell office:value-type="float" office:value="28221">
            <text:p>28221</text:p>
          </table:table-cell>
          <table:table-cell office:value-type="string">
            <text:p>Stopnie łupane MURO 105x50x15 - frappe łupane</text:p>
          </table:table-cell>
        </table:table-row>
        <table:table-row table:style-name="ro1">
          <table:table-cell office:value-type="float" office:value="28222">
            <text:p>28222</text:p>
          </table:table-cell>
          <table:table-cell office:value-type="string">
            <text:p>Stopnie łupane MURO 105x50x15 - grafit łupany_k</text:p>
          </table:table-cell>
        </table:table-row>
        <table:table-row table:style-name="ro1">
          <table:table-cell office:value-type="float" office:value="28223">
            <text:p>28223</text:p>
          </table:table-cell>
          <table:table-cell office:value-type="string">
            <text:p>Stopnie łupane MURO 105x50x15 - marago łupany_k</text:p>
          </table:table-cell>
        </table:table-row>
        <table:table-row table:style-name="ro2">
          <table:table-cell office:value-type="float" office:value="28224">
            <text:p>28224</text:p>
          </table:table-cell>
          <table:table-cell office:value-type="string">
            <text:p>Stopnie łupane MURO 105x50x15 - mocca łupany_k</text:p>
          </table:table-cell>
        </table:table-row>
        <table:table-row table:style-name="ro1">
          <table:table-cell office:value-type="float" office:value="28225">
            <text:p>28225</text:p>
          </table:table-cell>
          <table:table-cell office:value-type="string">
            <text:p>Stopnie łupane MURO 105x50x15 - toffi łupany_k</text:p>
          </table:table-cell>
        </table:table-row>
        <table:table-row table:style-name="ro1">
          <table:table-cell office:value-type="float" office:value="28226">
            <text:p>28226</text:p>
          </table:table-cell>
          <table:table-cell office:value-type="string">
            <text:p>Stopnie łupane MURO 100x34x7 - biały łupany_k</text:p>
          </table:table-cell>
        </table:table-row>
        <table:table-row table:style-name="ro1">
          <table:table-cell office:value-type="float" office:value="28227">
            <text:p>28227</text:p>
          </table:table-cell>
          <table:table-cell office:value-type="string">
            <text:p>Stopnie łupane MURO 100x34x7 - czekolada łupany_k</text:p>
          </table:table-cell>
        </table:table-row>
        <table:table-row table:style-name="ro1">
          <table:table-cell office:value-type="float" office:value="28228">
            <text:p>28228</text:p>
          </table:table-cell>
          <table:table-cell office:value-type="string">
            <text:p>Stopnie łupane MURO 100x34x7 - grafit łupany_k</text:p>
          </table:table-cell>
        </table:table-row>
        <table:table-row table:style-name="ro1">
          <table:table-cell office:value-type="float" office:value="28230">
            <text:p>28230</text:p>
          </table:table-cell>
          <table:table-cell office:value-type="string">
            <text:p>Stopnie łupane MURO 100x34x7 - marago łupany_k</text:p>
          </table:table-cell>
        </table:table-row>
        <table:table-row table:style-name="ro2">
          <table:table-cell office:value-type="float" office:value="28231">
            <text:p>28231</text:p>
          </table:table-cell>
          <table:table-cell office:value-type="string">
            <text:p>Stopnie łupane MURO 100x34x7 - mocca łupany_k</text:p>
          </table:table-cell>
        </table:table-row>
        <table:table-row table:style-name="ro1">
          <table:table-cell office:value-type="float" office:value="28232">
            <text:p>28232</text:p>
          </table:table-cell>
          <table:table-cell office:value-type="string">
            <text:p>Stopnie łupane MURO 100x34x7 - wanilia łupany_k</text:p>
          </table:table-cell>
        </table:table-row>
        <table:table-row table:style-name="ro1">
          <table:table-cell office:value-type="float" office:value="28233">
            <text:p>28233</text:p>
          </table:table-cell>
          <table:table-cell office:value-type="string">
            <text:p>Stopnie łupane MURO 100x34x7 - toffi łupany_k</text:p>
          </table:table-cell>
        </table:table-row>
        <table:table-row table:style-name="ro1">
          <table:table-cell office:value-type="float" office:value="28234">
            <text:p>28234</text:p>
          </table:table-cell>
          <table:table-cell office:value-type="string">
            <text:p>Stopnie łupane MURO 100x34x7 - latte łamany</text:p>
          </table:table-cell>
        </table:table-row>
        <table:table-row table:style-name="ro2">
          <table:table-cell office:value-type="float" office:value="28235">
            <text:p>28235</text:p>
          </table:table-cell>
          <table:table-cell office:value-type="string">
            <text:p>Stopnie łupane MURO 100x34x7 - frappe łupane</text:p>
          </table:table-cell>
        </table:table-row>
        <table:table-row table:style-name="ro1">
          <table:table-cell office:value-type="float" office:value="28236">
            <text:p>28236</text:p>
          </table:table-cell>
          <table:table-cell office:value-type="string">
            <text:p>Stopnie łupane MURO 105x33,3x15 - biały łupany_k</text:p>
          </table:table-cell>
        </table:table-row>
        <table:table-row table:style-name="ro1">
          <table:table-cell office:value-type="float" office:value="28237">
            <text:p>28237</text:p>
          </table:table-cell>
          <table:table-cell office:value-type="string">
            <text:p>Stopnie łupane MURO 105x33,3x15 - czekolada łupany_k</text:p>
          </table:table-cell>
        </table:table-row>
        <table:table-row table:style-name="ro2">
          <table:table-cell office:value-type="float" office:value="28238">
            <text:p>28238</text:p>
          </table:table-cell>
          <table:table-cell office:value-type="string">
            <text:p>Stopnie łupane MURO 105x33,3x15 - frappe łupane</text:p>
          </table:table-cell>
        </table:table-row>
        <table:table-row table:style-name="ro1">
          <table:table-cell office:value-type="float" office:value="28239">
            <text:p>28239</text:p>
          </table:table-cell>
          <table:table-cell office:value-type="string">
            <text:p>Stopnie łupane MURO 105x33,3x15 - grafit łupany_k</text:p>
          </table:table-cell>
        </table:table-row>
        <table:table-row table:style-name="ro1">
          <table:table-cell office:value-type="float" office:value="28240">
            <text:p>28240</text:p>
          </table:table-cell>
          <table:table-cell office:value-type="string">
            <text:p>Stopnie łupane MURO 105x33,3x15 - marago łupany_k</text:p>
          </table:table-cell>
        </table:table-row>
        <table:table-row table:style-name="ro2">
          <table:table-cell office:value-type="float" office:value="28241">
            <text:p>28241</text:p>
          </table:table-cell>
          <table:table-cell office:value-type="string">
            <text:p>Stopnie łupane MURO 105x33,3x15 - mocca łupany_k</text:p>
          </table:table-cell>
        </table:table-row>
        <table:table-row table:style-name="ro1">
          <table:table-cell office:value-type="float" office:value="28242">
            <text:p>28242</text:p>
          </table:table-cell>
          <table:table-cell office:value-type="string">
            <text:p>Stopnie łupane MURO 105x33,3x15 - toffi łupany_k</text:p>
          </table:table-cell>
        </table:table-row>
        <table:table-row table:style-name="ro1">
          <table:table-cell office:value-type="float" office:value="28244">
            <text:p>28244</text:p>
          </table:table-cell>
          <table:table-cell office:value-type="string">
            <text:p>Stopnie łupane MURO 120x35x15 - biały łupany_k</text:p>
          </table:table-cell>
        </table:table-row>
        <table:table-row table:style-name="ro1">
          <table:table-cell office:value-type="float" office:value="28245">
            <text:p>28245</text:p>
          </table:table-cell>
          <table:table-cell office:value-type="string">
            <text:p>Stopnie łupane MURO 120x35x15 - czekolada łupany_k</text:p>
          </table:table-cell>
        </table:table-row>
        <table:table-row table:style-name="ro2">
          <table:table-cell office:value-type="float" office:value="28246">
            <text:p>28246</text:p>
          </table:table-cell>
          <table:table-cell office:value-type="string">
            <text:p>Stopnie łupane MURO 120x35x15 - frappe łupane</text:p>
          </table:table-cell>
        </table:table-row>
        <table:table-row table:style-name="ro1">
          <table:table-cell office:value-type="float" office:value="28247">
            <text:p>28247</text:p>
          </table:table-cell>
          <table:table-cell office:value-type="string">
            <text:p>Stopnie łupane MURO 120x35x15 - grafit łupany_k</text:p>
          </table:table-cell>
        </table:table-row>
        <table:table-row table:style-name="ro1">
          <table:table-cell office:value-type="float" office:value="28248">
            <text:p>28248</text:p>
          </table:table-cell>
          <table:table-cell office:value-type="string">
            <text:p>Stopnie łupane MURO 120x35x15 - marago łupany_k</text:p>
          </table:table-cell>
        </table:table-row>
        <table:table-row table:style-name="ro2">
          <table:table-cell office:value-type="float" office:value="28249">
            <text:p>28249</text:p>
          </table:table-cell>
          <table:table-cell office:value-type="string">
            <text:p>Stopnie łupane MURO 120x35x15 - mocca łupany_k</text:p>
          </table:table-cell>
        </table:table-row>
        <table:table-row table:style-name="ro1">
          <table:table-cell office:value-type="float" office:value="28250">
            <text:p>28250</text:p>
          </table:table-cell>
          <table:table-cell office:value-type="string">
            <text:p>Stopnie łupane MURO 120x35x15 - toffi łupany_k</text:p>
          </table:table-cell>
        </table:table-row>
        <table:table-row table:style-name="ro1">
          <table:table-cell office:value-type="float" office:value="28251">
            <text:p>28251</text:p>
          </table:table-cell>
          <table:table-cell office:value-type="string">
            <text:p>Stopnie łupane MURO 120x50x15 - czekolada łupany_k</text:p>
          </table:table-cell>
        </table:table-row>
        <table:table-row table:style-name="ro1">
          <table:table-cell office:value-type="float" office:value="28252">
            <text:p>28252</text:p>
          </table:table-cell>
          <table:table-cell office:value-type="string">
            <text:p>Stopnie łupane MURO 120x50x15 - grafit łupany_k</text:p>
          </table:table-cell>
        </table:table-row>
        <table:table-row table:style-name="ro2">
          <table:table-cell office:value-type="float" office:value="28253">
            <text:p>28253</text:p>
          </table:table-cell>
          <table:table-cell office:value-type="string">
            <text:p>Stopnie łupane MURO 120x50x15 - mocca łupany_k</text:p>
          </table:table-cell>
        </table:table-row>
        <table:table-row table:style-name="ro1">
          <table:table-cell office:value-type="float" office:value="28254">
            <text:p>28254</text:p>
          </table:table-cell>
          <table:table-cell office:value-type="string">
            <text:p>Stopnie łupane MURO 120x50x15 - toffi łupany_k</text:p>
          </table:table-cell>
        </table:table-row>
        <table:table-row table:style-name="ro1">
          <table:table-cell office:value-type="float" office:value="28258">
            <text:p>28258</text:p>
          </table:table-cell>
          <table:table-cell office:value-type="string">
            <text:p>Palisada Royal 10x20x25 - szary</text:p>
          </table:table-cell>
        </table:table-row>
        <table:table-row table:style-name="ro1">
          <table:table-cell office:value-type="float" office:value="28260">
            <text:p>28260</text:p>
          </table:table-cell>
          <table:table-cell office:value-type="string">
            <text:p>Palisada Royal 10x20x50 - szary</text:p>
          </table:table-cell>
        </table:table-row>
        <table:table-row table:style-name="ro1">
          <table:table-cell office:value-type="float" office:value="28261">
            <text:p>28261</text:p>
          </table:table-cell>
          <table:table-cell office:value-type="string">
            <text:p>Palisada MURO 35x7,5x7,5 - biały łupany_k</text:p>
          </table:table-cell>
        </table:table-row>
        <table:table-row table:style-name="ro1">
          <table:table-cell office:value-type="float" office:value="28262">
            <text:p>28262</text:p>
          </table:table-cell>
          <table:table-cell office:value-type="string">
            <text:p>Palisada MURO 35x7,5x7,5 - czekolada łupany_k</text:p>
          </table:table-cell>
        </table:table-row>
        <table:table-row table:style-name="ro1">
          <table:table-cell office:value-type="float" office:value="28263">
            <text:p>28263</text:p>
          </table:table-cell>
          <table:table-cell office:value-type="string">
            <text:p>Palisada MURO 35x7,5x7,5 - grafit łupany_k</text:p>
          </table:table-cell>
        </table:table-row>
        <table:table-row table:style-name="ro1">
          <table:table-cell office:value-type="float" office:value="28264">
            <text:p>28264</text:p>
          </table:table-cell>
          <table:table-cell office:value-type="string">
            <text:p>Palisada MURO 35x7,5x7,5 - marago łupany_k</text:p>
          </table:table-cell>
        </table:table-row>
        <table:table-row table:style-name="ro2">
          <table:table-cell office:value-type="float" office:value="28265">
            <text:p>28265</text:p>
          </table:table-cell>
          <table:table-cell office:value-type="string">
            <text:p>Palisada MURO 35x7,5x7,5 - mocca łupany_k</text:p>
          </table:table-cell>
        </table:table-row>
        <table:table-row table:style-name="ro1">
          <table:table-cell office:value-type="float" office:value="28266">
            <text:p>28266</text:p>
          </table:table-cell>
          <table:table-cell office:value-type="string">
            <text:p>Palisada MURO 35x7,5x7,5 - toffi łupany_k</text:p>
          </table:table-cell>
        </table:table-row>
        <table:table-row table:style-name="ro1">
          <table:table-cell office:value-type="float" office:value="28267">
            <text:p>28267</text:p>
          </table:table-cell>
          <table:table-cell office:value-type="string">
            <text:p>Palisada MURO 115x13x22,5 - grafit łupany_k</text:p>
          </table:table-cell>
        </table:table-row>
        <table:table-row table:style-name="ro1">
          <table:table-cell office:value-type="float" office:value="28268">
            <text:p>28268</text:p>
          </table:table-cell>
          <table:table-cell office:value-type="string">
            <text:p>Palisada MURO 115x13x22,5 - marago łupany_k</text:p>
          </table:table-cell>
        </table:table-row>
        <table:table-row table:style-name="ro2">
          <table:table-cell office:value-type="float" office:value="28269">
            <text:p>28269</text:p>
          </table:table-cell>
          <table:table-cell office:value-type="string">
            <text:p>Palisada MURO 115x13x22,5 - mocca łupany_k</text:p>
          </table:table-cell>
        </table:table-row>
        <table:table-row table:style-name="ro1">
          <table:table-cell office:value-type="float" office:value="28270">
            <text:p>28270</text:p>
          </table:table-cell>
          <table:table-cell office:value-type="string">
            <text:p>Palisada MURO 60x13x22,5 - marago łupany_k</text:p>
          </table:table-cell>
        </table:table-row>
        <table:table-row table:style-name="ro2">
          <table:table-cell office:value-type="float" office:value="28271">
            <text:p>28271</text:p>
          </table:table-cell>
          <table:table-cell office:value-type="string">
            <text:p>Palisada MURO 60x13x22,5 - mocca łupany_k</text:p>
          </table:table-cell>
        </table:table-row>
        <table:table-row table:style-name="ro1">
          <table:table-cell office:value-type="float" office:value="28272">
            <text:p>28272</text:p>
          </table:table-cell>
          <table:table-cell office:value-type="string">
            <text:p>Palisada MURO 30x13x22,5 - marago łupany_k</text:p>
          </table:table-cell>
        </table:table-row>
        <table:table-row table:style-name="ro2">
          <table:table-cell office:value-type="float" office:value="28273">
            <text:p>28273</text:p>
          </table:table-cell>
          <table:table-cell office:value-type="string">
            <text:p>Palisada MURO 30x13x22,5 - mocca łupany_k</text:p>
          </table:table-cell>
        </table:table-row>
        <table:table-row table:style-name="ro1">
          <table:table-cell office:value-type="float" office:value="28274">
            <text:p>28274</text:p>
          </table:table-cell>
          <table:table-cell office:value-type="string">
            <text:p>Palisada MURO 30x13x15 - biały łupany_k</text:p>
          </table:table-cell>
        </table:table-row>
        <table:table-row table:style-name="ro1">
          <table:table-cell office:value-type="float" office:value="28275">
            <text:p>28275</text:p>
          </table:table-cell>
          <table:table-cell office:value-type="string">
            <text:p>Palisada MURO 30x13x15 - czekolada łupany_k</text:p>
          </table:table-cell>
        </table:table-row>
        <table:table-row table:style-name="ro1">
          <table:table-cell office:value-type="float" office:value="28276">
            <text:p>28276</text:p>
          </table:table-cell>
          <table:table-cell office:value-type="string">
            <text:p>Palisada MURO 30x13x15 - grafit łupany_k</text:p>
          </table:table-cell>
        </table:table-row>
        <table:table-row table:style-name="ro1">
          <table:table-cell office:value-type="float" office:value="28277">
            <text:p>28277</text:p>
          </table:table-cell>
          <table:table-cell office:value-type="string">
            <text:p>Palisada MURO 30x13x15 - marago łupany_k</text:p>
          </table:table-cell>
        </table:table-row>
        <table:table-row table:style-name="ro2">
          <table:table-cell office:value-type="float" office:value="28278">
            <text:p>28278</text:p>
          </table:table-cell>
          <table:table-cell office:value-type="string">
            <text:p>Palisada MURO 30x13x15 - mocca łupany_k</text:p>
          </table:table-cell>
        </table:table-row>
        <table:table-row table:style-name="ro1">
          <table:table-cell office:value-type="float" office:value="28279">
            <text:p>28279</text:p>
          </table:table-cell>
          <table:table-cell office:value-type="string">
            <text:p>Palisada MURO 30x13x15 - toffi łupany_k</text:p>
          </table:table-cell>
        </table:table-row>
        <table:table-row table:style-name="ro1">
          <table:table-cell office:value-type="float" office:value="28280">
            <text:p>28280</text:p>
          </table:table-cell>
          <table:table-cell office:value-type="string">
            <text:p>Palisada MURO 100x13x15 - biały łupany_k</text:p>
          </table:table-cell>
        </table:table-row>
        <table:table-row table:style-name="ro1">
          <table:table-cell office:value-type="float" office:value="28281">
            <text:p>28281</text:p>
          </table:table-cell>
          <table:table-cell office:value-type="string">
            <text:p>Palisada MURO 100x13x15 - czekolada łupany_k</text:p>
          </table:table-cell>
        </table:table-row>
        <table:table-row table:style-name="ro1">
          <table:table-cell office:value-type="float" office:value="28282">
            <text:p>28282</text:p>
          </table:table-cell>
          <table:table-cell office:value-type="string">
            <text:p>Palisada MURO 100x13x15 - grafit łupany_k</text:p>
          </table:table-cell>
        </table:table-row>
        <table:table-row table:style-name="ro1">
          <table:table-cell office:value-type="float" office:value="28283">
            <text:p>28283</text:p>
          </table:table-cell>
          <table:table-cell office:value-type="string">
            <text:p>Palisada MURO 100x13x15 - marago łupany_k</text:p>
          </table:table-cell>
        </table:table-row>
        <table:table-row table:style-name="ro2">
          <table:table-cell office:value-type="float" office:value="28284">
            <text:p>28284</text:p>
          </table:table-cell>
          <table:table-cell office:value-type="string">
            <text:p>Palisada MURO 100x13x15 - mocca łupany_k</text:p>
          </table:table-cell>
        </table:table-row>
        <table:table-row table:style-name="ro1">
          <table:table-cell office:value-type="float" office:value="28285">
            <text:p>28285</text:p>
          </table:table-cell>
          <table:table-cell office:value-type="string">
            <text:p>Palisada MURO 100x13x15 - toffi łupany_k</text:p>
          </table:table-cell>
        </table:table-row>
        <table:table-row table:style-name="ro1">
          <table:table-cell office:value-type="float" office:value="28286">
            <text:p>28286</text:p>
          </table:table-cell>
          <table:table-cell office:value-type="string">
            <text:p>Palisada MURO 52x13x15 - biały łupany_k</text:p>
          </table:table-cell>
        </table:table-row>
        <table:table-row table:style-name="ro1">
          <table:table-cell office:value-type="float" office:value="28287">
            <text:p>28287</text:p>
          </table:table-cell>
          <table:table-cell office:value-type="string">
            <text:p>Palisada MURO 52x13x15 - czekolada łupany_k</text:p>
          </table:table-cell>
        </table:table-row>
        <table:table-row table:style-name="ro2">
          <table:table-cell office:value-type="float" office:value="28288">
            <text:p>28288</text:p>
          </table:table-cell>
          <table:table-cell office:value-type="string">
            <text:p>Palisada MURO 52x13x15 - frappe łupane</text:p>
          </table:table-cell>
        </table:table-row>
        <table:table-row table:style-name="ro1">
          <table:table-cell office:value-type="float" office:value="28289">
            <text:p>28289</text:p>
          </table:table-cell>
          <table:table-cell office:value-type="string">
            <text:p>Palisada MURO 52x13x15 - grafit łupany_k</text:p>
          </table:table-cell>
        </table:table-row>
        <table:table-row table:style-name="ro1">
          <table:table-cell office:value-type="float" office:value="28290">
            <text:p>28290</text:p>
          </table:table-cell>
          <table:table-cell office:value-type="string">
            <text:p>Palisada MURO 52x13x15 - marago łupany_k</text:p>
          </table:table-cell>
        </table:table-row>
        <table:table-row table:style-name="ro2">
          <table:table-cell office:value-type="float" office:value="28291">
            <text:p>28291</text:p>
          </table:table-cell>
          <table:table-cell office:value-type="string">
            <text:p>Palisada MURO 52x13x15 - mocca łupany_k</text:p>
          </table:table-cell>
        </table:table-row>
        <table:table-row table:style-name="ro1">
          <table:table-cell office:value-type="float" office:value="28292">
            <text:p>28292</text:p>
          </table:table-cell>
          <table:table-cell office:value-type="string">
            <text:p>Palisada MURO 52x13x15 - toffi łupany_k</text:p>
          </table:table-cell>
        </table:table-row>
        <table:table-row table:style-name="ro1">
          <table:table-cell office:value-type="float" office:value="28293">
            <text:p>28293</text:p>
          </table:table-cell>
          <table:table-cell office:value-type="string">
            <text:p>Palisada MURO 52x11,5x15 - biały łupany_k</text:p>
          </table:table-cell>
        </table:table-row>
        <table:table-row table:style-name="ro1">
          <table:table-cell office:value-type="float" office:value="28294">
            <text:p>28294</text:p>
          </table:table-cell>
          <table:table-cell office:value-type="string">
            <text:p>Palisada MURO 52x11,5x15 - czekolada łupany_k</text:p>
          </table:table-cell>
        </table:table-row>
        <table:table-row table:style-name="ro2">
          <table:table-cell office:value-type="float" office:value="28295">
            <text:p>28295</text:p>
          </table:table-cell>
          <table:table-cell office:value-type="string">
            <text:p>Palisada MURO 52x11,5x15 - frappe łupane</text:p>
          </table:table-cell>
        </table:table-row>
        <table:table-row table:style-name="ro1">
          <table:table-cell office:value-type="float" office:value="28296">
            <text:p>28296</text:p>
          </table:table-cell>
          <table:table-cell office:value-type="string">
            <text:p>Palisada MURO 52x11,5x15 - grafit łupany_k</text:p>
          </table:table-cell>
        </table:table-row>
        <table:table-row table:style-name="ro1">
          <table:table-cell office:value-type="float" office:value="28297">
            <text:p>28297</text:p>
          </table:table-cell>
          <table:table-cell office:value-type="string">
            <text:p>Palisada MURO 52x11,5x15 - marago łupany_k</text:p>
          </table:table-cell>
        </table:table-row>
        <table:table-row table:style-name="ro2">
          <table:table-cell office:value-type="float" office:value="28298">
            <text:p>28298</text:p>
          </table:table-cell>
          <table:table-cell office:value-type="string">
            <text:p>Palisada MURO 52x11,5x15 - mocca łupany_k</text:p>
          </table:table-cell>
        </table:table-row>
        <table:table-row table:style-name="ro1">
          <table:table-cell office:value-type="float" office:value="28299">
            <text:p>28299</text:p>
          </table:table-cell>
          <table:table-cell office:value-type="string">
            <text:p>Palisada MURO 52x11,5x15 - toffi łupany_k</text:p>
          </table:table-cell>
        </table:table-row>
        <table:table-row table:style-name="ro1">
          <table:table-cell office:value-type="float" office:value="28300">
            <text:p>28300</text:p>
          </table:table-cell>
          <table:table-cell office:value-type="string">
            <text:p>Palisada MURO 115x13x15 - biały łupany_k</text:p>
          </table:table-cell>
        </table:table-row>
        <table:table-row table:style-name="ro1">
          <table:table-cell office:value-type="float" office:value="28301">
            <text:p>28301</text:p>
          </table:table-cell>
          <table:table-cell office:value-type="string">
            <text:p>Palisada MURO 115x13x15 - czekolada łupany_k</text:p>
          </table:table-cell>
        </table:table-row>
        <table:table-row table:style-name="ro1">
          <table:table-cell office:value-type="float" office:value="28302">
            <text:p>28302</text:p>
          </table:table-cell>
          <table:table-cell office:value-type="string">
            <text:p>Palisada MURO 115x13x15 - grafit łupany_k</text:p>
          </table:table-cell>
        </table:table-row>
        <table:table-row table:style-name="ro1">
          <table:table-cell office:value-type="float" office:value="28303">
            <text:p>28303</text:p>
          </table:table-cell>
          <table:table-cell office:value-type="string">
            <text:p>Palisada MURO 115x13x15 - marago łupany_k</text:p>
          </table:table-cell>
        </table:table-row>
        <table:table-row table:style-name="ro2">
          <table:table-cell office:value-type="float" office:value="28304">
            <text:p>28304</text:p>
          </table:table-cell>
          <table:table-cell office:value-type="string">
            <text:p>Palisada MURO 115x13x15 - mocca łupany_k</text:p>
          </table:table-cell>
        </table:table-row>
        <table:table-row table:style-name="ro1">
          <table:table-cell office:value-type="float" office:value="28305">
            <text:p>28305</text:p>
          </table:table-cell>
          <table:table-cell office:value-type="string">
            <text:p>Palisada MURO 115x13x15 - toffi łupany_k</text:p>
          </table:table-cell>
        </table:table-row>
        <table:table-row table:style-name="ro1">
          <table:table-cell office:value-type="float" office:value="28306">
            <text:p>28306</text:p>
          </table:table-cell>
          <table:table-cell office:value-type="string">
            <text:p>Palisada MURO 35x13x15 - biały łupany_k</text:p>
          </table:table-cell>
        </table:table-row>
        <table:table-row table:style-name="ro1">
          <table:table-cell office:value-type="float" office:value="28307">
            <text:p>28307</text:p>
          </table:table-cell>
          <table:table-cell office:value-type="string">
            <text:p>Palisada MURO 35x13x15 - czekolada łupany_k</text:p>
          </table:table-cell>
        </table:table-row>
        <table:table-row table:style-name="ro1">
          <table:table-cell office:value-type="float" office:value="28308">
            <text:p>28308</text:p>
          </table:table-cell>
          <table:table-cell office:value-type="string">
            <text:p>Palisada MURO 35x13x15 - grafit łupany_k</text:p>
          </table:table-cell>
        </table:table-row>
        <table:table-row table:style-name="ro1">
          <table:table-cell office:value-type="float" office:value="28309">
            <text:p>28309</text:p>
          </table:table-cell>
          <table:table-cell office:value-type="string">
            <text:p>Palisada MURO 35x13x15 - marago łupany_k</text:p>
          </table:table-cell>
        </table:table-row>
        <table:table-row table:style-name="ro2">
          <table:table-cell office:value-type="float" office:value="28310">
            <text:p>28310</text:p>
          </table:table-cell>
          <table:table-cell office:value-type="string">
            <text:p>Palisada MURO 35x13x15 - mocca łupany_k</text:p>
          </table:table-cell>
        </table:table-row>
        <table:table-row table:style-name="ro1">
          <table:table-cell office:value-type="float" office:value="28311">
            <text:p>28311</text:p>
          </table:table-cell>
          <table:table-cell office:value-type="string">
            <text:p>Palisada MURO 35x13x15 - toffi łupany_k</text:p>
          </table:table-cell>
        </table:table-row>
        <table:table-row table:style-name="ro1">
          <table:table-cell office:value-type="float" office:value="28312">
            <text:p>28312</text:p>
          </table:table-cell>
          <table:table-cell office:value-type="string">
            <text:p>Palisada MURO 35x10x15 - biały łupany_k</text:p>
          </table:table-cell>
        </table:table-row>
        <table:table-row table:style-name="ro1">
          <table:table-cell office:value-type="float" office:value="28313">
            <text:p>28313</text:p>
          </table:table-cell>
          <table:table-cell office:value-type="string">
            <text:p>Palisada MURO 35x10x15 - czekolada łupany_k</text:p>
          </table:table-cell>
        </table:table-row>
        <table:table-row table:style-name="ro1">
          <table:table-cell office:value-type="float" office:value="28314">
            <text:p>28314</text:p>
          </table:table-cell>
          <table:table-cell office:value-type="string">
            <text:p>Palisada MURO 35x10x15 - grafit łupany_k</text:p>
          </table:table-cell>
        </table:table-row>
        <table:table-row table:style-name="ro1">
          <table:table-cell office:value-type="float" office:value="28315">
            <text:p>28315</text:p>
          </table:table-cell>
          <table:table-cell office:value-type="string">
            <text:p>Palisada MURO 35x10x15 - marago łupany_k</text:p>
          </table:table-cell>
        </table:table-row>
        <table:table-row table:style-name="ro2">
          <table:table-cell office:value-type="float" office:value="28316">
            <text:p>28316</text:p>
          </table:table-cell>
          <table:table-cell office:value-type="string">
            <text:p>Palisada MURO 35x10x15 - mocca łupany_k</text:p>
          </table:table-cell>
        </table:table-row>
        <table:table-row table:style-name="ro1">
          <table:table-cell office:value-type="float" office:value="28317">
            <text:p>28317</text:p>
          </table:table-cell>
          <table:table-cell office:value-type="string">
            <text:p>Palisada MURO 35x10x15 - toffi łupany_k</text:p>
          </table:table-cell>
        </table:table-row>
        <table:table-row table:style-name="ro1">
          <table:table-cell office:value-type="float" office:value="28318">
            <text:p>28318</text:p>
          </table:table-cell>
          <table:table-cell office:value-type="string">
            <text:p>Palisada MURO 35x11,5x15 - biały łupany_k</text:p>
          </table:table-cell>
        </table:table-row>
        <table:table-row table:style-name="ro1">
          <table:table-cell office:value-type="float" office:value="28319">
            <text:p>28319</text:p>
          </table:table-cell>
          <table:table-cell office:value-type="string">
            <text:p>Palisada MURO 35x11,5x15 - czekolada łupany_k</text:p>
          </table:table-cell>
        </table:table-row>
        <table:table-row table:style-name="ro1">
          <table:table-cell office:value-type="float" office:value="28320">
            <text:p>28320</text:p>
          </table:table-cell>
          <table:table-cell office:value-type="string">
            <text:p>Palisada MURO 35x11,5x15 - grafit łupany_k</text:p>
          </table:table-cell>
        </table:table-row>
        <table:table-row table:style-name="ro1">
          <table:table-cell office:value-type="float" office:value="28321">
            <text:p>28321</text:p>
          </table:table-cell>
          <table:table-cell office:value-type="string">
            <text:p>Palisada MURO 35x11,5x15 - marago łupany_k</text:p>
          </table:table-cell>
        </table:table-row>
        <table:table-row table:style-name="ro2">
          <table:table-cell office:value-type="float" office:value="28322">
            <text:p>28322</text:p>
          </table:table-cell>
          <table:table-cell office:value-type="string">
            <text:p>Palisada MURO 35x11,5x15 - mocca łupany_k</text:p>
          </table:table-cell>
        </table:table-row>
        <table:table-row table:style-name="ro1">
          <table:table-cell office:value-type="float" office:value="28323">
            <text:p>28323</text:p>
          </table:table-cell>
          <table:table-cell office:value-type="string">
            <text:p>Palisada MURO 35x11,5x15 - toffi łupany_k</text:p>
          </table:table-cell>
        </table:table-row>
        <table:table-row table:style-name="ro2">
          <table:table-cell office:value-type="float" office:value="28324">
            <text:p>28324</text:p>
          </table:table-cell>
          <table:table-cell office:value-type="string">
            <text:p>Palisada MURO 35x11,5x15 - frappe łupane</text:p>
          </table:table-cell>
        </table:table-row>
        <table:table-row table:style-name="ro1">
          <table:table-cell office:value-type="float" office:value="28325">
            <text:p>28325</text:p>
          </table:table-cell>
          <table:table-cell office:value-type="string">
            <text:p>Palisada MURO 60x13x15 - biały łupany_k</text:p>
          </table:table-cell>
        </table:table-row>
        <table:table-row table:style-name="ro1">
          <table:table-cell office:value-type="float" office:value="28326">
            <text:p>28326</text:p>
          </table:table-cell>
          <table:table-cell office:value-type="string">
            <text:p>Palisada MURO 60x13x15 - czekolada łupany_k</text:p>
          </table:table-cell>
        </table:table-row>
        <table:table-row table:style-name="ro1">
          <table:table-cell office:value-type="float" office:value="28327">
            <text:p>28327</text:p>
          </table:table-cell>
          <table:table-cell office:value-type="string">
            <text:p>Palisada MURO 60x13x15 - grafit łupany_k</text:p>
          </table:table-cell>
        </table:table-row>
        <table:table-row table:style-name="ro1">
          <table:table-cell office:value-type="float" office:value="28328">
            <text:p>28328</text:p>
          </table:table-cell>
          <table:table-cell office:value-type="string">
            <text:p>Palisada MURO 60x13x15 - marago łupany_k</text:p>
          </table:table-cell>
        </table:table-row>
        <table:table-row table:style-name="ro2">
          <table:table-cell office:value-type="float" office:value="28329">
            <text:p>28329</text:p>
          </table:table-cell>
          <table:table-cell office:value-type="string">
            <text:p>Palisada MURO 60x13x15 - mocca łupany_k</text:p>
          </table:table-cell>
        </table:table-row>
        <table:table-row table:style-name="ro1">
          <table:table-cell office:value-type="float" office:value="28330">
            <text:p>28330</text:p>
          </table:table-cell>
          <table:table-cell office:value-type="string">
            <text:p>Palisada MURO 60x13x15 - toffi łupany_k</text:p>
          </table:table-cell>
        </table:table-row>
        <table:table-row table:style-name="ro1">
          <table:table-cell office:value-type="float" office:value="28336">
            <text:p>28336</text:p>
          </table:table-cell>
          <table:table-cell office:value-type="string">
            <text:p>Krawężnik dekoracyjny</text:p>
          </table:table-cell>
        </table:table-row>
        <table:table-row table:style-name="ro1">
          <table:table-cell office:value-type="float" office:value="28337">
            <text:p>28337</text:p>
          </table:table-cell>
          <table:table-cell office:value-type="string">
            <text:p>Krawężnik dekoracyjny - postarzana, czekolada</text:p>
          </table:table-cell>
        </table:table-row>
        <table:table-row table:style-name="ro1">
          <table:table-cell office:value-type="float" office:value="28338">
            <text:p>28338</text:p>
          </table:table-cell>
          <table:table-cell office:value-type="string">
            <text:p>Krawężnik dekoracyjny - postarzana, grafitowy</text:p>
          </table:table-cell>
        </table:table-row>
        <table:table-row table:style-name="ro2">
          <table:table-cell office:value-type="float" office:value="28339">
            <text:p>28339</text:p>
          </table:table-cell>
          <table:table-cell office:value-type="string">
            <text:p>Krawężnik dekoracyjny - gładka, mocca</text:p>
          </table:table-cell>
        </table:table-row>
        <table:table-row table:style-name="ro1">
          <table:table-cell office:value-type="float" office:value="28340">
            <text:p>28340</text:p>
          </table:table-cell>
          <table:table-cell office:value-type="string">
            <text:p>Krawężnik dekoracyjny - gładka, marago</text:p>
          </table:table-cell>
        </table:table-row>
        <table:table-row table:style-name="ro1">
          <table:table-cell office:value-type="float" office:value="28341">
            <text:p>28341</text:p>
          </table:table-cell>
          <table:table-cell office:value-type="string">
            <text:p>Krawężnik dekoracyjny - gładka, toffi</text:p>
          </table:table-cell>
        </table:table-row>
        <table:table-row table:style-name="ro1">
          <table:table-cell office:value-type="float" office:value="28342">
            <text:p>28342</text:p>
          </table:table-cell>
          <table:table-cell office:value-type="string">
            <text:p>Krawężnik dekoracyjny - gładka, czekolada</text:p>
          </table:table-cell>
        </table:table-row>
        <table:table-row table:style-name="ro1">
          <table:table-cell office:value-type="float" office:value="28343">
            <text:p>28343</text:p>
          </table:table-cell>
          <table:table-cell office:value-type="string">
            <text:p>Krawężnik dekoracyjny - gładka, A1 Złota Jesień</text:p>
          </table:table-cell>
        </table:table-row>
        <table:table-row table:style-name="ro1">
          <table:table-cell office:value-type="float" office:value="28344">
            <text:p>28344</text:p>
          </table:table-cell>
          <table:table-cell office:value-type="string">
            <text:p>Krawężnik dekoracyjny - gładka, brązowy</text:p>
          </table:table-cell>
        </table:table-row>
        <table:table-row table:style-name="ro1">
          <table:table-cell office:value-type="float" office:value="28345">
            <text:p>28345</text:p>
          </table:table-cell>
          <table:table-cell office:value-type="string">
            <text:p>Krawężnik dekoracyjny - gładka, grafitowy</text:p>
          </table:table-cell>
        </table:table-row>
        <table:table-row table:style-name="ro1">
          <table:table-cell office:value-type="float" office:value="28357">
            <text:p>28357</text:p>
          </table:table-cell>
          <table:table-cell office:value-type="string">
            <text:p>Kostka B-1 8 - czekolada</text:p>
          </table:table-cell>
        </table:table-row>
        <table:table-row table:style-name="ro1">
          <table:table-cell office:value-type="float" office:value="28358">
            <text:p>28358</text:p>
          </table:table-cell>
          <table:table-cell office:value-type="string">
            <text:p>Kostka B-1 8 - niebieski</text:p>
          </table:table-cell>
        </table:table-row>
        <table:table-row table:style-name="ro1">
          <table:table-cell office:value-type="float" office:value="28365">
            <text:p>28365</text:p>
          </table:table-cell>
          <table:table-cell office:value-type="string">
            <text:p>Krawężnik prosty 15x30x50 POŁÓWKI - szary</text:p>
          </table:table-cell>
        </table:table-row>
        <table:table-row table:style-name="ro1">
          <table:table-cell office:value-type="float" office:value="28366">
            <text:p>28366</text:p>
          </table:table-cell>
          <table:table-cell office:value-type="string">
            <text:p>Krawężnik prosty 20x30x50 POŁÓWKI - szary</text:p>
          </table:table-cell>
        </table:table-row>
        <table:table-row table:style-name="ro1">
          <table:table-cell office:value-type="float" office:value="28367">
            <text:p>28367</text:p>
          </table:table-cell>
          <table:table-cell office:value-type="string">
            <text:p>Krawężnik prosty 20x30X100 - szary</text:p>
          </table:table-cell>
        </table:table-row>
        <table:table-row table:style-name="ro1">
          <table:table-cell office:value-type="float" office:value="28370">
            <text:p>28370</text:p>
          </table:table-cell>
          <table:table-cell office:value-type="string">
            <text:p>Krawężnik najazdowy 20x22x100 - szary</text:p>
          </table:table-cell>
        </table:table-row>
        <table:table-row table:style-name="ro1">
          <table:table-cell office:value-type="float" office:value="28371">
            <text:p>28371</text:p>
          </table:table-cell>
          <table:table-cell office:value-type="string">
            <text:p>Krawężnik skośny 22/30x20x100 - szary</text:p>
          </table:table-cell>
        </table:table-row>
        <table:table-row table:style-name="ro1">
          <table:table-cell office:value-type="float" office:value="28373">
            <text:p>28373</text:p>
          </table:table-cell>
          <table:table-cell office:value-type="string">
            <text:p>Krawężnik skośny 22/30x15x100 - szary</text:p>
          </table:table-cell>
        </table:table-row>
        <table:table-row table:style-name="ro1">
          <table:table-cell office:value-type="float" office:value="28375">
            <text:p>28375</text:p>
          </table:table-cell>
          <table:table-cell office:value-type="string">
            <text:p>Krawężnik łukowy 15x30x78 R-5 - szary</text:p>
          </table:table-cell>
        </table:table-row>
        <table:table-row table:style-name="ro1">
          <table:table-cell office:value-type="float" office:value="28378">
            <text:p>28378</text:p>
          </table:table-cell>
          <table:table-cell office:value-type="string">
            <text:p>Krawężnik łukowy 15x30x78 R-3 - szary</text:p>
          </table:table-cell>
        </table:table-row>
        <table:table-row table:style-name="ro1">
          <table:table-cell office:value-type="float" office:value="28380">
            <text:p>28380</text:p>
          </table:table-cell>
          <table:table-cell office:value-type="string">
            <text:p>Krawężnik łukowy 15x30x78 R-1 - szary</text:p>
          </table:table-cell>
        </table:table-row>
        <table:table-row table:style-name="ro1">
          <table:table-cell office:value-type="float" office:value="28382">
            <text:p>28382</text:p>
          </table:table-cell>
          <table:table-cell office:value-type="string">
            <text:p>Krawężnik łukowy 15x30x78 R-0.5 - szary</text:p>
          </table:table-cell>
        </table:table-row>
        <table:table-row table:style-name="ro1">
          <table:table-cell office:value-type="float" office:value="28383">
            <text:p>28383</text:p>
          </table:table-cell>
          <table:table-cell office:value-type="string">
            <text:p>Obrzeże 12x25x100 - szary</text:p>
          </table:table-cell>
        </table:table-row>
        <table:table-row table:style-name="ro1">
          <table:table-cell office:value-type="float" office:value="28384">
            <text:p>28384</text:p>
          </table:table-cell>
          <table:table-cell office:value-type="string">
            <text:p>Płyta chodnikowa 35x35x6 - czerwony</text:p>
          </table:table-cell>
        </table:table-row>
        <table:table-row table:style-name="ro1">
          <table:table-cell office:value-type="float" office:value="28385">
            <text:p>28385</text:p>
          </table:table-cell>
          <table:table-cell office:value-type="string">
            <text:p>Płyta chodnikowa 35x35x6 - grafitowy</text:p>
          </table:table-cell>
        </table:table-row>
        <table:table-row table:style-name="ro1">
          <table:table-cell office:value-type="float" office:value="28386">
            <text:p>28386</text:p>
          </table:table-cell>
          <table:table-cell office:value-type="string">
            <text:p>Płyta chodnikowa 35x35x6 - szary</text:p>
          </table:table-cell>
        </table:table-row>
        <table:table-row table:style-name="ro1">
          <table:table-cell office:value-type="float" office:value="28388">
            <text:p>28388</text:p>
          </table:table-cell>
          <table:table-cell office:value-type="string">
            <text:p>Korytko ściekowe 35x50x20/18 SKOŚNE - szary</text:p>
          </table:table-cell>
        </table:table-row>
        <table:table-row table:style-name="ro1">
          <table:table-cell office:value-type="float" office:value="28391">
            <text:p>28391</text:p>
          </table:table-cell>
          <table:table-cell office:value-type="string">
            <text:p>Korytko ściekowe 50x60x15 - szary</text:p>
          </table:table-cell>
        </table:table-row>
        <table:table-row table:style-name="ro1">
          <table:table-cell office:value-type="float" office:value="28392">
            <text:p>28392</text:p>
          </table:table-cell>
          <table:table-cell office:value-type="string">
            <text:p>Bloczek drogowy 40x20x14 - szary</text:p>
          </table:table-cell>
        </table:table-row>
        <table:table-row table:style-name="ro1">
          <table:table-cell office:value-type="float" office:value="28394">
            <text:p>28394</text:p>
          </table:table-cell>
          <table:table-cell office:value-type="string">
            <text:p>Bloczek betonowy 24x38x12 - szary, B20</text:p>
          </table:table-cell>
        </table:table-row>
        <table:table-row table:style-name="ro1">
          <table:table-cell office:value-type="float" office:value="28395">
            <text:p>28395</text:p>
          </table:table-cell>
          <table:table-cell office:value-type="string">
            <text:p>Bloczek betonowy 24x38x12 - szary, B15</text:p>
          </table:table-cell>
        </table:table-row>
        <table:table-row table:style-name="ro2">
          <table:table-cell office:value-type="float" office:value="28401">
            <text:p>28401</text:p>
          </table:table-cell>
          <table:table-cell office:value-type="string">
            <text:p>Roma Horizon BH20 Joniec - amber</text:p>
          </table:table-cell>
        </table:table-row>
        <table:table-row table:style-name="ro2">
          <table:table-cell office:value-type="float" office:value="28402">
            <text:p>28402</text:p>
          </table:table-cell>
          <table:table-cell office:value-type="string">
            <text:p>Roma Horizon BH20 Joniec - biały_j</text:p>
          </table:table-cell>
        </table:table-row>
        <table:table-row table:style-name="ro2">
          <table:table-cell office:value-type="float" office:value="28403">
            <text:p>28403</text:p>
          </table:table-cell>
          <table:table-cell office:value-type="string">
            <text:p>Roma Horizon BH20 Joniec - nero_j</text:p>
          </table:table-cell>
        </table:table-row>
        <table:table-row table:style-name="ro2">
          <table:table-cell office:value-type="float" office:value="28404">
            <text:p>28404</text:p>
          </table:table-cell>
          <table:table-cell office:value-type="string">
            <text:p>Daszek CH20 Joniec 50x20x5 - amber</text:p>
          </table:table-cell>
        </table:table-row>
        <table:table-row table:style-name="ro1">
          <table:table-cell office:value-type="float" office:value="28405">
            <text:p>28405</text:p>
          </table:table-cell>
          <table:table-cell office:value-type="string">
            <text:p>Daszek CH20 Joniec 50x20x5 - biały_j</text:p>
          </table:table-cell>
        </table:table-row>
        <table:table-row table:style-name="ro1">
          <table:table-cell office:value-type="float" office:value="28406">
            <text:p>28406</text:p>
          </table:table-cell>
          <table:table-cell office:value-type="string">
            <text:p>Daszek CH20 Joniec 50x20x5 - nero_j</text:p>
          </table:table-cell>
        </table:table-row>
        <table:table-row table:style-name="ro2">
          <table:table-cell office:value-type="float" office:value="28407">
            <text:p>28407</text:p>
          </table:table-cell>
          <table:table-cell office:value-type="string">
            <text:p>Pustak BH28 Joniec 50x28x20 - amber</text:p>
          </table:table-cell>
        </table:table-row>
        <table:table-row table:style-name="ro1">
          <table:table-cell office:value-type="float" office:value="28408">
            <text:p>28408</text:p>
          </table:table-cell>
          <table:table-cell office:value-type="string">
            <text:p>Pustak BH28 Joniec 50x28x20 - biały_j</text:p>
          </table:table-cell>
        </table:table-row>
        <table:table-row table:style-name="ro1">
          <table:table-cell office:value-type="float" office:value="28409">
            <text:p>28409</text:p>
          </table:table-cell>
          <table:table-cell office:value-type="string">
            <text:p>Pustak BH28 Joniec 50x28x20 - nero_j</text:p>
          </table:table-cell>
        </table:table-row>
        <table:table-row table:style-name="ro2">
          <table:table-cell office:value-type="float" office:value="28410">
            <text:p>28410</text:p>
          </table:table-cell>
          <table:table-cell office:value-type="string">
            <text:p>Daszek CH28 Joniec 50x28x5 - amber</text:p>
          </table:table-cell>
        </table:table-row>
        <table:table-row table:style-name="ro1">
          <table:table-cell office:value-type="float" office:value="28411">
            <text:p>28411</text:p>
          </table:table-cell>
          <table:table-cell office:value-type="string">
            <text:p>Daszek CH28 Joniec 50x28x5 - biały_j</text:p>
          </table:table-cell>
        </table:table-row>
        <table:table-row table:style-name="ro1">
          <table:table-cell office:value-type="float" office:value="28412">
            <text:p>28412</text:p>
          </table:table-cell>
          <table:table-cell office:value-type="string">
            <text:p>Daszek CH28 Joniec 50x28x5 - nero_j</text:p>
          </table:table-cell>
        </table:table-row>
        <table:table-row table:style-name="ro1">
          <table:table-cell office:value-type="float" office:value="28416">
            <text:p>28416</text:p>
          </table:table-cell>
          <table:table-cell office:value-type="string">
            <text:p>Roma Perfect RP20 Joniec - dioryt</text:p>
          </table:table-cell>
        </table:table-row>
        <table:table-row table:style-name="ro2">
          <table:table-cell office:value-type="float" office:value="28417">
            <text:p>28417</text:p>
          </table:table-cell>
          <table:table-cell office:value-type="string">
            <text:p>Roma Perfect RP20 Joniec - milos</text:p>
          </table:table-cell>
        </table:table-row>
        <table:table-row table:style-name="ro1">
          <table:table-cell office:value-type="float" office:value="28418">
            <text:p>28418</text:p>
          </table:table-cell>
          <table:table-cell office:value-type="string">
            <text:p>Roma Perfect RP20 Joniec - morion</text:p>
          </table:table-cell>
        </table:table-row>
        <table:table-row table:style-name="ro1">
          <table:table-cell office:value-type="float" office:value="28419">
            <text:p>28419</text:p>
          </table:table-cell>
          <table:table-cell office:value-type="string">
            <text:p>Roma Perfect CRP20 Joniec - dioryt</text:p>
          </table:table-cell>
        </table:table-row>
        <table:table-row table:style-name="ro2">
          <table:table-cell office:value-type="float" office:value="28420">
            <text:p>28420</text:p>
          </table:table-cell>
          <table:table-cell office:value-type="string">
            <text:p>Roma Perfect CRP20 Joniec - milos</text:p>
          </table:table-cell>
        </table:table-row>
        <table:table-row table:style-name="ro1">
          <table:table-cell office:value-type="float" office:value="28421">
            <text:p>28421</text:p>
          </table:table-cell>
          <table:table-cell office:value-type="string">
            <text:p>Roma Perfect CRP20 Joniec - morion</text:p>
          </table:table-cell>
        </table:table-row>
        <table:table-row table:style-name="ro2">
          <table:table-cell office:value-type="float" office:value="28422">
            <text:p>28422</text:p>
          </table:table-cell>
          <table:table-cell office:value-type="string">
            <text:p>Daszek CPGM Joniec 50x27x6 - vera_</text:p>
          </table:table-cell>
        </table:table-row>
        <table:table-row table:style-name="ro2">
          <table:table-cell office:value-type="float" office:value="28424">
            <text:p>28424</text:p>
          </table:table-cell>
          <table:table-cell office:value-type="string">
            <text:p>Daszek CPGMD Joniec 50x43x6 - vera_</text:p>
          </table:table-cell>
        </table:table-row>
        <table:table-row table:style-name="ro2">
          <table:table-cell office:value-type="float" office:value="28426">
            <text:p>28426</text:p>
          </table:table-cell>
          <table:table-cell office:value-type="string">
            <text:p>Daszek murkowy CPGTM27 Joniec - onyx łupany</text:p>
          </table:table-cell>
        </table:table-row>
        <table:table-row table:style-name="ro2">
          <table:table-cell office:value-type="float" office:value="28427">
            <text:p>28427</text:p>
          </table:table-cell>
          <table:table-cell office:value-type="string">
            <text:p>Daszek murkowy CPGTM27 Joniec - bronzyt łupany</text:p>
          </table:table-cell>
        </table:table-row>
        <table:table-row table:style-name="ro2">
          <table:table-cell office:value-type="float" office:value="28428">
            <text:p>28428</text:p>
          </table:table-cell>
          <table:table-cell office:value-type="string">
            <text:p>Daszek murkowy CPGTM27 Joniec - piryt łupany</text:p>
          </table:table-cell>
        </table:table-row>
        <table:table-row table:style-name="ro2">
          <table:table-cell office:value-type="float" office:value="28429">
            <text:p>28429</text:p>
          </table:table-cell>
          <table:table-cell office:value-type="string">
            <text:p>Daszek murkowy CPGTM43 Joniec - onyx łupany</text:p>
          </table:table-cell>
        </table:table-row>
        <table:table-row table:style-name="ro2">
          <table:table-cell office:value-type="float" office:value="28430">
            <text:p>28430</text:p>
          </table:table-cell>
          <table:table-cell office:value-type="string">
            <text:p>Daszek murkowy CPGTM43 Joniec - bronzyt łupany</text:p>
          </table:table-cell>
        </table:table-row>
        <table:table-row table:style-name="ro2">
          <table:table-cell office:value-type="float" office:value="28431">
            <text:p>28431</text:p>
          </table:table-cell>
          <table:table-cell office:value-type="string">
            <text:p>Daszek murkowy CPGTM43 Joniec - piryt łupany</text:p>
          </table:table-cell>
        </table:table-row>
        <table:table-row table:style-name="ro2">
          <table:table-cell office:value-type="float" office:value="28459">
            <text:p>28459</text:p>
          </table:table-cell>
          <table:table-cell office:value-type="string">
            <text:p>Innovatio colormix 8 - popielaty_innovatio</text:p>
          </table:table-cell>
        </table:table-row>
        <table:table-row table:style-name="ro2">
          <table:table-cell office:value-type="float" office:value="28461">
            <text:p>28461</text:p>
          </table:table-cell>
          <table:table-cell office:value-type="string">
            <text:p>Stone Road monocolor 8 - antracytowy</text:p>
          </table:table-cell>
        </table:table-row>
        <table:table-row table:style-name="ro1">
          <table:table-cell office:value-type="float" office:value="28462">
            <text:p>28462</text:p>
          </table:table-cell>
          <table:table-cell office:value-type="string">
            <text:p>Podwójne T 10 - szar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7">27.01.2022</text:date>, <text:time>23:47:1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document-statistic meta:table-count="1" meta:cell-count="8862" meta:object-count="0"/>
  </office:meta>
</office:document-meta>
</file>